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ro14" style:family="table-row">
      <style:table-row-properties style:row-height="0.6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9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.5pt" style:language-asian="zxx" style:country-asian="none" style:font-style-asian="normal" style:font-weight-asian="normal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2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4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4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30">
      <style:table-cell-properties style:glyph-orientation-vertical="0" fo:border-bottom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6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2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5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8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86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9" style:family="table-cell" style:parent-style-name="Default" style:data-style-name="N2">
      <style:table-cell-properties style:glyph-orientation-vertical="0" fo:border-bottom="0.06pt solid #000000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9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9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0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0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0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12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1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cc99"/>
    </style:style>
    <style:style style:name="ce122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29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3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6pt solid #000000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fo:border-bottom="0.06pt solid #000000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3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fo:border-bottom="none" fo:background-color="#ccffff" fo:border-left="0.06pt solid #000000" fo:border-right="0.06pt solid #000000" fo:border-top="0.06pt solid #000000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</style:style>
    <style:style style:name="ce142" style:family="table-cell" style:parent-style-name="Default">
      <style:table-cell-properties fo:border-bottom="none" fo:border-left="none" fo:border-right="none" fo:border-top="0.06pt solid #000000"/>
    </style:style>
    <style:style style:name="ce143" style:family="table-cell" style:parent-style-name="Default">
      <style:text-properties fo:color="#ffffff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5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1" style:family="table-cell" style:parent-style-name="Default">
      <style:text-properties fo:color="#ff0000" fo:font-size="15pt" style:font-size-asian="15pt" style:font-size-complex="15pt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7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8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6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8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0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02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3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8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2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5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1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2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3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4" style:family="table-cell" style:parent-style-name="Default" style:data-style-name="N1"/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 style:data-style-name="N153"/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1"/>
        <table:table-column table:style-name="co3" table:default-cell-style-name="ce39"/>
        <table:table-column table:style-name="co4" table:default-cell-style-name="ce12"/>
        <table:table-column table:style-name="co4" table:default-cell-style-name="ce21"/>
        <table:table-column table:style-name="co4" table:default-cell-style-name="ce94"/>
        <table:table-column table:style-name="co4" table:default-cell-style-name="ce21"/>
        <table:table-column table:style-name="co4" table:default-cell-style-name="ce104"/>
        <table:table-column table:style-name="co5" table:default-cell-style-name="ce104"/>
        <table:table-column table:style-name="co6" table:default-cell-style-name="ce117"/>
        <table:table-column table:style-name="co4" table:default-cell-style-name="ce121"/>
        <table:table-column table:style-name="co7" table:default-cell-style-name="ce117"/>
        <table:table-column table:style-name="co8" table:default-cell-style-name="ce121"/>
        <table:table-column table:style-name="co9" table:default-cell-style-name="ce117"/>
        <table:table-column table:style-name="co10" table:default-cell-style-name="ce121"/>
        <table:table-column table:style-name="co4" table:default-cell-style-name="ce141"/>
        <table:table-column table:style-name="co4" table:default-cell-style-name="Default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2"/>
          <table:covered-table-cell table:number-columns-repeated="4" table:style-name="ce1"/>
          <table:table-cell table:style-name="ce99" table:number-columns-repeated="2"/>
          <table:table-cell table:style-name="ce113"/>
          <table:table-cell table:style-name="ce118"/>
          <table:table-cell table:style-name="ce113"/>
          <table:table-cell table:style-name="ce118"/>
          <table:table-cell table:style-name="ce113"/>
          <table:table-cell table:style-name="ce118"/>
          <table:table-cell table:style-name="ce124"/>
          <table:table-cell/>
        </table:table-row>
        <table:table-row table:style-name="ro2">
          <table:table-cell table:style-name="ce2" table:number-columns-repeated="2"/>
          <table:table-cell table:style-name="ce23"/>
          <table:table-cell table:style-name="ce2"/>
          <table:table-cell table:style-name="ce51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51"/>
          <table:table-cell table:style-name="ce51" table:number-columns-repeated="2"/>
          <table:table-cell table:style-name="ce114"/>
          <table:table-cell table:style-name="ce119"/>
          <table:table-cell table:style-name="ce114"/>
          <table:table-cell table:style-name="ce119"/>
          <table:table-cell table:style-name="ce114"/>
          <table:table-cell table:style-name="ce119"/>
          <table:table-cell table:style-name="ce124"/>
          <table:table-cell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24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15" office:value-type="string">
            <text:p>Ano</text:p>
          </table:table-cell>
          <table:table-cell table:style-name="ce115" office:value-type="string">
            <text:p>Marca</text:p>
          </table:table-cell>
          <table:table-cell table:style-name="ce115" office:value-type="string">
            <text:p>Marca&amp;Status</text:p>
          </table:table-cell>
          <table:table-cell table:style-name="ce115" office:value-type="string">
            <text:p>Marca&amp;Status&amp;P/N</text:p>
          </table:table-cell>
          <table:table-cell table:style-name="ce115" office:value-type="string">
            <text:p>MarcaAnoStatus</text:p>
          </table:table-cell>
          <table:table-cell table:style-name="ce115" office:value-type="string">
            <text:p>MarcaAnoP/N</text:p>
          </table:table-cell>
          <table:table-cell table:style-name="ce125" office:value-type="string">
            <text:p>Observação</text:p>
          </table:table-cell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D09S004517</text:p>
          </table:table-cell>
          <table:table-cell table:style-name="ce40" office:value-type="date" office:date-value="2011-06-20">
            <text:p>20/06/11</text:p>
          </table:table-cell>
          <table:table-cell table:style-name="ce52" office:value-type="float" office:value="1.44">
            <text:p>1,44</text:p>
          </table:table-cell>
          <table:table-cell table:style-name="ce79" office:value-type="float" office:value="5">
            <text:p>5,00</text:p>
          </table:table-cell>
          <table:table-cell table:style-name="ce52" office:value-type="float" office:value="4.2">
            <text:p>4,20</text:p>
          </table:table-cell>
          <table:table-cell table:style-name="ce52" office:value-type="string">
            <text:p>AP</text:p>
          </table:table-cell>
          <table:table-cell table:style-name="ce52"/>
          <table:table-cell table:style-name="ce116" table:formula="of:=YEAR([.D4])" office:value-type="float" office:value="2011">
            <text:p>2011</text:p>
          </table:table-cell>
          <table:table-cell table:style-name="ce120" table:formula="of:=RIGHT(LEFT([.C4];4))" office:value-type="string" office:string-value="S">
            <text:p>S</text:p>
          </table:table-cell>
          <table:table-cell table:style-name="ce122" table:formula="of:=[.K4]&amp;[.H4]" office:value-type="string" office:string-value="SAP">
            <text:p>SAP</text:p>
          </table:table-cell>
          <table:table-cell table:style-name="ce120" table:formula="of:=[.L4]&amp;[.I4]" office:value-type="string" office:string-value="SAP">
            <text:p>SAP</text:p>
          </table:table-cell>
          <table:table-cell table:style-name="ce122" table:formula="of:=[.K4]&amp;[.J4]&amp;[.H4]" office:value-type="string" office:string-value="S2011AP">
            <text:p>S2011AP</text:p>
          </table:table-cell>
          <table:table-cell table:style-name="ce120" table:formula="of:=[.K4]&amp;[.J4]&amp;[.I4]" office:value-type="string" office:string-value="S2011">
            <text:p>S2011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D12L003854</text:p>
          </table:table-cell>
          <table:table-cell table:style-name="ce40" office:value-type="date" office:date-value="2013-08-24">
            <text:p>24/08/13</text:p>
          </table:table-cell>
          <table:table-cell table:style-name="ce53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5])" office:value-type="float" office:value="2013">
            <text:p>2013</text:p>
          </table:table-cell>
          <table:table-cell table:style-name="ce120" table:formula="of:=RIGHT(LEFT([.C5];4))" office:value-type="string" office:string-value="L">
            <text:p>L</text:p>
          </table:table-cell>
          <table:table-cell table:style-name="ce122" table:formula="of:=[.K5]&amp;[.H5]" office:value-type="string" office:string-value="LRP1">
            <text:p>LRP1</text:p>
          </table:table-cell>
          <table:table-cell table:style-name="ce120" table:formula="of:=[.L5]&amp;[.I5]" office:value-type="string" office:string-value="LRP1N">
            <text:p>LRP1N</text:p>
          </table:table-cell>
          <table:table-cell table:style-name="ce122" table:formula="of:=[.K5]&amp;[.J5]&amp;[.H5]" office:value-type="string" office:string-value="L2013RP1">
            <text:p>L2013RP1</text:p>
          </table:table-cell>
          <table:table-cell table:style-name="ce120" table:formula="of:=[.K5]&amp;[.J5]&amp;[.I5]" office:value-type="string" office:string-value="L2013N">
            <text:p>L2013N</text:p>
          </table:table-cell>
          <table:table-cell table:style-name="ce126" office:value-type="string">
            <text:p>FILTRO DANIFICADO C/PARTICULAS</text:p>
          </table:table-cell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15F247848</text:p>
          </table:table-cell>
          <table:table-cell table:style-name="ce40" office:value-type="date" office:date-value="2016-03-03">
            <text:p>03/03/16</text:p>
          </table:table-cell>
          <table:table-cell table:style-name="ce53" office:value-type="float" office:value="0.4">
            <text:p>0,40</text:p>
          </table:table-cell>
          <table:table-cell table:style-name="ce67" office:value-type="float" office:value="-0.8">
            <text:p>-0,80</text:p>
          </table:table-cell>
          <table:table-cell table:style-name="ce53" office:value-type="float" office:value="-33.6">
            <text:p>-33,6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6])" office:value-type="float" office:value="2016">
            <text:p>2016</text:p>
          </table:table-cell>
          <table:table-cell table:style-name="ce120" table:formula="of:=RIGHT(LEFT([.C6];4))" office:value-type="string" office:string-value="F">
            <text:p>F</text:p>
          </table:table-cell>
          <table:table-cell table:style-name="ce122" table:formula="of:=[.K6]&amp;[.H6]" office:value-type="string" office:string-value="FRP1">
            <text:p>FRP1</text:p>
          </table:table-cell>
          <table:table-cell table:style-name="ce120" table:formula="of:=[.L6]&amp;[.I6]" office:value-type="string" office:string-value="FRP1N">
            <text:p>FRP1N</text:p>
          </table:table-cell>
          <table:table-cell table:style-name="ce122" table:formula="of:=[.K6]&amp;[.J6]&amp;[.H6]" office:value-type="string" office:string-value="F2016RP1">
            <text:p>F2016RP1</text:p>
          </table:table-cell>
          <table:table-cell table:style-name="ce120" table:formula="of:=[.K6]&amp;[.J6]&amp;[.I6]" office:value-type="string" office:string-value="F2016N">
            <text:p>F201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12F375734</text:p>
          </table:table-cell>
          <table:table-cell table:style-name="ce40" office:value-type="date" office:date-value="2013-10-01">
            <text:p>01/10/13</text:p>
          </table:table-cell>
          <table:table-cell table:style-name="ce53" office:value-type="float" office:value="-0.3">
            <text:p>-0,30</text:p>
          </table:table-cell>
          <table:table-cell table:style-name="ce67" office:value-type="float" office:value="-1.4">
            <text:p>-1,40</text:p>
          </table:table-cell>
          <table:table-cell table:style-name="ce53" office:value-type="float" office:value="-12.2">
            <text:p>-12,2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7])" office:value-type="float" office:value="2013">
            <text:p>2013</text:p>
          </table:table-cell>
          <table:table-cell table:style-name="ce120" table:formula="of:=RIGHT(LEFT([.C7];4))" office:value-type="string" office:string-value="F">
            <text:p>F</text:p>
          </table:table-cell>
          <table:table-cell table:style-name="ce122" table:formula="of:=[.K7]&amp;[.H7]" office:value-type="string" office:string-value="FRP1">
            <text:p>FRP1</text:p>
          </table:table-cell>
          <table:table-cell table:style-name="ce120" table:formula="of:=[.L7]&amp;[.I7]" office:value-type="string" office:string-value="FRP1N">
            <text:p>FRP1N</text:p>
          </table:table-cell>
          <table:table-cell table:style-name="ce122" table:formula="of:=[.K7]&amp;[.J7]&amp;[.H7]" office:value-type="string" office:string-value="F2013RP1">
            <text:p>F2013RP1</text:p>
          </table:table-cell>
          <table:table-cell table:style-name="ce120" table:formula="of:=[.K7]&amp;[.J7]&amp;[.I7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10F036241</text:p>
          </table:table-cell>
          <table:table-cell table:style-name="ce40" office:value-type="date" office:date-value="2010-03-24">
            <text:p>24/03/10</text:p>
          </table:table-cell>
          <table:table-cell table:style-name="ce53" office:value-type="float" office:value="0.4">
            <text:p>0,40</text:p>
          </table:table-cell>
          <table:table-cell table:style-name="ce67" office:value-type="float" office:value="-1">
            <text:p>-1,00</text:p>
          </table:table-cell>
          <table:table-cell table:style-name="ce53" office:value-type="float" office:value="-33.8">
            <text:p>-33,8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8])" office:value-type="float" office:value="2010">
            <text:p>2010</text:p>
          </table:table-cell>
          <table:table-cell table:style-name="ce120" table:formula="of:=RIGHT(LEFT([.C8];4))" office:value-type="string" office:string-value="F">
            <text:p>F</text:p>
          </table:table-cell>
          <table:table-cell table:style-name="ce122" table:formula="of:=[.K8]&amp;[.H8]" office:value-type="string" office:string-value="FRP1">
            <text:p>FRP1</text:p>
          </table:table-cell>
          <table:table-cell table:style-name="ce120" table:formula="of:=[.L8]&amp;[.I8]" office:value-type="string" office:string-value="FRP1N">
            <text:p>FRP1N</text:p>
          </table:table-cell>
          <table:table-cell table:style-name="ce122" table:formula="of:=[.K8]&amp;[.J8]&amp;[.H8]" office:value-type="string" office:string-value="F2010RP1">
            <text:p>F2010RP1</text:p>
          </table:table-cell>
          <table:table-cell table:style-name="ce120" table:formula="of:=[.K8]&amp;[.J8]&amp;[.I8]" office:value-type="string" office:string-value="F2010N">
            <text:p>F2010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12F139468</text:p>
          </table:table-cell>
          <table:table-cell table:style-name="ce40" office:value-type="date" office:date-value="2012-07-19">
            <text:p>19/07/12</text:p>
          </table:table-cell>
          <table:table-cell table:style-name="ce53" office:value-type="float" office:value="-0.1">
            <text:p>-0,10</text:p>
          </table:table-cell>
          <table:table-cell table:style-name="ce67" office:value-type="float" office:value="-100">
            <text:p>-100,00</text:p>
          </table:table-cell>
          <table:table-cell table:style-name="ce53" office:value-type="float" office:value="-100">
            <text:p>-100,00</text:p>
          </table:table-cell>
          <table:table-cell table:style-name="ce53" office:value-type="string">
            <text:p>RP2</text:p>
          </table:table-cell>
          <table:table-cell table:style-name="ce53" office:value-type="string">
            <text:p>N</text:p>
          </table:table-cell>
          <table:table-cell table:style-name="ce116" table:formula="of:=YEAR([.D9])" office:value-type="float" office:value="2012">
            <text:p>2012</text:p>
          </table:table-cell>
          <table:table-cell table:style-name="ce120" table:formula="of:=RIGHT(LEFT([.C9];4))" office:value-type="string" office:string-value="F">
            <text:p>F</text:p>
          </table:table-cell>
          <table:table-cell table:style-name="ce122" table:formula="of:=[.K9]&amp;[.H9]" office:value-type="string" office:string-value="FRP2">
            <text:p>FRP2</text:p>
          </table:table-cell>
          <table:table-cell table:style-name="ce120" table:formula="of:=[.L9]&amp;[.I9]" office:value-type="string" office:string-value="FRP2N">
            <text:p>FRP2N</text:p>
          </table:table-cell>
          <table:table-cell table:style-name="ce122" table:formula="of:=[.K9]&amp;[.J9]&amp;[.H9]" office:value-type="string" office:string-value="F2012RP2">
            <text:p>F2012RP2</text:p>
          </table:table-cell>
          <table:table-cell table:style-name="ce120" table:formula="of:=[.K9]&amp;[.J9]&amp;[.I9]" office:value-type="string" office:string-value="F2012N">
            <text:p>F2012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11F231307</text:p>
          </table:table-cell>
          <table:table-cell table:style-name="ce40" office:value-type="date" office:date-value="2012-02-14">
            <text:p>14/02/12</text:p>
          </table:table-cell>
          <table:table-cell table:style-name="ce54" office:value-type="float" office:value="1.42">
            <text:p>1,42</text:p>
          </table:table-cell>
          <table:table-cell table:style-name="ce54" office:value-type="float" office:value="0.8">
            <text:p>0,80</text:p>
          </table:table-cell>
          <table:table-cell table:style-name="ce57" office:value-type="float" office:value="-0.6">
            <text:p>-0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0])" office:value-type="float" office:value="2012">
            <text:p>2012</text:p>
          </table:table-cell>
          <table:table-cell table:style-name="ce120" table:formula="of:=RIGHT(LEFT([.C10];4))" office:value-type="string" office:string-value="F">
            <text:p>F</text:p>
          </table:table-cell>
          <table:table-cell table:style-name="ce122" table:formula="of:=[.K10]&amp;[.H10]" office:value-type="string" office:string-value="FAP">
            <text:p>FAP</text:p>
          </table:table-cell>
          <table:table-cell table:style-name="ce120" table:formula="of:=[.L10]&amp;[.I10]" office:value-type="string" office:string-value="FAP">
            <text:p>FAP</text:p>
          </table:table-cell>
          <table:table-cell table:style-name="ce122" table:formula="of:=[.K10]&amp;[.J10]&amp;[.H10]" office:value-type="string" office:string-value="F2012AP">
            <text:p>F2012AP</text:p>
          </table:table-cell>
          <table:table-cell table:style-name="ce120" table:formula="of:=[.K10]&amp;[.J10]&amp;[.I10]" office:value-type="string" office:string-value="F2012">
            <text:p>F2012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08F345496</text:p>
          </table:table-cell>
          <table:table-cell table:style-name="ce40" office:value-type="date" office:date-value="2008-07-03">
            <text:p>03/07/08</text:p>
          </table:table-cell>
          <table:table-cell table:style-name="ce54" office:value-type="float" office:value="-1.32">
            <text:p>-1,32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11.8">
            <text:p>-11,8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1])" office:value-type="float" office:value="2008">
            <text:p>2008</text:p>
          </table:table-cell>
          <table:table-cell table:style-name="ce120" table:formula="of:=RIGHT(LEFT([.C11];4))" office:value-type="string" office:string-value="F">
            <text:p>F</text:p>
          </table:table-cell>
          <table:table-cell table:style-name="ce122" table:formula="of:=[.K11]&amp;[.H11]" office:value-type="string" office:string-value="FRP1">
            <text:p>FRP1</text:p>
          </table:table-cell>
          <table:table-cell table:style-name="ce120" table:formula="of:=[.L11]&amp;[.I11]" office:value-type="string" office:string-value="FRP1N">
            <text:p>FRP1N</text:p>
          </table:table-cell>
          <table:table-cell table:style-name="ce122" table:formula="of:=[.K11]&amp;[.J11]&amp;[.H11]" office:value-type="string" office:string-value="F2008RP1">
            <text:p>F2008RP1</text:p>
          </table:table-cell>
          <table:table-cell table:style-name="ce120" table:formula="of:=[.K11]&amp;[.J11]&amp;[.I11]" office:value-type="string" office:string-value="F2008N">
            <text:p>F2008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07S354747</text:p>
          </table:table-cell>
          <table:table-cell table:style-name="ce40" office:value-type="date" office:date-value="2012-12-17">
            <text:p>17/12/12</text:p>
          </table:table-cell>
          <table:table-cell table:style-name="ce54" office:value-type="float" office:value="-0.5">
            <text:p>-0,50</text:p>
          </table:table-cell>
          <table:table-cell table:style-name="ce54" office:value-type="float" office:value="-3.6">
            <text:p>-3,60</text:p>
          </table:table-cell>
          <table:table-cell table:style-name="ce57" office:value-type="float" office:value="-12.2">
            <text:p>-12,2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2])" office:value-type="float" office:value="2012">
            <text:p>2012</text:p>
          </table:table-cell>
          <table:table-cell table:style-name="ce120" table:formula="of:=RIGHT(LEFT([.C12];4))" office:value-type="string" office:string-value="S">
            <text:p>S</text:p>
          </table:table-cell>
          <table:table-cell table:style-name="ce122" table:formula="of:=[.K12]&amp;[.H12]" office:value-type="string" office:string-value="SRP1">
            <text:p>SRP1</text:p>
          </table:table-cell>
          <table:table-cell table:style-name="ce120" table:formula="of:=[.L12]&amp;[.I12]" office:value-type="string" office:string-value="SRP1N">
            <text:p>SRP1N</text:p>
          </table:table-cell>
          <table:table-cell table:style-name="ce122" table:formula="of:=[.K12]&amp;[.J12]&amp;[.H12]" office:value-type="string" office:string-value="S2012RP1">
            <text:p>S2012RP1</text:p>
          </table:table-cell>
          <table:table-cell table:style-name="ce120" table:formula="of:=[.K12]&amp;[.J12]&amp;[.I12]" office:value-type="string" office:string-value="S2012N">
            <text:p>S2012N</text:p>
          </table:table-cell>
          <table:table-cell table:style-name="ce124"/>
          <table:table-cell/>
        </table:table-row>
        <table:table-row table:style-name="ro4">
          <table:table-cell table:style-name="ce5" office:value-type="string">
            <text:p>GEMED MAC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06F353336</text:p>
          </table:table-cell>
          <table:table-cell table:style-name="ce40" office:value-type="date" office:date-value="2015-03-04">
            <text:p>04/03/15</text:p>
          </table:table-cell>
          <table:table-cell table:style-name="ce53" office:value-type="float" office:value="-0.02">
            <text:p>-0,02</text:p>
          </table:table-cell>
          <table:table-cell table:style-name="ce67" office:value-type="float" office:value="-2">
            <text:p>-2,00</text:p>
          </table:table-cell>
          <table:table-cell table:style-name="ce53" office:value-type="float" office:value="-39.6">
            <text:p>-39,6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3])" office:value-type="float" office:value="2015">
            <text:p>2015</text:p>
          </table:table-cell>
          <table:table-cell table:style-name="ce120" table:formula="of:=RIGHT(LEFT([.C13];4))" office:value-type="string" office:string-value="F">
            <text:p>F</text:p>
          </table:table-cell>
          <table:table-cell table:style-name="ce122" table:formula="of:=[.K13]&amp;[.H13]" office:value-type="string" office:string-value="FRP1">
            <text:p>FRP1</text:p>
          </table:table-cell>
          <table:table-cell table:style-name="ce120" table:formula="of:=[.L13]&amp;[.I13]" office:value-type="string" office:string-value="FRP1N">
            <text:p>FRP1N</text:p>
          </table:table-cell>
          <table:table-cell table:style-name="ce122" table:formula="of:=[.K13]&amp;[.J13]&amp;[.H13]" office:value-type="string" office:string-value="F2015RP1">
            <text:p>F2015RP1</text:p>
          </table:table-cell>
          <table:table-cell table:style-name="ce120" table:formula="of:=[.K13]&amp;[.J13]&amp;[.I13]" office:value-type="string" office:string-value="F2015N">
            <text:p>F2015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06F275410</text:p>
          </table:table-cell>
          <table:table-cell table:style-name="ce40" office:value-type="date" office:date-value="2016-03-14">
            <text:p>14/03/16</text:p>
          </table:table-cell>
          <table:table-cell table:style-name="ce53" office:value-type="float" office:value="0.26">
            <text:p>0,26</text:p>
          </table:table-cell>
          <table:table-cell table:style-name="ce67" office:value-type="float" office:value="-1.6">
            <text:p>-1,60</text:p>
          </table:table-cell>
          <table:table-cell table:style-name="ce53" office:value-type="float" office:value="-38.8">
            <text:p>-38,8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4])" office:value-type="float" office:value="2016">
            <text:p>2016</text:p>
          </table:table-cell>
          <table:table-cell table:style-name="ce120" table:formula="of:=RIGHT(LEFT([.C14];4))" office:value-type="string" office:string-value="F">
            <text:p>F</text:p>
          </table:table-cell>
          <table:table-cell table:style-name="ce122" table:formula="of:=[.K14]&amp;[.H14]" office:value-type="string" office:string-value="FRP1">
            <text:p>FRP1</text:p>
          </table:table-cell>
          <table:table-cell table:style-name="ce120" table:formula="of:=[.L14]&amp;[.I14]" office:value-type="string" office:string-value="FRP1N">
            <text:p>FRP1N</text:p>
          </table:table-cell>
          <table:table-cell table:style-name="ce122" table:formula="of:=[.K14]&amp;[.J14]&amp;[.H14]" office:value-type="string" office:string-value="F2016RP1">
            <text:p>F2016RP1</text:p>
          </table:table-cell>
          <table:table-cell table:style-name="ce120" table:formula="of:=[.K14]&amp;[.J14]&amp;[.I14]" office:value-type="string" office:string-value="F2016N">
            <text:p>F201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12F286757</text:p>
          </table:table-cell>
          <table:table-cell table:style-name="ce40" office:value-type="date" office:date-value="2013-02-04">
            <text:p>04/02/13</text:p>
          </table:table-cell>
          <table:table-cell table:style-name="ce54" office:value-type="float" office:value="-2.94">
            <text:p>-2,94</text:p>
          </table:table-cell>
          <table:table-cell table:style-name="ce64" office:value-type="float" office:value="-1.2">
            <text:p>-1,20</text:p>
          </table:table-cell>
          <table:table-cell table:style-name="ce54" office:value-type="float" office:value="-1.2">
            <text:p>-1,2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5])" office:value-type="float" office:value="2013">
            <text:p>2013</text:p>
          </table:table-cell>
          <table:table-cell table:style-name="ce120" table:formula="of:=RIGHT(LEFT([.C15];4))" office:value-type="string" office:string-value="F">
            <text:p>F</text:p>
          </table:table-cell>
          <table:table-cell table:style-name="ce122" table:formula="of:=[.K15]&amp;[.H15]" office:value-type="string" office:string-value="FAP">
            <text:p>FAP</text:p>
          </table:table-cell>
          <table:table-cell table:style-name="ce120" table:formula="of:=[.L15]&amp;[.I15]" office:value-type="string" office:string-value="FAP">
            <text:p>FAP</text:p>
          </table:table-cell>
          <table:table-cell table:style-name="ce122" table:formula="of:=[.K15]&amp;[.J15]&amp;[.H15]" office:value-type="string" office:string-value="F2013AP">
            <text:p>F2013AP</text:p>
          </table:table-cell>
          <table:table-cell table:style-name="ce120" table:formula="of:=[.K15]&amp;[.J15]&amp;[.I15]" office:value-type="string" office:string-value="F2013">
            <text:p>F2013</text:p>
          </table:table-cell>
          <table:table-cell table:style-name="ce124"/>
          <table:table-cell/>
        </table:table-row>
        <table:table-row table:style-name="ro4">
          <table:table-cell table:style-name="ce5" office:value-type="string">
            <text:p>GEMED MAC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06F533398</text:p>
          </table:table-cell>
          <table:table-cell table:style-name="ce40" office:value-type="date" office:date-value="2015-02-21">
            <text:p>21/02/15</text:p>
          </table:table-cell>
          <table:table-cell table:style-name="ce54" office:value-type="float" office:value="-2.5">
            <text:p>-2,50</text:p>
          </table:table-cell>
          <table:table-cell table:style-name="ce57" office:value-type="float" office:value="-3.2">
            <text:p>-3,20</text:p>
          </table:table-cell>
          <table:table-cell table:style-name="ce54" office:value-type="float" office:value="-98">
            <text:p>-98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6])" office:value-type="float" office:value="2015">
            <text:p>2015</text:p>
          </table:table-cell>
          <table:table-cell table:style-name="ce120" table:formula="of:=RIGHT(LEFT([.C16];4))" office:value-type="string" office:string-value="F">
            <text:p>F</text:p>
          </table:table-cell>
          <table:table-cell table:style-name="ce122" table:formula="of:=[.K16]&amp;[.H16]" office:value-type="string" office:string-value="FRP1">
            <text:p>FRP1</text:p>
          </table:table-cell>
          <table:table-cell table:style-name="ce120" table:formula="of:=[.L16]&amp;[.I16]" office:value-type="string" office:string-value="FRP1N">
            <text:p>FRP1N</text:p>
          </table:table-cell>
          <table:table-cell table:style-name="ce122" table:formula="of:=[.K16]&amp;[.J16]&amp;[.H16]" office:value-type="string" office:string-value="F2015RP1">
            <text:p>F2015RP1</text:p>
          </table:table-cell>
          <table:table-cell table:style-name="ce120" table:formula="of:=[.K16]&amp;[.J16]&amp;[.I16]" office:value-type="string" office:string-value="F2015N">
            <text:p>F2015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05L142814</text:p>
          </table:table-cell>
          <table:table-cell table:style-name="ce40" office:value-type="date" office:date-value="2013-04-29">
            <text:p>29/04/13</text:p>
          </table:table-cell>
          <table:table-cell table:style-name="ce54" office:value-type="float" office:value="-1.7">
            <text:p>-1,70</text:p>
          </table:table-cell>
          <table:table-cell table:style-name="ce57" office:value-type="float" office:value="-0.4">
            <text:p>-0,40</text:p>
          </table:table-cell>
          <table:table-cell table:style-name="ce54" office:value-type="float" office:value="-0.4">
            <text:p>-0,4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7])" office:value-type="float" office:value="2013">
            <text:p>2013</text:p>
          </table:table-cell>
          <table:table-cell table:style-name="ce120" table:formula="of:=RIGHT(LEFT([.C17];4))" office:value-type="string" office:string-value="L">
            <text:p>L</text:p>
          </table:table-cell>
          <table:table-cell table:style-name="ce122" table:formula="of:=[.K17]&amp;[.H17]" office:value-type="string" office:string-value="LAP">
            <text:p>LAP</text:p>
          </table:table-cell>
          <table:table-cell table:style-name="ce120" table:formula="of:=[.L17]&amp;[.I17]" office:value-type="string" office:string-value="LAP">
            <text:p>LAP</text:p>
          </table:table-cell>
          <table:table-cell table:style-name="ce122" table:formula="of:=[.K17]&amp;[.J17]&amp;[.H17]" office:value-type="string" office:string-value="L2013AP">
            <text:p>L2013AP</text:p>
          </table:table-cell>
          <table:table-cell table:style-name="ce120" table:formula="of:=[.K17]&amp;[.J17]&amp;[.I17]" office:value-type="string" office:string-value="L2013">
            <text:p>L2013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11F253502</text:p>
          </table:table-cell>
          <table:table-cell table:style-name="ce40" office:value-type="date" office:date-value="2012-07-03">
            <text:p>03/07/12</text:p>
          </table:table-cell>
          <table:table-cell table:style-name="ce54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54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8])" office:value-type="float" office:value="2012">
            <text:p>2012</text:p>
          </table:table-cell>
          <table:table-cell table:style-name="ce120" table:formula="of:=RIGHT(LEFT([.C18];4))" office:value-type="string" office:string-value="F">
            <text:p>F</text:p>
          </table:table-cell>
          <table:table-cell table:style-name="ce122" table:formula="of:=[.K18]&amp;[.H18]" office:value-type="string" office:string-value="FRP1">
            <text:p>FRP1</text:p>
          </table:table-cell>
          <table:table-cell table:style-name="ce120" table:formula="of:=[.L18]&amp;[.I18]" office:value-type="string" office:string-value="FRP1N">
            <text:p>FRP1N</text:p>
          </table:table-cell>
          <table:table-cell table:style-name="ce122" table:formula="of:=[.K18]&amp;[.J18]&amp;[.H18]" office:value-type="string" office:string-value="F2012RP1">
            <text:p>F2012RP1</text:p>
          </table:table-cell>
          <table:table-cell table:style-name="ce120" table:formula="of:=[.K18]&amp;[.J18]&amp;[.I18]" office:value-type="string" office:string-value="F2012N">
            <text:p>F2012N</text:p>
          </table:table-cell>
          <table:table-cell table:style-name="ce126" office:value-type="string">
            <text:p>VAZAMENTO PELA PORCA SUPERIOR</text:p>
          </table:table-cell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02">
            <text:p>02/04/18</text:p>
          </table:table-cell>
          <table:table-cell table:style-name="ce26" office:value-type="string">
            <text:p>A08F460128</text:p>
          </table:table-cell>
          <table:table-cell table:style-name="ce40" office:value-type="date" office:date-value="2016-04-28">
            <text:p>28/04/16</text:p>
          </table:table-cell>
          <table:table-cell table:style-name="ce54" office:value-type="float" office:value="-1.24">
            <text:p>-1,24</text:p>
          </table:table-cell>
          <table:table-cell table:style-name="ce57" office:value-type="float" office:value="-0.2">
            <text:p>-0,20</text:p>
          </table:table-cell>
          <table:table-cell table:style-name="ce54" office:value-type="float" office:value="-20.4">
            <text:p>-20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19])" office:value-type="float" office:value="2016">
            <text:p>2016</text:p>
          </table:table-cell>
          <table:table-cell table:style-name="ce120" table:formula="of:=RIGHT(LEFT([.C19];4))" office:value-type="string" office:string-value="F">
            <text:p>F</text:p>
          </table:table-cell>
          <table:table-cell table:style-name="ce122" table:formula="of:=[.K19]&amp;[.H19]" office:value-type="string" office:string-value="FRP1">
            <text:p>FRP1</text:p>
          </table:table-cell>
          <table:table-cell table:style-name="ce120" table:formula="of:=[.L19]&amp;[.I19]" office:value-type="string" office:string-value="FRP1N">
            <text:p>FRP1N</text:p>
          </table:table-cell>
          <table:table-cell table:style-name="ce122" table:formula="of:=[.K19]&amp;[.J19]&amp;[.H19]" office:value-type="string" office:string-value="F2016RP1">
            <text:p>F2016RP1</text:p>
          </table:table-cell>
          <table:table-cell table:style-name="ce120" table:formula="of:=[.K19]&amp;[.J19]&amp;[.I19]" office:value-type="string" office:string-value="F2016N">
            <text:p>F2016N</text:p>
          </table:table-cell>
          <table:table-cell table:style-name="ce127"/>
          <table:table-cell/>
        </table:table-row>
        <table:table-row table:style-name="ro4">
          <table:table-cell table:style-name="ce6" office:value-type="string">
            <text:p>UN-MTS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02L530159</text:p>
          </table:table-cell>
          <table:table-cell table:style-name="ce40" office:value-type="date" office:date-value="2008-12-22">
            <text:p>22/12/08</text:p>
          </table:table-cell>
          <table:table-cell table:style-name="ce54" office:value-type="float" office:value="-5.74">
            <text:p>-5,74</text:p>
          </table:table-cell>
          <table:table-cell table:style-name="ce57" office:value-type="float" office:value="-4.6">
            <text:p>-4,60</text:p>
          </table:table-cell>
          <table:table-cell table:style-name="ce54" office:value-type="float" office:value="-34.8">
            <text:p>-34,8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20])" office:value-type="float" office:value="2008">
            <text:p>2008</text:p>
          </table:table-cell>
          <table:table-cell table:style-name="ce120" table:formula="of:=RIGHT(LEFT([.C20];4))" office:value-type="string" office:string-value="L">
            <text:p>L</text:p>
          </table:table-cell>
          <table:table-cell table:style-name="ce122" table:formula="of:=[.K20]&amp;[.H20]" office:value-type="string" office:string-value="LRP1">
            <text:p>LRP1</text:p>
          </table:table-cell>
          <table:table-cell table:style-name="ce120" table:formula="of:=[.L20]&amp;[.I20]" office:value-type="string" office:string-value="LRP1N">
            <text:p>LRP1N</text:p>
          </table:table-cell>
          <table:table-cell table:style-name="ce122" table:formula="of:=[.K20]&amp;[.J20]&amp;[.H20]" office:value-type="string" office:string-value="L2008RP1">
            <text:p>L2008RP1</text:p>
          </table:table-cell>
          <table:table-cell table:style-name="ce120" table:formula="of:=[.K20]&amp;[.J20]&amp;[.I20]" office:value-type="string" office:string-value="L2008N">
            <text:p>L2008N</text:p>
          </table:table-cell>
          <table:table-cell table:style-name="ce124"/>
          <table:table-cell/>
        </table:table-row>
        <table:table-row table:style-name="ro4">
          <table:table-cell table:style-name="ce6" office:value-type="string">
            <text:p>UN-MTO </text:p>
          </table:table-cell>
          <table:table-cell table:style-name="ce13" office:value-type="date" office:date-value="2018-04-02">
            <text:p>02/04/18</text:p>
          </table:table-cell>
          <table:table-cell table:style-name="ce25" office:value-type="string">
            <text:p>A13F201517</text:p>
          </table:table-cell>
          <table:table-cell table:style-name="ce40" office:value-type="date" office:date-value="2013-11-13">
            <text:p>13/11/13</text:p>
          </table:table-cell>
          <table:table-cell table:style-name="ce53" office:value-type="float" office:value="-1.3">
            <text:p>-1,30</text:p>
          </table:table-cell>
          <table:table-cell table:style-name="ce67" office:value-type="float" office:value="-3">
            <text:p>-3,00</text:p>
          </table:table-cell>
          <table:table-cell table:style-name="ce53" office:value-type="float" office:value="-32.2">
            <text:p>-32,2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21])" office:value-type="float" office:value="2013">
            <text:p>2013</text:p>
          </table:table-cell>
          <table:table-cell table:style-name="ce120" table:formula="of:=RIGHT(LEFT([.C21];4))" office:value-type="string" office:string-value="F">
            <text:p>F</text:p>
          </table:table-cell>
          <table:table-cell table:style-name="ce122" table:formula="of:=[.K21]&amp;[.H21]" office:value-type="string" office:string-value="FRP1">
            <text:p>FRP1</text:p>
          </table:table-cell>
          <table:table-cell table:style-name="ce120" table:formula="of:=[.L21]&amp;[.I21]" office:value-type="string" office:string-value="FRP1N">
            <text:p>FRP1N</text:p>
          </table:table-cell>
          <table:table-cell table:style-name="ce122" table:formula="of:=[.K21]&amp;[.J21]&amp;[.H21]" office:value-type="string" office:string-value="F2013RP1">
            <text:p>F2013RP1</text:p>
          </table:table-cell>
          <table:table-cell table:style-name="ce120" table:formula="of:=[.K21]&amp;[.J21]&amp;[.I21]" office:value-type="string" office:string-value="F2013N">
            <text:p>F2013N</text:p>
          </table:table-cell>
          <table:table-cell table:style-name="ce128"/>
          <table:table-cell/>
        </table:table-row>
        <table:table-row table:style-name="ro4">
          <table:table-cell table:style-name="ce7" office:value-type="string">
            <text:p>UN-MTO </text:p>
          </table:table-cell>
          <table:table-cell table:style-name="ce14" office:value-type="date" office:date-value="2018-04-02">
            <text:p>02/04/18</text:p>
          </table:table-cell>
          <table:table-cell table:style-name="ce27" office:value-type="string">
            <text:p>A17N285806</text:p>
          </table:table-cell>
          <table:table-cell table:style-name="ce41" office:value-type="date" office:date-value="2018-01-25">
            <text:p>25/01/18</text:p>
          </table:table-cell>
          <table:table-cell table:style-name="ce55" office:value-type="float" office:value="-0.86">
            <text:p>-0,86</text:p>
          </table:table-cell>
          <table:table-cell table:style-name="ce80" office:value-type="float" office:value="-0.8">
            <text:p>-0,80</text:p>
          </table:table-cell>
          <table:table-cell table:style-name="ce55" office:value-type="float" office:value="-1">
            <text:p>-1,00</text:p>
          </table:table-cell>
          <table:table-cell table:style-name="ce55" office:value-type="string">
            <text:p>AP</text:p>
          </table:table-cell>
          <table:table-cell table:style-name="ce55"/>
          <table:table-cell table:style-name="ce116" table:formula="of:=YEAR([.D22])" office:value-type="float" office:value="2018">
            <text:p>2018</text:p>
          </table:table-cell>
          <table:table-cell table:style-name="ce120" table:formula="of:=RIGHT(LEFT([.C22];4))" office:value-type="string" office:string-value="N">
            <text:p>N</text:p>
          </table:table-cell>
          <table:table-cell table:style-name="ce122" table:formula="of:=[.K22]&amp;[.H22]" office:value-type="string" office:string-value="NAP">
            <text:p>NAP</text:p>
          </table:table-cell>
          <table:table-cell table:style-name="ce120" table:formula="of:=[.L22]&amp;[.I22]" office:value-type="string" office:string-value="NAP">
            <text:p>NAP</text:p>
          </table:table-cell>
          <table:table-cell table:style-name="ce122" table:formula="of:=[.K22]&amp;[.J22]&amp;[.H22]" office:value-type="string" office:string-value="N2018AP">
            <text:p>N2018AP</text:p>
          </table:table-cell>
          <table:table-cell table:style-name="ce120" table:formula="of:=[.K22]&amp;[.J22]&amp;[.I22]" office:value-type="string" office:string-value="N2018">
            <text:p>N2018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3">
            <text:p>03/04/18</text:p>
          </table:table-cell>
          <table:table-cell table:style-name="ce25" office:value-type="string">
            <text:p>A17F022886</text:p>
          </table:table-cell>
          <table:table-cell table:style-name="ce40" office:value-type="date" office:date-value="2017-05-04">
            <text:p>04/05/17</text:p>
          </table:table-cell>
          <table:table-cell table:style-name="ce53" office:value-type="float" office:value="2.32">
            <text:p>2,32</text:p>
          </table:table-cell>
          <table:table-cell table:style-name="ce67" office:value-type="float" office:value="2.6">
            <text:p>2,60</text:p>
          </table:table-cell>
          <table:table-cell table:style-name="ce53" office:value-type="float" office:value="-1.6">
            <text:p>-1,60</text:p>
          </table:table-cell>
          <table:table-cell table:style-name="ce101" office:value-type="string">
            <text:p>AP</text:p>
          </table:table-cell>
          <table:table-cell table:style-name="ce67"/>
          <table:table-cell table:style-name="ce116" table:formula="of:=YEAR([.D23])" office:value-type="float" office:value="2017">
            <text:p>2017</text:p>
          </table:table-cell>
          <table:table-cell table:style-name="ce120" table:formula="of:=RIGHT(LEFT([.C23];4))" office:value-type="string" office:string-value="F">
            <text:p>F</text:p>
          </table:table-cell>
          <table:table-cell table:style-name="ce122" table:formula="of:=[.K23]&amp;[.H23]" office:value-type="string" office:string-value="FAP">
            <text:p>FAP</text:p>
          </table:table-cell>
          <table:table-cell table:style-name="ce120" table:formula="of:=[.L23]&amp;[.I23]" office:value-type="string" office:string-value="FAP">
            <text:p>FAP</text:p>
          </table:table-cell>
          <table:table-cell table:style-name="ce122" table:formula="of:=[.K23]&amp;[.J23]&amp;[.H23]" office:value-type="string" office:string-value="F2017AP">
            <text:p>F2017AP</text:p>
          </table:table-cell>
          <table:table-cell table:style-name="ce120" table:formula="of:=[.K23]&amp;[.J23]&amp;[.I23]" office:value-type="string" office:string-value="F2017">
            <text:p>F2017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07F216680</text:p>
          </table:table-cell>
          <table:table-cell table:style-name="ce40" office:value-type="date" office:date-value="2015-12-19">
            <text:p>19/12/15</text:p>
          </table:table-cell>
          <table:table-cell table:style-name="ce53" office:value-type="float" office:value="-0.06">
            <text:p>-0,06</text:p>
          </table:table-cell>
          <table:table-cell table:style-name="ce67" office:value-type="float" office:value="-2.2">
            <text:p>-2,20</text:p>
          </table:table-cell>
          <table:table-cell table:style-name="ce53" office:value-type="float" office:value="-56">
            <text:p>-56,00</text:p>
          </table:table-cell>
          <table:table-cell table:style-name="ce101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16" table:formula="of:=YEAR([.D24])" office:value-type="float" office:value="2015">
            <text:p>2015</text:p>
          </table:table-cell>
          <table:table-cell table:style-name="ce120" table:formula="of:=RIGHT(LEFT([.C24];4))" office:value-type="string" office:string-value="F">
            <text:p>F</text:p>
          </table:table-cell>
          <table:table-cell table:style-name="ce122" table:formula="of:=[.K24]&amp;[.H24]" office:value-type="string" office:string-value="FRP1">
            <text:p>FRP1</text:p>
          </table:table-cell>
          <table:table-cell table:style-name="ce120" table:formula="of:=[.L24]&amp;[.I24]" office:value-type="string" office:string-value="FRP1N">
            <text:p>FRP1N</text:p>
          </table:table-cell>
          <table:table-cell table:style-name="ce122" table:formula="of:=[.K24]&amp;[.J24]&amp;[.H24]" office:value-type="string" office:string-value="F2015RP1">
            <text:p>F2015RP1</text:p>
          </table:table-cell>
          <table:table-cell table:style-name="ce120" table:formula="of:=[.K24]&amp;[.J24]&amp;[.I24]" office:value-type="string" office:string-value="F2015N">
            <text:p>F2015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3">
            <text:p>03/04/18</text:p>
          </table:table-cell>
          <table:table-cell table:style-name="ce25" office:value-type="string">
            <text:p>A09F124617</text:p>
          </table:table-cell>
          <table:table-cell table:style-name="ce40" office:value-type="date" office:date-value="2009-07-20">
            <text:p>20/07/09</text:p>
          </table:table-cell>
          <table:table-cell table:style-name="ce53" office:value-type="float" office:value="-0.46">
            <text:p>-0,46</text:p>
          </table:table-cell>
          <table:table-cell table:style-name="ce67" office:value-type="float" office:value="-1.6">
            <text:p>-1,60</text:p>
          </table:table-cell>
          <table:table-cell table:style-name="ce53" office:value-type="float" office:value="-66.4">
            <text:p>-66,40</text:p>
          </table:table-cell>
          <table:table-cell table:style-name="ce101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16" table:formula="of:=YEAR([.D25])" office:value-type="float" office:value="2009">
            <text:p>2009</text:p>
          </table:table-cell>
          <table:table-cell table:style-name="ce120" table:formula="of:=RIGHT(LEFT([.C25];4))" office:value-type="string" office:string-value="F">
            <text:p>F</text:p>
          </table:table-cell>
          <table:table-cell table:style-name="ce122" table:formula="of:=[.K25]&amp;[.H25]" office:value-type="string" office:string-value="FRP1">
            <text:p>FRP1</text:p>
          </table:table-cell>
          <table:table-cell table:style-name="ce120" table:formula="of:=[.L25]&amp;[.I25]" office:value-type="string" office:string-value="FRP1N">
            <text:p>FRP1N</text:p>
          </table:table-cell>
          <table:table-cell table:style-name="ce122" table:formula="of:=[.K25]&amp;[.J25]&amp;[.H25]" office:value-type="string" office:string-value="F2009RP1">
            <text:p>F2009RP1</text:p>
          </table:table-cell>
          <table:table-cell table:style-name="ce120" table:formula="of:=[.K25]&amp;[.J25]&amp;[.I25]" office:value-type="string" office:string-value="F2009N">
            <text:p>F2009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10F249509</text:p>
          </table:table-cell>
          <table:table-cell table:style-name="ce42" office:value-type="date" office:date-value="2010-11-27">
            <text:p>27/11/10</text:p>
          </table:table-cell>
          <table:table-cell table:style-name="ce53" office:value-type="float" office:value="-2.3">
            <text:p>-2,30</text:p>
          </table:table-cell>
          <table:table-cell table:style-name="ce53" office:value-type="float" office:value="-1.4">
            <text:p>-1,40</text:p>
          </table:table-cell>
          <table:table-cell table:style-name="ce53" office:value-type="float" office:value="-20">
            <text:p>-20,00</text:p>
          </table:table-cell>
          <table:table-cell table:style-name="ce101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16" table:formula="of:=YEAR([.D26])" office:value-type="float" office:value="2010">
            <text:p>2010</text:p>
          </table:table-cell>
          <table:table-cell table:style-name="ce120" table:formula="of:=RIGHT(LEFT([.C26];4))" office:value-type="string" office:string-value="F">
            <text:p>F</text:p>
          </table:table-cell>
          <table:table-cell table:style-name="ce122" table:formula="of:=[.K26]&amp;[.H26]" office:value-type="string" office:string-value="FRP1">
            <text:p>FRP1</text:p>
          </table:table-cell>
          <table:table-cell table:style-name="ce120" table:formula="of:=[.L26]&amp;[.I26]" office:value-type="string" office:string-value="FRP1N">
            <text:p>FRP1N</text:p>
          </table:table-cell>
          <table:table-cell table:style-name="ce122" table:formula="of:=[.K26]&amp;[.J26]&amp;[.H26]" office:value-type="string" office:string-value="F2010RP1">
            <text:p>F2010RP1</text:p>
          </table:table-cell>
          <table:table-cell table:style-name="ce120" table:formula="of:=[.K26]&amp;[.J26]&amp;[.I26]" office:value-type="string" office:string-value="F2010N">
            <text:p>F2010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07F338376</text:p>
          </table:table-cell>
          <table:table-cell table:style-name="ce42" office:value-type="date" office:date-value="2008-03-31">
            <text:p>31/03/08</text:p>
          </table:table-cell>
          <table:table-cell table:style-name="ce53" office:value-type="float" office:value="0.92">
            <text:p>0,92</text:p>
          </table:table-cell>
          <table:table-cell table:style-name="ce67" office:value-type="float" office:value="-1">
            <text:p>-1,00</text:p>
          </table:table-cell>
          <table:table-cell table:style-name="ce53" office:value-type="float" office:value="-54.8">
            <text:p>-54,80</text:p>
          </table:table-cell>
          <table:table-cell table:style-name="ce101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16" table:formula="of:=YEAR([.D27])" office:value-type="float" office:value="2008">
            <text:p>2008</text:p>
          </table:table-cell>
          <table:table-cell table:style-name="ce120" table:formula="of:=RIGHT(LEFT([.C27];4))" office:value-type="string" office:string-value="F">
            <text:p>F</text:p>
          </table:table-cell>
          <table:table-cell table:style-name="ce122" table:formula="of:=[.K27]&amp;[.H27]" office:value-type="string" office:string-value="FRP1">
            <text:p>FRP1</text:p>
          </table:table-cell>
          <table:table-cell table:style-name="ce120" table:formula="of:=[.L27]&amp;[.I27]" office:value-type="string" office:string-value="FRP1N">
            <text:p>FRP1N</text:p>
          </table:table-cell>
          <table:table-cell table:style-name="ce122" table:formula="of:=[.K27]&amp;[.J27]&amp;[.H27]" office:value-type="string" office:string-value="F2008RP1">
            <text:p>F2008RP1</text:p>
          </table:table-cell>
          <table:table-cell table:style-name="ce120" table:formula="of:=[.K27]&amp;[.J27]&amp;[.I27]" office:value-type="string" office:string-value="F2008N">
            <text:p>F2008N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14F011659</text:p>
          </table:table-cell>
          <table:table-cell table:style-name="ce42" office:value-type="date" office:date-value="2014-04-14">
            <text:p>14/04/14</text:p>
          </table:table-cell>
          <table:table-cell table:style-name="ce56" office:value-type="float" office:value="-2.5">
            <text:p>-2,50</text:p>
          </table:table-cell>
          <table:table-cell table:style-name="ce81" office:value-type="float" office:value="-1">
            <text:p>-1,00</text:p>
          </table:table-cell>
          <table:table-cell table:style-name="ce56" office:value-type="float" office:value="-15.2">
            <text:p>-15,20</text:p>
          </table:table-cell>
          <table:table-cell table:style-name="ce101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16" table:formula="of:=YEAR([.D28])" office:value-type="float" office:value="2014">
            <text:p>2014</text:p>
          </table:table-cell>
          <table:table-cell table:style-name="ce120" table:formula="of:=RIGHT(LEFT([.C28];4))" office:value-type="string" office:string-value="F">
            <text:p>F</text:p>
          </table:table-cell>
          <table:table-cell table:style-name="ce122" table:formula="of:=[.K28]&amp;[.H28]" office:value-type="string" office:string-value="FRP1">
            <text:p>FRP1</text:p>
          </table:table-cell>
          <table:table-cell table:style-name="ce120" table:formula="of:=[.L28]&amp;[.I28]" office:value-type="string" office:string-value="FRP1N">
            <text:p>FRP1N</text:p>
          </table:table-cell>
          <table:table-cell table:style-name="ce122" table:formula="of:=[.K28]&amp;[.J28]&amp;[.H28]" office:value-type="string" office:string-value="F2014RP1">
            <text:p>F2014RP1</text:p>
          </table:table-cell>
          <table:table-cell table:style-name="ce120" table:formula="of:=[.K28]&amp;[.J28]&amp;[.I28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12F182327</text:p>
          </table:table-cell>
          <table:table-cell table:style-name="ce42" office:value-type="date" office:date-value="2012-09-29">
            <text:p>29/09/12</text:p>
          </table:table-cell>
          <table:table-cell table:style-name="ce57" office:value-type="float" office:value="0.9">
            <text:p>0,90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-26">
            <text:p>-26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29])" office:value-type="float" office:value="2012">
            <text:p>2012</text:p>
          </table:table-cell>
          <table:table-cell table:style-name="ce120" table:formula="of:=RIGHT(LEFT([.C29];4))" office:value-type="string" office:string-value="F">
            <text:p>F</text:p>
          </table:table-cell>
          <table:table-cell table:style-name="ce122" table:formula="of:=[.K29]&amp;[.H29]" office:value-type="string" office:string-value="FRP1">
            <text:p>FRP1</text:p>
          </table:table-cell>
          <table:table-cell table:style-name="ce120" table:formula="of:=[.L29]&amp;[.I29]" office:value-type="string" office:string-value="FRP1N">
            <text:p>FRP1N</text:p>
          </table:table-cell>
          <table:table-cell table:style-name="ce122" table:formula="of:=[.K29]&amp;[.J29]&amp;[.H29]" office:value-type="string" office:string-value="F2012RP1">
            <text:p>F2012RP1</text:p>
          </table:table-cell>
          <table:table-cell table:style-name="ce120" table:formula="of:=[.K29]&amp;[.J29]&amp;[.I29]" office:value-type="string" office:string-value="F2012N">
            <text:p>F2012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07S136602</text:p>
          </table:table-cell>
          <table:table-cell table:style-name="ce42" office:value-type="date" office:date-value="2007-06-06">
            <text:p>06/06/07</text:p>
          </table:table-cell>
          <table:table-cell table:style-name="ce57" office:value-type="float" office:value="-1.78">
            <text:p>-1,78</text:p>
          </table:table-cell>
          <table:table-cell table:style-name="ce54" office:value-type="float" office:value="-7.4">
            <text:p>-7,40</text:p>
          </table:table-cell>
          <table:table-cell table:style-name="ce57" office:value-type="float" office:value="-73.6">
            <text:p>-73,60</text:p>
          </table:table-cell>
          <table:table-cell table:style-name="ce53" office:value-type="string">
            <text:p>RP2</text:p>
          </table:table-cell>
          <table:table-cell table:style-name="ce53" office:value-type="string">
            <text:p>N</text:p>
          </table:table-cell>
          <table:table-cell table:style-name="ce116" table:formula="of:=YEAR([.D30])" office:value-type="float" office:value="2007">
            <text:p>2007</text:p>
          </table:table-cell>
          <table:table-cell table:style-name="ce120" table:formula="of:=RIGHT(LEFT([.C30];4))" office:value-type="string" office:string-value="S">
            <text:p>S</text:p>
          </table:table-cell>
          <table:table-cell table:style-name="ce122" table:formula="of:=[.K30]&amp;[.H30]" office:value-type="string" office:string-value="SRP2">
            <text:p>SRP2</text:p>
          </table:table-cell>
          <table:table-cell table:style-name="ce120" table:formula="of:=[.L30]&amp;[.I30]" office:value-type="string" office:string-value="SRP2N">
            <text:p>SRP2N</text:p>
          </table:table-cell>
          <table:table-cell table:style-name="ce122" table:formula="of:=[.K30]&amp;[.J30]&amp;[.H30]" office:value-type="string" office:string-value="S2007RP2">
            <text:p>S2007RP2</text:p>
          </table:table-cell>
          <table:table-cell table:style-name="ce120" table:formula="of:=[.K30]&amp;[.J30]&amp;[.I30]" office:value-type="string" office:string-value="S2007N">
            <text:p>S2007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14F084302</text:p>
          </table:table-cell>
          <table:table-cell table:style-name="ce42" office:value-type="date" office:date-value="2014-05-29">
            <text:p>29/05/14</text:p>
          </table:table-cell>
          <table:table-cell table:style-name="ce57" office:value-type="float" office:value="-0.32">
            <text:p>-0,32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-4.8">
            <text:p>-4,8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31])" office:value-type="float" office:value="2014">
            <text:p>2014</text:p>
          </table:table-cell>
          <table:table-cell table:style-name="ce120" table:formula="of:=RIGHT(LEFT([.C31];4))" office:value-type="string" office:string-value="F">
            <text:p>F</text:p>
          </table:table-cell>
          <table:table-cell table:style-name="ce122" table:formula="of:=[.K31]&amp;[.H31]" office:value-type="string" office:string-value="FAP">
            <text:p>FAP</text:p>
          </table:table-cell>
          <table:table-cell table:style-name="ce120" table:formula="of:=[.L31]&amp;[.I31]" office:value-type="string" office:string-value="FAP">
            <text:p>FAP</text:p>
          </table:table-cell>
          <table:table-cell table:style-name="ce122" table:formula="of:=[.K31]&amp;[.J31]&amp;[.H31]" office:value-type="string" office:string-value="F2014AP">
            <text:p>F2014AP</text:p>
          </table:table-cell>
          <table:table-cell table:style-name="ce120" table:formula="of:=[.K31]&amp;[.J31]&amp;[.I31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06S748724</text:p>
          </table:table-cell>
          <table:table-cell table:style-name="ce42" office:value-type="date" office:date-value="2014-04-30">
            <text:p>30/04/14</text:p>
          </table:table-cell>
          <table:table-cell table:style-name="ce58" office:value-type="float" office:value="-1.16">
            <text:p>-1,16</text:p>
          </table:table-cell>
          <table:table-cell table:style-name="ce56" office:value-type="float" office:value="-0.4">
            <text:p>-0,40</text:p>
          </table:table-cell>
          <table:table-cell table:style-name="ce95" office:value-type="float" office:value="-9.2">
            <text:p>-9,2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32])" office:value-type="float" office:value="2014">
            <text:p>2014</text:p>
          </table:table-cell>
          <table:table-cell table:style-name="ce120" table:formula="of:=RIGHT(LEFT([.C32];4))" office:value-type="string" office:string-value="S">
            <text:p>S</text:p>
          </table:table-cell>
          <table:table-cell table:style-name="ce122" table:formula="of:=[.K32]&amp;[.H32]" office:value-type="string" office:string-value="SAP">
            <text:p>SAP</text:p>
          </table:table-cell>
          <table:table-cell table:style-name="ce120" table:formula="of:=[.L32]&amp;[.I32]" office:value-type="string" office:string-value="SAP">
            <text:p>SAP</text:p>
          </table:table-cell>
          <table:table-cell table:style-name="ce122" table:formula="of:=[.K32]&amp;[.J32]&amp;[.H32]" office:value-type="string" office:string-value="S2014AP">
            <text:p>S2014AP</text:p>
          </table:table-cell>
          <table:table-cell table:style-name="ce120" table:formula="of:=[.K32]&amp;[.J32]&amp;[.I32]" office:value-type="string" office:string-value="S2014">
            <text:p>S2014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14F013159</text:p>
          </table:table-cell>
          <table:table-cell table:style-name="ce42" office:value-type="date" office:date-value="2014-05-16">
            <text:p>16/05/14</text:p>
          </table:table-cell>
          <table:table-cell table:style-name="ce59" office:value-type="float" office:value="-0.02">
            <text:p>-0,02</text:p>
          </table:table-cell>
          <table:table-cell table:style-name="ce54" office:value-type="float" office:value="-2.2">
            <text:p>-2,20</text:p>
          </table:table-cell>
          <table:table-cell table:style-name="ce92" office:value-type="float" office:value="-15.4">
            <text:p>-15,4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33])" office:value-type="float" office:value="2014">
            <text:p>2014</text:p>
          </table:table-cell>
          <table:table-cell table:style-name="ce120" table:formula="of:=RIGHT(LEFT([.C33];4))" office:value-type="string" office:string-value="F">
            <text:p>F</text:p>
          </table:table-cell>
          <table:table-cell table:style-name="ce122" table:formula="of:=[.K33]&amp;[.H33]" office:value-type="string" office:string-value="FRP1">
            <text:p>FRP1</text:p>
          </table:table-cell>
          <table:table-cell table:style-name="ce120" table:formula="of:=[.L33]&amp;[.I33]" office:value-type="string" office:string-value="FRP1N">
            <text:p>FRP1N</text:p>
          </table:table-cell>
          <table:table-cell table:style-name="ce122" table:formula="of:=[.K33]&amp;[.J33]&amp;[.H33]" office:value-type="string" office:string-value="F2014RP1">
            <text:p>F2014RP1</text:p>
          </table:table-cell>
          <table:table-cell table:style-name="ce120" table:formula="of:=[.K33]&amp;[.J33]&amp;[.I33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06N414595</text:p>
          </table:table-cell>
          <table:table-cell table:style-name="ce42" office:value-type="date" office:date-value="2009-06-01">
            <text:p>01/06/09</text:p>
          </table:table-cell>
          <table:table-cell table:style-name="ce57" office:value-type="float" office:value="-1.8">
            <text:p>-1,8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8">
            <text:p>-8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34])" office:value-type="float" office:value="2009">
            <text:p>2009</text:p>
          </table:table-cell>
          <table:table-cell table:style-name="ce120" table:formula="of:=RIGHT(LEFT([.C34];4))" office:value-type="string" office:string-value="N">
            <text:p>N</text:p>
          </table:table-cell>
          <table:table-cell table:style-name="ce122" table:formula="of:=[.K34]&amp;[.H34]" office:value-type="string" office:string-value="NAP">
            <text:p>NAP</text:p>
          </table:table-cell>
          <table:table-cell table:style-name="ce120" table:formula="of:=[.L34]&amp;[.I34]" office:value-type="string" office:string-value="NAP">
            <text:p>NAP</text:p>
          </table:table-cell>
          <table:table-cell table:style-name="ce122" table:formula="of:=[.K34]&amp;[.J34]&amp;[.H34]" office:value-type="string" office:string-value="N2009AP">
            <text:p>N2009AP</text:p>
          </table:table-cell>
          <table:table-cell table:style-name="ce120" table:formula="of:=[.K34]&amp;[.J34]&amp;[.I34]" office:value-type="string" office:string-value="N2009">
            <text:p>N2009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17N279320 </text:p>
          </table:table-cell>
          <table:table-cell table:style-name="ce42" office:value-type="date" office:date-value="2018-02-08">
            <text:p>08/02/18</text:p>
          </table:table-cell>
          <table:table-cell table:style-name="ce57" office:value-type="float" office:value="1.2">
            <text:p>1,20</text:p>
          </table:table-cell>
          <table:table-cell table:style-name="ce54" office:value-type="float" office:value="-0.2">
            <text:p>-0,20</text:p>
          </table:table-cell>
          <table:table-cell table:style-name="ce57" office:value-type="float" office:value="1.2">
            <text:p>1,2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35])" office:value-type="float" office:value="2018">
            <text:p>2018</text:p>
          </table:table-cell>
          <table:table-cell table:style-name="ce120" table:formula="of:=RIGHT(LEFT([.C35];4))" office:value-type="string" office:string-value="N">
            <text:p>N</text:p>
          </table:table-cell>
          <table:table-cell table:style-name="ce122" table:formula="of:=[.K35]&amp;[.H35]" office:value-type="string" office:string-value="NAP">
            <text:p>NAP</text:p>
          </table:table-cell>
          <table:table-cell table:style-name="ce120" table:formula="of:=[.L35]&amp;[.I35]" office:value-type="string" office:string-value="NAP">
            <text:p>NAP</text:p>
          </table:table-cell>
          <table:table-cell table:style-name="ce122" table:formula="of:=[.K35]&amp;[.J35]&amp;[.H35]" office:value-type="string" office:string-value="N2018AP">
            <text:p>N2018AP</text:p>
          </table:table-cell>
          <table:table-cell table:style-name="ce120" table:formula="of:=[.K35]&amp;[.J35]&amp;[.I35]" office:value-type="string" office:string-value="N2018">
            <text:p>N2018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17F092364</text:p>
          </table:table-cell>
          <table:table-cell table:style-name="ce42" office:value-type="date" office:date-value="2017-11-11">
            <text:p>11/11/17</text:p>
          </table:table-cell>
          <table:table-cell table:style-name="ce57" office:value-type="float" office:value="-0.4">
            <text:p>-0,4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4.8">
            <text:p>-4,8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36])" office:value-type="float" office:value="2017">
            <text:p>2017</text:p>
          </table:table-cell>
          <table:table-cell table:style-name="ce120" table:formula="of:=RIGHT(LEFT([.C36];4))" office:value-type="string" office:string-value="F">
            <text:p>F</text:p>
          </table:table-cell>
          <table:table-cell table:style-name="ce122" table:formula="of:=[.K36]&amp;[.H36]" office:value-type="string" office:string-value="FAP">
            <text:p>FAP</text:p>
          </table:table-cell>
          <table:table-cell table:style-name="ce120" table:formula="of:=[.L36]&amp;[.I36]" office:value-type="string" office:string-value="FAP">
            <text:p>FAP</text:p>
          </table:table-cell>
          <table:table-cell table:style-name="ce122" table:formula="of:=[.K36]&amp;[.J36]&amp;[.H36]" office:value-type="string" office:string-value="F2017AP">
            <text:p>F2017AP</text:p>
          </table:table-cell>
          <table:table-cell table:style-name="ce120" table:formula="of:=[.K36]&amp;[.J36]&amp;[.I36]" office:value-type="string" office:string-value="F2017">
            <text:p>F2017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4-03">
            <text:p>03/04/18</text:p>
          </table:table-cell>
          <table:table-cell table:style-name="ce29" office:value-type="string">
            <text:p>A15F165838</text:p>
          </table:table-cell>
          <table:table-cell table:style-name="ce42" office:value-type="date" office:date-value="2015-07-09">
            <text:p>09/07/15</text:p>
          </table:table-cell>
          <table:table-cell table:style-name="ce57" office:value-type="float" office:value="-1.14">
            <text:p>-1,14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23.8">
            <text:p>-23,8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37])" office:value-type="float" office:value="2015">
            <text:p>2015</text:p>
          </table:table-cell>
          <table:table-cell table:style-name="ce120" table:formula="of:=RIGHT(LEFT([.C37];4))" office:value-type="string" office:string-value="F">
            <text:p>F</text:p>
          </table:table-cell>
          <table:table-cell table:style-name="ce122" table:formula="of:=[.K37]&amp;[.H37]" office:value-type="string" office:string-value="FRP1">
            <text:p>FRP1</text:p>
          </table:table-cell>
          <table:table-cell table:style-name="ce120" table:formula="of:=[.L37]&amp;[.I37]" office:value-type="string" office:string-value="FRP1N">
            <text:p>FRP1N</text:p>
          </table:table-cell>
          <table:table-cell table:style-name="ce122" table:formula="of:=[.K37]&amp;[.J37]&amp;[.H37]" office:value-type="string" office:string-value="F2015RP1">
            <text:p>F2015RP1</text:p>
          </table:table-cell>
          <table:table-cell table:style-name="ce120" table:formula="of:=[.K37]&amp;[.J37]&amp;[.I37]" office:value-type="string" office:string-value="F2015N">
            <text:p>F2015N</text:p>
          </table:table-cell>
          <table:table-cell table:style-name="ce130"/>
          <table:table-cell/>
        </table:table-row>
        <table:table-row table:style-name="ro2">
          <table:table-cell table:style-name="ce6" office:value-type="string">
            <text:p>UN-MTO </text:p>
          </table:table-cell>
          <table:table-cell table:style-name="ce15" office:value-type="date" office:date-value="2018-04-03">
            <text:p>03/04/18</text:p>
          </table:table-cell>
          <table:table-cell table:style-name="ce26" office:value-type="string">
            <text:p>A06F370978</text:p>
          </table:table-cell>
          <table:table-cell table:style-name="ce42" office:value-type="date" office:date-value="2017-02-09">
            <text:p>09/02/17</text:p>
          </table:table-cell>
          <table:table-cell table:style-name="ce60" office:value-type="float" office:value="-2.5">
            <text:p>-2,50</text:p>
          </table:table-cell>
          <table:table-cell table:style-name="ce60" office:value-type="float" office:value="-1.2">
            <text:p>-1,20</text:p>
          </table:table-cell>
          <table:table-cell table:style-name="ce60" office:value-type="float" office:value="-3.4">
            <text:p>-3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8])" office:value-type="float" office:value="2017">
            <text:p>2017</text:p>
          </table:table-cell>
          <table:table-cell table:style-name="ce120" table:formula="of:=RIGHT(LEFT([.C38];4))" office:value-type="string" office:string-value="F">
            <text:p>F</text:p>
          </table:table-cell>
          <table:table-cell table:style-name="ce122" table:formula="of:=[.K38]&amp;[.H38]" office:value-type="string" office:string-value="FAP">
            <text:p>FAP</text:p>
          </table:table-cell>
          <table:table-cell table:style-name="ce120" table:formula="of:=[.L38]&amp;[.I38]" office:value-type="string" office:string-value="FAP">
            <text:p>FAP</text:p>
          </table:table-cell>
          <table:table-cell table:style-name="ce122" table:formula="of:=[.K38]&amp;[.J38]&amp;[.H38]" office:value-type="string" office:string-value="F2017AP">
            <text:p>F2017AP</text:p>
          </table:table-cell>
          <table:table-cell table:style-name="ce120" table:formula="of:=[.K38]&amp;[.J38]&amp;[.I38]" office:value-type="string" office:string-value="F2017">
            <text:p>F2017</text:p>
          </table:table-cell>
          <table:table-cell table:style-name="ce127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4-03">
            <text:p>03/04/18</text:p>
          </table:table-cell>
          <table:table-cell table:style-name="ce25" office:value-type="string">
            <text:p>A17F070539</text:p>
          </table:table-cell>
          <table:table-cell table:style-name="ce42" office:value-type="date" office:date-value="2017-10-09">
            <text:p>09/10/17</text:p>
          </table:table-cell>
          <table:table-cell table:style-name="ce60" office:value-type="float" office:value="-2.08">
            <text:p>-2,08</text:p>
          </table:table-cell>
          <table:table-cell table:style-name="ce60" office:value-type="float" office:value="-1.2">
            <text:p>-1,20</text:p>
          </table:table-cell>
          <table:table-cell table:style-name="ce60" office:value-type="float" office:value="-11.8">
            <text:p>-11,8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39])" office:value-type="float" office:value="2017">
            <text:p>2017</text:p>
          </table:table-cell>
          <table:table-cell table:style-name="ce120" table:formula="of:=RIGHT(LEFT([.C39];4))" office:value-type="string" office:string-value="F">
            <text:p>F</text:p>
          </table:table-cell>
          <table:table-cell table:style-name="ce122" table:formula="of:=[.K39]&amp;[.H39]" office:value-type="string" office:string-value="FRP1">
            <text:p>FRP1</text:p>
          </table:table-cell>
          <table:table-cell table:style-name="ce120" table:formula="of:=[.L39]&amp;[.I39]" office:value-type="string" office:string-value="FRP1N">
            <text:p>FRP1N</text:p>
          </table:table-cell>
          <table:table-cell table:style-name="ce122" table:formula="of:=[.K39]&amp;[.J39]&amp;[.H39]" office:value-type="string" office:string-value="F2017RP1">
            <text:p>F2017RP1</text:p>
          </table:table-cell>
          <table:table-cell table:style-name="ce120" table:formula="of:=[.K39]&amp;[.J39]&amp;[.I39]" office:value-type="string" office:string-value="F2017N">
            <text:p>F2017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4-03">
            <text:p>03/04/18</text:p>
          </table:table-cell>
          <table:table-cell table:style-name="ce28" office:value-type="string">
            <text:p>A06F442250</text:p>
          </table:table-cell>
          <table:table-cell table:style-name="ce42" office:value-type="date" office:date-value="2016-11-29">
            <text:p>29/11/16</text:p>
          </table:table-cell>
          <table:table-cell table:style-name="ce57" office:value-type="float" office:value="-1.72">
            <text:p>-1,72</text:p>
          </table:table-cell>
          <table:table-cell table:style-name="ce54" office:value-type="float" office:value="-1.6">
            <text:p>-1,60</text:p>
          </table:table-cell>
          <table:table-cell table:style-name="ce57" office:value-type="float" office:value="-92">
            <text:p>-92,0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40])" office:value-type="float" office:value="2016">
            <text:p>2016</text:p>
          </table:table-cell>
          <table:table-cell table:style-name="ce120" table:formula="of:=RIGHT(LEFT([.C40];4))" office:value-type="string" office:string-value="F">
            <text:p>F</text:p>
          </table:table-cell>
          <table:table-cell table:style-name="ce122" table:formula="of:=[.K40]&amp;[.H40]" office:value-type="string" office:string-value="FRP1">
            <text:p>FRP1</text:p>
          </table:table-cell>
          <table:table-cell table:style-name="ce120" table:formula="of:=[.L40]&amp;[.I40]" office:value-type="string" office:string-value="FRP1N">
            <text:p>FRP1N</text:p>
          </table:table-cell>
          <table:table-cell table:style-name="ce122" table:formula="of:=[.K40]&amp;[.J40]&amp;[.H40]" office:value-type="string" office:string-value="F2016RP1">
            <text:p>F2016RP1</text:p>
          </table:table-cell>
          <table:table-cell table:style-name="ce120" table:formula="of:=[.K40]&amp;[.J40]&amp;[.I40]" office:value-type="string" office:string-value="F2016N">
            <text:p>F2016N</text:p>
          </table:table-cell>
          <table:table-cell table:style-name="ce124"/>
          <table:table-cell/>
        </table:table-row>
        <table:table-row table:style-name="ro4">
          <table:table-cell table:style-name="ce7" office:value-type="string">
            <text:p>UN-MTN </text:p>
          </table:table-cell>
          <table:table-cell table:style-name="ce16" office:value-type="date" office:date-value="2018-04-03">
            <text:p>03/04/18</text:p>
          </table:table-cell>
          <table:table-cell table:style-name="ce30" office:value-type="string">
            <text:p>A14F150330</text:p>
          </table:table-cell>
          <table:table-cell table:style-name="ce43" office:value-type="date" office:date-value="2015-11-11">
            <text:p>11/11/15</text:p>
          </table:table-cell>
          <table:table-cell table:style-name="ce61" office:value-type="float" office:value="-1.4">
            <text:p>-1,40</text:p>
          </table:table-cell>
          <table:table-cell table:style-name="ce78" office:value-type="float" office:value="0">
            <text:p>0,00</text:p>
          </table:table-cell>
          <table:table-cell table:style-name="ce61" office:value-type="float" office:value="-2">
            <text:p>-2,00</text:p>
          </table:table-cell>
          <table:table-cell table:style-name="ce55" office:value-type="string">
            <text:p>AP</text:p>
          </table:table-cell>
          <table:table-cell table:style-name="ce106"/>
          <table:table-cell table:style-name="ce116" table:formula="of:=YEAR([.D41])" office:value-type="float" office:value="2015">
            <text:p>2015</text:p>
          </table:table-cell>
          <table:table-cell table:style-name="ce120" table:formula="of:=RIGHT(LEFT([.C41];4))" office:value-type="string" office:string-value="F">
            <text:p>F</text:p>
          </table:table-cell>
          <table:table-cell table:style-name="ce122" table:formula="of:=[.K41]&amp;[.H41]" office:value-type="string" office:string-value="FAP">
            <text:p>FAP</text:p>
          </table:table-cell>
          <table:table-cell table:style-name="ce120" table:formula="of:=[.L41]&amp;[.I41]" office:value-type="string" office:string-value="FAP">
            <text:p>FAP</text:p>
          </table:table-cell>
          <table:table-cell table:style-name="ce122" table:formula="of:=[.K41]&amp;[.J41]&amp;[.H41]" office:value-type="string" office:string-value="F2015AP">
            <text:p>F2015AP</text:p>
          </table:table-cell>
          <table:table-cell table:style-name="ce120" table:formula="of:=[.K41]&amp;[.J41]&amp;[.I41]" office:value-type="string" office:string-value="F2015">
            <text:p>F2015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4-04">
            <text:p>04/04/18</text:p>
          </table:table-cell>
          <table:table-cell table:style-name="ce28" office:value-type="string">
            <text:p>A17F026401</text:p>
          </table:table-cell>
          <table:table-cell table:style-name="ce42" office:value-type="date" office:date-value="2017-05-05">
            <text:p>05/05/17</text:p>
          </table:table-cell>
          <table:table-cell table:style-name="ce62" office:value-type="float" office:value="1.2">
            <text:p>1,20</text:p>
          </table:table-cell>
          <table:table-cell table:style-name="ce62" office:value-type="float" office:value="0.8">
            <text:p>0,80</text:p>
          </table:table-cell>
          <table:table-cell table:style-name="ce62" office:value-type="float" office:value="-12.8">
            <text:p>-12,8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42])" office:value-type="float" office:value="2017">
            <text:p>2017</text:p>
          </table:table-cell>
          <table:table-cell table:style-name="ce120" table:formula="of:=RIGHT(LEFT([.C42];4))" office:value-type="string" office:string-value="F">
            <text:p>F</text:p>
          </table:table-cell>
          <table:table-cell table:style-name="ce122" table:formula="of:=[.K42]&amp;[.H42]" office:value-type="string" office:string-value="FRP1">
            <text:p>FRP1</text:p>
          </table:table-cell>
          <table:table-cell table:style-name="ce120" table:formula="of:=[.L42]&amp;[.I42]" office:value-type="string" office:string-value="FRP1N">
            <text:p>FRP1N</text:p>
          </table:table-cell>
          <table:table-cell table:style-name="ce122" table:formula="of:=[.K42]&amp;[.J42]&amp;[.H42]" office:value-type="string" office:string-value="F2017RP1">
            <text:p>F2017RP1</text:p>
          </table:table-cell>
          <table:table-cell table:style-name="ce120" table:formula="of:=[.K42]&amp;[.J42]&amp;[.I42]" office:value-type="string" office:string-value="F2017N">
            <text:p>F2017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4-04">
            <text:p>04/04/18</text:p>
          </table:table-cell>
          <table:table-cell table:style-name="ce28" office:value-type="string">
            <text:p>A17F025269</text:p>
          </table:table-cell>
          <table:table-cell table:style-name="ce42" office:value-type="date" office:date-value="2017-05-18">
            <text:p>18/05/17</text:p>
          </table:table-cell>
          <table:table-cell table:style-name="ce60" office:value-type="float" office:value="1.86">
            <text:p>1,86</text:p>
          </table:table-cell>
          <table:table-cell table:style-name="ce60" office:value-type="float" office:value="1.8">
            <text:p>1,80</text:p>
          </table:table-cell>
          <table:table-cell table:style-name="ce60" office:value-type="float" office:value="1.4">
            <text:p>1,40</text:p>
          </table:table-cell>
          <table:table-cell table:style-name="ce53" office:value-type="string">
            <text:p>AP</text:p>
          </table:table-cell>
          <table:table-cell table:style-name="ce105"/>
          <table:table-cell table:style-name="ce116" table:formula="of:=YEAR([.D43])" office:value-type="float" office:value="2017">
            <text:p>2017</text:p>
          </table:table-cell>
          <table:table-cell table:style-name="ce120" table:formula="of:=RIGHT(LEFT([.C43];4))" office:value-type="string" office:string-value="F">
            <text:p>F</text:p>
          </table:table-cell>
          <table:table-cell table:style-name="ce122" table:formula="of:=[.K43]&amp;[.H43]" office:value-type="string" office:string-value="FAP">
            <text:p>FAP</text:p>
          </table:table-cell>
          <table:table-cell table:style-name="ce120" table:formula="of:=[.L43]&amp;[.I43]" office:value-type="string" office:string-value="FAP">
            <text:p>FAP</text:p>
          </table:table-cell>
          <table:table-cell table:style-name="ce122" table:formula="of:=[.K43]&amp;[.J43]&amp;[.H43]" office:value-type="string" office:string-value="F2017AP">
            <text:p>F2017AP</text:p>
          </table:table-cell>
          <table:table-cell table:style-name="ce120" table:formula="of:=[.K43]&amp;[.J43]&amp;[.I43]" office:value-type="string" office:string-value="F2017">
            <text:p>F2017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4-04">
            <text:p>04/04/18</text:p>
          </table:table-cell>
          <table:table-cell table:style-name="ce28" office:value-type="string">
            <text:p>A09F033310</text:p>
          </table:table-cell>
          <table:table-cell table:style-name="ce42" office:value-type="date" office:date-value="2009-04-13">
            <text:p>13/04/09</text:p>
          </table:table-cell>
          <table:table-cell table:style-name="ce60" office:value-type="float" office:value="-2.18">
            <text:p>-2,18</text:p>
          </table:table-cell>
          <table:table-cell table:style-name="ce60" office:value-type="float" office:value="-2.6">
            <text:p>-2,60</text:p>
          </table:table-cell>
          <table:table-cell table:style-name="ce60" office:value-type="float" office:value="-17">
            <text:p>-17,0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44])" office:value-type="float" office:value="2009">
            <text:p>2009</text:p>
          </table:table-cell>
          <table:table-cell table:style-name="ce120" table:formula="of:=RIGHT(LEFT([.C44];4))" office:value-type="string" office:string-value="F">
            <text:p>F</text:p>
          </table:table-cell>
          <table:table-cell table:style-name="ce122" table:formula="of:=[.K44]&amp;[.H44]" office:value-type="string" office:string-value="FRP1">
            <text:p>FRP1</text:p>
          </table:table-cell>
          <table:table-cell table:style-name="ce120" table:formula="of:=[.L44]&amp;[.I44]" office:value-type="string" office:string-value="FRP1N">
            <text:p>FRP1N</text:p>
          </table:table-cell>
          <table:table-cell table:style-name="ce122" table:formula="of:=[.K44]&amp;[.J44]&amp;[.H44]" office:value-type="string" office:string-value="F2009RP1">
            <text:p>F2009RP1</text:p>
          </table:table-cell>
          <table:table-cell table:style-name="ce120" table:formula="of:=[.K44]&amp;[.J44]&amp;[.I44]" office:value-type="string" office:string-value="F2009N">
            <text:p>F2009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4-04">
            <text:p>04/04/18</text:p>
          </table:table-cell>
          <table:table-cell table:style-name="ce28" office:value-type="string">
            <text:p>A17N304890</text:p>
          </table:table-cell>
          <table:table-cell table:style-name="ce42" office:value-type="date" office:date-value="2018-03-12">
            <text:p>12/03/18</text:p>
          </table:table-cell>
          <table:table-cell table:style-name="ce57" office:value-type="float" office:value="1.46">
            <text:p>1,46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105"/>
          <table:table-cell table:style-name="ce116" table:formula="of:=YEAR([.D45])" office:value-type="float" office:value="2018">
            <text:p>2018</text:p>
          </table:table-cell>
          <table:table-cell table:style-name="ce120" table:formula="of:=RIGHT(LEFT([.C45];4))" office:value-type="string" office:string-value="N">
            <text:p>N</text:p>
          </table:table-cell>
          <table:table-cell table:style-name="ce122" table:formula="of:=[.K45]&amp;[.H45]" office:value-type="string" office:string-value="NAP">
            <text:p>NAP</text:p>
          </table:table-cell>
          <table:table-cell table:style-name="ce120" table:formula="of:=[.L45]&amp;[.I45]" office:value-type="string" office:string-value="NAP">
            <text:p>NAP</text:p>
          </table:table-cell>
          <table:table-cell table:style-name="ce122" table:formula="of:=[.K45]&amp;[.J45]&amp;[.H45]" office:value-type="string" office:string-value="N2018AP">
            <text:p>N2018AP</text:p>
          </table:table-cell>
          <table:table-cell table:style-name="ce120" table:formula="of:=[.K45]&amp;[.J45]&amp;[.I45]" office:value-type="string" office:string-value="N2018">
            <text:p>N2018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4-04">
            <text:p>04/04/18</text:p>
          </table:table-cell>
          <table:table-cell table:style-name="ce28" office:value-type="string">
            <text:p>A10F180405</text:p>
          </table:table-cell>
          <table:table-cell table:style-name="ce42" office:value-type="date" office:date-value="2017-07-19">
            <text:p>19/07/17</text:p>
          </table:table-cell>
          <table:table-cell table:style-name="ce56" office:value-type="float" office:value="10.04">
            <text:p>10,04</text:p>
          </table:table-cell>
          <table:table-cell table:style-name="ce56" office:value-type="float" office:value="9.4">
            <text:p>9,40</text:p>
          </table:table-cell>
          <table:table-cell table:style-name="ce56" office:value-type="float" office:value="6.6">
            <text:p>6,60</text:p>
          </table:table-cell>
          <table:table-cell table:style-name="ce53" office:value-type="string">
            <text:p>RP2</text:p>
          </table:table-cell>
          <table:table-cell table:style-name="ce105" office:value-type="string">
            <text:p>P</text:p>
          </table:table-cell>
          <table:table-cell table:style-name="ce116" table:formula="of:=YEAR([.D46])" office:value-type="float" office:value="2017">
            <text:p>2017</text:p>
          </table:table-cell>
          <table:table-cell table:style-name="ce120" table:formula="of:=RIGHT(LEFT([.C46];4))" office:value-type="string" office:string-value="F">
            <text:p>F</text:p>
          </table:table-cell>
          <table:table-cell table:style-name="ce122" table:formula="of:=[.K46]&amp;[.H46]" office:value-type="string" office:string-value="FRP2">
            <text:p>FRP2</text:p>
          </table:table-cell>
          <table:table-cell table:style-name="ce120" table:formula="of:=[.L46]&amp;[.I46]" office:value-type="string" office:string-value="FRP2P">
            <text:p>FRP2P</text:p>
          </table:table-cell>
          <table:table-cell table:style-name="ce122" table:formula="of:=[.K46]&amp;[.J46]&amp;[.H46]" office:value-type="string" office:string-value="F2017RP2">
            <text:p>F2017RP2</text:p>
          </table:table-cell>
          <table:table-cell table:style-name="ce120" table:formula="of:=[.K46]&amp;[.J46]&amp;[.I46]" office:value-type="string" office:string-value="F2017P">
            <text:p>F2017P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15F022954</text:p>
          </table:table-cell>
          <table:table-cell table:style-name="ce42" office:value-type="date" office:date-value="2015-02-09">
            <text:p>09/02/15</text:p>
          </table:table-cell>
          <table:table-cell table:style-name="ce62" office:value-type="float" office:value="-0.5">
            <text:p>-0,50</text:p>
          </table:table-cell>
          <table:table-cell table:style-name="ce62" office:value-type="float" office:value="-1">
            <text:p>-1,00</text:p>
          </table:table-cell>
          <table:table-cell table:style-name="ce56" office:value-type="float" office:value="-25.2">
            <text:p>-25,2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47])" office:value-type="float" office:value="2015">
            <text:p>2015</text:p>
          </table:table-cell>
          <table:table-cell table:style-name="ce120" table:formula="of:=RIGHT(LEFT([.C47];4))" office:value-type="string" office:string-value="F">
            <text:p>F</text:p>
          </table:table-cell>
          <table:table-cell table:style-name="ce122" table:formula="of:=[.K47]&amp;[.H47]" office:value-type="string" office:string-value="FRP1">
            <text:p>FRP1</text:p>
          </table:table-cell>
          <table:table-cell table:style-name="ce120" table:formula="of:=[.L47]&amp;[.I47]" office:value-type="string" office:string-value="FRP1N">
            <text:p>FRP1N</text:p>
          </table:table-cell>
          <table:table-cell table:style-name="ce122" table:formula="of:=[.K47]&amp;[.J47]&amp;[.H47]" office:value-type="string" office:string-value="F2015RP1">
            <text:p>F2015RP1</text:p>
          </table:table-cell>
          <table:table-cell table:style-name="ce120" table:formula="of:=[.K47]&amp;[.J47]&amp;[.I47]" office:value-type="string" office:string-value="F2015N">
            <text:p>F2015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4-04">
            <text:p>04/04/18</text:p>
          </table:table-cell>
          <table:table-cell table:style-name="ce28" office:value-type="string">
            <text:p>A17F110880</text:p>
          </table:table-cell>
          <table:table-cell table:style-name="ce42" office:value-type="date" office:date-value="2017-09-10">
            <text:p>10/09/17</text:p>
          </table:table-cell>
          <table:table-cell table:style-name="ce60" office:value-type="float" office:value="0.64">
            <text:p>0,64</text:p>
          </table:table-cell>
          <table:table-cell table:style-name="ce60" office:value-type="float" office:value="1.2">
            <text:p>1,20</text:p>
          </table:table-cell>
          <table:table-cell table:style-name="ce60" office:value-type="float" office:value="-2">
            <text:p>-2,00</text:p>
          </table:table-cell>
          <table:table-cell table:style-name="ce53" office:value-type="string">
            <text:p>AP</text:p>
          </table:table-cell>
          <table:table-cell table:style-name="ce107"/>
          <table:table-cell table:style-name="ce116" table:formula="of:=YEAR([.D48])" office:value-type="float" office:value="2017">
            <text:p>2017</text:p>
          </table:table-cell>
          <table:table-cell table:style-name="ce120" table:formula="of:=RIGHT(LEFT([.C48];4))" office:value-type="string" office:string-value="F">
            <text:p>F</text:p>
          </table:table-cell>
          <table:table-cell table:style-name="ce122" table:formula="of:=[.K48]&amp;[.H48]" office:value-type="string" office:string-value="FAP">
            <text:p>FAP</text:p>
          </table:table-cell>
          <table:table-cell table:style-name="ce120" table:formula="of:=[.L48]&amp;[.I48]" office:value-type="string" office:string-value="FAP">
            <text:p>FAP</text:p>
          </table:table-cell>
          <table:table-cell table:style-name="ce122" table:formula="of:=[.K48]&amp;[.J48]&amp;[.H48]" office:value-type="string" office:string-value="F2017AP">
            <text:p>F2017AP</text:p>
          </table:table-cell>
          <table:table-cell table:style-name="ce120" table:formula="of:=[.K48]&amp;[.J48]&amp;[.I48]" office:value-type="string" office:string-value="F2017">
            <text:p>F2017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4-04">
            <text:p>04/04/18</text:p>
          </table:table-cell>
          <table:table-cell table:style-name="ce28" office:value-type="string">
            <text:p>A04S043295</text:p>
          </table:table-cell>
          <table:table-cell table:style-name="ce42" office:value-type="date" office:date-value="2010-03-22">
            <text:p>22/03/10</text:p>
          </table:table-cell>
          <table:table-cell table:style-name="ce57" office:value-type="float" office:value="0.1">
            <text:p>0,10</text:p>
          </table:table-cell>
          <table:table-cell table:style-name="ce54" office:value-type="float" office:value="-2.6">
            <text:p>-2,60</text:p>
          </table:table-cell>
          <table:table-cell table:style-name="ce57" office:value-type="float" office:value="-99">
            <text:p>-99,00</text:p>
          </table:table-cell>
          <table:table-cell table:style-name="ce53" office:value-type="string">
            <text:p>RP1</text:p>
          </table:table-cell>
          <table:table-cell table:style-name="ce108" office:value-type="string">
            <text:p>N</text:p>
          </table:table-cell>
          <table:table-cell table:style-name="ce116" table:formula="of:=YEAR([.D49])" office:value-type="float" office:value="2010">
            <text:p>2010</text:p>
          </table:table-cell>
          <table:table-cell table:style-name="ce120" table:formula="of:=RIGHT(LEFT([.C49];4))" office:value-type="string" office:string-value="S">
            <text:p>S</text:p>
          </table:table-cell>
          <table:table-cell table:style-name="ce122" table:formula="of:=[.K49]&amp;[.H49]" office:value-type="string" office:string-value="SRP1">
            <text:p>SRP1</text:p>
          </table:table-cell>
          <table:table-cell table:style-name="ce120" table:formula="of:=[.L49]&amp;[.I49]" office:value-type="string" office:string-value="SRP1N">
            <text:p>SRP1N</text:p>
          </table:table-cell>
          <table:table-cell table:style-name="ce122" table:formula="of:=[.K49]&amp;[.J49]&amp;[.H49]" office:value-type="string" office:string-value="S2010RP1">
            <text:p>S2010RP1</text:p>
          </table:table-cell>
          <table:table-cell table:style-name="ce120" table:formula="of:=[.K49]&amp;[.J49]&amp;[.I49]" office:value-type="string" office:string-value="S2010N">
            <text:p>S2010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07F205943</text:p>
          </table:table-cell>
          <table:table-cell table:style-name="ce42" office:value-type="date" office:date-value="2017-05-10">
            <text:p>10/05/17</text:p>
          </table:table-cell>
          <table:table-cell table:style-name="ce57" office:value-type="float" office:value="-0.8">
            <text:p>-0,8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3.8">
            <text:p>-3,80</text:p>
          </table:table-cell>
          <table:table-cell table:style-name="ce53" office:value-type="string">
            <text:p>AP</text:p>
          </table:table-cell>
          <table:table-cell table:style-name="ce108"/>
          <table:table-cell table:style-name="ce116" table:formula="of:=YEAR([.D50])" office:value-type="float" office:value="2017">
            <text:p>2017</text:p>
          </table:table-cell>
          <table:table-cell table:style-name="ce120" table:formula="of:=RIGHT(LEFT([.C50];4))" office:value-type="string" office:string-value="F">
            <text:p>F</text:p>
          </table:table-cell>
          <table:table-cell table:style-name="ce122" table:formula="of:=[.K50]&amp;[.H50]" office:value-type="string" office:string-value="FAP">
            <text:p>FAP</text:p>
          </table:table-cell>
          <table:table-cell table:style-name="ce120" table:formula="of:=[.L50]&amp;[.I50]" office:value-type="string" office:string-value="FAP">
            <text:p>FAP</text:p>
          </table:table-cell>
          <table:table-cell table:style-name="ce122" table:formula="of:=[.K50]&amp;[.J50]&amp;[.H50]" office:value-type="string" office:string-value="F2017AP">
            <text:p>F2017AP</text:p>
          </table:table-cell>
          <table:table-cell table:style-name="ce120" table:formula="of:=[.K50]&amp;[.J50]&amp;[.I50]" office:value-type="string" office:string-value="F2017">
            <text:p>F2017</text:p>
          </table:table-cell>
          <table:table-cell table:style-name="ce128"/>
          <table:table-cell/>
        </table:table-row>
        <table:table-row table:style-name="ro4">
          <table:table-cell table:style-name="ce6" office:value-type="string">
            <text:p>UN-MTN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16F123690</text:p>
          </table:table-cell>
          <table:table-cell table:style-name="ce44" office:value-type="date" office:date-value="2016-08-02">
            <text:p>02/08/16</text:p>
          </table:table-cell>
          <table:table-cell table:style-name="ce56" office:value-type="float" office:value="-1.22">
            <text:p>-1,22</text:p>
          </table:table-cell>
          <table:table-cell table:style-name="ce56" office:value-type="float" office:value="1">
            <text:p>1,00</text:p>
          </table:table-cell>
          <table:table-cell table:style-name="ce56" office:value-type="float" office:value="-12.8">
            <text:p>-12,80</text:p>
          </table:table-cell>
          <table:table-cell table:style-name="ce53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16" table:formula="of:=YEAR([.D51])" office:value-type="float" office:value="2016">
            <text:p>2016</text:p>
          </table:table-cell>
          <table:table-cell table:style-name="ce120" table:formula="of:=RIGHT(LEFT([.C51];4))" office:value-type="string" office:string-value="F">
            <text:p>F</text:p>
          </table:table-cell>
          <table:table-cell table:style-name="ce122" table:formula="of:=[.K51]&amp;[.H51]" office:value-type="string" office:string-value="FRP1">
            <text:p>FRP1</text:p>
          </table:table-cell>
          <table:table-cell table:style-name="ce120" table:formula="of:=[.L51]&amp;[.I51]" office:value-type="string" office:string-value="FRP1N">
            <text:p>FRP1N</text:p>
          </table:table-cell>
          <table:table-cell table:style-name="ce122" table:formula="of:=[.K51]&amp;[.J51]&amp;[.H51]" office:value-type="string" office:string-value="F2016RP1">
            <text:p>F2016RP1</text:p>
          </table:table-cell>
          <table:table-cell table:style-name="ce120" table:formula="of:=[.K51]&amp;[.J51]&amp;[.I51]" office:value-type="string" office:string-value="F2016N">
            <text:p>F2016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03S517859</text:p>
          </table:table-cell>
          <table:table-cell table:style-name="ce42" office:value-type="date" office:date-value="2011-04-08">
            <text:p>08/04/11</text:p>
          </table:table-cell>
          <table:table-cell table:style-name="ce57" office:value-type="float" office:value="-0.5">
            <text:p>-0,50</text:p>
          </table:table-cell>
          <table:table-cell table:style-name="ce54" office:value-type="float" office:value="-2.4">
            <text:p>-2,40</text:p>
          </table:table-cell>
          <table:table-cell table:style-name="ce57" office:value-type="float" office:value="-15.8">
            <text:p>-15,80</text:p>
          </table:table-cell>
          <table:table-cell table:style-name="ce53" office:value-type="string">
            <text:p>RP1</text:p>
          </table:table-cell>
          <table:table-cell table:style-name="ce108" office:value-type="string">
            <text:p>N</text:p>
          </table:table-cell>
          <table:table-cell table:style-name="ce116" table:formula="of:=YEAR([.D52])" office:value-type="float" office:value="2011">
            <text:p>2011</text:p>
          </table:table-cell>
          <table:table-cell table:style-name="ce120" table:formula="of:=RIGHT(LEFT([.C52];4))" office:value-type="string" office:string-value="S">
            <text:p>S</text:p>
          </table:table-cell>
          <table:table-cell table:style-name="ce122" table:formula="of:=[.K52]&amp;[.H52]" office:value-type="string" office:string-value="SRP1">
            <text:p>SRP1</text:p>
          </table:table-cell>
          <table:table-cell table:style-name="ce120" table:formula="of:=[.L52]&amp;[.I52]" office:value-type="string" office:string-value="SRP1N">
            <text:p>SRP1N</text:p>
          </table:table-cell>
          <table:table-cell table:style-name="ce122" table:formula="of:=[.K52]&amp;[.J52]&amp;[.H52]" office:value-type="string" office:string-value="S2011RP1">
            <text:p>S2011RP1</text:p>
          </table:table-cell>
          <table:table-cell table:style-name="ce120" table:formula="of:=[.K52]&amp;[.J52]&amp;[.I52]" office:value-type="string" office:string-value="S2011N">
            <text:p>S2011N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05F122910</text:p>
          </table:table-cell>
          <table:table-cell table:style-name="ce42" office:value-type="date" office:date-value="2011-09-02">
            <text:p>02/09/11</text:p>
          </table:table-cell>
          <table:table-cell table:style-name="ce57" office:value-type="float" office:value="-1.58">
            <text:p>-1,58</text:p>
          </table:table-cell>
          <table:table-cell table:style-name="ce54" office:value-type="float" office:value="-3.4">
            <text:p>-3,40</text:p>
          </table:table-cell>
          <table:table-cell table:style-name="ce57" office:value-type="float" office:value="-59.6">
            <text:p>-59,60</text:p>
          </table:table-cell>
          <table:table-cell table:style-name="ce53" office:value-type="string">
            <text:p>RP1</text:p>
          </table:table-cell>
          <table:table-cell table:style-name="ce108" office:value-type="string">
            <text:p>N</text:p>
          </table:table-cell>
          <table:table-cell table:style-name="ce116" table:formula="of:=YEAR([.D53])" office:value-type="float" office:value="2011">
            <text:p>2011</text:p>
          </table:table-cell>
          <table:table-cell table:style-name="ce120" table:formula="of:=RIGHT(LEFT([.C53];4))" office:value-type="string" office:string-value="F">
            <text:p>F</text:p>
          </table:table-cell>
          <table:table-cell table:style-name="ce122" table:formula="of:=[.K53]&amp;[.H53]" office:value-type="string" office:string-value="FRP1">
            <text:p>FRP1</text:p>
          </table:table-cell>
          <table:table-cell table:style-name="ce120" table:formula="of:=[.L53]&amp;[.I53]" office:value-type="string" office:string-value="FRP1N">
            <text:p>FRP1N</text:p>
          </table:table-cell>
          <table:table-cell table:style-name="ce122" table:formula="of:=[.K53]&amp;[.J53]&amp;[.H53]" office:value-type="string" office:string-value="F2011RP1">
            <text:p>F2011RP1</text:p>
          </table:table-cell>
          <table:table-cell table:style-name="ce120" table:formula="of:=[.K53]&amp;[.J53]&amp;[.I53]" office:value-type="string" office:string-value="F2011N">
            <text:p>F2011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11F310458</text:p>
          </table:table-cell>
          <table:table-cell table:style-name="ce42" office:value-type="date" office:date-value="2012-05-22">
            <text:p>22/05/12</text:p>
          </table:table-cell>
          <table:table-cell table:style-name="ce57" office:value-type="float" office:value="-1.52">
            <text:p>-1,52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-21">
            <text:p>-21,0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54])" office:value-type="float" office:value="2012">
            <text:p>2012</text:p>
          </table:table-cell>
          <table:table-cell table:style-name="ce120" table:formula="of:=RIGHT(LEFT([.C54];4))" office:value-type="string" office:string-value="F">
            <text:p>F</text:p>
          </table:table-cell>
          <table:table-cell table:style-name="ce122" table:formula="of:=[.K54]&amp;[.H54]" office:value-type="string" office:string-value="FRP1">
            <text:p>FRP1</text:p>
          </table:table-cell>
          <table:table-cell table:style-name="ce120" table:formula="of:=[.L54]&amp;[.I54]" office:value-type="string" office:string-value="FRP1N">
            <text:p>FRP1N</text:p>
          </table:table-cell>
          <table:table-cell table:style-name="ce122" table:formula="of:=[.K54]&amp;[.J54]&amp;[.H54]" office:value-type="string" office:string-value="F2012RP1">
            <text:p>F2012RP1</text:p>
          </table:table-cell>
          <table:table-cell table:style-name="ce120" table:formula="of:=[.K54]&amp;[.J54]&amp;[.I54]" office:value-type="string" office:string-value="F2012N">
            <text:p>F2012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*GEMED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14F160823</text:p>
          </table:table-cell>
          <table:table-cell table:style-name="ce42" office:value-type="date" office:date-value="2017-08-25">
            <text:p>25/08/17</text:p>
          </table:table-cell>
          <table:table-cell table:style-name="ce57" office:value-type="float" office:value="-0.44">
            <text:p>-0,44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17.4">
            <text:p>-17,4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55])" office:value-type="float" office:value="2017">
            <text:p>2017</text:p>
          </table:table-cell>
          <table:table-cell table:style-name="ce120" table:formula="of:=RIGHT(LEFT([.C55];4))" office:value-type="string" office:string-value="F">
            <text:p>F</text:p>
          </table:table-cell>
          <table:table-cell table:style-name="ce122" table:formula="of:=[.K55]&amp;[.H55]" office:value-type="string" office:string-value="FRP1">
            <text:p>FRP1</text:p>
          </table:table-cell>
          <table:table-cell table:style-name="ce120" table:formula="of:=[.L55]&amp;[.I55]" office:value-type="string" office:string-value="FRP1N">
            <text:p>FRP1N</text:p>
          </table:table-cell>
          <table:table-cell table:style-name="ce122" table:formula="of:=[.K55]&amp;[.J55]&amp;[.H55]" office:value-type="string" office:string-value="F2017RP1">
            <text:p>F2017RP1</text:p>
          </table:table-cell>
          <table:table-cell table:style-name="ce120" table:formula="of:=[.K55]&amp;[.J55]&amp;[.I55]" office:value-type="string" office:string-value="F2017N">
            <text:p>F2017N</text:p>
          </table:table-cell>
          <table:table-cell table:style-name="ce124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13F232478</text:p>
          </table:table-cell>
          <table:table-cell table:style-name="ce42" office:value-type="date" office:date-value="2013-12-16">
            <text:p>16/12/13</text:p>
          </table:table-cell>
          <table:table-cell table:style-name="ce57" office:value-type="float" office:value="-3.98">
            <text:p>-3,98</text:p>
          </table:table-cell>
          <table:table-cell table:style-name="ce54" office:value-type="float" office:value="-4">
            <text:p>-4,00</text:p>
          </table:table-cell>
          <table:table-cell table:style-name="ce57" office:value-type="float" office:value="-14.2">
            <text:p>-14,2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56])" office:value-type="float" office:value="2013">
            <text:p>2013</text:p>
          </table:table-cell>
          <table:table-cell table:style-name="ce120" table:formula="of:=RIGHT(LEFT([.C56];4))" office:value-type="string" office:string-value="F">
            <text:p>F</text:p>
          </table:table-cell>
          <table:table-cell table:style-name="ce122" table:formula="of:=[.K56]&amp;[.H56]" office:value-type="string" office:string-value="FRP1">
            <text:p>FRP1</text:p>
          </table:table-cell>
          <table:table-cell table:style-name="ce120" table:formula="of:=[.L56]&amp;[.I56]" office:value-type="string" office:string-value="FRP1N">
            <text:p>FRP1N</text:p>
          </table:table-cell>
          <table:table-cell table:style-name="ce122" table:formula="of:=[.K56]&amp;[.J56]&amp;[.H56]" office:value-type="string" office:string-value="F2013RP1">
            <text:p>F2013RP1</text:p>
          </table:table-cell>
          <table:table-cell table:style-name="ce120" table:formula="of:=[.K56]&amp;[.J56]&amp;[.I56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11F222545</text:p>
          </table:table-cell>
          <table:table-cell table:style-name="ce42" office:value-type="date" office:date-value="2012-02-11">
            <text:p>11/02/12</text:p>
          </table:table-cell>
          <table:table-cell table:style-name="ce63" office:value-type="float" office:value="-1.32">
            <text:p>-1,32</text:p>
          </table:table-cell>
          <table:table-cell table:style-name="ce56" office:value-type="float" office:value="-7.6">
            <text:p>-7,60</text:p>
          </table:table-cell>
          <table:table-cell table:style-name="ce63" office:value-type="float" office:value="-100">
            <text:p>-100,00</text:p>
          </table:table-cell>
          <table:table-cell table:style-name="ce53" office:value-type="string">
            <text:p>RP2</text:p>
          </table:table-cell>
          <table:table-cell table:style-name="ce105" office:value-type="string">
            <text:p>N</text:p>
          </table:table-cell>
          <table:table-cell table:style-name="ce116" table:formula="of:=YEAR([.D57])" office:value-type="float" office:value="2012">
            <text:p>2012</text:p>
          </table:table-cell>
          <table:table-cell table:style-name="ce120" table:formula="of:=RIGHT(LEFT([.C57];4))" office:value-type="string" office:string-value="F">
            <text:p>F</text:p>
          </table:table-cell>
          <table:table-cell table:style-name="ce122" table:formula="of:=[.K57]&amp;[.H57]" office:value-type="string" office:string-value="FRP2">
            <text:p>FRP2</text:p>
          </table:table-cell>
          <table:table-cell table:style-name="ce120" table:formula="of:=[.L57]&amp;[.I57]" office:value-type="string" office:string-value="FRP2N">
            <text:p>FRP2N</text:p>
          </table:table-cell>
          <table:table-cell table:style-name="ce122" table:formula="of:=[.K57]&amp;[.J57]&amp;[.H57]" office:value-type="string" office:string-value="F2012RP2">
            <text:p>F2012RP2</text:p>
          </table:table-cell>
          <table:table-cell table:style-name="ce120" table:formula="of:=[.K57]&amp;[.J57]&amp;[.I57]" office:value-type="string" office:string-value="F2012N">
            <text:p>F2012N</text:p>
          </table:table-cell>
          <table:table-cell table:style-name="ce124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16F259825</text:p>
          </table:table-cell>
          <table:table-cell table:style-name="ce42" office:value-type="date" office:date-value="2017-01-24">
            <text:p>24/01/17</text:p>
          </table:table-cell>
          <table:table-cell table:style-name="ce56" office:value-type="float" office:value="-0.16">
            <text:p>-0,16</text:p>
          </table:table-cell>
          <table:table-cell table:style-name="ce56" office:value-type="float" office:value="-3.2">
            <text:p>-3,20</text:p>
          </table:table-cell>
          <table:table-cell table:style-name="ce56" office:value-type="float" office:value="-27.8">
            <text:p>-27,8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58])" office:value-type="float" office:value="2017">
            <text:p>2017</text:p>
          </table:table-cell>
          <table:table-cell table:style-name="ce120" table:formula="of:=RIGHT(LEFT([.C58];4))" office:value-type="string" office:string-value="F">
            <text:p>F</text:p>
          </table:table-cell>
          <table:table-cell table:style-name="ce122" table:formula="of:=[.K58]&amp;[.H58]" office:value-type="string" office:string-value="FRP1">
            <text:p>FRP1</text:p>
          </table:table-cell>
          <table:table-cell table:style-name="ce120" table:formula="of:=[.L58]&amp;[.I58]" office:value-type="string" office:string-value="FRP1N">
            <text:p>FRP1N</text:p>
          </table:table-cell>
          <table:table-cell table:style-name="ce122" table:formula="of:=[.K58]&amp;[.J58]&amp;[.H58]" office:value-type="string" office:string-value="F2017RP1">
            <text:p>F2017RP1</text:p>
          </table:table-cell>
          <table:table-cell table:style-name="ce120" table:formula="of:=[.K58]&amp;[.J58]&amp;[.I58]" office:value-type="string" office:string-value="F2017N">
            <text:p>F2017N</text:p>
          </table:table-cell>
          <table:table-cell table:style-name="ce124"/>
          <table:table-cell/>
        </table:table-row>
        <table:table-row table:style-name="ro4">
          <table:table-cell table:style-name="ce5" office:value-type="string">
            <text:p>GCOPE MED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07F343791</text:p>
          </table:table-cell>
          <table:table-cell table:style-name="ce42" office:value-type="date" office:date-value="2014-10-08">
            <text:p>08/10/14</text:p>
          </table:table-cell>
          <table:table-cell table:style-name="ce57" office:value-type="float" office:value="-1.84">
            <text:p>-1,84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17.2">
            <text:p>-17,20</text:p>
          </table:table-cell>
          <table:table-cell table:style-name="ce5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6" table:formula="of:=YEAR([.D59])" office:value-type="float" office:value="2014">
            <text:p>2014</text:p>
          </table:table-cell>
          <table:table-cell table:style-name="ce120" table:formula="of:=RIGHT(LEFT([.C59];4))" office:value-type="string" office:string-value="F">
            <text:p>F</text:p>
          </table:table-cell>
          <table:table-cell table:style-name="ce122" table:formula="of:=[.K59]&amp;[.H59]" office:value-type="string" office:string-value="FRP1">
            <text:p>FRP1</text:p>
          </table:table-cell>
          <table:table-cell table:style-name="ce120" table:formula="of:=[.L59]&amp;[.I59]" office:value-type="string" office:string-value="FRP1N">
            <text:p>FRP1N</text:p>
          </table:table-cell>
          <table:table-cell table:style-name="ce122" table:formula="of:=[.K59]&amp;[.J59]&amp;[.H59]" office:value-type="string" office:string-value="F2014RP1">
            <text:p>F2014RP1</text:p>
          </table:table-cell>
          <table:table-cell table:style-name="ce120" table:formula="of:=[.K59]&amp;[.J59]&amp;[.I59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4">
            <text:p>04/04/18</text:p>
          </table:table-cell>
          <table:table-cell table:style-name="ce25" office:value-type="string">
            <text:p>A12F139546</text:p>
          </table:table-cell>
          <table:table-cell table:style-name="ce42" office:value-type="date" office:date-value="2012-06-29">
            <text:p>29/06/12</text:p>
          </table:table-cell>
          <table:table-cell table:style-name="ce57" office:value-type="float" office:value="5.94">
            <text:p>5,94</text:p>
          </table:table-cell>
          <table:table-cell table:style-name="ce54" office:value-type="float" office:value="2.4">
            <text:p>2,4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2</text:p>
          </table:table-cell>
          <table:table-cell table:style-name="ce105" office:value-type="string">
            <text:p>P</text:p>
          </table:table-cell>
          <table:table-cell table:style-name="ce116" table:formula="of:=YEAR([.D60])" office:value-type="float" office:value="2012">
            <text:p>2012</text:p>
          </table:table-cell>
          <table:table-cell table:style-name="ce120" table:formula="of:=RIGHT(LEFT([.C60];4))" office:value-type="string" office:string-value="F">
            <text:p>F</text:p>
          </table:table-cell>
          <table:table-cell table:style-name="ce122" table:formula="of:=[.K60]&amp;[.H60]" office:value-type="string" office:string-value="FRP2">
            <text:p>FRP2</text:p>
          </table:table-cell>
          <table:table-cell table:style-name="ce120" table:formula="of:=[.L60]&amp;[.I60]" office:value-type="string" office:string-value="FRP2P">
            <text:p>FRP2P</text:p>
          </table:table-cell>
          <table:table-cell table:style-name="ce122" table:formula="of:=[.K60]&amp;[.J60]&amp;[.H60]" office:value-type="string" office:string-value="F2012RP2">
            <text:p>F2012RP2</text:p>
          </table:table-cell>
          <table:table-cell table:style-name="ce120" table:formula="of:=[.K60]&amp;[.J60]&amp;[.I60]" office:value-type="string" office:string-value="F2012P">
            <text:p>F2012P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4-04">
            <text:p>04/04/18</text:p>
          </table:table-cell>
          <table:table-cell table:style-name="ce26" office:value-type="string">
            <text:p>A15F018106</text:p>
          </table:table-cell>
          <table:table-cell table:style-name="ce42" office:value-type="date" office:date-value="2015-02-03">
            <text:p>03/02/15</text:p>
          </table:table-cell>
          <table:table-cell table:style-name="ce56" office:value-type="float" office:value="-0.32">
            <text:p>-0,32</text:p>
          </table:table-cell>
          <table:table-cell table:style-name="ce56" office:value-type="float" office:value="-2.6">
            <text:p>-2,60</text:p>
          </table:table-cell>
          <table:table-cell table:style-name="ce56" office:value-type="float" office:value="-2.4">
            <text:p>-2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61])" office:value-type="float" office:value="2015">
            <text:p>2015</text:p>
          </table:table-cell>
          <table:table-cell table:style-name="ce120" table:formula="of:=RIGHT(LEFT([.C61];4))" office:value-type="string" office:string-value="F">
            <text:p>F</text:p>
          </table:table-cell>
          <table:table-cell table:style-name="ce122" table:formula="of:=[.K61]&amp;[.H61]" office:value-type="string" office:string-value="FAP">
            <text:p>FAP</text:p>
          </table:table-cell>
          <table:table-cell table:style-name="ce120" table:formula="of:=[.L61]&amp;[.I61]" office:value-type="string" office:string-value="FAP">
            <text:p>FAP</text:p>
          </table:table-cell>
          <table:table-cell table:style-name="ce122" table:formula="of:=[.K61]&amp;[.J61]&amp;[.H61]" office:value-type="string" office:string-value="F2015AP">
            <text:p>F2015AP</text:p>
          </table:table-cell>
          <table:table-cell table:style-name="ce120" table:formula="of:=[.K61]&amp;[.J61]&amp;[.I61]" office:value-type="string" office:string-value="F2015">
            <text:p>F2015</text:p>
          </table:table-cell>
          <table:table-cell table:style-name="ce131"/>
          <table:table-cell/>
        </table:table-row>
        <table:table-row table:style-name="ro2">
          <table:table-cell table:style-name="ce7" office:value-type="string">
            <text:p>UN-MTS </text:p>
          </table:table-cell>
          <table:table-cell table:style-name="ce16" office:value-type="date" office:date-value="2018-04-04">
            <text:p>04/04/18</text:p>
          </table:table-cell>
          <table:table-cell table:style-name="ce27" office:value-type="string">
            <text:p>A00S601530</text:p>
          </table:table-cell>
          <table:table-cell table:style-name="ce45" office:value-type="date" office:date-value="2008-09-02">
            <text:p>02/09/08</text:p>
          </table:table-cell>
          <table:table-cell table:style-name="ce61" office:value-type="float" office:value="-1.45">
            <text:p>-1,45</text:p>
          </table:table-cell>
          <table:table-cell table:style-name="ce78" office:value-type="float" office:value="-2">
            <text:p>-2,00</text:p>
          </table:table-cell>
          <table:table-cell table:style-name="ce61" office:value-type="float" office:value="-26.5">
            <text:p>-26,50</text:p>
          </table:table-cell>
          <table:table-cell table:style-name="ce102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6" table:formula="of:=YEAR([.D62])" office:value-type="float" office:value="2008">
            <text:p>2008</text:p>
          </table:table-cell>
          <table:table-cell table:style-name="ce120" table:formula="of:=RIGHT(LEFT([.C62];4))" office:value-type="string" office:string-value="S">
            <text:p>S</text:p>
          </table:table-cell>
          <table:table-cell table:style-name="ce122" table:formula="of:=[.K62]&amp;[.H62]" office:value-type="string" office:string-value="SRP1">
            <text:p>SRP1</text:p>
          </table:table-cell>
          <table:table-cell table:style-name="ce120" table:formula="of:=[.L62]&amp;[.I62]" office:value-type="string" office:string-value="SRP1N">
            <text:p>SRP1N</text:p>
          </table:table-cell>
          <table:table-cell table:style-name="ce122" table:formula="of:=[.K62]&amp;[.J62]&amp;[.H62]" office:value-type="string" office:string-value="S2008RP1">
            <text:p>S2008RP1</text:p>
          </table:table-cell>
          <table:table-cell table:style-name="ce120" table:formula="of:=[.K62]&amp;[.J62]&amp;[.I62]" office:value-type="string" office:string-value="S2008N">
            <text:p>S2008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06S744304</text:p>
          </table:table-cell>
          <table:table-cell table:style-name="ce44" office:value-type="date" office:date-value="2014-05-15">
            <text:p>15/05/14</text:p>
          </table:table-cell>
          <table:table-cell table:style-name="ce56" office:value-type="float" office:value="0.06">
            <text:p>0,06</text:p>
          </table:table-cell>
          <table:table-cell table:style-name="ce56" office:value-type="float" office:value="0">
            <text:p>0,00</text:p>
          </table:table-cell>
          <table:table-cell table:style-name="ce56" office:value-type="float" office:value="-2.8">
            <text:p>-2,80</text:p>
          </table:table-cell>
          <table:table-cell table:style-name="ce53" office:value-type="string">
            <text:p>AP</text:p>
          </table:table-cell>
          <table:table-cell table:style-name="ce60"/>
          <table:table-cell table:style-name="ce116" table:formula="of:=YEAR([.D63])" office:value-type="float" office:value="2014">
            <text:p>2014</text:p>
          </table:table-cell>
          <table:table-cell table:style-name="ce120" table:formula="of:=RIGHT(LEFT([.C63];4))" office:value-type="string" office:string-value="S">
            <text:p>S</text:p>
          </table:table-cell>
          <table:table-cell table:style-name="ce122" table:formula="of:=[.K63]&amp;[.H63]" office:value-type="string" office:string-value="SAP">
            <text:p>SAP</text:p>
          </table:table-cell>
          <table:table-cell table:style-name="ce120" table:formula="of:=[.L63]&amp;[.I63]" office:value-type="string" office:string-value="SAP">
            <text:p>SAP</text:p>
          </table:table-cell>
          <table:table-cell table:style-name="ce122" table:formula="of:=[.K63]&amp;[.J63]&amp;[.H63]" office:value-type="string" office:string-value="S2014AP">
            <text:p>S2014AP</text:p>
          </table:table-cell>
          <table:table-cell table:style-name="ce120" table:formula="of:=[.K63]&amp;[.J63]&amp;[.I63]" office:value-type="string" office:string-value="S2014">
            <text:p>S2014</text:p>
          </table:table-cell>
          <table:table-cell table:style-name="ce132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4F017814</text:p>
          </table:table-cell>
          <table:table-cell table:style-name="ce42" office:value-type="date" office:date-value="2017-05-25">
            <text:p>25/05/17</text:p>
          </table:table-cell>
          <table:table-cell table:style-name="ce57" office:value-type="float" office:value="-0.2">
            <text:p>-0,20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65">
            <text:p>-65,0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64])" office:value-type="float" office:value="2017">
            <text:p>2017</text:p>
          </table:table-cell>
          <table:table-cell table:style-name="ce120" table:formula="of:=RIGHT(LEFT([.C64];4))" office:value-type="string" office:string-value="F">
            <text:p>F</text:p>
          </table:table-cell>
          <table:table-cell table:style-name="ce122" table:formula="of:=[.K64]&amp;[.H64]" office:value-type="string" office:string-value="FRP1">
            <text:p>FRP1</text:p>
          </table:table-cell>
          <table:table-cell table:style-name="ce120" table:formula="of:=[.L64]&amp;[.I64]" office:value-type="string" office:string-value="FRP1N">
            <text:p>FRP1N</text:p>
          </table:table-cell>
          <table:table-cell table:style-name="ce122" table:formula="of:=[.K64]&amp;[.J64]&amp;[.H64]" office:value-type="string" office:string-value="F2017RP1">
            <text:p>F2017RP1</text:p>
          </table:table-cell>
          <table:table-cell table:style-name="ce120" table:formula="of:=[.K64]&amp;[.J64]&amp;[.I64]" office:value-type="string" office:string-value="F2017N">
            <text:p>F2017N</text:p>
          </table:table-cell>
          <table:table-cell table:style-name="ce132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09F317192</text:p>
          </table:table-cell>
          <table:table-cell table:style-name="ce42" office:value-type="date" office:date-value="2010-01-21">
            <text:p>21/01/10</text:p>
          </table:table-cell>
          <table:table-cell table:style-name="ce57" office:value-type="float" office:value="-1.14">
            <text:p>-1,14</text:p>
          </table:table-cell>
          <table:table-cell table:style-name="ce54" office:value-type="float" office:value="-1.8">
            <text:p>-1,80</text:p>
          </table:table-cell>
          <table:table-cell table:style-name="ce57" office:value-type="float" office:value="-98.8">
            <text:p>-98,8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65])" office:value-type="float" office:value="2010">
            <text:p>2010</text:p>
          </table:table-cell>
          <table:table-cell table:style-name="ce120" table:formula="of:=RIGHT(LEFT([.C65];4))" office:value-type="string" office:string-value="F">
            <text:p>F</text:p>
          </table:table-cell>
          <table:table-cell table:style-name="ce122" table:formula="of:=[.K65]&amp;[.H65]" office:value-type="string" office:string-value="FRP1">
            <text:p>FRP1</text:p>
          </table:table-cell>
          <table:table-cell table:style-name="ce120" table:formula="of:=[.L65]&amp;[.I65]" office:value-type="string" office:string-value="FRP1N">
            <text:p>FRP1N</text:p>
          </table:table-cell>
          <table:table-cell table:style-name="ce122" table:formula="of:=[.K65]&amp;[.J65]&amp;[.H65]" office:value-type="string" office:string-value="F2010RP1">
            <text:p>F2010RP1</text:p>
          </table:table-cell>
          <table:table-cell table:style-name="ce120" table:formula="of:=[.K65]&amp;[.J65]&amp;[.I65]" office:value-type="string" office:string-value="F2010N">
            <text:p>F2010N</text:p>
          </table:table-cell>
          <table:table-cell table:style-name="ce132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4F028481</text:p>
          </table:table-cell>
          <table:table-cell table:style-name="ce44" office:value-type="date" office:date-value="2014-04-22">
            <text:p>22/04/14</text:p>
          </table:table-cell>
          <table:table-cell table:style-name="ce57" office:value-type="float" office:value="-1">
            <text:p>-1,0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43.6">
            <text:p>-43,60</text:p>
          </table:table-cell>
          <table:table-cell table:style-name="ce53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6" table:formula="of:=YEAR([.D66])" office:value-type="float" office:value="2014">
            <text:p>2014</text:p>
          </table:table-cell>
          <table:table-cell table:style-name="ce120" table:formula="of:=RIGHT(LEFT([.C66];4))" office:value-type="string" office:string-value="F">
            <text:p>F</text:p>
          </table:table-cell>
          <table:table-cell table:style-name="ce122" table:formula="of:=[.K66]&amp;[.H66]" office:value-type="string" office:string-value="FRP1">
            <text:p>FRP1</text:p>
          </table:table-cell>
          <table:table-cell table:style-name="ce120" table:formula="of:=[.L66]&amp;[.I66]" office:value-type="string" office:string-value="FRP1N">
            <text:p>FRP1N</text:p>
          </table:table-cell>
          <table:table-cell table:style-name="ce122" table:formula="of:=[.K66]&amp;[.J66]&amp;[.H66]" office:value-type="string" office:string-value="F2014RP1">
            <text:p>F2014RP1</text:p>
          </table:table-cell>
          <table:table-cell table:style-name="ce120" table:formula="of:=[.K66]&amp;[.J66]&amp;[.I66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0F095123</text:p>
          </table:table-cell>
          <table:table-cell table:style-name="ce44" office:value-type="date" office:date-value="2010-05-29">
            <text:p>29/05/10</text:p>
          </table:table-cell>
          <table:table-cell table:style-name="ce56" office:value-type="float" office:value="0.7">
            <text:p>0,70</text:p>
          </table:table-cell>
          <table:table-cell table:style-name="ce56" office:value-type="float" office:value="0.6">
            <text:p>0,60</text:p>
          </table:table-cell>
          <table:table-cell table:style-name="ce56" office:value-type="float" office:value="-21">
            <text:p>-21,00</text:p>
          </table:table-cell>
          <table:table-cell table:style-name="ce53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6" table:formula="of:=YEAR([.D67])" office:value-type="float" office:value="2010">
            <text:p>2010</text:p>
          </table:table-cell>
          <table:table-cell table:style-name="ce120" table:formula="of:=RIGHT(LEFT([.C67];4))" office:value-type="string" office:string-value="F">
            <text:p>F</text:p>
          </table:table-cell>
          <table:table-cell table:style-name="ce122" table:formula="of:=[.K67]&amp;[.H67]" office:value-type="string" office:string-value="FRP1">
            <text:p>FRP1</text:p>
          </table:table-cell>
          <table:table-cell table:style-name="ce120" table:formula="of:=[.L67]&amp;[.I67]" office:value-type="string" office:string-value="FRP1N">
            <text:p>FRP1N</text:p>
          </table:table-cell>
          <table:table-cell table:style-name="ce122" table:formula="of:=[.K67]&amp;[.J67]&amp;[.H67]" office:value-type="string" office:string-value="F2010RP1">
            <text:p>F2010RP1</text:p>
          </table:table-cell>
          <table:table-cell table:style-name="ce120" table:formula="of:=[.K67]&amp;[.J67]&amp;[.I67]" office:value-type="string" office:string-value="F2010N">
            <text:p>F2010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5F258880</text:p>
          </table:table-cell>
          <table:table-cell table:style-name="ce44" office:value-type="date" office:date-value="2016-02-11">
            <text:p>11/02/16</text:p>
          </table:table-cell>
          <table:table-cell table:style-name="ce56" office:value-type="float" office:value="0.24">
            <text:p>0,24</text:p>
          </table:table-cell>
          <table:table-cell table:style-name="ce56" office:value-type="float" office:value="-2.4">
            <text:p>-2,40</text:p>
          </table:table-cell>
          <table:table-cell table:style-name="ce56" office:value-type="float" office:value="-47.2">
            <text:p>-47,20</text:p>
          </table:table-cell>
          <table:table-cell table:style-name="ce53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6" table:formula="of:=YEAR([.D68])" office:value-type="float" office:value="2016">
            <text:p>2016</text:p>
          </table:table-cell>
          <table:table-cell table:style-name="ce120" table:formula="of:=RIGHT(LEFT([.C68];4))" office:value-type="string" office:string-value="F">
            <text:p>F</text:p>
          </table:table-cell>
          <table:table-cell table:style-name="ce122" table:formula="of:=[.K68]&amp;[.H68]" office:value-type="string" office:string-value="FRP1">
            <text:p>FRP1</text:p>
          </table:table-cell>
          <table:table-cell table:style-name="ce120" table:formula="of:=[.L68]&amp;[.I68]" office:value-type="string" office:string-value="FRP1N">
            <text:p>FRP1N</text:p>
          </table:table-cell>
          <table:table-cell table:style-name="ce122" table:formula="of:=[.K68]&amp;[.J68]&amp;[.H68]" office:value-type="string" office:string-value="F2016RP1">
            <text:p>F2016RP1</text:p>
          </table:table-cell>
          <table:table-cell table:style-name="ce120" table:formula="of:=[.K68]&amp;[.J68]&amp;[.I68]" office:value-type="string" office:string-value="F2016N">
            <text:p>F201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0F167515</text:p>
          </table:table-cell>
          <table:table-cell table:style-name="ce42" office:value-type="date" office:date-value="2016-05-03">
            <text:p>03/05/16</text:p>
          </table:table-cell>
          <table:table-cell table:style-name="ce56" office:value-type="float" office:value="-0.76">
            <text:p>-0,76</text:p>
          </table:table-cell>
          <table:table-cell table:style-name="ce56" office:value-type="float" office:value="-1.6">
            <text:p>-1,60</text:p>
          </table:table-cell>
          <table:table-cell table:style-name="ce56" office:value-type="float" office:value="-4">
            <text:p>-4,0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69])" office:value-type="float" office:value="2016">
            <text:p>2016</text:p>
          </table:table-cell>
          <table:table-cell table:style-name="ce120" table:formula="of:=RIGHT(LEFT([.C69];4))" office:value-type="string" office:string-value="F">
            <text:p>F</text:p>
          </table:table-cell>
          <table:table-cell table:style-name="ce122" table:formula="of:=[.K69]&amp;[.H69]" office:value-type="string" office:string-value="FAP">
            <text:p>FAP</text:p>
          </table:table-cell>
          <table:table-cell table:style-name="ce120" table:formula="of:=[.L69]&amp;[.I69]" office:value-type="string" office:string-value="FAP">
            <text:p>FAP</text:p>
          </table:table-cell>
          <table:table-cell table:style-name="ce122" table:formula="of:=[.K69]&amp;[.J69]&amp;[.H69]" office:value-type="string" office:string-value="F2016AP">
            <text:p>F2016AP</text:p>
          </table:table-cell>
          <table:table-cell table:style-name="ce120" table:formula="of:=[.K69]&amp;[.J69]&amp;[.I69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6F197601</text:p>
          </table:table-cell>
          <table:table-cell table:style-name="ce44" office:value-type="date" office:date-value="2016-11-18">
            <text:p>18/11/16</text:p>
          </table:table-cell>
          <table:table-cell table:style-name="ce56" office:value-type="float" office:value="1.62">
            <text:p>1,62</text:p>
          </table:table-cell>
          <table:table-cell table:style-name="ce56" office:value-type="float" office:value="-0.2">
            <text:p>-0,20</text:p>
          </table:table-cell>
          <table:table-cell table:style-name="ce56" office:value-type="float" office:value="-24.8">
            <text:p>-24,80</text:p>
          </table:table-cell>
          <table:table-cell table:style-name="ce53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6" table:formula="of:=YEAR([.D70])" office:value-type="float" office:value="2016">
            <text:p>2016</text:p>
          </table:table-cell>
          <table:table-cell table:style-name="ce120" table:formula="of:=RIGHT(LEFT([.C70];4))" office:value-type="string" office:string-value="F">
            <text:p>F</text:p>
          </table:table-cell>
          <table:table-cell table:style-name="ce122" table:formula="of:=[.K70]&amp;[.H70]" office:value-type="string" office:string-value="FRP1">
            <text:p>FRP1</text:p>
          </table:table-cell>
          <table:table-cell table:style-name="ce120" table:formula="of:=[.L70]&amp;[.I70]" office:value-type="string" office:string-value="FRP1N">
            <text:p>FRP1N</text:p>
          </table:table-cell>
          <table:table-cell table:style-name="ce122" table:formula="of:=[.K70]&amp;[.J70]&amp;[.H70]" office:value-type="string" office:string-value="F2016RP1">
            <text:p>F2016RP1</text:p>
          </table:table-cell>
          <table:table-cell table:style-name="ce120" table:formula="of:=[.K70]&amp;[.J70]&amp;[.I70]" office:value-type="string" office:string-value="F2016N">
            <text:p>F201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06F309820</text:p>
          </table:table-cell>
          <table:table-cell table:style-name="ce42" office:value-type="date" office:date-value="2016-09-26">
            <text:p>26/09/16</text:p>
          </table:table-cell>
          <table:table-cell table:style-name="ce56" office:value-type="float" office:value="-0.98">
            <text:p>-0,98</text:p>
          </table:table-cell>
          <table:table-cell table:style-name="ce81" office:value-type="float" office:value="-0.8">
            <text:p>-0,80</text:p>
          </table:table-cell>
          <table:table-cell table:style-name="ce56" office:value-type="float" office:value="-1.6">
            <text:p>-1,6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71])" office:value-type="float" office:value="2016">
            <text:p>2016</text:p>
          </table:table-cell>
          <table:table-cell table:style-name="ce120" table:formula="of:=RIGHT(LEFT([.C71];4))" office:value-type="string" office:string-value="F">
            <text:p>F</text:p>
          </table:table-cell>
          <table:table-cell table:style-name="ce122" table:formula="of:=[.K71]&amp;[.H71]" office:value-type="string" office:string-value="FAP">
            <text:p>FAP</text:p>
          </table:table-cell>
          <table:table-cell table:style-name="ce120" table:formula="of:=[.L71]&amp;[.I71]" office:value-type="string" office:string-value="FAP">
            <text:p>FAP</text:p>
          </table:table-cell>
          <table:table-cell table:style-name="ce122" table:formula="of:=[.K71]&amp;[.J71]&amp;[.H71]" office:value-type="string" office:string-value="F2016AP">
            <text:p>F2016AP</text:p>
          </table:table-cell>
          <table:table-cell table:style-name="ce120" table:formula="of:=[.K71]&amp;[.J71]&amp;[.I71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08F225782</text:p>
          </table:table-cell>
          <table:table-cell table:style-name="ce42" office:value-type="date" office:date-value="2018-02-12">
            <text:p>12/02/18</text:p>
          </table:table-cell>
          <table:table-cell table:style-name="ce56" office:value-type="float" office:value="-0.88">
            <text:p>-0,88</text:p>
          </table:table-cell>
          <table:table-cell table:style-name="ce82" office:value-type="float" office:value="-2.2">
            <text:p>-2,20</text:p>
          </table:table-cell>
          <table:table-cell table:style-name="ce62" office:value-type="float" office:value="-4.8">
            <text:p>-4,8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72])" office:value-type="float" office:value="2018">
            <text:p>2018</text:p>
          </table:table-cell>
          <table:table-cell table:style-name="ce120" table:formula="of:=RIGHT(LEFT([.C72];4))" office:value-type="string" office:string-value="F">
            <text:p>F</text:p>
          </table:table-cell>
          <table:table-cell table:style-name="ce122" table:formula="of:=[.K72]&amp;[.H72]" office:value-type="string" office:string-value="FAP">
            <text:p>FAP</text:p>
          </table:table-cell>
          <table:table-cell table:style-name="ce120" table:formula="of:=[.L72]&amp;[.I72]" office:value-type="string" office:string-value="FAP">
            <text:p>FAP</text:p>
          </table:table-cell>
          <table:table-cell table:style-name="ce122" table:formula="of:=[.K72]&amp;[.J72]&amp;[.H72]" office:value-type="string" office:string-value="F2018AP">
            <text:p>F2018AP</text:p>
          </table:table-cell>
          <table:table-cell table:style-name="ce120" table:formula="of:=[.K72]&amp;[.J72]&amp;[.I72]" office:value-type="string" office:string-value="F2018">
            <text:p>F2018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4F012282</text:p>
          </table:table-cell>
          <table:table-cell table:style-name="ce42" office:value-type="date" office:date-value="2014-03-27">
            <text:p>27/03/14</text:p>
          </table:table-cell>
          <table:table-cell table:style-name="ce57" office:value-type="float" office:value="-2.1">
            <text:p>-2,10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10.6">
            <text:p>-10,6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73])" office:value-type="float" office:value="2014">
            <text:p>2014</text:p>
          </table:table-cell>
          <table:table-cell table:style-name="ce120" table:formula="of:=RIGHT(LEFT([.C73];4))" office:value-type="string" office:string-value="F">
            <text:p>F</text:p>
          </table:table-cell>
          <table:table-cell table:style-name="ce122" table:formula="of:=[.K73]&amp;[.H73]" office:value-type="string" office:string-value="FRP1">
            <text:p>FRP1</text:p>
          </table:table-cell>
          <table:table-cell table:style-name="ce120" table:formula="of:=[.L73]&amp;[.I73]" office:value-type="string" office:string-value="FRP1N">
            <text:p>FRP1N</text:p>
          </table:table-cell>
          <table:table-cell table:style-name="ce122" table:formula="of:=[.K73]&amp;[.J73]&amp;[.H73]" office:value-type="string" office:string-value="F2014RP1">
            <text:p>F2014RP1</text:p>
          </table:table-cell>
          <table:table-cell table:style-name="ce120" table:formula="of:=[.K73]&amp;[.J73]&amp;[.I73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4F308471</text:p>
          </table:table-cell>
          <table:table-cell table:style-name="ce42" office:value-type="date" office:date-value="2014-09-24">
            <text:p>24/09/14</text:p>
          </table:table-cell>
          <table:table-cell table:style-name="ce57" office:value-type="float" office:value="-2.5">
            <text:p>-2,50</text:p>
          </table:table-cell>
          <table:table-cell table:style-name="ce54" office:value-type="float" office:value="-0.6">
            <text:p>-0,60</text:p>
          </table:table-cell>
          <table:table-cell table:style-name="ce57" office:value-type="float" office:value="-13.8">
            <text:p>-13,8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74])" office:value-type="float" office:value="2014">
            <text:p>2014</text:p>
          </table:table-cell>
          <table:table-cell table:style-name="ce120" table:formula="of:=RIGHT(LEFT([.C74];4))" office:value-type="string" office:string-value="F">
            <text:p>F</text:p>
          </table:table-cell>
          <table:table-cell table:style-name="ce122" table:formula="of:=[.K74]&amp;[.H74]" office:value-type="string" office:string-value="FRP1">
            <text:p>FRP1</text:p>
          </table:table-cell>
          <table:table-cell table:style-name="ce120" table:formula="of:=[.L74]&amp;[.I74]" office:value-type="string" office:string-value="FRP1N">
            <text:p>FRP1N</text:p>
          </table:table-cell>
          <table:table-cell table:style-name="ce122" table:formula="of:=[.K74]&amp;[.J74]&amp;[.H74]" office:value-type="string" office:string-value="F2014RP1">
            <text:p>F2014RP1</text:p>
          </table:table-cell>
          <table:table-cell table:style-name="ce120" table:formula="of:=[.K74]&amp;[.J74]&amp;[.I74]" office:value-type="string" office:string-value="F2014N">
            <text:p>F2014N</text:p>
          </table:table-cell>
          <table:table-cell table:style-name="ce127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08F357927</text:p>
          </table:table-cell>
          <table:table-cell table:style-name="ce42" office:value-type="date" office:date-value="2017-12-21">
            <text:p>21/12/17</text:p>
          </table:table-cell>
          <table:table-cell table:style-name="ce57" office:value-type="float" office:value="-0.84">
            <text:p>-0,84</text:p>
          </table:table-cell>
          <table:table-cell table:style-name="ce54" office:value-type="float" office:value="1.2">
            <text:p>1,20</text:p>
          </table:table-cell>
          <table:table-cell table:style-name="ce57" office:value-type="float" office:value="-4.2">
            <text:p>-4,2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75])" office:value-type="float" office:value="2017">
            <text:p>2017</text:p>
          </table:table-cell>
          <table:table-cell table:style-name="ce120" table:formula="of:=RIGHT(LEFT([.C75];4))" office:value-type="string" office:string-value="F">
            <text:p>F</text:p>
          </table:table-cell>
          <table:table-cell table:style-name="ce122" table:formula="of:=[.K75]&amp;[.H75]" office:value-type="string" office:string-value="FAP">
            <text:p>FAP</text:p>
          </table:table-cell>
          <table:table-cell table:style-name="ce120" table:formula="of:=[.L75]&amp;[.I75]" office:value-type="string" office:string-value="FAP">
            <text:p>FAP</text:p>
          </table:table-cell>
          <table:table-cell table:style-name="ce122" table:formula="of:=[.K75]&amp;[.J75]&amp;[.H75]" office:value-type="string" office:string-value="F2017AP">
            <text:p>F2017AP</text:p>
          </table:table-cell>
          <table:table-cell table:style-name="ce120" table:formula="of:=[.K75]&amp;[.J75]&amp;[.I75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1F286704</text:p>
          </table:table-cell>
          <table:table-cell table:style-name="ce42" office:value-type="date" office:date-value="2016-05-14">
            <text:p>14/05/16</text:p>
          </table:table-cell>
          <table:table-cell table:style-name="ce57" office:value-type="float" office:value="0.42">
            <text:p>0,42</text:p>
          </table:table-cell>
          <table:table-cell table:style-name="ce54" office:value-type="float" office:value="-0.2">
            <text:p>-0,20</text:p>
          </table:table-cell>
          <table:table-cell table:style-name="ce57" office:value-type="float" office:value="-5.4">
            <text:p>-5,4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76])" office:value-type="float" office:value="2016">
            <text:p>2016</text:p>
          </table:table-cell>
          <table:table-cell table:style-name="ce120" table:formula="of:=RIGHT(LEFT([.C76];4))" office:value-type="string" office:string-value="F">
            <text:p>F</text:p>
          </table:table-cell>
          <table:table-cell table:style-name="ce122" table:formula="of:=[.K76]&amp;[.H76]" office:value-type="string" office:string-value="FAP">
            <text:p>FAP</text:p>
          </table:table-cell>
          <table:table-cell table:style-name="ce120" table:formula="of:=[.L76]&amp;[.I76]" office:value-type="string" office:string-value="FAP">
            <text:p>FAP</text:p>
          </table:table-cell>
          <table:table-cell table:style-name="ce122" table:formula="of:=[.K76]&amp;[.J76]&amp;[.H76]" office:value-type="string" office:string-value="F2016AP">
            <text:p>F2016AP</text:p>
          </table:table-cell>
          <table:table-cell table:style-name="ce120" table:formula="of:=[.K76]&amp;[.J76]&amp;[.I76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7F007118</text:p>
          </table:table-cell>
          <table:table-cell table:style-name="ce42" office:value-type="date" office:date-value="2017-07-04">
            <text:p>04/07/17</text:p>
          </table:table-cell>
          <table:table-cell table:style-name="ce57" office:value-type="float" office:value="-2.42">
            <text:p>-2,42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0.4">
            <text:p>0,4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77])" office:value-type="float" office:value="2017">
            <text:p>2017</text:p>
          </table:table-cell>
          <table:table-cell table:style-name="ce120" table:formula="of:=RIGHT(LEFT([.C77];4))" office:value-type="string" office:string-value="F">
            <text:p>F</text:p>
          </table:table-cell>
          <table:table-cell table:style-name="ce122" table:formula="of:=[.K77]&amp;[.H77]" office:value-type="string" office:string-value="FAP">
            <text:p>FAP</text:p>
          </table:table-cell>
          <table:table-cell table:style-name="ce120" table:formula="of:=[.L77]&amp;[.I77]" office:value-type="string" office:string-value="FAP">
            <text:p>FAP</text:p>
          </table:table-cell>
          <table:table-cell table:style-name="ce122" table:formula="of:=[.K77]&amp;[.J77]&amp;[.H77]" office:value-type="string" office:string-value="F2017AP">
            <text:p>F2017AP</text:p>
          </table:table-cell>
          <table:table-cell table:style-name="ce120" table:formula="of:=[.K77]&amp;[.J77]&amp;[.I77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4F401778</text:p>
          </table:table-cell>
          <table:table-cell table:style-name="ce42" office:value-type="date" office:date-value="2014-11-25">
            <text:p>25/11/14</text:p>
          </table:table-cell>
          <table:table-cell table:style-name="ce57" office:value-type="float" office:value="-0.06">
            <text:p>-0,06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13.4">
            <text:p>-13,4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78])" office:value-type="float" office:value="2014">
            <text:p>2014</text:p>
          </table:table-cell>
          <table:table-cell table:style-name="ce120" table:formula="of:=RIGHT(LEFT([.C78];4))" office:value-type="string" office:string-value="F">
            <text:p>F</text:p>
          </table:table-cell>
          <table:table-cell table:style-name="ce122" table:formula="of:=[.K78]&amp;[.H78]" office:value-type="string" office:string-value="FRP1">
            <text:p>FRP1</text:p>
          </table:table-cell>
          <table:table-cell table:style-name="ce120" table:formula="of:=[.L78]&amp;[.I78]" office:value-type="string" office:string-value="FRP1N">
            <text:p>FRP1N</text:p>
          </table:table-cell>
          <table:table-cell table:style-name="ce122" table:formula="of:=[.K78]&amp;[.J78]&amp;[.H78]" office:value-type="string" office:string-value="F2014RP1">
            <text:p>F2014RP1</text:p>
          </table:table-cell>
          <table:table-cell table:style-name="ce120" table:formula="of:=[.K78]&amp;[.J78]&amp;[.I78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09F194836</text:p>
          </table:table-cell>
          <table:table-cell table:style-name="ce42" office:value-type="date" office:date-value="2015-12-30">
            <text:p>30/12/15</text:p>
          </table:table-cell>
          <table:table-cell table:style-name="ce57" office:value-type="float" office:value="-1.28">
            <text:p>-1,28</text:p>
          </table:table-cell>
          <table:table-cell table:style-name="ce54" office:value-type="float" office:value="-4.2">
            <text:p>-4,20</text:p>
          </table:table-cell>
          <table:table-cell table:style-name="ce57" office:value-type="float" office:value="-99.8">
            <text:p>-99,8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79])" office:value-type="float" office:value="2015">
            <text:p>2015</text:p>
          </table:table-cell>
          <table:table-cell table:style-name="ce120" table:formula="of:=RIGHT(LEFT([.C79];4))" office:value-type="string" office:string-value="F">
            <text:p>F</text:p>
          </table:table-cell>
          <table:table-cell table:style-name="ce122" table:formula="of:=[.K79]&amp;[.H79]" office:value-type="string" office:string-value="FRP1">
            <text:p>FRP1</text:p>
          </table:table-cell>
          <table:table-cell table:style-name="ce120" table:formula="of:=[.L79]&amp;[.I79]" office:value-type="string" office:string-value="FRP1N">
            <text:p>FRP1N</text:p>
          </table:table-cell>
          <table:table-cell table:style-name="ce122" table:formula="of:=[.K79]&amp;[.J79]&amp;[.H79]" office:value-type="string" office:string-value="F2015RP1">
            <text:p>F2015RP1</text:p>
          </table:table-cell>
          <table:table-cell table:style-name="ce120" table:formula="of:=[.K79]&amp;[.J79]&amp;[.I79]" office:value-type="string" office:string-value="F2015N">
            <text:p>F2015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14F209296</text:p>
          </table:table-cell>
          <table:table-cell table:style-name="ce42" office:value-type="date" office:date-value="2014-07-01">
            <text:p>01/07/14</text:p>
          </table:table-cell>
          <table:table-cell table:style-name="ce57" office:value-type="float" office:value="-0.98">
            <text:p>-0,98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0.4">
            <text:p>-0,4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80])" office:value-type="float" office:value="2014">
            <text:p>2014</text:p>
          </table:table-cell>
          <table:table-cell table:style-name="ce120" table:formula="of:=RIGHT(LEFT([.C80];4))" office:value-type="string" office:string-value="F">
            <text:p>F</text:p>
          </table:table-cell>
          <table:table-cell table:style-name="ce122" table:formula="of:=[.K80]&amp;[.H80]" office:value-type="string" office:string-value="FAP">
            <text:p>FAP</text:p>
          </table:table-cell>
          <table:table-cell table:style-name="ce120" table:formula="of:=[.L80]&amp;[.I80]" office:value-type="string" office:string-value="FAP">
            <text:p>FAP</text:p>
          </table:table-cell>
          <table:table-cell table:style-name="ce122" table:formula="of:=[.K80]&amp;[.J80]&amp;[.H80]" office:value-type="string" office:string-value="F2014AP">
            <text:p>F2014AP</text:p>
          </table:table-cell>
          <table:table-cell table:style-name="ce120" table:formula="of:=[.K80]&amp;[.J80]&amp;[.I80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4-05">
            <text:p>05/04/18</text:p>
          </table:table-cell>
          <table:table-cell table:style-name="ce25" office:value-type="string">
            <text:p>A07F339315</text:p>
          </table:table-cell>
          <table:table-cell table:style-name="ce42" office:value-type="date" office:date-value="2008-03-07">
            <text:p>07/03/08</text:p>
          </table:table-cell>
          <table:table-cell table:style-name="ce56" office:value-type="float" office:value="0.06">
            <text:p>0,06</text:p>
          </table:table-cell>
          <table:table-cell table:style-name="ce56" office:value-type="float" office:value="0">
            <text:p>0,00</text:p>
          </table:table-cell>
          <table:table-cell table:style-name="ce56" office:value-type="float" office:value="-12.6">
            <text:p>-12,6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81])" office:value-type="float" office:value="2008">
            <text:p>2008</text:p>
          </table:table-cell>
          <table:table-cell table:style-name="ce120" table:formula="of:=RIGHT(LEFT([.C81];4))" office:value-type="string" office:string-value="F">
            <text:p>F</text:p>
          </table:table-cell>
          <table:table-cell table:style-name="ce122" table:formula="of:=[.K81]&amp;[.H81]" office:value-type="string" office:string-value="FRP1">
            <text:p>FRP1</text:p>
          </table:table-cell>
          <table:table-cell table:style-name="ce120" table:formula="of:=[.L81]&amp;[.I81]" office:value-type="string" office:string-value="FRP1N">
            <text:p>FRP1N</text:p>
          </table:table-cell>
          <table:table-cell table:style-name="ce122" table:formula="of:=[.K81]&amp;[.J81]&amp;[.H81]" office:value-type="string" office:string-value="F2008RP1">
            <text:p>F2008RP1</text:p>
          </table:table-cell>
          <table:table-cell table:style-name="ce120" table:formula="of:=[.K81]&amp;[.J81]&amp;[.I81]" office:value-type="string" office:string-value="F2008N">
            <text:p>F2008N</text:p>
          </table:table-cell>
          <table:table-cell table:style-name="ce126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3" office:value-type="date" office:date-value="2018-04-05">
            <text:p>05/04/18</text:p>
          </table:table-cell>
          <table:table-cell table:style-name="ce31" office:value-type="string">
            <text:p>A09F116120</text:p>
          </table:table-cell>
          <table:table-cell table:style-name="ce46" office:value-type="date" office:date-value="2009-09-17">
            <text:p>17/09/09</text:p>
          </table:table-cell>
          <table:table-cell table:style-name="ce63" office:value-type="float" office:value="-2.42">
            <text:p>-2,42</text:p>
          </table:table-cell>
          <table:table-cell table:style-name="ce56" office:value-type="float" office:value="-3.8">
            <text:p>-3,80</text:p>
          </table:table-cell>
          <table:table-cell table:style-name="ce63" office:value-type="float" office:value="-23.2">
            <text:p>-23,20</text:p>
          </table:table-cell>
          <table:table-cell table:style-name="ce56" office:value-type="string">
            <text:p>RP1</text:p>
          </table:table-cell>
          <table:table-cell table:style-name="ce63" office:value-type="string">
            <text:p>N</text:p>
          </table:table-cell>
          <table:table-cell table:style-name="ce116" table:formula="of:=YEAR([.D82])" office:value-type="float" office:value="2009">
            <text:p>2009</text:p>
          </table:table-cell>
          <table:table-cell table:style-name="ce120" table:formula="of:=RIGHT(LEFT([.C82];4))" office:value-type="string" office:string-value="F">
            <text:p>F</text:p>
          </table:table-cell>
          <table:table-cell table:style-name="ce122" table:formula="of:=[.K82]&amp;[.H82]" office:value-type="string" office:string-value="FRP1">
            <text:p>FRP1</text:p>
          </table:table-cell>
          <table:table-cell table:style-name="ce120" table:formula="of:=[.L82]&amp;[.I82]" office:value-type="string" office:string-value="FRP1N">
            <text:p>FRP1N</text:p>
          </table:table-cell>
          <table:table-cell table:style-name="ce122" table:formula="of:=[.K82]&amp;[.J82]&amp;[.H82]" office:value-type="string" office:string-value="F2009RP1">
            <text:p>F2009RP1</text:p>
          </table:table-cell>
          <table:table-cell table:style-name="ce120" table:formula="of:=[.K82]&amp;[.J82]&amp;[.I82]" office:value-type="string" office:string-value="F2009N">
            <text:p>F2009N</text:p>
          </table:table-cell>
          <table:table-cell table:style-name="ce124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16" office:value-type="date" office:date-value="2018-04-05">
            <text:p>05/04/18</text:p>
          </table:table-cell>
          <table:table-cell table:style-name="ce27" office:value-type="string">
            <text:p>E14L002787</text:p>
          </table:table-cell>
          <table:table-cell table:style-name="ce43" office:value-type="date" office:date-value="2015-11-09">
            <text:p>09/11/15</text:p>
          </table:table-cell>
          <table:table-cell table:style-name="ce61" office:value-type="float" office:value="-100">
            <text:p>-100,00</text:p>
          </table:table-cell>
          <table:table-cell table:style-name="ce78" office:value-type="float" office:value="-100">
            <text:p>-100,00</text:p>
          </table:table-cell>
          <table:table-cell table:style-name="ce61" office:value-type="float" office:value="-100">
            <text:p>-100,00</text:p>
          </table:table-cell>
          <table:table-cell table:style-name="ce55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83])" office:value-type="float" office:value="2015">
            <text:p>2015</text:p>
          </table:table-cell>
          <table:table-cell table:style-name="ce120" table:formula="of:=RIGHT(LEFT([.C83];4))" office:value-type="string" office:string-value="L">
            <text:p>L</text:p>
          </table:table-cell>
          <table:table-cell table:style-name="ce122" table:formula="of:=[.K83]&amp;[.H83]" office:value-type="string" office:string-value="LRP1">
            <text:p>LRP1</text:p>
          </table:table-cell>
          <table:table-cell table:style-name="ce120" table:formula="of:=[.L83]&amp;[.I83]" office:value-type="string" office:string-value="LRP1N">
            <text:p>LRP1N</text:p>
          </table:table-cell>
          <table:table-cell table:style-name="ce122" table:formula="of:=[.K83]&amp;[.J83]&amp;[.H83]" office:value-type="string" office:string-value="L2015RP1">
            <text:p>L2015RP1</text:p>
          </table:table-cell>
          <table:table-cell table:style-name="ce120" table:formula="of:=[.K83]&amp;[.J83]&amp;[.I83]" office:value-type="string" office:string-value="L2015N">
            <text:p>L2015N</text:p>
          </table:table-cell>
          <table:table-cell table:style-name="ce126" office:value-type="string">
            <text:p>FILTRO DANIFICADO E C/PARTICULAS</text:p>
          </table:table-cell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04S258795</text:p>
          </table:table-cell>
          <table:table-cell table:style-name="ce42" office:value-type="date" office:date-value="2011-10-22">
            <text:p>22/10/11</text:p>
          </table:table-cell>
          <table:table-cell table:style-name="ce57" office:value-type="float" office:value="0.74">
            <text:p>0,74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2.2">
            <text:p>-2,2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84])" office:value-type="float" office:value="2011">
            <text:p>2011</text:p>
          </table:table-cell>
          <table:table-cell table:style-name="ce120" table:formula="of:=RIGHT(LEFT([.C84];4))" office:value-type="string" office:string-value="S">
            <text:p>S</text:p>
          </table:table-cell>
          <table:table-cell table:style-name="ce122" table:formula="of:=[.K84]&amp;[.H84]" office:value-type="string" office:string-value="SAP">
            <text:p>SAP</text:p>
          </table:table-cell>
          <table:table-cell table:style-name="ce120" table:formula="of:=[.L84]&amp;[.I84]" office:value-type="string" office:string-value="SAP">
            <text:p>SAP</text:p>
          </table:table-cell>
          <table:table-cell table:style-name="ce122" table:formula="of:=[.K84]&amp;[.J84]&amp;[.H84]" office:value-type="string" office:string-value="S2011AP">
            <text:p>S2011AP</text:p>
          </table:table-cell>
          <table:table-cell table:style-name="ce120" table:formula="of:=[.K84]&amp;[.J84]&amp;[.I84]" office:value-type="string" office:string-value="S2011">
            <text:p>S2011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7F005305</text:p>
          </table:table-cell>
          <table:table-cell table:style-name="ce42" office:value-type="date" office:date-value="2017-03-24">
            <text:p>24/03/17</text:p>
          </table:table-cell>
          <table:table-cell table:style-name="ce57" office:value-type="float" office:value="6.84">
            <text:p>6,84</text:p>
          </table:table-cell>
          <table:table-cell table:style-name="ce54" office:value-type="float" office:value="6.8">
            <text:p>6,80</text:p>
          </table:table-cell>
          <table:table-cell table:style-name="ce57" office:value-type="float" office:value="1.2">
            <text:p>1,20</text:p>
          </table:table-cell>
          <table:table-cell table:style-name="ce53" office:value-type="string">
            <text:p>RP2</text:p>
          </table:table-cell>
          <table:table-cell table:style-name="ce109" office:value-type="string">
            <text:p>P</text:p>
          </table:table-cell>
          <table:table-cell table:style-name="ce116" table:formula="of:=YEAR([.D85])" office:value-type="float" office:value="2017">
            <text:p>2017</text:p>
          </table:table-cell>
          <table:table-cell table:style-name="ce120" table:formula="of:=RIGHT(LEFT([.C85];4))" office:value-type="string" office:string-value="F">
            <text:p>F</text:p>
          </table:table-cell>
          <table:table-cell table:style-name="ce122" table:formula="of:=[.K85]&amp;[.H85]" office:value-type="string" office:string-value="FRP2">
            <text:p>FRP2</text:p>
          </table:table-cell>
          <table:table-cell table:style-name="ce120" table:formula="of:=[.L85]&amp;[.I85]" office:value-type="string" office:string-value="FRP2P">
            <text:p>FRP2P</text:p>
          </table:table-cell>
          <table:table-cell table:style-name="ce122" table:formula="of:=[.K85]&amp;[.J85]&amp;[.H85]" office:value-type="string" office:string-value="F2017RP2">
            <text:p>F2017RP2</text:p>
          </table:table-cell>
          <table:table-cell table:style-name="ce120" table:formula="of:=[.K85]&amp;[.J85]&amp;[.I85]" office:value-type="string" office:string-value="F2017P">
            <text:p>F2017P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7N282998</text:p>
          </table:table-cell>
          <table:table-cell table:style-name="ce42" office:value-type="date" office:date-value="2018-01-15">
            <text:p>15/01/18</text:p>
          </table:table-cell>
          <table:table-cell table:style-name="ce56" office:value-type="float" office:value="1.28">
            <text:p>1,28</text:p>
          </table:table-cell>
          <table:table-cell table:style-name="ce56" office:value-type="float" office:value="-1">
            <text:p>-1,00</text:p>
          </table:table-cell>
          <table:table-cell table:style-name="ce56" office:value-type="float" office:value="-3.2">
            <text:p>-3,20</text:p>
          </table:table-cell>
          <table:table-cell table:style-name="ce53" office:value-type="string">
            <text:p>AP</text:p>
          </table:table-cell>
          <table:table-cell table:style-name="ce85"/>
          <table:table-cell table:style-name="ce116" table:formula="of:=YEAR([.D86])" office:value-type="float" office:value="2018">
            <text:p>2018</text:p>
          </table:table-cell>
          <table:table-cell table:style-name="ce120" table:formula="of:=RIGHT(LEFT([.C86];4))" office:value-type="string" office:string-value="N">
            <text:p>N</text:p>
          </table:table-cell>
          <table:table-cell table:style-name="ce122" table:formula="of:=[.K86]&amp;[.H86]" office:value-type="string" office:string-value="NAP">
            <text:p>NAP</text:p>
          </table:table-cell>
          <table:table-cell table:style-name="ce120" table:formula="of:=[.L86]&amp;[.I86]" office:value-type="string" office:string-value="NAP">
            <text:p>NAP</text:p>
          </table:table-cell>
          <table:table-cell table:style-name="ce122" table:formula="of:=[.K86]&amp;[.J86]&amp;[.H86]" office:value-type="string" office:string-value="N2018AP">
            <text:p>N2018AP</text:p>
          </table:table-cell>
          <table:table-cell table:style-name="ce120" table:formula="of:=[.K86]&amp;[.J86]&amp;[.I86]" office:value-type="string" office:string-value="N2018">
            <text:p>N2018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2F178270</text:p>
          </table:table-cell>
          <table:table-cell table:style-name="ce42" office:value-type="date" office:date-value="2012-11-27">
            <text:p>27/11/12</text:p>
          </table:table-cell>
          <table:table-cell table:style-name="ce56" office:value-type="float" office:value="0.44">
            <text:p>0,44</text:p>
          </table:table-cell>
          <table:table-cell table:style-name="ce56" office:value-type="float" office:value="1">
            <text:p>1,00</text:p>
          </table:table-cell>
          <table:table-cell table:style-name="ce56" office:value-type="float" office:value="-15.6">
            <text:p>-15,6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87])" office:value-type="float" office:value="2012">
            <text:p>2012</text:p>
          </table:table-cell>
          <table:table-cell table:style-name="ce120" table:formula="of:=RIGHT(LEFT([.C87];4))" office:value-type="string" office:string-value="F">
            <text:p>F</text:p>
          </table:table-cell>
          <table:table-cell table:style-name="ce122" table:formula="of:=[.K87]&amp;[.H87]" office:value-type="string" office:string-value="FRP1">
            <text:p>FRP1</text:p>
          </table:table-cell>
          <table:table-cell table:style-name="ce120" table:formula="of:=[.L87]&amp;[.I87]" office:value-type="string" office:string-value="FRP1N">
            <text:p>FRP1N</text:p>
          </table:table-cell>
          <table:table-cell table:style-name="ce122" table:formula="of:=[.K87]&amp;[.J87]&amp;[.H87]" office:value-type="string" office:string-value="F2012RP1">
            <text:p>F2012RP1</text:p>
          </table:table-cell>
          <table:table-cell table:style-name="ce120" table:formula="of:=[.K87]&amp;[.J87]&amp;[.I87]" office:value-type="string" office:string-value="F2012N">
            <text:p>F2012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5F073378</text:p>
          </table:table-cell>
          <table:table-cell table:style-name="ce42" office:value-type="date" office:date-value="2015-06-03">
            <text:p>03/06/15</text:p>
          </table:table-cell>
          <table:table-cell table:style-name="ce56" office:value-type="float" office:value="-2.8">
            <text:p>-2,80</text:p>
          </table:table-cell>
          <table:table-cell table:style-name="ce56" office:value-type="float" office:value="-2">
            <text:p>-2,00</text:p>
          </table:table-cell>
          <table:table-cell table:style-name="ce56" office:value-type="float" office:value="-21.6">
            <text:p>-21,6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88])" office:value-type="float" office:value="2015">
            <text:p>2015</text:p>
          </table:table-cell>
          <table:table-cell table:style-name="ce120" table:formula="of:=RIGHT(LEFT([.C88];4))" office:value-type="string" office:string-value="F">
            <text:p>F</text:p>
          </table:table-cell>
          <table:table-cell table:style-name="ce122" table:formula="of:=[.K88]&amp;[.H88]" office:value-type="string" office:string-value="FRP1">
            <text:p>FRP1</text:p>
          </table:table-cell>
          <table:table-cell table:style-name="ce120" table:formula="of:=[.L88]&amp;[.I88]" office:value-type="string" office:string-value="FRP1N">
            <text:p>FRP1N</text:p>
          </table:table-cell>
          <table:table-cell table:style-name="ce122" table:formula="of:=[.K88]&amp;[.J88]&amp;[.H88]" office:value-type="string" office:string-value="F2015RP1">
            <text:p>F2015RP1</text:p>
          </table:table-cell>
          <table:table-cell table:style-name="ce120" table:formula="of:=[.K88]&amp;[.J88]&amp;[.I88]" office:value-type="string" office:string-value="F2015N">
            <text:p>F2015N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2F178090</text:p>
          </table:table-cell>
          <table:table-cell table:style-name="ce42" office:value-type="date" office:date-value="2012-12-07">
            <text:p>07/12/12</text:p>
          </table:table-cell>
          <table:table-cell table:number-columns-repeated="3" table:style-name="ce56" office:value-type="float" office:value="-100">
            <text:p>-100,00</text:p>
          </table:table-cell>
          <table:table-cell table:style-name="ce53" office:value-type="string">
            <text:p>RP3</text:p>
          </table:table-cell>
          <table:table-cell table:style-name="ce85" office:value-type="string">
            <text:p>N</text:p>
          </table:table-cell>
          <table:table-cell table:style-name="ce116" table:formula="of:=YEAR([.D89])" office:value-type="float" office:value="2012">
            <text:p>2012</text:p>
          </table:table-cell>
          <table:table-cell table:style-name="ce120" table:formula="of:=RIGHT(LEFT([.C89];4))" office:value-type="string" office:string-value="F">
            <text:p>F</text:p>
          </table:table-cell>
          <table:table-cell table:style-name="ce122" table:formula="of:=[.K89]&amp;[.H89]" office:value-type="string" office:string-value="FRP3">
            <text:p>FRP3</text:p>
          </table:table-cell>
          <table:table-cell table:style-name="ce120" table:formula="of:=[.L89]&amp;[.I89]" office:value-type="string" office:string-value="FRP3N">
            <text:p>FRP3N</text:p>
          </table:table-cell>
          <table:table-cell table:style-name="ce122" table:formula="of:=[.K89]&amp;[.J89]&amp;[.H89]" office:value-type="string" office:string-value="F2012RP3">
            <text:p>F2012RP3</text:p>
          </table:table-cell>
          <table:table-cell table:style-name="ce120" table:formula="of:=[.K89]&amp;[.J89]&amp;[.I89]" office:value-type="string" office:string-value="F2012N">
            <text:p>F2012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32" office:value-type="string">
            <text:p>A15F243584</text:p>
          </table:table-cell>
          <table:table-cell table:style-name="ce42" office:value-type="date" office:date-value="2015-08-31">
            <text:p>31/08/15</text:p>
          </table:table-cell>
          <table:table-cell table:style-name="ce57" office:value-type="float" office:value="-0.18">
            <text:p>-0,18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56.4">
            <text:p>-56,4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90])" office:value-type="float" office:value="2015">
            <text:p>2015</text:p>
          </table:table-cell>
          <table:table-cell table:style-name="ce120" table:formula="of:=RIGHT(LEFT([.C90];4))" office:value-type="string" office:string-value="F">
            <text:p>F</text:p>
          </table:table-cell>
          <table:table-cell table:style-name="ce122" table:formula="of:=[.K90]&amp;[.H90]" office:value-type="string" office:string-value="FRP1">
            <text:p>FRP1</text:p>
          </table:table-cell>
          <table:table-cell table:style-name="ce120" table:formula="of:=[.L90]&amp;[.I90]" office:value-type="string" office:string-value="FRP1N">
            <text:p>FRP1N</text:p>
          </table:table-cell>
          <table:table-cell table:style-name="ce122" table:formula="of:=[.K90]&amp;[.J90]&amp;[.H90]" office:value-type="string" office:string-value="F2015RP1">
            <text:p>F2015RP1</text:p>
          </table:table-cell>
          <table:table-cell table:style-name="ce120" table:formula="of:=[.K90]&amp;[.J90]&amp;[.I90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32" office:value-type="string">
            <text:p>A18N022767</text:p>
          </table:table-cell>
          <table:table-cell table:style-name="ce42" office:value-type="date" office:date-value="2018-02-27">
            <text:p>27/02/18</text:p>
          </table:table-cell>
          <table:table-cell table:style-name="ce62" office:value-type="float" office:value="0.74">
            <text:p>0,74</text:p>
          </table:table-cell>
          <table:table-cell table:style-name="ce82" office:value-type="float" office:value="-0.6">
            <text:p>-0,60</text:p>
          </table:table-cell>
          <table:table-cell table:style-name="ce62" office:value-type="float" office:value="-1.6">
            <text:p>-1,6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91])" office:value-type="float" office:value="2018">
            <text:p>2018</text:p>
          </table:table-cell>
          <table:table-cell table:style-name="ce120" table:formula="of:=RIGHT(LEFT([.C91];4))" office:value-type="string" office:string-value="N">
            <text:p>N</text:p>
          </table:table-cell>
          <table:table-cell table:style-name="ce122" table:formula="of:=[.K91]&amp;[.H91]" office:value-type="string" office:string-value="NAP">
            <text:p>NAP</text:p>
          </table:table-cell>
          <table:table-cell table:style-name="ce120" table:formula="of:=[.L91]&amp;[.I91]" office:value-type="string" office:string-value="NAP">
            <text:p>NAP</text:p>
          </table:table-cell>
          <table:table-cell table:style-name="ce122" table:formula="of:=[.K91]&amp;[.J91]&amp;[.H91]" office:value-type="string" office:string-value="N2018AP">
            <text:p>N2018AP</text:p>
          </table:table-cell>
          <table:table-cell table:style-name="ce120" table:formula="of:=[.K91]&amp;[.J91]&amp;[.I91]" office:value-type="string" office:string-value="N2018">
            <text:p>N2018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32" office:value-type="string">
            <text:p>A12F376224</text:p>
          </table:table-cell>
          <table:table-cell table:style-name="ce42" office:value-type="date" office:date-value="2013-10-09">
            <text:p>09/10/13</text:p>
          </table:table-cell>
          <table:table-cell table:style-name="ce62" office:value-type="float" office:value="-100">
            <text:p>-100,00</text:p>
          </table:table-cell>
          <table:table-cell table:style-name="ce82" office:value-type="float" office:value="-100">
            <text:p>-100,00</text:p>
          </table:table-cell>
          <table:table-cell table:style-name="ce62" office:value-type="float" office:value="-100">
            <text:p>-100,00</text:p>
          </table:table-cell>
          <table:table-cell table:style-name="ce53" office:value-type="string">
            <text:p>RP3</text:p>
          </table:table-cell>
          <table:table-cell table:style-name="ce56" office:value-type="string">
            <text:p>N</text:p>
          </table:table-cell>
          <table:table-cell table:style-name="ce116" table:formula="of:=YEAR([.D92])" office:value-type="float" office:value="2013">
            <text:p>2013</text:p>
          </table:table-cell>
          <table:table-cell table:style-name="ce120" table:formula="of:=RIGHT(LEFT([.C92];4))" office:value-type="string" office:string-value="F">
            <text:p>F</text:p>
          </table:table-cell>
          <table:table-cell table:style-name="ce122" table:formula="of:=[.K92]&amp;[.H92]" office:value-type="string" office:string-value="FRP3">
            <text:p>FRP3</text:p>
          </table:table-cell>
          <table:table-cell table:style-name="ce120" table:formula="of:=[.L92]&amp;[.I92]" office:value-type="string" office:string-value="FRP3N">
            <text:p>FRP3N</text:p>
          </table:table-cell>
          <table:table-cell table:style-name="ce122" table:formula="of:=[.K92]&amp;[.J92]&amp;[.H92]" office:value-type="string" office:string-value="F2013RP3">
            <text:p>F2013RP3</text:p>
          </table:table-cell>
          <table:table-cell table:style-name="ce120" table:formula="of:=[.K92]&amp;[.J92]&amp;[.I92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32" office:value-type="string">
            <text:p>A16F150183</text:p>
          </table:table-cell>
          <table:table-cell table:style-name="ce42" office:value-type="date" office:date-value="2016-09-21">
            <text:p>21/09/16</text:p>
          </table:table-cell>
          <table:table-cell table:style-name="ce56" office:value-type="float" office:value="0.98">
            <text:p>0,98</text:p>
          </table:table-cell>
          <table:table-cell table:style-name="ce81" office:value-type="float" office:value="1">
            <text:p>1,00</text:p>
          </table:table-cell>
          <table:table-cell table:style-name="ce56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93])" office:value-type="float" office:value="2016">
            <text:p>2016</text:p>
          </table:table-cell>
          <table:table-cell table:style-name="ce120" table:formula="of:=RIGHT(LEFT([.C93];4))" office:value-type="string" office:string-value="F">
            <text:p>F</text:p>
          </table:table-cell>
          <table:table-cell table:style-name="ce122" table:formula="of:=[.K93]&amp;[.H93]" office:value-type="string" office:string-value="FAP">
            <text:p>FAP</text:p>
          </table:table-cell>
          <table:table-cell table:style-name="ce120" table:formula="of:=[.L93]&amp;[.I93]" office:value-type="string" office:string-value="FAP">
            <text:p>FAP</text:p>
          </table:table-cell>
          <table:table-cell table:style-name="ce122" table:formula="of:=[.K93]&amp;[.J93]&amp;[.H93]" office:value-type="string" office:string-value="F2016AP">
            <text:p>F2016AP</text:p>
          </table:table-cell>
          <table:table-cell table:style-name="ce120" table:formula="of:=[.K93]&amp;[.J93]&amp;[.I93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32" office:value-type="string">
            <text:p>A14F404142</text:p>
          </table:table-cell>
          <table:table-cell table:style-name="ce42" office:value-type="date" office:date-value="2014-11-27">
            <text:p>27/11/14</text:p>
          </table:table-cell>
          <table:table-cell table:style-name="ce56" office:value-type="float" office:value="-1.18">
            <text:p>-1,18</text:p>
          </table:table-cell>
          <table:table-cell table:style-name="ce56" office:value-type="float" office:value="-1">
            <text:p>-1,00</text:p>
          </table:table-cell>
          <table:table-cell table:style-name="ce56" office:value-type="float" office:value="-6.6">
            <text:p>-6,6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94])" office:value-type="float" office:value="2014">
            <text:p>2014</text:p>
          </table:table-cell>
          <table:table-cell table:style-name="ce120" table:formula="of:=RIGHT(LEFT([.C94];4))" office:value-type="string" office:string-value="F">
            <text:p>F</text:p>
          </table:table-cell>
          <table:table-cell table:style-name="ce122" table:formula="of:=[.K94]&amp;[.H94]" office:value-type="string" office:string-value="FAP">
            <text:p>FAP</text:p>
          </table:table-cell>
          <table:table-cell table:style-name="ce120" table:formula="of:=[.L94]&amp;[.I94]" office:value-type="string" office:string-value="FAP">
            <text:p>FAP</text:p>
          </table:table-cell>
          <table:table-cell table:style-name="ce122" table:formula="of:=[.K94]&amp;[.J94]&amp;[.H94]" office:value-type="string" office:string-value="F2014AP">
            <text:p>F2014AP</text:p>
          </table:table-cell>
          <table:table-cell table:style-name="ce120" table:formula="of:=[.K94]&amp;[.J94]&amp;[.I94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3L257474</text:p>
          </table:table-cell>
          <table:table-cell table:style-name="ce42" office:value-type="date" office:date-value="2014-04-08">
            <text:p>08/04/14</text:p>
          </table:table-cell>
          <table:table-cell table:style-name="ce57" office:value-type="float" office:value="0.14">
            <text:p>0,14</text:p>
          </table:table-cell>
          <table:table-cell table:style-name="ce54" office:value-type="float" office:value="2.2">
            <text:p>2,20</text:p>
          </table:table-cell>
          <table:table-cell table:style-name="ce57" office:value-type="float" office:value="3.8">
            <text:p>3,8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95])" office:value-type="float" office:value="2014">
            <text:p>2014</text:p>
          </table:table-cell>
          <table:table-cell table:style-name="ce120" table:formula="of:=RIGHT(LEFT([.C95];4))" office:value-type="string" office:string-value="L">
            <text:p>L</text:p>
          </table:table-cell>
          <table:table-cell table:style-name="ce122" table:formula="of:=[.K95]&amp;[.H95]" office:value-type="string" office:string-value="LAP">
            <text:p>LAP</text:p>
          </table:table-cell>
          <table:table-cell table:style-name="ce120" table:formula="of:=[.L95]&amp;[.I95]" office:value-type="string" office:string-value="LAP">
            <text:p>LAP</text:p>
          </table:table-cell>
          <table:table-cell table:style-name="ce122" table:formula="of:=[.K95]&amp;[.J95]&amp;[.H95]" office:value-type="string" office:string-value="L2014AP">
            <text:p>L2014AP</text:p>
          </table:table-cell>
          <table:table-cell table:style-name="ce120" table:formula="of:=[.K95]&amp;[.J95]&amp;[.I95]" office:value-type="string" office:string-value="L2014">
            <text:p>L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09F311572</text:p>
          </table:table-cell>
          <table:table-cell table:style-name="ce42" office:value-type="date" office:date-value="2013-06-18">
            <text:p>18/06/13</text:p>
          </table:table-cell>
          <table:table-cell table:style-name="ce62" office:value-type="float" office:value="-2.74">
            <text:p>-2,74</text:p>
          </table:table-cell>
          <table:table-cell table:style-name="ce82" office:value-type="float" office:value="-3.8">
            <text:p>-3,80</text:p>
          </table:table-cell>
          <table:table-cell table:style-name="ce62" office:value-type="float" office:value="-20">
            <text:p>-2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96])" office:value-type="float" office:value="2013">
            <text:p>2013</text:p>
          </table:table-cell>
          <table:table-cell table:style-name="ce120" table:formula="of:=RIGHT(LEFT([.C96];4))" office:value-type="string" office:string-value="F">
            <text:p>F</text:p>
          </table:table-cell>
          <table:table-cell table:style-name="ce122" table:formula="of:=[.K96]&amp;[.H96]" office:value-type="string" office:string-value="FRP1">
            <text:p>FRP1</text:p>
          </table:table-cell>
          <table:table-cell table:style-name="ce120" table:formula="of:=[.L96]&amp;[.I96]" office:value-type="string" office:string-value="FRP1N">
            <text:p>FRP1N</text:p>
          </table:table-cell>
          <table:table-cell table:style-name="ce122" table:formula="of:=[.K96]&amp;[.J96]&amp;[.H96]" office:value-type="string" office:string-value="F2013RP1">
            <text:p>F2013RP1</text:p>
          </table:table-cell>
          <table:table-cell table:style-name="ce120" table:formula="of:=[.K96]&amp;[.J96]&amp;[.I96]" office:value-type="string" office:string-value="F2013N">
            <text:p>F2013N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06F334830</text:p>
          </table:table-cell>
          <table:table-cell table:style-name="ce42" office:value-type="date" office:date-value="2012-12-17">
            <text:p>17/12/12</text:p>
          </table:table-cell>
          <table:table-cell table:style-name="ce62" office:value-type="float" office:value="-2.62">
            <text:p>-2,62</text:p>
          </table:table-cell>
          <table:table-cell table:style-name="ce82" office:value-type="float" office:value="-1.4">
            <text:p>-1,40</text:p>
          </table:table-cell>
          <table:table-cell table:style-name="ce62" office:value-type="float" office:value="-20">
            <text:p>-2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97])" office:value-type="float" office:value="2012">
            <text:p>2012</text:p>
          </table:table-cell>
          <table:table-cell table:style-name="ce120" table:formula="of:=RIGHT(LEFT([.C97];4))" office:value-type="string" office:string-value="F">
            <text:p>F</text:p>
          </table:table-cell>
          <table:table-cell table:style-name="ce122" table:formula="of:=[.K97]&amp;[.H97]" office:value-type="string" office:string-value="FRP1">
            <text:p>FRP1</text:p>
          </table:table-cell>
          <table:table-cell table:style-name="ce120" table:formula="of:=[.L97]&amp;[.I97]" office:value-type="string" office:string-value="FRP1N">
            <text:p>FRP1N</text:p>
          </table:table-cell>
          <table:table-cell table:style-name="ce122" table:formula="of:=[.K97]&amp;[.J97]&amp;[.H97]" office:value-type="string" office:string-value="F2012RP1">
            <text:p>F2012RP1</text:p>
          </table:table-cell>
          <table:table-cell table:style-name="ce120" table:formula="of:=[.K97]&amp;[.J97]&amp;[.I97]" office:value-type="string" office:string-value="F2012N">
            <text:p>F2012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0F518941</text:p>
          </table:table-cell>
          <table:table-cell table:style-name="ce42" office:value-type="date" office:date-value="2011-06-22">
            <text:p>22/06/11</text:p>
          </table:table-cell>
          <table:table-cell table:style-name="ce56" office:value-type="float" office:value="-100">
            <text:p>-100,00</text:p>
          </table:table-cell>
          <table:table-cell table:style-name="ce81" office:value-type="float" office:value="-100">
            <text:p>-100,00</text:p>
          </table:table-cell>
          <table:table-cell table:style-name="ce56" office:value-type="float" office:value="-100">
            <text:p>-100,00</text:p>
          </table:table-cell>
          <table:table-cell table:style-name="ce53" office:value-type="string">
            <text:p>RP3</text:p>
          </table:table-cell>
          <table:table-cell table:style-name="ce85" office:value-type="string">
            <text:p>N</text:p>
          </table:table-cell>
          <table:table-cell table:style-name="ce116" table:formula="of:=YEAR([.D98])" office:value-type="float" office:value="2011">
            <text:p>2011</text:p>
          </table:table-cell>
          <table:table-cell table:style-name="ce120" table:formula="of:=RIGHT(LEFT([.C98];4))" office:value-type="string" office:string-value="F">
            <text:p>F</text:p>
          </table:table-cell>
          <table:table-cell table:style-name="ce122" table:formula="of:=[.K98]&amp;[.H98]" office:value-type="string" office:string-value="FRP3">
            <text:p>FRP3</text:p>
          </table:table-cell>
          <table:table-cell table:style-name="ce120" table:formula="of:=[.L98]&amp;[.I98]" office:value-type="string" office:string-value="FRP3N">
            <text:p>FRP3N</text:p>
          </table:table-cell>
          <table:table-cell table:style-name="ce122" table:formula="of:=[.K98]&amp;[.J98]&amp;[.H98]" office:value-type="string" office:string-value="F2011RP3">
            <text:p>F2011RP3</text:p>
          </table:table-cell>
          <table:table-cell table:style-name="ce120" table:formula="of:=[.K98]&amp;[.J98]&amp;[.I98]" office:value-type="string" office:string-value="F2011N">
            <text:p>F2011N</text:p>
          </table:table-cell>
          <table:table-cell table:style-name="ce124"/>
          <table:table-cell/>
        </table:table-row>
        <table:table-row table:style-name="ro4">
          <table:table-cell table:style-name="ce5" office:value-type="string">
            <text:p>GCOPE MED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06S803598</text:p>
          </table:table-cell>
          <table:table-cell table:style-name="ce42" office:value-type="date" office:date-value="2014-06-24">
            <text:p>24/06/14</text:p>
          </table:table-cell>
          <table:table-cell table:style-name="ce57" office:value-type="float" office:value="-2.12">
            <text:p>-2,12</text:p>
          </table:table-cell>
          <table:table-cell table:style-name="ce54" office:value-type="float" office:value="0.2">
            <text:p>0,20</text:p>
          </table:table-cell>
          <table:table-cell table:style-name="ce57" office:value-type="float" office:value="-5.2">
            <text:p>-5,2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99])" office:value-type="float" office:value="2014">
            <text:p>2014</text:p>
          </table:table-cell>
          <table:table-cell table:style-name="ce120" table:formula="of:=RIGHT(LEFT([.C99];4))" office:value-type="string" office:string-value="S">
            <text:p>S</text:p>
          </table:table-cell>
          <table:table-cell table:style-name="ce122" table:formula="of:=[.K99]&amp;[.H99]" office:value-type="string" office:string-value="SAP">
            <text:p>SAP</text:p>
          </table:table-cell>
          <table:table-cell table:style-name="ce120" table:formula="of:=[.L99]&amp;[.I99]" office:value-type="string" office:string-value="SAP">
            <text:p>SAP</text:p>
          </table:table-cell>
          <table:table-cell table:style-name="ce122" table:formula="of:=[.K99]&amp;[.J99]&amp;[.H99]" office:value-type="string" office:string-value="S2014AP">
            <text:p>S2014AP</text:p>
          </table:table-cell>
          <table:table-cell table:style-name="ce120" table:formula="of:=[.K99]&amp;[.J99]&amp;[.I99]" office:value-type="string" office:string-value="S2014">
            <text:p>S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4F084736</text:p>
          </table:table-cell>
          <table:table-cell table:style-name="ce42" office:value-type="date" office:date-value="2014-05-30">
            <text:p>30/05/14</text:p>
          </table:table-cell>
          <table:table-cell table:style-name="ce57" office:value-type="float" office:value="-1.12">
            <text:p>-1,12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27">
            <text:p>-27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00])" office:value-type="float" office:value="2014">
            <text:p>2014</text:p>
          </table:table-cell>
          <table:table-cell table:style-name="ce120" table:formula="of:=RIGHT(LEFT([.C100];4))" office:value-type="string" office:string-value="F">
            <text:p>F</text:p>
          </table:table-cell>
          <table:table-cell table:style-name="ce122" table:formula="of:=[.K100]&amp;[.H100]" office:value-type="string" office:string-value="FRP1">
            <text:p>FRP1</text:p>
          </table:table-cell>
          <table:table-cell table:style-name="ce120" table:formula="of:=[.L100]&amp;[.I100]" office:value-type="string" office:string-value="FRP1N">
            <text:p>FRP1N</text:p>
          </table:table-cell>
          <table:table-cell table:style-name="ce122" table:formula="of:=[.K100]&amp;[.J100]&amp;[.H100]" office:value-type="string" office:string-value="F2014RP1">
            <text:p>F2014RP1</text:p>
          </table:table-cell>
          <table:table-cell table:style-name="ce120" table:formula="of:=[.K100]&amp;[.J100]&amp;[.I100]" office:value-type="string" office:string-value="F2014N">
            <text:p>F2014N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05F118704</text:p>
          </table:table-cell>
          <table:table-cell table:style-name="ce42" office:value-type="date" office:date-value="2016-05-16">
            <text:p>16/05/16</text:p>
          </table:table-cell>
          <table:table-cell table:style-name="ce56" office:value-type="float" office:value="-2.08">
            <text:p>-2,08</text:p>
          </table:table-cell>
          <table:table-cell table:style-name="ce56" office:value-type="float" office:value="-0.4">
            <text:p>-0,40</text:p>
          </table:table-cell>
          <table:table-cell table:style-name="ce56" office:value-type="float" office:value="-7.2">
            <text:p>-7,20</text:p>
          </table:table-cell>
          <table:table-cell table:style-name="ce53" office:value-type="string">
            <text:p>AP</text:p>
          </table:table-cell>
          <table:table-cell table:style-name="ce85"/>
          <table:table-cell table:style-name="ce116" table:formula="of:=YEAR([.D101])" office:value-type="float" office:value="2016">
            <text:p>2016</text:p>
          </table:table-cell>
          <table:table-cell table:style-name="ce120" table:formula="of:=RIGHT(LEFT([.C101];4))" office:value-type="string" office:string-value="F">
            <text:p>F</text:p>
          </table:table-cell>
          <table:table-cell table:style-name="ce122" table:formula="of:=[.K101]&amp;[.H101]" office:value-type="string" office:string-value="FAP">
            <text:p>FAP</text:p>
          </table:table-cell>
          <table:table-cell table:style-name="ce120" table:formula="of:=[.L101]&amp;[.I101]" office:value-type="string" office:string-value="FAP">
            <text:p>FAP</text:p>
          </table:table-cell>
          <table:table-cell table:style-name="ce122" table:formula="of:=[.K101]&amp;[.J101]&amp;[.H101]" office:value-type="string" office:string-value="F2016AP">
            <text:p>F2016AP</text:p>
          </table:table-cell>
          <table:table-cell table:style-name="ce120" table:formula="of:=[.K101]&amp;[.J101]&amp;[.I101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4F009394</text:p>
          </table:table-cell>
          <table:table-cell table:style-name="ce42" office:value-type="date" office:date-value="2014-02-15">
            <text:p>15/02/14</text:p>
          </table:table-cell>
          <table:table-cell table:style-name="ce56" office:value-type="float" office:value="-4.3">
            <text:p>-4,30</text:p>
          </table:table-cell>
          <table:table-cell table:style-name="ce56" office:value-type="float" office:value="-1">
            <text:p>-1,00</text:p>
          </table:table-cell>
          <table:table-cell table:style-name="ce56" office:value-type="float" office:value="-13.6">
            <text:p>-13,60</text:p>
          </table:table-cell>
          <table:table-cell table:style-name="ce56" office:value-type="string">
            <text:p>AP</text:p>
          </table:table-cell>
          <table:table-cell table:style-name="ce56"/>
          <table:table-cell table:style-name="ce116" table:formula="of:=YEAR([.D102])" office:value-type="float" office:value="2014">
            <text:p>2014</text:p>
          </table:table-cell>
          <table:table-cell table:style-name="ce120" table:formula="of:=RIGHT(LEFT([.C102];4))" office:value-type="string" office:string-value="F">
            <text:p>F</text:p>
          </table:table-cell>
          <table:table-cell table:style-name="ce122" table:formula="of:=[.K102]&amp;[.H102]" office:value-type="string" office:string-value="FAP">
            <text:p>FAP</text:p>
          </table:table-cell>
          <table:table-cell table:style-name="ce120" table:formula="of:=[.L102]&amp;[.I102]" office:value-type="string" office:string-value="FAP">
            <text:p>FAP</text:p>
          </table:table-cell>
          <table:table-cell table:style-name="ce122" table:formula="of:=[.K102]&amp;[.J102]&amp;[.H102]" office:value-type="string" office:string-value="F2014AP">
            <text:p>F2014AP</text:p>
          </table:table-cell>
          <table:table-cell table:style-name="ce120" table:formula="of:=[.K102]&amp;[.J102]&amp;[.I102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08F415300</text:p>
          </table:table-cell>
          <table:table-cell table:style-name="ce42" office:value-type="date" office:date-value="2008-10-01">
            <text:p>01/10/08</text:p>
          </table:table-cell>
          <table:table-cell table:style-name="ce56" office:value-type="float" office:value="-0.32">
            <text:p>-0,32</text:p>
          </table:table-cell>
          <table:table-cell table:style-name="ce56" office:value-type="float" office:value="-2">
            <text:p>-2,00</text:p>
          </table:table-cell>
          <table:table-cell table:style-name="ce56" office:value-type="float" office:value="-36">
            <text:p>-36,00</text:p>
          </table:table-cell>
          <table:table-cell table:style-name="ce53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16" table:formula="of:=YEAR([.D103])" office:value-type="float" office:value="2008">
            <text:p>2008</text:p>
          </table:table-cell>
          <table:table-cell table:style-name="ce120" table:formula="of:=RIGHT(LEFT([.C103];4))" office:value-type="string" office:string-value="F">
            <text:p>F</text:p>
          </table:table-cell>
          <table:table-cell table:style-name="ce122" table:formula="of:=[.K103]&amp;[.H103]" office:value-type="string" office:string-value="FRP1">
            <text:p>FRP1</text:p>
          </table:table-cell>
          <table:table-cell table:style-name="ce120" table:formula="of:=[.L103]&amp;[.I103]" office:value-type="string" office:string-value="FRP1N">
            <text:p>FRP1N</text:p>
          </table:table-cell>
          <table:table-cell table:style-name="ce122" table:formula="of:=[.K103]&amp;[.J103]&amp;[.H103]" office:value-type="string" office:string-value="F2008RP1">
            <text:p>F2008RP1</text:p>
          </table:table-cell>
          <table:table-cell table:style-name="ce120" table:formula="of:=[.K103]&amp;[.J103]&amp;[.I103]" office:value-type="string" office:string-value="F2008N">
            <text:p>F2008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04S322849</text:p>
          </table:table-cell>
          <table:table-cell table:style-name="ce42" office:value-type="date" office:date-value="2011-10-05">
            <text:p>05/10/11</text:p>
          </table:table-cell>
          <table:table-cell table:style-name="ce57" office:value-type="float" office:value="-3.84">
            <text:p>-3,84</text:p>
          </table:table-cell>
          <table:table-cell table:style-name="ce54" office:value-type="float" office:value="-18.4">
            <text:p>-18,40</text:p>
          </table:table-cell>
          <table:table-cell table:style-name="ce57" office:value-type="float" office:value="-63.4">
            <text:p>-63,40</text:p>
          </table:table-cell>
          <table:table-cell table:style-name="ce53" office:value-type="string">
            <text:p>RP2</text:p>
          </table:table-cell>
          <table:table-cell table:style-name="ce109" office:value-type="string">
            <text:p>N</text:p>
          </table:table-cell>
          <table:table-cell table:style-name="ce116" table:formula="of:=YEAR([.D104])" office:value-type="float" office:value="2011">
            <text:p>2011</text:p>
          </table:table-cell>
          <table:table-cell table:style-name="ce120" table:formula="of:=RIGHT(LEFT([.C104];4))" office:value-type="string" office:string-value="S">
            <text:p>S</text:p>
          </table:table-cell>
          <table:table-cell table:style-name="ce122" table:formula="of:=[.K104]&amp;[.H104]" office:value-type="string" office:string-value="SRP2">
            <text:p>SRP2</text:p>
          </table:table-cell>
          <table:table-cell table:style-name="ce120" table:formula="of:=[.L104]&amp;[.I104]" office:value-type="string" office:string-value="SRP2N">
            <text:p>SRP2N</text:p>
          </table:table-cell>
          <table:table-cell table:style-name="ce122" table:formula="of:=[.K104]&amp;[.J104]&amp;[.H104]" office:value-type="string" office:string-value="S2011RP2">
            <text:p>S2011RP2</text:p>
          </table:table-cell>
          <table:table-cell table:style-name="ce120" table:formula="of:=[.K104]&amp;[.J104]&amp;[.I104]" office:value-type="string" office:string-value="S2011N">
            <text:p>S2011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7F091838</text:p>
          </table:table-cell>
          <table:table-cell table:style-name="ce42" office:value-type="date" office:date-value="2018-02-07">
            <text:p>07/02/18</text:p>
          </table:table-cell>
          <table:table-cell table:style-name="ce57" office:value-type="float" office:value="0.24">
            <text:p>0,24</text:p>
          </table:table-cell>
          <table:table-cell table:style-name="ce54" office:value-type="float" office:value="0.8">
            <text:p>0,80</text:p>
          </table:table-cell>
          <table:table-cell table:style-name="ce57" office:value-type="float" office:value="-7">
            <text:p>-7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05])" office:value-type="float" office:value="2018">
            <text:p>2018</text:p>
          </table:table-cell>
          <table:table-cell table:style-name="ce120" table:formula="of:=RIGHT(LEFT([.C105];4))" office:value-type="string" office:string-value="F">
            <text:p>F</text:p>
          </table:table-cell>
          <table:table-cell table:style-name="ce122" table:formula="of:=[.K105]&amp;[.H105]" office:value-type="string" office:string-value="FAP">
            <text:p>FAP</text:p>
          </table:table-cell>
          <table:table-cell table:style-name="ce120" table:formula="of:=[.L105]&amp;[.I105]" office:value-type="string" office:string-value="FAP">
            <text:p>FAP</text:p>
          </table:table-cell>
          <table:table-cell table:style-name="ce122" table:formula="of:=[.K105]&amp;[.J105]&amp;[.H105]" office:value-type="string" office:string-value="F2018AP">
            <text:p>F2018AP</text:p>
          </table:table-cell>
          <table:table-cell table:style-name="ce120" table:formula="of:=[.K105]&amp;[.J105]&amp;[.I105]" office:value-type="string" office:string-value="F2018">
            <text:p>F2018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6">
            <text:p>06/04/18</text:p>
          </table:table-cell>
          <table:table-cell table:style-name="ce25" office:value-type="string">
            <text:p>A17N285965</text:p>
          </table:table-cell>
          <table:table-cell table:style-name="ce42" office:value-type="date" office:date-value="2018-02-02">
            <text:p>02/02/18</text:p>
          </table:table-cell>
          <table:table-cell table:style-name="ce57" office:value-type="float" office:value="1.22">
            <text:p>1,22</text:p>
          </table:table-cell>
          <table:table-cell table:style-name="ce54" office:value-type="float" office:value="-8.6">
            <text:p>-8,60</text:p>
          </table:table-cell>
          <table:table-cell table:style-name="ce57" office:value-type="float" office:value="-4.6">
            <text:p>-4,6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06])" office:value-type="float" office:value="2018">
            <text:p>2018</text:p>
          </table:table-cell>
          <table:table-cell table:style-name="ce120" table:formula="of:=RIGHT(LEFT([.C106];4))" office:value-type="string" office:string-value="N">
            <text:p>N</text:p>
          </table:table-cell>
          <table:table-cell table:style-name="ce122" table:formula="of:=[.K106]&amp;[.H106]" office:value-type="string" office:string-value="NRP1">
            <text:p>NRP1</text:p>
          </table:table-cell>
          <table:table-cell table:style-name="ce120" table:formula="of:=[.L106]&amp;[.I106]" office:value-type="string" office:string-value="NRP1N">
            <text:p>NRP1N</text:p>
          </table:table-cell>
          <table:table-cell table:style-name="ce122" table:formula="of:=[.K106]&amp;[.J106]&amp;[.H106]" office:value-type="string" office:string-value="N2018RP1">
            <text:p>N2018RP1</text:p>
          </table:table-cell>
          <table:table-cell table:style-name="ce120" table:formula="of:=[.K106]&amp;[.J106]&amp;[.I106]" office:value-type="string" office:string-value="N2018N">
            <text:p>N2018N</text:p>
          </table:table-cell>
          <table:table-cell table:style-name="ce124"/>
          <table:table-cell/>
        </table:table-row>
        <table:table-row table:style-name="ro4">
          <table:table-cell table:style-name="ce7" office:value-type="string">
            <text:p>UN-MTO </text:p>
          </table:table-cell>
          <table:table-cell table:style-name="ce18" office:value-type="date" office:date-value="2018-04-06">
            <text:p>06/04/18</text:p>
          </table:table-cell>
          <table:table-cell table:style-name="ce27" office:value-type="string">
            <text:p>A16F150042</text:p>
          </table:table-cell>
          <table:table-cell table:style-name="ce45" office:value-type="date" office:date-value="2016-10-18">
            <text:p>18/10/16</text:p>
          </table:table-cell>
          <table:table-cell table:style-name="ce61" office:value-type="float" office:value="-1.36">
            <text:p>-1,36</text:p>
          </table:table-cell>
          <table:table-cell table:style-name="ce78" office:value-type="float" office:value="-0.4">
            <text:p>-0,40</text:p>
          </table:table-cell>
          <table:table-cell table:style-name="ce61" office:value-type="float" office:value="-24.6">
            <text:p>-24,60</text:p>
          </table:table-cell>
          <table:table-cell table:style-name="ce55" office:value-type="string">
            <text:p>RP1</text:p>
          </table:table-cell>
          <table:table-cell table:style-name="ce111" office:value-type="string">
            <text:p>N</text:p>
          </table:table-cell>
          <table:table-cell table:style-name="ce116" table:formula="of:=YEAR([.D107])" office:value-type="float" office:value="2016">
            <text:p>2016</text:p>
          </table:table-cell>
          <table:table-cell table:style-name="ce120" table:formula="of:=RIGHT(LEFT([.C107];4))" office:value-type="string" office:string-value="F">
            <text:p>F</text:p>
          </table:table-cell>
          <table:table-cell table:style-name="ce122" table:formula="of:=[.K107]&amp;[.H107]" office:value-type="string" office:string-value="FRP1">
            <text:p>FRP1</text:p>
          </table:table-cell>
          <table:table-cell table:style-name="ce120" table:formula="of:=[.L107]&amp;[.I107]" office:value-type="string" office:string-value="FRP1N">
            <text:p>FRP1N</text:p>
          </table:table-cell>
          <table:table-cell table:style-name="ce122" table:formula="of:=[.K107]&amp;[.J107]&amp;[.H107]" office:value-type="string" office:string-value="F2016RP1">
            <text:p>F2016RP1</text:p>
          </table:table-cell>
          <table:table-cell table:style-name="ce120" table:formula="of:=[.K107]&amp;[.J107]&amp;[.I107]" office:value-type="string" office:string-value="F2016N">
            <text:p>F2016N</text:p>
          </table:table-cell>
          <table:table-cell table:style-name="ce13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5F245824</text:p>
          </table:table-cell>
          <table:table-cell table:style-name="ce42" office:value-type="date" office:date-value="2015-09-08">
            <text:p>08/09/15</text:p>
          </table:table-cell>
          <table:table-cell table:style-name="ce56" office:value-type="float" office:value="0.4">
            <text:p>0,40</text:p>
          </table:table-cell>
          <table:table-cell table:style-name="ce56" office:value-type="float" office:value="-1">
            <text:p>-1,00</text:p>
          </table:table-cell>
          <table:table-cell table:style-name="ce56" office:value-type="float" office:value="-99.4">
            <text:p>-99,4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08])" office:value-type="float" office:value="2015">
            <text:p>2015</text:p>
          </table:table-cell>
          <table:table-cell table:style-name="ce120" table:formula="of:=RIGHT(LEFT([.C108];4))" office:value-type="string" office:string-value="F">
            <text:p>F</text:p>
          </table:table-cell>
          <table:table-cell table:style-name="ce122" table:formula="of:=[.K108]&amp;[.H108]" office:value-type="string" office:string-value="FRP1">
            <text:p>FRP1</text:p>
          </table:table-cell>
          <table:table-cell table:style-name="ce120" table:formula="of:=[.L108]&amp;[.I108]" office:value-type="string" office:string-value="FRP1N">
            <text:p>FRP1N</text:p>
          </table:table-cell>
          <table:table-cell table:style-name="ce122" table:formula="of:=[.K108]&amp;[.J108]&amp;[.H108]" office:value-type="string" office:string-value="F2015RP1">
            <text:p>F2015RP1</text:p>
          </table:table-cell>
          <table:table-cell table:style-name="ce120" table:formula="of:=[.K108]&amp;[.J108]&amp;[.I108]" office:value-type="string" office:string-value="F2015N">
            <text:p>F2015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7N281726</text:p>
          </table:table-cell>
          <table:table-cell table:style-name="ce42" office:value-type="date" office:date-value="2018-01-03">
            <text:p>03/01/18</text:p>
          </table:table-cell>
          <table:table-cell table:style-name="ce56" office:value-type="float" office:value="0.86">
            <text:p>0,86</text:p>
          </table:table-cell>
          <table:table-cell table:style-name="ce56" office:value-type="float" office:value="-0.6">
            <text:p>-0,60</text:p>
          </table:table-cell>
          <table:table-cell table:style-name="ce56" office:value-type="float" office:value="0.2">
            <text:p>0,2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09])" office:value-type="float" office:value="2018">
            <text:p>2018</text:p>
          </table:table-cell>
          <table:table-cell table:style-name="ce120" table:formula="of:=RIGHT(LEFT([.C109];4))" office:value-type="string" office:string-value="N">
            <text:p>N</text:p>
          </table:table-cell>
          <table:table-cell table:style-name="ce122" table:formula="of:=[.K109]&amp;[.H109]" office:value-type="string" office:string-value="NAP">
            <text:p>NAP</text:p>
          </table:table-cell>
          <table:table-cell table:style-name="ce120" table:formula="of:=[.L109]&amp;[.I109]" office:value-type="string" office:string-value="NAP">
            <text:p>NAP</text:p>
          </table:table-cell>
          <table:table-cell table:style-name="ce122" table:formula="of:=[.K109]&amp;[.J109]&amp;[.H109]" office:value-type="string" office:string-value="N2018AP">
            <text:p>N2018AP</text:p>
          </table:table-cell>
          <table:table-cell table:style-name="ce120" table:formula="of:=[.K109]&amp;[.J109]&amp;[.I109]" office:value-type="string" office:string-value="N2018">
            <text:p>N2018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07">
            <text:p>07/04/18</text:p>
          </table:table-cell>
          <table:table-cell table:style-name="ce26" office:value-type="string">
            <text:p>A15F196455</text:p>
          </table:table-cell>
          <table:table-cell table:style-name="ce42" office:value-type="date" office:date-value="2016-08-02">
            <text:p>02/08/16</text:p>
          </table:table-cell>
          <table:table-cell table:style-name="ce56" office:value-type="float" office:value="-0.6">
            <text:p>-0,60</text:p>
          </table:table-cell>
          <table:table-cell table:style-name="ce56" office:value-type="float" office:value="-1">
            <text:p>-1,00</text:p>
          </table:table-cell>
          <table:table-cell table:style-name="ce56" office:value-type="float" office:value="-99.4">
            <text:p>-99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110])" office:value-type="float" office:value="2016">
            <text:p>2016</text:p>
          </table:table-cell>
          <table:table-cell table:style-name="ce120" table:formula="of:=RIGHT(LEFT([.C110];4))" office:value-type="string" office:string-value="F">
            <text:p>F</text:p>
          </table:table-cell>
          <table:table-cell table:style-name="ce122" table:formula="of:=[.K110]&amp;[.H110]" office:value-type="string" office:string-value="FRP1">
            <text:p>FRP1</text:p>
          </table:table-cell>
          <table:table-cell table:style-name="ce120" table:formula="of:=[.L110]&amp;[.I110]" office:value-type="string" office:string-value="FRP1N">
            <text:p>FRP1N</text:p>
          </table:table-cell>
          <table:table-cell table:style-name="ce122" table:formula="of:=[.K110]&amp;[.J110]&amp;[.H110]" office:value-type="string" office:string-value="F2016RP1">
            <text:p>F2016RP1</text:p>
          </table:table-cell>
          <table:table-cell table:style-name="ce120" table:formula="of:=[.K110]&amp;[.J110]&amp;[.I110]" office:value-type="string" office:string-value="F2016N">
            <text:p>F2016N</text:p>
          </table:table-cell>
          <table:table-cell table:style-name="ce127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07">
            <text:p>07/04/18</text:p>
          </table:table-cell>
          <table:table-cell table:style-name="ce26" office:value-type="string">
            <text:p>A13F221297</text:p>
          </table:table-cell>
          <table:table-cell table:style-name="ce42" office:value-type="date" office:date-value="2014-01-17">
            <text:p>17/01/14</text:p>
          </table:table-cell>
          <table:table-cell table:style-name="ce56" office:value-type="float" office:value="-0.84">
            <text:p>-0,84</text:p>
          </table:table-cell>
          <table:table-cell table:style-name="ce56" office:value-type="float" office:value="-1">
            <text:p>-1,00</text:p>
          </table:table-cell>
          <table:table-cell table:style-name="ce56" office:value-type="float" office:value="-2">
            <text:p>-2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111])" office:value-type="float" office:value="2014">
            <text:p>2014</text:p>
          </table:table-cell>
          <table:table-cell table:style-name="ce120" table:formula="of:=RIGHT(LEFT([.C111];4))" office:value-type="string" office:string-value="F">
            <text:p>F</text:p>
          </table:table-cell>
          <table:table-cell table:style-name="ce122" table:formula="of:=[.K111]&amp;[.H111]" office:value-type="string" office:string-value="FAP">
            <text:p>FAP</text:p>
          </table:table-cell>
          <table:table-cell table:style-name="ce120" table:formula="of:=[.L111]&amp;[.I111]" office:value-type="string" office:string-value="FAP">
            <text:p>FAP</text:p>
          </table:table-cell>
          <table:table-cell table:style-name="ce122" table:formula="of:=[.K111]&amp;[.J111]&amp;[.H111]" office:value-type="string" office:string-value="F2014AP">
            <text:p>F2014AP</text:p>
          </table:table-cell>
          <table:table-cell table:style-name="ce120" table:formula="of:=[.K111]&amp;[.J111]&amp;[.I111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07">
            <text:p>07/04/18</text:p>
          </table:table-cell>
          <table:table-cell table:style-name="ce26" office:value-type="string">
            <text:p>A15F080652</text:p>
          </table:table-cell>
          <table:table-cell table:style-name="ce42" office:value-type="date" office:date-value="2015-05-08">
            <text:p>08/05/15</text:p>
          </table:table-cell>
          <table:table-cell table:style-name="ce57" office:value-type="float" office:value="-0.26">
            <text:p>-0,26</text:p>
          </table:table-cell>
          <table:table-cell table:style-name="ce54" office:value-type="float" office:value="-1.4">
            <text:p>-1,40</text:p>
          </table:table-cell>
          <table:table-cell table:style-name="ce57" office:value-type="float" office:value="-42.4">
            <text:p>-42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112])" office:value-type="float" office:value="2015">
            <text:p>2015</text:p>
          </table:table-cell>
          <table:table-cell table:style-name="ce120" table:formula="of:=RIGHT(LEFT([.C112];4))" office:value-type="string" office:string-value="F">
            <text:p>F</text:p>
          </table:table-cell>
          <table:table-cell table:style-name="ce122" table:formula="of:=[.K112]&amp;[.H112]" office:value-type="string" office:string-value="FRP1">
            <text:p>FRP1</text:p>
          </table:table-cell>
          <table:table-cell table:style-name="ce120" table:formula="of:=[.L112]&amp;[.I112]" office:value-type="string" office:string-value="FRP1N">
            <text:p>FRP1N</text:p>
          </table:table-cell>
          <table:table-cell table:style-name="ce122" table:formula="of:=[.K112]&amp;[.J112]&amp;[.H112]" office:value-type="string" office:string-value="F2015RP1">
            <text:p>F2015RP1</text:p>
          </table:table-cell>
          <table:table-cell table:style-name="ce120" table:formula="of:=[.K112]&amp;[.J112]&amp;[.I112]" office:value-type="string" office:string-value="F2015N">
            <text:p>F2015N</text:p>
          </table:table-cell>
          <table:table-cell table:style-name="ce132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07">
            <text:p>07/04/18</text:p>
          </table:table-cell>
          <table:table-cell table:style-name="ce26" office:value-type="string">
            <text:p>A15F080754</text:p>
          </table:table-cell>
          <table:table-cell table:style-name="ce42" office:value-type="date" office:date-value="2015-05-09">
            <text:p>09/05/15</text:p>
          </table:table-cell>
          <table:table-cell table:style-name="ce62" office:value-type="float" office:value="-0.9">
            <text:p>-0,90</text:p>
          </table:table-cell>
          <table:table-cell table:style-name="ce62" office:value-type="float" office:value="-0.4">
            <text:p>-0,40</text:p>
          </table:table-cell>
          <table:table-cell table:style-name="ce62" office:value-type="float" office:value="-23.2">
            <text:p>-23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113])" office:value-type="float" office:value="2015">
            <text:p>2015</text:p>
          </table:table-cell>
          <table:table-cell table:style-name="ce120" table:formula="of:=RIGHT(LEFT([.C113];4))" office:value-type="string" office:string-value="F">
            <text:p>F</text:p>
          </table:table-cell>
          <table:table-cell table:style-name="ce122" table:formula="of:=[.K113]&amp;[.H113]" office:value-type="string" office:string-value="FRP1">
            <text:p>FRP1</text:p>
          </table:table-cell>
          <table:table-cell table:style-name="ce120" table:formula="of:=[.L113]&amp;[.I113]" office:value-type="string" office:string-value="FRP1N">
            <text:p>FRP1N</text:p>
          </table:table-cell>
          <table:table-cell table:style-name="ce122" table:formula="of:=[.K113]&amp;[.J113]&amp;[.H113]" office:value-type="string" office:string-value="F2015RP1">
            <text:p>F2015RP1</text:p>
          </table:table-cell>
          <table:table-cell table:style-name="ce120" table:formula="of:=[.K113]&amp;[.J113]&amp;[.I113]" office:value-type="string" office:string-value="F2015N">
            <text:p>F2015N</text:p>
          </table:table-cell>
          <table:table-cell table:style-name="ce132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07">
            <text:p>07/04/18</text:p>
          </table:table-cell>
          <table:table-cell table:style-name="ce26" office:value-type="string">
            <text:p>A10F484543</text:p>
          </table:table-cell>
          <table:table-cell table:style-name="ce42" office:value-type="date" office:date-value="2011-03-25">
            <text:p>25/03/11</text:p>
          </table:table-cell>
          <table:table-cell table:style-name="ce56" office:value-type="float" office:value="0.54">
            <text:p>0,54</text:p>
          </table:table-cell>
          <table:table-cell table:style-name="ce56" office:value-type="float" office:value="0.4">
            <text:p>0,40</text:p>
          </table:table-cell>
          <table:table-cell table:style-name="ce56" office:value-type="float" office:value="-18.4">
            <text:p>-18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114])" office:value-type="float" office:value="2011">
            <text:p>2011</text:p>
          </table:table-cell>
          <table:table-cell table:style-name="ce120" table:formula="of:=RIGHT(LEFT([.C114];4))" office:value-type="string" office:string-value="F">
            <text:p>F</text:p>
          </table:table-cell>
          <table:table-cell table:style-name="ce122" table:formula="of:=[.K114]&amp;[.H114]" office:value-type="string" office:string-value="FRP1">
            <text:p>FRP1</text:p>
          </table:table-cell>
          <table:table-cell table:style-name="ce120" table:formula="of:=[.L114]&amp;[.I114]" office:value-type="string" office:string-value="FRP1N">
            <text:p>FRP1N</text:p>
          </table:table-cell>
          <table:table-cell table:style-name="ce122" table:formula="of:=[.K114]&amp;[.J114]&amp;[.H114]" office:value-type="string" office:string-value="F2011RP1">
            <text:p>F2011RP1</text:p>
          </table:table-cell>
          <table:table-cell table:style-name="ce120" table:formula="of:=[.K114]&amp;[.J114]&amp;[.I114]" office:value-type="string" office:string-value="F2011N">
            <text:p>F2011N</text:p>
          </table:table-cell>
          <table:table-cell table:style-name="ce132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6" office:value-type="string">
            <text:p>A06F263518</text:p>
          </table:table-cell>
          <table:table-cell table:style-name="ce42" office:value-type="date" office:date-value="2013-07-04">
            <text:p>04/07/13</text:p>
          </table:table-cell>
          <table:table-cell table:style-name="ce56" office:value-type="float" office:value="-2.8">
            <text:p>-2,80</text:p>
          </table:table-cell>
          <table:table-cell table:style-name="ce56" office:value-type="float" office:value="-1.8">
            <text:p>-1,80</text:p>
          </table:table-cell>
          <table:table-cell table:style-name="ce56" office:value-type="float" office:value="-18.2">
            <text:p>-18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115])" office:value-type="float" office:value="2013">
            <text:p>2013</text:p>
          </table:table-cell>
          <table:table-cell table:style-name="ce120" table:formula="of:=RIGHT(LEFT([.C115];4))" office:value-type="string" office:string-value="F">
            <text:p>F</text:p>
          </table:table-cell>
          <table:table-cell table:style-name="ce122" table:formula="of:=[.K115]&amp;[.H115]" office:value-type="string" office:string-value="FRP1">
            <text:p>FRP1</text:p>
          </table:table-cell>
          <table:table-cell table:style-name="ce120" table:formula="of:=[.L115]&amp;[.I115]" office:value-type="string" office:string-value="FRP1N">
            <text:p>FRP1N</text:p>
          </table:table-cell>
          <table:table-cell table:style-name="ce122" table:formula="of:=[.K115]&amp;[.J115]&amp;[.H115]" office:value-type="string" office:string-value="F2013RP1">
            <text:p>F2013RP1</text:p>
          </table:table-cell>
          <table:table-cell table:style-name="ce120" table:formula="of:=[.K115]&amp;[.J115]&amp;[.I115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9F239484</text:p>
          </table:table-cell>
          <table:table-cell table:style-name="ce42" office:value-type="date" office:date-value="2016-04-29">
            <text:p>29/04/16</text:p>
          </table:table-cell>
          <table:table-cell table:style-name="ce57" office:value-type="float" office:value="-1.04">
            <text:p>-1,04</text:p>
          </table:table-cell>
          <table:table-cell table:style-name="ce54" office:value-type="float" office:value="-2.2">
            <text:p>-2,20</text:p>
          </table:table-cell>
          <table:table-cell table:style-name="ce57" office:value-type="float" office:value="-25.4">
            <text:p>-25,4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16])" office:value-type="float" office:value="2016">
            <text:p>2016</text:p>
          </table:table-cell>
          <table:table-cell table:style-name="ce120" table:formula="of:=RIGHT(LEFT([.C116];4))" office:value-type="string" office:string-value="F">
            <text:p>F</text:p>
          </table:table-cell>
          <table:table-cell table:style-name="ce122" table:formula="of:=[.K116]&amp;[.H116]" office:value-type="string" office:string-value="FRP1">
            <text:p>FRP1</text:p>
          </table:table-cell>
          <table:table-cell table:style-name="ce120" table:formula="of:=[.L116]&amp;[.I116]" office:value-type="string" office:string-value="FRP1N">
            <text:p>FRP1N</text:p>
          </table:table-cell>
          <table:table-cell table:style-name="ce122" table:formula="of:=[.K116]&amp;[.J116]&amp;[.H116]" office:value-type="string" office:string-value="F2016RP1">
            <text:p>F2016RP1</text:p>
          </table:table-cell>
          <table:table-cell table:style-name="ce120" table:formula="of:=[.K116]&amp;[.J116]&amp;[.I116]" office:value-type="string" office:string-value="F2016N">
            <text:p>F201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6F200634</text:p>
          </table:table-cell>
          <table:table-cell table:style-name="ce42" office:value-type="date" office:date-value="2016-11-23">
            <text:p>23/11/16</text:p>
          </table:table-cell>
          <table:table-cell table:style-name="ce57" office:value-type="float" office:value="0.1">
            <text:p>0,10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-78.6">
            <text:p>-78,6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17])" office:value-type="float" office:value="2016">
            <text:p>2016</text:p>
          </table:table-cell>
          <table:table-cell table:style-name="ce120" table:formula="of:=RIGHT(LEFT([.C117];4))" office:value-type="string" office:string-value="F">
            <text:p>F</text:p>
          </table:table-cell>
          <table:table-cell table:style-name="ce122" table:formula="of:=[.K117]&amp;[.H117]" office:value-type="string" office:string-value="FRP1">
            <text:p>FRP1</text:p>
          </table:table-cell>
          <table:table-cell table:style-name="ce120" table:formula="of:=[.L117]&amp;[.I117]" office:value-type="string" office:string-value="FRP1N">
            <text:p>FRP1N</text:p>
          </table:table-cell>
          <table:table-cell table:style-name="ce122" table:formula="of:=[.K117]&amp;[.J117]&amp;[.H117]" office:value-type="string" office:string-value="F2016RP1">
            <text:p>F2016RP1</text:p>
          </table:table-cell>
          <table:table-cell table:style-name="ce120" table:formula="of:=[.K117]&amp;[.J117]&amp;[.I117]" office:value-type="string" office:string-value="F2016N">
            <text:p>F201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7F091516</text:p>
          </table:table-cell>
          <table:table-cell table:style-name="ce42" office:value-type="date" office:date-value="2017-10-04">
            <text:p>04/10/17</text:p>
          </table:table-cell>
          <table:table-cell table:style-name="ce57" office:value-type="float" office:value="0.26">
            <text:p>0,26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1.6">
            <text:p>-1,6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18])" office:value-type="float" office:value="2017">
            <text:p>2017</text:p>
          </table:table-cell>
          <table:table-cell table:style-name="ce120" table:formula="of:=RIGHT(LEFT([.C118];4))" office:value-type="string" office:string-value="F">
            <text:p>F</text:p>
          </table:table-cell>
          <table:table-cell table:style-name="ce122" table:formula="of:=[.K118]&amp;[.H118]" office:value-type="string" office:string-value="FAP">
            <text:p>FAP</text:p>
          </table:table-cell>
          <table:table-cell table:style-name="ce120" table:formula="of:=[.L118]&amp;[.I118]" office:value-type="string" office:string-value="FAP">
            <text:p>FAP</text:p>
          </table:table-cell>
          <table:table-cell table:style-name="ce122" table:formula="of:=[.K118]&amp;[.J118]&amp;[.H118]" office:value-type="string" office:string-value="F2017AP">
            <text:p>F2017AP</text:p>
          </table:table-cell>
          <table:table-cell table:style-name="ce120" table:formula="of:=[.K118]&amp;[.J118]&amp;[.I118]" office:value-type="string" office:string-value="F2017">
            <text:p>F2017</text:p>
          </table:table-cell>
          <table:table-cell table:style-name="ce132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9F027014</text:p>
          </table:table-cell>
          <table:table-cell table:style-name="ce42" office:value-type="date" office:date-value="2009-02-19">
            <text:p>19/02/09</text:p>
          </table:table-cell>
          <table:table-cell table:style-name="ce57" office:value-type="float" office:value="-0.6">
            <text:p>-0,6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21">
            <text:p>-21,0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19])" office:value-type="float" office:value="2009">
            <text:p>2009</text:p>
          </table:table-cell>
          <table:table-cell table:style-name="ce120" table:formula="of:=RIGHT(LEFT([.C119];4))" office:value-type="string" office:string-value="F">
            <text:p>F</text:p>
          </table:table-cell>
          <table:table-cell table:style-name="ce122" table:formula="of:=[.K119]&amp;[.H119]" office:value-type="string" office:string-value="FRP1">
            <text:p>FRP1</text:p>
          </table:table-cell>
          <table:table-cell table:style-name="ce120" table:formula="of:=[.L119]&amp;[.I119]" office:value-type="string" office:string-value="FRP1N">
            <text:p>FRP1N</text:p>
          </table:table-cell>
          <table:table-cell table:style-name="ce122" table:formula="of:=[.K119]&amp;[.J119]&amp;[.H119]" office:value-type="string" office:string-value="F2009RP1">
            <text:p>F2009RP1</text:p>
          </table:table-cell>
          <table:table-cell table:style-name="ce120" table:formula="of:=[.K119]&amp;[.J119]&amp;[.I119]" office:value-type="string" office:string-value="F2009N">
            <text:p>F2009N</text:p>
          </table:table-cell>
          <table:table-cell table:style-name="ce132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3F201271</text:p>
          </table:table-cell>
          <table:table-cell table:style-name="ce42" office:value-type="date" office:date-value="2013-11-18">
            <text:p>18/11/13</text:p>
          </table:table-cell>
          <table:table-cell table:style-name="ce57" office:value-type="float" office:value="-1">
            <text:p>-1,0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8.6">
            <text:p>-8,6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20])" office:value-type="float" office:value="2013">
            <text:p>2013</text:p>
          </table:table-cell>
          <table:table-cell table:style-name="ce120" table:formula="of:=RIGHT(LEFT([.C120];4))" office:value-type="string" office:string-value="F">
            <text:p>F</text:p>
          </table:table-cell>
          <table:table-cell table:style-name="ce122" table:formula="of:=[.K120]&amp;[.H120]" office:value-type="string" office:string-value="FAP">
            <text:p>FAP</text:p>
          </table:table-cell>
          <table:table-cell table:style-name="ce120" table:formula="of:=[.L120]&amp;[.I120]" office:value-type="string" office:string-value="FAP">
            <text:p>FAP</text:p>
          </table:table-cell>
          <table:table-cell table:style-name="ce122" table:formula="of:=[.K120]&amp;[.J120]&amp;[.H120]" office:value-type="string" office:string-value="F2013AP">
            <text:p>F2013AP</text:p>
          </table:table-cell>
          <table:table-cell table:style-name="ce120" table:formula="of:=[.K120]&amp;[.J120]&amp;[.I120]" office:value-type="string" office:string-value="F2013">
            <text:p>F2013</text:p>
          </table:table-cell>
          <table:table-cell table:style-name="ce132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4F286759</text:p>
          </table:table-cell>
          <table:table-cell table:style-name="ce42" office:value-type="date" office:date-value="2014-08-26">
            <text:p>26/08/14</text:p>
          </table:table-cell>
          <table:table-cell table:style-name="ce57" office:value-type="float" office:value="-1.86">
            <text:p>-1,86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10">
            <text:p>-10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21])" office:value-type="float" office:value="2014">
            <text:p>2014</text:p>
          </table:table-cell>
          <table:table-cell table:style-name="ce120" table:formula="of:=RIGHT(LEFT([.C121];4))" office:value-type="string" office:string-value="F">
            <text:p>F</text:p>
          </table:table-cell>
          <table:table-cell table:style-name="ce122" table:formula="of:=[.K121]&amp;[.H121]" office:value-type="string" office:string-value="FAP">
            <text:p>FAP</text:p>
          </table:table-cell>
          <table:table-cell table:style-name="ce120" table:formula="of:=[.L121]&amp;[.I121]" office:value-type="string" office:string-value="FAP">
            <text:p>FAP</text:p>
          </table:table-cell>
          <table:table-cell table:style-name="ce122" table:formula="of:=[.K121]&amp;[.J121]&amp;[.H121]" office:value-type="string" office:string-value="F2014AP">
            <text:p>F2014AP</text:p>
          </table:table-cell>
          <table:table-cell table:style-name="ce120" table:formula="of:=[.K121]&amp;[.J121]&amp;[.I121]" office:value-type="string" office:string-value="F2014">
            <text:p>F2014</text:p>
          </table:table-cell>
          <table:table-cell table:style-name="ce132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7F002579</text:p>
          </table:table-cell>
          <table:table-cell table:style-name="ce42" office:value-type="date" office:date-value="2017-03-22">
            <text:p>22/03/17</text:p>
          </table:table-cell>
          <table:table-cell table:style-name="ce57" office:value-type="float" office:value="-0.9">
            <text:p>-0,9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36">
            <text:p>-36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22])" office:value-type="float" office:value="2017">
            <text:p>2017</text:p>
          </table:table-cell>
          <table:table-cell table:style-name="ce120" table:formula="of:=RIGHT(LEFT([.C122];4))" office:value-type="string" office:string-value="F">
            <text:p>F</text:p>
          </table:table-cell>
          <table:table-cell table:style-name="ce122" table:formula="of:=[.K122]&amp;[.H122]" office:value-type="string" office:string-value="FRP1">
            <text:p>FRP1</text:p>
          </table:table-cell>
          <table:table-cell table:style-name="ce120" table:formula="of:=[.L122]&amp;[.I122]" office:value-type="string" office:string-value="FRP1N">
            <text:p>FRP1N</text:p>
          </table:table-cell>
          <table:table-cell table:style-name="ce122" table:formula="of:=[.K122]&amp;[.J122]&amp;[.H122]" office:value-type="string" office:string-value="F2017RP1">
            <text:p>F2017RP1</text:p>
          </table:table-cell>
          <table:table-cell table:style-name="ce120" table:formula="of:=[.K122]&amp;[.J122]&amp;[.I122]" office:value-type="string" office:string-value="F2017N">
            <text:p>F2017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0F060162</text:p>
          </table:table-cell>
          <table:table-cell table:style-name="ce42" office:value-type="date" office:date-value="2014-10-25">
            <text:p>25/10/14</text:p>
          </table:table-cell>
          <table:table-cell table:style-name="ce56" office:value-type="float" office:value="-0.16">
            <text:p>-0,16</text:p>
          </table:table-cell>
          <table:table-cell table:style-name="ce56" office:value-type="float" office:value="-1.4">
            <text:p>-1,40</text:p>
          </table:table-cell>
          <table:table-cell table:style-name="ce56" office:value-type="float" office:value="-21">
            <text:p>-21,00</text:p>
          </table:table-cell>
          <table:table-cell table:style-name="ce53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16" table:formula="of:=YEAR([.D123])" office:value-type="float" office:value="2014">
            <text:p>2014</text:p>
          </table:table-cell>
          <table:table-cell table:style-name="ce120" table:formula="of:=RIGHT(LEFT([.C123];4))" office:value-type="string" office:string-value="F">
            <text:p>F</text:p>
          </table:table-cell>
          <table:table-cell table:style-name="ce122" table:formula="of:=[.K123]&amp;[.H123]" office:value-type="string" office:string-value="FRP1">
            <text:p>FRP1</text:p>
          </table:table-cell>
          <table:table-cell table:style-name="ce120" table:formula="of:=[.L123]&amp;[.I123]" office:value-type="string" office:string-value="FRP1N">
            <text:p>FRP1N</text:p>
          </table:table-cell>
          <table:table-cell table:style-name="ce122" table:formula="of:=[.K123]&amp;[.J123]&amp;[.H123]" office:value-type="string" office:string-value="F2014RP1">
            <text:p>F2014RP1</text:p>
          </table:table-cell>
          <table:table-cell table:style-name="ce120" table:formula="of:=[.K123]&amp;[.J123]&amp;[.I123]" office:value-type="string" office:string-value="F2014N">
            <text:p>F2014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9F290195</text:p>
          </table:table-cell>
          <table:table-cell table:style-name="ce42" office:value-type="date" office:date-value="2009-12-11">
            <text:p>11/12/09</text:p>
          </table:table-cell>
          <table:table-cell table:style-name="ce56" office:value-type="float" office:value="-1.36">
            <text:p>-1,36</text:p>
          </table:table-cell>
          <table:table-cell table:style-name="ce62" office:value-type="float" office:value="-1.4">
            <text:p>-1,40</text:p>
          </table:table-cell>
          <table:table-cell table:style-name="ce62" office:value-type="float" office:value="-94">
            <text:p>-94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24])" office:value-type="float" office:value="2009">
            <text:p>2009</text:p>
          </table:table-cell>
          <table:table-cell table:style-name="ce120" table:formula="of:=RIGHT(LEFT([.C124];4))" office:value-type="string" office:string-value="F">
            <text:p>F</text:p>
          </table:table-cell>
          <table:table-cell table:style-name="ce122" table:formula="of:=[.K124]&amp;[.H124]" office:value-type="string" office:string-value="FRP1">
            <text:p>FRP1</text:p>
          </table:table-cell>
          <table:table-cell table:style-name="ce120" table:formula="of:=[.L124]&amp;[.I124]" office:value-type="string" office:string-value="FRP1N">
            <text:p>FRP1N</text:p>
          </table:table-cell>
          <table:table-cell table:style-name="ce122" table:formula="of:=[.K124]&amp;[.J124]&amp;[.H124]" office:value-type="string" office:string-value="F2009RP1">
            <text:p>F2009RP1</text:p>
          </table:table-cell>
          <table:table-cell table:style-name="ce120" table:formula="of:=[.K124]&amp;[.J124]&amp;[.I124]" office:value-type="string" office:string-value="F2009N">
            <text:p>F2009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32" office:value-type="string">
            <text:p>A05L083331</text:p>
          </table:table-cell>
          <table:table-cell table:style-name="ce42" office:value-type="date" office:date-value="2013-05-02">
            <text:p>02/05/13</text:p>
          </table:table-cell>
          <table:table-cell table:style-name="ce56" office:value-type="float" office:value="-1.64">
            <text:p>-1,64</text:p>
          </table:table-cell>
          <table:table-cell table:style-name="ce62" office:value-type="float" office:value="-1">
            <text:p>-1,00</text:p>
          </table:table-cell>
          <table:table-cell table:style-name="ce62" office:value-type="float" office:value="-9">
            <text:p>-9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25])" office:value-type="float" office:value="2013">
            <text:p>2013</text:p>
          </table:table-cell>
          <table:table-cell table:style-name="ce120" table:formula="of:=RIGHT(LEFT([.C125];4))" office:value-type="string" office:string-value="L">
            <text:p>L</text:p>
          </table:table-cell>
          <table:table-cell table:style-name="ce122" table:formula="of:=[.K125]&amp;[.H125]" office:value-type="string" office:string-value="LAP">
            <text:p>LAP</text:p>
          </table:table-cell>
          <table:table-cell table:style-name="ce120" table:formula="of:=[.L125]&amp;[.I125]" office:value-type="string" office:string-value="LAP">
            <text:p>LAP</text:p>
          </table:table-cell>
          <table:table-cell table:style-name="ce122" table:formula="of:=[.K125]&amp;[.J125]&amp;[.H125]" office:value-type="string" office:string-value="L2013AP">
            <text:p>L2013AP</text:p>
          </table:table-cell>
          <table:table-cell table:style-name="ce120" table:formula="of:=[.K125]&amp;[.J125]&amp;[.I125]" office:value-type="string" office:string-value="L2013">
            <text:p>L2013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9F314111</text:p>
          </table:table-cell>
          <table:table-cell table:style-name="ce42" office:value-type="date" office:date-value="2011-06-07">
            <text:p>07/06/11</text:p>
          </table:table-cell>
          <table:table-cell table:style-name="ce56" office:value-type="float" office:value="1.54">
            <text:p>1,54</text:p>
          </table:table-cell>
          <table:table-cell table:style-name="ce62" office:value-type="float" office:value="-11">
            <text:p>-11,00</text:p>
          </table:table-cell>
          <table:table-cell table:style-name="ce62" office:value-type="float" office:value="-44.4">
            <text:p>-44,40</text:p>
          </table:table-cell>
          <table:table-cell table:style-name="ce53" office:value-type="string">
            <text:p>RP2</text:p>
          </table:table-cell>
          <table:table-cell table:style-name="ce56" office:value-type="string">
            <text:p>N</text:p>
          </table:table-cell>
          <table:table-cell table:style-name="ce116" table:formula="of:=YEAR([.D126])" office:value-type="float" office:value="2011">
            <text:p>2011</text:p>
          </table:table-cell>
          <table:table-cell table:style-name="ce120" table:formula="of:=RIGHT(LEFT([.C126];4))" office:value-type="string" office:string-value="F">
            <text:p>F</text:p>
          </table:table-cell>
          <table:table-cell table:style-name="ce122" table:formula="of:=[.K126]&amp;[.H126]" office:value-type="string" office:string-value="FRP2">
            <text:p>FRP2</text:p>
          </table:table-cell>
          <table:table-cell table:style-name="ce120" table:formula="of:=[.L126]&amp;[.I126]" office:value-type="string" office:string-value="FRP2N">
            <text:p>FRP2N</text:p>
          </table:table-cell>
          <table:table-cell table:style-name="ce122" table:formula="of:=[.K126]&amp;[.J126]&amp;[.H126]" office:value-type="string" office:string-value="F2011RP2">
            <text:p>F2011RP2</text:p>
          </table:table-cell>
          <table:table-cell table:style-name="ce120" table:formula="of:=[.K126]&amp;[.J126]&amp;[.I126]" office:value-type="string" office:string-value="F2011N">
            <text:p>F2011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3F234892</text:p>
          </table:table-cell>
          <table:table-cell table:style-name="ce42" office:value-type="date" office:date-value="2014-02-18">
            <text:p>18/02/14</text:p>
          </table:table-cell>
          <table:table-cell table:style-name="ce56" office:value-type="float" office:value="-0.14">
            <text:p>-0,14</text:p>
          </table:table-cell>
          <table:table-cell table:style-name="ce56" office:value-type="float" office:value="-1">
            <text:p>-1,00</text:p>
          </table:table-cell>
          <table:table-cell table:style-name="ce56" office:value-type="float" office:value="-38.6">
            <text:p>-38,6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27])" office:value-type="float" office:value="2014">
            <text:p>2014</text:p>
          </table:table-cell>
          <table:table-cell table:style-name="ce120" table:formula="of:=RIGHT(LEFT([.C127];4))" office:value-type="string" office:string-value="F">
            <text:p>F</text:p>
          </table:table-cell>
          <table:table-cell table:style-name="ce122" table:formula="of:=[.K127]&amp;[.H127]" office:value-type="string" office:string-value="FRP1">
            <text:p>FRP1</text:p>
          </table:table-cell>
          <table:table-cell table:style-name="ce120" table:formula="of:=[.L127]&amp;[.I127]" office:value-type="string" office:string-value="FRP1N">
            <text:p>FRP1N</text:p>
          </table:table-cell>
          <table:table-cell table:style-name="ce122" table:formula="of:=[.K127]&amp;[.J127]&amp;[.H127]" office:value-type="string" office:string-value="F2014RP1">
            <text:p>F2014RP1</text:p>
          </table:table-cell>
          <table:table-cell table:style-name="ce120" table:formula="of:=[.K127]&amp;[.J127]&amp;[.I127]" office:value-type="string" office:string-value="F2014N">
            <text:p>F2014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6F057589</text:p>
          </table:table-cell>
          <table:table-cell table:style-name="ce42" office:value-type="date" office:date-value="2016-07-06">
            <text:p>06/07/16</text:p>
          </table:table-cell>
          <table:table-cell table:style-name="ce57" office:value-type="float" office:value="-1.2">
            <text:p>-1,2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39">
            <text:p>-39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28])" office:value-type="float" office:value="2016">
            <text:p>2016</text:p>
          </table:table-cell>
          <table:table-cell table:style-name="ce120" table:formula="of:=RIGHT(LEFT([.C128];4))" office:value-type="string" office:string-value="F">
            <text:p>F</text:p>
          </table:table-cell>
          <table:table-cell table:style-name="ce122" table:formula="of:=[.K128]&amp;[.H128]" office:value-type="string" office:string-value="FRP1">
            <text:p>FRP1</text:p>
          </table:table-cell>
          <table:table-cell table:style-name="ce120" table:formula="of:=[.L128]&amp;[.I128]" office:value-type="string" office:string-value="FRP1N">
            <text:p>FRP1N</text:p>
          </table:table-cell>
          <table:table-cell table:style-name="ce122" table:formula="of:=[.K128]&amp;[.J128]&amp;[.H128]" office:value-type="string" office:string-value="F2016RP1">
            <text:p>F2016RP1</text:p>
          </table:table-cell>
          <table:table-cell table:style-name="ce120" table:formula="of:=[.K128]&amp;[.J128]&amp;[.I128]" office:value-type="string" office:string-value="F2016N">
            <text:p>F2016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3S447581</text:p>
          </table:table-cell>
          <table:table-cell table:style-name="ce42" office:value-type="date" office:date-value="2011-05-24">
            <text:p>24/05/11</text:p>
          </table:table-cell>
          <table:table-cell table:style-name="ce57" office:value-type="float" office:value="5.66">
            <text:p>5,66</text:p>
          </table:table-cell>
          <table:table-cell table:style-name="ce54" office:value-type="float" office:value="9.4">
            <text:p>9,40</text:p>
          </table:table-cell>
          <table:table-cell table:style-name="ce57" office:value-type="float" office:value="-17.4">
            <text:p>-17,40</text:p>
          </table:table-cell>
          <table:table-cell table:style-name="ce53" office:value-type="string">
            <text:p>RP3</text:p>
          </table:table-cell>
          <table:table-cell table:style-name="ce56" office:value-type="string">
            <text:p>P</text:p>
          </table:table-cell>
          <table:table-cell table:style-name="ce116" table:formula="of:=YEAR([.D129])" office:value-type="float" office:value="2011">
            <text:p>2011</text:p>
          </table:table-cell>
          <table:table-cell table:style-name="ce120" table:formula="of:=RIGHT(LEFT([.C129];4))" office:value-type="string" office:string-value="S">
            <text:p>S</text:p>
          </table:table-cell>
          <table:table-cell table:style-name="ce122" table:formula="of:=[.K129]&amp;[.H129]" office:value-type="string" office:string-value="SRP3">
            <text:p>SRP3</text:p>
          </table:table-cell>
          <table:table-cell table:style-name="ce120" table:formula="of:=[.L129]&amp;[.I129]" office:value-type="string" office:string-value="SRP3P">
            <text:p>SRP3P</text:p>
          </table:table-cell>
          <table:table-cell table:style-name="ce122" table:formula="of:=[.K129]&amp;[.J129]&amp;[.H129]" office:value-type="string" office:string-value="S2011RP3">
            <text:p>S2011RP3</text:p>
          </table:table-cell>
          <table:table-cell table:style-name="ce120" table:formula="of:=[.K129]&amp;[.J129]&amp;[.I129]" office:value-type="string" office:string-value="S2011P">
            <text:p>S2011P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4S322813</text:p>
          </table:table-cell>
          <table:table-cell table:style-name="ce42" office:value-type="date" office:date-value="2010-11-26">
            <text:p>26/11/10</text:p>
          </table:table-cell>
          <table:table-cell table:style-name="ce57" office:value-type="float" office:value="-1.14">
            <text:p>-1,14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20.6">
            <text:p>-20,6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30])" office:value-type="float" office:value="2010">
            <text:p>2010</text:p>
          </table:table-cell>
          <table:table-cell table:style-name="ce120" table:formula="of:=RIGHT(LEFT([.C130];4))" office:value-type="string" office:string-value="S">
            <text:p>S</text:p>
          </table:table-cell>
          <table:table-cell table:style-name="ce122" table:formula="of:=[.K130]&amp;[.H130]" office:value-type="string" office:string-value="SRP1">
            <text:p>SRP1</text:p>
          </table:table-cell>
          <table:table-cell table:style-name="ce120" table:formula="of:=[.L130]&amp;[.I130]" office:value-type="string" office:string-value="SRP1N">
            <text:p>SRP1N</text:p>
          </table:table-cell>
          <table:table-cell table:style-name="ce122" table:formula="of:=[.K130]&amp;[.J130]&amp;[.H130]" office:value-type="string" office:string-value="S2010RP1">
            <text:p>S2010RP1</text:p>
          </table:table-cell>
          <table:table-cell table:style-name="ce120" table:formula="of:=[.K130]&amp;[.J130]&amp;[.I130]" office:value-type="string" office:string-value="S2010N">
            <text:p>S2010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3S516166</text:p>
          </table:table-cell>
          <table:table-cell table:style-name="ce42" office:value-type="date" office:date-value="2010-07-28">
            <text:p>28/07/10</text:p>
          </table:table-cell>
          <table:table-cell table:style-name="ce57" office:value-type="float" office:value="-2.6">
            <text:p>-2,60</text:p>
          </table:table-cell>
          <table:table-cell table:style-name="ce54" office:value-type="float" office:value="-5">
            <text:p>-5,00</text:p>
          </table:table-cell>
          <table:table-cell table:style-name="ce57" office:value-type="float" office:value="-40.4">
            <text:p>-40,4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31])" office:value-type="float" office:value="2010">
            <text:p>2010</text:p>
          </table:table-cell>
          <table:table-cell table:style-name="ce120" table:formula="of:=RIGHT(LEFT([.C131];4))" office:value-type="string" office:string-value="S">
            <text:p>S</text:p>
          </table:table-cell>
          <table:table-cell table:style-name="ce122" table:formula="of:=[.K131]&amp;[.H131]" office:value-type="string" office:string-value="SRP1">
            <text:p>SRP1</text:p>
          </table:table-cell>
          <table:table-cell table:style-name="ce120" table:formula="of:=[.L131]&amp;[.I131]" office:value-type="string" office:string-value="SRP1N">
            <text:p>SRP1N</text:p>
          </table:table-cell>
          <table:table-cell table:style-name="ce122" table:formula="of:=[.K131]&amp;[.J131]&amp;[.H131]" office:value-type="string" office:string-value="S2010RP1">
            <text:p>S2010RP1</text:p>
          </table:table-cell>
          <table:table-cell table:style-name="ce120" table:formula="of:=[.K131]&amp;[.J131]&amp;[.I131]" office:value-type="string" office:string-value="S2010N">
            <text:p>S2010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7F062027</text:p>
          </table:table-cell>
          <table:table-cell table:style-name="ce42" office:value-type="date" office:date-value="2017-08-04">
            <text:p>04/08/17</text:p>
          </table:table-cell>
          <table:table-cell table:style-name="ce57" office:value-type="float" office:value="0.7">
            <text:p>0,70</text:p>
          </table:table-cell>
          <table:table-cell table:style-name="ce54" office:value-type="float" office:value="1.4">
            <text:p>1,40</text:p>
          </table:table-cell>
          <table:table-cell table:style-name="ce57" office:value-type="float" office:value="-0.4">
            <text:p>-0,4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132])" office:value-type="float" office:value="2017">
            <text:p>2017</text:p>
          </table:table-cell>
          <table:table-cell table:style-name="ce120" table:formula="of:=RIGHT(LEFT([.C132];4))" office:value-type="string" office:string-value="F">
            <text:p>F</text:p>
          </table:table-cell>
          <table:table-cell table:style-name="ce122" table:formula="of:=[.K132]&amp;[.H132]" office:value-type="string" office:string-value="FAP">
            <text:p>FAP</text:p>
          </table:table-cell>
          <table:table-cell table:style-name="ce120" table:formula="of:=[.L132]&amp;[.I132]" office:value-type="string" office:string-value="FAP">
            <text:p>FAP</text:p>
          </table:table-cell>
          <table:table-cell table:style-name="ce122" table:formula="of:=[.K132]&amp;[.J132]&amp;[.H132]" office:value-type="string" office:string-value="F2017AP">
            <text:p>F2017AP</text:p>
          </table:table-cell>
          <table:table-cell table:style-name="ce120" table:formula="of:=[.K132]&amp;[.J132]&amp;[.I132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4F004037</text:p>
          </table:table-cell>
          <table:table-cell table:style-name="ce42" office:value-type="date" office:date-value="2014-04-15">
            <text:p>15/04/14</text:p>
          </table:table-cell>
          <table:table-cell table:style-name="ce56" office:value-type="float" office:value="-1">
            <text:p>-1,00</text:p>
          </table:table-cell>
          <table:table-cell table:style-name="ce56" office:value-type="float" office:value="-2">
            <text:p>-2,00</text:p>
          </table:table-cell>
          <table:table-cell table:style-name="ce56" office:value-type="float" office:value="-99.6">
            <text:p>-99,6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33])" office:value-type="float" office:value="2014">
            <text:p>2014</text:p>
          </table:table-cell>
          <table:table-cell table:style-name="ce120" table:formula="of:=RIGHT(LEFT([.C133];4))" office:value-type="string" office:string-value="F">
            <text:p>F</text:p>
          </table:table-cell>
          <table:table-cell table:style-name="ce122" table:formula="of:=[.K133]&amp;[.H133]" office:value-type="string" office:string-value="FRP1">
            <text:p>FRP1</text:p>
          </table:table-cell>
          <table:table-cell table:style-name="ce120" table:formula="of:=[.L133]&amp;[.I133]" office:value-type="string" office:string-value="FRP1N">
            <text:p>FRP1N</text:p>
          </table:table-cell>
          <table:table-cell table:style-name="ce122" table:formula="of:=[.K133]&amp;[.J133]&amp;[.H133]" office:value-type="string" office:string-value="F2014RP1">
            <text:p>F2014RP1</text:p>
          </table:table-cell>
          <table:table-cell table:style-name="ce120" table:formula="of:=[.K133]&amp;[.J133]&amp;[.I133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6F302207</text:p>
          </table:table-cell>
          <table:table-cell table:style-name="ce42" office:value-type="date" office:date-value="2017-04-10">
            <text:p>10/04/17</text:p>
          </table:table-cell>
          <table:table-cell table:style-name="ce53" office:value-type="float" office:value="-0.7">
            <text:p>-0,70</text:p>
          </table:table-cell>
          <table:table-cell table:style-name="ce53" office:value-type="float" office:value="1">
            <text:p>1,00</text:p>
          </table:table-cell>
          <table:table-cell table:style-name="ce53" office:value-type="float" office:value="-12.6">
            <text:p>-12,6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34])" office:value-type="float" office:value="2017">
            <text:p>2017</text:p>
          </table:table-cell>
          <table:table-cell table:style-name="ce120" table:formula="of:=RIGHT(LEFT([.C134];4))" office:value-type="string" office:string-value="F">
            <text:p>F</text:p>
          </table:table-cell>
          <table:table-cell table:style-name="ce122" table:formula="of:=[.K134]&amp;[.H134]" office:value-type="string" office:string-value="FRP1">
            <text:p>FRP1</text:p>
          </table:table-cell>
          <table:table-cell table:style-name="ce120" table:formula="of:=[.L134]&amp;[.I134]" office:value-type="string" office:string-value="FRP1N">
            <text:p>FRP1N</text:p>
          </table:table-cell>
          <table:table-cell table:style-name="ce122" table:formula="of:=[.K134]&amp;[.J134]&amp;[.H134]" office:value-type="string" office:string-value="F2017RP1">
            <text:p>F2017RP1</text:p>
          </table:table-cell>
          <table:table-cell table:style-name="ce120" table:formula="of:=[.K134]&amp;[.J134]&amp;[.I134]" office:value-type="string" office:string-value="F2017N">
            <text:p>F2017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10F043103</text:p>
          </table:table-cell>
          <table:table-cell table:style-name="ce42" office:value-type="date" office:date-value="2010-03-19">
            <text:p>19/03/10</text:p>
          </table:table-cell>
          <table:table-cell table:style-name="ce57" office:value-type="float" office:value="-1">
            <text:p>-1,0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35">
            <text:p>-35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35])" office:value-type="float" office:value="2010">
            <text:p>2010</text:p>
          </table:table-cell>
          <table:table-cell table:style-name="ce120" table:formula="of:=RIGHT(LEFT([.C135];4))" office:value-type="string" office:string-value="F">
            <text:p>F</text:p>
          </table:table-cell>
          <table:table-cell table:style-name="ce122" table:formula="of:=[.K135]&amp;[.H135]" office:value-type="string" office:string-value="FRP1">
            <text:p>FRP1</text:p>
          </table:table-cell>
          <table:table-cell table:style-name="ce120" table:formula="of:=[.L135]&amp;[.I135]" office:value-type="string" office:string-value="FRP1N">
            <text:p>FRP1N</text:p>
          </table:table-cell>
          <table:table-cell table:style-name="ce122" table:formula="of:=[.K135]&amp;[.J135]&amp;[.H135]" office:value-type="string" office:string-value="F2010RP1">
            <text:p>F2010RP1</text:p>
          </table:table-cell>
          <table:table-cell table:style-name="ce120" table:formula="of:=[.K135]&amp;[.J135]&amp;[.I135]" office:value-type="string" office:string-value="F2010N">
            <text:p>F2010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7F328352</text:p>
          </table:table-cell>
          <table:table-cell table:style-name="ce42" office:value-type="date" office:date-value="2016-08-16">
            <text:p>16/08/16</text:p>
          </table:table-cell>
          <table:table-cell table:style-name="ce57" office:value-type="float" office:value="-1.2">
            <text:p>-1,2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0.6">
            <text:p>-0,60</text:p>
          </table:table-cell>
          <table:table-cell table:style-name="ce53" office:value-type="string">
            <text:p>AP</text:p>
          </table:table-cell>
          <table:table-cell table:style-name="ce85"/>
          <table:table-cell table:style-name="ce116" table:formula="of:=YEAR([.D136])" office:value-type="float" office:value="2016">
            <text:p>2016</text:p>
          </table:table-cell>
          <table:table-cell table:style-name="ce120" table:formula="of:=RIGHT(LEFT([.C136];4))" office:value-type="string" office:string-value="F">
            <text:p>F</text:p>
          </table:table-cell>
          <table:table-cell table:style-name="ce122" table:formula="of:=[.K136]&amp;[.H136]" office:value-type="string" office:string-value="FAP">
            <text:p>FAP</text:p>
          </table:table-cell>
          <table:table-cell table:style-name="ce120" table:formula="of:=[.L136]&amp;[.I136]" office:value-type="string" office:string-value="FAP">
            <text:p>FAP</text:p>
          </table:table-cell>
          <table:table-cell table:style-name="ce122" table:formula="of:=[.K136]&amp;[.J136]&amp;[.H136]" office:value-type="string" office:string-value="F2016AP">
            <text:p>F2016AP</text:p>
          </table:table-cell>
          <table:table-cell table:style-name="ce120" table:formula="of:=[.K136]&amp;[.J136]&amp;[.I136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3S446560</text:p>
          </table:table-cell>
          <table:table-cell table:style-name="ce42" office:value-type="date" office:date-value="2009-08-28">
            <text:p>28/08/09</text:p>
          </table:table-cell>
          <table:table-cell table:style-name="ce57" office:value-type="float" office:value="0.84">
            <text:p>0,84</text:p>
          </table:table-cell>
          <table:table-cell table:style-name="ce54" office:value-type="float" office:value="1.6">
            <text:p>1,60</text:p>
          </table:table-cell>
          <table:table-cell table:style-name="ce57" office:value-type="float" office:value="-5">
            <text:p>-5,00</text:p>
          </table:table-cell>
          <table:table-cell table:style-name="ce53" office:value-type="string">
            <text:p>AP</text:p>
          </table:table-cell>
          <table:table-cell table:style-name="ce85"/>
          <table:table-cell table:style-name="ce116" table:formula="of:=YEAR([.D137])" office:value-type="float" office:value="2009">
            <text:p>2009</text:p>
          </table:table-cell>
          <table:table-cell table:style-name="ce120" table:formula="of:=RIGHT(LEFT([.C137];4))" office:value-type="string" office:string-value="S">
            <text:p>S</text:p>
          </table:table-cell>
          <table:table-cell table:style-name="ce122" table:formula="of:=[.K137]&amp;[.H137]" office:value-type="string" office:string-value="SAP">
            <text:p>SAP</text:p>
          </table:table-cell>
          <table:table-cell table:style-name="ce120" table:formula="of:=[.L137]&amp;[.I137]" office:value-type="string" office:string-value="SAP">
            <text:p>SAP</text:p>
          </table:table-cell>
          <table:table-cell table:style-name="ce122" table:formula="of:=[.K137]&amp;[.J137]&amp;[.H137]" office:value-type="string" office:string-value="S2009AP">
            <text:p>S2009AP</text:p>
          </table:table-cell>
          <table:table-cell table:style-name="ce120" table:formula="of:=[.K137]&amp;[.J137]&amp;[.I137]" office:value-type="string" office:string-value="S2009">
            <text:p>S2009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4-07">
            <text:p>07/04/18</text:p>
          </table:table-cell>
          <table:table-cell table:style-name="ce25" office:value-type="string">
            <text:p>A03S447476</text:p>
          </table:table-cell>
          <table:table-cell table:style-name="ce42" office:value-type="date" office:date-value="2011-05-02">
            <text:p>02/05/11</text:p>
          </table:table-cell>
          <table:table-cell table:style-name="ce57" office:value-type="float" office:value="-5.66">
            <text:p>-5,66</text:p>
          </table:table-cell>
          <table:table-cell table:style-name="ce54" office:value-type="float" office:value="-4.6">
            <text:p>-4,60</text:p>
          </table:table-cell>
          <table:table-cell table:style-name="ce57" office:value-type="float" office:value="-7.8">
            <text:p>-7,8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38])" office:value-type="float" office:value="2011">
            <text:p>2011</text:p>
          </table:table-cell>
          <table:table-cell table:style-name="ce120" table:formula="of:=RIGHT(LEFT([.C138];4))" office:value-type="string" office:string-value="S">
            <text:p>S</text:p>
          </table:table-cell>
          <table:table-cell table:style-name="ce122" table:formula="of:=[.K138]&amp;[.H138]" office:value-type="string" office:string-value="SRP1">
            <text:p>SRP1</text:p>
          </table:table-cell>
          <table:table-cell table:style-name="ce120" table:formula="of:=[.L138]&amp;[.I138]" office:value-type="string" office:string-value="SRP1N">
            <text:p>SRP1N</text:p>
          </table:table-cell>
          <table:table-cell table:style-name="ce122" table:formula="of:=[.K138]&amp;[.J138]&amp;[.H138]" office:value-type="string" office:string-value="S2011RP1">
            <text:p>S2011RP1</text:p>
          </table:table-cell>
          <table:table-cell table:style-name="ce120" table:formula="of:=[.K138]&amp;[.J138]&amp;[.I138]" office:value-type="string" office:string-value="S2011N">
            <text:p>S2011N</text:p>
          </table:table-cell>
          <table:table-cell table:style-name="ce124"/>
          <table:table-cell/>
        </table:table-row>
        <table:table-row table:style-name="ro4">
          <table:table-cell table:style-name="ce7" office:value-type="string">
            <text:p>UN-MTN </text:p>
          </table:table-cell>
          <table:table-cell table:style-name="ce18" office:value-type="date" office:date-value="2018-04-07">
            <text:p>07/04/18</text:p>
          </table:table-cell>
          <table:table-cell table:style-name="ce27" office:value-type="string">
            <text:p>A04L271604</text:p>
          </table:table-cell>
          <table:table-cell table:style-name="ce43" office:value-type="date" office:date-value="2012-11-09">
            <text:p>09/11/12</text:p>
          </table:table-cell>
          <table:table-cell table:style-name="ce61" office:value-type="float" office:value="-1.3">
            <text:p>-1,30</text:p>
          </table:table-cell>
          <table:table-cell table:style-name="ce78" office:value-type="float" office:value="-1">
            <text:p>-1,00</text:p>
          </table:table-cell>
          <table:table-cell table:style-name="ce61" office:value-type="float" office:value="-2">
            <text:p>-2,00</text:p>
          </table:table-cell>
          <table:table-cell table:style-name="ce55" office:value-type="string">
            <text:p>AP</text:p>
          </table:table-cell>
          <table:table-cell table:style-name="ce112"/>
          <table:table-cell table:style-name="ce116" table:formula="of:=YEAR([.D139])" office:value-type="float" office:value="2012">
            <text:p>2012</text:p>
          </table:table-cell>
          <table:table-cell table:style-name="ce120" table:formula="of:=RIGHT(LEFT([.C139];4))" office:value-type="string" office:string-value="L">
            <text:p>L</text:p>
          </table:table-cell>
          <table:table-cell table:style-name="ce122" table:formula="of:=[.K139]&amp;[.H139]" office:value-type="string" office:string-value="LAP">
            <text:p>LAP</text:p>
          </table:table-cell>
          <table:table-cell table:style-name="ce120" table:formula="of:=[.L139]&amp;[.I139]" office:value-type="string" office:string-value="LAP">
            <text:p>LAP</text:p>
          </table:table-cell>
          <table:table-cell table:style-name="ce122" table:formula="of:=[.K139]&amp;[.J139]&amp;[.H139]" office:value-type="string" office:string-value="L2012AP">
            <text:p>L2012AP</text:p>
          </table:table-cell>
          <table:table-cell table:style-name="ce120" table:formula="of:=[.K139]&amp;[.J139]&amp;[.I139]" office:value-type="string" office:string-value="L2012">
            <text:p>L2012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09">
            <text:p>09/04/18</text:p>
          </table:table-cell>
          <table:table-cell table:style-name="ce32" office:value-type="string">
            <text:p>F03S000224</text:p>
          </table:table-cell>
          <table:table-cell table:style-name="ce44" office:value-type="date" office:date-value="2016-12-14">
            <text:p>14/12/16</text:p>
          </table:table-cell>
          <table:table-cell table:style-name="ce57" office:value-type="float" office:value="-0.68">
            <text:p>-0,68</text:p>
          </table:table-cell>
          <table:table-cell table:style-name="ce54" office:value-type="float" office:value="-1.2">
            <text:p>-1,20</text:p>
          </table:table-cell>
          <table:table-cell table:style-name="ce57" office:value-type="float" office:value="3">
            <text:p>3,0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140])" office:value-type="float" office:value="2016">
            <text:p>2016</text:p>
          </table:table-cell>
          <table:table-cell table:style-name="ce120" table:formula="of:=RIGHT(LEFT([.C140];4))" office:value-type="string" office:string-value="S">
            <text:p>S</text:p>
          </table:table-cell>
          <table:table-cell table:style-name="ce122" table:formula="of:=[.K140]&amp;[.H140]" office:value-type="string" office:string-value="SAP">
            <text:p>SAP</text:p>
          </table:table-cell>
          <table:table-cell table:style-name="ce120" table:formula="of:=[.L140]&amp;[.I140]" office:value-type="string" office:string-value="SAP">
            <text:p>SAP</text:p>
          </table:table-cell>
          <table:table-cell table:style-name="ce122" table:formula="of:=[.K140]&amp;[.J140]&amp;[.H140]" office:value-type="string" office:string-value="S2016AP">
            <text:p>S2016AP</text:p>
          </table:table-cell>
          <table:table-cell table:style-name="ce120" table:formula="of:=[.K140]&amp;[.J140]&amp;[.I140]" office:value-type="string" office:string-value="S2016">
            <text:p>S2016</text:p>
          </table:table-cell>
          <table:table-cell table:style-name="ce133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09">
            <text:p>09/04/18</text:p>
          </table:table-cell>
          <table:table-cell table:style-name="ce26" office:value-type="string">
            <text:p>F09S006495</text:p>
          </table:table-cell>
          <table:table-cell table:style-name="ce42" office:value-type="date" office:date-value="2015-07-14">
            <text:p>14/07/15</text:p>
          </table:table-cell>
          <table:table-cell table:style-name="ce53" office:value-type="float" office:value="-3.68">
            <text:p>-3,68</text:p>
          </table:table-cell>
          <table:table-cell table:style-name="ce53" office:value-type="float" office:value="-4">
            <text:p>-4,00</text:p>
          </table:table-cell>
          <table:table-cell table:style-name="ce53" office:value-type="float" office:value="-2">
            <text:p>-2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141])" office:value-type="float" office:value="2015">
            <text:p>2015</text:p>
          </table:table-cell>
          <table:table-cell table:style-name="ce120" table:formula="of:=RIGHT(LEFT([.C141];4))" office:value-type="string" office:string-value="S">
            <text:p>S</text:p>
          </table:table-cell>
          <table:table-cell table:style-name="ce122" table:formula="of:=[.K141]&amp;[.H141]" office:value-type="string" office:string-value="SAP">
            <text:p>SAP</text:p>
          </table:table-cell>
          <table:table-cell table:style-name="ce120" table:formula="of:=[.L141]&amp;[.I141]" office:value-type="string" office:string-value="SAP">
            <text:p>SAP</text:p>
          </table:table-cell>
          <table:table-cell table:style-name="ce122" table:formula="of:=[.K141]&amp;[.J141]&amp;[.H141]" office:value-type="string" office:string-value="S2015AP">
            <text:p>S2015AP</text:p>
          </table:table-cell>
          <table:table-cell table:style-name="ce120" table:formula="of:=[.K141]&amp;[.J141]&amp;[.I141]" office:value-type="string" office:string-value="S2015">
            <text:p>S2015</text:p>
          </table:table-cell>
          <table:table-cell table:style-name="ce127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16F148856</text:p>
          </table:table-cell>
          <table:table-cell table:style-name="ce42" office:value-type="date" office:date-value="2016-09-13">
            <text:p>13/09/16</text:p>
          </table:table-cell>
          <table:table-cell table:style-name="ce57" office:value-type="float" office:value="6.48">
            <text:p>6,48</text:p>
          </table:table-cell>
          <table:table-cell table:style-name="ce54" office:value-type="float" office:value="4.8">
            <text:p>4,80</text:p>
          </table:table-cell>
          <table:table-cell table:style-name="ce57" office:value-type="float" office:value="2.2">
            <text:p>2,2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P</text:p>
          </table:table-cell>
          <table:table-cell table:style-name="ce116" table:formula="of:=YEAR([.D142])" office:value-type="float" office:value="2016">
            <text:p>2016</text:p>
          </table:table-cell>
          <table:table-cell table:style-name="ce120" table:formula="of:=RIGHT(LEFT([.C142];4))" office:value-type="string" office:string-value="F">
            <text:p>F</text:p>
          </table:table-cell>
          <table:table-cell table:style-name="ce122" table:formula="of:=[.K142]&amp;[.H142]" office:value-type="string" office:string-value="FRP1">
            <text:p>FRP1</text:p>
          </table:table-cell>
          <table:table-cell table:style-name="ce120" table:formula="of:=[.L142]&amp;[.I142]" office:value-type="string" office:string-value="FRP1P">
            <text:p>FRP1P</text:p>
          </table:table-cell>
          <table:table-cell table:style-name="ce122" table:formula="of:=[.K142]&amp;[.J142]&amp;[.H142]" office:value-type="string" office:string-value="F2016RP1">
            <text:p>F2016RP1</text:p>
          </table:table-cell>
          <table:table-cell table:style-name="ce120" table:formula="of:=[.K142]&amp;[.J142]&amp;[.I142]" office:value-type="string" office:string-value="F2016P">
            <text:p>F2016P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15F163293</text:p>
          </table:table-cell>
          <table:table-cell table:style-name="ce42" office:value-type="date" office:date-value="2015-11-18">
            <text:p>18/11/15</text:p>
          </table:table-cell>
          <table:table-cell table:style-name="ce57" office:value-type="float" office:value="0.04">
            <text:p>0,04</text:p>
          </table:table-cell>
          <table:table-cell table:style-name="ce54" office:value-type="float" office:value="-0.6">
            <text:p>-0,60</text:p>
          </table:table-cell>
          <table:table-cell table:style-name="ce57" office:value-type="float" office:value="-63.2">
            <text:p>-63,2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43])" office:value-type="float" office:value="2015">
            <text:p>2015</text:p>
          </table:table-cell>
          <table:table-cell table:style-name="ce120" table:formula="of:=RIGHT(LEFT([.C143];4))" office:value-type="string" office:string-value="F">
            <text:p>F</text:p>
          </table:table-cell>
          <table:table-cell table:style-name="ce122" table:formula="of:=[.K143]&amp;[.H143]" office:value-type="string" office:string-value="FRP1">
            <text:p>FRP1</text:p>
          </table:table-cell>
          <table:table-cell table:style-name="ce120" table:formula="of:=[.L143]&amp;[.I143]" office:value-type="string" office:string-value="FRP1N">
            <text:p>FRP1N</text:p>
          </table:table-cell>
          <table:table-cell table:style-name="ce122" table:formula="of:=[.K143]&amp;[.J143]&amp;[.H143]" office:value-type="string" office:string-value="F2015RP1">
            <text:p>F2015RP1</text:p>
          </table:table-cell>
          <table:table-cell table:style-name="ce120" table:formula="of:=[.K143]&amp;[.J143]&amp;[.I143]" office:value-type="string" office:string-value="F2015N">
            <text:p>F2015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09F280589</text:p>
          </table:table-cell>
          <table:table-cell table:style-name="ce42" office:value-type="date" office:date-value="2010-01-15">
            <text:p>15/01/10</text:p>
          </table:table-cell>
          <table:table-cell table:style-name="ce57" office:value-type="float" office:value="-3.18">
            <text:p>-3,18</text:p>
          </table:table-cell>
          <table:table-cell table:style-name="ce54" office:value-type="float" office:value="-1.6">
            <text:p>-1,60</text:p>
          </table:table-cell>
          <table:table-cell table:style-name="ce57" office:value-type="float" office:value="-19.4">
            <text:p>-19,4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44])" office:value-type="float" office:value="2010">
            <text:p>2010</text:p>
          </table:table-cell>
          <table:table-cell table:style-name="ce120" table:formula="of:=RIGHT(LEFT([.C144];4))" office:value-type="string" office:string-value="F">
            <text:p>F</text:p>
          </table:table-cell>
          <table:table-cell table:style-name="ce122" table:formula="of:=[.K144]&amp;[.H144]" office:value-type="string" office:string-value="FRP1">
            <text:p>FRP1</text:p>
          </table:table-cell>
          <table:table-cell table:style-name="ce120" table:formula="of:=[.L144]&amp;[.I144]" office:value-type="string" office:string-value="FRP1N">
            <text:p>FRP1N</text:p>
          </table:table-cell>
          <table:table-cell table:style-name="ce122" table:formula="of:=[.K144]&amp;[.J144]&amp;[.H144]" office:value-type="string" office:string-value="F2010RP1">
            <text:p>F2010RP1</text:p>
          </table:table-cell>
          <table:table-cell table:style-name="ce120" table:formula="of:=[.K144]&amp;[.J144]&amp;[.I144]" office:value-type="string" office:string-value="F2010N">
            <text:p>F2010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09F216484</text:p>
          </table:table-cell>
          <table:table-cell table:style-name="ce42" office:value-type="date" office:date-value="2009-10-15">
            <text:p>15/10/09</text:p>
          </table:table-cell>
          <table:table-cell table:style-name="ce53" office:value-type="float" office:value="0.12">
            <text:p>0,12</text:p>
          </table:table-cell>
          <table:table-cell table:style-name="ce53" office:value-type="float" office:value="-3">
            <text:p>-3,00</text:p>
          </table:table-cell>
          <table:table-cell table:style-name="ce53" office:value-type="float" office:value="-66">
            <text:p>-66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45])" office:value-type="float" office:value="2009">
            <text:p>2009</text:p>
          </table:table-cell>
          <table:table-cell table:style-name="ce120" table:formula="of:=RIGHT(LEFT([.C145];4))" office:value-type="string" office:string-value="F">
            <text:p>F</text:p>
          </table:table-cell>
          <table:table-cell table:style-name="ce122" table:formula="of:=[.K145]&amp;[.H145]" office:value-type="string" office:string-value="FRP1">
            <text:p>FRP1</text:p>
          </table:table-cell>
          <table:table-cell table:style-name="ce120" table:formula="of:=[.L145]&amp;[.I145]" office:value-type="string" office:string-value="FRP1N">
            <text:p>FRP1N</text:p>
          </table:table-cell>
          <table:table-cell table:style-name="ce122" table:formula="of:=[.K145]&amp;[.J145]&amp;[.H145]" office:value-type="string" office:string-value="F2009RP1">
            <text:p>F2009RP1</text:p>
          </table:table-cell>
          <table:table-cell table:style-name="ce120" table:formula="of:=[.K145]&amp;[.J145]&amp;[.I145]" office:value-type="string" office:string-value="F2009N">
            <text:p>F2009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12F102588</text:p>
          </table:table-cell>
          <table:table-cell table:style-name="ce42" office:value-type="date" office:date-value="2013-11-06">
            <text:p>06/11/13</text:p>
          </table:table-cell>
          <table:table-cell table:style-name="ce53" office:value-type="float" office:value="5.58">
            <text:p>5,58</text:p>
          </table:table-cell>
          <table:table-cell table:style-name="ce53" office:value-type="float" office:value="1.8">
            <text:p>1,80</text:p>
          </table:table-cell>
          <table:table-cell table:style-name="ce53" office:value-type="float" office:value="-99.8">
            <text:p>-99,80</text:p>
          </table:table-cell>
          <table:table-cell table:style-name="ce53" office:value-type="string">
            <text:p>RP2</text:p>
          </table:table-cell>
          <table:table-cell table:style-name="ce53" office:value-type="string">
            <text:p>P</text:p>
          </table:table-cell>
          <table:table-cell table:style-name="ce116" table:formula="of:=YEAR([.D146])" office:value-type="float" office:value="2013">
            <text:p>2013</text:p>
          </table:table-cell>
          <table:table-cell table:style-name="ce120" table:formula="of:=RIGHT(LEFT([.C146];4))" office:value-type="string" office:string-value="F">
            <text:p>F</text:p>
          </table:table-cell>
          <table:table-cell table:style-name="ce122" table:formula="of:=[.K146]&amp;[.H146]" office:value-type="string" office:string-value="FRP2">
            <text:p>FRP2</text:p>
          </table:table-cell>
          <table:table-cell table:style-name="ce120" table:formula="of:=[.L146]&amp;[.I146]" office:value-type="string" office:string-value="FRP2P">
            <text:p>FRP2P</text:p>
          </table:table-cell>
          <table:table-cell table:style-name="ce122" table:formula="of:=[.K146]&amp;[.J146]&amp;[.H146]" office:value-type="string" office:string-value="F2013RP2">
            <text:p>F2013RP2</text:p>
          </table:table-cell>
          <table:table-cell table:style-name="ce120" table:formula="of:=[.K146]&amp;[.J146]&amp;[.I146]" office:value-type="string" office:string-value="F2013P">
            <text:p>F2013P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11F278873</text:p>
          </table:table-cell>
          <table:table-cell table:style-name="ce42" office:value-type="date" office:date-value="2011-01-15">
            <text:p>15/01/11</text:p>
          </table:table-cell>
          <table:table-cell table:style-name="ce64" office:value-type="float" office:value="2.96">
            <text:p>2,96</text:p>
          </table:table-cell>
          <table:table-cell table:style-name="ce54" office:value-type="float" office:value="2.4">
            <text:p>2,40</text:p>
          </table:table-cell>
          <table:table-cell table:style-name="ce64" office:value-type="float" office:value="-10.8">
            <text:p>-10,8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47])" office:value-type="float" office:value="2011">
            <text:p>2011</text:p>
          </table:table-cell>
          <table:table-cell table:style-name="ce120" table:formula="of:=RIGHT(LEFT([.C147];4))" office:value-type="string" office:string-value="F">
            <text:p>F</text:p>
          </table:table-cell>
          <table:table-cell table:style-name="ce122" table:formula="of:=[.K147]&amp;[.H147]" office:value-type="string" office:string-value="FRP1">
            <text:p>FRP1</text:p>
          </table:table-cell>
          <table:table-cell table:style-name="ce120" table:formula="of:=[.L147]&amp;[.I147]" office:value-type="string" office:string-value="FRP1N">
            <text:p>FRP1N</text:p>
          </table:table-cell>
          <table:table-cell table:style-name="ce122" table:formula="of:=[.K147]&amp;[.J147]&amp;[.H147]" office:value-type="string" office:string-value="F2011RP1">
            <text:p>F2011RP1</text:p>
          </table:table-cell>
          <table:table-cell table:style-name="ce120" table:formula="of:=[.K147]&amp;[.J147]&amp;[.I147]" office:value-type="string" office:string-value="F2011N">
            <text:p>F2011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10F218180</text:p>
          </table:table-cell>
          <table:table-cell table:style-name="ce42" office:value-type="date" office:date-value="2011-07-23">
            <text:p>23/07/11</text:p>
          </table:table-cell>
          <table:table-cell table:style-name="ce57" office:value-type="float" office:value="-0.2">
            <text:p>-0,20</text:p>
          </table:table-cell>
          <table:table-cell table:style-name="ce54" office:value-type="float" office:value="-4">
            <text:p>-4,00</text:p>
          </table:table-cell>
          <table:table-cell table:style-name="ce57" office:value-type="float" office:value="-99.6">
            <text:p>-99,6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48])" office:value-type="float" office:value="2011">
            <text:p>2011</text:p>
          </table:table-cell>
          <table:table-cell table:style-name="ce120" table:formula="of:=RIGHT(LEFT([.C148];4))" office:value-type="string" office:string-value="F">
            <text:p>F</text:p>
          </table:table-cell>
          <table:table-cell table:style-name="ce122" table:formula="of:=[.K148]&amp;[.H148]" office:value-type="string" office:string-value="FRP1">
            <text:p>FRP1</text:p>
          </table:table-cell>
          <table:table-cell table:style-name="ce120" table:formula="of:=[.L148]&amp;[.I148]" office:value-type="string" office:string-value="FRP1N">
            <text:p>FRP1N</text:p>
          </table:table-cell>
          <table:table-cell table:style-name="ce122" table:formula="of:=[.K148]&amp;[.J148]&amp;[.H148]" office:value-type="string" office:string-value="F2011RP1">
            <text:p>F2011RP1</text:p>
          </table:table-cell>
          <table:table-cell table:style-name="ce120" table:formula="of:=[.K148]&amp;[.J148]&amp;[.I148]" office:value-type="string" office:string-value="F2011N">
            <text:p>F2011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10F546694</text:p>
          </table:table-cell>
          <table:table-cell table:style-name="ce42" office:value-type="date" office:date-value="2011-09-15">
            <text:p>15/09/11</text:p>
          </table:table-cell>
          <table:table-cell table:style-name="ce57" office:value-type="float" office:value="5.32">
            <text:p>5,32</text:p>
          </table:table-cell>
          <table:table-cell table:style-name="ce54" office:value-type="float" office:value="5.8">
            <text:p>5,80</text:p>
          </table:table-cell>
          <table:table-cell table:style-name="ce57" office:value-type="float" office:value="-54.8">
            <text:p>-54,80</text:p>
          </table:table-cell>
          <table:table-cell table:style-name="ce53" office:value-type="string">
            <text:p>RP3</text:p>
          </table:table-cell>
          <table:table-cell table:style-name="ce109" office:value-type="string">
            <text:p>P</text:p>
          </table:table-cell>
          <table:table-cell table:style-name="ce116" table:formula="of:=YEAR([.D149])" office:value-type="float" office:value="2011">
            <text:p>2011</text:p>
          </table:table-cell>
          <table:table-cell table:style-name="ce120" table:formula="of:=RIGHT(LEFT([.C149];4))" office:value-type="string" office:string-value="F">
            <text:p>F</text:p>
          </table:table-cell>
          <table:table-cell table:style-name="ce122" table:formula="of:=[.K149]&amp;[.H149]" office:value-type="string" office:string-value="FRP3">
            <text:p>FRP3</text:p>
          </table:table-cell>
          <table:table-cell table:style-name="ce120" table:formula="of:=[.L149]&amp;[.I149]" office:value-type="string" office:string-value="FRP3P">
            <text:p>FRP3P</text:p>
          </table:table-cell>
          <table:table-cell table:style-name="ce122" table:formula="of:=[.K149]&amp;[.J149]&amp;[.H149]" office:value-type="string" office:string-value="F2011RP3">
            <text:p>F2011RP3</text:p>
          </table:table-cell>
          <table:table-cell table:style-name="ce120" table:formula="of:=[.K149]&amp;[.J149]&amp;[.I149]" office:value-type="string" office:string-value="F2011P">
            <text:p>F2011P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12F068949</text:p>
          </table:table-cell>
          <table:table-cell table:style-name="ce42" office:value-type="date" office:date-value="2012-09-12">
            <text:p>12/09/12</text:p>
          </table:table-cell>
          <table:table-cell table:style-name="ce53" office:value-type="float" office:value="0.08">
            <text:p>0,08</text:p>
          </table:table-cell>
          <table:table-cell table:style-name="ce53" office:value-type="float" office:value="-1">
            <text:p>-1,00</text:p>
          </table:table-cell>
          <table:table-cell table:style-name="ce53" office:value-type="float" office:value="-14">
            <text:p>-14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50])" office:value-type="float" office:value="2012">
            <text:p>2012</text:p>
          </table:table-cell>
          <table:table-cell table:style-name="ce120" table:formula="of:=RIGHT(LEFT([.C150];4))" office:value-type="string" office:string-value="F">
            <text:p>F</text:p>
          </table:table-cell>
          <table:table-cell table:style-name="ce122" table:formula="of:=[.K150]&amp;[.H150]" office:value-type="string" office:string-value="FRP1">
            <text:p>FRP1</text:p>
          </table:table-cell>
          <table:table-cell table:style-name="ce120" table:formula="of:=[.L150]&amp;[.I150]" office:value-type="string" office:string-value="FRP1N">
            <text:p>FRP1N</text:p>
          </table:table-cell>
          <table:table-cell table:style-name="ce122" table:formula="of:=[.K150]&amp;[.J150]&amp;[.H150]" office:value-type="string" office:string-value="F2012RP1">
            <text:p>F2012RP1</text:p>
          </table:table-cell>
          <table:table-cell table:style-name="ce120" table:formula="of:=[.K150]&amp;[.J150]&amp;[.I150]" office:value-type="string" office:string-value="F2012N">
            <text:p>F2012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4-09">
            <text:p>09/04/18</text:p>
          </table:table-cell>
          <table:table-cell table:style-name="ce25" office:value-type="string">
            <text:p>A09F245677</text:p>
          </table:table-cell>
          <table:table-cell table:style-name="ce44" office:value-type="date" office:date-value="2009-12-24">
            <text:p>24/12/09</text:p>
          </table:table-cell>
          <table:table-cell table:style-name="ce64" office:value-type="float" office:value="-0.18">
            <text:p>-0,18</text:p>
          </table:table-cell>
          <table:table-cell table:style-name="ce54" office:value-type="float" office:value="-1.6">
            <text:p>-1,60</text:p>
          </table:table-cell>
          <table:table-cell table:style-name="ce64" office:value-type="float" office:value="-26.4">
            <text:p>-26,4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51])" office:value-type="float" office:value="2009">
            <text:p>2009</text:p>
          </table:table-cell>
          <table:table-cell table:style-name="ce120" table:formula="of:=RIGHT(LEFT([.C151];4))" office:value-type="string" office:string-value="F">
            <text:p>F</text:p>
          </table:table-cell>
          <table:table-cell table:style-name="ce122" table:formula="of:=[.K151]&amp;[.H151]" office:value-type="string" office:string-value="FRP1">
            <text:p>FRP1</text:p>
          </table:table-cell>
          <table:table-cell table:style-name="ce120" table:formula="of:=[.L151]&amp;[.I151]" office:value-type="string" office:string-value="FRP1N">
            <text:p>FRP1N</text:p>
          </table:table-cell>
          <table:table-cell table:style-name="ce122" table:formula="of:=[.K151]&amp;[.J151]&amp;[.H151]" office:value-type="string" office:string-value="F2009RP1">
            <text:p>F2009RP1</text:p>
          </table:table-cell>
          <table:table-cell table:style-name="ce120" table:formula="of:=[.K151]&amp;[.J151]&amp;[.I151]" office:value-type="string" office:string-value="F2009N">
            <text:p>F2009N</text:p>
          </table:table-cell>
          <table:table-cell table:style-name="ce124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14" office:value-type="date" office:date-value="2018-04-09">
            <text:p>09/04/18</text:p>
          </table:table-cell>
          <table:table-cell table:style-name="ce27" office:value-type="string">
            <text:p>A15F244372</text:p>
          </table:table-cell>
          <table:table-cell table:style-name="ce43" office:value-type="date" office:date-value="2015-09-17">
            <text:p>17/09/15</text:p>
          </table:table-cell>
          <table:table-cell table:style-name="ce61" office:value-type="float" office:value="-1.26">
            <text:p>-1,26</text:p>
          </table:table-cell>
          <table:table-cell table:style-name="ce78" office:value-type="float" office:value="-1.2">
            <text:p>-1,20</text:p>
          </table:table-cell>
          <table:table-cell table:style-name="ce61" office:value-type="float" office:value="-30.2">
            <text:p>-30,20</text:p>
          </table:table-cell>
          <table:table-cell table:style-name="ce55" office:value-type="string">
            <text:p>RP1</text:p>
          </table:table-cell>
          <table:table-cell table:style-name="ce55" office:value-type="string">
            <text:p>N</text:p>
          </table:table-cell>
          <table:table-cell table:style-name="ce116" table:formula="of:=YEAR([.D152])" office:value-type="float" office:value="2015">
            <text:p>2015</text:p>
          </table:table-cell>
          <table:table-cell table:style-name="ce120" table:formula="of:=RIGHT(LEFT([.C152];4))" office:value-type="string" office:string-value="F">
            <text:p>F</text:p>
          </table:table-cell>
          <table:table-cell table:style-name="ce122" table:formula="of:=[.K152]&amp;[.H152]" office:value-type="string" office:string-value="FRP1">
            <text:p>FRP1</text:p>
          </table:table-cell>
          <table:table-cell table:style-name="ce120" table:formula="of:=[.L152]&amp;[.I152]" office:value-type="string" office:string-value="FRP1N">
            <text:p>FRP1N</text:p>
          </table:table-cell>
          <table:table-cell table:style-name="ce122" table:formula="of:=[.K152]&amp;[.J152]&amp;[.H152]" office:value-type="string" office:string-value="F2015RP1">
            <text:p>F2015RP1</text:p>
          </table:table-cell>
          <table:table-cell table:style-name="ce120" table:formula="of:=[.K152]&amp;[.J152]&amp;[.I152]" office:value-type="string" office:string-value="F2015N">
            <text:p>F2015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0">
            <text:p>10/04/18</text:p>
          </table:table-cell>
          <table:table-cell table:style-name="ce25" office:value-type="string">
            <text:p>A12F268375</text:p>
          </table:table-cell>
          <table:table-cell table:style-name="ce42" office:value-type="date" office:date-value="2013-04-18">
            <text:p>18/04/13</text:p>
          </table:table-cell>
          <table:table-cell table:style-name="ce57" office:value-type="float" office:value="-1.08">
            <text:p>-1,08</text:p>
          </table:table-cell>
          <table:table-cell table:style-name="ce54" office:value-type="float" office:value="-1.4">
            <text:p>-1,40</text:p>
          </table:table-cell>
          <table:table-cell table:style-name="ce57" office:value-type="float" office:value="-17.8">
            <text:p>-17,8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53])" office:value-type="float" office:value="2013">
            <text:p>2013</text:p>
          </table:table-cell>
          <table:table-cell table:style-name="ce120" table:formula="of:=RIGHT(LEFT([.C153];4))" office:value-type="string" office:string-value="F">
            <text:p>F</text:p>
          </table:table-cell>
          <table:table-cell table:style-name="ce122" table:formula="of:=[.K153]&amp;[.H153]" office:value-type="string" office:string-value="FRP1">
            <text:p>FRP1</text:p>
          </table:table-cell>
          <table:table-cell table:style-name="ce120" table:formula="of:=[.L153]&amp;[.I153]" office:value-type="string" office:string-value="FRP1N">
            <text:p>FRP1N</text:p>
          </table:table-cell>
          <table:table-cell table:style-name="ce122" table:formula="of:=[.K153]&amp;[.J153]&amp;[.H153]" office:value-type="string" office:string-value="F2013RP1">
            <text:p>F2013RP1</text:p>
          </table:table-cell>
          <table:table-cell table:style-name="ce120" table:formula="of:=[.K153]&amp;[.J153]&amp;[.I153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0">
            <text:p>10/04/18</text:p>
          </table:table-cell>
          <table:table-cell table:style-name="ce25" office:value-type="string">
            <text:p>A14F444163</text:p>
          </table:table-cell>
          <table:table-cell table:style-name="ce42" office:value-type="date" office:date-value="2015-01-13">
            <text:p>13/01/15</text:p>
          </table:table-cell>
          <table:table-cell table:style-name="ce57" office:value-type="float" office:value="1.18">
            <text:p>1,18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54])" office:value-type="float" office:value="2015">
            <text:p>2015</text:p>
          </table:table-cell>
          <table:table-cell table:style-name="ce120" table:formula="of:=RIGHT(LEFT([.C154];4))" office:value-type="string" office:string-value="F">
            <text:p>F</text:p>
          </table:table-cell>
          <table:table-cell table:style-name="ce122" table:formula="of:=[.K154]&amp;[.H154]" office:value-type="string" office:string-value="FRP1">
            <text:p>FRP1</text:p>
          </table:table-cell>
          <table:table-cell table:style-name="ce120" table:formula="of:=[.L154]&amp;[.I154]" office:value-type="string" office:string-value="FRP1N">
            <text:p>FRP1N</text:p>
          </table:table-cell>
          <table:table-cell table:style-name="ce122" table:formula="of:=[.K154]&amp;[.J154]&amp;[.H154]" office:value-type="string" office:string-value="F2015RP1">
            <text:p>F2015RP1</text:p>
          </table:table-cell>
          <table:table-cell table:style-name="ce120" table:formula="of:=[.K154]&amp;[.J154]&amp;[.I154]" office:value-type="string" office:string-value="F2015N">
            <text:p>F2015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0">
            <text:p>10/04/18</text:p>
          </table:table-cell>
          <table:table-cell table:style-name="ce25" office:value-type="string">
            <text:p>A14F444298</text:p>
          </table:table-cell>
          <table:table-cell table:style-name="ce42" office:value-type="date" office:date-value="2015-01-14">
            <text:p>14/01/15</text:p>
          </table:table-cell>
          <table:table-cell table:style-name="ce57" office:value-type="float" office:value="2.7">
            <text:p>2,70</text:p>
          </table:table-cell>
          <table:table-cell table:style-name="ce54" office:value-type="float" office:value="2">
            <text:p>2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55])" office:value-type="float" office:value="2015">
            <text:p>2015</text:p>
          </table:table-cell>
          <table:table-cell table:style-name="ce120" table:formula="of:=RIGHT(LEFT([.C155];4))" office:value-type="string" office:string-value="F">
            <text:p>F</text:p>
          </table:table-cell>
          <table:table-cell table:style-name="ce122" table:formula="of:=[.K155]&amp;[.H155]" office:value-type="string" office:string-value="FRP1">
            <text:p>FRP1</text:p>
          </table:table-cell>
          <table:table-cell table:style-name="ce120" table:formula="of:=[.L155]&amp;[.I155]" office:value-type="string" office:string-value="FRP1N">
            <text:p>FRP1N</text:p>
          </table:table-cell>
          <table:table-cell table:style-name="ce122" table:formula="of:=[.K155]&amp;[.J155]&amp;[.H155]" office:value-type="string" office:string-value="F2015RP1">
            <text:p>F2015RP1</text:p>
          </table:table-cell>
          <table:table-cell table:style-name="ce120" table:formula="of:=[.K155]&amp;[.J155]&amp;[.I155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0">
            <text:p>10/04/18</text:p>
          </table:table-cell>
          <table:table-cell table:style-name="ce25" office:value-type="string">
            <text:p>A09F174147</text:p>
          </table:table-cell>
          <table:table-cell table:style-name="ce42" office:value-type="date" office:date-value="2009-08-18">
            <text:p>18/08/09</text:p>
          </table:table-cell>
          <table:table-cell table:style-name="ce65" office:value-type="float" office:value="-2.78">
            <text:p>-2,78</text:p>
          </table:table-cell>
          <table:table-cell table:style-name="ce83" office:value-type="float" office:value="-3">
            <text:p>-3,00</text:p>
          </table:table-cell>
          <table:table-cell table:style-name="ce65" office:value-type="float" office:value="-80">
            <text:p>-80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56])" office:value-type="float" office:value="2009">
            <text:p>2009</text:p>
          </table:table-cell>
          <table:table-cell table:style-name="ce120" table:formula="of:=RIGHT(LEFT([.C156];4))" office:value-type="string" office:string-value="F">
            <text:p>F</text:p>
          </table:table-cell>
          <table:table-cell table:style-name="ce122" table:formula="of:=[.K156]&amp;[.H156]" office:value-type="string" office:string-value="FRP1">
            <text:p>FRP1</text:p>
          </table:table-cell>
          <table:table-cell table:style-name="ce120" table:formula="of:=[.L156]&amp;[.I156]" office:value-type="string" office:string-value="FRP1N">
            <text:p>FRP1N</text:p>
          </table:table-cell>
          <table:table-cell table:style-name="ce122" table:formula="of:=[.K156]&amp;[.J156]&amp;[.H156]" office:value-type="string" office:string-value="F2009RP1">
            <text:p>F2009RP1</text:p>
          </table:table-cell>
          <table:table-cell table:style-name="ce120" table:formula="of:=[.K156]&amp;[.J156]&amp;[.I156]" office:value-type="string" office:string-value="F2009N">
            <text:p>F2009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0">
            <text:p>10/04/18</text:p>
          </table:table-cell>
          <table:table-cell table:style-name="ce25" office:value-type="string">
            <text:p>A15F198090</text:p>
          </table:table-cell>
          <table:table-cell table:style-name="ce42" office:value-type="date" office:date-value="2015-07-20">
            <text:p>20/07/15</text:p>
          </table:table-cell>
          <table:table-cell table:style-name="ce56" office:value-type="float" office:value="0.1">
            <text:p>0,10</text:p>
          </table:table-cell>
          <table:table-cell table:style-name="ce81" office:value-type="float" office:value="-3">
            <text:p>-3,00</text:p>
          </table:table-cell>
          <table:table-cell table:style-name="ce56" office:value-type="float" office:value="-54">
            <text:p>-54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57])" office:value-type="float" office:value="2015">
            <text:p>2015</text:p>
          </table:table-cell>
          <table:table-cell table:style-name="ce120" table:formula="of:=RIGHT(LEFT([.C157];4))" office:value-type="string" office:string-value="F">
            <text:p>F</text:p>
          </table:table-cell>
          <table:table-cell table:style-name="ce122" table:formula="of:=[.K157]&amp;[.H157]" office:value-type="string" office:string-value="FRP1">
            <text:p>FRP1</text:p>
          </table:table-cell>
          <table:table-cell table:style-name="ce120" table:formula="of:=[.L157]&amp;[.I157]" office:value-type="string" office:string-value="FRP1N">
            <text:p>FRP1N</text:p>
          </table:table-cell>
          <table:table-cell table:style-name="ce122" table:formula="of:=[.K157]&amp;[.J157]&amp;[.H157]" office:value-type="string" office:string-value="F2015RP1">
            <text:p>F2015RP1</text:p>
          </table:table-cell>
          <table:table-cell table:style-name="ce120" table:formula="of:=[.K157]&amp;[.J157]&amp;[.I157]" office:value-type="string" office:string-value="F2015N">
            <text:p>F2015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0">
            <text:p>10/04/18</text:p>
          </table:table-cell>
          <table:table-cell table:style-name="ce25" office:value-type="string">
            <text:p>A06F335468</text:p>
          </table:table-cell>
          <table:table-cell table:style-name="ce42" office:value-type="date" office:date-value="2017-02-09">
            <text:p>09/02/17</text:p>
          </table:table-cell>
          <table:table-cell table:style-name="ce56" office:value-type="float" office:value="-0.42">
            <text:p>-0,42</text:p>
          </table:table-cell>
          <table:table-cell table:style-name="ce81" office:value-type="float" office:value="0.6">
            <text:p>0,60</text:p>
          </table:table-cell>
          <table:table-cell table:style-name="ce56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58])" office:value-type="float" office:value="2017">
            <text:p>2017</text:p>
          </table:table-cell>
          <table:table-cell table:style-name="ce120" table:formula="of:=RIGHT(LEFT([.C158];4))" office:value-type="string" office:string-value="F">
            <text:p>F</text:p>
          </table:table-cell>
          <table:table-cell table:style-name="ce122" table:formula="of:=[.K158]&amp;[.H158]" office:value-type="string" office:string-value="FAP">
            <text:p>FAP</text:p>
          </table:table-cell>
          <table:table-cell table:style-name="ce120" table:formula="of:=[.L158]&amp;[.I158]" office:value-type="string" office:string-value="FAP">
            <text:p>FAP</text:p>
          </table:table-cell>
          <table:table-cell table:style-name="ce122" table:formula="of:=[.K158]&amp;[.J158]&amp;[.H158]" office:value-type="string" office:string-value="F2017AP">
            <text:p>F2017AP</text:p>
          </table:table-cell>
          <table:table-cell table:style-name="ce120" table:formula="of:=[.K158]&amp;[.J158]&amp;[.I158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0">
            <text:p>10/04/18</text:p>
          </table:table-cell>
          <table:table-cell table:style-name="ce25" office:value-type="string">
            <text:p>A17F000654</text:p>
          </table:table-cell>
          <table:table-cell table:style-name="ce44" office:value-type="date" office:date-value="2017-03-10">
            <text:p>10/03/17</text:p>
          </table:table-cell>
          <table:table-cell table:style-name="ce64" office:value-type="float" office:value="1">
            <text:p>1,00</text:p>
          </table:table-cell>
          <table:table-cell table:style-name="ce54" office:value-type="float" office:value="-1">
            <text:p>-1,00</text:p>
          </table:table-cell>
          <table:table-cell table:style-name="ce64" office:value-type="float" office:value="-21.4">
            <text:p>-21,4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59])" office:value-type="float" office:value="2017">
            <text:p>2017</text:p>
          </table:table-cell>
          <table:table-cell table:style-name="ce120" table:formula="of:=RIGHT(LEFT([.C159];4))" office:value-type="string" office:string-value="F">
            <text:p>F</text:p>
          </table:table-cell>
          <table:table-cell table:style-name="ce122" table:formula="of:=[.K159]&amp;[.H159]" office:value-type="string" office:string-value="FRP1">
            <text:p>FRP1</text:p>
          </table:table-cell>
          <table:table-cell table:style-name="ce120" table:formula="of:=[.L159]&amp;[.I159]" office:value-type="string" office:string-value="FRP1N">
            <text:p>FRP1N</text:p>
          </table:table-cell>
          <table:table-cell table:style-name="ce122" table:formula="of:=[.K159]&amp;[.J159]&amp;[.H159]" office:value-type="string" office:string-value="F2017RP1">
            <text:p>F2017RP1</text:p>
          </table:table-cell>
          <table:table-cell table:style-name="ce120" table:formula="of:=[.K159]&amp;[.J159]&amp;[.I159]" office:value-type="string" office:string-value="F2017N">
            <text:p>F2017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0">
            <text:p>10/04/18</text:p>
          </table:table-cell>
          <table:table-cell table:style-name="ce25" office:value-type="string">
            <text:p>A06F305890</text:p>
          </table:table-cell>
          <table:table-cell table:style-name="ce42" office:value-type="date" office:date-value="2016-11-18">
            <text:p>18/11/16</text:p>
          </table:table-cell>
          <table:table-cell table:style-name="ce56" office:value-type="float" office:value="-1.34">
            <text:p>-1,34</text:p>
          </table:table-cell>
          <table:table-cell table:style-name="ce81" office:value-type="float" office:value="-0.2">
            <text:p>-0,20</text:p>
          </table:table-cell>
          <table:table-cell table:style-name="ce56" office:value-type="float" office:value="0.2">
            <text:p>0,2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60])" office:value-type="float" office:value="2016">
            <text:p>2016</text:p>
          </table:table-cell>
          <table:table-cell table:style-name="ce120" table:formula="of:=RIGHT(LEFT([.C160];4))" office:value-type="string" office:string-value="F">
            <text:p>F</text:p>
          </table:table-cell>
          <table:table-cell table:style-name="ce122" table:formula="of:=[.K160]&amp;[.H160]" office:value-type="string" office:string-value="FAP">
            <text:p>FAP</text:p>
          </table:table-cell>
          <table:table-cell table:style-name="ce120" table:formula="of:=[.L160]&amp;[.I160]" office:value-type="string" office:string-value="FAP">
            <text:p>FAP</text:p>
          </table:table-cell>
          <table:table-cell table:style-name="ce122" table:formula="of:=[.K160]&amp;[.J160]&amp;[.H160]" office:value-type="string" office:string-value="F2016AP">
            <text:p>F2016AP</text:p>
          </table:table-cell>
          <table:table-cell table:style-name="ce120" table:formula="of:=[.K160]&amp;[.J160]&amp;[.I160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14" office:value-type="date" office:date-value="2018-04-10">
            <text:p>10/04/18</text:p>
          </table:table-cell>
          <table:table-cell table:style-name="ce27" office:value-type="string">
            <text:p>A98L620480</text:p>
          </table:table-cell>
          <table:table-cell table:style-name="ce43" office:value-type="date" office:date-value="2009-07-20">
            <text:p>20/07/09</text:p>
          </table:table-cell>
          <table:table-cell table:style-name="ce55" office:value-type="float" office:value="-100">
            <text:p>-100,00</text:p>
          </table:table-cell>
          <table:table-cell table:style-name="ce80" office:value-type="float" office:value="-100">
            <text:p>-100,00</text:p>
          </table:table-cell>
          <table:table-cell table:style-name="ce55" office:value-type="float" office:value="-100">
            <text:p>-100,00</text:p>
          </table:table-cell>
          <table:table-cell table:style-name="ce55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61])" office:value-type="float" office:value="2009">
            <text:p>2009</text:p>
          </table:table-cell>
          <table:table-cell table:style-name="ce120" table:formula="of:=RIGHT(LEFT([.C161];4))" office:value-type="string" office:string-value="L">
            <text:p>L</text:p>
          </table:table-cell>
          <table:table-cell table:style-name="ce122" table:formula="of:=[.K161]&amp;[.H161]" office:value-type="string" office:string-value="LRP1">
            <text:p>LRP1</text:p>
          </table:table-cell>
          <table:table-cell table:style-name="ce120" table:formula="of:=[.L161]&amp;[.I161]" office:value-type="string" office:string-value="LRP1N">
            <text:p>LRP1N</text:p>
          </table:table-cell>
          <table:table-cell table:style-name="ce122" table:formula="of:=[.K161]&amp;[.J161]&amp;[.H161]" office:value-type="string" office:string-value="L2009RP1">
            <text:p>L2009RP1</text:p>
          </table:table-cell>
          <table:table-cell table:style-name="ce120" table:formula="of:=[.K161]&amp;[.J161]&amp;[.I161]" office:value-type="string" office:string-value="L2009N">
            <text:p>L2009N</text:p>
          </table:table-cell>
          <table:table-cell table:style-name="ce135" office:value-type="string">
            <text:p>Hidrometro reprovado na características metrológica (Ponteiro de litro Danificado)</text:p>
          </table:table-cell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13F198261</text:p>
          </table:table-cell>
          <table:table-cell table:style-name="ce42" office:value-type="date" office:date-value="2013-11-25">
            <text:p>25/11/13</text:p>
          </table:table-cell>
          <table:table-cell table:style-name="ce56" office:value-type="float" office:value="-0.2">
            <text:p>-0,20</text:p>
          </table:table-cell>
          <table:table-cell table:style-name="ce56" office:value-type="float" office:value="0">
            <text:p>0,00</text:p>
          </table:table-cell>
          <table:table-cell table:style-name="ce56" office:value-type="float" office:value="-7">
            <text:p>-7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62])" office:value-type="float" office:value="2013">
            <text:p>2013</text:p>
          </table:table-cell>
          <table:table-cell table:style-name="ce120" table:formula="of:=RIGHT(LEFT([.C162];4))" office:value-type="string" office:string-value="F">
            <text:p>F</text:p>
          </table:table-cell>
          <table:table-cell table:style-name="ce122" table:formula="of:=[.K162]&amp;[.H162]" office:value-type="string" office:string-value="FAP">
            <text:p>FAP</text:p>
          </table:table-cell>
          <table:table-cell table:style-name="ce120" table:formula="of:=[.L162]&amp;[.I162]" office:value-type="string" office:string-value="FAP">
            <text:p>FAP</text:p>
          </table:table-cell>
          <table:table-cell table:style-name="ce122" table:formula="of:=[.K162]&amp;[.J162]&amp;[.H162]" office:value-type="string" office:string-value="F2013AP">
            <text:p>F2013AP</text:p>
          </table:table-cell>
          <table:table-cell table:style-name="ce120" table:formula="of:=[.K162]&amp;[.J162]&amp;[.I162]" office:value-type="string" office:string-value="F2013">
            <text:p>F2013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F08S003172</text:p>
          </table:table-cell>
          <table:table-cell table:style-name="ce42" office:value-type="date" office:date-value="2009-07-23">
            <text:p>23/07/09</text:p>
          </table:table-cell>
          <table:table-cell table:style-name="ce57" office:value-type="float" office:value="-6">
            <text:p>-6,00</text:p>
          </table:table-cell>
          <table:table-cell table:style-name="ce54" office:value-type="float" office:value="-15.6">
            <text:p>-15,60</text:p>
          </table:table-cell>
          <table:table-cell table:style-name="ce57" office:value-type="float" office:value="-99">
            <text:p>-99,00</text:p>
          </table:table-cell>
          <table:table-cell table:style-name="ce53" office:value-type="string">
            <text:p>RP3</text:p>
          </table:table-cell>
          <table:table-cell table:style-name="ce53" office:value-type="string">
            <text:p>N</text:p>
          </table:table-cell>
          <table:table-cell table:style-name="ce116" table:formula="of:=YEAR([.D163])" office:value-type="float" office:value="2009">
            <text:p>2009</text:p>
          </table:table-cell>
          <table:table-cell table:style-name="ce120" table:formula="of:=RIGHT(LEFT([.C163];4))" office:value-type="string" office:string-value="S">
            <text:p>S</text:p>
          </table:table-cell>
          <table:table-cell table:style-name="ce122" table:formula="of:=[.K163]&amp;[.H163]" office:value-type="string" office:string-value="SRP3">
            <text:p>SRP3</text:p>
          </table:table-cell>
          <table:table-cell table:style-name="ce120" table:formula="of:=[.L163]&amp;[.I163]" office:value-type="string" office:string-value="SRP3N">
            <text:p>SRP3N</text:p>
          </table:table-cell>
          <table:table-cell table:style-name="ce122" table:formula="of:=[.K163]&amp;[.J163]&amp;[.H163]" office:value-type="string" office:string-value="S2009RP3">
            <text:p>S2009RP3</text:p>
          </table:table-cell>
          <table:table-cell table:style-name="ce120" table:formula="of:=[.K163]&amp;[.J163]&amp;[.I163]" office:value-type="string" office:string-value="S2009N">
            <text:p>S2009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C13L000112</text:p>
          </table:table-cell>
          <table:table-cell table:style-name="ce44" office:value-type="date" office:date-value="2016-02-24">
            <text:p>24/02/16</text:p>
          </table:table-cell>
          <table:table-cell table:style-name="ce65" office:value-type="float" office:value="-5.56">
            <text:p>-5,56</text:p>
          </table:table-cell>
          <table:table-cell table:style-name="ce65" office:value-type="float" office:value="-2.8">
            <text:p>-2,80</text:p>
          </table:table-cell>
          <table:table-cell table:style-name="ce65" office:value-type="float" office:value="-19.2">
            <text:p>-19,20</text:p>
          </table:table-cell>
          <table:table-cell table:style-name="ce53" office:value-type="string">
            <text:p>RP2</text:p>
          </table:table-cell>
          <table:table-cell table:style-name="ce109" office:value-type="string">
            <text:p>N</text:p>
          </table:table-cell>
          <table:table-cell table:style-name="ce116" table:formula="of:=YEAR([.D164])" office:value-type="float" office:value="2016">
            <text:p>2016</text:p>
          </table:table-cell>
          <table:table-cell table:style-name="ce120" table:formula="of:=RIGHT(LEFT([.C164];4))" office:value-type="string" office:string-value="L">
            <text:p>L</text:p>
          </table:table-cell>
          <table:table-cell table:style-name="ce122" table:formula="of:=[.K164]&amp;[.H164]" office:value-type="string" office:string-value="LRP2">
            <text:p>LRP2</text:p>
          </table:table-cell>
          <table:table-cell table:style-name="ce120" table:formula="of:=[.L164]&amp;[.I164]" office:value-type="string" office:string-value="LRP2N">
            <text:p>LRP2N</text:p>
          </table:table-cell>
          <table:table-cell table:style-name="ce122" table:formula="of:=[.K164]&amp;[.J164]&amp;[.H164]" office:value-type="string" office:string-value="L2016RP2">
            <text:p>L2016RP2</text:p>
          </table:table-cell>
          <table:table-cell table:style-name="ce120" table:formula="of:=[.K164]&amp;[.J164]&amp;[.I164]" office:value-type="string" office:string-value="L2016N">
            <text:p>L201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12F144214</text:p>
          </table:table-cell>
          <table:table-cell table:style-name="ce42" office:value-type="date" office:date-value="2012-08-09">
            <text:p>09/08/12</text:p>
          </table:table-cell>
          <table:table-cell table:style-name="ce57" office:value-type="float" office:value="2.36">
            <text:p>2,36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4">
            <text:p>-4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65])" office:value-type="float" office:value="2012">
            <text:p>2012</text:p>
          </table:table-cell>
          <table:table-cell table:style-name="ce120" table:formula="of:=RIGHT(LEFT([.C165];4))" office:value-type="string" office:string-value="F">
            <text:p>F</text:p>
          </table:table-cell>
          <table:table-cell table:style-name="ce122" table:formula="of:=[.K165]&amp;[.H165]" office:value-type="string" office:string-value="FAP">
            <text:p>FAP</text:p>
          </table:table-cell>
          <table:table-cell table:style-name="ce120" table:formula="of:=[.L165]&amp;[.I165]" office:value-type="string" office:string-value="FAP">
            <text:p>FAP</text:p>
          </table:table-cell>
          <table:table-cell table:style-name="ce122" table:formula="of:=[.K165]&amp;[.J165]&amp;[.H165]" office:value-type="string" office:string-value="F2012AP">
            <text:p>F2012AP</text:p>
          </table:table-cell>
          <table:table-cell table:style-name="ce120" table:formula="of:=[.K165]&amp;[.J165]&amp;[.I165]" office:value-type="string" office:string-value="F2012">
            <text:p>F2012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1">
            <text:p>11/04/18</text:p>
          </table:table-cell>
          <table:table-cell table:style-name="ce26" office:value-type="string">
            <text:p>A11F313793</text:p>
          </table:table-cell>
          <table:table-cell table:style-name="ce42" office:value-type="date" office:date-value="2013-01-16">
            <text:p>16/01/13</text:p>
          </table:table-cell>
          <table:table-cell table:style-name="ce57" office:value-type="float" office:value="-0.34">
            <text:p>-0,34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-7">
            <text:p>-7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166])" office:value-type="float" office:value="2013">
            <text:p>2013</text:p>
          </table:table-cell>
          <table:table-cell table:style-name="ce120" table:formula="of:=RIGHT(LEFT([.C166];4))" office:value-type="string" office:string-value="F">
            <text:p>F</text:p>
          </table:table-cell>
          <table:table-cell table:style-name="ce122" table:formula="of:=[.K166]&amp;[.H166]" office:value-type="string" office:string-value="FAP">
            <text:p>FAP</text:p>
          </table:table-cell>
          <table:table-cell table:style-name="ce120" table:formula="of:=[.L166]&amp;[.I166]" office:value-type="string" office:string-value="FAP">
            <text:p>FAP</text:p>
          </table:table-cell>
          <table:table-cell table:style-name="ce122" table:formula="of:=[.K166]&amp;[.J166]&amp;[.H166]" office:value-type="string" office:string-value="F2013AP">
            <text:p>F2013AP</text:p>
          </table:table-cell>
          <table:table-cell table:style-name="ce120" table:formula="of:=[.K166]&amp;[.J166]&amp;[.I166]" office:value-type="string" office:string-value="F2013">
            <text:p>F2013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10F522561</text:p>
          </table:table-cell>
          <table:table-cell table:style-name="ce42" office:value-type="date" office:date-value="2011-06-30">
            <text:p>30/06/11</text:p>
          </table:table-cell>
          <table:table-cell table:style-name="ce57" office:value-type="float" office:value="1.1">
            <text:p>1,1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11">
            <text:p>-11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67])" office:value-type="float" office:value="2011">
            <text:p>2011</text:p>
          </table:table-cell>
          <table:table-cell table:style-name="ce120" table:formula="of:=RIGHT(LEFT([.C167];4))" office:value-type="string" office:string-value="F">
            <text:p>F</text:p>
          </table:table-cell>
          <table:table-cell table:style-name="ce122" table:formula="of:=[.K167]&amp;[.H167]" office:value-type="string" office:string-value="FRP1">
            <text:p>FRP1</text:p>
          </table:table-cell>
          <table:table-cell table:style-name="ce120" table:formula="of:=[.L167]&amp;[.I167]" office:value-type="string" office:string-value="FRP1N">
            <text:p>FRP1N</text:p>
          </table:table-cell>
          <table:table-cell table:style-name="ce122" table:formula="of:=[.K167]&amp;[.J167]&amp;[.H167]" office:value-type="string" office:string-value="F2011RP1">
            <text:p>F2011RP1</text:p>
          </table:table-cell>
          <table:table-cell table:style-name="ce120" table:formula="of:=[.K167]&amp;[.J167]&amp;[.I167]" office:value-type="string" office:string-value="F2011N">
            <text:p>F2011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08F420786</text:p>
          </table:table-cell>
          <table:table-cell table:style-name="ce42" office:value-type="date" office:date-value="2018-02-22">
            <text:p>22/02/18</text:p>
          </table:table-cell>
          <table:table-cell table:style-name="ce62" office:value-type="float" office:value="-1.04">
            <text:p>-1,04</text:p>
          </table:table-cell>
          <table:table-cell table:style-name="ce82" office:value-type="float" office:value="1">
            <text:p>1,00</text:p>
          </table:table-cell>
          <table:table-cell table:style-name="ce62" office:value-type="float" office:value="1.6">
            <text:p>1,6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68])" office:value-type="float" office:value="2018">
            <text:p>2018</text:p>
          </table:table-cell>
          <table:table-cell table:style-name="ce120" table:formula="of:=RIGHT(LEFT([.C168];4))" office:value-type="string" office:string-value="F">
            <text:p>F</text:p>
          </table:table-cell>
          <table:table-cell table:style-name="ce122" table:formula="of:=[.K168]&amp;[.H168]" office:value-type="string" office:string-value="FAP">
            <text:p>FAP</text:p>
          </table:table-cell>
          <table:table-cell table:style-name="ce120" table:formula="of:=[.L168]&amp;[.I168]" office:value-type="string" office:string-value="FAP">
            <text:p>FAP</text:p>
          </table:table-cell>
          <table:table-cell table:style-name="ce122" table:formula="of:=[.K168]&amp;[.J168]&amp;[.H168]" office:value-type="string" office:string-value="F2018AP">
            <text:p>F2018AP</text:p>
          </table:table-cell>
          <table:table-cell table:style-name="ce120" table:formula="of:=[.K168]&amp;[.J168]&amp;[.I168]" office:value-type="string" office:string-value="F2018">
            <text:p>F2018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12F363250</text:p>
          </table:table-cell>
          <table:table-cell table:style-name="ce42" office:value-type="date" office:date-value="2013-09-13">
            <text:p>13/09/13</text:p>
          </table:table-cell>
          <table:table-cell table:style-name="ce62" office:value-type="float" office:value="1.36">
            <text:p>1,36</text:p>
          </table:table-cell>
          <table:table-cell table:style-name="ce82" office:value-type="float" office:value="-0.4">
            <text:p>-0,40</text:p>
          </table:table-cell>
          <table:table-cell table:style-name="ce62" office:value-type="float" office:value="-8.6">
            <text:p>-8,6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69])" office:value-type="float" office:value="2013">
            <text:p>2013</text:p>
          </table:table-cell>
          <table:table-cell table:style-name="ce120" table:formula="of:=RIGHT(LEFT([.C169];4))" office:value-type="string" office:string-value="F">
            <text:p>F</text:p>
          </table:table-cell>
          <table:table-cell table:style-name="ce122" table:formula="of:=[.K169]&amp;[.H169]" office:value-type="string" office:string-value="FAP">
            <text:p>FAP</text:p>
          </table:table-cell>
          <table:table-cell table:style-name="ce120" table:formula="of:=[.L169]&amp;[.I169]" office:value-type="string" office:string-value="FAP">
            <text:p>FAP</text:p>
          </table:table-cell>
          <table:table-cell table:style-name="ce122" table:formula="of:=[.K169]&amp;[.J169]&amp;[.H169]" office:value-type="string" office:string-value="F2013AP">
            <text:p>F2013AP</text:p>
          </table:table-cell>
          <table:table-cell table:style-name="ce120" table:formula="of:=[.K169]&amp;[.J169]&amp;[.I169]" office:value-type="string" office:string-value="F2013">
            <text:p>F2013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09F264272</text:p>
          </table:table-cell>
          <table:table-cell table:style-name="ce42" office:value-type="date" office:date-value="2009-12-22">
            <text:p>22/12/09</text:p>
          </table:table-cell>
          <table:table-cell table:style-name="ce53" office:value-type="float" office:value="-0.26">
            <text:p>-0,26</text:p>
          </table:table-cell>
          <table:table-cell table:style-name="ce67" office:value-type="float" office:value="-1">
            <text:p>-1,00</text:p>
          </table:table-cell>
          <table:table-cell table:style-name="ce53" office:value-type="float" office:value="-8.4">
            <text:p>-8,4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70])" office:value-type="float" office:value="2009">
            <text:p>2009</text:p>
          </table:table-cell>
          <table:table-cell table:style-name="ce120" table:formula="of:=RIGHT(LEFT([.C170];4))" office:value-type="string" office:string-value="F">
            <text:p>F</text:p>
          </table:table-cell>
          <table:table-cell table:style-name="ce122" table:formula="of:=[.K170]&amp;[.H170]" office:value-type="string" office:string-value="FAP">
            <text:p>FAP</text:p>
          </table:table-cell>
          <table:table-cell table:style-name="ce120" table:formula="of:=[.L170]&amp;[.I170]" office:value-type="string" office:string-value="FAP">
            <text:p>FAP</text:p>
          </table:table-cell>
          <table:table-cell table:style-name="ce122" table:formula="of:=[.K170]&amp;[.J170]&amp;[.H170]" office:value-type="string" office:string-value="F2009AP">
            <text:p>F2009AP</text:p>
          </table:table-cell>
          <table:table-cell table:style-name="ce120" table:formula="of:=[.K170]&amp;[.J170]&amp;[.I170]" office:value-type="string" office:string-value="F2009">
            <text:p>F2009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11F292802</text:p>
          </table:table-cell>
          <table:table-cell table:style-name="ce42" office:value-type="date" office:date-value="2012-01-16">
            <text:p>16/01/12</text:p>
          </table:table-cell>
          <table:table-cell table:style-name="ce62" office:value-type="float" office:value="1.34">
            <text:p>1,34</text:p>
          </table:table-cell>
          <table:table-cell table:style-name="ce82" office:value-type="float" office:value="1.6">
            <text:p>1,60</text:p>
          </table:table-cell>
          <table:table-cell table:style-name="ce62" office:value-type="float" office:value="-5">
            <text:p>-5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71])" office:value-type="float" office:value="2012">
            <text:p>2012</text:p>
          </table:table-cell>
          <table:table-cell table:style-name="ce120" table:formula="of:=RIGHT(LEFT([.C171];4))" office:value-type="string" office:string-value="F">
            <text:p>F</text:p>
          </table:table-cell>
          <table:table-cell table:style-name="ce122" table:formula="of:=[.K171]&amp;[.H171]" office:value-type="string" office:string-value="FAP">
            <text:p>FAP</text:p>
          </table:table-cell>
          <table:table-cell table:style-name="ce120" table:formula="of:=[.L171]&amp;[.I171]" office:value-type="string" office:string-value="FAP">
            <text:p>FAP</text:p>
          </table:table-cell>
          <table:table-cell table:style-name="ce122" table:formula="of:=[.K171]&amp;[.J171]&amp;[.H171]" office:value-type="string" office:string-value="F2012AP">
            <text:p>F2012AP</text:p>
          </table:table-cell>
          <table:table-cell table:style-name="ce120" table:formula="of:=[.K171]&amp;[.J171]&amp;[.I171]" office:value-type="string" office:string-value="F2012">
            <text:p>F2012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07S358391</text:p>
          </table:table-cell>
          <table:table-cell table:style-name="ce42" office:value-type="date" office:date-value="2007-11-19">
            <text:p>19/11/07</text:p>
          </table:table-cell>
          <table:table-cell table:style-name="ce53" office:value-type="float" office:value="-0.9">
            <text:p>-0,90</text:p>
          </table:table-cell>
          <table:table-cell table:style-name="ce67" office:value-type="float" office:value="-3">
            <text:p>-3,00</text:p>
          </table:table-cell>
          <table:table-cell table:style-name="ce53" office:value-type="float" office:value="-22.6">
            <text:p>-22,60</text:p>
          </table:table-cell>
          <table:table-cell table:style-name="ce56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72])" office:value-type="float" office:value="2007">
            <text:p>2007</text:p>
          </table:table-cell>
          <table:table-cell table:style-name="ce120" table:formula="of:=RIGHT(LEFT([.C172];4))" office:value-type="string" office:string-value="S">
            <text:p>S</text:p>
          </table:table-cell>
          <table:table-cell table:style-name="ce122" table:formula="of:=[.K172]&amp;[.H172]" office:value-type="string" office:string-value="SRP1">
            <text:p>SRP1</text:p>
          </table:table-cell>
          <table:table-cell table:style-name="ce120" table:formula="of:=[.L172]&amp;[.I172]" office:value-type="string" office:string-value="SRP1N">
            <text:p>SRP1N</text:p>
          </table:table-cell>
          <table:table-cell table:style-name="ce122" table:formula="of:=[.K172]&amp;[.J172]&amp;[.H172]" office:value-type="string" office:string-value="S2007RP1">
            <text:p>S2007RP1</text:p>
          </table:table-cell>
          <table:table-cell table:style-name="ce120" table:formula="of:=[.K172]&amp;[.J172]&amp;[.I172]" office:value-type="string" office:string-value="S2007N">
            <text:p>S2007N</text:p>
          </table:table-cell>
          <table:table-cell table:style-name="ce126"/>
          <table:table-cell/>
        </table:table-row>
        <table:table-row table:style-name="ro5">
          <table:table-cell table:style-name="ce4" office:value-type="string">
            <text:p>UN-MTL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13F262034</text:p>
          </table:table-cell>
          <table:table-cell table:style-name="ce42" office:value-type="date" office:date-value="2014-01-25">
            <text:p>25/01/14</text:p>
          </table:table-cell>
          <table:table-cell table:style-name="ce56" office:value-type="float" office:value="-0.32">
            <text:p>-0,32</text:p>
          </table:table-cell>
          <table:table-cell table:style-name="ce81" office:value-type="float" office:value="-0.4">
            <text:p>-0,40</text:p>
          </table:table-cell>
          <table:table-cell table:style-name="ce56" office:value-type="float" office:value="-5">
            <text:p>-5,00</text:p>
          </table:table-cell>
          <table:table-cell table:style-name="ce56" office:value-type="string">
            <text:p>AP</text:p>
          </table:table-cell>
          <table:table-cell table:style-name="ce56"/>
          <table:table-cell table:style-name="ce116" table:formula="of:=YEAR([.D173])" office:value-type="float" office:value="2014">
            <text:p>2014</text:p>
          </table:table-cell>
          <table:table-cell table:style-name="ce120" table:formula="of:=RIGHT(LEFT([.C173];4))" office:value-type="string" office:string-value="F">
            <text:p>F</text:p>
          </table:table-cell>
          <table:table-cell table:style-name="ce122" table:formula="of:=[.K173]&amp;[.H173]" office:value-type="string" office:string-value="FAP">
            <text:p>FAP</text:p>
          </table:table-cell>
          <table:table-cell table:style-name="ce120" table:formula="of:=[.L173]&amp;[.I173]" office:value-type="string" office:string-value="FAP">
            <text:p>FAP</text:p>
          </table:table-cell>
          <table:table-cell table:style-name="ce122" table:formula="of:=[.K173]&amp;[.J173]&amp;[.H173]" office:value-type="string" office:string-value="F2014AP">
            <text:p>F2014AP</text:p>
          </table:table-cell>
          <table:table-cell table:style-name="ce120" table:formula="of:=[.K173]&amp;[.J173]&amp;[.I173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15F009772</text:p>
          </table:table-cell>
          <table:table-cell table:style-name="ce42" office:value-type="date" office:date-value="2017-07-29">
            <text:p>29/07/17</text:p>
          </table:table-cell>
          <table:table-cell table:style-name="ce53" office:value-type="float" office:value="0.06">
            <text:p>0,06</text:p>
          </table:table-cell>
          <table:table-cell table:style-name="ce67" office:value-type="float" office:value="-1">
            <text:p>-1,00</text:p>
          </table:table-cell>
          <table:table-cell table:style-name="ce56" office:value-type="float" office:value="-18.4">
            <text:p>-18,40</text:p>
          </table:table-cell>
          <table:table-cell table:style-name="ce56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74])" office:value-type="float" office:value="2017">
            <text:p>2017</text:p>
          </table:table-cell>
          <table:table-cell table:style-name="ce120" table:formula="of:=RIGHT(LEFT([.C174];4))" office:value-type="string" office:string-value="F">
            <text:p>F</text:p>
          </table:table-cell>
          <table:table-cell table:style-name="ce122" table:formula="of:=[.K174]&amp;[.H174]" office:value-type="string" office:string-value="FRP1">
            <text:p>FRP1</text:p>
          </table:table-cell>
          <table:table-cell table:style-name="ce120" table:formula="of:=[.L174]&amp;[.I174]" office:value-type="string" office:string-value="FRP1N">
            <text:p>FRP1N</text:p>
          </table:table-cell>
          <table:table-cell table:style-name="ce122" table:formula="of:=[.K174]&amp;[.J174]&amp;[.H174]" office:value-type="string" office:string-value="F2017RP1">
            <text:p>F2017RP1</text:p>
          </table:table-cell>
          <table:table-cell table:style-name="ce120" table:formula="of:=[.K174]&amp;[.J174]&amp;[.I174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13" office:value-type="date" office:date-value="2018-04-11">
            <text:p>11/04/18</text:p>
          </table:table-cell>
          <table:table-cell table:style-name="ce25" office:value-type="string">
            <text:p>A18N018782</text:p>
          </table:table-cell>
          <table:table-cell table:style-name="ce42" office:value-type="date" office:date-value="2018-03-02">
            <text:p>02/03/18</text:p>
          </table:table-cell>
          <table:table-cell table:style-name="ce57" office:value-type="float" office:value="0.64">
            <text:p>0,64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1">
            <text:p>1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75])" office:value-type="float" office:value="2018">
            <text:p>2018</text:p>
          </table:table-cell>
          <table:table-cell table:style-name="ce120" table:formula="of:=RIGHT(LEFT([.C175];4))" office:value-type="string" office:string-value="N">
            <text:p>N</text:p>
          </table:table-cell>
          <table:table-cell table:style-name="ce122" table:formula="of:=[.K175]&amp;[.H175]" office:value-type="string" office:string-value="NAP">
            <text:p>NAP</text:p>
          </table:table-cell>
          <table:table-cell table:style-name="ce120" table:formula="of:=[.L175]&amp;[.I175]" office:value-type="string" office:string-value="NAP">
            <text:p>NAP</text:p>
          </table:table-cell>
          <table:table-cell table:style-name="ce122" table:formula="of:=[.K175]&amp;[.J175]&amp;[.H175]" office:value-type="string" office:string-value="N2018AP">
            <text:p>N2018AP</text:p>
          </table:table-cell>
          <table:table-cell table:style-name="ce120" table:formula="of:=[.K175]&amp;[.J175]&amp;[.I175]" office:value-type="string" office:string-value="N2018">
            <text:p>N2018</text:p>
          </table:table-cell>
          <table:table-cell table:style-name="ce124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14" office:value-type="date" office:date-value="2018-04-11">
            <text:p>11/04/18</text:p>
          </table:table-cell>
          <table:table-cell table:style-name="ce27" office:value-type="string">
            <text:p>A04L202461</text:p>
          </table:table-cell>
          <table:table-cell table:style-name="ce43" office:value-type="date" office:date-value="2009-10-06">
            <text:p>06/10/09</text:p>
          </table:table-cell>
          <table:table-cell table:style-name="ce61" office:value-type="float" office:value="1.2">
            <text:p>1,20</text:p>
          </table:table-cell>
          <table:table-cell table:style-name="ce78" office:value-type="float" office:value="0">
            <text:p>0,00</text:p>
          </table:table-cell>
          <table:table-cell table:style-name="ce61" office:value-type="float" office:value="-9">
            <text:p>-9,00</text:p>
          </table:table-cell>
          <table:table-cell table:style-name="ce55" office:value-type="string">
            <text:p>AP</text:p>
          </table:table-cell>
          <table:table-cell table:style-name="ce55"/>
          <table:table-cell table:style-name="ce116" table:formula="of:=YEAR([.D176])" office:value-type="float" office:value="2009">
            <text:p>2009</text:p>
          </table:table-cell>
          <table:table-cell table:style-name="ce120" table:formula="of:=RIGHT(LEFT([.C176];4))" office:value-type="string" office:string-value="L">
            <text:p>L</text:p>
          </table:table-cell>
          <table:table-cell table:style-name="ce122" table:formula="of:=[.K176]&amp;[.H176]" office:value-type="string" office:string-value="LAP">
            <text:p>LAP</text:p>
          </table:table-cell>
          <table:table-cell table:style-name="ce120" table:formula="of:=[.L176]&amp;[.I176]" office:value-type="string" office:string-value="LAP">
            <text:p>LAP</text:p>
          </table:table-cell>
          <table:table-cell table:style-name="ce122" table:formula="of:=[.K176]&amp;[.J176]&amp;[.H176]" office:value-type="string" office:string-value="L2009AP">
            <text:p>L2009AP</text:p>
          </table:table-cell>
          <table:table-cell table:style-name="ce120" table:formula="of:=[.K176]&amp;[.J176]&amp;[.I176]" office:value-type="string" office:string-value="L2009">
            <text:p>L2009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C06L002665</text:p>
          </table:table-cell>
          <table:table-cell table:style-name="ce42" office:value-type="date" office:date-value="2017-11-09">
            <text:p>09/11/17</text:p>
          </table:table-cell>
          <table:table-cell table:style-name="ce57" office:value-type="float" office:value="1.2">
            <text:p>1,20</text:p>
          </table:table-cell>
          <table:table-cell table:style-name="ce54" office:value-type="float" office:value="-0.6">
            <text:p>-0,60</text:p>
          </table:table-cell>
          <table:table-cell table:style-name="ce57" office:value-type="float" office:value="-1.2">
            <text:p>-1,2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77])" office:value-type="float" office:value="2017">
            <text:p>2017</text:p>
          </table:table-cell>
          <table:table-cell table:style-name="ce120" table:formula="of:=RIGHT(LEFT([.C177];4))" office:value-type="string" office:string-value="L">
            <text:p>L</text:p>
          </table:table-cell>
          <table:table-cell table:style-name="ce122" table:formula="of:=[.K177]&amp;[.H177]" office:value-type="string" office:string-value="LAP">
            <text:p>LAP</text:p>
          </table:table-cell>
          <table:table-cell table:style-name="ce120" table:formula="of:=[.L177]&amp;[.I177]" office:value-type="string" office:string-value="LAP">
            <text:p>LAP</text:p>
          </table:table-cell>
          <table:table-cell table:style-name="ce122" table:formula="of:=[.K177]&amp;[.J177]&amp;[.H177]" office:value-type="string" office:string-value="L2017AP">
            <text:p>L2017AP</text:p>
          </table:table-cell>
          <table:table-cell table:style-name="ce120" table:formula="of:=[.K177]&amp;[.J177]&amp;[.I177]" office:value-type="string" office:string-value="L2017">
            <text:p>L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E10S006817</text:p>
          </table:table-cell>
          <table:table-cell table:style-name="ce42" office:value-type="date" office:date-value="2014-01-21">
            <text:p>21/01/14</text:p>
          </table:table-cell>
          <table:table-cell table:style-name="ce56" office:value-type="float" office:value="-1.04">
            <text:p>-1,04</text:p>
          </table:table-cell>
          <table:table-cell table:style-name="ce56" office:value-type="float" office:value="-1.6">
            <text:p>-1,60</text:p>
          </table:table-cell>
          <table:table-cell table:style-name="ce56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78])" office:value-type="float" office:value="2014">
            <text:p>2014</text:p>
          </table:table-cell>
          <table:table-cell table:style-name="ce120" table:formula="of:=RIGHT(LEFT([.C178];4))" office:value-type="string" office:string-value="S">
            <text:p>S</text:p>
          </table:table-cell>
          <table:table-cell table:style-name="ce122" table:formula="of:=[.K178]&amp;[.H178]" office:value-type="string" office:string-value="SAP">
            <text:p>SAP</text:p>
          </table:table-cell>
          <table:table-cell table:style-name="ce120" table:formula="of:=[.L178]&amp;[.I178]" office:value-type="string" office:string-value="SAP">
            <text:p>SAP</text:p>
          </table:table-cell>
          <table:table-cell table:style-name="ce122" table:formula="of:=[.K178]&amp;[.J178]&amp;[.H178]" office:value-type="string" office:string-value="S2014AP">
            <text:p>S2014AP</text:p>
          </table:table-cell>
          <table:table-cell table:style-name="ce120" table:formula="of:=[.K178]&amp;[.J178]&amp;[.I178]" office:value-type="string" office:string-value="S2014">
            <text:p>S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E12L003487</text:p>
          </table:table-cell>
          <table:table-cell table:style-name="ce42" office:value-type="date" office:date-value="2016-01-06">
            <text:p>06/01/16</text:p>
          </table:table-cell>
          <table:table-cell table:style-name="ce57" office:value-type="float" office:value="96.3">
            <text:p>96,30</text:p>
          </table:table-cell>
          <table:table-cell table:style-name="ce54" office:value-type="float" office:value="77.5">
            <text:p>77,50</text:p>
          </table:table-cell>
          <table:table-cell table:style-name="ce57" office:value-type="float" office:value="92.5">
            <text:p>92,50</text:p>
          </table:table-cell>
          <table:table-cell table:style-name="ce53" office:value-type="string">
            <text:p>RP3</text:p>
          </table:table-cell>
          <table:table-cell table:style-name="ce85" office:value-type="string">
            <text:p>P</text:p>
          </table:table-cell>
          <table:table-cell table:style-name="ce116" table:formula="of:=YEAR([.D179])" office:value-type="float" office:value="2016">
            <text:p>2016</text:p>
          </table:table-cell>
          <table:table-cell table:style-name="ce120" table:formula="of:=RIGHT(LEFT([.C179];4))" office:value-type="string" office:string-value="L">
            <text:p>L</text:p>
          </table:table-cell>
          <table:table-cell table:style-name="ce122" table:formula="of:=[.K179]&amp;[.H179]" office:value-type="string" office:string-value="LRP3">
            <text:p>LRP3</text:p>
          </table:table-cell>
          <table:table-cell table:style-name="ce120" table:formula="of:=[.L179]&amp;[.I179]" office:value-type="string" office:string-value="LRP3P">
            <text:p>LRP3P</text:p>
          </table:table-cell>
          <table:table-cell table:style-name="ce122" table:formula="of:=[.K179]&amp;[.J179]&amp;[.H179]" office:value-type="string" office:string-value="L2016RP3">
            <text:p>L2016RP3</text:p>
          </table:table-cell>
          <table:table-cell table:style-name="ce120" table:formula="of:=[.K179]&amp;[.J179]&amp;[.I179]" office:value-type="string" office:string-value="L2016P">
            <text:p>L2016P</text:p>
          </table:table-cell>
          <table:table-cell table:style-name="ce135" office:value-type="string">
            <text:p>Hidrometro reprovado na características metrológica (filtro possui partículas solidas)</text:p>
          </table:table-cell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10F526262</text:p>
          </table:table-cell>
          <table:table-cell table:style-name="ce42" office:value-type="date" office:date-value="2011-02-22">
            <text:p>22/02/11</text:p>
          </table:table-cell>
          <table:table-cell table:style-name="ce53" office:value-type="float" office:value="-1.4">
            <text:p>-1,40</text:p>
          </table:table-cell>
          <table:table-cell table:style-name="ce53" office:value-type="float" office:value="-3.4">
            <text:p>-3,40</text:p>
          </table:table-cell>
          <table:table-cell table:style-name="ce53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80])" office:value-type="float" office:value="2011">
            <text:p>2011</text:p>
          </table:table-cell>
          <table:table-cell table:style-name="ce120" table:formula="of:=RIGHT(LEFT([.C180];4))" office:value-type="string" office:string-value="F">
            <text:p>F</text:p>
          </table:table-cell>
          <table:table-cell table:style-name="ce122" table:formula="of:=[.K180]&amp;[.H180]" office:value-type="string" office:string-value="FRP1">
            <text:p>FRP1</text:p>
          </table:table-cell>
          <table:table-cell table:style-name="ce120" table:formula="of:=[.L180]&amp;[.I180]" office:value-type="string" office:string-value="FRP1N">
            <text:p>FRP1N</text:p>
          </table:table-cell>
          <table:table-cell table:style-name="ce122" table:formula="of:=[.K180]&amp;[.J180]&amp;[.H180]" office:value-type="string" office:string-value="F2011RP1">
            <text:p>F2011RP1</text:p>
          </table:table-cell>
          <table:table-cell table:style-name="ce120" table:formula="of:=[.K180]&amp;[.J180]&amp;[.I180]" office:value-type="string" office:string-value="F2011N">
            <text:p>F2011N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13F261729</text:p>
          </table:table-cell>
          <table:table-cell table:style-name="ce42" office:value-type="date" office:date-value="2014-01-29">
            <text:p>29/01/14</text:p>
          </table:table-cell>
          <table:table-cell table:style-name="ce62" office:value-type="float" office:value="-1.34">
            <text:p>-1,34</text:p>
          </table:table-cell>
          <table:table-cell table:style-name="ce62" office:value-type="float" office:value="-4.2">
            <text:p>-4,20</text:p>
          </table:table-cell>
          <table:table-cell table:style-name="ce62" office:value-type="float" office:value="-97.4">
            <text:p>-97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16" table:formula="of:=YEAR([.D181])" office:value-type="float" office:value="2014">
            <text:p>2014</text:p>
          </table:table-cell>
          <table:table-cell table:style-name="ce120" table:formula="of:=RIGHT(LEFT([.C181];4))" office:value-type="string" office:string-value="F">
            <text:p>F</text:p>
          </table:table-cell>
          <table:table-cell table:style-name="ce122" table:formula="of:=[.K181]&amp;[.H181]" office:value-type="string" office:string-value="FRP1">
            <text:p>FRP1</text:p>
          </table:table-cell>
          <table:table-cell table:style-name="ce120" table:formula="of:=[.L181]&amp;[.I181]" office:value-type="string" office:string-value="FRP1N">
            <text:p>FRP1N</text:p>
          </table:table-cell>
          <table:table-cell table:style-name="ce122" table:formula="of:=[.K181]&amp;[.J181]&amp;[.H181]" office:value-type="string" office:string-value="F2014RP1">
            <text:p>F2014RP1</text:p>
          </table:table-cell>
          <table:table-cell table:style-name="ce120" table:formula="of:=[.K181]&amp;[.J181]&amp;[.I181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14F026180</text:p>
          </table:table-cell>
          <table:table-cell table:style-name="ce42" office:value-type="date" office:date-value="2014-04-16">
            <text:p>16/04/14</text:p>
          </table:table-cell>
          <table:table-cell table:style-name="ce53" office:value-type="float" office:value="-0.64">
            <text:p>-0,64</text:p>
          </table:table-cell>
          <table:table-cell table:style-name="ce53" office:value-type="float" office:value="-1">
            <text:p>-1,00</text:p>
          </table:table-cell>
          <table:table-cell table:style-name="ce53" office:value-type="float" office:value="-21">
            <text:p>-21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82])" office:value-type="float" office:value="2014">
            <text:p>2014</text:p>
          </table:table-cell>
          <table:table-cell table:style-name="ce120" table:formula="of:=RIGHT(LEFT([.C182];4))" office:value-type="string" office:string-value="F">
            <text:p>F</text:p>
          </table:table-cell>
          <table:table-cell table:style-name="ce122" table:formula="of:=[.K182]&amp;[.H182]" office:value-type="string" office:string-value="FRP1">
            <text:p>FRP1</text:p>
          </table:table-cell>
          <table:table-cell table:style-name="ce120" table:formula="of:=[.L182]&amp;[.I182]" office:value-type="string" office:string-value="FRP1N">
            <text:p>FRP1N</text:p>
          </table:table-cell>
          <table:table-cell table:style-name="ce122" table:formula="of:=[.K182]&amp;[.J182]&amp;[.H182]" office:value-type="string" office:string-value="F2014RP1">
            <text:p>F2014RP1</text:p>
          </table:table-cell>
          <table:table-cell table:style-name="ce120" table:formula="of:=[.K182]&amp;[.J182]&amp;[.I182]" office:value-type="string" office:string-value="F2014N">
            <text:p>F2014N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2">
            <text:p>12/04/18</text:p>
          </table:table-cell>
          <table:table-cell table:style-name="ce32" office:value-type="string">
            <text:p>A06F527458</text:p>
          </table:table-cell>
          <table:table-cell table:style-name="ce42" office:value-type="date" office:date-value="2016-08-17">
            <text:p>17/08/16</text:p>
          </table:table-cell>
          <table:table-cell table:style-name="ce56" office:value-type="float" office:value="-0.2">
            <text:p>-0,20</text:p>
          </table:table-cell>
          <table:table-cell table:style-name="ce81" office:value-type="float" office:value="1">
            <text:p>1,00</text:p>
          </table:table-cell>
          <table:table-cell table:style-name="ce56" office:value-type="float" office:value="-0.6">
            <text:p>-0,6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183])" office:value-type="float" office:value="2016">
            <text:p>2016</text:p>
          </table:table-cell>
          <table:table-cell table:style-name="ce120" table:formula="of:=RIGHT(LEFT([.C183];4))" office:value-type="string" office:string-value="F">
            <text:p>F</text:p>
          </table:table-cell>
          <table:table-cell table:style-name="ce122" table:formula="of:=[.K183]&amp;[.H183]" office:value-type="string" office:string-value="FAP">
            <text:p>FAP</text:p>
          </table:table-cell>
          <table:table-cell table:style-name="ce120" table:formula="of:=[.L183]&amp;[.I183]" office:value-type="string" office:string-value="FAP">
            <text:p>FAP</text:p>
          </table:table-cell>
          <table:table-cell table:style-name="ce122" table:formula="of:=[.K183]&amp;[.J183]&amp;[.H183]" office:value-type="string" office:string-value="F2016AP">
            <text:p>F2016AP</text:p>
          </table:table-cell>
          <table:table-cell table:style-name="ce120" table:formula="of:=[.K183]&amp;[.J183]&amp;[.I183]" office:value-type="string" office:string-value="F2016">
            <text:p>F2016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09F004278</text:p>
          </table:table-cell>
          <table:table-cell table:style-name="ce42" office:value-type="date" office:date-value="2009-03-18">
            <text:p>18/03/09</text:p>
          </table:table-cell>
          <table:table-cell table:style-name="ce66" office:value-type="float" office:value="0.6">
            <text:p>0,60</text:p>
          </table:table-cell>
          <table:table-cell table:style-name="ce84" office:value-type="float" office:value="0">
            <text:p>0,00</text:p>
          </table:table-cell>
          <table:table-cell table:style-name="ce56" office:value-type="float" office:value="-39">
            <text:p>-39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84])" office:value-type="float" office:value="2009">
            <text:p>2009</text:p>
          </table:table-cell>
          <table:table-cell table:style-name="ce120" table:formula="of:=RIGHT(LEFT([.C184];4))" office:value-type="string" office:string-value="F">
            <text:p>F</text:p>
          </table:table-cell>
          <table:table-cell table:style-name="ce122" table:formula="of:=[.K184]&amp;[.H184]" office:value-type="string" office:string-value="FRP1">
            <text:p>FRP1</text:p>
          </table:table-cell>
          <table:table-cell table:style-name="ce120" table:formula="of:=[.L184]&amp;[.I184]" office:value-type="string" office:string-value="FRP1N">
            <text:p>FRP1N</text:p>
          </table:table-cell>
          <table:table-cell table:style-name="ce122" table:formula="of:=[.K184]&amp;[.J184]&amp;[.H184]" office:value-type="string" office:string-value="F2009RP1">
            <text:p>F2009RP1</text:p>
          </table:table-cell>
          <table:table-cell table:style-name="ce120" table:formula="of:=[.K184]&amp;[.J184]&amp;[.I184]" office:value-type="string" office:string-value="F2009N">
            <text:p>F2009N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14L278134</text:p>
          </table:table-cell>
          <table:table-cell table:style-name="ce42" office:value-type="date" office:date-value="2015-09-29">
            <text:p>29/09/15</text:p>
          </table:table-cell>
          <table:table-cell table:style-name="ce53" office:value-type="float" office:value="-0.14">
            <text:p>-0,14</text:p>
          </table:table-cell>
          <table:table-cell table:style-name="ce67" office:value-type="float" office:value="0">
            <text:p>0,00</text:p>
          </table:table-cell>
          <table:table-cell table:style-name="ce56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185])" office:value-type="float" office:value="2015">
            <text:p>2015</text:p>
          </table:table-cell>
          <table:table-cell table:style-name="ce120" table:formula="of:=RIGHT(LEFT([.C185];4))" office:value-type="string" office:string-value="L">
            <text:p>L</text:p>
          </table:table-cell>
          <table:table-cell table:style-name="ce122" table:formula="of:=[.K185]&amp;[.H185]" office:value-type="string" office:string-value="LAP">
            <text:p>LAP</text:p>
          </table:table-cell>
          <table:table-cell table:style-name="ce120" table:formula="of:=[.L185]&amp;[.I185]" office:value-type="string" office:string-value="LAP">
            <text:p>LAP</text:p>
          </table:table-cell>
          <table:table-cell table:style-name="ce122" table:formula="of:=[.K185]&amp;[.J185]&amp;[.H185]" office:value-type="string" office:string-value="L2015AP">
            <text:p>L2015AP</text:p>
          </table:table-cell>
          <table:table-cell table:style-name="ce120" table:formula="of:=[.K185]&amp;[.J185]&amp;[.I185]" office:value-type="string" office:string-value="L2015">
            <text:p>L2015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08F512726</text:p>
          </table:table-cell>
          <table:table-cell table:style-name="ce42" office:value-type="date" office:date-value="2008-12-12">
            <text:p>12/12/08</text:p>
          </table:table-cell>
          <table:table-cell table:style-name="ce53" office:value-type="float" office:value="-3.56">
            <text:p>-3,56</text:p>
          </table:table-cell>
          <table:table-cell table:style-name="ce67" office:value-type="float" office:value="-4.4">
            <text:p>-4,40</text:p>
          </table:table-cell>
          <table:table-cell table:style-name="ce56" office:value-type="float" office:value="-99">
            <text:p>-99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186])" office:value-type="float" office:value="2008">
            <text:p>2008</text:p>
          </table:table-cell>
          <table:table-cell table:style-name="ce120" table:formula="of:=RIGHT(LEFT([.C186];4))" office:value-type="string" office:string-value="F">
            <text:p>F</text:p>
          </table:table-cell>
          <table:table-cell table:style-name="ce122" table:formula="of:=[.K186]&amp;[.H186]" office:value-type="string" office:string-value="FRP1">
            <text:p>FRP1</text:p>
          </table:table-cell>
          <table:table-cell table:style-name="ce120" table:formula="of:=[.L186]&amp;[.I186]" office:value-type="string" office:string-value="FRP1N">
            <text:p>FRP1N</text:p>
          </table:table-cell>
          <table:table-cell table:style-name="ce122" table:formula="of:=[.K186]&amp;[.J186]&amp;[.H186]" office:value-type="string" office:string-value="F2008RP1">
            <text:p>F2008RP1</text:p>
          </table:table-cell>
          <table:table-cell table:style-name="ce120" table:formula="of:=[.K186]&amp;[.J186]&amp;[.I186]" office:value-type="string" office:string-value="F2008N">
            <text:p>F2008N</text:p>
          </table:table-cell>
          <table:table-cell table:style-name="ce12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2">
            <text:p>12/04/18</text:p>
          </table:table-cell>
          <table:table-cell table:style-name="ce26" office:value-type="string">
            <text:p>A14F149554</text:p>
          </table:table-cell>
          <table:table-cell table:style-name="ce42" office:value-type="date" office:date-value="2015-09-03">
            <text:p>03/09/15</text:p>
          </table:table-cell>
          <table:table-cell table:style-name="ce66" office:value-type="float" office:value="-0.82">
            <text:p>-0,82</text:p>
          </table:table-cell>
          <table:table-cell table:style-name="ce84" office:value-type="float" office:value="-0.4">
            <text:p>-0,40</text:p>
          </table:table-cell>
          <table:table-cell table:style-name="ce56" office:value-type="float" office:value="-6">
            <text:p>-6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187])" office:value-type="float" office:value="2015">
            <text:p>2015</text:p>
          </table:table-cell>
          <table:table-cell table:style-name="ce120" table:formula="of:=RIGHT(LEFT([.C187];4))" office:value-type="string" office:string-value="F">
            <text:p>F</text:p>
          </table:table-cell>
          <table:table-cell table:style-name="ce122" table:formula="of:=[.K187]&amp;[.H187]" office:value-type="string" office:string-value="FAP">
            <text:p>FAP</text:p>
          </table:table-cell>
          <table:table-cell table:style-name="ce120" table:formula="of:=[.L187]&amp;[.I187]" office:value-type="string" office:string-value="FAP">
            <text:p>FAP</text:p>
          </table:table-cell>
          <table:table-cell table:style-name="ce122" table:formula="of:=[.K187]&amp;[.J187]&amp;[.H187]" office:value-type="string" office:string-value="F2015AP">
            <text:p>F2015AP</text:p>
          </table:table-cell>
          <table:table-cell table:style-name="ce120" table:formula="of:=[.K187]&amp;[.J187]&amp;[.I187]" office:value-type="string" office:string-value="F2015">
            <text:p>F2015</text:p>
          </table:table-cell>
          <table:table-cell table:style-name="ce13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06F273765</text:p>
          </table:table-cell>
          <table:table-cell table:style-name="ce42" office:value-type="date" office:date-value="2016-07-11">
            <text:p>11/07/16</text:p>
          </table:table-cell>
          <table:table-cell table:style-name="ce53" office:value-type="float" office:value="-0.66">
            <text:p>-0,66</text:p>
          </table:table-cell>
          <table:table-cell table:style-name="ce67" office:value-type="float" office:value="-0.4">
            <text:p>-0,40</text:p>
          </table:table-cell>
          <table:table-cell table:style-name="ce56" office:value-type="float" office:value="-3.4">
            <text:p>-3,4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188])" office:value-type="float" office:value="2016">
            <text:p>2016</text:p>
          </table:table-cell>
          <table:table-cell table:style-name="ce120" table:formula="of:=RIGHT(LEFT([.C188];4))" office:value-type="string" office:string-value="F">
            <text:p>F</text:p>
          </table:table-cell>
          <table:table-cell table:style-name="ce122" table:formula="of:=[.K188]&amp;[.H188]" office:value-type="string" office:string-value="FAP">
            <text:p>FAP</text:p>
          </table:table-cell>
          <table:table-cell table:style-name="ce120" table:formula="of:=[.L188]&amp;[.I188]" office:value-type="string" office:string-value="FAP">
            <text:p>FAP</text:p>
          </table:table-cell>
          <table:table-cell table:style-name="ce122" table:formula="of:=[.K188]&amp;[.J188]&amp;[.H188]" office:value-type="string" office:string-value="F2016AP">
            <text:p>F2016AP</text:p>
          </table:table-cell>
          <table:table-cell table:style-name="ce120" table:formula="of:=[.K188]&amp;[.J188]&amp;[.I188]" office:value-type="string" office:string-value="F2016">
            <text:p>F2016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12F285160</text:p>
          </table:table-cell>
          <table:table-cell table:style-name="ce42" office:value-type="date" office:date-value="2013-08-20">
            <text:p>20/08/13</text:p>
          </table:table-cell>
          <table:table-cell table:style-name="ce67" office:value-type="float" office:value="-1.7">
            <text:p>-1,70</text:p>
          </table:table-cell>
          <table:table-cell table:style-name="ce53" office:value-type="float" office:value="-1">
            <text:p>-1,00</text:p>
          </table:table-cell>
          <table:table-cell table:style-name="ce63" office:value-type="float" office:value="-13.4">
            <text:p>-13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16" table:formula="of:=YEAR([.D189])" office:value-type="float" office:value="2013">
            <text:p>2013</text:p>
          </table:table-cell>
          <table:table-cell table:style-name="ce120" table:formula="of:=RIGHT(LEFT([.C189];4))" office:value-type="string" office:string-value="F">
            <text:p>F</text:p>
          </table:table-cell>
          <table:table-cell table:style-name="ce122" table:formula="of:=[.K189]&amp;[.H189]" office:value-type="string" office:string-value="FRP1">
            <text:p>FRP1</text:p>
          </table:table-cell>
          <table:table-cell table:style-name="ce120" table:formula="of:=[.L189]&amp;[.I189]" office:value-type="string" office:string-value="FRP1N">
            <text:p>FRP1N</text:p>
          </table:table-cell>
          <table:table-cell table:style-name="ce122" table:formula="of:=[.K189]&amp;[.J189]&amp;[.H189]" office:value-type="string" office:string-value="F2013RP1">
            <text:p>F2013RP1</text:p>
          </table:table-cell>
          <table:table-cell table:style-name="ce120" table:formula="of:=[.K189]&amp;[.J189]&amp;[.I189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10F562475</text:p>
          </table:table-cell>
          <table:table-cell table:style-name="ce42" office:value-type="date" office:date-value="2011-08-12">
            <text:p>12/08/11</text:p>
          </table:table-cell>
          <table:table-cell table:style-name="ce57" office:value-type="float" office:value="-0.44">
            <text:p>-0,44</text:p>
          </table:table-cell>
          <table:table-cell table:style-name="ce54" office:value-type="float" office:value="-3.4">
            <text:p>-3,40</text:p>
          </table:table-cell>
          <table:table-cell table:style-name="ce57" office:value-type="float" office:value="-32.6">
            <text:p>-32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16" table:formula="of:=YEAR([.D190])" office:value-type="float" office:value="2011">
            <text:p>2011</text:p>
          </table:table-cell>
          <table:table-cell table:style-name="ce120" table:formula="of:=RIGHT(LEFT([.C190];4))" office:value-type="string" office:string-value="F">
            <text:p>F</text:p>
          </table:table-cell>
          <table:table-cell table:style-name="ce122" table:formula="of:=[.K190]&amp;[.H190]" office:value-type="string" office:string-value="FRP1">
            <text:p>FRP1</text:p>
          </table:table-cell>
          <table:table-cell table:style-name="ce120" table:formula="of:=[.L190]&amp;[.I190]" office:value-type="string" office:string-value="FRP1N">
            <text:p>FRP1N</text:p>
          </table:table-cell>
          <table:table-cell table:style-name="ce122" table:formula="of:=[.K190]&amp;[.J190]&amp;[.H190]" office:value-type="string" office:string-value="F2011RP1">
            <text:p>F2011RP1</text:p>
          </table:table-cell>
          <table:table-cell table:style-name="ce120" table:formula="of:=[.K190]&amp;[.J190]&amp;[.I190]" office:value-type="string" office:string-value="F2011N">
            <text:p>F2011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14F395825</text:p>
          </table:table-cell>
          <table:table-cell table:style-name="ce42" office:value-type="date" office:date-value="2015-02-02">
            <text:p>02/02/15</text:p>
          </table:table-cell>
          <table:table-cell table:style-name="ce57" office:value-type="float" office:value="-1.3">
            <text:p>-1,3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191])" office:value-type="float" office:value="2015">
            <text:p>2015</text:p>
          </table:table-cell>
          <table:table-cell table:style-name="ce120" table:formula="of:=RIGHT(LEFT([.C191];4))" office:value-type="string" office:string-value="F">
            <text:p>F</text:p>
          </table:table-cell>
          <table:table-cell table:style-name="ce122" table:formula="of:=[.K191]&amp;[.H191]" office:value-type="string" office:string-value="FAP">
            <text:p>FAP</text:p>
          </table:table-cell>
          <table:table-cell table:style-name="ce120" table:formula="of:=[.L191]&amp;[.I191]" office:value-type="string" office:string-value="FAP">
            <text:p>FAP</text:p>
          </table:table-cell>
          <table:table-cell table:style-name="ce122" table:formula="of:=[.K191]&amp;[.J191]&amp;[.H191]" office:value-type="string" office:string-value="F2015AP">
            <text:p>F2015AP</text:p>
          </table:table-cell>
          <table:table-cell table:style-name="ce120" table:formula="of:=[.K191]&amp;[.J191]&amp;[.I191]" office:value-type="string" office:string-value="F2015">
            <text:p>F2015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2">
            <text:p>12/04/18</text:p>
          </table:table-cell>
          <table:table-cell table:style-name="ce25" office:value-type="string">
            <text:p>A06F387388</text:p>
          </table:table-cell>
          <table:table-cell table:style-name="ce42" office:value-type="date" office:date-value="2017-04-30">
            <text:p>30/04/17</text:p>
          </table:table-cell>
          <table:table-cell table:style-name="ce57" office:value-type="float" office:value="-1.84">
            <text:p>-1,84</text:p>
          </table:table-cell>
          <table:table-cell table:style-name="ce54" office:value-type="float" office:value="-1.6">
            <text:p>-1,60</text:p>
          </table:table-cell>
          <table:table-cell table:style-name="ce57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192])" office:value-type="float" office:value="2017">
            <text:p>2017</text:p>
          </table:table-cell>
          <table:table-cell table:style-name="ce120" table:formula="of:=RIGHT(LEFT([.C192];4))" office:value-type="string" office:string-value="F">
            <text:p>F</text:p>
          </table:table-cell>
          <table:table-cell table:style-name="ce122" table:formula="of:=[.K192]&amp;[.H192]" office:value-type="string" office:string-value="FAP">
            <text:p>FAP</text:p>
          </table:table-cell>
          <table:table-cell table:style-name="ce120" table:formula="of:=[.L192]&amp;[.I192]" office:value-type="string" office:string-value="FAP">
            <text:p>FAP</text:p>
          </table:table-cell>
          <table:table-cell table:style-name="ce122" table:formula="of:=[.K192]&amp;[.J192]&amp;[.H192]" office:value-type="string" office:string-value="F2017AP">
            <text:p>F2017AP</text:p>
          </table:table-cell>
          <table:table-cell table:style-name="ce120" table:formula="of:=[.K192]&amp;[.J192]&amp;[.I192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4">
          <table:table-cell table:style-name="ce7" office:value-type="string">
            <text:p>UN-MTN </text:p>
          </table:table-cell>
          <table:table-cell table:style-name="ce14" office:value-type="date" office:date-value="2018-04-12">
            <text:p>12/04/18</text:p>
          </table:table-cell>
          <table:table-cell table:style-name="ce27" office:value-type="string">
            <text:p>A17N282826</text:p>
          </table:table-cell>
          <table:table-cell table:style-name="ce43" office:value-type="date" office:date-value="2018-01-08">
            <text:p>08/01/18</text:p>
          </table:table-cell>
          <table:table-cell table:style-name="ce61" office:value-type="float" office:value="0.42">
            <text:p>0,42</text:p>
          </table:table-cell>
          <table:table-cell table:style-name="ce78" office:value-type="float" office:value="-1.6">
            <text:p>-1,60</text:p>
          </table:table-cell>
          <table:table-cell table:style-name="ce61" office:value-type="float" office:value="-2.6">
            <text:p>-2,60</text:p>
          </table:table-cell>
          <table:table-cell table:style-name="ce55" office:value-type="string">
            <text:p>AP</text:p>
          </table:table-cell>
          <table:table-cell table:style-name="ce112"/>
          <table:table-cell table:style-name="ce116" table:formula="of:=YEAR([.D193])" office:value-type="float" office:value="2018">
            <text:p>2018</text:p>
          </table:table-cell>
          <table:table-cell table:style-name="ce120" table:formula="of:=RIGHT(LEFT([.C193];4))" office:value-type="string" office:string-value="N">
            <text:p>N</text:p>
          </table:table-cell>
          <table:table-cell table:style-name="ce122" table:formula="of:=[.K193]&amp;[.H193]" office:value-type="string" office:string-value="NAP">
            <text:p>NAP</text:p>
          </table:table-cell>
          <table:table-cell table:style-name="ce120" table:formula="of:=[.L193]&amp;[.I193]" office:value-type="string" office:string-value="NAP">
            <text:p>NAP</text:p>
          </table:table-cell>
          <table:table-cell table:style-name="ce122" table:formula="of:=[.K193]&amp;[.J193]&amp;[.H193]" office:value-type="string" office:string-value="N2018AP">
            <text:p>N2018AP</text:p>
          </table:table-cell>
          <table:table-cell table:style-name="ce120" table:formula="of:=[.K193]&amp;[.J193]&amp;[.I193]" office:value-type="string" office:string-value="N2018">
            <text:p>N2018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25" office:value-type="string">
            <text:p>A08F464834</text:p>
          </table:table-cell>
          <table:table-cell table:style-name="ce42" office:value-type="date" office:date-value="2014-03-17">
            <text:p>17/03/14</text:p>
          </table:table-cell>
          <table:table-cell table:style-name="ce57" office:value-type="float" office:value="0.38">
            <text:p>0,38</text:p>
          </table:table-cell>
          <table:table-cell table:style-name="ce54" office:value-type="float" office:value="-2.4">
            <text:p>-2,40</text:p>
          </table:table-cell>
          <table:table-cell table:style-name="ce57" office:value-type="float" office:value="-47.6">
            <text:p>-47,6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94])" office:value-type="float" office:value="2014">
            <text:p>2014</text:p>
          </table:table-cell>
          <table:table-cell table:style-name="ce120" table:formula="of:=RIGHT(LEFT([.C194];4))" office:value-type="string" office:string-value="F">
            <text:p>F</text:p>
          </table:table-cell>
          <table:table-cell table:style-name="ce122" table:formula="of:=[.K194]&amp;[.H194]" office:value-type="string" office:string-value="FRP1">
            <text:p>FRP1</text:p>
          </table:table-cell>
          <table:table-cell table:style-name="ce120" table:formula="of:=[.L194]&amp;[.I194]" office:value-type="string" office:string-value="FRP1N">
            <text:p>FRP1N</text:p>
          </table:table-cell>
          <table:table-cell table:style-name="ce122" table:formula="of:=[.K194]&amp;[.J194]&amp;[.H194]" office:value-type="string" office:string-value="F2014RP1">
            <text:p>F2014RP1</text:p>
          </table:table-cell>
          <table:table-cell table:style-name="ce120" table:formula="of:=[.K194]&amp;[.J194]&amp;[.I194]" office:value-type="string" office:string-value="F2014N">
            <text:p>F2014N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32" office:value-type="string">
            <text:p>A17F089947</text:p>
          </table:table-cell>
          <table:table-cell table:style-name="ce42" office:value-type="date" office:date-value="2017-10-23">
            <text:p>23/10/17</text:p>
          </table:table-cell>
          <table:table-cell table:style-name="ce57" office:value-type="float" office:value="0.88">
            <text:p>0,88</text:p>
          </table:table-cell>
          <table:table-cell table:style-name="ce54" office:value-type="float" office:value="1.6">
            <text:p>1,60</text:p>
          </table:table-cell>
          <table:table-cell table:style-name="ce57" office:value-type="float" office:value="0.4">
            <text:p>0,40</text:p>
          </table:table-cell>
          <table:table-cell table:style-name="ce56" office:value-type="string">
            <text:p>AP</text:p>
          </table:table-cell>
          <table:table-cell table:style-name="ce56"/>
          <table:table-cell table:style-name="ce116" table:formula="of:=YEAR([.D195])" office:value-type="float" office:value="2017">
            <text:p>2017</text:p>
          </table:table-cell>
          <table:table-cell table:style-name="ce120" table:formula="of:=RIGHT(LEFT([.C195];4))" office:value-type="string" office:string-value="F">
            <text:p>F</text:p>
          </table:table-cell>
          <table:table-cell table:style-name="ce122" table:formula="of:=[.K195]&amp;[.H195]" office:value-type="string" office:string-value="FAP">
            <text:p>FAP</text:p>
          </table:table-cell>
          <table:table-cell table:style-name="ce120" table:formula="of:=[.L195]&amp;[.I195]" office:value-type="string" office:string-value="FAP">
            <text:p>FAP</text:p>
          </table:table-cell>
          <table:table-cell table:style-name="ce122" table:formula="of:=[.K195]&amp;[.J195]&amp;[.H195]" office:value-type="string" office:string-value="F2017AP">
            <text:p>F2017AP</text:p>
          </table:table-cell>
          <table:table-cell table:style-name="ce120" table:formula="of:=[.K195]&amp;[.J195]&amp;[.I195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25" office:value-type="string">
            <text:p>A09F209322</text:p>
          </table:table-cell>
          <table:table-cell table:style-name="ce42" office:value-type="date" office:date-value="2009-09-28">
            <text:p>28/09/09</text:p>
          </table:table-cell>
          <table:table-cell table:style-name="ce57" office:value-type="float" office:value="0.8">
            <text:p>0,80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-14">
            <text:p>-14,0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96])" office:value-type="float" office:value="2009">
            <text:p>2009</text:p>
          </table:table-cell>
          <table:table-cell table:style-name="ce120" table:formula="of:=RIGHT(LEFT([.C196];4))" office:value-type="string" office:string-value="F">
            <text:p>F</text:p>
          </table:table-cell>
          <table:table-cell table:style-name="ce122" table:formula="of:=[.K196]&amp;[.H196]" office:value-type="string" office:string-value="FRP1">
            <text:p>FRP1</text:p>
          </table:table-cell>
          <table:table-cell table:style-name="ce120" table:formula="of:=[.L196]&amp;[.I196]" office:value-type="string" office:string-value="FRP1N">
            <text:p>FRP1N</text:p>
          </table:table-cell>
          <table:table-cell table:style-name="ce122" table:formula="of:=[.K196]&amp;[.J196]&amp;[.H196]" office:value-type="string" office:string-value="F2009RP1">
            <text:p>F2009RP1</text:p>
          </table:table-cell>
          <table:table-cell table:style-name="ce120" table:formula="of:=[.K196]&amp;[.J196]&amp;[.I196]" office:value-type="string" office:string-value="F2009N">
            <text:p>F2009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25" office:value-type="string">
            <text:p>A08F232602</text:p>
          </table:table-cell>
          <table:table-cell table:style-name="ce42" office:value-type="date" office:date-value="2009-12-30">
            <text:p>30/12/09</text:p>
          </table:table-cell>
          <table:table-cell table:style-name="ce53" office:value-type="float" office:value="0.96">
            <text:p>0,96</text:p>
          </table:table-cell>
          <table:table-cell table:style-name="ce53" office:value-type="float" office:value="1">
            <text:p>1,00</text:p>
          </table:table-cell>
          <table:table-cell table:style-name="ce56" office:value-type="float" office:value="-20">
            <text:p>-20,0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97])" office:value-type="float" office:value="2009">
            <text:p>2009</text:p>
          </table:table-cell>
          <table:table-cell table:style-name="ce120" table:formula="of:=RIGHT(LEFT([.C197];4))" office:value-type="string" office:string-value="F">
            <text:p>F</text:p>
          </table:table-cell>
          <table:table-cell table:style-name="ce122" table:formula="of:=[.K197]&amp;[.H197]" office:value-type="string" office:string-value="FRP1">
            <text:p>FRP1</text:p>
          </table:table-cell>
          <table:table-cell table:style-name="ce120" table:formula="of:=[.L197]&amp;[.I197]" office:value-type="string" office:string-value="FRP1N">
            <text:p>FRP1N</text:p>
          </table:table-cell>
          <table:table-cell table:style-name="ce122" table:formula="of:=[.K197]&amp;[.J197]&amp;[.H197]" office:value-type="string" office:string-value="F2009RP1">
            <text:p>F2009RP1</text:p>
          </table:table-cell>
          <table:table-cell table:style-name="ce120" table:formula="of:=[.K197]&amp;[.J197]&amp;[.I197]" office:value-type="string" office:string-value="F2009N">
            <text:p>F2009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25" office:value-type="string">
            <text:p>A17N283093</text:p>
          </table:table-cell>
          <table:table-cell table:style-name="ce42" office:value-type="date" office:date-value="2018-01-08">
            <text:p>08/01/18</text:p>
          </table:table-cell>
          <table:table-cell table:style-name="ce53" office:value-type="float" office:value="1.26">
            <text:p>1,26</text:p>
          </table:table-cell>
          <table:table-cell table:style-name="ce85" office:value-type="float" office:value="0.8">
            <text:p>0,80</text:p>
          </table:table-cell>
          <table:table-cell table:style-name="ce85" office:value-type="float" office:value="-5.4">
            <text:p>-5,4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198])" office:value-type="float" office:value="2018">
            <text:p>2018</text:p>
          </table:table-cell>
          <table:table-cell table:style-name="ce120" table:formula="of:=RIGHT(LEFT([.C198];4))" office:value-type="string" office:string-value="N">
            <text:p>N</text:p>
          </table:table-cell>
          <table:table-cell table:style-name="ce122" table:formula="of:=[.K198]&amp;[.H198]" office:value-type="string" office:string-value="NAP">
            <text:p>NAP</text:p>
          </table:table-cell>
          <table:table-cell table:style-name="ce120" table:formula="of:=[.L198]&amp;[.I198]" office:value-type="string" office:string-value="NAP">
            <text:p>NAP</text:p>
          </table:table-cell>
          <table:table-cell table:style-name="ce122" table:formula="of:=[.K198]&amp;[.J198]&amp;[.H198]" office:value-type="string" office:string-value="N2018AP">
            <text:p>N2018AP</text:p>
          </table:table-cell>
          <table:table-cell table:style-name="ce120" table:formula="of:=[.K198]&amp;[.J198]&amp;[.I198]" office:value-type="string" office:string-value="N2018">
            <text:p>N2018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25" office:value-type="string">
            <text:p>A13F198800</text:p>
          </table:table-cell>
          <table:table-cell table:style-name="ce42" office:value-type="date" office:date-value="2013-12-05">
            <text:p>05/12/13</text:p>
          </table:table-cell>
          <table:table-cell table:style-name="ce56" office:value-type="float" office:value="0.6">
            <text:p>0,60</text:p>
          </table:table-cell>
          <table:table-cell table:style-name="ce82" office:value-type="float" office:value="-0.4">
            <text:p>-0,40</text:p>
          </table:table-cell>
          <table:table-cell table:style-name="ce62" office:value-type="float" office:value="-17.6">
            <text:p>-17,60</text:p>
          </table:table-cell>
          <table:table-cell table:style-name="ce53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199])" office:value-type="float" office:value="2013">
            <text:p>2013</text:p>
          </table:table-cell>
          <table:table-cell table:style-name="ce120" table:formula="of:=RIGHT(LEFT([.C199];4))" office:value-type="string" office:string-value="F">
            <text:p>F</text:p>
          </table:table-cell>
          <table:table-cell table:style-name="ce122" table:formula="of:=[.K199]&amp;[.H199]" office:value-type="string" office:string-value="FRP1">
            <text:p>FRP1</text:p>
          </table:table-cell>
          <table:table-cell table:style-name="ce120" table:formula="of:=[.L199]&amp;[.I199]" office:value-type="string" office:string-value="FRP1N">
            <text:p>FRP1N</text:p>
          </table:table-cell>
          <table:table-cell table:style-name="ce122" table:formula="of:=[.K199]&amp;[.J199]&amp;[.H199]" office:value-type="string" office:string-value="F2013RP1">
            <text:p>F2013RP1</text:p>
          </table:table-cell>
          <table:table-cell table:style-name="ce120" table:formula="of:=[.K199]&amp;[.J199]&amp;[.I199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25" office:value-type="string">
            <text:p>A13F199225</text:p>
          </table:table-cell>
          <table:table-cell table:style-name="ce42" office:value-type="date" office:date-value="2013-11-24">
            <text:p>24/11/13</text:p>
          </table:table-cell>
          <table:table-cell table:style-name="ce53" office:value-type="float" office:value="-0.34">
            <text:p>-0,34</text:p>
          </table:table-cell>
          <table:table-cell table:style-name="ce67" office:value-type="float" office:value="-0.4">
            <text:p>-0,40</text:p>
          </table:table-cell>
          <table:table-cell table:style-name="ce53" office:value-type="float" office:value="-2.6">
            <text:p>-2,6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200])" office:value-type="float" office:value="2013">
            <text:p>2013</text:p>
          </table:table-cell>
          <table:table-cell table:style-name="ce120" table:formula="of:=RIGHT(LEFT([.C200];4))" office:value-type="string" office:string-value="F">
            <text:p>F</text:p>
          </table:table-cell>
          <table:table-cell table:style-name="ce122" table:formula="of:=[.K200]&amp;[.H200]" office:value-type="string" office:string-value="FAP">
            <text:p>FAP</text:p>
          </table:table-cell>
          <table:table-cell table:style-name="ce120" table:formula="of:=[.L200]&amp;[.I200]" office:value-type="string" office:string-value="FAP">
            <text:p>FAP</text:p>
          </table:table-cell>
          <table:table-cell table:style-name="ce122" table:formula="of:=[.K200]&amp;[.J200]&amp;[.H200]" office:value-type="string" office:string-value="F2013AP">
            <text:p>F2013AP</text:p>
          </table:table-cell>
          <table:table-cell table:style-name="ce120" table:formula="of:=[.K200]&amp;[.J200]&amp;[.I200]" office:value-type="string" office:string-value="F2013">
            <text:p>F2013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3">
            <text:p>13/04/18</text:p>
          </table:table-cell>
          <table:table-cell table:style-name="ce25" office:value-type="string">
            <text:p>A15F161589</text:p>
          </table:table-cell>
          <table:table-cell table:style-name="ce42" office:value-type="date" office:date-value="2015-07-06">
            <text:p>06/07/15</text:p>
          </table:table-cell>
          <table:table-cell table:style-name="ce67" office:value-type="float" office:value="-0.5">
            <text:p>-0,50</text:p>
          </table:table-cell>
          <table:table-cell table:style-name="ce53" office:value-type="float" office:value="2.4">
            <text:p>2,40</text:p>
          </table:table-cell>
          <table:table-cell table:style-name="ce67" office:value-type="float" office:value="-4">
            <text:p>-4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01])" office:value-type="float" office:value="2015">
            <text:p>2015</text:p>
          </table:table-cell>
          <table:table-cell table:style-name="ce120" table:formula="of:=RIGHT(LEFT([.C201];4))" office:value-type="string" office:string-value="F">
            <text:p>F</text:p>
          </table:table-cell>
          <table:table-cell table:style-name="ce122" table:formula="of:=[.K201]&amp;[.H201]" office:value-type="string" office:string-value="FAP">
            <text:p>FAP</text:p>
          </table:table-cell>
          <table:table-cell table:style-name="ce120" table:formula="of:=[.L201]&amp;[.I201]" office:value-type="string" office:string-value="FAP">
            <text:p>FAP</text:p>
          </table:table-cell>
          <table:table-cell table:style-name="ce122" table:formula="of:=[.K201]&amp;[.J201]&amp;[.H201]" office:value-type="string" office:string-value="F2015AP">
            <text:p>F2015AP</text:p>
          </table:table-cell>
          <table:table-cell table:style-name="ce120" table:formula="of:=[.K201]&amp;[.J201]&amp;[.I201]" office:value-type="string" office:string-value="F2015">
            <text:p>F2015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26" office:value-type="string">
            <text:p>A04S121352</text:p>
          </table:table-cell>
          <table:table-cell table:style-name="ce42" office:value-type="date" office:date-value="2011-12-03">
            <text:p>03/12/11</text:p>
          </table:table-cell>
          <table:table-cell table:style-name="ce66" office:value-type="float" office:value="-0.24">
            <text:p>-0,24</text:p>
          </table:table-cell>
          <table:table-cell table:style-name="ce82" office:value-type="float" office:value="0.4">
            <text:p>0,40</text:p>
          </table:table-cell>
          <table:table-cell table:style-name="ce62" office:value-type="float" office:value="-3">
            <text:p>-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02])" office:value-type="float" office:value="2011">
            <text:p>2011</text:p>
          </table:table-cell>
          <table:table-cell table:style-name="ce120" table:formula="of:=RIGHT(LEFT([.C202];4))" office:value-type="string" office:string-value="S">
            <text:p>S</text:p>
          </table:table-cell>
          <table:table-cell table:style-name="ce122" table:formula="of:=[.K202]&amp;[.H202]" office:value-type="string" office:string-value="SAP">
            <text:p>SAP</text:p>
          </table:table-cell>
          <table:table-cell table:style-name="ce120" table:formula="of:=[.L202]&amp;[.I202]" office:value-type="string" office:string-value="SAP">
            <text:p>SAP</text:p>
          </table:table-cell>
          <table:table-cell table:style-name="ce122" table:formula="of:=[.K202]&amp;[.J202]&amp;[.H202]" office:value-type="string" office:string-value="S2011AP">
            <text:p>S2011AP</text:p>
          </table:table-cell>
          <table:table-cell table:style-name="ce120" table:formula="of:=[.K202]&amp;[.J202]&amp;[.I202]" office:value-type="string" office:string-value="S2011">
            <text:p>S2011</text:p>
          </table:table-cell>
          <table:table-cell table:style-name="ce137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33" office:value-type="string">
            <text:p>A04S425866</text:p>
          </table:table-cell>
          <table:table-cell table:style-name="ce42" office:value-type="date" office:date-value="2011-09-01">
            <text:p>01/09/11</text:p>
          </table:table-cell>
          <table:table-cell table:style-name="ce53" office:value-type="float" office:value="-2.34">
            <text:p>-2,34</text:p>
          </table:table-cell>
          <table:table-cell table:style-name="ce67" office:value-type="float" office:value="-3.6">
            <text:p>-3,60</text:p>
          </table:table-cell>
          <table:table-cell table:style-name="ce53" office:value-type="float" office:value="-13.4">
            <text:p>-13,4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203])" office:value-type="float" office:value="2011">
            <text:p>2011</text:p>
          </table:table-cell>
          <table:table-cell table:style-name="ce120" table:formula="of:=RIGHT(LEFT([.C203];4))" office:value-type="string" office:string-value="S">
            <text:p>S</text:p>
          </table:table-cell>
          <table:table-cell table:style-name="ce122" table:formula="of:=[.K203]&amp;[.H203]" office:value-type="string" office:string-value="SRP1">
            <text:p>SRP1</text:p>
          </table:table-cell>
          <table:table-cell table:style-name="ce120" table:formula="of:=[.L203]&amp;[.I203]" office:value-type="string" office:string-value="SRP1N">
            <text:p>SRP1N</text:p>
          </table:table-cell>
          <table:table-cell table:style-name="ce122" table:formula="of:=[.K203]&amp;[.J203]&amp;[.H203]" office:value-type="string" office:string-value="S2011RP1">
            <text:p>S2011RP1</text:p>
          </table:table-cell>
          <table:table-cell table:style-name="ce120" table:formula="of:=[.K203]&amp;[.J203]&amp;[.I203]" office:value-type="string" office:string-value="S2011N">
            <text:p>S2011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33" office:value-type="string">
            <text:p>A15F206566</text:p>
          </table:table-cell>
          <table:table-cell table:style-name="ce42" office:value-type="date" office:date-value="2016-01-23">
            <text:p>23/01/16</text:p>
          </table:table-cell>
          <table:table-cell table:style-name="ce57" office:value-type="float" office:value="1">
            <text:p>1,0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15">
            <text:p>-15,00</text:p>
          </table:table-cell>
          <table:table-cell table:style-name="ce53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16" office:value-type="float" office:value="2018">
            <text:p>2018</text:p>
          </table:table-cell>
          <table:table-cell table:style-name="ce120" table:formula="of:=RIGHT(LEFT([.C204];4))" office:value-type="string" office:string-value="F">
            <text:p>F</text:p>
          </table:table-cell>
          <table:table-cell table:style-name="ce122" table:formula="of:=[.K204]&amp;[.H204]" office:value-type="string" office:string-value="FRP1">
            <text:p>FRP1</text:p>
          </table:table-cell>
          <table:table-cell table:style-name="ce120" table:formula="of:=[.L204]&amp;[.I204]" office:value-type="string" office:string-value="FRP1N">
            <text:p>FRP1N</text:p>
          </table:table-cell>
          <table:table-cell table:style-name="ce122" table:formula="of:=[.K204]&amp;[.J204]&amp;[.H204]" office:value-type="string" office:string-value="F2018RP1">
            <text:p>F2018RP1</text:p>
          </table:table-cell>
          <table:table-cell table:style-name="ce120" table:formula="of:=[.K204]&amp;[.J204]&amp;[.I204]" office:value-type="string" office:string-value="F2018N">
            <text:p>F2018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33" office:value-type="string">
            <text:p>A01S548137</text:p>
          </table:table-cell>
          <table:table-cell table:style-name="ce42" office:value-type="date" office:date-value="2009-03-25">
            <text:p>25/03/09</text:p>
          </table:table-cell>
          <table:table-cell table:style-name="ce57" office:value-type="float" office:value="-2.12">
            <text:p>-2,12</text:p>
          </table:table-cell>
          <table:table-cell table:style-name="ce54" office:value-type="float" office:value="-1.8">
            <text:p>-1,80</text:p>
          </table:table-cell>
          <table:table-cell table:style-name="ce57" office:value-type="float" office:value="-4.6">
            <text:p>-4,60</text:p>
          </table:table-cell>
          <table:table-cell table:style-name="ce53" office:value-type="string">
            <text:p>AP</text:p>
          </table:table-cell>
          <table:table-cell table:style-name="ce85"/>
          <table:table-cell table:style-name="ce116" table:formula="of:=YEAR([.D205])" office:value-type="float" office:value="2009">
            <text:p>2009</text:p>
          </table:table-cell>
          <table:table-cell table:style-name="ce120" table:formula="of:=RIGHT(LEFT([.C205];4))" office:value-type="string" office:string-value="S">
            <text:p>S</text:p>
          </table:table-cell>
          <table:table-cell table:style-name="ce122" table:formula="of:=[.K205]&amp;[.H205]" office:value-type="string" office:string-value="SAP">
            <text:p>SAP</text:p>
          </table:table-cell>
          <table:table-cell table:style-name="ce120" table:formula="of:=[.L205]&amp;[.I205]" office:value-type="string" office:string-value="SAP">
            <text:p>SAP</text:p>
          </table:table-cell>
          <table:table-cell table:style-name="ce122" table:formula="of:=[.K205]&amp;[.J205]&amp;[.H205]" office:value-type="string" office:string-value="S2009AP">
            <text:p>S2009AP</text:p>
          </table:table-cell>
          <table:table-cell table:style-name="ce120" table:formula="of:=[.K205]&amp;[.J205]&amp;[.I205]" office:value-type="string" office:string-value="S2009">
            <text:p>S2009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33" office:value-type="string">
            <text:p>A11F182476</text:p>
          </table:table-cell>
          <table:table-cell table:style-name="ce42" office:value-type="date" office:date-value="2012-07-06">
            <text:p>06/07/12</text:p>
          </table:table-cell>
          <table:table-cell table:style-name="ce57" office:value-type="float" office:value="-100">
            <text:p>-100,00</text:p>
          </table:table-cell>
          <table:table-cell table:style-name="ce54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06])" office:value-type="float" office:value="2012">
            <text:p>2012</text:p>
          </table:table-cell>
          <table:table-cell table:style-name="ce120" table:formula="of:=RIGHT(LEFT([.C206];4))" office:value-type="string" office:string-value="F">
            <text:p>F</text:p>
          </table:table-cell>
          <table:table-cell table:style-name="ce122" table:formula="of:=[.K206]&amp;[.H206]" office:value-type="string" office:string-value="FRP1">
            <text:p>FRP1</text:p>
          </table:table-cell>
          <table:table-cell table:style-name="ce120" table:formula="of:=[.L206]&amp;[.I206]" office:value-type="string" office:string-value="FRP1N">
            <text:p>FRP1N</text:p>
          </table:table-cell>
          <table:table-cell table:style-name="ce122" table:formula="of:=[.K206]&amp;[.J206]&amp;[.H206]" office:value-type="string" office:string-value="F2012RP1">
            <text:p>F2012RP1</text:p>
          </table:table-cell>
          <table:table-cell table:style-name="ce120" table:formula="of:=[.K206]&amp;[.J206]&amp;[.I206]" office:value-type="string" office:string-value="F2012N">
            <text:p>F2012N</text:p>
          </table:table-cell>
          <table:table-cell table:style-name="ce128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3">
            <text:p>13/04/18</text:p>
          </table:table-cell>
          <table:table-cell table:style-name="ce33" office:value-type="string">
            <text:p>A09F214401</text:p>
          </table:table-cell>
          <table:table-cell table:style-name="ce42" office:value-type="date" office:date-value="2011-07-01">
            <text:p>01/07/11</text:p>
          </table:table-cell>
          <table:table-cell table:style-name="ce57" office:value-type="float" office:value="0.48">
            <text:p>0,48</text:p>
          </table:table-cell>
          <table:table-cell table:style-name="ce54" office:value-type="float" office:value="-1.4">
            <text:p>-1,40</text:p>
          </table:table-cell>
          <table:table-cell table:style-name="ce57" office:value-type="float" office:value="-20">
            <text:p>-2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07])" office:value-type="float" office:value="2011">
            <text:p>2011</text:p>
          </table:table-cell>
          <table:table-cell table:style-name="ce120" table:formula="of:=RIGHT(LEFT([.C207];4))" office:value-type="string" office:string-value="F">
            <text:p>F</text:p>
          </table:table-cell>
          <table:table-cell table:style-name="ce122" table:formula="of:=[.K207]&amp;[.H207]" office:value-type="string" office:string-value="FRP1">
            <text:p>FRP1</text:p>
          </table:table-cell>
          <table:table-cell table:style-name="ce120" table:formula="of:=[.L207]&amp;[.I207]" office:value-type="string" office:string-value="FRP1N">
            <text:p>FRP1N</text:p>
          </table:table-cell>
          <table:table-cell table:style-name="ce122" table:formula="of:=[.K207]&amp;[.J207]&amp;[.H207]" office:value-type="string" office:string-value="F2011RP1">
            <text:p>F2011RP1</text:p>
          </table:table-cell>
          <table:table-cell table:style-name="ce120" table:formula="of:=[.K207]&amp;[.J207]&amp;[.I207]" office:value-type="string" office:string-value="F2011N">
            <text:p>F2011N</text:p>
          </table:table-cell>
          <table:table-cell table:style-name="ce128"/>
          <table:table-cell/>
        </table:table-row>
        <table:table-row table:style-name="ro4">
          <table:table-cell table:style-name="ce8" office:value-type="string">
            <text:p>UN-MTN </text:p>
          </table:table-cell>
          <table:table-cell table:style-name="ce14" office:value-type="date" office:date-value="2018-04-13">
            <text:p>13/04/18</text:p>
          </table:table-cell>
          <table:table-cell table:style-name="ce34" office:value-type="string">
            <text:p>A17N284758</text:p>
          </table:table-cell>
          <table:table-cell table:style-name="ce43" office:value-type="date" office:date-value="2018-01-23">
            <text:p>23/01/18</text:p>
          </table:table-cell>
          <table:table-cell table:style-name="ce61" office:value-type="float" office:value="0.08">
            <text:p>0,08</text:p>
          </table:table-cell>
          <table:table-cell table:style-name="ce78" office:value-type="float" office:value="-1">
            <text:p>-1,00</text:p>
          </table:table-cell>
          <table:table-cell table:style-name="ce61" office:value-type="float" office:value="-0.8">
            <text:p>-0,80</text:p>
          </table:table-cell>
          <table:table-cell table:style-name="ce55" office:value-type="string">
            <text:p>AP</text:p>
          </table:table-cell>
          <table:table-cell table:style-name="ce110"/>
          <table:table-cell table:style-name="ce116" table:formula="of:=YEAR([.D208])" office:value-type="float" office:value="2018">
            <text:p>2018</text:p>
          </table:table-cell>
          <table:table-cell table:style-name="ce120" table:formula="of:=RIGHT(LEFT([.C208];4))" office:value-type="string" office:string-value="N">
            <text:p>N</text:p>
          </table:table-cell>
          <table:table-cell table:style-name="ce122" table:formula="of:=[.K208]&amp;[.H208]" office:value-type="string" office:string-value="NAP">
            <text:p>NAP</text:p>
          </table:table-cell>
          <table:table-cell table:style-name="ce120" table:formula="of:=[.L208]&amp;[.I208]" office:value-type="string" office:string-value="NAP">
            <text:p>NAP</text:p>
          </table:table-cell>
          <table:table-cell table:style-name="ce122" table:formula="of:=[.K208]&amp;[.J208]&amp;[.H208]" office:value-type="string" office:string-value="N2018AP">
            <text:p>N2018AP</text:p>
          </table:table-cell>
          <table:table-cell table:style-name="ce120" table:formula="of:=[.K208]&amp;[.J208]&amp;[.I208]" office:value-type="string" office:string-value="N2018">
            <text:p>N2018</text:p>
          </table:table-cell>
          <table:table-cell table:style-name="ce128"/>
          <table:table-cell/>
        </table:table-row>
        <table:table-row table:style-name="ro2">
          <table:table-cell table:style-name="ce6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4F308170</text:p>
          </table:table-cell>
          <table:table-cell table:style-name="ce42" office:value-type="date" office:date-value="2014-10-09">
            <text:p>09/10/14</text:p>
          </table:table-cell>
          <table:table-cell table:style-name="ce56" office:value-type="float" office:value="-0.5">
            <text:p>-0,50</text:p>
          </table:table-cell>
          <table:table-cell table:style-name="ce82" office:value-type="float" office:value="-1">
            <text:p>-1,00</text:p>
          </table:table-cell>
          <table:table-cell table:style-name="ce62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16" table:formula="of:=YEAR([.D209])" office:value-type="float" office:value="2014">
            <text:p>2014</text:p>
          </table:table-cell>
          <table:table-cell table:style-name="ce120" table:formula="of:=RIGHT(LEFT([.C209];4))" office:value-type="string" office:string-value="F">
            <text:p>F</text:p>
          </table:table-cell>
          <table:table-cell table:style-name="ce122" table:formula="of:=[.K209]&amp;[.H209]" office:value-type="string" office:string-value="FAP">
            <text:p>FAP</text:p>
          </table:table-cell>
          <table:table-cell table:style-name="ce120" table:formula="of:=[.L209]&amp;[.I209]" office:value-type="string" office:string-value="FAP">
            <text:p>FAP</text:p>
          </table:table-cell>
          <table:table-cell table:style-name="ce122" table:formula="of:=[.K209]&amp;[.J209]&amp;[.H209]" office:value-type="string" office:string-value="F2014AP">
            <text:p>F2014AP</text:p>
          </table:table-cell>
          <table:table-cell table:style-name="ce120" table:formula="of:=[.K209]&amp;[.J209]&amp;[.I209]" office:value-type="string" office:string-value="F2014">
            <text:p>F2014</text:p>
          </table:table-cell>
          <table:table-cell table:style-name="ce128"/>
          <table:table-cell/>
        </table:table-row>
        <table:table-row table:style-name="ro4">
          <table:table-cell table:style-name="ce6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7F111707</text:p>
          </table:table-cell>
          <table:table-cell table:style-name="ce42" office:value-type="date" office:date-value="2017-11-28">
            <text:p>28/11/17</text:p>
          </table:table-cell>
          <table:table-cell table:style-name="ce53" office:value-type="float" office:value="-0.5">
            <text:p>-0,50</text:p>
          </table:table-cell>
          <table:table-cell table:style-name="ce67" office:value-type="float" office:value="-1">
            <text:p>-1,00</text:p>
          </table:table-cell>
          <table:table-cell table:style-name="ce53" office:value-type="float" office:value="2">
            <text:p>2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10])" office:value-type="float" office:value="2017">
            <text:p>2017</text:p>
          </table:table-cell>
          <table:table-cell table:style-name="ce120" table:formula="of:=RIGHT(LEFT([.C210];4))" office:value-type="string" office:string-value="F">
            <text:p>F</text:p>
          </table:table-cell>
          <table:table-cell table:style-name="ce122" table:formula="of:=[.K210]&amp;[.H210]" office:value-type="string" office:string-value="FAP">
            <text:p>FAP</text:p>
          </table:table-cell>
          <table:table-cell table:style-name="ce120" table:formula="of:=[.L210]&amp;[.I210]" office:value-type="string" office:string-value="FAP">
            <text:p>FAP</text:p>
          </table:table-cell>
          <table:table-cell table:style-name="ce122" table:formula="of:=[.K210]&amp;[.J210]&amp;[.H210]" office:value-type="string" office:string-value="F2017AP">
            <text:p>F2017AP</text:p>
          </table:table-cell>
          <table:table-cell table:style-name="ce120" table:formula="of:=[.K210]&amp;[.J210]&amp;[.I210]" office:value-type="string" office:string-value="F2017">
            <text:p>F2017</text:p>
          </table:table-cell>
          <table:table-cell table:style-name="ce128"/>
          <table:table-cell/>
        </table:table-row>
        <table:table-row table:style-name="ro4">
          <table:table-cell table:style-name="ce5" office:value-type="string">
            <text:p>GCOPE MED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6F449153</text:p>
          </table:table-cell>
          <table:table-cell table:style-name="ce42" office:value-type="date" office:date-value="2014-08-08">
            <text:p>08/08/14</text:p>
          </table:table-cell>
          <table:table-cell table:style-name="ce53" office:value-type="float" office:value="-1.96">
            <text:p>-1,96</text:p>
          </table:table-cell>
          <table:table-cell table:style-name="ce67" office:value-type="float" office:value="-4.8">
            <text:p>-4,80</text:p>
          </table:table-cell>
          <table:table-cell table:style-name="ce53" office:value-type="float" office:value="-99.6">
            <text:p>-99,6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11])" office:value-type="float" office:value="2014">
            <text:p>2014</text:p>
          </table:table-cell>
          <table:table-cell table:style-name="ce120" table:formula="of:=RIGHT(LEFT([.C211];4))" office:value-type="string" office:string-value="F">
            <text:p>F</text:p>
          </table:table-cell>
          <table:table-cell table:style-name="ce122" table:formula="of:=[.K211]&amp;[.H211]" office:value-type="string" office:string-value="FRP1">
            <text:p>FRP1</text:p>
          </table:table-cell>
          <table:table-cell table:style-name="ce120" table:formula="of:=[.L211]&amp;[.I211]" office:value-type="string" office:string-value="FRP1N">
            <text:p>FRP1N</text:p>
          </table:table-cell>
          <table:table-cell table:style-name="ce122" table:formula="of:=[.K211]&amp;[.J211]&amp;[.H211]" office:value-type="string" office:string-value="F2014RP1">
            <text:p>F2014RP1</text:p>
          </table:table-cell>
          <table:table-cell table:style-name="ce120" table:formula="of:=[.K211]&amp;[.J211]&amp;[.I211]" office:value-type="string" office:string-value="F2014N">
            <text:p>F2014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3F220065</text:p>
          </table:table-cell>
          <table:table-cell table:style-name="ce42" office:value-type="date" office:date-value="2013-11-26">
            <text:p>26/11/13</text:p>
          </table:table-cell>
          <table:table-cell table:style-name="ce53" office:value-type="float" office:value="0.3">
            <text:p>0,30</text:p>
          </table:table-cell>
          <table:table-cell table:style-name="ce67" office:value-type="float" office:value="-0.4">
            <text:p>-0,40</text:p>
          </table:table-cell>
          <table:table-cell table:style-name="ce53" office:value-type="float" office:value="-10">
            <text:p>-10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12])" office:value-type="float" office:value="2013">
            <text:p>2013</text:p>
          </table:table-cell>
          <table:table-cell table:style-name="ce120" table:formula="of:=RIGHT(LEFT([.C212];4))" office:value-type="string" office:string-value="F">
            <text:p>F</text:p>
          </table:table-cell>
          <table:table-cell table:style-name="ce122" table:formula="of:=[.K212]&amp;[.H212]" office:value-type="string" office:string-value="FAP">
            <text:p>FAP</text:p>
          </table:table-cell>
          <table:table-cell table:style-name="ce120" table:formula="of:=[.L212]&amp;[.I212]" office:value-type="string" office:string-value="FAP">
            <text:p>FAP</text:p>
          </table:table-cell>
          <table:table-cell table:style-name="ce122" table:formula="of:=[.K212]&amp;[.J212]&amp;[.H212]" office:value-type="string" office:string-value="F2013AP">
            <text:p>F2013AP</text:p>
          </table:table-cell>
          <table:table-cell table:style-name="ce120" table:formula="of:=[.K212]&amp;[.J212]&amp;[.I212]" office:value-type="string" office:string-value="F2013">
            <text:p>F2013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7F112234</text:p>
          </table:table-cell>
          <table:table-cell table:style-name="ce42" office:value-type="date" office:date-value="2018-02-05">
            <text:p>05/02/18</text:p>
          </table:table-cell>
          <table:table-cell table:style-name="ce53" office:value-type="float" office:value="-0.36">
            <text:p>-0,36</text:p>
          </table:table-cell>
          <table:table-cell table:style-name="ce67" office:value-type="float" office:value="-0.4">
            <text:p>-0,40</text:p>
          </table:table-cell>
          <table:table-cell table:style-name="ce53" office:value-type="float" office:value="-8">
            <text:p>-8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13])" office:value-type="float" office:value="2018">
            <text:p>2018</text:p>
          </table:table-cell>
          <table:table-cell table:style-name="ce120" table:formula="of:=RIGHT(LEFT([.C213];4))" office:value-type="string" office:string-value="F">
            <text:p>F</text:p>
          </table:table-cell>
          <table:table-cell table:style-name="ce122" table:formula="of:=[.K213]&amp;[.H213]" office:value-type="string" office:string-value="FAP">
            <text:p>FAP</text:p>
          </table:table-cell>
          <table:table-cell table:style-name="ce120" table:formula="of:=[.L213]&amp;[.I213]" office:value-type="string" office:string-value="FAP">
            <text:p>FAP</text:p>
          </table:table-cell>
          <table:table-cell table:style-name="ce122" table:formula="of:=[.K213]&amp;[.J213]&amp;[.H213]" office:value-type="string" office:string-value="F2018AP">
            <text:p>F2018AP</text:p>
          </table:table-cell>
          <table:table-cell table:style-name="ce120" table:formula="of:=[.K213]&amp;[.J213]&amp;[.I213]" office:value-type="string" office:string-value="F2018">
            <text:p>F2018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6F332979</text:p>
          </table:table-cell>
          <table:table-cell table:style-name="ce46" office:value-type="date" office:date-value="2016-04-19">
            <text:p>19/04/16</text:p>
          </table:table-cell>
          <table:table-cell table:style-name="ce53" office:value-type="float" office:value="-0.16">
            <text:p>-0,16</text:p>
          </table:table-cell>
          <table:table-cell table:style-name="ce67" office:value-type="float" office:value="-0.6">
            <text:p>-0,60</text:p>
          </table:table-cell>
          <table:table-cell table:style-name="ce53" office:value-type="float" office:value="-3.8">
            <text:p>-3,80</text:p>
          </table:table-cell>
          <table:table-cell table:style-name="ce53" office:value-type="string">
            <text:p>AP</text:p>
          </table:table-cell>
          <table:table-cell table:style-name="ce85"/>
          <table:table-cell table:style-name="ce116" table:formula="of:=YEAR([.D214])" office:value-type="float" office:value="2016">
            <text:p>2016</text:p>
          </table:table-cell>
          <table:table-cell table:style-name="ce120" table:formula="of:=RIGHT(LEFT([.C214];4))" office:value-type="string" office:string-value="F">
            <text:p>F</text:p>
          </table:table-cell>
          <table:table-cell table:style-name="ce122" table:formula="of:=[.K214]&amp;[.H214]" office:value-type="string" office:string-value="FAP">
            <text:p>FAP</text:p>
          </table:table-cell>
          <table:table-cell table:style-name="ce120" table:formula="of:=[.L214]&amp;[.I214]" office:value-type="string" office:string-value="FAP">
            <text:p>FAP</text:p>
          </table:table-cell>
          <table:table-cell table:style-name="ce122" table:formula="of:=[.K214]&amp;[.J214]&amp;[.H214]" office:value-type="string" office:string-value="F2016AP">
            <text:p>F2016AP</text:p>
          </table:table-cell>
          <table:table-cell table:style-name="ce120" table:formula="of:=[.K214]&amp;[.J214]&amp;[.I214]" office:value-type="string" office:string-value="F2016">
            <text:p>F2016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8F416505</text:p>
          </table:table-cell>
          <table:table-cell table:style-name="ce46" office:value-type="date" office:date-value="2016-12-15">
            <text:p>15/12/16</text:p>
          </table:table-cell>
          <table:table-cell table:style-name="ce64" office:value-type="float" office:value="-0.46">
            <text:p>-0,46</text:p>
          </table:table-cell>
          <table:table-cell table:style-name="ce54" office:value-type="float" office:value="0">
            <text:p>0,00</text:p>
          </table:table-cell>
          <table:table-cell table:style-name="ce64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15])" office:value-type="float" office:value="2016">
            <text:p>2016</text:p>
          </table:table-cell>
          <table:table-cell table:style-name="ce120" table:formula="of:=RIGHT(LEFT([.C215];4))" office:value-type="string" office:string-value="F">
            <text:p>F</text:p>
          </table:table-cell>
          <table:table-cell table:style-name="ce122" table:formula="of:=[.K215]&amp;[.H215]" office:value-type="string" office:string-value="FAP">
            <text:p>FAP</text:p>
          </table:table-cell>
          <table:table-cell table:style-name="ce120" table:formula="of:=[.L215]&amp;[.I215]" office:value-type="string" office:string-value="FAP">
            <text:p>FAP</text:p>
          </table:table-cell>
          <table:table-cell table:style-name="ce122" table:formula="of:=[.K215]&amp;[.J215]&amp;[.H215]" office:value-type="string" office:string-value="F2016AP">
            <text:p>F2016AP</text:p>
          </table:table-cell>
          <table:table-cell table:style-name="ce120" table:formula="of:=[.K215]&amp;[.J215]&amp;[.I215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3F238750</text:p>
          </table:table-cell>
          <table:table-cell table:style-name="ce46" office:value-type="date" office:date-value="2014-01-02">
            <text:p>02/01/14</text:p>
          </table:table-cell>
          <table:table-cell table:style-name="ce53" office:value-type="float" office:value="-0.06">
            <text:p>-0,06</text:p>
          </table:table-cell>
          <table:table-cell table:style-name="ce67" office:value-type="float" office:value="-0.6">
            <text:p>-0,60</text:p>
          </table:table-cell>
          <table:table-cell table:style-name="ce53" office:value-type="float" office:value="-3.8">
            <text:p>-3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16" table:formula="of:=YEAR([.D216])" office:value-type="float" office:value="2014">
            <text:p>2014</text:p>
          </table:table-cell>
          <table:table-cell table:style-name="ce120" table:formula="of:=RIGHT(LEFT([.C216];4))" office:value-type="string" office:string-value="F">
            <text:p>F</text:p>
          </table:table-cell>
          <table:table-cell table:style-name="ce122" table:formula="of:=[.K216]&amp;[.H216]" office:value-type="string" office:string-value="FAP">
            <text:p>FAP</text:p>
          </table:table-cell>
          <table:table-cell table:style-name="ce120" table:formula="of:=[.L216]&amp;[.I216]" office:value-type="string" office:string-value="FAP">
            <text:p>FAP</text:p>
          </table:table-cell>
          <table:table-cell table:style-name="ce122" table:formula="of:=[.K216]&amp;[.J216]&amp;[.H216]" office:value-type="string" office:string-value="F2014AP">
            <text:p>F2014AP</text:p>
          </table:table-cell>
          <table:table-cell table:style-name="ce120" table:formula="of:=[.K216]&amp;[.J216]&amp;[.I216]" office:value-type="string" office:string-value="F2014">
            <text:p>F2014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8F423604</text:p>
          </table:table-cell>
          <table:table-cell table:style-name="ce46" office:value-type="date" office:date-value="2008-09-23">
            <text:p>23/09/08</text:p>
          </table:table-cell>
          <table:table-cell table:style-name="ce57" office:value-type="float" office:value="-100">
            <text:p>-100,00</text:p>
          </table:table-cell>
          <table:table-cell table:style-name="ce54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17])" office:value-type="float" office:value="2008">
            <text:p>2008</text:p>
          </table:table-cell>
          <table:table-cell table:style-name="ce120" table:formula="of:=RIGHT(LEFT([.C217];4))" office:value-type="string" office:string-value="F">
            <text:p>F</text:p>
          </table:table-cell>
          <table:table-cell table:style-name="ce122" table:formula="of:=[.K217]&amp;[.H217]" office:value-type="string" office:string-value="FRP1">
            <text:p>FRP1</text:p>
          </table:table-cell>
          <table:table-cell table:style-name="ce120" table:formula="of:=[.L217]&amp;[.I217]" office:value-type="string" office:string-value="FRP1N">
            <text:p>FRP1N</text:p>
          </table:table-cell>
          <table:table-cell table:style-name="ce122" table:formula="of:=[.K217]&amp;[.J217]&amp;[.H217]" office:value-type="string" office:string-value="F2008RP1">
            <text:p>F2008RP1</text:p>
          </table:table-cell>
          <table:table-cell table:style-name="ce120" table:formula="of:=[.K217]&amp;[.J217]&amp;[.I217]" office:value-type="string" office:string-value="F2008N">
            <text:p>F2008N</text:p>
          </table:table-cell>
          <table:table-cell table:style-name="ce128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5" office:value-type="string">
            <text:p>GEMED MAC</text:p>
          </table:table-cell>
          <table:table-cell table:style-name="ce13" office:value-type="date" office:date-value="2018-04-14">
            <text:p>14/04/18</text:p>
          </table:table-cell>
          <table:table-cell table:style-name="ce35" office:value-type="string">
            <text:p>A07F239642</text:p>
          </table:table-cell>
          <table:table-cell table:style-name="ce46" office:value-type="date" office:date-value="2015-01-19">
            <text:p>19/01/15</text:p>
          </table:table-cell>
          <table:table-cell table:style-name="ce53" office:value-type="float" office:value="0.06">
            <text:p>0,06</text:p>
          </table:table-cell>
          <table:table-cell table:style-name="ce53" office:value-type="float" office:value="-2.6">
            <text:p>-2,60</text:p>
          </table:table-cell>
          <table:table-cell table:style-name="ce53" office:value-type="float" office:value="-27">
            <text:p>-27,00</text:p>
          </table:table-cell>
          <table:table-cell table:style-name="ce53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16" table:formula="of:=YEAR([.D218])" office:value-type="float" office:value="2015">
            <text:p>2015</text:p>
          </table:table-cell>
          <table:table-cell table:style-name="ce120" table:formula="of:=RIGHT(LEFT([.C218];4))" office:value-type="string" office:string-value="F">
            <text:p>F</text:p>
          </table:table-cell>
          <table:table-cell table:style-name="ce122" table:formula="of:=[.K218]&amp;[.H218]" office:value-type="string" office:string-value="FRP1">
            <text:p>FRP1</text:p>
          </table:table-cell>
          <table:table-cell table:style-name="ce120" table:formula="of:=[.L218]&amp;[.I218]" office:value-type="string" office:string-value="FRP1N">
            <text:p>FRP1N</text:p>
          </table:table-cell>
          <table:table-cell table:style-name="ce122" table:formula="of:=[.K218]&amp;[.J218]&amp;[.H218]" office:value-type="string" office:string-value="F2015RP1">
            <text:p>F2015RP1</text:p>
          </table:table-cell>
          <table:table-cell table:style-name="ce120" table:formula="of:=[.K218]&amp;[.J218]&amp;[.I218]" office:value-type="string" office:string-value="F2015N">
            <text:p>F2015N</text:p>
          </table:table-cell>
          <table:table-cell table:style-name="ce12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1F313829</text:p>
          </table:table-cell>
          <table:table-cell table:style-name="ce46" office:value-type="date" office:date-value="2013-01-07">
            <text:p>07/01/13</text:p>
          </table:table-cell>
          <table:table-cell table:style-name="ce57" office:value-type="float" office:value="-100">
            <text:p>-100,00</text:p>
          </table:table-cell>
          <table:table-cell table:style-name="ce54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19])" office:value-type="float" office:value="2013">
            <text:p>2013</text:p>
          </table:table-cell>
          <table:table-cell table:style-name="ce120" table:formula="of:=RIGHT(LEFT([.C219];4))" office:value-type="string" office:string-value="F">
            <text:p>F</text:p>
          </table:table-cell>
          <table:table-cell table:style-name="ce122" table:formula="of:=[.K219]&amp;[.H219]" office:value-type="string" office:string-value="FRP1">
            <text:p>FRP1</text:p>
          </table:table-cell>
          <table:table-cell table:style-name="ce120" table:formula="of:=[.L219]&amp;[.I219]" office:value-type="string" office:string-value="FRP1N">
            <text:p>FRP1N</text:p>
          </table:table-cell>
          <table:table-cell table:style-name="ce122" table:formula="of:=[.K219]&amp;[.J219]&amp;[.H219]" office:value-type="string" office:string-value="F2013RP1">
            <text:p>F2013RP1</text:p>
          </table:table-cell>
          <table:table-cell table:style-name="ce120" table:formula="of:=[.K219]&amp;[.J219]&amp;[.I219]" office:value-type="string" office:string-value="F2013N">
            <text:p>F2013N</text:p>
          </table:table-cell>
          <table:table-cell table:style-name="ce128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7F003880</text:p>
          </table:table-cell>
          <table:table-cell table:style-name="ce46" office:value-type="date" office:date-value="2017-05-03">
            <text:p>03/05/17</text:p>
          </table:table-cell>
          <table:table-cell table:style-name="ce57" office:value-type="float" office:value="11.9">
            <text:p>11,90</text:p>
          </table:table-cell>
          <table:table-cell table:style-name="ce54" office:value-type="float" office:value="22.4">
            <text:p>22,40</text:p>
          </table:table-cell>
          <table:table-cell table:style-name="ce57" office:value-type="float" office:value="1.6">
            <text:p>1,60</text:p>
          </table:table-cell>
          <table:table-cell table:style-name="ce53" office:value-type="string">
            <text:p>RP2</text:p>
          </table:table-cell>
          <table:table-cell table:style-name="ce53" office:value-type="string">
            <text:p>P</text:p>
          </table:table-cell>
          <table:table-cell table:style-name="ce116" table:formula="of:=YEAR([.D220])" office:value-type="float" office:value="2017">
            <text:p>2017</text:p>
          </table:table-cell>
          <table:table-cell table:style-name="ce120" table:formula="of:=RIGHT(LEFT([.C220];4))" office:value-type="string" office:string-value="F">
            <text:p>F</text:p>
          </table:table-cell>
          <table:table-cell table:style-name="ce122" table:formula="of:=[.K220]&amp;[.H220]" office:value-type="string" office:string-value="FRP2">
            <text:p>FRP2</text:p>
          </table:table-cell>
          <table:table-cell table:style-name="ce120" table:formula="of:=[.L220]&amp;[.I220]" office:value-type="string" office:string-value="FRP2P">
            <text:p>FRP2P</text:p>
          </table:table-cell>
          <table:table-cell table:style-name="ce122" table:formula="of:=[.K220]&amp;[.J220]&amp;[.H220]" office:value-type="string" office:string-value="F2017RP2">
            <text:p>F2017RP2</text:p>
          </table:table-cell>
          <table:table-cell table:style-name="ce120" table:formula="of:=[.K220]&amp;[.J220]&amp;[.I220]" office:value-type="string" office:string-value="F2017P">
            <text:p>F2017P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3S552836</text:p>
          </table:table-cell>
          <table:table-cell table:style-name="ce46" office:value-type="date" office:date-value="2011-12-02">
            <text:p>02/12/11</text:p>
          </table:table-cell>
          <table:table-cell table:style-name="ce57" office:value-type="float" office:value="-1.26">
            <text:p>-1,26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21])" office:value-type="float" office:value="2011">
            <text:p>2011</text:p>
          </table:table-cell>
          <table:table-cell table:style-name="ce120" table:formula="of:=RIGHT(LEFT([.C221];4))" office:value-type="string" office:string-value="S">
            <text:p>S</text:p>
          </table:table-cell>
          <table:table-cell table:style-name="ce122" table:formula="of:=[.K221]&amp;[.H221]" office:value-type="string" office:string-value="SAP">
            <text:p>SAP</text:p>
          </table:table-cell>
          <table:table-cell table:style-name="ce120" table:formula="of:=[.L221]&amp;[.I221]" office:value-type="string" office:string-value="SAP">
            <text:p>SAP</text:p>
          </table:table-cell>
          <table:table-cell table:style-name="ce122" table:formula="of:=[.K221]&amp;[.J221]&amp;[.H221]" office:value-type="string" office:string-value="S2011AP">
            <text:p>S2011AP</text:p>
          </table:table-cell>
          <table:table-cell table:style-name="ce120" table:formula="of:=[.K221]&amp;[.J221]&amp;[.I221]" office:value-type="string" office:string-value="S2011">
            <text:p>S2011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2S435472</text:p>
          </table:table-cell>
          <table:table-cell table:style-name="ce46" office:value-type="date" office:date-value="2011-03-10">
            <text:p>10/03/11</text:p>
          </table:table-cell>
          <table:table-cell table:style-name="ce57" office:value-type="float" office:value="-2.26">
            <text:p>-2,26</text:p>
          </table:table-cell>
          <table:table-cell table:style-name="ce54" office:value-type="float" office:value="-1.4">
            <text:p>-1,40</text:p>
          </table:table-cell>
          <table:table-cell table:style-name="ce57" office:value-type="float" office:value="-6">
            <text:p>-6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22])" office:value-type="float" office:value="2011">
            <text:p>2011</text:p>
          </table:table-cell>
          <table:table-cell table:style-name="ce120" table:formula="of:=RIGHT(LEFT([.C222];4))" office:value-type="string" office:string-value="S">
            <text:p>S</text:p>
          </table:table-cell>
          <table:table-cell table:style-name="ce122" table:formula="of:=[.K222]&amp;[.H222]" office:value-type="string" office:string-value="SAP">
            <text:p>SAP</text:p>
          </table:table-cell>
          <table:table-cell table:style-name="ce120" table:formula="of:=[.L222]&amp;[.I222]" office:value-type="string" office:string-value="SAP">
            <text:p>SAP</text:p>
          </table:table-cell>
          <table:table-cell table:style-name="ce122" table:formula="of:=[.K222]&amp;[.J222]&amp;[.H222]" office:value-type="string" office:string-value="S2011AP">
            <text:p>S2011AP</text:p>
          </table:table-cell>
          <table:table-cell table:style-name="ce120" table:formula="of:=[.K222]&amp;[.J222]&amp;[.I222]" office:value-type="string" office:string-value="S2011">
            <text:p>S2011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3S022432</text:p>
          </table:table-cell>
          <table:table-cell table:style-name="ce46" office:value-type="date" office:date-value="2011-02-19">
            <text:p>19/02/11</text:p>
          </table:table-cell>
          <table:table-cell table:style-name="ce57" office:value-type="float" office:value="-3.3">
            <text:p>-3,30</text:p>
          </table:table-cell>
          <table:table-cell table:style-name="ce54" office:value-type="float" office:value="-5">
            <text:p>-5,00</text:p>
          </table:table-cell>
          <table:table-cell table:style-name="ce57" office:value-type="float" office:value="-23.6">
            <text:p>-23,6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223])" office:value-type="float" office:value="2011">
            <text:p>2011</text:p>
          </table:table-cell>
          <table:table-cell table:style-name="ce120" table:formula="of:=RIGHT(LEFT([.C223];4))" office:value-type="string" office:string-value="S">
            <text:p>S</text:p>
          </table:table-cell>
          <table:table-cell table:style-name="ce122" table:formula="of:=[.K223]&amp;[.H223]" office:value-type="string" office:string-value="SRP1">
            <text:p>SRP1</text:p>
          </table:table-cell>
          <table:table-cell table:style-name="ce120" table:formula="of:=[.L223]&amp;[.I223]" office:value-type="string" office:string-value="SRP1N">
            <text:p>SRP1N</text:p>
          </table:table-cell>
          <table:table-cell table:style-name="ce122" table:formula="of:=[.K223]&amp;[.J223]&amp;[.H223]" office:value-type="string" office:string-value="S2011RP1">
            <text:p>S2011RP1</text:p>
          </table:table-cell>
          <table:table-cell table:style-name="ce120" table:formula="of:=[.K223]&amp;[.J223]&amp;[.I223]" office:value-type="string" office:string-value="S2011N">
            <text:p>S2011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8F490176</text:p>
          </table:table-cell>
          <table:table-cell table:style-name="ce46" office:value-type="date" office:date-value="2011-08-25">
            <text:p>25/08/11</text:p>
          </table:table-cell>
          <table:table-cell table:style-name="ce53" office:value-type="float" office:value="0.7">
            <text:p>0,70</text:p>
          </table:table-cell>
          <table:table-cell table:style-name="ce53" office:value-type="float" office:value="0.4">
            <text:p>0,40</text:p>
          </table:table-cell>
          <table:table-cell table:style-name="ce53" office:value-type="float" office:value="-4">
            <text:p>-4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24])" office:value-type="float" office:value="2011">
            <text:p>2011</text:p>
          </table:table-cell>
          <table:table-cell table:style-name="ce120" table:formula="of:=RIGHT(LEFT([.C224];4))" office:value-type="string" office:string-value="F">
            <text:p>F</text:p>
          </table:table-cell>
          <table:table-cell table:style-name="ce122" table:formula="of:=[.K224]&amp;[.H224]" office:value-type="string" office:string-value="FAP">
            <text:p>FAP</text:p>
          </table:table-cell>
          <table:table-cell table:style-name="ce120" table:formula="of:=[.L224]&amp;[.I224]" office:value-type="string" office:string-value="FAP">
            <text:p>FAP</text:p>
          </table:table-cell>
          <table:table-cell table:style-name="ce122" table:formula="of:=[.K224]&amp;[.J224]&amp;[.H224]" office:value-type="string" office:string-value="F2011AP">
            <text:p>F2011AP</text:p>
          </table:table-cell>
          <table:table-cell table:style-name="ce120" table:formula="of:=[.K224]&amp;[.J224]&amp;[.I224]" office:value-type="string" office:string-value="F2011">
            <text:p>F2011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1F288315</text:p>
          </table:table-cell>
          <table:table-cell table:style-name="ce46" office:value-type="date" office:date-value="2012-03-02">
            <text:p>02/03/12</text:p>
          </table:table-cell>
          <table:table-cell table:style-name="ce53" office:value-type="float" office:value="0.8">
            <text:p>0,80</text:p>
          </table:table-cell>
          <table:table-cell table:style-name="ce53" office:value-type="float" office:value="2">
            <text:p>2,00</text:p>
          </table:table-cell>
          <table:table-cell table:style-name="ce53" office:value-type="float" office:value="-5">
            <text:p>-5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25])" office:value-type="float" office:value="2012">
            <text:p>2012</text:p>
          </table:table-cell>
          <table:table-cell table:style-name="ce120" table:formula="of:=RIGHT(LEFT([.C225];4))" office:value-type="string" office:string-value="F">
            <text:p>F</text:p>
          </table:table-cell>
          <table:table-cell table:style-name="ce122" table:formula="of:=[.K225]&amp;[.H225]" office:value-type="string" office:string-value="FAP">
            <text:p>FAP</text:p>
          </table:table-cell>
          <table:table-cell table:style-name="ce120" table:formula="of:=[.L225]&amp;[.I225]" office:value-type="string" office:string-value="FAP">
            <text:p>FAP</text:p>
          </table:table-cell>
          <table:table-cell table:style-name="ce122" table:formula="of:=[.K225]&amp;[.J225]&amp;[.H225]" office:value-type="string" office:string-value="F2012AP">
            <text:p>F2012AP</text:p>
          </table:table-cell>
          <table:table-cell table:style-name="ce120" table:formula="of:=[.K225]&amp;[.J225]&amp;[.I225]" office:value-type="string" office:string-value="F2012">
            <text:p>F2012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7S267107</text:p>
          </table:table-cell>
          <table:table-cell table:style-name="ce46" office:value-type="date" office:date-value="2012-09-17">
            <text:p>17/09/12</text:p>
          </table:table-cell>
          <table:table-cell table:style-name="ce63" office:value-type="float" office:value="4.24">
            <text:p>4,24</text:p>
          </table:table-cell>
          <table:table-cell table:style-name="ce56" office:value-type="float" office:value="0.2">
            <text:p>0,20</text:p>
          </table:table-cell>
          <table:table-cell table:style-name="ce63" office:value-type="float" office:value="-0.2">
            <text:p>-0,2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26])" office:value-type="float" office:value="2012">
            <text:p>2012</text:p>
          </table:table-cell>
          <table:table-cell table:style-name="ce120" table:formula="of:=RIGHT(LEFT([.C226];4))" office:value-type="string" office:string-value="S">
            <text:p>S</text:p>
          </table:table-cell>
          <table:table-cell table:style-name="ce122" table:formula="of:=[.K226]&amp;[.H226]" office:value-type="string" office:string-value="SAP">
            <text:p>SAP</text:p>
          </table:table-cell>
          <table:table-cell table:style-name="ce120" table:formula="of:=[.L226]&amp;[.I226]" office:value-type="string" office:string-value="SAP">
            <text:p>SAP</text:p>
          </table:table-cell>
          <table:table-cell table:style-name="ce122" table:formula="of:=[.K226]&amp;[.J226]&amp;[.H226]" office:value-type="string" office:string-value="S2012AP">
            <text:p>S2012AP</text:p>
          </table:table-cell>
          <table:table-cell table:style-name="ce120" table:formula="of:=[.K226]&amp;[.J226]&amp;[.I226]" office:value-type="string" office:string-value="S2012">
            <text:p>S2012</text:p>
          </table:table-cell>
          <table:table-cell table:style-name="ce124"/>
          <table:table-cell/>
        </table:table-row>
        <table:table-row table:style-name="ro4">
          <table:table-cell table:style-name="ce5" office:value-type="string">
            <text:p>GCOPE MED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7S096729</text:p>
          </table:table-cell>
          <table:table-cell table:style-name="ce46" office:value-type="date" office:date-value="2014-07-09">
            <text:p>09/07/14</text:p>
          </table:table-cell>
          <table:table-cell table:style-name="ce67" office:value-type="float" office:value="-1.86">
            <text:p>-1,86</text:p>
          </table:table-cell>
          <table:table-cell table:style-name="ce53" office:value-type="float" office:value="0.6">
            <text:p>0,60</text:p>
          </table:table-cell>
          <table:table-cell table:style-name="ce67" office:value-type="float" office:value="-3.6">
            <text:p>-3,6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27])" office:value-type="float" office:value="2014">
            <text:p>2014</text:p>
          </table:table-cell>
          <table:table-cell table:style-name="ce120" table:formula="of:=RIGHT(LEFT([.C227];4))" office:value-type="string" office:string-value="S">
            <text:p>S</text:p>
          </table:table-cell>
          <table:table-cell table:style-name="ce122" table:formula="of:=[.K227]&amp;[.H227]" office:value-type="string" office:string-value="SAP">
            <text:p>SAP</text:p>
          </table:table-cell>
          <table:table-cell table:style-name="ce120" table:formula="of:=[.L227]&amp;[.I227]" office:value-type="string" office:string-value="SAP">
            <text:p>SAP</text:p>
          </table:table-cell>
          <table:table-cell table:style-name="ce122" table:formula="of:=[.K227]&amp;[.J227]&amp;[.H227]" office:value-type="string" office:string-value="S2014AP">
            <text:p>S2014AP</text:p>
          </table:table-cell>
          <table:table-cell table:style-name="ce120" table:formula="of:=[.K227]&amp;[.J227]&amp;[.I227]" office:value-type="string" office:string-value="S2014">
            <text:p>S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7N283126</text:p>
          </table:table-cell>
          <table:table-cell table:style-name="ce46" office:value-type="date" office:date-value="2018-01-30">
            <text:p>30/01/18</text:p>
          </table:table-cell>
          <table:table-cell table:style-name="ce53" office:value-type="float" office:value="-0.84">
            <text:p>-0,84</text:p>
          </table:table-cell>
          <table:table-cell table:style-name="ce53" office:value-type="float" office:value="-0.6">
            <text:p>-0,60</text:p>
          </table:table-cell>
          <table:table-cell table:style-name="ce53" office:value-type="float" office:value="-1">
            <text:p>-1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28])" office:value-type="float" office:value="2018">
            <text:p>2018</text:p>
          </table:table-cell>
          <table:table-cell table:style-name="ce120" table:formula="of:=RIGHT(LEFT([.C228];4))" office:value-type="string" office:string-value="N">
            <text:p>N</text:p>
          </table:table-cell>
          <table:table-cell table:style-name="ce122" table:formula="of:=[.K228]&amp;[.H228]" office:value-type="string" office:string-value="NAP">
            <text:p>NAP</text:p>
          </table:table-cell>
          <table:table-cell table:style-name="ce120" table:formula="of:=[.L228]&amp;[.I228]" office:value-type="string" office:string-value="NAP">
            <text:p>NAP</text:p>
          </table:table-cell>
          <table:table-cell table:style-name="ce122" table:formula="of:=[.K228]&amp;[.J228]&amp;[.H228]" office:value-type="string" office:string-value="N2018AP">
            <text:p>N2018AP</text:p>
          </table:table-cell>
          <table:table-cell table:style-name="ce120" table:formula="of:=[.K228]&amp;[.J228]&amp;[.I228]" office:value-type="string" office:string-value="N2018">
            <text:p>N2018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3S410023</text:p>
          </table:table-cell>
          <table:table-cell table:style-name="ce46" office:value-type="date" office:date-value="2011-10-25">
            <text:p>25/10/11</text:p>
          </table:table-cell>
          <table:table-cell table:style-name="ce57" office:value-type="float" office:value="-0.76">
            <text:p>-0,76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5.4">
            <text:p>-5,4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29])" office:value-type="float" office:value="2011">
            <text:p>2011</text:p>
          </table:table-cell>
          <table:table-cell table:style-name="ce120" table:formula="of:=RIGHT(LEFT([.C229];4))" office:value-type="string" office:string-value="S">
            <text:p>S</text:p>
          </table:table-cell>
          <table:table-cell table:style-name="ce122" table:formula="of:=[.K229]&amp;[.H229]" office:value-type="string" office:string-value="SAP">
            <text:p>SAP</text:p>
          </table:table-cell>
          <table:table-cell table:style-name="ce120" table:formula="of:=[.L229]&amp;[.I229]" office:value-type="string" office:string-value="SAP">
            <text:p>SAP</text:p>
          </table:table-cell>
          <table:table-cell table:style-name="ce122" table:formula="of:=[.K229]&amp;[.J229]&amp;[.H229]" office:value-type="string" office:string-value="S2011AP">
            <text:p>S2011AP</text:p>
          </table:table-cell>
          <table:table-cell table:style-name="ce120" table:formula="of:=[.K229]&amp;[.J229]&amp;[.I229]" office:value-type="string" office:string-value="S2011">
            <text:p>S2011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0F514126</text:p>
          </table:table-cell>
          <table:table-cell table:style-name="ce46" office:value-type="date" office:date-value="2011-05-05">
            <text:p>05/05/11</text:p>
          </table:table-cell>
          <table:table-cell table:style-name="ce57" office:value-type="float" office:value="-100">
            <text:p>-100,00</text:p>
          </table:table-cell>
          <table:table-cell table:style-name="ce54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30])" office:value-type="float" office:value="2011">
            <text:p>2011</text:p>
          </table:table-cell>
          <table:table-cell table:style-name="ce120" table:formula="of:=RIGHT(LEFT([.C230];4))" office:value-type="string" office:string-value="F">
            <text:p>F</text:p>
          </table:table-cell>
          <table:table-cell table:style-name="ce122" table:formula="of:=[.K230]&amp;[.H230]" office:value-type="string" office:string-value="FRP1">
            <text:p>FRP1</text:p>
          </table:table-cell>
          <table:table-cell table:style-name="ce120" table:formula="of:=[.L230]&amp;[.I230]" office:value-type="string" office:string-value="FRP1N">
            <text:p>FRP1N</text:p>
          </table:table-cell>
          <table:table-cell table:style-name="ce122" table:formula="of:=[.K230]&amp;[.J230]&amp;[.H230]" office:value-type="string" office:string-value="F2011RP1">
            <text:p>F2011RP1</text:p>
          </table:table-cell>
          <table:table-cell table:style-name="ce120" table:formula="of:=[.K230]&amp;[.J230]&amp;[.I230]" office:value-type="string" office:string-value="F2011N">
            <text:p>F2011N</text:p>
          </table:table-cell>
          <table:table-cell table:style-name="ce128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05F068335</text:p>
          </table:table-cell>
          <table:table-cell table:style-name="ce46" office:value-type="date" office:date-value="2016-10-13">
            <text:p>13/10/16</text:p>
          </table:table-cell>
          <table:table-cell table:style-name="ce57" office:value-type="float" office:value="-2.46">
            <text:p>-2,46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-3.4">
            <text:p>-3,4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31])" office:value-type="float" office:value="2016">
            <text:p>2016</text:p>
          </table:table-cell>
          <table:table-cell table:style-name="ce120" table:formula="of:=RIGHT(LEFT([.C231];4))" office:value-type="string" office:string-value="F">
            <text:p>F</text:p>
          </table:table-cell>
          <table:table-cell table:style-name="ce122" table:formula="of:=[.K231]&amp;[.H231]" office:value-type="string" office:string-value="FAP">
            <text:p>FAP</text:p>
          </table:table-cell>
          <table:table-cell table:style-name="ce120" table:formula="of:=[.L231]&amp;[.I231]" office:value-type="string" office:string-value="FAP">
            <text:p>FAP</text:p>
          </table:table-cell>
          <table:table-cell table:style-name="ce122" table:formula="of:=[.K231]&amp;[.J231]&amp;[.H231]" office:value-type="string" office:string-value="F2016AP">
            <text:p>F2016AP</text:p>
          </table:table-cell>
          <table:table-cell table:style-name="ce120" table:formula="of:=[.K231]&amp;[.J231]&amp;[.I231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3" office:value-type="date" office:date-value="2018-04-14">
            <text:p>14/04/18</text:p>
          </table:table-cell>
          <table:table-cell table:style-name="ce33" office:value-type="string">
            <text:p>A11F224723</text:p>
          </table:table-cell>
          <table:table-cell table:style-name="ce46" office:value-type="date" office:date-value="2016-12-20">
            <text:p>20/12/16</text:p>
          </table:table-cell>
          <table:table-cell table:style-name="ce57" office:value-type="float" office:value="-2.3">
            <text:p>-2,30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9.2">
            <text:p>-9,2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32])" office:value-type="float" office:value="2016">
            <text:p>2016</text:p>
          </table:table-cell>
          <table:table-cell table:style-name="ce120" table:formula="of:=RIGHT(LEFT([.C232];4))" office:value-type="string" office:string-value="F">
            <text:p>F</text:p>
          </table:table-cell>
          <table:table-cell table:style-name="ce122" table:formula="of:=[.K232]&amp;[.H232]" office:value-type="string" office:string-value="FAP">
            <text:p>FAP</text:p>
          </table:table-cell>
          <table:table-cell table:style-name="ce120" table:formula="of:=[.L232]&amp;[.I232]" office:value-type="string" office:string-value="FAP">
            <text:p>FAP</text:p>
          </table:table-cell>
          <table:table-cell table:style-name="ce122" table:formula="of:=[.K232]&amp;[.J232]&amp;[.H232]" office:value-type="string" office:string-value="F2016AP">
            <text:p>F2016AP</text:p>
          </table:table-cell>
          <table:table-cell table:style-name="ce120" table:formula="of:=[.K232]&amp;[.J232]&amp;[.I232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7" office:value-type="string">
            <text:p>UN-BME </text:p>
          </table:table-cell>
          <table:table-cell table:style-name="ce14" office:value-type="date" office:date-value="2018-04-14">
            <text:p>14/04/18</text:p>
          </table:table-cell>
          <table:table-cell table:style-name="ce34" office:value-type="string">
            <text:p>A05L142464</text:p>
          </table:table-cell>
          <table:table-cell table:style-name="ce47" office:value-type="date" office:date-value="2009-03-24">
            <text:p>24/03/09</text:p>
          </table:table-cell>
          <table:table-cell table:style-name="ce61" office:value-type="float" office:value="-0.66">
            <text:p>-0,66</text:p>
          </table:table-cell>
          <table:table-cell table:style-name="ce78" office:value-type="float" office:value="-1">
            <text:p>-1,00</text:p>
          </table:table-cell>
          <table:table-cell table:style-name="ce61" office:value-type="float" office:value="-24.6">
            <text:p>-24,60</text:p>
          </table:table-cell>
          <table:table-cell table:style-name="ce55" office:value-type="string">
            <text:p>RP1</text:p>
          </table:table-cell>
          <table:table-cell table:style-name="ce55" office:value-type="string">
            <text:p>N</text:p>
          </table:table-cell>
          <table:table-cell table:style-name="ce116" table:formula="of:=YEAR([.D233])" office:value-type="float" office:value="2009">
            <text:p>2009</text:p>
          </table:table-cell>
          <table:table-cell table:style-name="ce120" table:formula="of:=RIGHT(LEFT([.C233];4))" office:value-type="string" office:string-value="L">
            <text:p>L</text:p>
          </table:table-cell>
          <table:table-cell table:style-name="ce122" table:formula="of:=[.K233]&amp;[.H233]" office:value-type="string" office:string-value="LRP1">
            <text:p>LRP1</text:p>
          </table:table-cell>
          <table:table-cell table:style-name="ce120" table:formula="of:=[.L233]&amp;[.I233]" office:value-type="string" office:string-value="LRP1N">
            <text:p>LRP1N</text:p>
          </table:table-cell>
          <table:table-cell table:style-name="ce122" table:formula="of:=[.K233]&amp;[.J233]&amp;[.H233]" office:value-type="string" office:string-value="L2009RP1">
            <text:p>L2009RP1</text:p>
          </table:table-cell>
          <table:table-cell table:style-name="ce120" table:formula="of:=[.K233]&amp;[.J233]&amp;[.I233]" office:value-type="string" office:string-value="L2009N">
            <text:p>L2009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7N279254</text:p>
          </table:table-cell>
          <table:table-cell table:style-name="ce46" office:value-type="date" office:date-value="2018-01-31">
            <text:p>31/01/18</text:p>
          </table:table-cell>
          <table:table-cell table:style-name="ce53" office:value-type="float" office:value="2.04">
            <text:p>2,04</text:p>
          </table:table-cell>
          <table:table-cell table:style-name="ce53" office:value-type="float" office:value="0.8">
            <text:p>0,80</text:p>
          </table:table-cell>
          <table:table-cell table:style-name="ce53" office:value-type="float" office:value="2.4">
            <text:p>2,4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34])" office:value-type="float" office:value="2018">
            <text:p>2018</text:p>
          </table:table-cell>
          <table:table-cell table:style-name="ce120" table:formula="of:=RIGHT(LEFT([.C234];4))" office:value-type="string" office:string-value="N">
            <text:p>N</text:p>
          </table:table-cell>
          <table:table-cell table:style-name="ce122" table:formula="of:=[.K234]&amp;[.H234]" office:value-type="string" office:string-value="NAP">
            <text:p>NAP</text:p>
          </table:table-cell>
          <table:table-cell table:style-name="ce120" table:formula="of:=[.L234]&amp;[.I234]" office:value-type="string" office:string-value="NAP">
            <text:p>NAP</text:p>
          </table:table-cell>
          <table:table-cell table:style-name="ce122" table:formula="of:=[.K234]&amp;[.J234]&amp;[.H234]" office:value-type="string" office:string-value="N2018AP">
            <text:p>N2018AP</text:p>
          </table:table-cell>
          <table:table-cell table:style-name="ce120" table:formula="of:=[.K234]&amp;[.J234]&amp;[.I234]" office:value-type="string" office:string-value="N2018">
            <text:p>N2018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6F273986</text:p>
          </table:table-cell>
          <table:table-cell table:style-name="ce46" office:value-type="date" office:date-value="2017-02-23">
            <text:p>23/02/17</text:p>
          </table:table-cell>
          <table:table-cell table:style-name="ce53" office:value-type="float" office:value="-0.84">
            <text:p>-0,84</text:p>
          </table:table-cell>
          <table:table-cell table:number-columns-repeated="2" table:style-name="ce53" office:value-type="float" office:value="1">
            <text:p>1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35])" office:value-type="float" office:value="2017">
            <text:p>2017</text:p>
          </table:table-cell>
          <table:table-cell table:style-name="ce120" table:formula="of:=RIGHT(LEFT([.C235];4))" office:value-type="string" office:string-value="F">
            <text:p>F</text:p>
          </table:table-cell>
          <table:table-cell table:style-name="ce122" table:formula="of:=[.K235]&amp;[.H235]" office:value-type="string" office:string-value="FAP">
            <text:p>FAP</text:p>
          </table:table-cell>
          <table:table-cell table:style-name="ce120" table:formula="of:=[.L235]&amp;[.I235]" office:value-type="string" office:string-value="FAP">
            <text:p>FAP</text:p>
          </table:table-cell>
          <table:table-cell table:style-name="ce122" table:formula="of:=[.K235]&amp;[.J235]&amp;[.H235]" office:value-type="string" office:string-value="F2017AP">
            <text:p>F2017AP</text:p>
          </table:table-cell>
          <table:table-cell table:style-name="ce120" table:formula="of:=[.K235]&amp;[.J235]&amp;[.I235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7F066568</text:p>
          </table:table-cell>
          <table:table-cell table:style-name="ce46" office:value-type="date" office:date-value="2017-08-21">
            <text:p>21/08/17</text:p>
          </table:table-cell>
          <table:table-cell table:style-name="ce56" office:value-type="float" office:value="-0.5">
            <text:p>-0,50</text:p>
          </table:table-cell>
          <table:table-cell table:style-name="ce56" office:value-type="float" office:value="0.6">
            <text:p>0,60</text:p>
          </table:table-cell>
          <table:table-cell table:style-name="ce56" office:value-type="float" office:value="-3">
            <text:p>-3,00</text:p>
          </table:table-cell>
          <table:table-cell table:style-name="ce53" office:value-type="string">
            <text:p>AP</text:p>
          </table:table-cell>
          <table:table-cell table:style-name="ce53"/>
          <table:table-cell table:style-name="ce116" table:formula="of:=YEAR([.D236])" office:value-type="float" office:value="2017">
            <text:p>2017</text:p>
          </table:table-cell>
          <table:table-cell table:style-name="ce120" table:formula="of:=RIGHT(LEFT([.C236];4))" office:value-type="string" office:string-value="F">
            <text:p>F</text:p>
          </table:table-cell>
          <table:table-cell table:style-name="ce122" table:formula="of:=[.K236]&amp;[.H236]" office:value-type="string" office:string-value="FAP">
            <text:p>FAP</text:p>
          </table:table-cell>
          <table:table-cell table:style-name="ce120" table:formula="of:=[.L236]&amp;[.I236]" office:value-type="string" office:string-value="FAP">
            <text:p>FAP</text:p>
          </table:table-cell>
          <table:table-cell table:style-name="ce122" table:formula="of:=[.K236]&amp;[.J236]&amp;[.H236]" office:value-type="string" office:string-value="F2017AP">
            <text:p>F2017AP</text:p>
          </table:table-cell>
          <table:table-cell table:style-name="ce120" table:formula="of:=[.K236]&amp;[.J236]&amp;[.I236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5" office:value-type="string">
            <text:p>A06F334821</text:p>
          </table:table-cell>
          <table:table-cell table:style-name="ce46" office:value-type="date" office:date-value="2009-06-05">
            <text:p>05/06/09</text:p>
          </table:table-cell>
          <table:table-cell table:style-name="ce53" office:value-type="float" office:value="11.8">
            <text:p>11,80</text:p>
          </table:table-cell>
          <table:table-cell table:style-name="ce53" office:value-type="float" office:value="11">
            <text:p>11,00</text:p>
          </table:table-cell>
          <table:table-cell table:style-name="ce53" office:value-type="float" office:value="-13.6">
            <text:p>-13,60</text:p>
          </table:table-cell>
          <table:table-cell table:style-name="ce101" office:value-type="string">
            <text:p>RP3</text:p>
          </table:table-cell>
          <table:table-cell table:style-name="ce67" office:value-type="string">
            <text:p>P</text:p>
          </table:table-cell>
          <table:table-cell table:style-name="ce116" table:formula="of:=YEAR([.D237])" office:value-type="float" office:value="2009">
            <text:p>2009</text:p>
          </table:table-cell>
          <table:table-cell table:style-name="ce120" table:formula="of:=RIGHT(LEFT([.C237];4))" office:value-type="string" office:string-value="F">
            <text:p>F</text:p>
          </table:table-cell>
          <table:table-cell table:style-name="ce122" table:formula="of:=[.K237]&amp;[.H237]" office:value-type="string" office:string-value="FRP3">
            <text:p>FRP3</text:p>
          </table:table-cell>
          <table:table-cell table:style-name="ce120" table:formula="of:=[.L237]&amp;[.I237]" office:value-type="string" office:string-value="FRP3P">
            <text:p>FRP3P</text:p>
          </table:table-cell>
          <table:table-cell table:style-name="ce122" table:formula="of:=[.K237]&amp;[.J237]&amp;[.H237]" office:value-type="string" office:string-value="F2009RP3">
            <text:p>F2009RP3</text:p>
          </table:table-cell>
          <table:table-cell table:style-name="ce120" table:formula="of:=[.K237]&amp;[.J237]&amp;[.I237]" office:value-type="string" office:string-value="F2009P">
            <text:p>F2009P</text:p>
          </table:table-cell>
          <table:table-cell table:style-name="ce127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07F332116</text:p>
          </table:table-cell>
          <table:table-cell table:style-name="ce46" office:value-type="date" office:date-value="2016-04-27">
            <text:p>27/04/16</text:p>
          </table:table-cell>
          <table:table-cell table:style-name="ce53" office:value-type="float" office:value="-0.6">
            <text:p>-0,60</text:p>
          </table:table-cell>
          <table:table-cell table:style-name="ce67" office:value-type="float" office:value="-0.4">
            <text:p>-0,40</text:p>
          </table:table-cell>
          <table:table-cell table:style-name="ce53" office:value-type="float" office:value="-8.2">
            <text:p>-8,2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38])" office:value-type="float" office:value="2016">
            <text:p>2016</text:p>
          </table:table-cell>
          <table:table-cell table:style-name="ce120" table:formula="of:=RIGHT(LEFT([.C238];4))" office:value-type="string" office:string-value="F">
            <text:p>F</text:p>
          </table:table-cell>
          <table:table-cell table:style-name="ce122" table:formula="of:=[.K238]&amp;[.H238]" office:value-type="string" office:string-value="FAP">
            <text:p>FAP</text:p>
          </table:table-cell>
          <table:table-cell table:style-name="ce120" table:formula="of:=[.L238]&amp;[.I238]" office:value-type="string" office:string-value="FAP">
            <text:p>FAP</text:p>
          </table:table-cell>
          <table:table-cell table:style-name="ce122" table:formula="of:=[.K238]&amp;[.J238]&amp;[.H238]" office:value-type="string" office:string-value="F2016AP">
            <text:p>F2016AP</text:p>
          </table:table-cell>
          <table:table-cell table:style-name="ce120" table:formula="of:=[.K238]&amp;[.J238]&amp;[.I238]" office:value-type="string" office:string-value="F2016">
            <text:p>F2016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4F022177</text:p>
          </table:table-cell>
          <table:table-cell table:style-name="ce46" office:value-type="date" office:date-value="2017-12-22">
            <text:p>22/12/17</text:p>
          </table:table-cell>
          <table:table-cell table:style-name="ce53" office:value-type="float" office:value="-0.52">
            <text:p>-0,52</text:p>
          </table:table-cell>
          <table:table-cell table:style-name="ce67" office:value-type="float" office:value="0">
            <text:p>0,00</text:p>
          </table:table-cell>
          <table:table-cell table:style-name="ce53" office:value-type="float" office:value="-9.4">
            <text:p>-9,40</text:p>
          </table:table-cell>
          <table:table-cell table:style-name="ce53" office:value-type="string">
            <text:p>AP</text:p>
          </table:table-cell>
          <table:table-cell table:style-name="ce56"/>
          <table:table-cell table:style-name="ce116" table:formula="of:=YEAR([.D239])" office:value-type="float" office:value="2017">
            <text:p>2017</text:p>
          </table:table-cell>
          <table:table-cell table:style-name="ce120" table:formula="of:=RIGHT(LEFT([.C239];4))" office:value-type="string" office:string-value="F">
            <text:p>F</text:p>
          </table:table-cell>
          <table:table-cell table:style-name="ce122" table:formula="of:=[.K239]&amp;[.H239]" office:value-type="string" office:string-value="FAP">
            <text:p>FAP</text:p>
          </table:table-cell>
          <table:table-cell table:style-name="ce120" table:formula="of:=[.L239]&amp;[.I239]" office:value-type="string" office:string-value="FAP">
            <text:p>FAP</text:p>
          </table:table-cell>
          <table:table-cell table:style-name="ce122" table:formula="of:=[.K239]&amp;[.J239]&amp;[.H239]" office:value-type="string" office:string-value="F2017AP">
            <text:p>F2017AP</text:p>
          </table:table-cell>
          <table:table-cell table:style-name="ce120" table:formula="of:=[.K239]&amp;[.J239]&amp;[.I239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4F120067</text:p>
          </table:table-cell>
          <table:table-cell table:style-name="ce46" office:value-type="date" office:date-value="2014-06-04">
            <text:p>04/06/14</text:p>
          </table:table-cell>
          <table:table-cell table:style-name="ce64" office:value-type="float" office:value="-1.76">
            <text:p>-1,76</text:p>
          </table:table-cell>
          <table:table-cell table:style-name="ce54" office:value-type="float" office:value="1">
            <text:p>1,00</text:p>
          </table:table-cell>
          <table:table-cell table:style-name="ce64" office:value-type="float" office:value="-7.4">
            <text:p>-7,4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40])" office:value-type="float" office:value="2014">
            <text:p>2014</text:p>
          </table:table-cell>
          <table:table-cell table:style-name="ce120" table:formula="of:=RIGHT(LEFT([.C240];4))" office:value-type="string" office:string-value="F">
            <text:p>F</text:p>
          </table:table-cell>
          <table:table-cell table:style-name="ce122" table:formula="of:=[.K240]&amp;[.H240]" office:value-type="string" office:string-value="FAP">
            <text:p>FAP</text:p>
          </table:table-cell>
          <table:table-cell table:style-name="ce120" table:formula="of:=[.L240]&amp;[.I240]" office:value-type="string" office:string-value="FAP">
            <text:p>FAP</text:p>
          </table:table-cell>
          <table:table-cell table:style-name="ce122" table:formula="of:=[.K240]&amp;[.J240]&amp;[.H240]" office:value-type="string" office:string-value="F2014AP">
            <text:p>F2014AP</text:p>
          </table:table-cell>
          <table:table-cell table:style-name="ce120" table:formula="of:=[.K240]&amp;[.J240]&amp;[.I240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7F009429</text:p>
          </table:table-cell>
          <table:table-cell table:style-name="ce46" office:value-type="date" office:date-value="2017-05-30">
            <text:p>30/05/17</text:p>
          </table:table-cell>
          <table:table-cell table:style-name="ce64" office:value-type="float" office:value="0.52">
            <text:p>0,52</text:p>
          </table:table-cell>
          <table:table-cell table:style-name="ce54" office:value-type="float" office:value="1">
            <text:p>1,00</text:p>
          </table:table-cell>
          <table:table-cell table:style-name="ce64" office:value-type="float" office:value="0.4">
            <text:p>0,4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41])" office:value-type="float" office:value="2017">
            <text:p>2017</text:p>
          </table:table-cell>
          <table:table-cell table:style-name="ce120" table:formula="of:=RIGHT(LEFT([.C241];4))" office:value-type="string" office:string-value="F">
            <text:p>F</text:p>
          </table:table-cell>
          <table:table-cell table:style-name="ce122" table:formula="of:=[.K241]&amp;[.H241]" office:value-type="string" office:string-value="FAP">
            <text:p>FAP</text:p>
          </table:table-cell>
          <table:table-cell table:style-name="ce120" table:formula="of:=[.L241]&amp;[.I241]" office:value-type="string" office:string-value="FAP">
            <text:p>FAP</text:p>
          </table:table-cell>
          <table:table-cell table:style-name="ce122" table:formula="of:=[.K241]&amp;[.J241]&amp;[.H241]" office:value-type="string" office:string-value="F2017AP">
            <text:p>F2017AP</text:p>
          </table:table-cell>
          <table:table-cell table:style-name="ce120" table:formula="of:=[.K241]&amp;[.J241]&amp;[.I241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4F119734</text:p>
          </table:table-cell>
          <table:table-cell table:style-name="ce46" office:value-type="date" office:date-value="2014-06-05">
            <text:p>05/06/14</text:p>
          </table:table-cell>
          <table:table-cell table:style-name="ce64" office:value-type="float" office:value="-1.56">
            <text:p>-1,56</text:p>
          </table:table-cell>
          <table:table-cell table:style-name="ce54" office:value-type="float" office:value="-1.8">
            <text:p>-1,80</text:p>
          </table:table-cell>
          <table:table-cell table:style-name="ce64" office:value-type="float" office:value="-9.6">
            <text:p>-9,6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42])" office:value-type="float" office:value="2014">
            <text:p>2014</text:p>
          </table:table-cell>
          <table:table-cell table:style-name="ce120" table:formula="of:=RIGHT(LEFT([.C242];4))" office:value-type="string" office:string-value="F">
            <text:p>F</text:p>
          </table:table-cell>
          <table:table-cell table:style-name="ce122" table:formula="of:=[.K242]&amp;[.H242]" office:value-type="string" office:string-value="FAP">
            <text:p>FAP</text:p>
          </table:table-cell>
          <table:table-cell table:style-name="ce120" table:formula="of:=[.L242]&amp;[.I242]" office:value-type="string" office:string-value="FAP">
            <text:p>FAP</text:p>
          </table:table-cell>
          <table:table-cell table:style-name="ce122" table:formula="of:=[.K242]&amp;[.J242]&amp;[.H242]" office:value-type="string" office:string-value="F2014AP">
            <text:p>F2014AP</text:p>
          </table:table-cell>
          <table:table-cell table:style-name="ce120" table:formula="of:=[.K242]&amp;[.J242]&amp;[.I242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05F108236</text:p>
          </table:table-cell>
          <table:table-cell table:style-name="ce46" office:value-type="date" office:date-value="2016-11-10">
            <text:p>10/11/16</text:p>
          </table:table-cell>
          <table:table-cell table:style-name="ce68" office:value-type="float" office:value="1.4">
            <text:p>1,40</text:p>
          </table:table-cell>
          <table:table-cell table:style-name="ce86" office:value-type="float" office:value="1">
            <text:p>1,00</text:p>
          </table:table-cell>
          <table:table-cell table:style-name="ce69" office:value-type="float" office:value="-11.4">
            <text:p>-11,4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43])" office:value-type="float" office:value="2016">
            <text:p>2016</text:p>
          </table:table-cell>
          <table:table-cell table:style-name="ce120" table:formula="of:=RIGHT(LEFT([.C243];4))" office:value-type="string" office:string-value="F">
            <text:p>F</text:p>
          </table:table-cell>
          <table:table-cell table:style-name="ce122" table:formula="of:=[.K243]&amp;[.H243]" office:value-type="string" office:string-value="FRP1">
            <text:p>FRP1</text:p>
          </table:table-cell>
          <table:table-cell table:style-name="ce120" table:formula="of:=[.L243]&amp;[.I243]" office:value-type="string" office:string-value="FRP1N">
            <text:p>FRP1N</text:p>
          </table:table-cell>
          <table:table-cell table:style-name="ce122" table:formula="of:=[.K243]&amp;[.J243]&amp;[.H243]" office:value-type="string" office:string-value="F2016RP1">
            <text:p>F2016RP1</text:p>
          </table:table-cell>
          <table:table-cell table:style-name="ce120" table:formula="of:=[.K243]&amp;[.J243]&amp;[.I243]" office:value-type="string" office:string-value="F2016N">
            <text:p>F201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0F258649</text:p>
          </table:table-cell>
          <table:table-cell table:style-name="ce46" office:value-type="date" office:date-value="2010-12-16">
            <text:p>16/12/10</text:p>
          </table:table-cell>
          <table:table-cell table:style-name="ce57" office:value-type="float" office:value="-100">
            <text:p>-100,00</text:p>
          </table:table-cell>
          <table:table-cell table:style-name="ce54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44])" office:value-type="float" office:value="2010">
            <text:p>2010</text:p>
          </table:table-cell>
          <table:table-cell table:style-name="ce120" table:formula="of:=RIGHT(LEFT([.C244];4))" office:value-type="string" office:string-value="F">
            <text:p>F</text:p>
          </table:table-cell>
          <table:table-cell table:style-name="ce122" table:formula="of:=[.K244]&amp;[.H244]" office:value-type="string" office:string-value="FRP1">
            <text:p>FRP1</text:p>
          </table:table-cell>
          <table:table-cell table:style-name="ce120" table:formula="of:=[.L244]&amp;[.I244]" office:value-type="string" office:string-value="FRP1N">
            <text:p>FRP1N</text:p>
          </table:table-cell>
          <table:table-cell table:style-name="ce122" table:formula="of:=[.K244]&amp;[.J244]&amp;[.H244]" office:value-type="string" office:string-value="F2010RP1">
            <text:p>F2010RP1</text:p>
          </table:table-cell>
          <table:table-cell table:style-name="ce120" table:formula="of:=[.K244]&amp;[.J244]&amp;[.I244]" office:value-type="string" office:string-value="F2010N">
            <text:p>F2010N</text:p>
          </table:table-cell>
          <table:table-cell table:style-name="ce128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04S427473</text:p>
          </table:table-cell>
          <table:table-cell table:style-name="ce46" office:value-type="date" office:date-value="2011-04-09">
            <text:p>09/04/11</text:p>
          </table:table-cell>
          <table:table-cell table:style-name="ce57" office:value-type="float" office:value="-3.38">
            <text:p>-3,38</text:p>
          </table:table-cell>
          <table:table-cell table:style-name="ce54" office:value-type="float" office:value="-3">
            <text:p>-3,00</text:p>
          </table:table-cell>
          <table:table-cell table:style-name="ce57" office:value-type="float" office:value="-18">
            <text:p>-18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45])" office:value-type="float" office:value="2011">
            <text:p>2011</text:p>
          </table:table-cell>
          <table:table-cell table:style-name="ce120" table:formula="of:=RIGHT(LEFT([.C245];4))" office:value-type="string" office:string-value="S">
            <text:p>S</text:p>
          </table:table-cell>
          <table:table-cell table:style-name="ce122" table:formula="of:=[.K245]&amp;[.H245]" office:value-type="string" office:string-value="SRP1">
            <text:p>SRP1</text:p>
          </table:table-cell>
          <table:table-cell table:style-name="ce120" table:formula="of:=[.L245]&amp;[.I245]" office:value-type="string" office:string-value="SRP1N">
            <text:p>SRP1N</text:p>
          </table:table-cell>
          <table:table-cell table:style-name="ce122" table:formula="of:=[.K245]&amp;[.J245]&amp;[.H245]" office:value-type="string" office:string-value="S2011RP1">
            <text:p>S2011RP1</text:p>
          </table:table-cell>
          <table:table-cell table:style-name="ce120" table:formula="of:=[.K245]&amp;[.J245]&amp;[.I245]" office:value-type="string" office:string-value="S2011N">
            <text:p>S2011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*GEMED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0F199921</text:p>
          </table:table-cell>
          <table:table-cell table:style-name="ce46" office:value-type="date" office:date-value="2010-12-21">
            <text:p>21/12/10</text:p>
          </table:table-cell>
          <table:table-cell table:style-name="ce57" office:value-type="float" office:value="-100">
            <text:p>-100,00</text:p>
          </table:table-cell>
          <table:table-cell table:style-name="ce54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46])" office:value-type="float" office:value="2010">
            <text:p>2010</text:p>
          </table:table-cell>
          <table:table-cell table:style-name="ce120" table:formula="of:=RIGHT(LEFT([.C246];4))" office:value-type="string" office:string-value="F">
            <text:p>F</text:p>
          </table:table-cell>
          <table:table-cell table:style-name="ce122" table:formula="of:=[.K246]&amp;[.H246]" office:value-type="string" office:string-value="FRP1">
            <text:p>FRP1</text:p>
          </table:table-cell>
          <table:table-cell table:style-name="ce120" table:formula="of:=[.L246]&amp;[.I246]" office:value-type="string" office:string-value="FRP1N">
            <text:p>FRP1N</text:p>
          </table:table-cell>
          <table:table-cell table:style-name="ce122" table:formula="of:=[.K246]&amp;[.J246]&amp;[.H246]" office:value-type="string" office:string-value="F2010RP1">
            <text:p>F2010RP1</text:p>
          </table:table-cell>
          <table:table-cell table:style-name="ce120" table:formula="of:=[.K246]&amp;[.J246]&amp;[.I246]" office:value-type="string" office:string-value="F2010N">
            <text:p>F2010N</text:p>
          </table:table-cell>
          <table:table-cell table:style-name="ce128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1N246564</text:p>
          </table:table-cell>
          <table:table-cell table:style-name="ce46" office:value-type="date" office:date-value="2012-07-30">
            <text:p>30/07/12</text:p>
          </table:table-cell>
          <table:table-cell table:style-name="ce57" office:value-type="float" office:value="-100">
            <text:p>-100,00</text:p>
          </table:table-cell>
          <table:table-cell table:style-name="ce54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47])" office:value-type="float" office:value="2012">
            <text:p>2012</text:p>
          </table:table-cell>
          <table:table-cell table:style-name="ce120" table:formula="of:=RIGHT(LEFT([.C247];4))" office:value-type="string" office:string-value="N">
            <text:p>N</text:p>
          </table:table-cell>
          <table:table-cell table:style-name="ce122" table:formula="of:=[.K247]&amp;[.H247]" office:value-type="string" office:string-value="NRP1">
            <text:p>NRP1</text:p>
          </table:table-cell>
          <table:table-cell table:style-name="ce120" table:formula="of:=[.L247]&amp;[.I247]" office:value-type="string" office:string-value="NRP1N">
            <text:p>NRP1N</text:p>
          </table:table-cell>
          <table:table-cell table:style-name="ce122" table:formula="of:=[.K247]&amp;[.J247]&amp;[.H247]" office:value-type="string" office:string-value="N2012RP1">
            <text:p>N2012RP1</text:p>
          </table:table-cell>
          <table:table-cell table:style-name="ce120" table:formula="of:=[.K247]&amp;[.J247]&amp;[.I247]" office:value-type="string" office:string-value="N2012N">
            <text:p>N2012N</text:p>
          </table:table-cell>
          <table:table-cell table:style-name="ce128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1F180163</text:p>
          </table:table-cell>
          <table:table-cell table:style-name="ce46" office:value-type="date" office:date-value="2013-05-31">
            <text:p>31/05/13</text:p>
          </table:table-cell>
          <table:table-cell table:style-name="ce57" office:value-type="float" office:value="1.26">
            <text:p>1,26</text:p>
          </table:table-cell>
          <table:table-cell table:style-name="ce54" office:value-type="float" office:value="-3">
            <text:p>-3,00</text:p>
          </table:table-cell>
          <table:table-cell table:style-name="ce57" office:value-type="float" office:value="-54">
            <text:p>-54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48])" office:value-type="float" office:value="2013">
            <text:p>2013</text:p>
          </table:table-cell>
          <table:table-cell table:style-name="ce120" table:formula="of:=RIGHT(LEFT([.C248];4))" office:value-type="string" office:string-value="F">
            <text:p>F</text:p>
          </table:table-cell>
          <table:table-cell table:style-name="ce122" table:formula="of:=[.K248]&amp;[.H248]" office:value-type="string" office:string-value="FRP1">
            <text:p>FRP1</text:p>
          </table:table-cell>
          <table:table-cell table:style-name="ce120" table:formula="of:=[.L248]&amp;[.I248]" office:value-type="string" office:string-value="FRP1N">
            <text:p>FRP1N</text:p>
          </table:table-cell>
          <table:table-cell table:style-name="ce122" table:formula="of:=[.K248]&amp;[.J248]&amp;[.H248]" office:value-type="string" office:string-value="F2013RP1">
            <text:p>F2013RP1</text:p>
          </table:table-cell>
          <table:table-cell table:style-name="ce120" table:formula="of:=[.K248]&amp;[.J248]&amp;[.I248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3F139354</text:p>
          </table:table-cell>
          <table:table-cell table:style-name="ce46" office:value-type="date" office:date-value="2013-10-23">
            <text:p>23/10/13</text:p>
          </table:table-cell>
          <table:table-cell table:style-name="ce69" office:value-type="float" office:value="-0.7">
            <text:p>-0,70</text:p>
          </table:table-cell>
          <table:table-cell table:style-name="ce86" office:value-type="float" office:value="-3">
            <text:p>-3,00</text:p>
          </table:table-cell>
          <table:table-cell table:style-name="ce69" office:value-type="float" office:value="-100">
            <text:p>-100,0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49])" office:value-type="float" office:value="2013">
            <text:p>2013</text:p>
          </table:table-cell>
          <table:table-cell table:style-name="ce120" table:formula="of:=RIGHT(LEFT([.C249];4))" office:value-type="string" office:string-value="F">
            <text:p>F</text:p>
          </table:table-cell>
          <table:table-cell table:style-name="ce122" table:formula="of:=[.K249]&amp;[.H249]" office:value-type="string" office:string-value="FRP1">
            <text:p>FRP1</text:p>
          </table:table-cell>
          <table:table-cell table:style-name="ce120" table:formula="of:=[.L249]&amp;[.I249]" office:value-type="string" office:string-value="FRP1N">
            <text:p>FRP1N</text:p>
          </table:table-cell>
          <table:table-cell table:style-name="ce122" table:formula="of:=[.K249]&amp;[.J249]&amp;[.H249]" office:value-type="string" office:string-value="F2013RP1">
            <text:p>F2013RP1</text:p>
          </table:table-cell>
          <table:table-cell table:style-name="ce120" table:formula="of:=[.K249]&amp;[.J249]&amp;[.I249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5F199345</text:p>
          </table:table-cell>
          <table:table-cell table:style-name="ce46" office:value-type="date" office:date-value="2015-09-09">
            <text:p>09/09/15</text:p>
          </table:table-cell>
          <table:table-cell table:style-name="ce70" office:value-type="float" office:value="-0.8">
            <text:p>-0,80</text:p>
          </table:table-cell>
          <table:table-cell table:style-name="ce87" office:value-type="float" office:value="-4">
            <text:p>-4,00</text:p>
          </table:table-cell>
          <table:table-cell table:style-name="ce70" office:value-type="float" office:value="-99.4">
            <text:p>-99,40</text:p>
          </table:table-cell>
          <table:table-cell table:style-name="ce53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250])" office:value-type="float" office:value="2015">
            <text:p>2015</text:p>
          </table:table-cell>
          <table:table-cell table:style-name="ce120" table:formula="of:=RIGHT(LEFT([.C250];4))" office:value-type="string" office:string-value="F">
            <text:p>F</text:p>
          </table:table-cell>
          <table:table-cell table:style-name="ce122" table:formula="of:=[.K250]&amp;[.H250]" office:value-type="string" office:string-value="FRP1">
            <text:p>FRP1</text:p>
          </table:table-cell>
          <table:table-cell table:style-name="ce120" table:formula="of:=[.L250]&amp;[.I250]" office:value-type="string" office:string-value="FRP1N">
            <text:p>FRP1N</text:p>
          </table:table-cell>
          <table:table-cell table:style-name="ce122" table:formula="of:=[.K250]&amp;[.J250]&amp;[.H250]" office:value-type="string" office:string-value="F2015RP1">
            <text:p>F2015RP1</text:p>
          </table:table-cell>
          <table:table-cell table:style-name="ce120" table:formula="of:=[.K250]&amp;[.J250]&amp;[.I250]" office:value-type="string" office:string-value="F2015N">
            <text:p>F2015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7F069031</text:p>
          </table:table-cell>
          <table:table-cell table:style-name="ce46" office:value-type="date" office:date-value="2017-08-17">
            <text:p>17/08/17</text:p>
          </table:table-cell>
          <table:table-cell table:style-name="ce69" office:value-type="float" office:value="-0.54">
            <text:p>-0,54</text:p>
          </table:table-cell>
          <table:table-cell table:style-name="ce86" office:value-type="float" office:value="-0.6">
            <text:p>-0,60</text:p>
          </table:table-cell>
          <table:table-cell table:style-name="ce69" office:value-type="float" office:value="-32">
            <text:p>-32,00</text:p>
          </table:table-cell>
          <table:table-cell table:style-name="ce53" office:value-type="string">
            <text:p>RP1</text:p>
          </table:table-cell>
          <table:table-cell table:style-name="ce53" office:value-type="string">
            <text:p>N</text:p>
          </table:table-cell>
          <table:table-cell table:style-name="ce116" table:formula="of:=YEAR([.D251])" office:value-type="float" office:value="2017">
            <text:p>2017</text:p>
          </table:table-cell>
          <table:table-cell table:style-name="ce120" table:formula="of:=RIGHT(LEFT([.C251];4))" office:value-type="string" office:string-value="F">
            <text:p>F</text:p>
          </table:table-cell>
          <table:table-cell table:style-name="ce122" table:formula="of:=[.K251]&amp;[.H251]" office:value-type="string" office:string-value="FRP1">
            <text:p>FRP1</text:p>
          </table:table-cell>
          <table:table-cell table:style-name="ce120" table:formula="of:=[.L251]&amp;[.I251]" office:value-type="string" office:string-value="FRP1N">
            <text:p>FRP1N</text:p>
          </table:table-cell>
          <table:table-cell table:style-name="ce122" table:formula="of:=[.K251]&amp;[.J251]&amp;[.H251]" office:value-type="string" office:string-value="F2017RP1">
            <text:p>F2017RP1</text:p>
          </table:table-cell>
          <table:table-cell table:style-name="ce120" table:formula="of:=[.K251]&amp;[.J251]&amp;[.I251]" office:value-type="string" office:string-value="F2017N">
            <text:p>F2017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3" office:value-type="date" office:date-value="2018-04-16">
            <text:p>16/04/18</text:p>
          </table:table-cell>
          <table:table-cell table:style-name="ce33" office:value-type="string">
            <text:p>A17F068727</text:p>
          </table:table-cell>
          <table:table-cell table:style-name="ce46" office:value-type="date" office:date-value="2017-11-07">
            <text:p>07/11/17</text:p>
          </table:table-cell>
          <table:table-cell table:style-name="ce69" office:value-type="float" office:value="0.4">
            <text:p>0,40</text:p>
          </table:table-cell>
          <table:table-cell table:style-name="ce86" office:value-type="float" office:value="-0.4">
            <text:p>-0,40</text:p>
          </table:table-cell>
          <table:table-cell table:style-name="ce69" office:value-type="float" office:value="-1.6">
            <text:p>-1,60</text:p>
          </table:table-cell>
          <table:table-cell table:style-name="ce53" office:value-type="string">
            <text:p>AP</text:p>
          </table:table-cell>
          <table:table-cell table:style-name="ce109"/>
          <table:table-cell table:style-name="ce116" table:formula="of:=YEAR([.D252])" office:value-type="float" office:value="2017">
            <text:p>2017</text:p>
          </table:table-cell>
          <table:table-cell table:style-name="ce120" table:formula="of:=RIGHT(LEFT([.C252];4))" office:value-type="string" office:string-value="F">
            <text:p>F</text:p>
          </table:table-cell>
          <table:table-cell table:style-name="ce122" table:formula="of:=[.K252]&amp;[.H252]" office:value-type="string" office:string-value="FAP">
            <text:p>FAP</text:p>
          </table:table-cell>
          <table:table-cell table:style-name="ce120" table:formula="of:=[.L252]&amp;[.I252]" office:value-type="string" office:string-value="FAP">
            <text:p>FAP</text:p>
          </table:table-cell>
          <table:table-cell table:style-name="ce122" table:formula="of:=[.K252]&amp;[.J252]&amp;[.H252]" office:value-type="string" office:string-value="F2017AP">
            <text:p>F2017AP</text:p>
          </table:table-cell>
          <table:table-cell table:style-name="ce120" table:formula="of:=[.K252]&amp;[.J252]&amp;[.I252]" office:value-type="string" office:string-value="F2017">
            <text:p>F2017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26" office:value-type="string">
            <text:p>A13F222028</text:p>
          </table:table-cell>
          <table:table-cell table:style-name="ce46" office:value-type="date" office:date-value="2014-02-13">
            <text:p>13/02/14</text:p>
          </table:table-cell>
          <table:table-cell table:style-name="ce69" office:value-type="float" office:value="-0.14">
            <text:p>-0,14</text:p>
          </table:table-cell>
          <table:table-cell table:style-name="ce86" office:value-type="float" office:value="0">
            <text:p>0,00</text:p>
          </table:table-cell>
          <table:table-cell table:style-name="ce69" office:value-type="float" office:value="-6">
            <text:p>-6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53])" office:value-type="float" office:value="2014">
            <text:p>2014</text:p>
          </table:table-cell>
          <table:table-cell table:style-name="ce120" table:formula="of:=RIGHT(LEFT([.C253];4))" office:value-type="string" office:string-value="F">
            <text:p>F</text:p>
          </table:table-cell>
          <table:table-cell table:style-name="ce122" table:formula="of:=[.K253]&amp;[.H253]" office:value-type="string" office:string-value="FAP">
            <text:p>FAP</text:p>
          </table:table-cell>
          <table:table-cell table:style-name="ce120" table:formula="of:=[.L253]&amp;[.I253]" office:value-type="string" office:string-value="FAP">
            <text:p>FAP</text:p>
          </table:table-cell>
          <table:table-cell table:style-name="ce122" table:formula="of:=[.K253]&amp;[.J253]&amp;[.H253]" office:value-type="string" office:string-value="F2014AP">
            <text:p>F2014AP</text:p>
          </table:table-cell>
          <table:table-cell table:style-name="ce120" table:formula="of:=[.K253]&amp;[.J253]&amp;[.I253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6" office:value-type="string">
            <text:p>A15S128171</text:p>
          </table:table-cell>
          <table:table-cell table:style-name="ce46" office:value-type="date" office:date-value="2018-01-03">
            <text:p>03/01/18</text:p>
          </table:table-cell>
          <table:table-cell table:style-name="ce57" office:value-type="float" office:value="0.6">
            <text:p>0,6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54])" office:value-type="float" office:value="2018">
            <text:p>2018</text:p>
          </table:table-cell>
          <table:table-cell table:style-name="ce120" table:formula="of:=RIGHT(LEFT([.C254];4))" office:value-type="string" office:string-value="S">
            <text:p>S</text:p>
          </table:table-cell>
          <table:table-cell table:style-name="ce122" table:formula="of:=[.K254]&amp;[.H254]" office:value-type="string" office:string-value="SAP">
            <text:p>SAP</text:p>
          </table:table-cell>
          <table:table-cell table:style-name="ce120" table:formula="of:=[.L254]&amp;[.I254]" office:value-type="string" office:string-value="SAP">
            <text:p>SAP</text:p>
          </table:table-cell>
          <table:table-cell table:style-name="ce122" table:formula="of:=[.K254]&amp;[.J254]&amp;[.H254]" office:value-type="string" office:string-value="S2018AP">
            <text:p>S2018AP</text:p>
          </table:table-cell>
          <table:table-cell table:style-name="ce120" table:formula="of:=[.K254]&amp;[.J254]&amp;[.I254]" office:value-type="string" office:string-value="S2018">
            <text:p>S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6" office:value-type="string">
            <text:p>A17N309617</text:p>
          </table:table-cell>
          <table:table-cell table:style-name="ce46" office:value-type="date" office:date-value="2018-03-20">
            <text:p>20/03/18</text:p>
          </table:table-cell>
          <table:table-cell table:style-name="ce57" office:value-type="float" office:value="1.24">
            <text:p>1,24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0.6">
            <text:p>0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55])" office:value-type="float" office:value="2018">
            <text:p>2018</text:p>
          </table:table-cell>
          <table:table-cell table:style-name="ce120" table:formula="of:=RIGHT(LEFT([.C255];4))" office:value-type="string" office:string-value="N">
            <text:p>N</text:p>
          </table:table-cell>
          <table:table-cell table:style-name="ce122" table:formula="of:=[.K255]&amp;[.H255]" office:value-type="string" office:string-value="NAP">
            <text:p>NAP</text:p>
          </table:table-cell>
          <table:table-cell table:style-name="ce120" table:formula="of:=[.L255]&amp;[.I255]" office:value-type="string" office:string-value="NAP">
            <text:p>NAP</text:p>
          </table:table-cell>
          <table:table-cell table:style-name="ce122" table:formula="of:=[.K255]&amp;[.J255]&amp;[.H255]" office:value-type="string" office:string-value="N2018AP">
            <text:p>N2018AP</text:p>
          </table:table-cell>
          <table:table-cell table:style-name="ce120" table:formula="of:=[.K255]&amp;[.J255]&amp;[.I255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6" office:value-type="string">
            <text:p>A08F234021</text:p>
          </table:table-cell>
          <table:table-cell table:style-name="ce46" office:value-type="date" office:date-value="2008-05-21">
            <text:p>21/05/08</text:p>
          </table:table-cell>
          <table:table-cell table:style-name="ce57" office:value-type="float" office:value="-2.1">
            <text:p>-2,10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-6.2">
            <text:p>-6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56])" office:value-type="float" office:value="2008">
            <text:p>2008</text:p>
          </table:table-cell>
          <table:table-cell table:style-name="ce120" table:formula="of:=RIGHT(LEFT([.C256];4))" office:value-type="string" office:string-value="F">
            <text:p>F</text:p>
          </table:table-cell>
          <table:table-cell table:style-name="ce122" table:formula="of:=[.K256]&amp;[.H256]" office:value-type="string" office:string-value="FAP">
            <text:p>FAP</text:p>
          </table:table-cell>
          <table:table-cell table:style-name="ce120" table:formula="of:=[.L256]&amp;[.I256]" office:value-type="string" office:string-value="FAP">
            <text:p>FAP</text:p>
          </table:table-cell>
          <table:table-cell table:style-name="ce122" table:formula="of:=[.K256]&amp;[.J256]&amp;[.H256]" office:value-type="string" office:string-value="F2008AP">
            <text:p>F2008AP</text:p>
          </table:table-cell>
          <table:table-cell table:style-name="ce120" table:formula="of:=[.K256]&amp;[.J256]&amp;[.I256]" office:value-type="string" office:string-value="F2008">
            <text:p>F200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6">
            <text:p>16/04/18</text:p>
          </table:table-cell>
          <table:table-cell table:style-name="ce36" office:value-type="string">
            <text:p>A17F068576</text:p>
          </table:table-cell>
          <table:table-cell table:style-name="ce46" office:value-type="date" office:date-value="2017-07-19">
            <text:p>19/07/17</text:p>
          </table:table-cell>
          <table:table-cell table:style-name="ce57" office:value-type="float" office:value="0.24">
            <text:p>0,24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4.4">
            <text:p>-4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57])" office:value-type="float" office:value="2017">
            <text:p>2017</text:p>
          </table:table-cell>
          <table:table-cell table:style-name="ce120" table:formula="of:=RIGHT(LEFT([.C257];4))" office:value-type="string" office:string-value="F">
            <text:p>F</text:p>
          </table:table-cell>
          <table:table-cell table:style-name="ce122" table:formula="of:=[.K257]&amp;[.H257]" office:value-type="string" office:string-value="FAP">
            <text:p>FAP</text:p>
          </table:table-cell>
          <table:table-cell table:style-name="ce120" table:formula="of:=[.L257]&amp;[.I257]" office:value-type="string" office:string-value="FAP">
            <text:p>FAP</text:p>
          </table:table-cell>
          <table:table-cell table:style-name="ce122" table:formula="of:=[.K257]&amp;[.J257]&amp;[.H257]" office:value-type="string" office:string-value="F2017AP">
            <text:p>F2017AP</text:p>
          </table:table-cell>
          <table:table-cell table:style-name="ce120" table:formula="of:=[.K257]&amp;[.J257]&amp;[.I257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7" office:value-type="string">
            <text:p>UN-MTS </text:p>
          </table:table-cell>
          <table:table-cell table:style-name="ce14" office:value-type="date" office:date-value="2018-04-16">
            <text:p>16/04/18</text:p>
          </table:table-cell>
          <table:table-cell table:style-name="ce37" office:value-type="string">
            <text:p>A13F140338</text:p>
          </table:table-cell>
          <table:table-cell table:style-name="ce47" office:value-type="date" office:date-value="2013-10-03">
            <text:p>03/10/13</text:p>
          </table:table-cell>
          <table:table-cell table:style-name="ce61" office:value-type="float" office:value="0.3">
            <text:p>0,30</text:p>
          </table:table-cell>
          <table:table-cell table:style-name="ce78" office:value-type="float" office:value="0">
            <text:p>0,00</text:p>
          </table:table-cell>
          <table:table-cell table:style-name="ce61" office:value-type="float" office:value="-16">
            <text:p>-16,0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258])" office:value-type="float" office:value="2013">
            <text:p>2013</text:p>
          </table:table-cell>
          <table:table-cell table:style-name="ce120" table:formula="of:=RIGHT(LEFT([.C258];4))" office:value-type="string" office:string-value="F">
            <text:p>F</text:p>
          </table:table-cell>
          <table:table-cell table:style-name="ce122" table:formula="of:=[.K258]&amp;[.H258]" office:value-type="string" office:string-value="FRP1">
            <text:p>FRP1</text:p>
          </table:table-cell>
          <table:table-cell table:style-name="ce120" table:formula="of:=[.L258]&amp;[.I258]" office:value-type="string" office:string-value="FRP1N">
            <text:p>FRP1N</text:p>
          </table:table-cell>
          <table:table-cell table:style-name="ce122" table:formula="of:=[.K258]&amp;[.J258]&amp;[.H258]" office:value-type="string" office:string-value="F2013RP1">
            <text:p>F2013RP1</text:p>
          </table:table-cell>
          <table:table-cell table:style-name="ce120" table:formula="of:=[.K258]&amp;[.J258]&amp;[.I258]" office:value-type="string" office:string-value="F2013N">
            <text:p>F2013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7N284782</text:p>
          </table:table-cell>
          <table:table-cell table:style-name="ce46" office:value-type="date" office:date-value="2018-01-28">
            <text:p>28/01/18</text:p>
          </table:table-cell>
          <table:table-cell table:style-name="ce69" office:value-type="float" office:value="0.6">
            <text:p>0,60</text:p>
          </table:table-cell>
          <table:table-cell table:style-name="ce86" office:value-type="float" office:value="-0.4">
            <text:p>-0,40</text:p>
          </table:table-cell>
          <table:table-cell table:style-name="ce69" office:value-type="float" office:value="0.4">
            <text:p>0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59])" office:value-type="float" office:value="2018">
            <text:p>2018</text:p>
          </table:table-cell>
          <table:table-cell table:style-name="ce120" table:formula="of:=RIGHT(LEFT([.C259];4))" office:value-type="string" office:string-value="N">
            <text:p>N</text:p>
          </table:table-cell>
          <table:table-cell table:style-name="ce122" table:formula="of:=[.K259]&amp;[.H259]" office:value-type="string" office:string-value="NAP">
            <text:p>NAP</text:p>
          </table:table-cell>
          <table:table-cell table:style-name="ce120" table:formula="of:=[.L259]&amp;[.I259]" office:value-type="string" office:string-value="NAP">
            <text:p>NAP</text:p>
          </table:table-cell>
          <table:table-cell table:style-name="ce122" table:formula="of:=[.K259]&amp;[.J259]&amp;[.H259]" office:value-type="string" office:string-value="N2018AP">
            <text:p>N2018AP</text:p>
          </table:table-cell>
          <table:table-cell table:style-name="ce120" table:formula="of:=[.K259]&amp;[.J259]&amp;[.I259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6F318495</text:p>
          </table:table-cell>
          <table:table-cell table:style-name="ce46" office:value-type="date" office:date-value="2016-01-29">
            <text:p>29/01/16</text:p>
          </table:table-cell>
          <table:table-cell table:style-name="ce70" office:value-type="float" office:value="-0.64">
            <text:p>-0,64</text:p>
          </table:table-cell>
          <table:table-cell table:style-name="ce87" office:value-type="float" office:value="-1">
            <text:p>-1,00</text:p>
          </table:table-cell>
          <table:table-cell table:style-name="ce70" office:value-type="float" office:value="-17.6">
            <text:p>-17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60])" office:value-type="float" office:value="2016">
            <text:p>2016</text:p>
          </table:table-cell>
          <table:table-cell table:style-name="ce120" table:formula="of:=RIGHT(LEFT([.C260];4))" office:value-type="string" office:string-value="F">
            <text:p>F</text:p>
          </table:table-cell>
          <table:table-cell table:style-name="ce122" table:formula="of:=[.K260]&amp;[.H260]" office:value-type="string" office:string-value="FRP1">
            <text:p>FRP1</text:p>
          </table:table-cell>
          <table:table-cell table:style-name="ce120" table:formula="of:=[.L260]&amp;[.I260]" office:value-type="string" office:string-value="FRP1N">
            <text:p>FRP1N</text:p>
          </table:table-cell>
          <table:table-cell table:style-name="ce122" table:formula="of:=[.K260]&amp;[.J260]&amp;[.H260]" office:value-type="string" office:string-value="F2016RP1">
            <text:p>F2016RP1</text:p>
          </table:table-cell>
          <table:table-cell table:style-name="ce120" table:formula="of:=[.K260]&amp;[.J260]&amp;[.I260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1F286655</text:p>
          </table:table-cell>
          <table:table-cell table:style-name="ce46" office:value-type="date" office:date-value="2012-02-29">
            <text:p>29/02/12</text:p>
          </table:table-cell>
          <table:table-cell table:style-name="ce71" office:value-type="float" office:value="1.26">
            <text:p>1,26</text:p>
          </table:table-cell>
          <table:table-cell table:style-name="ce86" office:value-type="float" office:value="-1.2">
            <text:p>-1,20</text:p>
          </table:table-cell>
          <table:table-cell table:style-name="ce96" office:value-type="float" office:value="-21.4">
            <text:p>-21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61])" office:value-type="float" office:value="2012">
            <text:p>2012</text:p>
          </table:table-cell>
          <table:table-cell table:style-name="ce120" table:formula="of:=RIGHT(LEFT([.C261];4))" office:value-type="string" office:string-value="F">
            <text:p>F</text:p>
          </table:table-cell>
          <table:table-cell table:style-name="ce122" table:formula="of:=[.K261]&amp;[.H261]" office:value-type="string" office:string-value="FRP1">
            <text:p>FRP1</text:p>
          </table:table-cell>
          <table:table-cell table:style-name="ce120" table:formula="of:=[.L261]&amp;[.I261]" office:value-type="string" office:string-value="FRP1N">
            <text:p>FRP1N</text:p>
          </table:table-cell>
          <table:table-cell table:style-name="ce122" table:formula="of:=[.K261]&amp;[.J261]&amp;[.H261]" office:value-type="string" office:string-value="F2012RP1">
            <text:p>F2012RP1</text:p>
          </table:table-cell>
          <table:table-cell table:style-name="ce120" table:formula="of:=[.K261]&amp;[.J261]&amp;[.I261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7F209044</text:p>
          </table:table-cell>
          <table:table-cell table:style-name="ce46" office:value-type="date" office:date-value="2016-04-04">
            <text:p>04/04/16</text:p>
          </table:table-cell>
          <table:table-cell table:style-name="ce69" office:value-type="float" office:value="-1.14">
            <text:p>-1,14</text:p>
          </table:table-cell>
          <table:table-cell table:style-name="ce86" office:value-type="float" office:value="-1.6">
            <text:p>-1,60</text:p>
          </table:table-cell>
          <table:table-cell table:style-name="ce69" office:value-type="float" office:value="-34.6">
            <text:p>-34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62])" office:value-type="float" office:value="2016">
            <text:p>2016</text:p>
          </table:table-cell>
          <table:table-cell table:style-name="ce120" table:formula="of:=RIGHT(LEFT([.C262];4))" office:value-type="string" office:string-value="F">
            <text:p>F</text:p>
          </table:table-cell>
          <table:table-cell table:style-name="ce122" table:formula="of:=[.K262]&amp;[.H262]" office:value-type="string" office:string-value="FRP1">
            <text:p>FRP1</text:p>
          </table:table-cell>
          <table:table-cell table:style-name="ce120" table:formula="of:=[.L262]&amp;[.I262]" office:value-type="string" office:string-value="FRP1N">
            <text:p>FRP1N</text:p>
          </table:table-cell>
          <table:table-cell table:style-name="ce122" table:formula="of:=[.K262]&amp;[.J262]&amp;[.H262]" office:value-type="string" office:string-value="F2016RP1">
            <text:p>F2016RP1</text:p>
          </table:table-cell>
          <table:table-cell table:style-name="ce120" table:formula="of:=[.K262]&amp;[.J262]&amp;[.I262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1F286097</text:p>
          </table:table-cell>
          <table:table-cell table:style-name="ce46" office:value-type="date" office:date-value="2012-03-06">
            <text:p>06/03/12</text:p>
          </table:table-cell>
          <table:table-cell table:style-name="ce69" office:value-type="float" office:value="1.36">
            <text:p>1,36</text:p>
          </table:table-cell>
          <table:table-cell table:style-name="ce86" office:value-type="float" office:value="-0.6">
            <text:p>-0,60</text:p>
          </table:table-cell>
          <table:table-cell table:style-name="ce69" office:value-type="float" office:value="-29">
            <text:p>-29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63])" office:value-type="float" office:value="2012">
            <text:p>2012</text:p>
          </table:table-cell>
          <table:table-cell table:style-name="ce120" table:formula="of:=RIGHT(LEFT([.C263];4))" office:value-type="string" office:string-value="F">
            <text:p>F</text:p>
          </table:table-cell>
          <table:table-cell table:style-name="ce122" table:formula="of:=[.K263]&amp;[.H263]" office:value-type="string" office:string-value="FRP1">
            <text:p>FRP1</text:p>
          </table:table-cell>
          <table:table-cell table:style-name="ce120" table:formula="of:=[.L263]&amp;[.I263]" office:value-type="string" office:string-value="FRP1N">
            <text:p>FRP1N</text:p>
          </table:table-cell>
          <table:table-cell table:style-name="ce122" table:formula="of:=[.K263]&amp;[.J263]&amp;[.H263]" office:value-type="string" office:string-value="F2012RP1">
            <text:p>F2012RP1</text:p>
          </table:table-cell>
          <table:table-cell table:style-name="ce120" table:formula="of:=[.K263]&amp;[.J263]&amp;[.I263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3S585149</text:p>
          </table:table-cell>
          <table:table-cell table:style-name="ce46" office:value-type="date" office:date-value="2010-05-27">
            <text:p>27/05/10</text:p>
          </table:table-cell>
          <table:table-cell table:style-name="ce69" office:value-type="float" office:value="-3.26">
            <text:p>-3,26</text:p>
          </table:table-cell>
          <table:table-cell table:style-name="ce86" office:value-type="float" office:value="-15.4">
            <text:p>-15,40</text:p>
          </table:table-cell>
          <table:table-cell table:style-name="ce69" office:value-type="float" office:value="-100">
            <text:p>-100,00</text:p>
          </table:table-cell>
          <table:table-cell table:style-name="ce100" office:value-type="string">
            <text:p>RP2</text:p>
          </table:table-cell>
          <table:table-cell table:style-name="ce100" office:value-type="string">
            <text:p>N</text:p>
          </table:table-cell>
          <table:table-cell table:style-name="ce116" table:formula="of:=YEAR([.D264])" office:value-type="float" office:value="2010">
            <text:p>2010</text:p>
          </table:table-cell>
          <table:table-cell table:style-name="ce120" table:formula="of:=RIGHT(LEFT([.C264];4))" office:value-type="string" office:string-value="S">
            <text:p>S</text:p>
          </table:table-cell>
          <table:table-cell table:style-name="ce122" table:formula="of:=[.K264]&amp;[.H264]" office:value-type="string" office:string-value="SRP2">
            <text:p>SRP2</text:p>
          </table:table-cell>
          <table:table-cell table:style-name="ce120" table:formula="of:=[.L264]&amp;[.I264]" office:value-type="string" office:string-value="SRP2N">
            <text:p>SRP2N</text:p>
          </table:table-cell>
          <table:table-cell table:style-name="ce122" table:formula="of:=[.K264]&amp;[.J264]&amp;[.H264]" office:value-type="string" office:string-value="S2010RP2">
            <text:p>S2010RP2</text:p>
          </table:table-cell>
          <table:table-cell table:style-name="ce120" table:formula="of:=[.K264]&amp;[.J264]&amp;[.I264]" office:value-type="string" office:string-value="S2010N">
            <text:p>S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7F207073</text:p>
          </table:table-cell>
          <table:table-cell table:style-name="ce46" office:value-type="date" office:date-value="2016-03-22">
            <text:p>22/03/16</text:p>
          </table:table-cell>
          <table:table-cell table:style-name="ce69" office:value-type="float" office:value="-0.7">
            <text:p>-0,70</text:p>
          </table:table-cell>
          <table:table-cell table:style-name="ce86" office:value-type="float" office:value="0.8">
            <text:p>0,80</text:p>
          </table:table-cell>
          <table:table-cell table:style-name="ce69" office:value-type="float" office:value="-6.4">
            <text:p>-6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65])" office:value-type="float" office:value="2016">
            <text:p>2016</text:p>
          </table:table-cell>
          <table:table-cell table:style-name="ce120" table:formula="of:=RIGHT(LEFT([.C265];4))" office:value-type="string" office:string-value="F">
            <text:p>F</text:p>
          </table:table-cell>
          <table:table-cell table:style-name="ce122" table:formula="of:=[.K265]&amp;[.H265]" office:value-type="string" office:string-value="FAP">
            <text:p>FAP</text:p>
          </table:table-cell>
          <table:table-cell table:style-name="ce120" table:formula="of:=[.L265]&amp;[.I265]" office:value-type="string" office:string-value="FAP">
            <text:p>FAP</text:p>
          </table:table-cell>
          <table:table-cell table:style-name="ce122" table:formula="of:=[.K265]&amp;[.J265]&amp;[.H265]" office:value-type="string" office:string-value="F2016AP">
            <text:p>F2016AP</text:p>
          </table:table-cell>
          <table:table-cell table:style-name="ce120" table:formula="of:=[.K265]&amp;[.J265]&amp;[.I265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26" office:value-type="string">
            <text:p>A06F281123</text:p>
          </table:table-cell>
          <table:table-cell table:style-name="ce46" office:value-type="date" office:date-value="2012-10-05">
            <text:p>05/10/12</text:p>
          </table:table-cell>
          <table:table-cell table:style-name="ce69" office:value-type="float" office:value="-0.96">
            <text:p>-0,96</text:p>
          </table:table-cell>
          <table:table-cell table:style-name="ce86" office:value-type="float" office:value="-2.4">
            <text:p>-2,40</text:p>
          </table:table-cell>
          <table:table-cell table:style-name="ce69" office:value-type="float" office:value="-53.4">
            <text:p>-53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66])" office:value-type="float" office:value="2012">
            <text:p>2012</text:p>
          </table:table-cell>
          <table:table-cell table:style-name="ce120" table:formula="of:=RIGHT(LEFT([.C266];4))" office:value-type="string" office:string-value="F">
            <text:p>F</text:p>
          </table:table-cell>
          <table:table-cell table:style-name="ce122" table:formula="of:=[.K266]&amp;[.H266]" office:value-type="string" office:string-value="FRP1">
            <text:p>FRP1</text:p>
          </table:table-cell>
          <table:table-cell table:style-name="ce120" table:formula="of:=[.L266]&amp;[.I266]" office:value-type="string" office:string-value="FRP1N">
            <text:p>FRP1N</text:p>
          </table:table-cell>
          <table:table-cell table:style-name="ce122" table:formula="of:=[.K266]&amp;[.J266]&amp;[.H266]" office:value-type="string" office:string-value="F2012RP1">
            <text:p>F2012RP1</text:p>
          </table:table-cell>
          <table:table-cell table:style-name="ce120" table:formula="of:=[.K266]&amp;[.J266]&amp;[.I266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4S425898</text:p>
          </table:table-cell>
          <table:table-cell table:style-name="ce46" office:value-type="date" office:date-value="2013-11-28">
            <text:p>28/11/13</text:p>
          </table:table-cell>
          <table:table-cell table:style-name="ce70" office:value-type="float" office:value="0.5">
            <text:p>0,50</text:p>
          </table:table-cell>
          <table:table-cell table:style-name="ce87" office:value-type="float" office:value="0.8">
            <text:p>0,80</text:p>
          </table:table-cell>
          <table:table-cell table:style-name="ce70" office:value-type="float" office:value="-3.6">
            <text:p>-3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67])" office:value-type="float" office:value="2013">
            <text:p>2013</text:p>
          </table:table-cell>
          <table:table-cell table:style-name="ce120" table:formula="of:=RIGHT(LEFT([.C267];4))" office:value-type="string" office:string-value="S">
            <text:p>S</text:p>
          </table:table-cell>
          <table:table-cell table:style-name="ce122" table:formula="of:=[.K267]&amp;[.H267]" office:value-type="string" office:string-value="SAP">
            <text:p>SAP</text:p>
          </table:table-cell>
          <table:table-cell table:style-name="ce120" table:formula="of:=[.L267]&amp;[.I267]" office:value-type="string" office:string-value="SAP">
            <text:p>SAP</text:p>
          </table:table-cell>
          <table:table-cell table:style-name="ce122" table:formula="of:=[.K267]&amp;[.J267]&amp;[.H267]" office:value-type="string" office:string-value="S2013AP">
            <text:p>S2013AP</text:p>
          </table:table-cell>
          <table:table-cell table:style-name="ce120" table:formula="of:=[.K267]&amp;[.J267]&amp;[.I267]" office:value-type="string" office:string-value="S2013">
            <text:p>S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4S040824</text:p>
          </table:table-cell>
          <table:table-cell table:style-name="ce46" office:value-type="date" office:date-value="2009-09-11">
            <text:p>11/09/09</text:p>
          </table:table-cell>
          <table:table-cell table:style-name="ce64" office:value-type="float" office:value="-1.1">
            <text:p>-1,10</text:p>
          </table:table-cell>
          <table:table-cell table:style-name="ce54" office:value-type="float" office:value="0">
            <text:p>0,00</text:p>
          </table:table-cell>
          <table:table-cell table:style-name="ce64" office:value-type="float" office:value="-2.6">
            <text:p>-2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68])" office:value-type="float" office:value="2009">
            <text:p>2009</text:p>
          </table:table-cell>
          <table:table-cell table:style-name="ce120" table:formula="of:=RIGHT(LEFT([.C268];4))" office:value-type="string" office:string-value="S">
            <text:p>S</text:p>
          </table:table-cell>
          <table:table-cell table:style-name="ce122" table:formula="of:=[.K268]&amp;[.H268]" office:value-type="string" office:string-value="SAP">
            <text:p>SAP</text:p>
          </table:table-cell>
          <table:table-cell table:style-name="ce120" table:formula="of:=[.L268]&amp;[.I268]" office:value-type="string" office:string-value="SAP">
            <text:p>SAP</text:p>
          </table:table-cell>
          <table:table-cell table:style-name="ce122" table:formula="of:=[.K268]&amp;[.J268]&amp;[.H268]" office:value-type="string" office:string-value="S2009AP">
            <text:p>S2009AP</text:p>
          </table:table-cell>
          <table:table-cell table:style-name="ce120" table:formula="of:=[.K268]&amp;[.J268]&amp;[.I268]" office:value-type="string" office:string-value="S2009">
            <text:p>S2009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6F255448</text:p>
          </table:table-cell>
          <table:table-cell table:style-name="ce46" office:value-type="date" office:date-value="2017-01-30">
            <text:p>30/01/17</text:p>
          </table:table-cell>
          <table:table-cell table:style-name="ce57" office:value-type="float" office:value="-1.54">
            <text:p>-1,54</text:p>
          </table:table-cell>
          <table:table-cell table:style-name="ce54" office:value-type="float" office:value="-3.4">
            <text:p>-3,40</text:p>
          </table:table-cell>
          <table:table-cell table:style-name="ce57" office:value-type="float" office:value="-14.6">
            <text:p>-14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69])" office:value-type="float" office:value="2017">
            <text:p>2017</text:p>
          </table:table-cell>
          <table:table-cell table:style-name="ce120" table:formula="of:=RIGHT(LEFT([.C269];4))" office:value-type="string" office:string-value="F">
            <text:p>F</text:p>
          </table:table-cell>
          <table:table-cell table:style-name="ce122" table:formula="of:=[.K269]&amp;[.H269]" office:value-type="string" office:string-value="FRP1">
            <text:p>FRP1</text:p>
          </table:table-cell>
          <table:table-cell table:style-name="ce120" table:formula="of:=[.L269]&amp;[.I269]" office:value-type="string" office:string-value="FRP1N">
            <text:p>FRP1N</text:p>
          </table:table-cell>
          <table:table-cell table:style-name="ce122" table:formula="of:=[.K269]&amp;[.J269]&amp;[.H269]" office:value-type="string" office:string-value="F2017RP1">
            <text:p>F2017RP1</text:p>
          </table:table-cell>
          <table:table-cell table:style-name="ce120" table:formula="of:=[.K269]&amp;[.J269]&amp;[.I269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1F224460</text:p>
          </table:table-cell>
          <table:table-cell table:style-name="ce46" office:value-type="date" office:date-value="2012-09-26">
            <text:p>26/09/12</text:p>
          </table:table-cell>
          <table:table-cell table:style-name="ce57" office:value-type="float" office:value="0.2">
            <text:p>0,20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-5.4">
            <text:p>-5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70])" office:value-type="float" office:value="2012">
            <text:p>2012</text:p>
          </table:table-cell>
          <table:table-cell table:style-name="ce120" table:formula="of:=RIGHT(LEFT([.C270];4))" office:value-type="string" office:string-value="F">
            <text:p>F</text:p>
          </table:table-cell>
          <table:table-cell table:style-name="ce122" table:formula="of:=[.K270]&amp;[.H270]" office:value-type="string" office:string-value="FAP">
            <text:p>FAP</text:p>
          </table:table-cell>
          <table:table-cell table:style-name="ce120" table:formula="of:=[.L270]&amp;[.I270]" office:value-type="string" office:string-value="FAP">
            <text:p>FAP</text:p>
          </table:table-cell>
          <table:table-cell table:style-name="ce122" table:formula="of:=[.K270]&amp;[.J270]&amp;[.H270]" office:value-type="string" office:string-value="F2012AP">
            <text:p>F2012AP</text:p>
          </table:table-cell>
          <table:table-cell table:style-name="ce120" table:formula="of:=[.K270]&amp;[.J270]&amp;[.I270]" office:value-type="string" office:string-value="F2012">
            <text:p>F2012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7F318156</text:p>
          </table:table-cell>
          <table:table-cell table:style-name="ce46" office:value-type="date" office:date-value="2016-10-19">
            <text:p>19/10/16</text:p>
          </table:table-cell>
          <table:table-cell table:style-name="ce57" office:value-type="float" office:value="-1.6">
            <text:p>-1,6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71])" office:value-type="float" office:value="2016">
            <text:p>2016</text:p>
          </table:table-cell>
          <table:table-cell table:style-name="ce120" table:formula="of:=RIGHT(LEFT([.C271];4))" office:value-type="string" office:string-value="F">
            <text:p>F</text:p>
          </table:table-cell>
          <table:table-cell table:style-name="ce122" table:formula="of:=[.K271]&amp;[.H271]" office:value-type="string" office:string-value="FAP">
            <text:p>FAP</text:p>
          </table:table-cell>
          <table:table-cell table:style-name="ce120" table:formula="of:=[.L271]&amp;[.I271]" office:value-type="string" office:string-value="FAP">
            <text:p>FAP</text:p>
          </table:table-cell>
          <table:table-cell table:style-name="ce122" table:formula="of:=[.K271]&amp;[.J271]&amp;[.H271]" office:value-type="string" office:string-value="F2016AP">
            <text:p>F2016AP</text:p>
          </table:table-cell>
          <table:table-cell table:style-name="ce120" table:formula="of:=[.K271]&amp;[.J271]&amp;[.I271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6F256356</text:p>
          </table:table-cell>
          <table:table-cell table:style-name="ce46" office:value-type="date" office:date-value="2017-01-23">
            <text:p>23/01/17</text:p>
          </table:table-cell>
          <table:table-cell table:style-name="ce69" office:value-type="float" office:value="0.5">
            <text:p>0,50</text:p>
          </table:table-cell>
          <table:table-cell table:style-name="ce86" office:value-type="float" office:value="1">
            <text:p>1,00</text:p>
          </table:table-cell>
          <table:table-cell table:style-name="ce69" office:value-type="float" office:value="-2.4">
            <text:p>-2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72])" office:value-type="float" office:value="2017">
            <text:p>2017</text:p>
          </table:table-cell>
          <table:table-cell table:style-name="ce120" table:formula="of:=RIGHT(LEFT([.C272];4))" office:value-type="string" office:string-value="F">
            <text:p>F</text:p>
          </table:table-cell>
          <table:table-cell table:style-name="ce122" table:formula="of:=[.K272]&amp;[.H272]" office:value-type="string" office:string-value="FAP">
            <text:p>FAP</text:p>
          </table:table-cell>
          <table:table-cell table:style-name="ce120" table:formula="of:=[.L272]&amp;[.I272]" office:value-type="string" office:string-value="FAP">
            <text:p>FAP</text:p>
          </table:table-cell>
          <table:table-cell table:style-name="ce122" table:formula="of:=[.K272]&amp;[.J272]&amp;[.H272]" office:value-type="string" office:string-value="F2017AP">
            <text:p>F2017AP</text:p>
          </table:table-cell>
          <table:table-cell table:style-name="ce120" table:formula="of:=[.K272]&amp;[.J272]&amp;[.I272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9F125025</text:p>
          </table:table-cell>
          <table:table-cell table:style-name="ce46" office:value-type="date" office:date-value="2009-07-01">
            <text:p>01/07/09</text:p>
          </table:table-cell>
          <table:table-cell table:style-name="ce70" office:value-type="float" office:value="-0.24">
            <text:p>-0,24</text:p>
          </table:table-cell>
          <table:table-cell table:style-name="ce87" office:value-type="float" office:value="-1.4">
            <text:p>-1,40</text:p>
          </table:table-cell>
          <table:table-cell table:style-name="ce70" office:value-type="float" office:value="-18.4">
            <text:p>-18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73])" office:value-type="float" office:value="2009">
            <text:p>2009</text:p>
          </table:table-cell>
          <table:table-cell table:style-name="ce120" table:formula="of:=RIGHT(LEFT([.C273];4))" office:value-type="string" office:string-value="F">
            <text:p>F</text:p>
          </table:table-cell>
          <table:table-cell table:style-name="ce122" table:formula="of:=[.K273]&amp;[.H273]" office:value-type="string" office:string-value="FRP1">
            <text:p>FRP1</text:p>
          </table:table-cell>
          <table:table-cell table:style-name="ce120" table:formula="of:=[.L273]&amp;[.I273]" office:value-type="string" office:string-value="FRP1N">
            <text:p>FRP1N</text:p>
          </table:table-cell>
          <table:table-cell table:style-name="ce122" table:formula="of:=[.K273]&amp;[.J273]&amp;[.H273]" office:value-type="string" office:string-value="F2009RP1">
            <text:p>F2009RP1</text:p>
          </table:table-cell>
          <table:table-cell table:style-name="ce120" table:formula="of:=[.K273]&amp;[.J273]&amp;[.I273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0F518276</text:p>
          </table:table-cell>
          <table:table-cell table:style-name="ce46" office:value-type="date" office:date-value="2011-05-02">
            <text:p>02/05/11</text:p>
          </table:table-cell>
          <table:table-cell table:style-name="ce72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74])" office:value-type="float" office:value="2011">
            <text:p>2011</text:p>
          </table:table-cell>
          <table:table-cell table:style-name="ce120" table:formula="of:=RIGHT(LEFT([.C274];4))" office:value-type="string" office:string-value="F">
            <text:p>F</text:p>
          </table:table-cell>
          <table:table-cell table:style-name="ce122" table:formula="of:=[.K274]&amp;[.H274]" office:value-type="string" office:string-value="FRP1">
            <text:p>FRP1</text:p>
          </table:table-cell>
          <table:table-cell table:style-name="ce120" table:formula="of:=[.L274]&amp;[.I274]" office:value-type="string" office:string-value="FRP1N">
            <text:p>FRP1N</text:p>
          </table:table-cell>
          <table:table-cell table:style-name="ce122" table:formula="of:=[.K274]&amp;[.J274]&amp;[.H274]" office:value-type="string" office:string-value="F2011RP1">
            <text:p>F2011RP1</text:p>
          </table:table-cell>
          <table:table-cell table:style-name="ce120" table:formula="of:=[.K274]&amp;[.J274]&amp;[.I274]" office:value-type="string" office:string-value="F2011N">
            <text:p>F2011N</text:p>
          </table:table-cell>
          <table:table-cell table:style-name="ce138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7N302049</text:p>
          </table:table-cell>
          <table:table-cell table:style-name="ce46" office:value-type="date" office:date-value="2018-02-08">
            <text:p>08/02/18</text:p>
          </table:table-cell>
          <table:table-cell table:style-name="ce57" office:value-type="float" office:value="-0.1">
            <text:p>-0,10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1">
            <text:p>-1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75])" office:value-type="float" office:value="2018">
            <text:p>2018</text:p>
          </table:table-cell>
          <table:table-cell table:style-name="ce120" table:formula="of:=RIGHT(LEFT([.C275];4))" office:value-type="string" office:string-value="N">
            <text:p>N</text:p>
          </table:table-cell>
          <table:table-cell table:style-name="ce122" table:formula="of:=[.K275]&amp;[.H275]" office:value-type="string" office:string-value="NAP">
            <text:p>NAP</text:p>
          </table:table-cell>
          <table:table-cell table:style-name="ce120" table:formula="of:=[.L275]&amp;[.I275]" office:value-type="string" office:string-value="NAP">
            <text:p>NAP</text:p>
          </table:table-cell>
          <table:table-cell table:style-name="ce122" table:formula="of:=[.K275]&amp;[.J275]&amp;[.H275]" office:value-type="string" office:string-value="N2018AP">
            <text:p>N2018AP</text:p>
          </table:table-cell>
          <table:table-cell table:style-name="ce120" table:formula="of:=[.K275]&amp;[.J275]&amp;[.I275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0F054878</text:p>
          </table:table-cell>
          <table:table-cell table:style-name="ce46" office:value-type="date" office:date-value="2010-03-22">
            <text:p>22/03/10</text:p>
          </table:table-cell>
          <table:table-cell table:style-name="ce57" office:value-type="float" office:value="-0.06">
            <text:p>-0,06</text:p>
          </table:table-cell>
          <table:table-cell table:style-name="ce54" office:value-type="float" office:value="-3.4">
            <text:p>-3,40</text:p>
          </table:table-cell>
          <table:table-cell table:style-name="ce57" office:value-type="float" office:value="-24">
            <text:p>-24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76])" office:value-type="float" office:value="2010">
            <text:p>2010</text:p>
          </table:table-cell>
          <table:table-cell table:style-name="ce120" table:formula="of:=RIGHT(LEFT([.C276];4))" office:value-type="string" office:string-value="F">
            <text:p>F</text:p>
          </table:table-cell>
          <table:table-cell table:style-name="ce122" table:formula="of:=[.K276]&amp;[.H276]" office:value-type="string" office:string-value="FRP1">
            <text:p>FRP1</text:p>
          </table:table-cell>
          <table:table-cell table:style-name="ce120" table:formula="of:=[.L276]&amp;[.I276]" office:value-type="string" office:string-value="FRP1N">
            <text:p>FRP1N</text:p>
          </table:table-cell>
          <table:table-cell table:style-name="ce122" table:formula="of:=[.K276]&amp;[.J276]&amp;[.H276]" office:value-type="string" office:string-value="F2010RP1">
            <text:p>F2010RP1</text:p>
          </table:table-cell>
          <table:table-cell table:style-name="ce120" table:formula="of:=[.K276]&amp;[.J276]&amp;[.I276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15F212076</text:p>
          </table:table-cell>
          <table:table-cell table:style-name="ce46" office:value-type="date" office:date-value="2015-08-25">
            <text:p>25/08/15</text:p>
          </table:table-cell>
          <table:table-cell table:style-name="ce57" office:value-type="float" office:value="-1.2">
            <text:p>-1,20</text:p>
          </table:table-cell>
          <table:table-cell table:style-name="ce54" office:value-type="float" office:value="2">
            <text:p>2,00</text:p>
          </table:table-cell>
          <table:table-cell table:style-name="ce57" office:value-type="float" office:value="-10.6">
            <text:p>-10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77])" office:value-type="float" office:value="2015">
            <text:p>2015</text:p>
          </table:table-cell>
          <table:table-cell table:style-name="ce120" table:formula="of:=RIGHT(LEFT([.C277];4))" office:value-type="string" office:string-value="F">
            <text:p>F</text:p>
          </table:table-cell>
          <table:table-cell table:style-name="ce122" table:formula="of:=[.K277]&amp;[.H277]" office:value-type="string" office:string-value="FRP1">
            <text:p>FRP1</text:p>
          </table:table-cell>
          <table:table-cell table:style-name="ce120" table:formula="of:=[.L277]&amp;[.I277]" office:value-type="string" office:string-value="FRP1N">
            <text:p>FRP1N</text:p>
          </table:table-cell>
          <table:table-cell table:style-name="ce122" table:formula="of:=[.K277]&amp;[.J277]&amp;[.H277]" office:value-type="string" office:string-value="F2015RP1">
            <text:p>F2015RP1</text:p>
          </table:table-cell>
          <table:table-cell table:style-name="ce120" table:formula="of:=[.K277]&amp;[.J277]&amp;[.I277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4L392495</text:p>
          </table:table-cell>
          <table:table-cell table:style-name="ce46" office:value-type="date" office:date-value="2012-08-07">
            <text:p>07/08/12</text:p>
          </table:table-cell>
          <table:table-cell table:style-name="ce70" office:value-type="float" office:value="0.4">
            <text:p>0,40</text:p>
          </table:table-cell>
          <table:table-cell table:style-name="ce87" office:value-type="float" office:value="0">
            <text:p>0,00</text:p>
          </table:table-cell>
          <table:table-cell table:style-name="ce70" office:value-type="float" office:value="-5">
            <text:p>-5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78])" office:value-type="float" office:value="2012">
            <text:p>2012</text:p>
          </table:table-cell>
          <table:table-cell table:style-name="ce120" table:formula="of:=RIGHT(LEFT([.C278];4))" office:value-type="string" office:string-value="L">
            <text:p>L</text:p>
          </table:table-cell>
          <table:table-cell table:style-name="ce122" table:formula="of:=[.K278]&amp;[.H278]" office:value-type="string" office:string-value="LAP">
            <text:p>LAP</text:p>
          </table:table-cell>
          <table:table-cell table:style-name="ce120" table:formula="of:=[.L278]&amp;[.I278]" office:value-type="string" office:string-value="LAP">
            <text:p>LAP</text:p>
          </table:table-cell>
          <table:table-cell table:style-name="ce122" table:formula="of:=[.K278]&amp;[.J278]&amp;[.H278]" office:value-type="string" office:string-value="L2012AP">
            <text:p>L2012AP</text:p>
          </table:table-cell>
          <table:table-cell table:style-name="ce120" table:formula="of:=[.K278]&amp;[.J278]&amp;[.I278]" office:value-type="string" office:string-value="L2012">
            <text:p>L2012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7">
            <text:p>17/04/18</text:p>
          </table:table-cell>
          <table:table-cell table:style-name="ce36" office:value-type="string">
            <text:p>A06F354107</text:p>
          </table:table-cell>
          <table:table-cell table:style-name="ce46" office:value-type="date" office:date-value="2016-04-28">
            <text:p>28/04/16</text:p>
          </table:table-cell>
          <table:table-cell table:style-name="ce57" office:value-type="float" office:value="-0.8">
            <text:p>-0,80</text:p>
          </table:table-cell>
          <table:table-cell table:style-name="ce54" office:value-type="float" office:value="1.4">
            <text:p>1,40</text:p>
          </table:table-cell>
          <table:table-cell table:style-name="ce57" office:value-type="float" office:value="1.6">
            <text:p>1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79])" office:value-type="float" office:value="2016">
            <text:p>2016</text:p>
          </table:table-cell>
          <table:table-cell table:style-name="ce120" table:formula="of:=RIGHT(LEFT([.C279];4))" office:value-type="string" office:string-value="F">
            <text:p>F</text:p>
          </table:table-cell>
          <table:table-cell table:style-name="ce122" table:formula="of:=[.K279]&amp;[.H279]" office:value-type="string" office:string-value="FAP">
            <text:p>FAP</text:p>
          </table:table-cell>
          <table:table-cell table:style-name="ce120" table:formula="of:=[.L279]&amp;[.I279]" office:value-type="string" office:string-value="FAP">
            <text:p>FAP</text:p>
          </table:table-cell>
          <table:table-cell table:style-name="ce122" table:formula="of:=[.K279]&amp;[.J279]&amp;[.H279]" office:value-type="string" office:string-value="F2016AP">
            <text:p>F2016AP</text:p>
          </table:table-cell>
          <table:table-cell table:style-name="ce120" table:formula="of:=[.K279]&amp;[.J279]&amp;[.I279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7" office:value-type="string">
            <text:p>UN-MTN </text:p>
          </table:table-cell>
          <table:table-cell table:style-name="ce14" office:value-type="date" office:date-value="2018-04-17">
            <text:p>17/04/18</text:p>
          </table:table-cell>
          <table:table-cell table:style-name="ce37" office:value-type="string">
            <text:p>A07S037575</text:p>
          </table:table-cell>
          <table:table-cell table:style-name="ce47" office:value-type="date" office:date-value="2010-07-22">
            <text:p>22/07/10</text:p>
          </table:table-cell>
          <table:table-cell table:style-name="ce73" office:value-type="float" office:value="-3.96">
            <text:p>-3,96</text:p>
          </table:table-cell>
          <table:table-cell table:style-name="ce89" office:value-type="float" office:value="-4.4">
            <text:p>-4,40</text:p>
          </table:table-cell>
          <table:table-cell table:style-name="ce73" office:value-type="float" office:value="-26.2">
            <text:p>-26,2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280])" office:value-type="float" office:value="2010">
            <text:p>2010</text:p>
          </table:table-cell>
          <table:table-cell table:style-name="ce120" table:formula="of:=RIGHT(LEFT([.C280];4))" office:value-type="string" office:string-value="S">
            <text:p>S</text:p>
          </table:table-cell>
          <table:table-cell table:style-name="ce122" table:formula="of:=[.K280]&amp;[.H280]" office:value-type="string" office:string-value="SRP1">
            <text:p>SRP1</text:p>
          </table:table-cell>
          <table:table-cell table:style-name="ce120" table:formula="of:=[.L280]&amp;[.I280]" office:value-type="string" office:string-value="SRP1N">
            <text:p>SRP1N</text:p>
          </table:table-cell>
          <table:table-cell table:style-name="ce122" table:formula="of:=[.K280]&amp;[.J280]&amp;[.H280]" office:value-type="string" office:string-value="S2010RP1">
            <text:p>S2010RP1</text:p>
          </table:table-cell>
          <table:table-cell table:style-name="ce120" table:formula="of:=[.K280]&amp;[.J280]&amp;[.I280]" office:value-type="string" office:string-value="S2010N">
            <text:p>S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3" office:value-type="date" office:date-value="2018-04-18">
            <text:p>18/04/18</text:p>
          </table:table-cell>
          <table:table-cell table:style-name="ce36" office:value-type="string">
            <text:p>A06N413360</text:p>
          </table:table-cell>
          <table:table-cell table:style-name="ce46" office:value-type="date" office:date-value="2006-12-12">
            <text:p>12/12/06</text:p>
          </table:table-cell>
          <table:table-cell table:style-name="ce69" office:value-type="string">
            <text:p>-</text:p>
          </table:table-cell>
          <table:table-cell table:style-name="ce8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81])" office:value-type="float" office:value="2006">
            <text:p>2006</text:p>
          </table:table-cell>
          <table:table-cell table:style-name="ce120" table:formula="of:=RIGHT(LEFT([.C281];4))" office:value-type="string" office:string-value="N">
            <text:p>N</text:p>
          </table:table-cell>
          <table:table-cell table:style-name="ce122" table:formula="of:=[.K281]&amp;[.H281]" office:value-type="string" office:string-value="NRP1">
            <text:p>NRP1</text:p>
          </table:table-cell>
          <table:table-cell table:style-name="ce120" table:formula="of:=[.L281]&amp;[.I281]" office:value-type="string" office:string-value="NRP1N">
            <text:p>NRP1N</text:p>
          </table:table-cell>
          <table:table-cell table:style-name="ce122" table:formula="of:=[.K281]&amp;[.J281]&amp;[.H281]" office:value-type="string" office:string-value="N2006RP1">
            <text:p>N2006RP1</text:p>
          </table:table-cell>
          <table:table-cell table:style-name="ce120" table:formula="of:=[.K281]&amp;[.J281]&amp;[.I281]" office:value-type="string" office:string-value="N2006N">
            <text:p>N2006N</text:p>
          </table:table-cell>
          <table:table-cell table:style-name="ce138" office:value-type="string">
            <text:p>Hid. Com caracteristicas heterioligica afetada sem cond. De verificação</text:p>
          </table:table-cell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8">
            <text:p>18/04/18</text:p>
          </table:table-cell>
          <table:table-cell table:style-name="ce36" office:value-type="string">
            <text:p>A14N014643</text:p>
          </table:table-cell>
          <table:table-cell table:style-name="ce46" office:value-type="date" office:date-value="2016-08-09">
            <text:p>09/08/16</text:p>
          </table:table-cell>
          <table:table-cell table:style-name="ce64" office:value-type="float" office:value="2">
            <text:p>2,00</text:p>
          </table:table-cell>
          <table:table-cell table:style-name="ce54" office:value-type="float" office:value="3">
            <text:p>3,00</text:p>
          </table:table-cell>
          <table:table-cell table:style-name="ce64" office:value-type="float" office:value="2">
            <text:p>2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82])" office:value-type="float" office:value="2016">
            <text:p>2016</text:p>
          </table:table-cell>
          <table:table-cell table:style-name="ce120" table:formula="of:=RIGHT(LEFT([.C282];4))" office:value-type="string" office:string-value="N">
            <text:p>N</text:p>
          </table:table-cell>
          <table:table-cell table:style-name="ce122" table:formula="of:=[.K282]&amp;[.H282]" office:value-type="string" office:string-value="NAP">
            <text:p>NAP</text:p>
          </table:table-cell>
          <table:table-cell table:style-name="ce120" table:formula="of:=[.L282]&amp;[.I282]" office:value-type="string" office:string-value="NAP">
            <text:p>NAP</text:p>
          </table:table-cell>
          <table:table-cell table:style-name="ce122" table:formula="of:=[.K282]&amp;[.J282]&amp;[.H282]" office:value-type="string" office:string-value="N2016AP">
            <text:p>N2016AP</text:p>
          </table:table-cell>
          <table:table-cell table:style-name="ce120" table:formula="of:=[.K282]&amp;[.J282]&amp;[.I282]" office:value-type="string" office:string-value="N2016">
            <text:p>N2016</text:p>
          </table:table-cell>
          <table:table-cell table:style-name="ce138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3" office:value-type="date" office:date-value="2018-04-18">
            <text:p>18/04/18</text:p>
          </table:table-cell>
          <table:table-cell table:style-name="ce36" office:value-type="string">
            <text:p>A04S217371</text:p>
          </table:table-cell>
          <table:table-cell table:style-name="ce48" office:value-type="date" office:date-value="2013-08-13">
            <text:p>13/08/13</text:p>
          </table:table-cell>
          <table:table-cell table:style-name="ce74" office:value-type="float" office:value="-0.2">
            <text:p>-0,20</text:p>
          </table:table-cell>
          <table:table-cell table:style-name="ce90" office:value-type="float" office:value="0">
            <text:p>0,00</text:p>
          </table:table-cell>
          <table:table-cell table:style-name="ce74" office:value-type="float" office:value="-3">
            <text:p>-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83])" office:value-type="float" office:value="2013">
            <text:p>2013</text:p>
          </table:table-cell>
          <table:table-cell table:style-name="ce120" table:formula="of:=RIGHT(LEFT([.C283];4))" office:value-type="string" office:string-value="S">
            <text:p>S</text:p>
          </table:table-cell>
          <table:table-cell table:style-name="ce122" table:formula="of:=[.K283]&amp;[.H283]" office:value-type="string" office:string-value="SAP">
            <text:p>SAP</text:p>
          </table:table-cell>
          <table:table-cell table:style-name="ce120" table:formula="of:=[.L283]&amp;[.I283]" office:value-type="string" office:string-value="SAP">
            <text:p>SAP</text:p>
          </table:table-cell>
          <table:table-cell table:style-name="ce122" table:formula="of:=[.K283]&amp;[.J283]&amp;[.H283]" office:value-type="string" office:string-value="S2013AP">
            <text:p>S2013AP</text:p>
          </table:table-cell>
          <table:table-cell table:style-name="ce120" table:formula="of:=[.K283]&amp;[.J283]&amp;[.I283]" office:value-type="string" office:string-value="S2013">
            <text:p>S2013</text:p>
          </table:table-cell>
          <table:table-cell table:style-name="ce13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8">
            <text:p>18/04/18</text:p>
          </table:table-cell>
          <table:table-cell table:style-name="ce36" office:value-type="string">
            <text:p>A14L277791</text:p>
          </table:table-cell>
          <table:table-cell table:style-name="ce46" office:value-type="date" office:date-value="2016-10-10">
            <text:p>10/10/16</text:p>
          </table:table-cell>
          <table:table-cell table:style-name="ce74" office:value-type="float" office:value="2">
            <text:p>2,00</text:p>
          </table:table-cell>
          <table:table-cell table:style-name="ce90" office:value-type="float" office:value="3">
            <text:p>3,00</text:p>
          </table:table-cell>
          <table:table-cell table:style-name="ce74" office:value-type="float" office:value="-0.4">
            <text:p>-0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84])" office:value-type="float" office:value="2016">
            <text:p>2016</text:p>
          </table:table-cell>
          <table:table-cell table:style-name="ce120" table:formula="of:=RIGHT(LEFT([.C284];4))" office:value-type="string" office:string-value="L">
            <text:p>L</text:p>
          </table:table-cell>
          <table:table-cell table:style-name="ce122" table:formula="of:=[.K284]&amp;[.H284]" office:value-type="string" office:string-value="LAP">
            <text:p>LAP</text:p>
          </table:table-cell>
          <table:table-cell table:style-name="ce120" table:formula="of:=[.L284]&amp;[.I284]" office:value-type="string" office:string-value="LAP">
            <text:p>LAP</text:p>
          </table:table-cell>
          <table:table-cell table:style-name="ce122" table:formula="of:=[.K284]&amp;[.J284]&amp;[.H284]" office:value-type="string" office:string-value="L2016AP">
            <text:p>L2016AP</text:p>
          </table:table-cell>
          <table:table-cell table:style-name="ce120" table:formula="of:=[.K284]&amp;[.J284]&amp;[.I284]" office:value-type="string" office:string-value="L2016">
            <text:p>L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07F345688</text:p>
          </table:table-cell>
          <table:table-cell table:style-name="ce49" office:value-type="date" office:date-value="2008-03-28">
            <text:p>28/03/08</text:p>
          </table:table-cell>
          <table:table-cell table:style-name="ce57" office:value-type="float" office:value="0.94">
            <text:p>0,94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27.4">
            <text:p>-27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85])" office:value-type="float" office:value="2008">
            <text:p>2008</text:p>
          </table:table-cell>
          <table:table-cell table:style-name="ce120" table:formula="of:=RIGHT(LEFT([.C285];4))" office:value-type="string" office:string-value="F">
            <text:p>F</text:p>
          </table:table-cell>
          <table:table-cell table:style-name="ce122" table:formula="of:=[.K285]&amp;[.H285]" office:value-type="string" office:string-value="FRP1">
            <text:p>FRP1</text:p>
          </table:table-cell>
          <table:table-cell table:style-name="ce120" table:formula="of:=[.L285]&amp;[.I285]" office:value-type="string" office:string-value="FRP1N">
            <text:p>FRP1N</text:p>
          </table:table-cell>
          <table:table-cell table:style-name="ce122" table:formula="of:=[.K285]&amp;[.J285]&amp;[.H285]" office:value-type="string" office:string-value="F2008RP1">
            <text:p>F2008RP1</text:p>
          </table:table-cell>
          <table:table-cell table:style-name="ce120" table:formula="of:=[.K285]&amp;[.J285]&amp;[.I285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0F178794</text:p>
          </table:table-cell>
          <table:table-cell table:style-name="ce46" office:value-type="date" office:date-value="2010-08-25">
            <text:p>25/08/10</text:p>
          </table:table-cell>
          <table:table-cell table:style-name="ce74" office:value-type="float" office:value="1.66">
            <text:p>1,66</text:p>
          </table:table-cell>
          <table:table-cell table:style-name="ce90" office:value-type="float" office:value="0">
            <text:p>0,00</text:p>
          </table:table-cell>
          <table:table-cell table:style-name="ce74" office:value-type="float" office:value="-97.6">
            <text:p>-97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86])" office:value-type="float" office:value="2010">
            <text:p>2010</text:p>
          </table:table-cell>
          <table:table-cell table:style-name="ce120" table:formula="of:=RIGHT(LEFT([.C286];4))" office:value-type="string" office:string-value="F">
            <text:p>F</text:p>
          </table:table-cell>
          <table:table-cell table:style-name="ce122" table:formula="of:=[.K286]&amp;[.H286]" office:value-type="string" office:string-value="FRP1">
            <text:p>FRP1</text:p>
          </table:table-cell>
          <table:table-cell table:style-name="ce120" table:formula="of:=[.L286]&amp;[.I286]" office:value-type="string" office:string-value="FRP1N">
            <text:p>FRP1N</text:p>
          </table:table-cell>
          <table:table-cell table:style-name="ce122" table:formula="of:=[.K286]&amp;[.J286]&amp;[.H286]" office:value-type="string" office:string-value="F2010RP1">
            <text:p>F2010RP1</text:p>
          </table:table-cell>
          <table:table-cell table:style-name="ce120" table:formula="of:=[.K286]&amp;[.J286]&amp;[.I286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4F083625</text:p>
          </table:table-cell>
          <table:table-cell table:style-name="ce46" office:value-type="date" office:date-value="2014-05-19">
            <text:p>19/05/14</text:p>
          </table:table-cell>
          <table:table-cell table:style-name="ce74" office:value-type="float" office:value="-0.56">
            <text:p>-0,56</text:p>
          </table:table-cell>
          <table:table-cell table:style-name="ce90" office:value-type="float" office:value="0">
            <text:p>0,00</text:p>
          </table:table-cell>
          <table:table-cell table:style-name="ce74" office:value-type="float" office:value="-24.4">
            <text:p>-24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87])" office:value-type="float" office:value="2014">
            <text:p>2014</text:p>
          </table:table-cell>
          <table:table-cell table:style-name="ce120" table:formula="of:=RIGHT(LEFT([.C287];4))" office:value-type="string" office:string-value="F">
            <text:p>F</text:p>
          </table:table-cell>
          <table:table-cell table:style-name="ce122" table:formula="of:=[.K287]&amp;[.H287]" office:value-type="string" office:string-value="FRP1">
            <text:p>FRP1</text:p>
          </table:table-cell>
          <table:table-cell table:style-name="ce120" table:formula="of:=[.L287]&amp;[.I287]" office:value-type="string" office:string-value="FRP1N">
            <text:p>FRP1N</text:p>
          </table:table-cell>
          <table:table-cell table:style-name="ce122" table:formula="of:=[.K287]&amp;[.J287]&amp;[.H287]" office:value-type="string" office:string-value="F2014RP1">
            <text:p>F2014RP1</text:p>
          </table:table-cell>
          <table:table-cell table:style-name="ce120" table:formula="of:=[.K287]&amp;[.J287]&amp;[.I287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COPE MED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06F426489</text:p>
          </table:table-cell>
          <table:table-cell table:style-name="ce46" office:value-type="date" office:date-value="2014-12-03">
            <text:p>03/12/14</text:p>
          </table:table-cell>
          <table:table-cell table:style-name="ce74" office:value-type="float" office:value="-0.8">
            <text:p>-0,80</text:p>
          </table:table-cell>
          <table:table-cell table:style-name="ce90" office:value-type="float" office:value="-0.4">
            <text:p>-0,40</text:p>
          </table:table-cell>
          <table:table-cell table:style-name="ce74" office:value-type="float" office:value="-7">
            <text:p>-7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88])" office:value-type="float" office:value="2014">
            <text:p>2014</text:p>
          </table:table-cell>
          <table:table-cell table:style-name="ce120" table:formula="of:=RIGHT(LEFT([.C288];4))" office:value-type="string" office:string-value="F">
            <text:p>F</text:p>
          </table:table-cell>
          <table:table-cell table:style-name="ce122" table:formula="of:=[.K288]&amp;[.H288]" office:value-type="string" office:string-value="FAP">
            <text:p>FAP</text:p>
          </table:table-cell>
          <table:table-cell table:style-name="ce120" table:formula="of:=[.L288]&amp;[.I288]" office:value-type="string" office:string-value="FAP">
            <text:p>FAP</text:p>
          </table:table-cell>
          <table:table-cell table:style-name="ce122" table:formula="of:=[.K288]&amp;[.J288]&amp;[.H288]" office:value-type="string" office:string-value="F2014AP">
            <text:p>F2014AP</text:p>
          </table:table-cell>
          <table:table-cell table:style-name="ce120" table:formula="of:=[.K288]&amp;[.J288]&amp;[.I288]" office:value-type="string" office:string-value="F2014">
            <text:p>F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07F212660</text:p>
          </table:table-cell>
          <table:table-cell table:style-name="ce46" office:value-type="date" office:date-value="2008-10-24">
            <text:p>24/10/08</text:p>
          </table:table-cell>
          <table:table-cell table:style-name="ce57" office:value-type="float" office:value="-4.5">
            <text:p>-4,50</text:p>
          </table:table-cell>
          <table:table-cell table:style-name="ce54" office:value-type="float" office:value="-11.6">
            <text:p>-11,60</text:p>
          </table:table-cell>
          <table:table-cell table:style-name="ce57" office:value-type="float" office:value="-99.8">
            <text:p>-99,80</text:p>
          </table:table-cell>
          <table:table-cell table:style-name="ce100" office:value-type="string">
            <text:p>RP2</text:p>
          </table:table-cell>
          <table:table-cell table:style-name="ce100" office:value-type="string">
            <text:p>N</text:p>
          </table:table-cell>
          <table:table-cell table:style-name="ce116" table:formula="of:=YEAR([.D289])" office:value-type="float" office:value="2008">
            <text:p>2008</text:p>
          </table:table-cell>
          <table:table-cell table:style-name="ce120" table:formula="of:=RIGHT(LEFT([.C289];4))" office:value-type="string" office:string-value="F">
            <text:p>F</text:p>
          </table:table-cell>
          <table:table-cell table:style-name="ce122" table:formula="of:=[.K289]&amp;[.H289]" office:value-type="string" office:string-value="FRP2">
            <text:p>FRP2</text:p>
          </table:table-cell>
          <table:table-cell table:style-name="ce120" table:formula="of:=[.L289]&amp;[.I289]" office:value-type="string" office:string-value="FRP2N">
            <text:p>FRP2N</text:p>
          </table:table-cell>
          <table:table-cell table:style-name="ce122" table:formula="of:=[.K289]&amp;[.J289]&amp;[.H289]" office:value-type="string" office:string-value="F2008RP2">
            <text:p>F2008RP2</text:p>
          </table:table-cell>
          <table:table-cell table:style-name="ce120" table:formula="of:=[.K289]&amp;[.J289]&amp;[.I289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5F165915</text:p>
          </table:table-cell>
          <table:table-cell table:style-name="ce46" office:value-type="date" office:date-value="2015-07-14">
            <text:p>14/07/15</text:p>
          </table:table-cell>
          <table:table-cell table:style-name="ce74" office:value-type="float" office:value="1.34">
            <text:p>1,34</text:p>
          </table:table-cell>
          <table:table-cell table:style-name="ce74" office:value-type="float" office:value="-1.6">
            <text:p>-1,60</text:p>
          </table:table-cell>
          <table:table-cell table:style-name="ce74" office:value-type="float" office:value="-14.4">
            <text:p>-14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90])" office:value-type="float" office:value="2015">
            <text:p>2015</text:p>
          </table:table-cell>
          <table:table-cell table:style-name="ce120" table:formula="of:=RIGHT(LEFT([.C290];4))" office:value-type="string" office:string-value="F">
            <text:p>F</text:p>
          </table:table-cell>
          <table:table-cell table:style-name="ce122" table:formula="of:=[.K290]&amp;[.H290]" office:value-type="string" office:string-value="FRP1">
            <text:p>FRP1</text:p>
          </table:table-cell>
          <table:table-cell table:style-name="ce120" table:formula="of:=[.L290]&amp;[.I290]" office:value-type="string" office:string-value="FRP1N">
            <text:p>FRP1N</text:p>
          </table:table-cell>
          <table:table-cell table:style-name="ce122" table:formula="of:=[.K290]&amp;[.J290]&amp;[.H290]" office:value-type="string" office:string-value="F2015RP1">
            <text:p>F2015RP1</text:p>
          </table:table-cell>
          <table:table-cell table:style-name="ce120" table:formula="of:=[.K290]&amp;[.J290]&amp;[.I290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08F461361</text:p>
          </table:table-cell>
          <table:table-cell table:style-name="ce46" office:value-type="date" office:date-value="2015-12-02">
            <text:p>02/12/15</text:p>
          </table:table-cell>
          <table:table-cell table:style-name="ce74" office:value-type="float" office:value="-0.92">
            <text:p>-0,92</text:p>
          </table:table-cell>
          <table:table-cell table:style-name="ce54" office:value-type="float" office:value="-3">
            <text:p>-3,00</text:p>
          </table:table-cell>
          <table:table-cell table:style-name="ce57" office:value-type="float" office:value="-53">
            <text:p>-53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91])" office:value-type="float" office:value="2015">
            <text:p>2015</text:p>
          </table:table-cell>
          <table:table-cell table:style-name="ce120" table:formula="of:=RIGHT(LEFT([.C291];4))" office:value-type="string" office:string-value="F">
            <text:p>F</text:p>
          </table:table-cell>
          <table:table-cell table:style-name="ce122" table:formula="of:=[.K291]&amp;[.H291]" office:value-type="string" office:string-value="FRP1">
            <text:p>FRP1</text:p>
          </table:table-cell>
          <table:table-cell table:style-name="ce120" table:formula="of:=[.L291]&amp;[.I291]" office:value-type="string" office:string-value="FRP1N">
            <text:p>FRP1N</text:p>
          </table:table-cell>
          <table:table-cell table:style-name="ce122" table:formula="of:=[.K291]&amp;[.J291]&amp;[.H291]" office:value-type="string" office:string-value="F2015RP1">
            <text:p>F2015RP1</text:p>
          </table:table-cell>
          <table:table-cell table:style-name="ce120" table:formula="of:=[.K291]&amp;[.J291]&amp;[.I291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COPE MED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06S518221</text:p>
          </table:table-cell>
          <table:table-cell table:style-name="ce46" office:value-type="date" office:date-value="2014-06-24">
            <text:p>24/06/14</text:p>
          </table:table-cell>
          <table:table-cell table:style-name="ce57" office:value-type="float" office:value="-0.66">
            <text:p>-0,66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2">
            <text:p>-2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92])" office:value-type="float" office:value="2014">
            <text:p>2014</text:p>
          </table:table-cell>
          <table:table-cell table:style-name="ce120" table:formula="of:=RIGHT(LEFT([.C292];4))" office:value-type="string" office:string-value="S">
            <text:p>S</text:p>
          </table:table-cell>
          <table:table-cell table:style-name="ce122" table:formula="of:=[.K292]&amp;[.H292]" office:value-type="string" office:string-value="SAP">
            <text:p>SAP</text:p>
          </table:table-cell>
          <table:table-cell table:style-name="ce120" table:formula="of:=[.L292]&amp;[.I292]" office:value-type="string" office:string-value="SAP">
            <text:p>SAP</text:p>
          </table:table-cell>
          <table:table-cell table:style-name="ce122" table:formula="of:=[.K292]&amp;[.J292]&amp;[.H292]" office:value-type="string" office:string-value="S2014AP">
            <text:p>S2014AP</text:p>
          </table:table-cell>
          <table:table-cell table:style-name="ce120" table:formula="of:=[.K292]&amp;[.J292]&amp;[.I292]" office:value-type="string" office:string-value="S2014">
            <text:p>S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7N285592</text:p>
          </table:table-cell>
          <table:table-cell table:style-name="ce46" office:value-type="date" office:date-value="2018-02-02">
            <text:p>02/02/18</text:p>
          </table:table-cell>
          <table:table-cell table:style-name="ce57" office:value-type="float" office:value="0.86">
            <text:p>0,86</text:p>
          </table:table-cell>
          <table:table-cell table:style-name="ce54" office:value-type="float" office:value="-1.2">
            <text:p>-1,20</text:p>
          </table:table-cell>
          <table:table-cell table:style-name="ce57" office:value-type="float" office:value="-0.8">
            <text:p>-0,8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93])" office:value-type="float" office:value="2018">
            <text:p>2018</text:p>
          </table:table-cell>
          <table:table-cell table:style-name="ce120" table:formula="of:=RIGHT(LEFT([.C293];4))" office:value-type="string" office:string-value="N">
            <text:p>N</text:p>
          </table:table-cell>
          <table:table-cell table:style-name="ce122" table:formula="of:=[.K293]&amp;[.H293]" office:value-type="string" office:string-value="NAP">
            <text:p>NAP</text:p>
          </table:table-cell>
          <table:table-cell table:style-name="ce120" table:formula="of:=[.L293]&amp;[.I293]" office:value-type="string" office:string-value="NAP">
            <text:p>NAP</text:p>
          </table:table-cell>
          <table:table-cell table:style-name="ce122" table:formula="of:=[.K293]&amp;[.J293]&amp;[.H293]" office:value-type="string" office:string-value="N2018AP">
            <text:p>N2018AP</text:p>
          </table:table-cell>
          <table:table-cell table:style-name="ce123" table:formula="of:=[.K293]&amp;[.J293]&amp;[.I293]" office:value-type="string" office:string-value="N2018">
            <text:p>N2018</text:p>
          </table:table-cell>
          <table:table-cell table:style-name="ce140"/>
          <table:table-cell table:style-name="ce142"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7F003504</text:p>
          </table:table-cell>
          <table:table-cell table:style-name="ce46" office:value-type="date" office:date-value="2017-03-22">
            <text:p>22/03/17</text:p>
          </table:table-cell>
          <table:table-cell table:style-name="ce57" office:value-type="float" office:value="-0.9">
            <text:p>-0,9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59">
            <text:p>-59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94])" office:value-type="float" office:value="2017">
            <text:p>2017</text:p>
          </table:table-cell>
          <table:table-cell table:style-name="ce120" table:formula="of:=RIGHT(LEFT([.C294];4))" office:value-type="string" office:string-value="F">
            <text:p>F</text:p>
          </table:table-cell>
          <table:table-cell table:style-name="ce122" table:formula="of:=[.K294]&amp;[.H294]" office:value-type="string" office:string-value="FRP1">
            <text:p>FRP1</text:p>
          </table:table-cell>
          <table:table-cell table:style-name="ce120" table:formula="of:=[.L294]&amp;[.I294]" office:value-type="string" office:string-value="FRP1N">
            <text:p>FRP1N</text:p>
          </table:table-cell>
          <table:table-cell table:style-name="ce122" table:formula="of:=[.K294]&amp;[.J294]&amp;[.H294]" office:value-type="string" office:string-value="F2017RP1">
            <text:p>F2017RP1</text:p>
          </table:table-cell>
          <table:table-cell table:style-name="ce120" table:formula="of:=[.K294]&amp;[.J294]&amp;[.I294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7N304691</text:p>
          </table:table-cell>
          <table:table-cell table:style-name="ce46" office:value-type="date" office:date-value="2018-03-15">
            <text:p>15/03/18</text:p>
          </table:table-cell>
          <table:table-cell table:style-name="ce57" office:value-type="float" office:value="0.94">
            <text:p>0,94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2">
            <text:p>-2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295])" office:value-type="float" office:value="2018">
            <text:p>2018</text:p>
          </table:table-cell>
          <table:table-cell table:style-name="ce120" table:formula="of:=RIGHT(LEFT([.C295];4))" office:value-type="string" office:string-value="N">
            <text:p>N</text:p>
          </table:table-cell>
          <table:table-cell table:style-name="ce122" table:formula="of:=[.K295]&amp;[.H295]" office:value-type="string" office:string-value="NAP">
            <text:p>NAP</text:p>
          </table:table-cell>
          <table:table-cell table:style-name="ce120" table:formula="of:=[.L295]&amp;[.I295]" office:value-type="string" office:string-value="NAP">
            <text:p>NAP</text:p>
          </table:table-cell>
          <table:table-cell table:style-name="ce122" table:formula="of:=[.K295]&amp;[.J295]&amp;[.H295]" office:value-type="string" office:string-value="N2018AP">
            <text:p>N2018AP</text:p>
          </table:table-cell>
          <table:table-cell table:style-name="ce120" table:formula="of:=[.K295]&amp;[.J295]&amp;[.I295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09F037673</text:p>
          </table:table-cell>
          <table:table-cell table:style-name="ce46" office:value-type="date" office:date-value="2009-03-30">
            <text:p>30/03/09</text:p>
          </table:table-cell>
          <table:table-cell table:style-name="ce57" office:value-type="float" office:value="-5.4">
            <text:p>-5,40</text:p>
          </table:table-cell>
          <table:table-cell table:style-name="ce54" office:value-type="float" office:value="-4.4">
            <text:p>-4,40</text:p>
          </table:table-cell>
          <table:table-cell table:style-name="ce57" office:value-type="float" office:value="-31.6">
            <text:p>-31,60</text:p>
          </table:table-cell>
          <table:table-cell table:style-name="ce100" office:value-type="string">
            <text:p>RP2</text:p>
          </table:table-cell>
          <table:table-cell table:style-name="ce100" office:value-type="string">
            <text:p>N</text:p>
          </table:table-cell>
          <table:table-cell table:style-name="ce116" table:formula="of:=YEAR([.D296])" office:value-type="float" office:value="2009">
            <text:p>2009</text:p>
          </table:table-cell>
          <table:table-cell table:style-name="ce120" table:formula="of:=RIGHT(LEFT([.C296];4))" office:value-type="string" office:string-value="F">
            <text:p>F</text:p>
          </table:table-cell>
          <table:table-cell table:style-name="ce122" table:formula="of:=[.K296]&amp;[.H296]" office:value-type="string" office:string-value="FRP2">
            <text:p>FRP2</text:p>
          </table:table-cell>
          <table:table-cell table:style-name="ce120" table:formula="of:=[.L296]&amp;[.I296]" office:value-type="string" office:string-value="FRP2N">
            <text:p>FRP2N</text:p>
          </table:table-cell>
          <table:table-cell table:style-name="ce122" table:formula="of:=[.K296]&amp;[.J296]&amp;[.H296]" office:value-type="string" office:string-value="F2009RP2">
            <text:p>F2009RP2</text:p>
          </table:table-cell>
          <table:table-cell table:style-name="ce120" table:formula="of:=[.K296]&amp;[.J296]&amp;[.I296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4F459342</text:p>
          </table:table-cell>
          <table:table-cell table:style-name="ce46" office:value-type="date" office:date-value="2015-03-18">
            <text:p>18/03/15</text:p>
          </table:table-cell>
          <table:table-cell table:style-name="ce74" office:value-type="float" office:value="-0.14">
            <text:p>-0,14</text:p>
          </table:table-cell>
          <table:table-cell table:style-name="ce54" office:value-type="float" office:value="-0.6">
            <text:p>-0,60</text:p>
          </table:table-cell>
          <table:table-cell table:style-name="ce57" office:value-type="float" office:value="-32.4">
            <text:p>-32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97])" office:value-type="float" office:value="2015">
            <text:p>2015</text:p>
          </table:table-cell>
          <table:table-cell table:style-name="ce120" table:formula="of:=RIGHT(LEFT([.C297];4))" office:value-type="string" office:string-value="F">
            <text:p>F</text:p>
          </table:table-cell>
          <table:table-cell table:style-name="ce122" table:formula="of:=[.K297]&amp;[.H297]" office:value-type="string" office:string-value="FRP1">
            <text:p>FRP1</text:p>
          </table:table-cell>
          <table:table-cell table:style-name="ce120" table:formula="of:=[.L297]&amp;[.I297]" office:value-type="string" office:string-value="FRP1N">
            <text:p>FRP1N</text:p>
          </table:table-cell>
          <table:table-cell table:style-name="ce122" table:formula="of:=[.K297]&amp;[.J297]&amp;[.H297]" office:value-type="string" office:string-value="F2015RP1">
            <text:p>F2015RP1</text:p>
          </table:table-cell>
          <table:table-cell table:style-name="ce120" table:formula="of:=[.K297]&amp;[.J297]&amp;[.I297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2F238444</text:p>
          </table:table-cell>
          <table:table-cell table:style-name="ce46" office:value-type="date" office:date-value="2012-12-27">
            <text:p>27/12/12</text:p>
          </table:table-cell>
          <table:table-cell table:style-name="ce74" office:value-type="float" office:value="-1.5">
            <text:p>-1,50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-18">
            <text:p>-18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98])" office:value-type="float" office:value="2012">
            <text:p>2012</text:p>
          </table:table-cell>
          <table:table-cell table:style-name="ce120" table:formula="of:=RIGHT(LEFT([.C298];4))" office:value-type="string" office:string-value="F">
            <text:p>F</text:p>
          </table:table-cell>
          <table:table-cell table:style-name="ce122" table:formula="of:=[.K298]&amp;[.H298]" office:value-type="string" office:string-value="FRP1">
            <text:p>FRP1</text:p>
          </table:table-cell>
          <table:table-cell table:style-name="ce120" table:formula="of:=[.L298]&amp;[.I298]" office:value-type="string" office:string-value="FRP1N">
            <text:p>FRP1N</text:p>
          </table:table-cell>
          <table:table-cell table:style-name="ce122" table:formula="of:=[.K298]&amp;[.J298]&amp;[.H298]" office:value-type="string" office:string-value="F2012RP1">
            <text:p>F2012RP1</text:p>
          </table:table-cell>
          <table:table-cell table:style-name="ce120" table:formula="of:=[.K298]&amp;[.J298]&amp;[.I298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08F500552</text:p>
          </table:table-cell>
          <table:table-cell table:style-name="ce46" office:value-type="date" office:date-value="2016-06-07">
            <text:p>07/06/16</text:p>
          </table:table-cell>
          <table:table-cell table:style-name="ce74" office:value-type="float" office:value="-1.04">
            <text:p>-1,04</text:p>
          </table:table-cell>
          <table:table-cell table:style-name="ce54" office:value-type="float" office:value="-4.6">
            <text:p>-4,60</text:p>
          </table:table-cell>
          <table:table-cell table:style-name="ce57" office:value-type="float" office:value="-98.4">
            <text:p>-98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299])" office:value-type="float" office:value="2016">
            <text:p>2016</text:p>
          </table:table-cell>
          <table:table-cell table:style-name="ce120" table:formula="of:=RIGHT(LEFT([.C299];4))" office:value-type="string" office:string-value="F">
            <text:p>F</text:p>
          </table:table-cell>
          <table:table-cell table:style-name="ce122" table:formula="of:=[.K299]&amp;[.H299]" office:value-type="string" office:string-value="FRP1">
            <text:p>FRP1</text:p>
          </table:table-cell>
          <table:table-cell table:style-name="ce120" table:formula="of:=[.L299]&amp;[.I299]" office:value-type="string" office:string-value="FRP1N">
            <text:p>FRP1N</text:p>
          </table:table-cell>
          <table:table-cell table:style-name="ce122" table:formula="of:=[.K299]&amp;[.J299]&amp;[.H299]" office:value-type="string" office:string-value="F2016RP1">
            <text:p>F2016RP1</text:p>
          </table:table-cell>
          <table:table-cell table:style-name="ce120" table:formula="of:=[.K299]&amp;[.J299]&amp;[.I299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7N305643</text:p>
          </table:table-cell>
          <table:table-cell table:style-name="ce46" office:value-type="date" office:date-value="2018-03-28">
            <text:p>28/03/18</text:p>
          </table:table-cell>
          <table:table-cell table:style-name="ce74" office:value-type="float" office:value="0.84">
            <text:p>0,84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-1.4">
            <text:p>-1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00])" office:value-type="float" office:value="2018">
            <text:p>2018</text:p>
          </table:table-cell>
          <table:table-cell table:style-name="ce120" table:formula="of:=RIGHT(LEFT([.C300];4))" office:value-type="string" office:string-value="N">
            <text:p>N</text:p>
          </table:table-cell>
          <table:table-cell table:style-name="ce122" table:formula="of:=[.K300]&amp;[.H300]" office:value-type="string" office:string-value="NAP">
            <text:p>NAP</text:p>
          </table:table-cell>
          <table:table-cell table:style-name="ce120" table:formula="of:=[.L300]&amp;[.I300]" office:value-type="string" office:string-value="NAP">
            <text:p>NAP</text:p>
          </table:table-cell>
          <table:table-cell table:style-name="ce122" table:formula="of:=[.K300]&amp;[.J300]&amp;[.H300]" office:value-type="string" office:string-value="N2018AP">
            <text:p>N2018AP</text:p>
          </table:table-cell>
          <table:table-cell table:style-name="ce120" table:formula="of:=[.K300]&amp;[.J300]&amp;[.I300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5F165413</text:p>
          </table:table-cell>
          <table:table-cell table:style-name="ce46" office:value-type="date" office:date-value="2015-07-16">
            <text:p>16/07/15</text:p>
          </table:table-cell>
          <table:table-cell table:style-name="ce74" office:value-type="float" office:value="0.74">
            <text:p>0,74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-92.4">
            <text:p>-92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01])" office:value-type="float" office:value="2015">
            <text:p>2015</text:p>
          </table:table-cell>
          <table:table-cell table:style-name="ce120" table:formula="of:=RIGHT(LEFT([.C301];4))" office:value-type="string" office:string-value="F">
            <text:p>F</text:p>
          </table:table-cell>
          <table:table-cell table:style-name="ce122" table:formula="of:=[.K301]&amp;[.H301]" office:value-type="string" office:string-value="FRP1">
            <text:p>FRP1</text:p>
          </table:table-cell>
          <table:table-cell table:style-name="ce120" table:formula="of:=[.L301]&amp;[.I301]" office:value-type="string" office:string-value="FRP1N">
            <text:p>FRP1N</text:p>
          </table:table-cell>
          <table:table-cell table:style-name="ce122" table:formula="of:=[.K301]&amp;[.J301]&amp;[.H301]" office:value-type="string" office:string-value="F2015RP1">
            <text:p>F2015RP1</text:p>
          </table:table-cell>
          <table:table-cell table:style-name="ce120" table:formula="of:=[.K301]&amp;[.J301]&amp;[.I301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7F070375</text:p>
          </table:table-cell>
          <table:table-cell table:style-name="ce46" office:value-type="date" office:date-value="2017-10-20">
            <text:p>20/10/17</text:p>
          </table:table-cell>
          <table:table-cell table:style-name="ce57" office:value-type="float" office:value="-0.4">
            <text:p>-0,4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7">
            <text:p>-17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02])" office:value-type="float" office:value="2017">
            <text:p>2017</text:p>
          </table:table-cell>
          <table:table-cell table:style-name="ce120" table:formula="of:=RIGHT(LEFT([.C302];4))" office:value-type="string" office:string-value="F">
            <text:p>F</text:p>
          </table:table-cell>
          <table:table-cell table:style-name="ce122" table:formula="of:=[.K302]&amp;[.H302]" office:value-type="string" office:string-value="FRP1">
            <text:p>FRP1</text:p>
          </table:table-cell>
          <table:table-cell table:style-name="ce120" table:formula="of:=[.L302]&amp;[.I302]" office:value-type="string" office:string-value="FRP1N">
            <text:p>FRP1N</text:p>
          </table:table-cell>
          <table:table-cell table:style-name="ce122" table:formula="of:=[.K302]&amp;[.J302]&amp;[.H302]" office:value-type="string" office:string-value="F2017RP1">
            <text:p>F2017RP1</text:p>
          </table:table-cell>
          <table:table-cell table:style-name="ce120" table:formula="of:=[.K302]&amp;[.J302]&amp;[.I302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07S357805</text:p>
          </table:table-cell>
          <table:table-cell table:style-name="ce46" office:value-type="date" office:date-value="2007-11-19">
            <text:p>19/11/07</text:p>
          </table:table-cell>
          <table:table-cell table:style-name="ce57" office:value-type="float" office:value="-0.8">
            <text:p>-0,80</text:p>
          </table:table-cell>
          <table:table-cell table:style-name="ce54" office:value-type="float" office:value="-16.4">
            <text:p>-16,40</text:p>
          </table:table-cell>
          <table:table-cell table:style-name="ce57" office:value-type="float" office:value="-2">
            <text:p>-2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03])" office:value-type="float" office:value="2007">
            <text:p>2007</text:p>
          </table:table-cell>
          <table:table-cell table:style-name="ce120" table:formula="of:=RIGHT(LEFT([.C303];4))" office:value-type="string" office:string-value="S">
            <text:p>S</text:p>
          </table:table-cell>
          <table:table-cell table:style-name="ce122" table:formula="of:=[.K303]&amp;[.H303]" office:value-type="string" office:string-value="SRP1">
            <text:p>SRP1</text:p>
          </table:table-cell>
          <table:table-cell table:style-name="ce120" table:formula="of:=[.L303]&amp;[.I303]" office:value-type="string" office:string-value="SRP1N">
            <text:p>SRP1N</text:p>
          </table:table-cell>
          <table:table-cell table:style-name="ce122" table:formula="of:=[.K303]&amp;[.J303]&amp;[.H303]" office:value-type="string" office:string-value="S2007RP1">
            <text:p>S2007RP1</text:p>
          </table:table-cell>
          <table:table-cell table:style-name="ce120" table:formula="of:=[.K303]&amp;[.J303]&amp;[.I303]" office:value-type="string" office:string-value="S2007N">
            <text:p>S200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3" office:value-type="date" office:date-value="2018-04-18">
            <text:p>18/04/18</text:p>
          </table:table-cell>
          <table:table-cell table:style-name="ce26" office:value-type="string">
            <text:p>A10F480456</text:p>
          </table:table-cell>
          <table:table-cell table:style-name="ce46" office:value-type="date" office:date-value="2011-09-06">
            <text:p>06/09/11</text:p>
          </table:table-cell>
          <table:table-cell table:style-name="ce57" office:value-type="float" office:value="-1.4">
            <text:p>-1,40</text:p>
          </table:table-cell>
          <table:table-cell table:style-name="ce54" office:value-type="float" office:value="-0.6">
            <text:p>-0,60</text:p>
          </table:table-cell>
          <table:table-cell table:style-name="ce57" office:value-type="float" office:value="-24.4">
            <text:p>-24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04])" office:value-type="float" office:value="2011">
            <text:p>2011</text:p>
          </table:table-cell>
          <table:table-cell table:style-name="ce120" table:formula="of:=RIGHT(LEFT([.C304];4))" office:value-type="string" office:string-value="F">
            <text:p>F</text:p>
          </table:table-cell>
          <table:table-cell table:style-name="ce122" table:formula="of:=[.K304]&amp;[.H304]" office:value-type="string" office:string-value="FRP1">
            <text:p>FRP1</text:p>
          </table:table-cell>
          <table:table-cell table:style-name="ce120" table:formula="of:=[.L304]&amp;[.I304]" office:value-type="string" office:string-value="FRP1N">
            <text:p>FRP1N</text:p>
          </table:table-cell>
          <table:table-cell table:style-name="ce122" table:formula="of:=[.K304]&amp;[.J304]&amp;[.H304]" office:value-type="string" office:string-value="F2011RP1">
            <text:p>F2011RP1</text:p>
          </table:table-cell>
          <table:table-cell table:style-name="ce120" table:formula="of:=[.K304]&amp;[.J304]&amp;[.I304]" office:value-type="string" office:string-value="F2011N">
            <text:p>F2011N</text:p>
          </table:table-cell>
          <table:table-cell table:style-name="ce138"/>
          <table:table-cell/>
        </table:table-row>
        <table:table-row table:style-name="ro2">
          <table:table-cell table:style-name="ce7" office:value-type="string">
            <text:p>UN-BME </text:p>
          </table:table-cell>
          <table:table-cell table:style-name="ce14" office:value-type="date" office:date-value="2018-04-18">
            <text:p>18/04/18</text:p>
          </table:table-cell>
          <table:table-cell table:style-name="ce38" office:value-type="string">
            <text:p>A06N412974</text:p>
          </table:table-cell>
          <table:table-cell table:style-name="ce47" office:value-type="date" office:date-value="2006-08-15">
            <text:p>15/08/06</text:p>
          </table:table-cell>
          <table:table-cell table:style-name="ce61" office:value-type="float" office:value="-0.5">
            <text:p>-0,50</text:p>
          </table:table-cell>
          <table:table-cell table:style-name="ce78" office:value-type="float" office:value="-24">
            <text:p>-24,00</text:p>
          </table:table-cell>
          <table:table-cell table:style-name="ce61" office:value-type="float" office:value="-44.5">
            <text:p>-44,50</text:p>
          </table:table-cell>
          <table:table-cell table:style-name="ce103" office:value-type="string">
            <text:p>RP2</text:p>
          </table:table-cell>
          <table:table-cell table:style-name="ce103" office:value-type="string">
            <text:p>N</text:p>
          </table:table-cell>
          <table:table-cell table:style-name="ce116" table:formula="of:=YEAR([.D305])" office:value-type="float" office:value="2006">
            <text:p>2006</text:p>
          </table:table-cell>
          <table:table-cell table:style-name="ce120" table:formula="of:=RIGHT(LEFT([.C305];4))" office:value-type="string" office:string-value="N">
            <text:p>N</text:p>
          </table:table-cell>
          <table:table-cell table:style-name="ce122" table:formula="of:=[.K305]&amp;[.H305]" office:value-type="string" office:string-value="NRP2">
            <text:p>NRP2</text:p>
          </table:table-cell>
          <table:table-cell table:style-name="ce120" table:formula="of:=[.L305]&amp;[.I305]" office:value-type="string" office:string-value="NRP2N">
            <text:p>NRP2N</text:p>
          </table:table-cell>
          <table:table-cell table:style-name="ce122" table:formula="of:=[.K305]&amp;[.J305]&amp;[.H305]" office:value-type="string" office:string-value="N2006RP2">
            <text:p>N2006RP2</text:p>
          </table:table-cell>
          <table:table-cell table:style-name="ce120" table:formula="of:=[.K305]&amp;[.J305]&amp;[.I305]" office:value-type="string" office:string-value="N2006N">
            <text:p>N200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08F058807</text:p>
          </table:table-cell>
          <table:table-cell table:style-name="ce40" office:value-type="date" office:date-value="2008-04-29">
            <text:p>29/04/08</text:p>
          </table:table-cell>
          <table:table-cell table:style-name="ce59" office:value-type="float" office:value="-0.5">
            <text:p>-0,5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37.8">
            <text:p>-37,8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06])" office:value-type="float" office:value="2008">
            <text:p>2008</text:p>
          </table:table-cell>
          <table:table-cell table:style-name="ce120" table:formula="of:=RIGHT(LEFT([.C306];4))" office:value-type="string" office:string-value="F">
            <text:p>F</text:p>
          </table:table-cell>
          <table:table-cell table:style-name="ce122" table:formula="of:=[.K306]&amp;[.H306]" office:value-type="string" office:string-value="FRP1">
            <text:p>FRP1</text:p>
          </table:table-cell>
          <table:table-cell table:style-name="ce120" table:formula="of:=[.L306]&amp;[.I306]" office:value-type="string" office:string-value="FRP1N">
            <text:p>FRP1N</text:p>
          </table:table-cell>
          <table:table-cell table:style-name="ce122" table:formula="of:=[.K306]&amp;[.J306]&amp;[.H306]" office:value-type="string" office:string-value="F2008RP1">
            <text:p>F2008RP1</text:p>
          </table:table-cell>
          <table:table-cell table:style-name="ce120" table:formula="of:=[.K306]&amp;[.J306]&amp;[.I306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6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5F141372</text:p>
          </table:table-cell>
          <table:table-cell table:style-name="ce40" office:value-type="date" office:date-value="2015-07-21">
            <text:p>21/07/15</text:p>
          </table:table-cell>
          <table:table-cell table:style-name="ce59" office:value-type="float" office:value="-1.14">
            <text:p>-1,14</text:p>
          </table:table-cell>
          <table:table-cell table:style-name="ce54" office:value-type="float" office:value="-1.6">
            <text:p>-1,60</text:p>
          </table:table-cell>
          <table:table-cell table:style-name="ce57" office:value-type="float" office:value="-27.6">
            <text:p>-27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07])" office:value-type="float" office:value="2015">
            <text:p>2015</text:p>
          </table:table-cell>
          <table:table-cell table:style-name="ce120" table:formula="of:=RIGHT(LEFT([.C307];4))" office:value-type="string" office:string-value="F">
            <text:p>F</text:p>
          </table:table-cell>
          <table:table-cell table:style-name="ce122" table:formula="of:=[.K307]&amp;[.H307]" office:value-type="string" office:string-value="FRP1">
            <text:p>FRP1</text:p>
          </table:table-cell>
          <table:table-cell table:style-name="ce120" table:formula="of:=[.L307]&amp;[.I307]" office:value-type="string" office:string-value="FRP1N">
            <text:p>FRP1N</text:p>
          </table:table-cell>
          <table:table-cell table:style-name="ce122" table:formula="of:=[.K307]&amp;[.J307]&amp;[.H307]" office:value-type="string" office:string-value="F2015RP1">
            <text:p>F2015RP1</text:p>
          </table:table-cell>
          <table:table-cell table:style-name="ce120" table:formula="of:=[.K307]&amp;[.J307]&amp;[.I307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6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08F068805</text:p>
          </table:table-cell>
          <table:table-cell table:style-name="ce40" office:value-type="date" office:date-value="2008-04-25">
            <text:p>25/04/08</text:p>
          </table:table-cell>
          <table:table-cell table:style-name="ce59" office:value-type="float" office:value="0.5">
            <text:p>0,5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08])" office:value-type="float" office:value="2008">
            <text:p>2008</text:p>
          </table:table-cell>
          <table:table-cell table:style-name="ce120" table:formula="of:=RIGHT(LEFT([.C308];4))" office:value-type="string" office:string-value="F">
            <text:p>F</text:p>
          </table:table-cell>
          <table:table-cell table:style-name="ce122" table:formula="of:=[.K308]&amp;[.H308]" office:value-type="string" office:string-value="FAP">
            <text:p>FAP</text:p>
          </table:table-cell>
          <table:table-cell table:style-name="ce120" table:formula="of:=[.L308]&amp;[.I308]" office:value-type="string" office:string-value="FAP">
            <text:p>FAP</text:p>
          </table:table-cell>
          <table:table-cell table:style-name="ce122" table:formula="of:=[.K308]&amp;[.J308]&amp;[.H308]" office:value-type="string" office:string-value="F2008AP">
            <text:p>F2008AP</text:p>
          </table:table-cell>
          <table:table-cell table:style-name="ce120" table:formula="of:=[.K308]&amp;[.J308]&amp;[.I308]" office:value-type="string" office:string-value="F2008">
            <text:p>F2008</text:p>
          </table:table-cell>
          <table:table-cell table:style-name="ce138"/>
          <table:table-cell/>
        </table:table-row>
        <table:table-row table:style-name="ro2">
          <table:table-cell table:style-name="ce6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6F240335</text:p>
          </table:table-cell>
          <table:table-cell table:style-name="ce40" office:value-type="date" office:date-value="2017-01-31">
            <text:p>31/01/17</text:p>
          </table:table-cell>
          <table:table-cell table:style-name="ce59" office:value-type="float" office:value="2.44">
            <text:p>2,44</text:p>
          </table:table-cell>
          <table:table-cell table:style-name="ce54" office:value-type="float" office:value="4.6">
            <text:p>4,60</text:p>
          </table:table-cell>
          <table:table-cell table:style-name="ce57" office:value-type="float" office:value="6.4">
            <text:p>6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09])" office:value-type="float" office:value="2017">
            <text:p>2017</text:p>
          </table:table-cell>
          <table:table-cell table:style-name="ce120" table:formula="of:=RIGHT(LEFT([.C309];4))" office:value-type="string" office:string-value="F">
            <text:p>F</text:p>
          </table:table-cell>
          <table:table-cell table:style-name="ce122" table:formula="of:=[.K309]&amp;[.H309]" office:value-type="string" office:string-value="FAP">
            <text:p>FAP</text:p>
          </table:table-cell>
          <table:table-cell table:style-name="ce120" table:formula="of:=[.L309]&amp;[.I309]" office:value-type="string" office:string-value="FAP">
            <text:p>FAP</text:p>
          </table:table-cell>
          <table:table-cell table:style-name="ce122" table:formula="of:=[.K309]&amp;[.J309]&amp;[.H309]" office:value-type="string" office:string-value="F2017AP">
            <text:p>F2017AP</text:p>
          </table:table-cell>
          <table:table-cell table:style-name="ce120" table:formula="of:=[.K309]&amp;[.J309]&amp;[.I309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6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1N318809</text:p>
          </table:table-cell>
          <table:table-cell table:style-name="ce40" office:value-type="date" office:date-value="2011-11-16">
            <text:p>16/11/11</text:p>
          </table:table-cell>
          <table:table-cell table:number-columns-repeated="2" table:style-name="ce74" office:value-type="float" office:value="2">
            <text:p>2,00</text:p>
          </table:table-cell>
          <table:table-cell table:style-name="ce74" office:value-type="float" office:value="5.5">
            <text:p>5,5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10])" office:value-type="float" office:value="2011">
            <text:p>2011</text:p>
          </table:table-cell>
          <table:table-cell table:style-name="ce120" table:formula="of:=RIGHT(LEFT([.C310];4))" office:value-type="string" office:string-value="N">
            <text:p>N</text:p>
          </table:table-cell>
          <table:table-cell table:style-name="ce122" table:formula="of:=[.K310]&amp;[.H310]" office:value-type="string" office:string-value="NAP">
            <text:p>NAP</text:p>
          </table:table-cell>
          <table:table-cell table:style-name="ce120" table:formula="of:=[.L310]&amp;[.I310]" office:value-type="string" office:string-value="NAP">
            <text:p>NAP</text:p>
          </table:table-cell>
          <table:table-cell table:style-name="ce122" table:formula="of:=[.K310]&amp;[.J310]&amp;[.H310]" office:value-type="string" office:string-value="N2011AP">
            <text:p>N2011AP</text:p>
          </table:table-cell>
          <table:table-cell table:style-name="ce120" table:formula="of:=[.K310]&amp;[.J310]&amp;[.I310]" office:value-type="string" office:string-value="N2011">
            <text:p>N2011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06F395668</text:p>
          </table:table-cell>
          <table:table-cell table:style-name="ce40" office:value-type="date" office:date-value="2014-10-09">
            <text:p>09/10/14</text:p>
          </table:table-cell>
          <table:table-cell table:style-name="ce74" office:value-type="float" office:value="-2.84">
            <text:p>-2,84</text:p>
          </table:table-cell>
          <table:table-cell table:style-name="ce74" office:value-type="float" office:value="-3">
            <text:p>-3,00</text:p>
          </table:table-cell>
          <table:table-cell table:style-name="ce74" office:value-type="float" office:value="-86.8">
            <text:p>-86,8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11])" office:value-type="float" office:value="2014">
            <text:p>2014</text:p>
          </table:table-cell>
          <table:table-cell table:style-name="ce120" table:formula="of:=RIGHT(LEFT([.C311];4))" office:value-type="string" office:string-value="F">
            <text:p>F</text:p>
          </table:table-cell>
          <table:table-cell table:style-name="ce122" table:formula="of:=[.K311]&amp;[.H311]" office:value-type="string" office:string-value="FRP1">
            <text:p>FRP1</text:p>
          </table:table-cell>
          <table:table-cell table:style-name="ce120" table:formula="of:=[.L311]&amp;[.I311]" office:value-type="string" office:string-value="FRP1N">
            <text:p>FRP1N</text:p>
          </table:table-cell>
          <table:table-cell table:style-name="ce122" table:formula="of:=[.K311]&amp;[.J311]&amp;[.H311]" office:value-type="string" office:string-value="F2014RP1">
            <text:p>F2014RP1</text:p>
          </table:table-cell>
          <table:table-cell table:style-name="ce120" table:formula="of:=[.K311]&amp;[.J311]&amp;[.I311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09F318331</text:p>
          </table:table-cell>
          <table:table-cell table:style-name="ce40" office:value-type="date" office:date-value="2010-01-18">
            <text:p>18/01/10</text:p>
          </table:table-cell>
          <table:table-cell table:style-name="ce74" office:value-type="float" office:value="-0.24">
            <text:p>-0,24</text:p>
          </table:table-cell>
          <table:table-cell table:style-name="ce74" office:value-type="float" office:value="0.4">
            <text:p>0,40</text:p>
          </table:table-cell>
          <table:table-cell table:style-name="ce74" office:value-type="float" office:value="-8.6">
            <text:p>-8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12])" office:value-type="float" office:value="2010">
            <text:p>2010</text:p>
          </table:table-cell>
          <table:table-cell table:style-name="ce120" table:formula="of:=RIGHT(LEFT([.C312];4))" office:value-type="string" office:string-value="F">
            <text:p>F</text:p>
          </table:table-cell>
          <table:table-cell table:style-name="ce122" table:formula="of:=[.K312]&amp;[.H312]" office:value-type="string" office:string-value="FAP">
            <text:p>FAP</text:p>
          </table:table-cell>
          <table:table-cell table:style-name="ce120" table:formula="of:=[.L312]&amp;[.I312]" office:value-type="string" office:string-value="FAP">
            <text:p>FAP</text:p>
          </table:table-cell>
          <table:table-cell table:style-name="ce122" table:formula="of:=[.K312]&amp;[.J312]&amp;[.H312]" office:value-type="string" office:string-value="F2010AP">
            <text:p>F2010AP</text:p>
          </table:table-cell>
          <table:table-cell table:style-name="ce120" table:formula="of:=[.K312]&amp;[.J312]&amp;[.I312]" office:value-type="string" office:string-value="F2010">
            <text:p>F2010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7F109506</text:p>
          </table:table-cell>
          <table:table-cell table:style-name="ce50" office:value-type="date" office:date-value="2017-12-13">
            <text:p>13/12/17</text:p>
          </table:table-cell>
          <table:table-cell table:style-name="ce59" office:value-type="float" office:value="-0.6">
            <text:p>-0,6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17">
            <text:p>-17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13])" office:value-type="float" office:value="2017">
            <text:p>2017</text:p>
          </table:table-cell>
          <table:table-cell table:style-name="ce120" table:formula="of:=RIGHT(LEFT([.C313];4))" office:value-type="string" office:string-value="F">
            <text:p>F</text:p>
          </table:table-cell>
          <table:table-cell table:style-name="ce122" table:formula="of:=[.K313]&amp;[.H313]" office:value-type="string" office:string-value="FRP1">
            <text:p>FRP1</text:p>
          </table:table-cell>
          <table:table-cell table:style-name="ce120" table:formula="of:=[.L313]&amp;[.I313]" office:value-type="string" office:string-value="FRP1N">
            <text:p>FRP1N</text:p>
          </table:table-cell>
          <table:table-cell table:style-name="ce122" table:formula="of:=[.K313]&amp;[.J313]&amp;[.H313]" office:value-type="string" office:string-value="F2017RP1">
            <text:p>F2017RP1</text:p>
          </table:table-cell>
          <table:table-cell table:style-name="ce120" table:formula="of:=[.K313]&amp;[.J313]&amp;[.I313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1F225681</text:p>
          </table:table-cell>
          <table:table-cell table:style-name="ce40" office:value-type="date" office:date-value="2013-01-23">
            <text:p>23/01/13</text:p>
          </table:table-cell>
          <table:table-cell table:style-name="ce59" office:value-type="float" office:value="0">
            <text:p>0,0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1.4">
            <text:p>-1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14])" office:value-type="float" office:value="2013">
            <text:p>2013</text:p>
          </table:table-cell>
          <table:table-cell table:style-name="ce120" table:formula="of:=RIGHT(LEFT([.C314];4))" office:value-type="string" office:string-value="F">
            <text:p>F</text:p>
          </table:table-cell>
          <table:table-cell table:style-name="ce122" table:formula="of:=[.K314]&amp;[.H314]" office:value-type="string" office:string-value="FAP">
            <text:p>FAP</text:p>
          </table:table-cell>
          <table:table-cell table:style-name="ce120" table:formula="of:=[.L314]&amp;[.I314]" office:value-type="string" office:string-value="FAP">
            <text:p>FAP</text:p>
          </table:table-cell>
          <table:table-cell table:style-name="ce122" table:formula="of:=[.K314]&amp;[.J314]&amp;[.H314]" office:value-type="string" office:string-value="F2013AP">
            <text:p>F2013AP</text:p>
          </table:table-cell>
          <table:table-cell table:style-name="ce120" table:formula="of:=[.K314]&amp;[.J314]&amp;[.I314]" office:value-type="string" office:string-value="F2013">
            <text:p>F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0F114646</text:p>
          </table:table-cell>
          <table:table-cell table:style-name="ce40" office:value-type="date" office:date-value="2017-03-17">
            <text:p>17/03/17</text:p>
          </table:table-cell>
          <table:table-cell table:style-name="ce74" office:value-type="float" office:value="-1.54">
            <text:p>-1,54</text:p>
          </table:table-cell>
          <table:table-cell table:style-name="ce74" office:value-type="float" office:value="-0.4">
            <text:p>-0,40</text:p>
          </table:table-cell>
          <table:table-cell table:style-name="ce74" office:value-type="float" office:value="-1">
            <text:p>-1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15])" office:value-type="float" office:value="2017">
            <text:p>2017</text:p>
          </table:table-cell>
          <table:table-cell table:style-name="ce120" table:formula="of:=RIGHT(LEFT([.C315];4))" office:value-type="string" office:string-value="F">
            <text:p>F</text:p>
          </table:table-cell>
          <table:table-cell table:style-name="ce122" table:formula="of:=[.K315]&amp;[.H315]" office:value-type="string" office:string-value="FAP">
            <text:p>FAP</text:p>
          </table:table-cell>
          <table:table-cell table:style-name="ce120" table:formula="of:=[.L315]&amp;[.I315]" office:value-type="string" office:string-value="FAP">
            <text:p>FAP</text:p>
          </table:table-cell>
          <table:table-cell table:style-name="ce122" table:formula="of:=[.K315]&amp;[.J315]&amp;[.H315]" office:value-type="string" office:string-value="F2017AP">
            <text:p>F2017AP</text:p>
          </table:table-cell>
          <table:table-cell table:style-name="ce120" table:formula="of:=[.K315]&amp;[.J315]&amp;[.I315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2F351803</text:p>
          </table:table-cell>
          <table:table-cell table:style-name="ce40" office:value-type="date" office:date-value="2013-08-06">
            <text:p>06/08/13</text:p>
          </table:table-cell>
          <table:table-cell table:style-name="ce59" office:value-type="float" office:value="-0.16">
            <text:p>-0,16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-9.8">
            <text:p>-9,8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16])" office:value-type="float" office:value="2013">
            <text:p>2013</text:p>
          </table:table-cell>
          <table:table-cell table:style-name="ce120" table:formula="of:=RIGHT(LEFT([.C316];4))" office:value-type="string" office:string-value="F">
            <text:p>F</text:p>
          </table:table-cell>
          <table:table-cell table:style-name="ce122" table:formula="of:=[.K316]&amp;[.H316]" office:value-type="string" office:string-value="FAP">
            <text:p>FAP</text:p>
          </table:table-cell>
          <table:table-cell table:style-name="ce120" table:formula="of:=[.L316]&amp;[.I316]" office:value-type="string" office:string-value="FAP">
            <text:p>FAP</text:p>
          </table:table-cell>
          <table:table-cell table:style-name="ce122" table:formula="of:=[.K316]&amp;[.J316]&amp;[.H316]" office:value-type="string" office:string-value="F2013AP">
            <text:p>F2013AP</text:p>
          </table:table-cell>
          <table:table-cell table:style-name="ce120" table:formula="of:=[.K316]&amp;[.J316]&amp;[.I316]" office:value-type="string" office:string-value="F2013">
            <text:p>F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0F546494</text:p>
          </table:table-cell>
          <table:table-cell table:style-name="ce40" office:value-type="date" office:date-value="2011-05-09">
            <text:p>09/05/11</text:p>
          </table:table-cell>
          <table:table-cell table:style-name="ce59" office:value-type="float" office:value="4.1">
            <text:p>4,10</text:p>
          </table:table-cell>
          <table:table-cell table:style-name="ce54" office:value-type="float" office:value="4">
            <text:p>4,00</text:p>
          </table:table-cell>
          <table:table-cell table:style-name="ce57" office:value-type="float" office:value="-2.2">
            <text:p>-2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17])" office:value-type="float" office:value="2011">
            <text:p>2011</text:p>
          </table:table-cell>
          <table:table-cell table:style-name="ce120" table:formula="of:=RIGHT(LEFT([.C317];4))" office:value-type="string" office:string-value="F">
            <text:p>F</text:p>
          </table:table-cell>
          <table:table-cell table:style-name="ce122" table:formula="of:=[.K317]&amp;[.H317]" office:value-type="string" office:string-value="FAP">
            <text:p>FAP</text:p>
          </table:table-cell>
          <table:table-cell table:style-name="ce120" table:formula="of:=[.L317]&amp;[.I317]" office:value-type="string" office:string-value="FAP">
            <text:p>FAP</text:p>
          </table:table-cell>
          <table:table-cell table:style-name="ce122" table:formula="of:=[.K317]&amp;[.J317]&amp;[.H317]" office:value-type="string" office:string-value="F2011AP">
            <text:p>F2011AP</text:p>
          </table:table-cell>
          <table:table-cell table:style-name="ce120" table:formula="of:=[.K317]&amp;[.J317]&amp;[.I317]" office:value-type="string" office:string-value="F2011">
            <text:p>F2011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09F121755</text:p>
          </table:table-cell>
          <table:table-cell table:style-name="ce40" office:value-type="date" office:date-value="2009-07-31">
            <text:p>31/07/09</text:p>
          </table:table-cell>
          <table:table-cell table:style-name="ce59" office:value-type="float" office:value="-0.76">
            <text:p>-0,76</text:p>
          </table:table-cell>
          <table:table-cell table:style-name="ce54" office:value-type="float" office:value="-2.4">
            <text:p>-2,40</text:p>
          </table:table-cell>
          <table:table-cell table:style-name="ce57" office:value-type="float" office:value="-19">
            <text:p>-19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18])" office:value-type="float" office:value="2009">
            <text:p>2009</text:p>
          </table:table-cell>
          <table:table-cell table:style-name="ce120" table:formula="of:=RIGHT(LEFT([.C318];4))" office:value-type="string" office:string-value="F">
            <text:p>F</text:p>
          </table:table-cell>
          <table:table-cell table:style-name="ce122" table:formula="of:=[.K318]&amp;[.H318]" office:value-type="string" office:string-value="FRP1">
            <text:p>FRP1</text:p>
          </table:table-cell>
          <table:table-cell table:style-name="ce120" table:formula="of:=[.L318]&amp;[.I318]" office:value-type="string" office:string-value="FRP1N">
            <text:p>FRP1N</text:p>
          </table:table-cell>
          <table:table-cell table:style-name="ce122" table:formula="of:=[.K318]&amp;[.J318]&amp;[.H318]" office:value-type="string" office:string-value="F2009RP1">
            <text:p>F2009RP1</text:p>
          </table:table-cell>
          <table:table-cell table:style-name="ce120" table:formula="of:=[.K318]&amp;[.J318]&amp;[.I318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08F493892</text:p>
          </table:table-cell>
          <table:table-cell table:style-name="ce40" office:value-type="date" office:date-value="2009-02-05">
            <text:p>05/02/09</text:p>
          </table:table-cell>
          <table:table-cell table:style-name="ce59" office:value-type="float" office:value="-1.64">
            <text:p>-1,64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9.8">
            <text:p>-19,8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19])" office:value-type="float" office:value="2009">
            <text:p>2009</text:p>
          </table:table-cell>
          <table:table-cell table:style-name="ce120" table:formula="of:=RIGHT(LEFT([.C319];4))" office:value-type="string" office:string-value="F">
            <text:p>F</text:p>
          </table:table-cell>
          <table:table-cell table:style-name="ce122" table:formula="of:=[.K319]&amp;[.H319]" office:value-type="string" office:string-value="FRP1">
            <text:p>FRP1</text:p>
          </table:table-cell>
          <table:table-cell table:style-name="ce120" table:formula="of:=[.L319]&amp;[.I319]" office:value-type="string" office:string-value="FRP1N">
            <text:p>FRP1N</text:p>
          </table:table-cell>
          <table:table-cell table:style-name="ce122" table:formula="of:=[.K319]&amp;[.J319]&amp;[.H319]" office:value-type="string" office:string-value="F2009RP1">
            <text:p>F2009RP1</text:p>
          </table:table-cell>
          <table:table-cell table:style-name="ce120" table:formula="of:=[.K319]&amp;[.J319]&amp;[.I319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5F107083</text:p>
          </table:table-cell>
          <table:table-cell table:style-name="ce40" office:value-type="date" office:date-value="2015-04-11">
            <text:p>11/04/15</text:p>
          </table:table-cell>
          <table:table-cell table:style-name="ce59" office:value-type="float" office:value="-1.9">
            <text:p>-1,90</text:p>
          </table:table-cell>
          <table:table-cell table:style-name="ce54" office:value-type="float" office:value="-3.4">
            <text:p>-3,40</text:p>
          </table:table-cell>
          <table:table-cell table:style-name="ce57" office:value-type="float" office:value="-28">
            <text:p>-28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20])" office:value-type="float" office:value="2015">
            <text:p>2015</text:p>
          </table:table-cell>
          <table:table-cell table:style-name="ce120" table:formula="of:=RIGHT(LEFT([.C320];4))" office:value-type="string" office:string-value="F">
            <text:p>F</text:p>
          </table:table-cell>
          <table:table-cell table:style-name="ce122" table:formula="of:=[.K320]&amp;[.H320]" office:value-type="string" office:string-value="FRP1">
            <text:p>FRP1</text:p>
          </table:table-cell>
          <table:table-cell table:style-name="ce120" table:formula="of:=[.L320]&amp;[.I320]" office:value-type="string" office:string-value="FRP1N">
            <text:p>FRP1N</text:p>
          </table:table-cell>
          <table:table-cell table:style-name="ce122" table:formula="of:=[.K320]&amp;[.J320]&amp;[.H320]" office:value-type="string" office:string-value="F2015RP1">
            <text:p>F2015RP1</text:p>
          </table:table-cell>
          <table:table-cell table:style-name="ce120" table:formula="of:=[.K320]&amp;[.J320]&amp;[.I320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4F379303</text:p>
          </table:table-cell>
          <table:table-cell table:style-name="ce40" office:value-type="date" office:date-value="2018-01-04">
            <text:p>04/01/18</text:p>
          </table:table-cell>
          <table:table-cell table:style-name="ce59" office:value-type="float" office:value="-1.6">
            <text:p>-1,6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.8">
            <text:p>-1,8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21])" office:value-type="float" office:value="2018">
            <text:p>2018</text:p>
          </table:table-cell>
          <table:table-cell table:style-name="ce120" table:formula="of:=RIGHT(LEFT([.C321];4))" office:value-type="string" office:string-value="F">
            <text:p>F</text:p>
          </table:table-cell>
          <table:table-cell table:style-name="ce122" table:formula="of:=[.K321]&amp;[.H321]" office:value-type="string" office:string-value="FAP">
            <text:p>FAP</text:p>
          </table:table-cell>
          <table:table-cell table:style-name="ce120" table:formula="of:=[.L321]&amp;[.I321]" office:value-type="string" office:string-value="FAP">
            <text:p>FAP</text:p>
          </table:table-cell>
          <table:table-cell table:style-name="ce122" table:formula="of:=[.K321]&amp;[.J321]&amp;[.H321]" office:value-type="string" office:string-value="F2018AP">
            <text:p>F2018AP</text:p>
          </table:table-cell>
          <table:table-cell table:style-name="ce120" table:formula="of:=[.K321]&amp;[.J321]&amp;[.I321]" office:value-type="string" office:string-value="F2018">
            <text:p>F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0F244938</text:p>
          </table:table-cell>
          <table:table-cell table:style-name="ce40" office:value-type="date" office:date-value="2011-02-11">
            <text:p>11/02/11</text:p>
          </table:table-cell>
          <table:table-cell table:style-name="ce74" office:value-type="float" office:value="-0.04">
            <text:p>-0,04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-6">
            <text:p>-6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22])" office:value-type="float" office:value="2011">
            <text:p>2011</text:p>
          </table:table-cell>
          <table:table-cell table:style-name="ce120" table:formula="of:=RIGHT(LEFT([.C322];4))" office:value-type="string" office:string-value="F">
            <text:p>F</text:p>
          </table:table-cell>
          <table:table-cell table:style-name="ce122" table:formula="of:=[.K322]&amp;[.H322]" office:value-type="string" office:string-value="FAP">
            <text:p>FAP</text:p>
          </table:table-cell>
          <table:table-cell table:style-name="ce120" table:formula="of:=[.L322]&amp;[.I322]" office:value-type="string" office:string-value="FAP">
            <text:p>FAP</text:p>
          </table:table-cell>
          <table:table-cell table:style-name="ce122" table:formula="of:=[.K322]&amp;[.J322]&amp;[.H322]" office:value-type="string" office:string-value="F2011AP">
            <text:p>F2011AP</text:p>
          </table:table-cell>
          <table:table-cell table:style-name="ce120" table:formula="of:=[.K322]&amp;[.J322]&amp;[.I322]" office:value-type="string" office:string-value="F2011">
            <text:p>F2011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4F076109</text:p>
          </table:table-cell>
          <table:table-cell table:style-name="ce40" office:value-type="date" office:date-value="2014-04-29">
            <text:p>29/04/14</text:p>
          </table:table-cell>
          <table:table-cell table:style-name="ce59" office:value-type="float" office:value="0.9">
            <text:p>0,90</text:p>
          </table:table-cell>
          <table:table-cell table:style-name="ce54" office:value-type="float" office:value="1.4">
            <text:p>1,40</text:p>
          </table:table-cell>
          <table:table-cell table:style-name="ce57" office:value-type="float" office:value="-3.6">
            <text:p>-3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23])" office:value-type="float" office:value="2014">
            <text:p>2014</text:p>
          </table:table-cell>
          <table:table-cell table:style-name="ce120" table:formula="of:=RIGHT(LEFT([.C323];4))" office:value-type="string" office:string-value="F">
            <text:p>F</text:p>
          </table:table-cell>
          <table:table-cell table:style-name="ce122" table:formula="of:=[.K323]&amp;[.H323]" office:value-type="string" office:string-value="FAP">
            <text:p>FAP</text:p>
          </table:table-cell>
          <table:table-cell table:style-name="ce120" table:formula="of:=[.L323]&amp;[.I323]" office:value-type="string" office:string-value="FAP">
            <text:p>FAP</text:p>
          </table:table-cell>
          <table:table-cell table:style-name="ce122" table:formula="of:=[.K323]&amp;[.J323]&amp;[.H323]" office:value-type="string" office:string-value="F2014AP">
            <text:p>F2014AP</text:p>
          </table:table-cell>
          <table:table-cell table:style-name="ce120" table:formula="of:=[.K323]&amp;[.J323]&amp;[.I323]" office:value-type="string" office:string-value="F2014">
            <text:p>F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7F072709</text:p>
          </table:table-cell>
          <table:table-cell table:style-name="ce40" office:value-type="date" office:date-value="2017-12-12">
            <text:p>12/12/17</text:p>
          </table:table-cell>
          <table:table-cell table:style-name="ce59" office:value-type="float" office:value="0.54">
            <text:p>0,54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0.2">
            <text:p>0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24])" office:value-type="float" office:value="2017">
            <text:p>2017</text:p>
          </table:table-cell>
          <table:table-cell table:style-name="ce120" table:formula="of:=RIGHT(LEFT([.C324];4))" office:value-type="string" office:string-value="F">
            <text:p>F</text:p>
          </table:table-cell>
          <table:table-cell table:style-name="ce122" table:formula="of:=[.K324]&amp;[.H324]" office:value-type="string" office:string-value="FAP">
            <text:p>FAP</text:p>
          </table:table-cell>
          <table:table-cell table:style-name="ce120" table:formula="of:=[.L324]&amp;[.I324]" office:value-type="string" office:string-value="FAP">
            <text:p>FAP</text:p>
          </table:table-cell>
          <table:table-cell table:style-name="ce122" table:formula="of:=[.K324]&amp;[.J324]&amp;[.H324]" office:value-type="string" office:string-value="F2017AP">
            <text:p>F2017AP</text:p>
          </table:table-cell>
          <table:table-cell table:style-name="ce120" table:formula="of:=[.K324]&amp;[.J324]&amp;[.I324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4F410289</text:p>
          </table:table-cell>
          <table:table-cell table:style-name="ce40" office:value-type="date" office:date-value="2014-12-11">
            <text:p>11/12/14</text:p>
          </table:table-cell>
          <table:table-cell table:style-name="ce59" office:value-type="float" office:value="-1.16">
            <text:p>-1,16</text:p>
          </table:table-cell>
          <table:table-cell table:style-name="ce54" office:value-type="float" office:value="-1.4">
            <text:p>-1,40</text:p>
          </table:table-cell>
          <table:table-cell table:style-name="ce64" office:value-type="float" office:value="-7.8">
            <text:p>-7,8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25])" office:value-type="float" office:value="2014">
            <text:p>2014</text:p>
          </table:table-cell>
          <table:table-cell table:style-name="ce120" table:formula="of:=RIGHT(LEFT([.C325];4))" office:value-type="string" office:string-value="F">
            <text:p>F</text:p>
          </table:table-cell>
          <table:table-cell table:style-name="ce122" table:formula="of:=[.K325]&amp;[.H325]" office:value-type="string" office:string-value="FAP">
            <text:p>FAP</text:p>
          </table:table-cell>
          <table:table-cell table:style-name="ce120" table:formula="of:=[.L325]&amp;[.I325]" office:value-type="string" office:string-value="FAP">
            <text:p>FAP</text:p>
          </table:table-cell>
          <table:table-cell table:style-name="ce122" table:formula="of:=[.K325]&amp;[.J325]&amp;[.H325]" office:value-type="string" office:string-value="F2014AP">
            <text:p>F2014AP</text:p>
          </table:table-cell>
          <table:table-cell table:style-name="ce120" table:formula="of:=[.K325]&amp;[.J325]&amp;[.I325]" office:value-type="string" office:string-value="F2014">
            <text:p>F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7F108562</text:p>
          </table:table-cell>
          <table:table-cell table:style-name="ce40" office:value-type="date" office:date-value="2017-12-12">
            <text:p>12/12/17</text:p>
          </table:table-cell>
          <table:table-cell table:style-name="ce59" office:value-type="float" office:value="-1.54">
            <text:p>-1,54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5">
            <text:p>-5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26])" office:value-type="float" office:value="2017">
            <text:p>2017</text:p>
          </table:table-cell>
          <table:table-cell table:style-name="ce120" table:formula="of:=RIGHT(LEFT([.C326];4))" office:value-type="string" office:string-value="F">
            <text:p>F</text:p>
          </table:table-cell>
          <table:table-cell table:style-name="ce122" table:formula="of:=[.K326]&amp;[.H326]" office:value-type="string" office:string-value="FAP">
            <text:p>FAP</text:p>
          </table:table-cell>
          <table:table-cell table:style-name="ce120" table:formula="of:=[.L326]&amp;[.I326]" office:value-type="string" office:string-value="FAP">
            <text:p>FAP</text:p>
          </table:table-cell>
          <table:table-cell table:style-name="ce122" table:formula="of:=[.K326]&amp;[.J326]&amp;[.H326]" office:value-type="string" office:string-value="F2017AP">
            <text:p>F2017AP</text:p>
          </table:table-cell>
          <table:table-cell table:style-name="ce120" table:formula="of:=[.K326]&amp;[.J326]&amp;[.I326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5F199070</text:p>
          </table:table-cell>
          <table:table-cell table:style-name="ce40" office:value-type="date" office:date-value="2015-08-06">
            <text:p>06/08/15</text:p>
          </table:table-cell>
          <table:table-cell table:style-name="ce59" office:value-type="float" office:value="-1.1">
            <text:p>-1,1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31.2">
            <text:p>-31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27])" office:value-type="float" office:value="2015">
            <text:p>2015</text:p>
          </table:table-cell>
          <table:table-cell table:style-name="ce120" table:formula="of:=RIGHT(LEFT([.C327];4))" office:value-type="string" office:string-value="F">
            <text:p>F</text:p>
          </table:table-cell>
          <table:table-cell table:style-name="ce122" table:formula="of:=[.K327]&amp;[.H327]" office:value-type="string" office:string-value="FRP1">
            <text:p>FRP1</text:p>
          </table:table-cell>
          <table:table-cell table:style-name="ce120" table:formula="of:=[.L327]&amp;[.I327]" office:value-type="string" office:string-value="FRP1N">
            <text:p>FRP1N</text:p>
          </table:table-cell>
          <table:table-cell table:style-name="ce122" table:formula="of:=[.K327]&amp;[.J327]&amp;[.H327]" office:value-type="string" office:string-value="F2015RP1">
            <text:p>F2015RP1</text:p>
          </table:table-cell>
          <table:table-cell table:style-name="ce120" table:formula="of:=[.K327]&amp;[.J327]&amp;[.I327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5S529798</text:p>
          </table:table-cell>
          <table:table-cell table:style-name="ce40" office:value-type="date" office:date-value="2016-12-23">
            <text:p>23/12/16</text:p>
          </table:table-cell>
          <table:table-cell table:style-name="ce59" office:value-type="float" office:value="1">
            <text:p>1,0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2.8">
            <text:p>2,8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28])" office:value-type="float" office:value="2016">
            <text:p>2016</text:p>
          </table:table-cell>
          <table:table-cell table:style-name="ce120" table:formula="of:=RIGHT(LEFT([.C328];4))" office:value-type="string" office:string-value="S">
            <text:p>S</text:p>
          </table:table-cell>
          <table:table-cell table:style-name="ce122" table:formula="of:=[.K328]&amp;[.H328]" office:value-type="string" office:string-value="SAP">
            <text:p>SAP</text:p>
          </table:table-cell>
          <table:table-cell table:style-name="ce120" table:formula="of:=[.L328]&amp;[.I328]" office:value-type="string" office:string-value="SAP">
            <text:p>SAP</text:p>
          </table:table-cell>
          <table:table-cell table:style-name="ce122" table:formula="of:=[.K328]&amp;[.J328]&amp;[.H328]" office:value-type="string" office:string-value="S2016AP">
            <text:p>S2016AP</text:p>
          </table:table-cell>
          <table:table-cell table:style-name="ce120" table:formula="of:=[.K328]&amp;[.J328]&amp;[.I328]" office:value-type="string" office:string-value="S2016">
            <text:p>S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1F226660</text:p>
          </table:table-cell>
          <table:table-cell table:style-name="ce40" office:value-type="date" office:date-value="2013-10-08">
            <text:p>08/10/13</text:p>
          </table:table-cell>
          <table:table-cell table:style-name="ce59" office:value-type="float" office:value="0.24">
            <text:p>0,24</text:p>
          </table:table-cell>
          <table:table-cell table:style-name="ce54" office:value-type="float" office:value="0.2">
            <text:p>0,20</text:p>
          </table:table-cell>
          <table:table-cell table:style-name="ce57" office:value-type="float" office:value="-9">
            <text:p>-9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29])" office:value-type="float" office:value="2013">
            <text:p>2013</text:p>
          </table:table-cell>
          <table:table-cell table:style-name="ce120" table:formula="of:=RIGHT(LEFT([.C329];4))" office:value-type="string" office:string-value="F">
            <text:p>F</text:p>
          </table:table-cell>
          <table:table-cell table:style-name="ce122" table:formula="of:=[.K329]&amp;[.H329]" office:value-type="string" office:string-value="FAP">
            <text:p>FAP</text:p>
          </table:table-cell>
          <table:table-cell table:style-name="ce120" table:formula="of:=[.L329]&amp;[.I329]" office:value-type="string" office:string-value="FAP">
            <text:p>FAP</text:p>
          </table:table-cell>
          <table:table-cell table:style-name="ce122" table:formula="of:=[.K329]&amp;[.J329]&amp;[.H329]" office:value-type="string" office:string-value="F2013AP">
            <text:p>F2013AP</text:p>
          </table:table-cell>
          <table:table-cell table:style-name="ce120" table:formula="of:=[.K329]&amp;[.J329]&amp;[.I329]" office:value-type="string" office:string-value="F2013">
            <text:p>F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2F371163</text:p>
          </table:table-cell>
          <table:table-cell table:style-name="ce40" office:value-type="date" office:date-value="2013-10-10">
            <text:p>10/10/13</text:p>
          </table:table-cell>
          <table:table-cell table:style-name="ce59" office:value-type="float" office:value="-0.9">
            <text:p>-0,90</text:p>
          </table:table-cell>
          <table:table-cell table:style-name="ce54" office:value-type="float" office:value="-0.6">
            <text:p>-0,60</text:p>
          </table:table-cell>
          <table:table-cell table:style-name="ce57" office:value-type="float" office:value="-17.4">
            <text:p>-17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30])" office:value-type="float" office:value="2013">
            <text:p>2013</text:p>
          </table:table-cell>
          <table:table-cell table:style-name="ce120" table:formula="of:=RIGHT(LEFT([.C330];4))" office:value-type="string" office:string-value="F">
            <text:p>F</text:p>
          </table:table-cell>
          <table:table-cell table:style-name="ce122" table:formula="of:=[.K330]&amp;[.H330]" office:value-type="string" office:string-value="FRP1">
            <text:p>FRP1</text:p>
          </table:table-cell>
          <table:table-cell table:style-name="ce120" table:formula="of:=[.L330]&amp;[.I330]" office:value-type="string" office:string-value="FRP1N">
            <text:p>FRP1N</text:p>
          </table:table-cell>
          <table:table-cell table:style-name="ce122" table:formula="of:=[.K330]&amp;[.J330]&amp;[.H330]" office:value-type="string" office:string-value="F2013RP1">
            <text:p>F2013RP1</text:p>
          </table:table-cell>
          <table:table-cell table:style-name="ce120" table:formula="of:=[.K330]&amp;[.J330]&amp;[.I330]" office:value-type="string" office:string-value="F2013N">
            <text:p>F2013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4-19">
            <text:p>19/04/18</text:p>
          </table:table-cell>
          <table:table-cell table:style-name="ce26" office:value-type="string">
            <text:p>A12F226105</text:p>
          </table:table-cell>
          <table:table-cell table:style-name="ce40" office:value-type="date" office:date-value="2013-04-09">
            <text:p>09/04/13</text:p>
          </table:table-cell>
          <table:table-cell table:style-name="ce74" office:value-type="float" office:value="7.4">
            <text:p>7,40</text:p>
          </table:table-cell>
          <table:table-cell table:style-name="ce74" office:value-type="float" office:value="9.4">
            <text:p>9,40</text:p>
          </table:table-cell>
          <table:table-cell table:style-name="ce74" office:value-type="float" office:value="-15">
            <text:p>-15,00</text:p>
          </table:table-cell>
          <table:table-cell table:style-name="ce100" office:value-type="string">
            <text:p>RP3</text:p>
          </table:table-cell>
          <table:table-cell table:style-name="ce100" office:value-type="string">
            <text:p>P</text:p>
          </table:table-cell>
          <table:table-cell table:style-name="ce116" table:formula="of:=YEAR([.D331])" office:value-type="float" office:value="2013">
            <text:p>2013</text:p>
          </table:table-cell>
          <table:table-cell table:style-name="ce120" table:formula="of:=RIGHT(LEFT([.C331];4))" office:value-type="string" office:string-value="F">
            <text:p>F</text:p>
          </table:table-cell>
          <table:table-cell table:style-name="ce122" table:formula="of:=[.K331]&amp;[.H331]" office:value-type="string" office:string-value="FRP3">
            <text:p>FRP3</text:p>
          </table:table-cell>
          <table:table-cell table:style-name="ce120" table:formula="of:=[.L331]&amp;[.I331]" office:value-type="string" office:string-value="FRP3P">
            <text:p>FRP3P</text:p>
          </table:table-cell>
          <table:table-cell table:style-name="ce122" table:formula="of:=[.K331]&amp;[.J331]&amp;[.H331]" office:value-type="string" office:string-value="F2013RP3">
            <text:p>F2013RP3</text:p>
          </table:table-cell>
          <table:table-cell table:style-name="ce120" table:formula="of:=[.K331]&amp;[.J331]&amp;[.I331]" office:value-type="string" office:string-value="F2013P">
            <text:p>F2013P</text:p>
          </table:table-cell>
          <table:table-cell table:style-name="ce138"/>
          <table:table-cell/>
        </table:table-row>
        <table:table-row table:style-name="ro2">
          <table:table-cell table:style-name="ce7" office:value-type="string">
            <text:p>UN-MTO </text:p>
          </table:table-cell>
          <table:table-cell table:style-name="ce18" office:value-type="date" office:date-value="2018-04-19">
            <text:p>19/04/18</text:p>
          </table:table-cell>
          <table:table-cell table:style-name="ce38" office:value-type="string">
            <text:p>A14F286124</text:p>
          </table:table-cell>
          <table:table-cell table:style-name="ce41" office:value-type="date" office:date-value="2014-08-15">
            <text:p>15/08/14</text:p>
          </table:table-cell>
          <table:table-cell table:style-name="ce75" office:value-type="float" office:value="-3.1">
            <text:p>-3,10</text:p>
          </table:table-cell>
          <table:table-cell table:style-name="ce91" office:value-type="float" office:value="-2">
            <text:p>-2,00</text:p>
          </table:table-cell>
          <table:table-cell table:style-name="ce75" office:value-type="float" office:value="-14.6">
            <text:p>-14,6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332])" office:value-type="float" office:value="2014">
            <text:p>2014</text:p>
          </table:table-cell>
          <table:table-cell table:style-name="ce120" table:formula="of:=RIGHT(LEFT([.C332];4))" office:value-type="string" office:string-value="F">
            <text:p>F</text:p>
          </table:table-cell>
          <table:table-cell table:style-name="ce122" table:formula="of:=[.K332]&amp;[.H332]" office:value-type="string" office:string-value="FRP1">
            <text:p>FRP1</text:p>
          </table:table-cell>
          <table:table-cell table:style-name="ce120" table:formula="of:=[.L332]&amp;[.I332]" office:value-type="string" office:string-value="FRP1N">
            <text:p>FRP1N</text:p>
          </table:table-cell>
          <table:table-cell table:style-name="ce122" table:formula="of:=[.K332]&amp;[.J332]&amp;[.H332]" office:value-type="string" office:string-value="F2014RP1">
            <text:p>F2014RP1</text:p>
          </table:table-cell>
          <table:table-cell table:style-name="ce120" table:formula="of:=[.K332]&amp;[.J332]&amp;[.I332]" office:value-type="string" office:string-value="F2014N">
            <text:p>F2014N</text:p>
          </table:table-cell>
          <table:table-cell table:style-name="ce126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07F313636</text:p>
          </table:table-cell>
          <table:table-cell table:style-name="ce40" office:value-type="date" office:date-value="2015-12-18">
            <text:p>18/12/15</text:p>
          </table:table-cell>
          <table:table-cell table:style-name="ce74" office:value-type="float" office:value="-0.46">
            <text:p>-0,46</text:p>
          </table:table-cell>
          <table:table-cell table:style-name="ce74" office:value-type="float" office:value="-1.4">
            <text:p>-1,40</text:p>
          </table:table-cell>
          <table:table-cell table:style-name="ce74" office:value-type="float" office:value="-34">
            <text:p>-34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33])" office:value-type="float" office:value="2015">
            <text:p>2015</text:p>
          </table:table-cell>
          <table:table-cell table:style-name="ce120" table:formula="of:=RIGHT(LEFT([.C333];4))" office:value-type="string" office:string-value="F">
            <text:p>F</text:p>
          </table:table-cell>
          <table:table-cell table:style-name="ce122" table:formula="of:=[.K333]&amp;[.H333]" office:value-type="string" office:string-value="FRP1">
            <text:p>FRP1</text:p>
          </table:table-cell>
          <table:table-cell table:style-name="ce120" table:formula="of:=[.L333]&amp;[.I333]" office:value-type="string" office:string-value="FRP1N">
            <text:p>FRP1N</text:p>
          </table:table-cell>
          <table:table-cell table:style-name="ce122" table:formula="of:=[.K333]&amp;[.J333]&amp;[.H333]" office:value-type="string" office:string-value="F2015RP1">
            <text:p>F2015RP1</text:p>
          </table:table-cell>
          <table:table-cell table:style-name="ce120" table:formula="of:=[.K333]&amp;[.J333]&amp;[.I333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2F234715</text:p>
          </table:table-cell>
          <table:table-cell table:style-name="ce40" office:value-type="date" office:date-value="2013-04-17">
            <text:p>17/04/13</text:p>
          </table:table-cell>
          <table:table-cell table:style-name="ce74" office:value-type="float" office:value="-2.8">
            <text:p>-2,80</text:p>
          </table:table-cell>
          <table:table-cell table:style-name="ce90" office:value-type="float" office:value="-2">
            <text:p>-2,00</text:p>
          </table:table-cell>
          <table:table-cell table:style-name="ce74" office:value-type="float" office:value="-9.6">
            <text:p>-9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34])" office:value-type="float" office:value="2013">
            <text:p>2013</text:p>
          </table:table-cell>
          <table:table-cell table:style-name="ce120" table:formula="of:=RIGHT(LEFT([.C334];4))" office:value-type="string" office:string-value="F">
            <text:p>F</text:p>
          </table:table-cell>
          <table:table-cell table:style-name="ce122" table:formula="of:=[.K334]&amp;[.H334]" office:value-type="string" office:string-value="FAP">
            <text:p>FAP</text:p>
          </table:table-cell>
          <table:table-cell table:style-name="ce120" table:formula="of:=[.L334]&amp;[.I334]" office:value-type="string" office:string-value="FAP">
            <text:p>FAP</text:p>
          </table:table-cell>
          <table:table-cell table:style-name="ce122" table:formula="of:=[.K334]&amp;[.J334]&amp;[.H334]" office:value-type="string" office:string-value="F2013AP">
            <text:p>F2013AP</text:p>
          </table:table-cell>
          <table:table-cell table:style-name="ce120" table:formula="of:=[.K334]&amp;[.J334]&amp;[.I334]" office:value-type="string" office:string-value="F2013">
            <text:p>F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0F222274</text:p>
          </table:table-cell>
          <table:table-cell table:style-name="ce40" office:value-type="date" office:date-value="2010-10-06">
            <text:p>06/10/10</text:p>
          </table:table-cell>
          <table:table-cell table:style-name="ce74" office:value-type="float" office:value="1.74">
            <text:p>1,74</text:p>
          </table:table-cell>
          <table:table-cell table:style-name="ce90" office:value-type="float" office:value="0.6">
            <text:p>0,60</text:p>
          </table:table-cell>
          <table:table-cell table:style-name="ce74" office:value-type="float" office:value="-41.6">
            <text:p>-41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35])" office:value-type="float" office:value="2010">
            <text:p>2010</text:p>
          </table:table-cell>
          <table:table-cell table:style-name="ce120" table:formula="of:=RIGHT(LEFT([.C335];4))" office:value-type="string" office:string-value="F">
            <text:p>F</text:p>
          </table:table-cell>
          <table:table-cell table:style-name="ce122" table:formula="of:=[.K335]&amp;[.H335]" office:value-type="string" office:string-value="FRP1">
            <text:p>FRP1</text:p>
          </table:table-cell>
          <table:table-cell table:style-name="ce120" table:formula="of:=[.L335]&amp;[.I335]" office:value-type="string" office:string-value="FRP1N">
            <text:p>FRP1N</text:p>
          </table:table-cell>
          <table:table-cell table:style-name="ce122" table:formula="of:=[.K335]&amp;[.J335]&amp;[.H335]" office:value-type="string" office:string-value="F2010RP1">
            <text:p>F2010RP1</text:p>
          </table:table-cell>
          <table:table-cell table:style-name="ce120" table:formula="of:=[.K335]&amp;[.J335]&amp;[.I335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09F116012</text:p>
          </table:table-cell>
          <table:table-cell table:style-name="ce50" office:value-type="date" office:date-value="2014-10-21">
            <text:p>21/10/14</text:p>
          </table:table-cell>
          <table:table-cell table:style-name="ce74" office:value-type="float" office:value="-1.36">
            <text:p>-1,36</text:p>
          </table:table-cell>
          <table:table-cell table:style-name="ce90" office:value-type="float" office:value="-3.4">
            <text:p>-3,40</text:p>
          </table:table-cell>
          <table:table-cell table:style-name="ce74" office:value-type="float" office:value="-41">
            <text:p>-41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36])" office:value-type="float" office:value="2014">
            <text:p>2014</text:p>
          </table:table-cell>
          <table:table-cell table:style-name="ce120" table:formula="of:=RIGHT(LEFT([.C336];4))" office:value-type="string" office:string-value="F">
            <text:p>F</text:p>
          </table:table-cell>
          <table:table-cell table:style-name="ce122" table:formula="of:=[.K336]&amp;[.H336]" office:value-type="string" office:string-value="FRP1">
            <text:p>FRP1</text:p>
          </table:table-cell>
          <table:table-cell table:style-name="ce120" table:formula="of:=[.L336]&amp;[.I336]" office:value-type="string" office:string-value="FRP1N">
            <text:p>FRP1N</text:p>
          </table:table-cell>
          <table:table-cell table:style-name="ce122" table:formula="of:=[.K336]&amp;[.J336]&amp;[.H336]" office:value-type="string" office:string-value="F2014RP1">
            <text:p>F2014RP1</text:p>
          </table:table-cell>
          <table:table-cell table:style-name="ce120" table:formula="of:=[.K336]&amp;[.J336]&amp;[.I336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09F082192</text:p>
          </table:table-cell>
          <table:table-cell table:style-name="ce40" office:value-type="date" office:date-value="2014-04-25">
            <text:p>25/04/14</text:p>
          </table:table-cell>
          <table:table-cell table:style-name="ce74" office:value-type="float" office:value="1.7">
            <text:p>1,70</text:p>
          </table:table-cell>
          <table:table-cell table:style-name="ce90" office:value-type="float" office:value="-1">
            <text:p>-1,00</text:p>
          </table:table-cell>
          <table:table-cell table:style-name="ce74" office:value-type="float" office:value="-18">
            <text:p>-18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37])" office:value-type="float" office:value="2014">
            <text:p>2014</text:p>
          </table:table-cell>
          <table:table-cell table:style-name="ce120" table:formula="of:=RIGHT(LEFT([.C337];4))" office:value-type="string" office:string-value="F">
            <text:p>F</text:p>
          </table:table-cell>
          <table:table-cell table:style-name="ce122" table:formula="of:=[.K337]&amp;[.H337]" office:value-type="string" office:string-value="FRP1">
            <text:p>FRP1</text:p>
          </table:table-cell>
          <table:table-cell table:style-name="ce120" table:formula="of:=[.L337]&amp;[.I337]" office:value-type="string" office:string-value="FRP1N">
            <text:p>FRP1N</text:p>
          </table:table-cell>
          <table:table-cell table:style-name="ce122" table:formula="of:=[.K337]&amp;[.J337]&amp;[.H337]" office:value-type="string" office:string-value="F2014RP1">
            <text:p>F2014RP1</text:p>
          </table:table-cell>
          <table:table-cell table:style-name="ce120" table:formula="of:=[.K337]&amp;[.J337]&amp;[.I337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2F233198</text:p>
          </table:table-cell>
          <table:table-cell table:style-name="ce40" office:value-type="date" office:date-value="2016-07-29">
            <text:p>29/07/16</text:p>
          </table:table-cell>
          <table:table-cell table:style-name="ce74" office:value-type="float" office:value="1.84">
            <text:p>1,84</text:p>
          </table:table-cell>
          <table:table-cell table:style-name="ce90" office:value-type="float" office:value="1.6">
            <text:p>1,60</text:p>
          </table:table-cell>
          <table:table-cell table:style-name="ce74" office:value-type="float" office:value="-15.4">
            <text:p>-15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38])" office:value-type="float" office:value="2016">
            <text:p>2016</text:p>
          </table:table-cell>
          <table:table-cell table:style-name="ce120" table:formula="of:=RIGHT(LEFT([.C338];4))" office:value-type="string" office:string-value="F">
            <text:p>F</text:p>
          </table:table-cell>
          <table:table-cell table:style-name="ce122" table:formula="of:=[.K338]&amp;[.H338]" office:value-type="string" office:string-value="FRP1">
            <text:p>FRP1</text:p>
          </table:table-cell>
          <table:table-cell table:style-name="ce120" table:formula="of:=[.L338]&amp;[.I338]" office:value-type="string" office:string-value="FRP1N">
            <text:p>FRP1N</text:p>
          </table:table-cell>
          <table:table-cell table:style-name="ce122" table:formula="of:=[.K338]&amp;[.J338]&amp;[.H338]" office:value-type="string" office:string-value="F2016RP1">
            <text:p>F2016RP1</text:p>
          </table:table-cell>
          <table:table-cell table:style-name="ce120" table:formula="of:=[.K338]&amp;[.J338]&amp;[.I338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1F186423</text:p>
          </table:table-cell>
          <table:table-cell table:style-name="ce40" office:value-type="date" office:date-value="2011-12-29">
            <text:p>29/12/11</text:p>
          </table:table-cell>
          <table:table-cell table:style-name="ce74" office:value-type="float" office:value="1.4">
            <text:p>1,40</text:p>
          </table:table-cell>
          <table:table-cell table:style-name="ce90" office:value-type="float" office:value="0">
            <text:p>0,00</text:p>
          </table:table-cell>
          <table:table-cell table:style-name="ce74" office:value-type="float" office:value="-6">
            <text:p>-6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39])" office:value-type="float" office:value="2011">
            <text:p>2011</text:p>
          </table:table-cell>
          <table:table-cell table:style-name="ce120" table:formula="of:=RIGHT(LEFT([.C339];4))" office:value-type="string" office:string-value="F">
            <text:p>F</text:p>
          </table:table-cell>
          <table:table-cell table:style-name="ce122" table:formula="of:=[.K339]&amp;[.H339]" office:value-type="string" office:string-value="FAP">
            <text:p>FAP</text:p>
          </table:table-cell>
          <table:table-cell table:style-name="ce120" table:formula="of:=[.L339]&amp;[.I339]" office:value-type="string" office:string-value="FAP">
            <text:p>FAP</text:p>
          </table:table-cell>
          <table:table-cell table:style-name="ce122" table:formula="of:=[.K339]&amp;[.J339]&amp;[.H339]" office:value-type="string" office:string-value="F2011AP">
            <text:p>F2011AP</text:p>
          </table:table-cell>
          <table:table-cell table:style-name="ce120" table:formula="of:=[.K339]&amp;[.J339]&amp;[.I339]" office:value-type="string" office:string-value="F2011">
            <text:p>F2011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08F215112</text:p>
          </table:table-cell>
          <table:table-cell table:style-name="ce40" office:value-type="date" office:date-value="2008-06-10">
            <text:p>10/06/08</text:p>
          </table:table-cell>
          <table:table-cell table:style-name="ce74" office:value-type="float" office:value="1">
            <text:p>1,00</text:p>
          </table:table-cell>
          <table:table-cell table:style-name="ce90" office:value-type="float" office:value="0">
            <text:p>0,00</text:p>
          </table:table-cell>
          <table:table-cell table:style-name="ce74" office:value-type="float" office:value="-13.4">
            <text:p>-13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40])" office:value-type="float" office:value="2008">
            <text:p>2008</text:p>
          </table:table-cell>
          <table:table-cell table:style-name="ce120" table:formula="of:=RIGHT(LEFT([.C340];4))" office:value-type="string" office:string-value="F">
            <text:p>F</text:p>
          </table:table-cell>
          <table:table-cell table:style-name="ce122" table:formula="of:=[.K340]&amp;[.H340]" office:value-type="string" office:string-value="FRP1">
            <text:p>FRP1</text:p>
          </table:table-cell>
          <table:table-cell table:style-name="ce120" table:formula="of:=[.L340]&amp;[.I340]" office:value-type="string" office:string-value="FRP1N">
            <text:p>FRP1N</text:p>
          </table:table-cell>
          <table:table-cell table:style-name="ce122" table:formula="of:=[.K340]&amp;[.J340]&amp;[.H340]" office:value-type="string" office:string-value="F2008RP1">
            <text:p>F2008RP1</text:p>
          </table:table-cell>
          <table:table-cell table:style-name="ce120" table:formula="of:=[.K340]&amp;[.J340]&amp;[.I340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3F147295</text:p>
          </table:table-cell>
          <table:table-cell table:style-name="ce40" office:value-type="date" office:date-value="2013-11-14">
            <text:p>14/11/13</text:p>
          </table:table-cell>
          <table:table-cell table:style-name="ce54" office:value-type="float" office:value="0.6">
            <text:p>0,6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18.6">
            <text:p>-18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41])" office:value-type="float" office:value="2013">
            <text:p>2013</text:p>
          </table:table-cell>
          <table:table-cell table:style-name="ce120" table:formula="of:=RIGHT(LEFT([.C341];4))" office:value-type="string" office:string-value="F">
            <text:p>F</text:p>
          </table:table-cell>
          <table:table-cell table:style-name="ce122" table:formula="of:=[.K341]&amp;[.H341]" office:value-type="string" office:string-value="FRP1">
            <text:p>FRP1</text:p>
          </table:table-cell>
          <table:table-cell table:style-name="ce120" table:formula="of:=[.L341]&amp;[.I341]" office:value-type="string" office:string-value="FRP1N">
            <text:p>FRP1N</text:p>
          </table:table-cell>
          <table:table-cell table:style-name="ce122" table:formula="of:=[.K341]&amp;[.J341]&amp;[.H341]" office:value-type="string" office:string-value="F2013RP1">
            <text:p>F2013RP1</text:p>
          </table:table-cell>
          <table:table-cell table:style-name="ce120" table:formula="of:=[.K341]&amp;[.J341]&amp;[.I341]" office:value-type="string" office:string-value="F2013N">
            <text:p>F2013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06F386654</text:p>
          </table:table-cell>
          <table:table-cell table:style-name="ce40" office:value-type="date" office:date-value="2016-04-29">
            <text:p>29/04/16</text:p>
          </table:table-cell>
          <table:table-cell table:style-name="ce54" office:value-type="float" office:value="0.4">
            <text:p>0,40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13">
            <text:p>-13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42])" office:value-type="float" office:value="2016">
            <text:p>2016</text:p>
          </table:table-cell>
          <table:table-cell table:style-name="ce120" table:formula="of:=RIGHT(LEFT([.C342];4))" office:value-type="string" office:string-value="F">
            <text:p>F</text:p>
          </table:table-cell>
          <table:table-cell table:style-name="ce122" table:formula="of:=[.K342]&amp;[.H342]" office:value-type="string" office:string-value="FRP1">
            <text:p>FRP1</text:p>
          </table:table-cell>
          <table:table-cell table:style-name="ce120" table:formula="of:=[.L342]&amp;[.I342]" office:value-type="string" office:string-value="FRP1N">
            <text:p>FRP1N</text:p>
          </table:table-cell>
          <table:table-cell table:style-name="ce122" table:formula="of:=[.K342]&amp;[.J342]&amp;[.H342]" office:value-type="string" office:string-value="F2016RP1">
            <text:p>F2016RP1</text:p>
          </table:table-cell>
          <table:table-cell table:style-name="ce120" table:formula="of:=[.K342]&amp;[.J342]&amp;[.I342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5F043979</text:p>
          </table:table-cell>
          <table:table-cell table:style-name="ce40" office:value-type="date" office:date-value="2015-03-13">
            <text:p>13/03/15</text:p>
          </table:table-cell>
          <table:table-cell table:style-name="ce54" office:value-type="float" office:value="-0.4">
            <text:p>-0,40</text:p>
          </table:table-cell>
          <table:table-cell table:style-name="ce54" office:value-type="float" office:value="-0.2">
            <text:p>-0,20</text:p>
          </table:table-cell>
          <table:table-cell table:style-name="ce57" office:value-type="float" office:value="-4.4">
            <text:p>-4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43])" office:value-type="float" office:value="2015">
            <text:p>2015</text:p>
          </table:table-cell>
          <table:table-cell table:style-name="ce120" table:formula="of:=RIGHT(LEFT([.C343];4))" office:value-type="string" office:string-value="F">
            <text:p>F</text:p>
          </table:table-cell>
          <table:table-cell table:style-name="ce122" table:formula="of:=[.K343]&amp;[.H343]" office:value-type="string" office:string-value="FAP">
            <text:p>FAP</text:p>
          </table:table-cell>
          <table:table-cell table:style-name="ce120" table:formula="of:=[.L343]&amp;[.I343]" office:value-type="string" office:string-value="FAP">
            <text:p>FAP</text:p>
          </table:table-cell>
          <table:table-cell table:style-name="ce122" table:formula="of:=[.K343]&amp;[.J343]&amp;[.H343]" office:value-type="string" office:string-value="F2015AP">
            <text:p>F2015AP</text:p>
          </table:table-cell>
          <table:table-cell table:style-name="ce120" table:formula="of:=[.K343]&amp;[.J343]&amp;[.I343]" office:value-type="string" office:string-value="F2015">
            <text:p>F2015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09F252211</text:p>
          </table:table-cell>
          <table:table-cell table:style-name="ce40" office:value-type="date" office:date-value="2009-12-26">
            <text:p>26/12/09</text:p>
          </table:table-cell>
          <table:table-cell table:style-name="ce54" office:value-type="float" office:value="-0.24">
            <text:p>-0,24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-46.6">
            <text:p>-46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44])" office:value-type="float" office:value="2009">
            <text:p>2009</text:p>
          </table:table-cell>
          <table:table-cell table:style-name="ce120" table:formula="of:=RIGHT(LEFT([.C344];4))" office:value-type="string" office:string-value="F">
            <text:p>F</text:p>
          </table:table-cell>
          <table:table-cell table:style-name="ce122" table:formula="of:=[.K344]&amp;[.H344]" office:value-type="string" office:string-value="FRP1">
            <text:p>FRP1</text:p>
          </table:table-cell>
          <table:table-cell table:style-name="ce120" table:formula="of:=[.L344]&amp;[.I344]" office:value-type="string" office:string-value="FRP1N">
            <text:p>FRP1N</text:p>
          </table:table-cell>
          <table:table-cell table:style-name="ce122" table:formula="of:=[.K344]&amp;[.J344]&amp;[.H344]" office:value-type="string" office:string-value="F2009RP1">
            <text:p>F2009RP1</text:p>
          </table:table-cell>
          <table:table-cell table:style-name="ce120" table:formula="of:=[.K344]&amp;[.J344]&amp;[.I344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7N282081</text:p>
          </table:table-cell>
          <table:table-cell table:style-name="ce40" office:value-type="date" office:date-value="2018-01-30">
            <text:p>30/01/18</text:p>
          </table:table-cell>
          <table:table-cell table:number-columns-repeated="2" table:style-name="ce54" office:value-type="float" office:value="0">
            <text:p>0,00</text:p>
          </table:table-cell>
          <table:table-cell table:style-name="ce57" office:value-type="float" office:value="-1.4">
            <text:p>-1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45])" office:value-type="float" office:value="2018">
            <text:p>2018</text:p>
          </table:table-cell>
          <table:table-cell table:style-name="ce120" table:formula="of:=RIGHT(LEFT([.C345];4))" office:value-type="string" office:string-value="N">
            <text:p>N</text:p>
          </table:table-cell>
          <table:table-cell table:style-name="ce122" table:formula="of:=[.K345]&amp;[.H345]" office:value-type="string" office:string-value="NAP">
            <text:p>NAP</text:p>
          </table:table-cell>
          <table:table-cell table:style-name="ce120" table:formula="of:=[.L345]&amp;[.I345]" office:value-type="string" office:string-value="NAP">
            <text:p>NAP</text:p>
          </table:table-cell>
          <table:table-cell table:style-name="ce122" table:formula="of:=[.K345]&amp;[.J345]&amp;[.H345]" office:value-type="string" office:string-value="N2018AP">
            <text:p>N2018AP</text:p>
          </table:table-cell>
          <table:table-cell table:style-name="ce120" table:formula="of:=[.K345]&amp;[.J345]&amp;[.I345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2F035563</text:p>
          </table:table-cell>
          <table:table-cell table:style-name="ce40" office:value-type="date" office:date-value="2012-04-25">
            <text:p>25/04/12</text:p>
          </table:table-cell>
          <table:table-cell table:style-name="ce54" office:value-type="float" office:value="-0.96">
            <text:p>-0,96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-6">
            <text:p>-6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46])" office:value-type="float" office:value="2012">
            <text:p>2012</text:p>
          </table:table-cell>
          <table:table-cell table:style-name="ce120" table:formula="of:=RIGHT(LEFT([.C346];4))" office:value-type="string" office:string-value="F">
            <text:p>F</text:p>
          </table:table-cell>
          <table:table-cell table:style-name="ce122" table:formula="of:=[.K346]&amp;[.H346]" office:value-type="string" office:string-value="FAP">
            <text:p>FAP</text:p>
          </table:table-cell>
          <table:table-cell table:style-name="ce120" table:formula="of:=[.L346]&amp;[.I346]" office:value-type="string" office:string-value="FAP">
            <text:p>FAP</text:p>
          </table:table-cell>
          <table:table-cell table:style-name="ce122" table:formula="of:=[.K346]&amp;[.J346]&amp;[.H346]" office:value-type="string" office:string-value="F2012AP">
            <text:p>F2012AP</text:p>
          </table:table-cell>
          <table:table-cell table:style-name="ce120" table:formula="of:=[.K346]&amp;[.J346]&amp;[.I346]" office:value-type="string" office:string-value="F2012">
            <text:p>F2012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2F353143</text:p>
          </table:table-cell>
          <table:table-cell table:style-name="ce40" office:value-type="date" office:date-value="2013-03-26">
            <text:p>26/03/13</text:p>
          </table:table-cell>
          <table:table-cell table:style-name="ce54" office:value-type="float" office:value="-1.82">
            <text:p>-1,82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10.4">
            <text:p>-10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47])" office:value-type="float" office:value="2013">
            <text:p>2013</text:p>
          </table:table-cell>
          <table:table-cell table:style-name="ce120" table:formula="of:=RIGHT(LEFT([.C347];4))" office:value-type="string" office:string-value="F">
            <text:p>F</text:p>
          </table:table-cell>
          <table:table-cell table:style-name="ce122" table:formula="of:=[.K347]&amp;[.H347]" office:value-type="string" office:string-value="FRP1">
            <text:p>FRP1</text:p>
          </table:table-cell>
          <table:table-cell table:style-name="ce120" table:formula="of:=[.L347]&amp;[.I347]" office:value-type="string" office:string-value="FRP1N">
            <text:p>FRP1N</text:p>
          </table:table-cell>
          <table:table-cell table:style-name="ce122" table:formula="of:=[.K347]&amp;[.J347]&amp;[.H347]" office:value-type="string" office:string-value="F2013RP1">
            <text:p>F2013RP1</text:p>
          </table:table-cell>
          <table:table-cell table:style-name="ce120" table:formula="of:=[.K347]&amp;[.J347]&amp;[.I347]" office:value-type="string" office:string-value="F2013N">
            <text:p>F2013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08F515891</text:p>
          </table:table-cell>
          <table:table-cell table:style-name="ce40" office:value-type="date" office:date-value="2008-12-30">
            <text:p>30/12/08</text:p>
          </table:table-cell>
          <table:table-cell table:style-name="ce74" office:value-type="float" office:value="1.64">
            <text:p>1,64</text:p>
          </table:table-cell>
          <table:table-cell table:style-name="ce74" office:value-type="float" office:value="-2.4">
            <text:p>-2,40</text:p>
          </table:table-cell>
          <table:table-cell table:style-name="ce90" office:value-type="float" office:value="-19">
            <text:p>-19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48])" office:value-type="float" office:value="2008">
            <text:p>2008</text:p>
          </table:table-cell>
          <table:table-cell table:style-name="ce120" table:formula="of:=RIGHT(LEFT([.C348];4))" office:value-type="string" office:string-value="F">
            <text:p>F</text:p>
          </table:table-cell>
          <table:table-cell table:style-name="ce122" table:formula="of:=[.K348]&amp;[.H348]" office:value-type="string" office:string-value="FRP1">
            <text:p>FRP1</text:p>
          </table:table-cell>
          <table:table-cell table:style-name="ce120" table:formula="of:=[.L348]&amp;[.I348]" office:value-type="string" office:string-value="FRP1N">
            <text:p>FRP1N</text:p>
          </table:table-cell>
          <table:table-cell table:style-name="ce122" table:formula="of:=[.K348]&amp;[.J348]&amp;[.H348]" office:value-type="string" office:string-value="F2008RP1">
            <text:p>F2008RP1</text:p>
          </table:table-cell>
          <table:table-cell table:style-name="ce120" table:formula="of:=[.K348]&amp;[.J348]&amp;[.I348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09S102278</text:p>
          </table:table-cell>
          <table:table-cell table:style-name="ce40" office:value-type="date" office:date-value="2009-05-27">
            <text:p>27/05/09</text:p>
          </table:table-cell>
          <table:table-cell table:style-name="ce74" office:value-type="float" office:value="-0.86">
            <text:p>-0,86</text:p>
          </table:table-cell>
          <table:table-cell table:style-name="ce74" office:value-type="float" office:value="-0.4">
            <text:p>-0,40</text:p>
          </table:table-cell>
          <table:table-cell table:style-name="ce90" office:value-type="float" office:value="-3">
            <text:p>-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49])" office:value-type="float" office:value="2009">
            <text:p>2009</text:p>
          </table:table-cell>
          <table:table-cell table:style-name="ce120" table:formula="of:=RIGHT(LEFT([.C349];4))" office:value-type="string" office:string-value="S">
            <text:p>S</text:p>
          </table:table-cell>
          <table:table-cell table:style-name="ce122" table:formula="of:=[.K349]&amp;[.H349]" office:value-type="string" office:string-value="SAP">
            <text:p>SAP</text:p>
          </table:table-cell>
          <table:table-cell table:style-name="ce120" table:formula="of:=[.L349]&amp;[.I349]" office:value-type="string" office:string-value="SAP">
            <text:p>SAP</text:p>
          </table:table-cell>
          <table:table-cell table:style-name="ce122" table:formula="of:=[.K349]&amp;[.J349]&amp;[.H349]" office:value-type="string" office:string-value="S2009AP">
            <text:p>S2009AP</text:p>
          </table:table-cell>
          <table:table-cell table:style-name="ce120" table:formula="of:=[.K349]&amp;[.J349]&amp;[.I349]" office:value-type="string" office:string-value="S2009">
            <text:p>S2009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8N022191</text:p>
          </table:table-cell>
          <table:table-cell table:style-name="ce40" office:value-type="date" office:date-value="2018-03-06">
            <text:p>06/03/18</text:p>
          </table:table-cell>
          <table:table-cell table:style-name="ce59" office:value-type="float" office:value="1.24">
            <text:p>1,24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0.2">
            <text:p>0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50])" office:value-type="float" office:value="2018">
            <text:p>2018</text:p>
          </table:table-cell>
          <table:table-cell table:style-name="ce120" table:formula="of:=RIGHT(LEFT([.C350];4))" office:value-type="string" office:string-value="N">
            <text:p>N</text:p>
          </table:table-cell>
          <table:table-cell table:style-name="ce122" table:formula="of:=[.K350]&amp;[.H350]" office:value-type="string" office:string-value="NAP">
            <text:p>NAP</text:p>
          </table:table-cell>
          <table:table-cell table:style-name="ce120" table:formula="of:=[.L350]&amp;[.I350]" office:value-type="string" office:string-value="NAP">
            <text:p>NAP</text:p>
          </table:table-cell>
          <table:table-cell table:style-name="ce122" table:formula="of:=[.K350]&amp;[.J350]&amp;[.H350]" office:value-type="string" office:string-value="N2018AP">
            <text:p>N2018AP</text:p>
          </table:table-cell>
          <table:table-cell table:style-name="ce120" table:formula="of:=[.K350]&amp;[.J350]&amp;[.I350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*GEMED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6F230560</text:p>
          </table:table-cell>
          <table:table-cell table:style-name="ce40" office:value-type="date" office:date-value="2016-10-18">
            <text:p>18/10/16</text:p>
          </table:table-cell>
          <table:table-cell table:style-name="ce74" office:value-type="float" office:value="-1.86">
            <text:p>-1,86</text:p>
          </table:table-cell>
          <table:table-cell table:style-name="ce74" office:value-type="float" office:value="-0.4">
            <text:p>-0,40</text:p>
          </table:table-cell>
          <table:table-cell table:style-name="ce90" office:value-type="float" office:value="3">
            <text:p>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51])" office:value-type="float" office:value="2016">
            <text:p>2016</text:p>
          </table:table-cell>
          <table:table-cell table:style-name="ce120" table:formula="of:=RIGHT(LEFT([.C351];4))" office:value-type="string" office:string-value="F">
            <text:p>F</text:p>
          </table:table-cell>
          <table:table-cell table:style-name="ce122" table:formula="of:=[.K351]&amp;[.H351]" office:value-type="string" office:string-value="FAP">
            <text:p>FAP</text:p>
          </table:table-cell>
          <table:table-cell table:style-name="ce120" table:formula="of:=[.L351]&amp;[.I351]" office:value-type="string" office:string-value="FAP">
            <text:p>FAP</text:p>
          </table:table-cell>
          <table:table-cell table:style-name="ce122" table:formula="of:=[.K351]&amp;[.J351]&amp;[.H351]" office:value-type="string" office:string-value="F2016AP">
            <text:p>F2016AP</text:p>
          </table:table-cell>
          <table:table-cell table:style-name="ce120" table:formula="of:=[.K351]&amp;[.J351]&amp;[.I351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8N052640</text:p>
          </table:table-cell>
          <table:table-cell table:style-name="ce40" office:value-type="date" office:date-value="2018-03-28">
            <text:p>28/03/18</text:p>
          </table:table-cell>
          <table:table-cell table:style-name="ce74" office:value-type="float" office:value="0.9">
            <text:p>0,90</text:p>
          </table:table-cell>
          <table:table-cell table:style-name="ce74" office:value-type="float" office:value="0">
            <text:p>0,00</text:p>
          </table:table-cell>
          <table:table-cell table:style-name="ce90" office:value-type="float" office:value="0.8">
            <text:p>0,8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52])" office:value-type="float" office:value="2018">
            <text:p>2018</text:p>
          </table:table-cell>
          <table:table-cell table:style-name="ce120" table:formula="of:=RIGHT(LEFT([.C352];4))" office:value-type="string" office:string-value="N">
            <text:p>N</text:p>
          </table:table-cell>
          <table:table-cell table:style-name="ce122" table:formula="of:=[.K352]&amp;[.H352]" office:value-type="string" office:string-value="NAP">
            <text:p>NAP</text:p>
          </table:table-cell>
          <table:table-cell table:style-name="ce120" table:formula="of:=[.L352]&amp;[.I352]" office:value-type="string" office:string-value="NAP">
            <text:p>NAP</text:p>
          </table:table-cell>
          <table:table-cell table:style-name="ce122" table:formula="of:=[.K352]&amp;[.J352]&amp;[.H352]" office:value-type="string" office:string-value="N2018AP">
            <text:p>N2018AP</text:p>
          </table:table-cell>
          <table:table-cell table:style-name="ce120" table:formula="of:=[.K352]&amp;[.J352]&amp;[.I352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0">
            <text:p>20/04/18</text:p>
          </table:table-cell>
          <table:table-cell table:style-name="ce26" office:value-type="string">
            <text:p>A14F438134</text:p>
          </table:table-cell>
          <table:table-cell table:style-name="ce40" office:value-type="date" office:date-value="2016-04-27">
            <text:p>27/04/16</text:p>
          </table:table-cell>
          <table:table-cell table:style-name="ce59" office:value-type="float" office:value="-0.4">
            <text:p>-0,4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3">
            <text:p>-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53])" office:value-type="float" office:value="2016">
            <text:p>2016</text:p>
          </table:table-cell>
          <table:table-cell table:style-name="ce120" table:formula="of:=RIGHT(LEFT([.C353];4))" office:value-type="string" office:string-value="F">
            <text:p>F</text:p>
          </table:table-cell>
          <table:table-cell table:style-name="ce122" table:formula="of:=[.K353]&amp;[.H353]" office:value-type="string" office:string-value="FAP">
            <text:p>FAP</text:p>
          </table:table-cell>
          <table:table-cell table:style-name="ce120" table:formula="of:=[.L353]&amp;[.I353]" office:value-type="string" office:string-value="FAP">
            <text:p>FAP</text:p>
          </table:table-cell>
          <table:table-cell table:style-name="ce122" table:formula="of:=[.K353]&amp;[.J353]&amp;[.H353]" office:value-type="string" office:string-value="F2016AP">
            <text:p>F2016AP</text:p>
          </table:table-cell>
          <table:table-cell table:style-name="ce120" table:formula="of:=[.K353]&amp;[.J353]&amp;[.I353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7" office:value-type="string">
            <text:p>UN-BAC </text:p>
          </table:table-cell>
          <table:table-cell table:style-name="ce18" office:value-type="date" office:date-value="2018-04-20">
            <text:p>20/04/18</text:p>
          </table:table-cell>
          <table:table-cell table:style-name="ce38" office:value-type="string">
            <text:p>A16F204374</text:p>
          </table:table-cell>
          <table:table-cell table:style-name="ce41" office:value-type="date" office:date-value="2017-02-17">
            <text:p>17/02/17</text:p>
          </table:table-cell>
          <table:table-cell table:style-name="ce76" office:value-type="float" office:value="0.34">
            <text:p>0,34</text:p>
          </table:table-cell>
          <table:table-cell table:style-name="ce78" office:value-type="float" office:value="0">
            <text:p>0,00</text:p>
          </table:table-cell>
          <table:table-cell table:style-name="ce61" office:value-type="float" office:value="-27.6">
            <text:p>-27,6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354])" office:value-type="float" office:value="2017">
            <text:p>2017</text:p>
          </table:table-cell>
          <table:table-cell table:style-name="ce120" table:formula="of:=RIGHT(LEFT([.C354];4))" office:value-type="string" office:string-value="F">
            <text:p>F</text:p>
          </table:table-cell>
          <table:table-cell table:style-name="ce122" table:formula="of:=[.K354]&amp;[.H354]" office:value-type="string" office:string-value="FRP1">
            <text:p>FRP1</text:p>
          </table:table-cell>
          <table:table-cell table:style-name="ce120" table:formula="of:=[.L354]&amp;[.I354]" office:value-type="string" office:string-value="FRP1N">
            <text:p>FRP1N</text:p>
          </table:table-cell>
          <table:table-cell table:style-name="ce122" table:formula="of:=[.K354]&amp;[.J354]&amp;[.H354]" office:value-type="string" office:string-value="F2017RP1">
            <text:p>F2017RP1</text:p>
          </table:table-cell>
          <table:table-cell table:style-name="ce120" table:formula="of:=[.K354]&amp;[.J354]&amp;[.I354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15F163276</text:p>
          </table:table-cell>
          <table:table-cell table:style-name="ce42" office:value-type="date" office:date-value="2015-11-20">
            <text:p>20/11/15</text:p>
          </table:table-cell>
          <table:table-cell table:style-name="ce57" office:value-type="float" office:value="-0.76">
            <text:p>-0,76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5.6">
            <text:p>-5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55])" office:value-type="float" office:value="2015">
            <text:p>2015</text:p>
          </table:table-cell>
          <table:table-cell table:style-name="ce120" table:formula="of:=RIGHT(LEFT([.C355];4))" office:value-type="string" office:string-value="F">
            <text:p>F</text:p>
          </table:table-cell>
          <table:table-cell table:style-name="ce122" table:formula="of:=[.K355]&amp;[.H355]" office:value-type="string" office:string-value="FAP">
            <text:p>FAP</text:p>
          </table:table-cell>
          <table:table-cell table:style-name="ce120" table:formula="of:=[.L355]&amp;[.I355]" office:value-type="string" office:string-value="FAP">
            <text:p>FAP</text:p>
          </table:table-cell>
          <table:table-cell table:style-name="ce122" table:formula="of:=[.K355]&amp;[.J355]&amp;[.H355]" office:value-type="string" office:string-value="F2015AP">
            <text:p>F2015AP</text:p>
          </table:table-cell>
          <table:table-cell table:style-name="ce120" table:formula="of:=[.K355]&amp;[.J355]&amp;[.I355]" office:value-type="string" office:string-value="F2015">
            <text:p>F2015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2S686526</text:p>
          </table:table-cell>
          <table:table-cell table:style-name="ce42" office:value-type="date" office:date-value="2011-04-26">
            <text:p>26/04/11</text:p>
          </table:table-cell>
          <table:table-cell table:style-name="ce57" office:value-type="float" office:value="1.26">
            <text:p>1,26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56])" office:value-type="float" office:value="2011">
            <text:p>2011</text:p>
          </table:table-cell>
          <table:table-cell table:style-name="ce120" table:formula="of:=RIGHT(LEFT([.C356];4))" office:value-type="string" office:string-value="S">
            <text:p>S</text:p>
          </table:table-cell>
          <table:table-cell table:style-name="ce122" table:formula="of:=[.K356]&amp;[.H356]" office:value-type="string" office:string-value="SAP">
            <text:p>SAP</text:p>
          </table:table-cell>
          <table:table-cell table:style-name="ce120" table:formula="of:=[.L356]&amp;[.I356]" office:value-type="string" office:string-value="SAP">
            <text:p>SAP</text:p>
          </table:table-cell>
          <table:table-cell table:style-name="ce122" table:formula="of:=[.K356]&amp;[.J356]&amp;[.H356]" office:value-type="string" office:string-value="S2011AP">
            <text:p>S2011AP</text:p>
          </table:table-cell>
          <table:table-cell table:style-name="ce120" table:formula="of:=[.K356]&amp;[.J356]&amp;[.I356]" office:value-type="string" office:string-value="S2011">
            <text:p>S2011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5F310197</text:p>
          </table:table-cell>
          <table:table-cell table:style-name="ce42" office:value-type="date" office:date-value="2014-12-03">
            <text:p>03/12/14</text:p>
          </table:table-cell>
          <table:table-cell table:style-name="ce57" office:value-type="float" office:value="-0.94">
            <text:p>-0,94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7.2">
            <text:p>-17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57])" office:value-type="float" office:value="2014">
            <text:p>2014</text:p>
          </table:table-cell>
          <table:table-cell table:style-name="ce120" table:formula="of:=RIGHT(LEFT([.C357];4))" office:value-type="string" office:string-value="F">
            <text:p>F</text:p>
          </table:table-cell>
          <table:table-cell table:style-name="ce122" table:formula="of:=[.K357]&amp;[.H357]" office:value-type="string" office:string-value="FRP1">
            <text:p>FRP1</text:p>
          </table:table-cell>
          <table:table-cell table:style-name="ce120" table:formula="of:=[.L357]&amp;[.I357]" office:value-type="string" office:string-value="FRP1N">
            <text:p>FRP1N</text:p>
          </table:table-cell>
          <table:table-cell table:style-name="ce122" table:formula="of:=[.K357]&amp;[.J357]&amp;[.H357]" office:value-type="string" office:string-value="F2014RP1">
            <text:p>F2014RP1</text:p>
          </table:table-cell>
          <table:table-cell table:style-name="ce120" table:formula="of:=[.K357]&amp;[.J357]&amp;[.I357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9F027160</text:p>
          </table:table-cell>
          <table:table-cell table:style-name="ce42" office:value-type="date" office:date-value="2009-03-06">
            <text:p>06/03/09</text:p>
          </table:table-cell>
          <table:table-cell table:style-name="ce57" office:value-type="float" office:value="0.94">
            <text:p>0,94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37.4">
            <text:p>-37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58])" office:value-type="float" office:value="2009">
            <text:p>2009</text:p>
          </table:table-cell>
          <table:table-cell table:style-name="ce120" table:formula="of:=RIGHT(LEFT([.C358];4))" office:value-type="string" office:string-value="F">
            <text:p>F</text:p>
          </table:table-cell>
          <table:table-cell table:style-name="ce122" table:formula="of:=[.K358]&amp;[.H358]" office:value-type="string" office:string-value="FRP1">
            <text:p>FRP1</text:p>
          </table:table-cell>
          <table:table-cell table:style-name="ce120" table:formula="of:=[.L358]&amp;[.I358]" office:value-type="string" office:string-value="FRP1N">
            <text:p>FRP1N</text:p>
          </table:table-cell>
          <table:table-cell table:style-name="ce122" table:formula="of:=[.K358]&amp;[.J358]&amp;[.H358]" office:value-type="string" office:string-value="F2009RP1">
            <text:p>F2009RP1</text:p>
          </table:table-cell>
          <table:table-cell table:style-name="ce120" table:formula="of:=[.K358]&amp;[.J358]&amp;[.I358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1S545590</text:p>
          </table:table-cell>
          <table:table-cell table:style-name="ce42" office:value-type="date" office:date-value="2010-11-12">
            <text:p>12/11/10</text:p>
          </table:table-cell>
          <table:table-cell table:style-name="ce74" office:value-type="float" office:value="-2.3">
            <text:p>-2,30</text:p>
          </table:table-cell>
          <table:table-cell table:style-name="ce74" office:value-type="float" office:value="-2.4">
            <text:p>-2,40</text:p>
          </table:table-cell>
          <table:table-cell table:style-name="ce74" office:value-type="float" office:value="-6.2">
            <text:p>-6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59])" office:value-type="float" office:value="2010">
            <text:p>2010</text:p>
          </table:table-cell>
          <table:table-cell table:style-name="ce120" table:formula="of:=RIGHT(LEFT([.C359];4))" office:value-type="string" office:string-value="S">
            <text:p>S</text:p>
          </table:table-cell>
          <table:table-cell table:style-name="ce122" table:formula="of:=[.K359]&amp;[.H359]" office:value-type="string" office:string-value="SAP">
            <text:p>SAP</text:p>
          </table:table-cell>
          <table:table-cell table:style-name="ce120" table:formula="of:=[.L359]&amp;[.I359]" office:value-type="string" office:string-value="SAP">
            <text:p>SAP</text:p>
          </table:table-cell>
          <table:table-cell table:style-name="ce122" table:formula="of:=[.K359]&amp;[.J359]&amp;[.H359]" office:value-type="string" office:string-value="S2010AP">
            <text:p>S2010AP</text:p>
          </table:table-cell>
          <table:table-cell table:style-name="ce120" table:formula="of:=[.K359]&amp;[.J359]&amp;[.I359]" office:value-type="string" office:string-value="S2010">
            <text:p>S2010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9F193658</text:p>
          </table:table-cell>
          <table:table-cell table:style-name="ce44" office:value-type="date" office:date-value="2009-09-09">
            <text:p>09/09/09</text:p>
          </table:table-cell>
          <table:table-cell table:style-name="ce77" office:value-type="float" office:value="-0.2">
            <text:p>-0,20</text:p>
          </table:table-cell>
          <table:table-cell table:style-name="ce74" office:value-type="float" office:value="0">
            <text:p>0,00</text:p>
          </table:table-cell>
          <table:table-cell table:style-name="ce97" office:value-type="float" office:value="-5">
            <text:p>-5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60])" office:value-type="float" office:value="2009">
            <text:p>2009</text:p>
          </table:table-cell>
          <table:table-cell table:style-name="ce120" table:formula="of:=RIGHT(LEFT([.C360];4))" office:value-type="string" office:string-value="F">
            <text:p>F</text:p>
          </table:table-cell>
          <table:table-cell table:style-name="ce122" table:formula="of:=[.K360]&amp;[.H360]" office:value-type="string" office:string-value="FAP">
            <text:p>FAP</text:p>
          </table:table-cell>
          <table:table-cell table:style-name="ce120" table:formula="of:=[.L360]&amp;[.I360]" office:value-type="string" office:string-value="FAP">
            <text:p>FAP</text:p>
          </table:table-cell>
          <table:table-cell table:style-name="ce122" table:formula="of:=[.K360]&amp;[.J360]&amp;[.H360]" office:value-type="string" office:string-value="F2009AP">
            <text:p>F2009AP</text:p>
          </table:table-cell>
          <table:table-cell table:style-name="ce120" table:formula="of:=[.K360]&amp;[.J360]&amp;[.I360]" office:value-type="string" office:string-value="F2009">
            <text:p>F2009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12F360380</text:p>
          </table:table-cell>
          <table:table-cell table:style-name="ce42" office:value-type="date" office:date-value="2013-09-16">
            <text:p>16/09/13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-2">
            <text:p>-2,00</text:p>
          </table:table-cell>
          <table:table-cell table:style-name="ce90" office:value-type="float" office:value="-24">
            <text:p>-24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61])" office:value-type="float" office:value="2013">
            <text:p>2013</text:p>
          </table:table-cell>
          <table:table-cell table:style-name="ce120" table:formula="of:=RIGHT(LEFT([.C361];4))" office:value-type="string" office:string-value="F">
            <text:p>F</text:p>
          </table:table-cell>
          <table:table-cell table:style-name="ce122" table:formula="of:=[.K361]&amp;[.H361]" office:value-type="string" office:string-value="FRP1">
            <text:p>FRP1</text:p>
          </table:table-cell>
          <table:table-cell table:style-name="ce120" table:formula="of:=[.L361]&amp;[.I361]" office:value-type="string" office:string-value="FRP1N">
            <text:p>FRP1N</text:p>
          </table:table-cell>
          <table:table-cell table:style-name="ce122" table:formula="of:=[.K361]&amp;[.J361]&amp;[.H361]" office:value-type="string" office:string-value="F2013RP1">
            <text:p>F2013RP1</text:p>
          </table:table-cell>
          <table:table-cell table:style-name="ce120" table:formula="of:=[.K361]&amp;[.J361]&amp;[.I361]" office:value-type="string" office:string-value="F2013N">
            <text:p>F2013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2S427847</text:p>
          </table:table-cell>
          <table:table-cell table:style-name="ce44" office:value-type="date" office:date-value="2011-02-07">
            <text:p>07/02/11</text:p>
          </table:table-cell>
          <table:table-cell table:style-name="ce74" office:value-type="float" office:value="-1.3">
            <text:p>-1,30</text:p>
          </table:table-cell>
          <table:table-cell table:style-name="ce74" office:value-type="float" office:value="-1.8">
            <text:p>-1,80</text:p>
          </table:table-cell>
          <table:table-cell table:style-name="ce74" office:value-type="float" office:value="-3.6">
            <text:p>-3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62])" office:value-type="float" office:value="2011">
            <text:p>2011</text:p>
          </table:table-cell>
          <table:table-cell table:style-name="ce120" table:formula="of:=RIGHT(LEFT([.C362];4))" office:value-type="string" office:string-value="S">
            <text:p>S</text:p>
          </table:table-cell>
          <table:table-cell table:style-name="ce122" table:formula="of:=[.K362]&amp;[.H362]" office:value-type="string" office:string-value="SAP">
            <text:p>SAP</text:p>
          </table:table-cell>
          <table:table-cell table:style-name="ce120" table:formula="of:=[.L362]&amp;[.I362]" office:value-type="string" office:string-value="SAP">
            <text:p>SAP</text:p>
          </table:table-cell>
          <table:table-cell table:style-name="ce122" table:formula="of:=[.K362]&amp;[.J362]&amp;[.H362]" office:value-type="string" office:string-value="S2011AP">
            <text:p>S2011AP</text:p>
          </table:table-cell>
          <table:table-cell table:style-name="ce120" table:formula="of:=[.K362]&amp;[.J362]&amp;[.I362]" office:value-type="string" office:string-value="S2011">
            <text:p>S2011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4S120454</text:p>
          </table:table-cell>
          <table:table-cell table:style-name="ce40" office:value-type="date" office:date-value="2013-09-16">
            <text:p>16/09/13</text:p>
          </table:table-cell>
          <table:table-cell table:style-name="ce77" office:value-type="float" office:value="-3">
            <text:p>-3,00</text:p>
          </table:table-cell>
          <table:table-cell table:style-name="ce74" office:value-type="float" office:value="-6.4">
            <text:p>-6,40</text:p>
          </table:table-cell>
          <table:table-cell table:style-name="ce97" office:value-type="float" office:value="-85.6">
            <text:p>-85,60</text:p>
          </table:table-cell>
          <table:table-cell table:style-name="ce100" office:value-type="string">
            <text:p>RP2</text:p>
          </table:table-cell>
          <table:table-cell table:style-name="ce100" office:value-type="string">
            <text:p>N</text:p>
          </table:table-cell>
          <table:table-cell table:style-name="ce116" table:formula="of:=YEAR([.D363])" office:value-type="float" office:value="2013">
            <text:p>2013</text:p>
          </table:table-cell>
          <table:table-cell table:style-name="ce120" table:formula="of:=RIGHT(LEFT([.C363];4))" office:value-type="string" office:string-value="S">
            <text:p>S</text:p>
          </table:table-cell>
          <table:table-cell table:style-name="ce122" table:formula="of:=[.K363]&amp;[.H363]" office:value-type="string" office:string-value="SRP2">
            <text:p>SRP2</text:p>
          </table:table-cell>
          <table:table-cell table:style-name="ce120" table:formula="of:=[.L363]&amp;[.I363]" office:value-type="string" office:string-value="SRP2N">
            <text:p>SRP2N</text:p>
          </table:table-cell>
          <table:table-cell table:style-name="ce122" table:formula="of:=[.K363]&amp;[.J363]&amp;[.H363]" office:value-type="string" office:string-value="S2013RP2">
            <text:p>S2013RP2</text:p>
          </table:table-cell>
          <table:table-cell table:style-name="ce120" table:formula="of:=[.K363]&amp;[.J363]&amp;[.I363]" office:value-type="string" office:string-value="S2013N">
            <text:p>S2013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14F006777</text:p>
          </table:table-cell>
          <table:table-cell table:style-name="ce40" office:value-type="date" office:date-value="2014-02-17">
            <text:p>17/02/14</text:p>
          </table:table-cell>
          <table:table-cell table:style-name="ce77" office:value-type="float" office:value="-1.16">
            <text:p>-1,16</text:p>
          </table:table-cell>
          <table:table-cell table:style-name="ce74" office:value-type="float" office:value="-1.4">
            <text:p>-1,40</text:p>
          </table:table-cell>
          <table:table-cell table:style-name="ce97" office:value-type="float" office:value="-38">
            <text:p>-38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64])" office:value-type="float" office:value="2014">
            <text:p>2014</text:p>
          </table:table-cell>
          <table:table-cell table:style-name="ce120" table:formula="of:=RIGHT(LEFT([.C364];4))" office:value-type="string" office:string-value="F">
            <text:p>F</text:p>
          </table:table-cell>
          <table:table-cell table:style-name="ce122" table:formula="of:=[.K364]&amp;[.H364]" office:value-type="string" office:string-value="FRP1">
            <text:p>FRP1</text:p>
          </table:table-cell>
          <table:table-cell table:style-name="ce120" table:formula="of:=[.L364]&amp;[.I364]" office:value-type="string" office:string-value="FRP1N">
            <text:p>FRP1N</text:p>
          </table:table-cell>
          <table:table-cell table:style-name="ce122" table:formula="of:=[.K364]&amp;[.J364]&amp;[.H364]" office:value-type="string" office:string-value="F2014RP1">
            <text:p>F2014RP1</text:p>
          </table:table-cell>
          <table:table-cell table:style-name="ce120" table:formula="of:=[.K364]&amp;[.J364]&amp;[.I364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6F319892</text:p>
          </table:table-cell>
          <table:table-cell table:style-name="ce40" office:value-type="date" office:date-value="2016-07-07">
            <text:p>07/07/16</text:p>
          </table:table-cell>
          <table:table-cell table:style-name="ce59" office:value-type="float" office:value="-1.7">
            <text:p>-1,7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9">
            <text:p>-19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65])" office:value-type="float" office:value="2016">
            <text:p>2016</text:p>
          </table:table-cell>
          <table:table-cell table:style-name="ce120" table:formula="of:=RIGHT(LEFT([.C365];4))" office:value-type="string" office:string-value="F">
            <text:p>F</text:p>
          </table:table-cell>
          <table:table-cell table:style-name="ce122" table:formula="of:=[.K365]&amp;[.H365]" office:value-type="string" office:string-value="FRP1">
            <text:p>FRP1</text:p>
          </table:table-cell>
          <table:table-cell table:style-name="ce120" table:formula="of:=[.L365]&amp;[.I365]" office:value-type="string" office:string-value="FRP1N">
            <text:p>FRP1N</text:p>
          </table:table-cell>
          <table:table-cell table:style-name="ce122" table:formula="of:=[.K365]&amp;[.J365]&amp;[.H365]" office:value-type="string" office:string-value="F2016RP1">
            <text:p>F2016RP1</text:p>
          </table:table-cell>
          <table:table-cell table:style-name="ce120" table:formula="of:=[.K365]&amp;[.J365]&amp;[.I365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07F344609</text:p>
          </table:table-cell>
          <table:table-cell table:style-name="ce40" office:value-type="date" office:date-value="2008-04-15">
            <text:p>15/04/08</text:p>
          </table:table-cell>
          <table:table-cell table:style-name="ce59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66])" office:value-type="float" office:value="2008">
            <text:p>2008</text:p>
          </table:table-cell>
          <table:table-cell table:style-name="ce120" table:formula="of:=RIGHT(LEFT([.C366];4))" office:value-type="string" office:string-value="F">
            <text:p>F</text:p>
          </table:table-cell>
          <table:table-cell table:style-name="ce122" table:formula="of:=[.K366]&amp;[.H366]" office:value-type="string" office:string-value="FRP1">
            <text:p>FRP1</text:p>
          </table:table-cell>
          <table:table-cell table:style-name="ce120" table:formula="of:=[.L366]&amp;[.I366]" office:value-type="string" office:string-value="FRP1N">
            <text:p>FRP1N</text:p>
          </table:table-cell>
          <table:table-cell table:style-name="ce122" table:formula="of:=[.K366]&amp;[.J366]&amp;[.H366]" office:value-type="string" office:string-value="F2008RP1">
            <text:p>F2008RP1</text:p>
          </table:table-cell>
          <table:table-cell table:style-name="ce120" table:formula="of:=[.K366]&amp;[.J366]&amp;[.I366]" office:value-type="string" office:string-value="F2008N">
            <text:p>F2008N</text:p>
          </table:table-cell>
          <table:table-cell table:style-name="ce138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3">
            <text:p>23/04/18</text:p>
          </table:table-cell>
          <table:table-cell table:style-name="ce26" office:value-type="string">
            <text:p>A12F144251</text:p>
          </table:table-cell>
          <table:table-cell table:style-name="ce40" office:value-type="date" office:date-value="2012-10-04">
            <text:p>04/10/12</text:p>
          </table:table-cell>
          <table:table-cell table:style-name="ce59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67])" office:value-type="float" office:value="2012">
            <text:p>2012</text:p>
          </table:table-cell>
          <table:table-cell table:style-name="ce120" table:formula="of:=RIGHT(LEFT([.C367];4))" office:value-type="string" office:string-value="F">
            <text:p>F</text:p>
          </table:table-cell>
          <table:table-cell table:style-name="ce122" table:formula="of:=[.K367]&amp;[.H367]" office:value-type="string" office:string-value="FRP1">
            <text:p>FRP1</text:p>
          </table:table-cell>
          <table:table-cell table:style-name="ce120" table:formula="of:=[.L367]&amp;[.I367]" office:value-type="string" office:string-value="FRP1N">
            <text:p>FRP1N</text:p>
          </table:table-cell>
          <table:table-cell table:style-name="ce122" table:formula="of:=[.K367]&amp;[.J367]&amp;[.H367]" office:value-type="string" office:string-value="F2012RP1">
            <text:p>F2012RP1</text:p>
          </table:table-cell>
          <table:table-cell table:style-name="ce120" table:formula="of:=[.K367]&amp;[.J367]&amp;[.I367]" office:value-type="string" office:string-value="F2012N">
            <text:p>F2012N</text:p>
          </table:table-cell>
          <table:table-cell table:style-name="ce138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7" office:value-type="string">
            <text:p>UN-MTS </text:p>
          </table:table-cell>
          <table:table-cell table:style-name="ce18" office:value-type="date" office:date-value="2018-04-23">
            <text:p>23/04/18</text:p>
          </table:table-cell>
          <table:table-cell table:style-name="ce38" office:value-type="string">
            <text:p>A17N308255</text:p>
          </table:table-cell>
          <table:table-cell table:style-name="ce41" office:value-type="date" office:date-value="2018-03-08">
            <text:p>08/03/18</text:p>
          </table:table-cell>
          <table:table-cell table:style-name="ce76" office:value-type="float" office:value="-0.14">
            <text:p>-0,14</text:p>
          </table:table-cell>
          <table:table-cell table:style-name="ce78" office:value-type="float" office:value="-1">
            <text:p>-1,00</text:p>
          </table:table-cell>
          <table:table-cell table:style-name="ce61" office:value-type="float" office:value="-3.4">
            <text:p>-3,4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6" table:formula="of:=YEAR([.D368])" office:value-type="float" office:value="2018">
            <text:p>2018</text:p>
          </table:table-cell>
          <table:table-cell table:style-name="ce120" table:formula="of:=RIGHT(LEFT([.C368];4))" office:value-type="string" office:string-value="N">
            <text:p>N</text:p>
          </table:table-cell>
          <table:table-cell table:style-name="ce122" table:formula="of:=[.K368]&amp;[.H368]" office:value-type="string" office:string-value="NAP">
            <text:p>NAP</text:p>
          </table:table-cell>
          <table:table-cell table:style-name="ce120" table:formula="of:=[.L368]&amp;[.I368]" office:value-type="string" office:string-value="NAP">
            <text:p>NAP</text:p>
          </table:table-cell>
          <table:table-cell table:style-name="ce122" table:formula="of:=[.K368]&amp;[.J368]&amp;[.H368]" office:value-type="string" office:string-value="N2018AP">
            <text:p>N2018AP</text:p>
          </table:table-cell>
          <table:table-cell table:style-name="ce120" table:formula="of:=[.K368]&amp;[.J368]&amp;[.I368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PA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5F145985</text:p>
          </table:table-cell>
          <table:table-cell table:style-name="ce40" office:value-type="date" office:date-value="2016-05-20">
            <text:p>20/05/16</text:p>
          </table:table-cell>
          <table:table-cell table:style-name="ce59" office:value-type="float" office:value="0.1">
            <text:p>0,10</text:p>
          </table:table-cell>
          <table:table-cell table:style-name="ce54" office:value-type="float" office:value="-0.6">
            <text:p>-0,60</text:p>
          </table:table-cell>
          <table:table-cell table:style-name="ce57" office:value-type="float" office:value="-14">
            <text:p>-14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69])" office:value-type="float" office:value="2016">
            <text:p>2016</text:p>
          </table:table-cell>
          <table:table-cell table:style-name="ce120" table:formula="of:=RIGHT(LEFT([.C369];4))" office:value-type="string" office:string-value="F">
            <text:p>F</text:p>
          </table:table-cell>
          <table:table-cell table:style-name="ce122" table:formula="of:=[.K369]&amp;[.H369]" office:value-type="string" office:string-value="FRP1">
            <text:p>FRP1</text:p>
          </table:table-cell>
          <table:table-cell table:style-name="ce120" table:formula="of:=[.L369]&amp;[.I369]" office:value-type="string" office:string-value="FRP1N">
            <text:p>FRP1N</text:p>
          </table:table-cell>
          <table:table-cell table:style-name="ce122" table:formula="of:=[.K369]&amp;[.J369]&amp;[.H369]" office:value-type="string" office:string-value="F2016RP1">
            <text:p>F2016RP1</text:p>
          </table:table-cell>
          <table:table-cell table:style-name="ce120" table:formula="of:=[.K369]&amp;[.J369]&amp;[.I369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4L278158</text:p>
          </table:table-cell>
          <table:table-cell table:style-name="ce40" office:value-type="date" office:date-value="2015-09-29">
            <text:p>29/09/15</text:p>
          </table:table-cell>
          <table:table-cell table:style-name="ce77" office:value-type="float" office:value="0">
            <text:p>0,00</text:p>
          </table:table-cell>
          <table:table-cell table:style-name="ce74" office:value-type="float" office:value="1">
            <text:p>1,00</text:p>
          </table:table-cell>
          <table:table-cell table:style-name="ce97" office:value-type="float" office:value="1">
            <text:p>1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70])" office:value-type="float" office:value="2015">
            <text:p>2015</text:p>
          </table:table-cell>
          <table:table-cell table:style-name="ce120" table:formula="of:=RIGHT(LEFT([.C370];4))" office:value-type="string" office:string-value="L">
            <text:p>L</text:p>
          </table:table-cell>
          <table:table-cell table:style-name="ce122" table:formula="of:=[.K370]&amp;[.H370]" office:value-type="string" office:string-value="LAP">
            <text:p>LAP</text:p>
          </table:table-cell>
          <table:table-cell table:style-name="ce120" table:formula="of:=[.L370]&amp;[.I370]" office:value-type="string" office:string-value="LAP">
            <text:p>LAP</text:p>
          </table:table-cell>
          <table:table-cell table:style-name="ce122" table:formula="of:=[.K370]&amp;[.J370]&amp;[.H370]" office:value-type="string" office:string-value="L2015AP">
            <text:p>L2015AP</text:p>
          </table:table-cell>
          <table:table-cell table:style-name="ce120" table:formula="of:=[.K370]&amp;[.J370]&amp;[.I370]" office:value-type="string" office:string-value="L2015">
            <text:p>L2015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5F136452</text:p>
          </table:table-cell>
          <table:table-cell table:style-name="ce40" office:value-type="date" office:date-value="2015-06-22">
            <text:p>22/06/15</text:p>
          </table:table-cell>
          <table:table-cell table:style-name="ce77" office:value-type="float" office:value="-0.74">
            <text:p>-0,74</text:p>
          </table:table-cell>
          <table:table-cell table:style-name="ce74" office:value-type="float" office:value="-1">
            <text:p>-1,00</text:p>
          </table:table-cell>
          <table:table-cell table:style-name="ce97" office:value-type="float" office:value="-56">
            <text:p>-56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71])" office:value-type="float" office:value="2015">
            <text:p>2015</text:p>
          </table:table-cell>
          <table:table-cell table:style-name="ce120" table:formula="of:=RIGHT(LEFT([.C371];4))" office:value-type="string" office:string-value="F">
            <text:p>F</text:p>
          </table:table-cell>
          <table:table-cell table:style-name="ce122" table:formula="of:=[.K371]&amp;[.H371]" office:value-type="string" office:string-value="FRP1">
            <text:p>FRP1</text:p>
          </table:table-cell>
          <table:table-cell table:style-name="ce120" table:formula="of:=[.L371]&amp;[.I371]" office:value-type="string" office:string-value="FRP1N">
            <text:p>FRP1N</text:p>
          </table:table-cell>
          <table:table-cell table:style-name="ce122" table:formula="of:=[.K371]&amp;[.J371]&amp;[.H371]" office:value-type="string" office:string-value="F2015RP1">
            <text:p>F2015RP1</text:p>
          </table:table-cell>
          <table:table-cell table:style-name="ce120" table:formula="of:=[.K371]&amp;[.J371]&amp;[.I371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5F076082</text:p>
          </table:table-cell>
          <table:table-cell table:style-name="ce40" office:value-type="date" office:date-value="2015-05-15">
            <text:p>15/05/15</text:p>
          </table:table-cell>
          <table:table-cell table:style-name="ce74" office:value-type="float" office:value="-1.8">
            <text:p>-1,80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-21">
            <text:p>-21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72])" office:value-type="float" office:value="2015">
            <text:p>2015</text:p>
          </table:table-cell>
          <table:table-cell table:style-name="ce120" table:formula="of:=RIGHT(LEFT([.C372];4))" office:value-type="string" office:string-value="F">
            <text:p>F</text:p>
          </table:table-cell>
          <table:table-cell table:style-name="ce122" table:formula="of:=[.K372]&amp;[.H372]" office:value-type="string" office:string-value="FRP1">
            <text:p>FRP1</text:p>
          </table:table-cell>
          <table:table-cell table:style-name="ce120" table:formula="of:=[.L372]&amp;[.I372]" office:value-type="string" office:string-value="FRP1N">
            <text:p>FRP1N</text:p>
          </table:table-cell>
          <table:table-cell table:style-name="ce122" table:formula="of:=[.K372]&amp;[.J372]&amp;[.H372]" office:value-type="string" office:string-value="F2015RP1">
            <text:p>F2015RP1</text:p>
          </table:table-cell>
          <table:table-cell table:style-name="ce120" table:formula="of:=[.K372]&amp;[.J372]&amp;[.I372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2S685889</text:p>
          </table:table-cell>
          <table:table-cell table:style-name="ce40" office:value-type="date" office:date-value="2010-11-19">
            <text:p>19/11/10</text:p>
          </table:table-cell>
          <table:table-cell table:style-name="ce74" office:value-type="float" office:value="-2.1">
            <text:p>-2,10</text:p>
          </table:table-cell>
          <table:table-cell table:style-name="ce74" office:value-type="float" office:value="-2.6">
            <text:p>-2,60</text:p>
          </table:table-cell>
          <table:table-cell table:style-name="ce74" office:value-type="float" office:value="-3.4">
            <text:p>-3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73])" office:value-type="float" office:value="2010">
            <text:p>2010</text:p>
          </table:table-cell>
          <table:table-cell table:style-name="ce120" table:formula="of:=RIGHT(LEFT([.C373];4))" office:value-type="string" office:string-value="S">
            <text:p>S</text:p>
          </table:table-cell>
          <table:table-cell table:style-name="ce122" table:formula="of:=[.K373]&amp;[.H373]" office:value-type="string" office:string-value="SAP">
            <text:p>SAP</text:p>
          </table:table-cell>
          <table:table-cell table:style-name="ce120" table:formula="of:=[.L373]&amp;[.I373]" office:value-type="string" office:string-value="SAP">
            <text:p>SAP</text:p>
          </table:table-cell>
          <table:table-cell table:style-name="ce122" table:formula="of:=[.K373]&amp;[.J373]&amp;[.H373]" office:value-type="string" office:string-value="S2010AP">
            <text:p>S2010AP</text:p>
          </table:table-cell>
          <table:table-cell table:style-name="ce120" table:formula="of:=[.K373]&amp;[.J373]&amp;[.I373]" office:value-type="string" office:string-value="S2010">
            <text:p>S2010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2F368372</text:p>
          </table:table-cell>
          <table:table-cell table:style-name="ce40" office:value-type="date" office:date-value="2013-07-28">
            <text:p>28/07/13</text:p>
          </table:table-cell>
          <table:table-cell table:style-name="ce54" office:value-type="float" office:value="-0.2">
            <text:p>-0,20</text:p>
          </table:table-cell>
          <table:table-cell table:style-name="ce54" office:value-type="float" office:value="-0.6">
            <text:p>-0,60</text:p>
          </table:table-cell>
          <table:table-cell table:style-name="ce74" office:value-type="float" office:value="-7.4">
            <text:p>-7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74])" office:value-type="float" office:value="2013">
            <text:p>2013</text:p>
          </table:table-cell>
          <table:table-cell table:style-name="ce120" table:formula="of:=RIGHT(LEFT([.C374];4))" office:value-type="string" office:string-value="F">
            <text:p>F</text:p>
          </table:table-cell>
          <table:table-cell table:style-name="ce122" table:formula="of:=[.K374]&amp;[.H374]" office:value-type="string" office:string-value="FAP">
            <text:p>FAP</text:p>
          </table:table-cell>
          <table:table-cell table:style-name="ce120" table:formula="of:=[.L374]&amp;[.I374]" office:value-type="string" office:string-value="FAP">
            <text:p>FAP</text:p>
          </table:table-cell>
          <table:table-cell table:style-name="ce122" table:formula="of:=[.K374]&amp;[.J374]&amp;[.H374]" office:value-type="string" office:string-value="F2013AP">
            <text:p>F2013AP</text:p>
          </table:table-cell>
          <table:table-cell table:style-name="ce120" table:formula="of:=[.K374]&amp;[.J374]&amp;[.I374]" office:value-type="string" office:string-value="F2013">
            <text:p>F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1F196750</text:p>
          </table:table-cell>
          <table:table-cell table:style-name="ce40" office:value-type="date" office:date-value="2013-04-12">
            <text:p>12/04/13</text:p>
          </table:table-cell>
          <table:table-cell table:style-name="ce54" office:value-type="float" office:value="-1.4">
            <text:p>-1,40</text:p>
          </table:table-cell>
          <table:table-cell table:style-name="ce57" office:value-type="float" office:value="-1">
            <text:p>-1,00</text:p>
          </table:table-cell>
          <table:table-cell table:style-name="ce74" office:value-type="float" office:value="-4.6">
            <text:p>-4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75])" office:value-type="float" office:value="2013">
            <text:p>2013</text:p>
          </table:table-cell>
          <table:table-cell table:style-name="ce120" table:formula="of:=RIGHT(LEFT([.C375];4))" office:value-type="string" office:string-value="F">
            <text:p>F</text:p>
          </table:table-cell>
          <table:table-cell table:style-name="ce122" table:formula="of:=[.K375]&amp;[.H375]" office:value-type="string" office:string-value="FAP">
            <text:p>FAP</text:p>
          </table:table-cell>
          <table:table-cell table:style-name="ce120" table:formula="of:=[.L375]&amp;[.I375]" office:value-type="string" office:string-value="FAP">
            <text:p>FAP</text:p>
          </table:table-cell>
          <table:table-cell table:style-name="ce122" table:formula="of:=[.K375]&amp;[.J375]&amp;[.H375]" office:value-type="string" office:string-value="F2013AP">
            <text:p>F2013AP</text:p>
          </table:table-cell>
          <table:table-cell table:style-name="ce120" table:formula="of:=[.K375]&amp;[.J375]&amp;[.I375]" office:value-type="string" office:string-value="F2013">
            <text:p>F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7F345822</text:p>
          </table:table-cell>
          <table:table-cell table:style-name="ce40" office:value-type="date" office:date-value="2016-04-15">
            <text:p>15/04/16</text:p>
          </table:table-cell>
          <table:table-cell table:style-name="ce54" office:value-type="float" office:value="-0.06">
            <text:p>-0,06</text:p>
          </table:table-cell>
          <table:table-cell table:style-name="ce92" office:value-type="float" office:value="1">
            <text:p>1,00</text:p>
          </table:table-cell>
          <table:table-cell table:style-name="ce74" office:value-type="float" office:value="2.6">
            <text:p>2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76])" office:value-type="float" office:value="2016">
            <text:p>2016</text:p>
          </table:table-cell>
          <table:table-cell table:style-name="ce120" table:formula="of:=RIGHT(LEFT([.C376];4))" office:value-type="string" office:string-value="F">
            <text:p>F</text:p>
          </table:table-cell>
          <table:table-cell table:style-name="ce122" table:formula="of:=[.K376]&amp;[.H376]" office:value-type="string" office:string-value="FAP">
            <text:p>FAP</text:p>
          </table:table-cell>
          <table:table-cell table:style-name="ce120" table:formula="of:=[.L376]&amp;[.I376]" office:value-type="string" office:string-value="FAP">
            <text:p>FAP</text:p>
          </table:table-cell>
          <table:table-cell table:style-name="ce122" table:formula="of:=[.K376]&amp;[.J376]&amp;[.H376]" office:value-type="string" office:string-value="F2016AP">
            <text:p>F2016AP</text:p>
          </table:table-cell>
          <table:table-cell table:style-name="ce120" table:formula="of:=[.K376]&amp;[.J376]&amp;[.I376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9F125134</text:p>
          </table:table-cell>
          <table:table-cell table:style-name="ce40" office:value-type="date" office:date-value="2009-07-29">
            <text:p>29/07/09</text:p>
          </table:table-cell>
          <table:table-cell table:style-name="ce54" office:value-type="float" office:value="-0.16">
            <text:p>-0,16</text:p>
          </table:table-cell>
          <table:table-cell table:style-name="ce57" office:value-type="float" office:value="-0.4">
            <text:p>-0,40</text:p>
          </table:table-cell>
          <table:table-cell table:style-name="ce74" office:value-type="float" office:value="-3">
            <text:p>-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77])" office:value-type="float" office:value="2009">
            <text:p>2009</text:p>
          </table:table-cell>
          <table:table-cell table:style-name="ce120" table:formula="of:=RIGHT(LEFT([.C377];4))" office:value-type="string" office:string-value="F">
            <text:p>F</text:p>
          </table:table-cell>
          <table:table-cell table:style-name="ce122" table:formula="of:=[.K377]&amp;[.H377]" office:value-type="string" office:string-value="FAP">
            <text:p>FAP</text:p>
          </table:table-cell>
          <table:table-cell table:style-name="ce120" table:formula="of:=[.L377]&amp;[.I377]" office:value-type="string" office:string-value="FAP">
            <text:p>FAP</text:p>
          </table:table-cell>
          <table:table-cell table:style-name="ce122" table:formula="of:=[.K377]&amp;[.J377]&amp;[.H377]" office:value-type="string" office:string-value="F2009AP">
            <text:p>F2009AP</text:p>
          </table:table-cell>
          <table:table-cell table:style-name="ce120" table:formula="of:=[.K377]&amp;[.J377]&amp;[.I377]" office:value-type="string" office:string-value="F2009">
            <text:p>F2009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6F403523</text:p>
          </table:table-cell>
          <table:table-cell table:style-name="ce40" office:value-type="date" office:date-value="2016-05-20">
            <text:p>20/05/16</text:p>
          </table:table-cell>
          <table:table-cell table:style-name="ce54" office:value-type="float" office:value="-1.34">
            <text:p>-1,34</text:p>
          </table:table-cell>
          <table:table-cell table:style-name="ce92" office:value-type="float" office:value="-0.6">
            <text:p>-0,60</text:p>
          </table:table-cell>
          <table:table-cell table:style-name="ce57" office:value-type="float" office:value="-10.4">
            <text:p>-10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78])" office:value-type="float" office:value="2016">
            <text:p>2016</text:p>
          </table:table-cell>
          <table:table-cell table:style-name="ce120" table:formula="of:=RIGHT(LEFT([.C378];4))" office:value-type="string" office:string-value="F">
            <text:p>F</text:p>
          </table:table-cell>
          <table:table-cell table:style-name="ce122" table:formula="of:=[.K378]&amp;[.H378]" office:value-type="string" office:string-value="FRP1">
            <text:p>FRP1</text:p>
          </table:table-cell>
          <table:table-cell table:style-name="ce120" table:formula="of:=[.L378]&amp;[.I378]" office:value-type="string" office:string-value="FRP1N">
            <text:p>FRP1N</text:p>
          </table:table-cell>
          <table:table-cell table:style-name="ce122" table:formula="of:=[.K378]&amp;[.J378]&amp;[.H378]" office:value-type="string" office:string-value="F2016RP1">
            <text:p>F2016RP1</text:p>
          </table:table-cell>
          <table:table-cell table:style-name="ce120" table:formula="of:=[.K378]&amp;[.J378]&amp;[.I378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2F139616</text:p>
          </table:table-cell>
          <table:table-cell table:style-name="ce40" office:value-type="date" office:date-value="2012-06-23">
            <text:p>23/06/12</text:p>
          </table:table-cell>
          <table:table-cell table:style-name="ce54" office:value-type="float" office:value="1.7">
            <text:p>1,70</text:p>
          </table:table-cell>
          <table:table-cell table:style-name="ce92" office:value-type="float" office:value="1.6">
            <text:p>1,60</text:p>
          </table:table-cell>
          <table:table-cell table:style-name="ce57" office:value-type="float" office:value="-9">
            <text:p>-9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79])" office:value-type="float" office:value="2012">
            <text:p>2012</text:p>
          </table:table-cell>
          <table:table-cell table:style-name="ce120" table:formula="of:=RIGHT(LEFT([.C379];4))" office:value-type="string" office:string-value="F">
            <text:p>F</text:p>
          </table:table-cell>
          <table:table-cell table:style-name="ce122" table:formula="of:=[.K379]&amp;[.H379]" office:value-type="string" office:string-value="FAP">
            <text:p>FAP</text:p>
          </table:table-cell>
          <table:table-cell table:style-name="ce120" table:formula="of:=[.L379]&amp;[.I379]" office:value-type="string" office:string-value="FAP">
            <text:p>FAP</text:p>
          </table:table-cell>
          <table:table-cell table:style-name="ce122" table:formula="of:=[.K379]&amp;[.J379]&amp;[.H379]" office:value-type="string" office:string-value="F2012AP">
            <text:p>F2012AP</text:p>
          </table:table-cell>
          <table:table-cell table:style-name="ce120" table:formula="of:=[.K379]&amp;[.J379]&amp;[.I379]" office:value-type="string" office:string-value="F2012">
            <text:p>F2012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9F095740</text:p>
          </table:table-cell>
          <table:table-cell table:style-name="ce40" office:value-type="date" office:date-value="2016-06-24">
            <text:p>24/06/16</text:p>
          </table:table-cell>
          <table:table-cell table:style-name="ce59" office:value-type="float" office:value="-1.16">
            <text:p>-1,16</text:p>
          </table:table-cell>
          <table:table-cell table:style-name="ce54" office:value-type="float" office:value="-0.4">
            <text:p>-0,40</text:p>
          </table:table-cell>
          <table:table-cell table:style-name="ce57" office:value-type="float" office:value="1.4">
            <text:p>1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80])" office:value-type="float" office:value="2016">
            <text:p>2016</text:p>
          </table:table-cell>
          <table:table-cell table:style-name="ce120" table:formula="of:=RIGHT(LEFT([.C380];4))" office:value-type="string" office:string-value="F">
            <text:p>F</text:p>
          </table:table-cell>
          <table:table-cell table:style-name="ce122" table:formula="of:=[.K380]&amp;[.H380]" office:value-type="string" office:string-value="FAP">
            <text:p>FAP</text:p>
          </table:table-cell>
          <table:table-cell table:style-name="ce120" table:formula="of:=[.L380]&amp;[.I380]" office:value-type="string" office:string-value="FAP">
            <text:p>FAP</text:p>
          </table:table-cell>
          <table:table-cell table:style-name="ce122" table:formula="of:=[.K380]&amp;[.J380]&amp;[.H380]" office:value-type="string" office:string-value="F2016AP">
            <text:p>F2016AP</text:p>
          </table:table-cell>
          <table:table-cell table:style-name="ce120" table:formula="of:=[.K380]&amp;[.J380]&amp;[.I380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7F064368</text:p>
          </table:table-cell>
          <table:table-cell table:style-name="ce40" office:value-type="date" office:date-value="2017-08-09">
            <text:p>09/08/17</text:p>
          </table:table-cell>
          <table:table-cell table:style-name="ce59" office:value-type="float" office:value="0.8">
            <text:p>0,80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26">
            <text:p>-26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81])" office:value-type="float" office:value="2017">
            <text:p>2017</text:p>
          </table:table-cell>
          <table:table-cell table:style-name="ce120" table:formula="of:=RIGHT(LEFT([.C381];4))" office:value-type="string" office:string-value="F">
            <text:p>F</text:p>
          </table:table-cell>
          <table:table-cell table:style-name="ce122" table:formula="of:=[.K381]&amp;[.H381]" office:value-type="string" office:string-value="FRP1">
            <text:p>FRP1</text:p>
          </table:table-cell>
          <table:table-cell table:style-name="ce120" table:formula="of:=[.L381]&amp;[.I381]" office:value-type="string" office:string-value="FRP1N">
            <text:p>FRP1N</text:p>
          </table:table-cell>
          <table:table-cell table:style-name="ce122" table:formula="of:=[.K381]&amp;[.J381]&amp;[.H381]" office:value-type="string" office:string-value="F2017RP1">
            <text:p>F2017RP1</text:p>
          </table:table-cell>
          <table:table-cell table:style-name="ce120" table:formula="of:=[.K381]&amp;[.J381]&amp;[.I381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8F059510</text:p>
          </table:table-cell>
          <table:table-cell table:style-name="ce40" office:value-type="date" office:date-value="2009-07-14">
            <text:p>14/07/09</text:p>
          </table:table-cell>
          <table:table-cell table:style-name="ce59" office:value-type="float" office:value="0">
            <text:p>0,00</text:p>
          </table:table-cell>
          <table:table-cell table:style-name="ce54" office:value-type="float" office:value="-3.6">
            <text:p>-3,60</text:p>
          </table:table-cell>
          <table:table-cell table:style-name="ce57" office:value-type="float" office:value="-45">
            <text:p>-45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82])" office:value-type="float" office:value="2009">
            <text:p>2009</text:p>
          </table:table-cell>
          <table:table-cell table:style-name="ce120" table:formula="of:=RIGHT(LEFT([.C382];4))" office:value-type="string" office:string-value="F">
            <text:p>F</text:p>
          </table:table-cell>
          <table:table-cell table:style-name="ce122" table:formula="of:=[.K382]&amp;[.H382]" office:value-type="string" office:string-value="FRP1">
            <text:p>FRP1</text:p>
          </table:table-cell>
          <table:table-cell table:style-name="ce120" table:formula="of:=[.L382]&amp;[.I382]" office:value-type="string" office:string-value="FRP1N">
            <text:p>FRP1N</text:p>
          </table:table-cell>
          <table:table-cell table:style-name="ce122" table:formula="of:=[.K382]&amp;[.J382]&amp;[.H382]" office:value-type="string" office:string-value="F2009RP1">
            <text:p>F2009RP1</text:p>
          </table:table-cell>
          <table:table-cell table:style-name="ce120" table:formula="of:=[.K382]&amp;[.J382]&amp;[.I382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4F402352</text:p>
          </table:table-cell>
          <table:table-cell table:style-name="ce40" office:value-type="date" office:date-value="2014-11-25">
            <text:p>25/11/14</text:p>
          </table:table-cell>
          <table:table-cell table:style-name="ce59" office:value-type="float" office:value="-0.2">
            <text:p>-0,2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35">
            <text:p>-35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83])" office:value-type="float" office:value="2014">
            <text:p>2014</text:p>
          </table:table-cell>
          <table:table-cell table:style-name="ce120" table:formula="of:=RIGHT(LEFT([.C383];4))" office:value-type="string" office:string-value="F">
            <text:p>F</text:p>
          </table:table-cell>
          <table:table-cell table:style-name="ce122" table:formula="of:=[.K383]&amp;[.H383]" office:value-type="string" office:string-value="FRP1">
            <text:p>FRP1</text:p>
          </table:table-cell>
          <table:table-cell table:style-name="ce120" table:formula="of:=[.L383]&amp;[.I383]" office:value-type="string" office:string-value="FRP1N">
            <text:p>FRP1N</text:p>
          </table:table-cell>
          <table:table-cell table:style-name="ce122" table:formula="of:=[.K383]&amp;[.J383]&amp;[.H383]" office:value-type="string" office:string-value="F2014RP1">
            <text:p>F2014RP1</text:p>
          </table:table-cell>
          <table:table-cell table:style-name="ce120" table:formula="of:=[.K383]&amp;[.J383]&amp;[.I383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5F200838</text:p>
          </table:table-cell>
          <table:table-cell table:style-name="ce40" office:value-type="date" office:date-value="2016-12-26">
            <text:p>26/12/16</text:p>
          </table:table-cell>
          <table:table-cell table:style-name="ce59" office:value-type="float" office:value="-2.04">
            <text:p>-2,04</text:p>
          </table:table-cell>
          <table:table-cell table:style-name="ce54" office:value-type="float" office:value="-2.6">
            <text:p>-2,60</text:p>
          </table:table-cell>
          <table:table-cell table:style-name="ce57" office:value-type="float" office:value="-13.4">
            <text:p>-13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84])" office:value-type="float" office:value="2016">
            <text:p>2016</text:p>
          </table:table-cell>
          <table:table-cell table:style-name="ce120" table:formula="of:=RIGHT(LEFT([.C384];4))" office:value-type="string" office:string-value="F">
            <text:p>F</text:p>
          </table:table-cell>
          <table:table-cell table:style-name="ce122" table:formula="of:=[.K384]&amp;[.H384]" office:value-type="string" office:string-value="FRP1">
            <text:p>FRP1</text:p>
          </table:table-cell>
          <table:table-cell table:style-name="ce120" table:formula="of:=[.L384]&amp;[.I384]" office:value-type="string" office:string-value="FRP1N">
            <text:p>FRP1N</text:p>
          </table:table-cell>
          <table:table-cell table:style-name="ce122" table:formula="of:=[.K384]&amp;[.J384]&amp;[.H384]" office:value-type="string" office:string-value="F2016RP1">
            <text:p>F2016RP1</text:p>
          </table:table-cell>
          <table:table-cell table:style-name="ce120" table:formula="of:=[.K384]&amp;[.J384]&amp;[.I384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9F312768</text:p>
          </table:table-cell>
          <table:table-cell table:style-name="ce40" office:value-type="date" office:date-value="2016-11-03">
            <text:p>03/11/16</text:p>
          </table:table-cell>
          <table:table-cell table:style-name="ce74" office:value-type="float" office:value="-2.3">
            <text:p>-2,30</text:p>
          </table:table-cell>
          <table:table-cell table:style-name="ce74" office:value-type="float" office:value="-2">
            <text:p>-2,00</text:p>
          </table:table-cell>
          <table:table-cell table:style-name="ce74" office:value-type="float" office:value="-51.4">
            <text:p>-51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85])" office:value-type="float" office:value="2016">
            <text:p>2016</text:p>
          </table:table-cell>
          <table:table-cell table:style-name="ce120" table:formula="of:=RIGHT(LEFT([.C385];4))" office:value-type="string" office:string-value="F">
            <text:p>F</text:p>
          </table:table-cell>
          <table:table-cell table:style-name="ce122" table:formula="of:=[.K385]&amp;[.H385]" office:value-type="string" office:string-value="FRP1">
            <text:p>FRP1</text:p>
          </table:table-cell>
          <table:table-cell table:style-name="ce120" table:formula="of:=[.L385]&amp;[.I385]" office:value-type="string" office:string-value="FRP1N">
            <text:p>FRP1N</text:p>
          </table:table-cell>
          <table:table-cell table:style-name="ce122" table:formula="of:=[.K385]&amp;[.J385]&amp;[.H385]" office:value-type="string" office:string-value="F2016RP1">
            <text:p>F2016RP1</text:p>
          </table:table-cell>
          <table:table-cell table:style-name="ce120" table:formula="of:=[.K385]&amp;[.J385]&amp;[.I385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7F022523</text:p>
          </table:table-cell>
          <table:table-cell table:style-name="ce40" office:value-type="date" office:date-value="2017-04-13">
            <text:p>13/04/17</text:p>
          </table:table-cell>
          <table:table-cell table:style-name="ce54" office:value-type="float" office:value="-0.4">
            <text:p>-0,40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3">
            <text:p>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86])" office:value-type="float" office:value="2017">
            <text:p>2017</text:p>
          </table:table-cell>
          <table:table-cell table:style-name="ce120" table:formula="of:=RIGHT(LEFT([.C386];4))" office:value-type="string" office:string-value="F">
            <text:p>F</text:p>
          </table:table-cell>
          <table:table-cell table:style-name="ce122" table:formula="of:=[.K386]&amp;[.H386]" office:value-type="string" office:string-value="FAP">
            <text:p>FAP</text:p>
          </table:table-cell>
          <table:table-cell table:style-name="ce120" table:formula="of:=[.L386]&amp;[.I386]" office:value-type="string" office:string-value="FAP">
            <text:p>FAP</text:p>
          </table:table-cell>
          <table:table-cell table:style-name="ce122" table:formula="of:=[.K386]&amp;[.J386]&amp;[.H386]" office:value-type="string" office:string-value="F2017AP">
            <text:p>F2017AP</text:p>
          </table:table-cell>
          <table:table-cell table:style-name="ce120" table:formula="of:=[.K386]&amp;[.J386]&amp;[.I386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6F260472</text:p>
          </table:table-cell>
          <table:table-cell table:style-name="ce40" office:value-type="date" office:date-value="2017-01-25">
            <text:p>25/01/17</text:p>
          </table:table-cell>
          <table:table-cell table:style-name="ce74" office:value-type="float" office:value="-2.1">
            <text:p>-2,10</text:p>
          </table:table-cell>
          <table:table-cell table:style-name="ce74" office:value-type="float" office:value="-0.6">
            <text:p>-0,60</text:p>
          </table:table-cell>
          <table:table-cell table:style-name="ce74" office:value-type="float" office:value="1.6">
            <text:p>1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87])" office:value-type="float" office:value="2017">
            <text:p>2017</text:p>
          </table:table-cell>
          <table:table-cell table:style-name="ce120" table:formula="of:=RIGHT(LEFT([.C387];4))" office:value-type="string" office:string-value="F">
            <text:p>F</text:p>
          </table:table-cell>
          <table:table-cell table:style-name="ce122" table:formula="of:=[.K387]&amp;[.H387]" office:value-type="string" office:string-value="FAP">
            <text:p>FAP</text:p>
          </table:table-cell>
          <table:table-cell table:style-name="ce120" table:formula="of:=[.L387]&amp;[.I387]" office:value-type="string" office:string-value="FAP">
            <text:p>FAP</text:p>
          </table:table-cell>
          <table:table-cell table:style-name="ce122" table:formula="of:=[.K387]&amp;[.J387]&amp;[.H387]" office:value-type="string" office:string-value="F2017AP">
            <text:p>F2017AP</text:p>
          </table:table-cell>
          <table:table-cell table:style-name="ce120" table:formula="of:=[.K387]&amp;[.J387]&amp;[.I387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6F363885</text:p>
          </table:table-cell>
          <table:table-cell table:style-name="ce40" office:value-type="date" office:date-value="2016-09-23">
            <text:p>23/09/16</text:p>
          </table:table-cell>
          <table:table-cell table:style-name="ce74" office:value-type="float" office:value="-0.94">
            <text:p>-0,94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-13.6">
            <text:p>-13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88])" office:value-type="float" office:value="2016">
            <text:p>2016</text:p>
          </table:table-cell>
          <table:table-cell table:style-name="ce120" table:formula="of:=RIGHT(LEFT([.C388];4))" office:value-type="string" office:string-value="F">
            <text:p>F</text:p>
          </table:table-cell>
          <table:table-cell table:style-name="ce122" table:formula="of:=[.K388]&amp;[.H388]" office:value-type="string" office:string-value="FRP1">
            <text:p>FRP1</text:p>
          </table:table-cell>
          <table:table-cell table:style-name="ce120" table:formula="of:=[.L388]&amp;[.I388]" office:value-type="string" office:string-value="FRP1N">
            <text:p>FRP1N</text:p>
          </table:table-cell>
          <table:table-cell table:style-name="ce122" table:formula="of:=[.K388]&amp;[.J388]&amp;[.H388]" office:value-type="string" office:string-value="F2016RP1">
            <text:p>F2016RP1</text:p>
          </table:table-cell>
          <table:table-cell table:style-name="ce120" table:formula="of:=[.K388]&amp;[.J388]&amp;[.I388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8F482332</text:p>
          </table:table-cell>
          <table:table-cell table:style-name="ce40" office:value-type="date" office:date-value="2009-06-18">
            <text:p>18/06/09</text:p>
          </table:table-cell>
          <table:table-cell table:style-name="ce74" office:value-type="float" office:value="1.5">
            <text:p>1,50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-94">
            <text:p>-94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89])" office:value-type="float" office:value="2009">
            <text:p>2009</text:p>
          </table:table-cell>
          <table:table-cell table:style-name="ce120" table:formula="of:=RIGHT(LEFT([.C389];4))" office:value-type="string" office:string-value="F">
            <text:p>F</text:p>
          </table:table-cell>
          <table:table-cell table:style-name="ce122" table:formula="of:=[.K389]&amp;[.H389]" office:value-type="string" office:string-value="FRP1">
            <text:p>FRP1</text:p>
          </table:table-cell>
          <table:table-cell table:style-name="ce120" table:formula="of:=[.L389]&amp;[.I389]" office:value-type="string" office:string-value="FRP1N">
            <text:p>FRP1N</text:p>
          </table:table-cell>
          <table:table-cell table:style-name="ce122" table:formula="of:=[.K389]&amp;[.J389]&amp;[.H389]" office:value-type="string" office:string-value="F2009RP1">
            <text:p>F2009RP1</text:p>
          </table:table-cell>
          <table:table-cell table:style-name="ce120" table:formula="of:=[.K389]&amp;[.J389]&amp;[.I389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7F099813</text:p>
          </table:table-cell>
          <table:table-cell table:style-name="ce40" office:value-type="date" office:date-value="2017-11-23">
            <text:p>23/11/17</text:p>
          </table:table-cell>
          <table:table-cell table:style-name="ce59" office:value-type="float" office:value="-2.14">
            <text:p>-2,14</text:p>
          </table:table-cell>
          <table:table-cell table:style-name="ce54" office:value-type="float" office:value="-1.4">
            <text:p>-1,40</text:p>
          </table:table-cell>
          <table:table-cell table:style-name="ce57" office:value-type="float" office:value="-17.2">
            <text:p>-17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90])" office:value-type="float" office:value="2017">
            <text:p>2017</text:p>
          </table:table-cell>
          <table:table-cell table:style-name="ce120" table:formula="of:=RIGHT(LEFT([.C390];4))" office:value-type="string" office:string-value="F">
            <text:p>F</text:p>
          </table:table-cell>
          <table:table-cell table:style-name="ce122" table:formula="of:=[.K390]&amp;[.H390]" office:value-type="string" office:string-value="FRP1">
            <text:p>FRP1</text:p>
          </table:table-cell>
          <table:table-cell table:style-name="ce120" table:formula="of:=[.L390]&amp;[.I390]" office:value-type="string" office:string-value="FRP1N">
            <text:p>FRP1N</text:p>
          </table:table-cell>
          <table:table-cell table:style-name="ce122" table:formula="of:=[.K390]&amp;[.J390]&amp;[.H390]" office:value-type="string" office:string-value="F2017RP1">
            <text:p>F2017RP1</text:p>
          </table:table-cell>
          <table:table-cell table:style-name="ce120" table:formula="of:=[.K390]&amp;[.J390]&amp;[.I390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3S358893</text:p>
          </table:table-cell>
          <table:table-cell table:style-name="ce40" office:value-type="date" office:date-value="2011-12-27">
            <text:p>27/12/11</text:p>
          </table:table-cell>
          <table:table-cell table:style-name="ce59" office:value-type="float" office:value="-1.84">
            <text:p>-1,84</text:p>
          </table:table-cell>
          <table:table-cell table:style-name="ce54" office:value-type="float" office:value="-2.6">
            <text:p>-2,60</text:p>
          </table:table-cell>
          <table:table-cell table:style-name="ce57" office:value-type="float" office:value="-15.4">
            <text:p>-15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91])" office:value-type="float" office:value="2011">
            <text:p>2011</text:p>
          </table:table-cell>
          <table:table-cell table:style-name="ce120" table:formula="of:=RIGHT(LEFT([.C391];4))" office:value-type="string" office:string-value="S">
            <text:p>S</text:p>
          </table:table-cell>
          <table:table-cell table:style-name="ce122" table:formula="of:=[.K391]&amp;[.H391]" office:value-type="string" office:string-value="SRP1">
            <text:p>SRP1</text:p>
          </table:table-cell>
          <table:table-cell table:style-name="ce120" table:formula="of:=[.L391]&amp;[.I391]" office:value-type="string" office:string-value="SRP1N">
            <text:p>SRP1N</text:p>
          </table:table-cell>
          <table:table-cell table:style-name="ce122" table:formula="of:=[.K391]&amp;[.J391]&amp;[.H391]" office:value-type="string" office:string-value="S2011RP1">
            <text:p>S2011RP1</text:p>
          </table:table-cell>
          <table:table-cell table:style-name="ce120" table:formula="of:=[.K391]&amp;[.J391]&amp;[.I391]" office:value-type="string" office:string-value="S2011N">
            <text:p>S2011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SI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12F224341</text:p>
          </table:table-cell>
          <table:table-cell table:style-name="ce40" office:value-type="date" office:date-value="2012-11-22">
            <text:p>22/11/12</text:p>
          </table:table-cell>
          <table:table-cell table:style-name="ce59" office:value-type="float" office:value="-3.3">
            <text:p>-3,30</text:p>
          </table:table-cell>
          <table:table-cell table:style-name="ce54" office:value-type="float" office:value="-3.4">
            <text:p>-3,40</text:p>
          </table:table-cell>
          <table:table-cell table:style-name="ce57" office:value-type="float" office:value="-36.6">
            <text:p>-36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92])" office:value-type="float" office:value="2012">
            <text:p>2012</text:p>
          </table:table-cell>
          <table:table-cell table:style-name="ce120" table:formula="of:=RIGHT(LEFT([.C392];4))" office:value-type="string" office:string-value="F">
            <text:p>F</text:p>
          </table:table-cell>
          <table:table-cell table:style-name="ce122" table:formula="of:=[.K392]&amp;[.H392]" office:value-type="string" office:string-value="FRP1">
            <text:p>FRP1</text:p>
          </table:table-cell>
          <table:table-cell table:style-name="ce120" table:formula="of:=[.L392]&amp;[.I392]" office:value-type="string" office:string-value="FRP1N">
            <text:p>FRP1N</text:p>
          </table:table-cell>
          <table:table-cell table:style-name="ce122" table:formula="of:=[.K392]&amp;[.J392]&amp;[.H392]" office:value-type="string" office:string-value="F2012RP1">
            <text:p>F2012RP1</text:p>
          </table:table-cell>
          <table:table-cell table:style-name="ce120" table:formula="of:=[.K392]&amp;[.J392]&amp;[.I392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SI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6F377111</text:p>
          </table:table-cell>
          <table:table-cell table:style-name="ce40" office:value-type="date" office:date-value="2007-01-05">
            <text:p>05/01/07</text:p>
          </table:table-cell>
          <table:table-cell table:style-name="ce59" office:value-type="float" office:value="-3.6">
            <text:p>-3,60</text:p>
          </table:table-cell>
          <table:table-cell table:style-name="ce54" office:value-type="float" office:value="-3">
            <text:p>-3,00</text:p>
          </table:table-cell>
          <table:table-cell table:style-name="ce57" office:value-type="float" office:value="-96">
            <text:p>-96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93])" office:value-type="float" office:value="2007">
            <text:p>2007</text:p>
          </table:table-cell>
          <table:table-cell table:style-name="ce120" table:formula="of:=RIGHT(LEFT([.C393];4))" office:value-type="string" office:string-value="F">
            <text:p>F</text:p>
          </table:table-cell>
          <table:table-cell table:style-name="ce122" table:formula="of:=[.K393]&amp;[.H393]" office:value-type="string" office:string-value="FRP1">
            <text:p>FRP1</text:p>
          </table:table-cell>
          <table:table-cell table:style-name="ce120" table:formula="of:=[.L393]&amp;[.I393]" office:value-type="string" office:string-value="FRP1N">
            <text:p>FRP1N</text:p>
          </table:table-cell>
          <table:table-cell table:style-name="ce122" table:formula="of:=[.K393]&amp;[.J393]&amp;[.H393]" office:value-type="string" office:string-value="F2007RP1">
            <text:p>F2007RP1</text:p>
          </table:table-cell>
          <table:table-cell table:style-name="ce120" table:formula="of:=[.K393]&amp;[.J393]&amp;[.I393]" office:value-type="string" office:string-value="F2007N">
            <text:p>F200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SI </text:p>
          </table:table-cell>
          <table:table-cell table:style-name="ce17" office:value-type="date" office:date-value="2018-04-24">
            <text:p>24/04/18</text:p>
          </table:table-cell>
          <table:table-cell table:style-name="ce26" office:value-type="string">
            <text:p>A09F216723</text:p>
          </table:table-cell>
          <table:table-cell table:style-name="ce40" office:value-type="date" office:date-value="2009-11-20">
            <text:p>20/11/09</text:p>
          </table:table-cell>
          <table:table-cell table:style-name="ce59" office:value-type="float" office:value="-0.5">
            <text:p>-0,50</text:p>
          </table:table-cell>
          <table:table-cell table:style-name="ce54" office:value-type="float" office:value="-1.4">
            <text:p>-1,40</text:p>
          </table:table-cell>
          <table:table-cell table:style-name="ce57" office:value-type="float" office:value="-53.6">
            <text:p>-53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94])" office:value-type="float" office:value="2009">
            <text:p>2009</text:p>
          </table:table-cell>
          <table:table-cell table:style-name="ce120" table:formula="of:=RIGHT(LEFT([.C394];4))" office:value-type="string" office:string-value="F">
            <text:p>F</text:p>
          </table:table-cell>
          <table:table-cell table:style-name="ce122" table:formula="of:=[.K394]&amp;[.H394]" office:value-type="string" office:string-value="FRP1">
            <text:p>FRP1</text:p>
          </table:table-cell>
          <table:table-cell table:style-name="ce120" table:formula="of:=[.L394]&amp;[.I394]" office:value-type="string" office:string-value="FRP1N">
            <text:p>FRP1N</text:p>
          </table:table-cell>
          <table:table-cell table:style-name="ce122" table:formula="of:=[.K394]&amp;[.J394]&amp;[.H394]" office:value-type="string" office:string-value="F2009RP1">
            <text:p>F2009RP1</text:p>
          </table:table-cell>
          <table:table-cell table:style-name="ce120" table:formula="of:=[.K394]&amp;[.J394]&amp;[.I394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7" office:value-type="string">
            <text:p>UN-BSI </text:p>
          </table:table-cell>
          <table:table-cell table:style-name="ce18" office:value-type="date" office:date-value="2018-04-24">
            <text:p>24/04/18</text:p>
          </table:table-cell>
          <table:table-cell table:style-name="ce38" office:value-type="string">
            <text:p>A08F043263</text:p>
          </table:table-cell>
          <table:table-cell table:style-name="ce41" office:value-type="date" office:date-value="2011-06-22">
            <text:p>22/06/11</text:p>
          </table:table-cell>
          <table:table-cell table:number-columns-repeated="2" table:style-name="ce7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395])" office:value-type="float" office:value="2011">
            <text:p>2011</text:p>
          </table:table-cell>
          <table:table-cell table:style-name="ce120" table:formula="of:=RIGHT(LEFT([.C395];4))" office:value-type="string" office:string-value="F">
            <text:p>F</text:p>
          </table:table-cell>
          <table:table-cell table:style-name="ce122" table:formula="of:=[.K395]&amp;[.H395]" office:value-type="string" office:string-value="FRP1">
            <text:p>FRP1</text:p>
          </table:table-cell>
          <table:table-cell table:style-name="ce120" table:formula="of:=[.L395]&amp;[.I395]" office:value-type="string" office:string-value="FRP1N">
            <text:p>FRP1N</text:p>
          </table:table-cell>
          <table:table-cell table:style-name="ce122" table:formula="of:=[.K395]&amp;[.J395]&amp;[.H395]" office:value-type="string" office:string-value="F2011RP1">
            <text:p>F2011RP1</text:p>
          </table:table-cell>
          <table:table-cell table:style-name="ce120" table:formula="of:=[.K395]&amp;[.J395]&amp;[.I395]" office:value-type="string" office:string-value="F2011N">
            <text:p>F2011N</text:p>
          </table:table-cell>
          <table:table-cell table:style-name="ce138" office:value-type="string">
            <text:p>Hidr. Sem As Caracteristica Meteriologica ( relojoaria com m3 desentralizada e filtro Obstruido sem cond. de verificacao).</text:p>
          </table:table-cell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F09S006469</text:p>
          </table:table-cell>
          <table:table-cell table:style-name="ce40" office:value-type="date" office:date-value="2015-08-14">
            <text:p>14/08/15</text:p>
          </table:table-cell>
          <table:table-cell table:style-name="ce59" office:value-type="float" office:value="-1.4">
            <text:p>-1,4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5">
            <text:p>5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96])" office:value-type="float" office:value="2015">
            <text:p>2015</text:p>
          </table:table-cell>
          <table:table-cell table:style-name="ce120" table:formula="of:=RIGHT(LEFT([.C396];4))" office:value-type="string" office:string-value="S">
            <text:p>S</text:p>
          </table:table-cell>
          <table:table-cell table:style-name="ce122" table:formula="of:=[.K396]&amp;[.H396]" office:value-type="string" office:string-value="SAP">
            <text:p>SAP</text:p>
          </table:table-cell>
          <table:table-cell table:style-name="ce120" table:formula="of:=[.L396]&amp;[.I396]" office:value-type="string" office:string-value="SAP">
            <text:p>SAP</text:p>
          </table:table-cell>
          <table:table-cell table:style-name="ce122" table:formula="of:=[.K396]&amp;[.J396]&amp;[.H396]" office:value-type="string" office:string-value="S2015AP">
            <text:p>S2015AP</text:p>
          </table:table-cell>
          <table:table-cell table:style-name="ce120" table:formula="of:=[.K396]&amp;[.J396]&amp;[.I396]" office:value-type="string" office:string-value="S2015">
            <text:p>S2015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0F512969</text:p>
          </table:table-cell>
          <table:table-cell table:style-name="ce40" office:value-type="date" office:date-value="2011-03-28">
            <text:p>28/03/11</text:p>
          </table:table-cell>
          <table:table-cell table:style-name="ce74" office:value-type="float" office:value="1.3">
            <text:p>1,30</text:p>
          </table:table-cell>
          <table:table-cell table:style-name="ce74" office:value-type="float" office:value="1.8">
            <text:p>1,80</text:p>
          </table:table-cell>
          <table:table-cell table:style-name="ce74" office:value-type="float" office:value="-100">
            <text:p>-100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397])" office:value-type="float" office:value="2011">
            <text:p>2011</text:p>
          </table:table-cell>
          <table:table-cell table:style-name="ce120" table:formula="of:=RIGHT(LEFT([.C397];4))" office:value-type="string" office:string-value="F">
            <text:p>F</text:p>
          </table:table-cell>
          <table:table-cell table:style-name="ce122" table:formula="of:=[.K397]&amp;[.H397]" office:value-type="string" office:string-value="FRP1">
            <text:p>FRP1</text:p>
          </table:table-cell>
          <table:table-cell table:style-name="ce120" table:formula="of:=[.L397]&amp;[.I397]" office:value-type="string" office:string-value="FRP1N">
            <text:p>FRP1N</text:p>
          </table:table-cell>
          <table:table-cell table:style-name="ce122" table:formula="of:=[.K397]&amp;[.J397]&amp;[.H397]" office:value-type="string" office:string-value="F2011RP1">
            <text:p>F2011RP1</text:p>
          </table:table-cell>
          <table:table-cell table:style-name="ce120" table:formula="of:=[.K397]&amp;[.J397]&amp;[.I397]" office:value-type="string" office:string-value="F2011N">
            <text:p>F2011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6F127596</text:p>
          </table:table-cell>
          <table:table-cell table:style-name="ce40" office:value-type="date" office:date-value="2018-02-14">
            <text:p>14/02/18</text:p>
          </table:table-cell>
          <table:table-cell table:style-name="ce59" office:value-type="float" office:value="-0.18">
            <text:p>-0,18</text:p>
          </table:table-cell>
          <table:table-cell table:style-name="ce54" office:value-type="float" office:value="1.6">
            <text:p>1,60</text:p>
          </table:table-cell>
          <table:table-cell table:style-name="ce57" office:value-type="float" office:value="-1">
            <text:p>-1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98])" office:value-type="float" office:value="2018">
            <text:p>2018</text:p>
          </table:table-cell>
          <table:table-cell table:style-name="ce120" table:formula="of:=RIGHT(LEFT([.C398];4))" office:value-type="string" office:string-value="F">
            <text:p>F</text:p>
          </table:table-cell>
          <table:table-cell table:style-name="ce122" table:formula="of:=[.K398]&amp;[.H398]" office:value-type="string" office:string-value="FAP">
            <text:p>FAP</text:p>
          </table:table-cell>
          <table:table-cell table:style-name="ce120" table:formula="of:=[.L398]&amp;[.I398]" office:value-type="string" office:string-value="FAP">
            <text:p>FAP</text:p>
          </table:table-cell>
          <table:table-cell table:style-name="ce122" table:formula="of:=[.K398]&amp;[.J398]&amp;[.H398]" office:value-type="string" office:string-value="F2018AP">
            <text:p>F2018AP</text:p>
          </table:table-cell>
          <table:table-cell table:style-name="ce120" table:formula="of:=[.K398]&amp;[.J398]&amp;[.I398]" office:value-type="string" office:string-value="F2018">
            <text:p>F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96L540202</text:p>
          </table:table-cell>
          <table:table-cell table:style-name="ce40" office:value-type="date" office:date-value="2009-05-15">
            <text:p>15/05/09</text:p>
          </table:table-cell>
          <table:table-cell table:style-name="ce74" office:value-type="float" office:value="1.48">
            <text:p>1,48</text:p>
          </table:table-cell>
          <table:table-cell table:style-name="ce74" office:value-type="float" office:value="2.6">
            <text:p>2,60</text:p>
          </table:table-cell>
          <table:table-cell table:style-name="ce74" office:value-type="float" office:value="-4.2">
            <text:p>-4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399])" office:value-type="float" office:value="2009">
            <text:p>2009</text:p>
          </table:table-cell>
          <table:table-cell table:style-name="ce120" table:formula="of:=RIGHT(LEFT([.C399];4))" office:value-type="string" office:string-value="L">
            <text:p>L</text:p>
          </table:table-cell>
          <table:table-cell table:style-name="ce122" table:formula="of:=[.K399]&amp;[.H399]" office:value-type="string" office:string-value="LAP">
            <text:p>LAP</text:p>
          </table:table-cell>
          <table:table-cell table:style-name="ce120" table:formula="of:=[.L399]&amp;[.I399]" office:value-type="string" office:string-value="LAP">
            <text:p>LAP</text:p>
          </table:table-cell>
          <table:table-cell table:style-name="ce122" table:formula="of:=[.K399]&amp;[.J399]&amp;[.H399]" office:value-type="string" office:string-value="L2009AP">
            <text:p>L2009AP</text:p>
          </table:table-cell>
          <table:table-cell table:style-name="ce120" table:formula="of:=[.K399]&amp;[.J399]&amp;[.I399]" office:value-type="string" office:string-value="L2009">
            <text:p>L2009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0L237582</text:p>
          </table:table-cell>
          <table:table-cell table:style-name="ce40" office:value-type="date" office:date-value="2012-04-14">
            <text:p>14/04/12</text:p>
          </table:table-cell>
          <table:table-cell table:style-name="ce54" office:value-type="float" office:value="-1.06">
            <text:p>-1,06</text:p>
          </table:table-cell>
          <table:table-cell table:style-name="ce54" office:value-type="float" office:value="0.2">
            <text:p>0,20</text:p>
          </table:table-cell>
          <table:table-cell table:style-name="ce57" office:value-type="float" office:value="-1">
            <text:p>-1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00])" office:value-type="float" office:value="2012">
            <text:p>2012</text:p>
          </table:table-cell>
          <table:table-cell table:style-name="ce120" table:formula="of:=RIGHT(LEFT([.C400];4))" office:value-type="string" office:string-value="L">
            <text:p>L</text:p>
          </table:table-cell>
          <table:table-cell table:style-name="ce122" table:formula="of:=[.K400]&amp;[.H400]" office:value-type="string" office:string-value="LAP">
            <text:p>LAP</text:p>
          </table:table-cell>
          <table:table-cell table:style-name="ce120" table:formula="of:=[.L400]&amp;[.I400]" office:value-type="string" office:string-value="LAP">
            <text:p>LAP</text:p>
          </table:table-cell>
          <table:table-cell table:style-name="ce122" table:formula="of:=[.K400]&amp;[.J400]&amp;[.H400]" office:value-type="string" office:string-value="L2012AP">
            <text:p>L2012AP</text:p>
          </table:table-cell>
          <table:table-cell table:style-name="ce120" table:formula="of:=[.K400]&amp;[.J400]&amp;[.I400]" office:value-type="string" office:string-value="L2012">
            <text:p>L2012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4F409100</text:p>
          </table:table-cell>
          <table:table-cell table:style-name="ce40" office:value-type="date" office:date-value="2015-01-27">
            <text:p>27/01/15</text:p>
          </table:table-cell>
          <table:table-cell table:style-name="ce54" office:value-type="float" office:value="-1.04">
            <text:p>-1,04</text:p>
          </table:table-cell>
          <table:table-cell table:style-name="ce54" office:value-type="float" office:value="-2.4">
            <text:p>-2,40</text:p>
          </table:table-cell>
          <table:table-cell table:style-name="ce57" office:value-type="float" office:value="-28">
            <text:p>-28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01])" office:value-type="float" office:value="2015">
            <text:p>2015</text:p>
          </table:table-cell>
          <table:table-cell table:style-name="ce120" table:formula="of:=RIGHT(LEFT([.C401];4))" office:value-type="string" office:string-value="F">
            <text:p>F</text:p>
          </table:table-cell>
          <table:table-cell table:style-name="ce122" table:formula="of:=[.K401]&amp;[.H401]" office:value-type="string" office:string-value="FRP1">
            <text:p>FRP1</text:p>
          </table:table-cell>
          <table:table-cell table:style-name="ce120" table:formula="of:=[.L401]&amp;[.I401]" office:value-type="string" office:string-value="FRP1N">
            <text:p>FRP1N</text:p>
          </table:table-cell>
          <table:table-cell table:style-name="ce122" table:formula="of:=[.K401]&amp;[.J401]&amp;[.H401]" office:value-type="string" office:string-value="F2015RP1">
            <text:p>F2015RP1</text:p>
          </table:table-cell>
          <table:table-cell table:style-name="ce120" table:formula="of:=[.K401]&amp;[.J401]&amp;[.I401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3S406910</text:p>
          </table:table-cell>
          <table:table-cell table:style-name="ce40" office:value-type="date" office:date-value="2010-11-24">
            <text:p>24/11/10</text:p>
          </table:table-cell>
          <table:table-cell table:style-name="ce59" office:value-type="float" office:value="-13.34">
            <text:p>-13,34</text:p>
          </table:table-cell>
          <table:table-cell table:style-name="ce54" office:value-type="float" office:value="-24.8">
            <text:p>-24,80</text:p>
          </table:table-cell>
          <table:table-cell table:style-name="ce64" office:value-type="float" office:value="-100">
            <text:p>-100,00</text:p>
          </table:table-cell>
          <table:table-cell table:style-name="ce100" office:value-type="string">
            <text:p>RP3</text:p>
          </table:table-cell>
          <table:table-cell table:style-name="ce100" office:value-type="string">
            <text:p>N</text:p>
          </table:table-cell>
          <table:table-cell table:style-name="ce116" table:formula="of:=YEAR([.D402])" office:value-type="float" office:value="2010">
            <text:p>2010</text:p>
          </table:table-cell>
          <table:table-cell table:style-name="ce120" table:formula="of:=RIGHT(LEFT([.C402];4))" office:value-type="string" office:string-value="S">
            <text:p>S</text:p>
          </table:table-cell>
          <table:table-cell table:style-name="ce122" table:formula="of:=[.K402]&amp;[.H402]" office:value-type="string" office:string-value="SRP3">
            <text:p>SRP3</text:p>
          </table:table-cell>
          <table:table-cell table:style-name="ce120" table:formula="of:=[.L402]&amp;[.I402]" office:value-type="string" office:string-value="SRP3N">
            <text:p>SRP3N</text:p>
          </table:table-cell>
          <table:table-cell table:style-name="ce122" table:formula="of:=[.K402]&amp;[.J402]&amp;[.H402]" office:value-type="string" office:string-value="S2010RP3">
            <text:p>S2010RP3</text:p>
          </table:table-cell>
          <table:table-cell table:style-name="ce120" table:formula="of:=[.K402]&amp;[.J402]&amp;[.I402]" office:value-type="string" office:string-value="S2010N">
            <text:p>S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7N305162</text:p>
          </table:table-cell>
          <table:table-cell table:style-name="ce40" office:value-type="date" office:date-value="2018-03-06">
            <text:p>06/03/18</text:p>
          </table:table-cell>
          <table:table-cell table:style-name="ce74" office:value-type="float" office:value="0.74">
            <text:p>0,74</text:p>
          </table:table-cell>
          <table:table-cell table:style-name="ce74" office:value-type="float" office:value="0.2">
            <text:p>0,20</text:p>
          </table:table-cell>
          <table:table-cell table:style-name="ce74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03])" office:value-type="float" office:value="2018">
            <text:p>2018</text:p>
          </table:table-cell>
          <table:table-cell table:style-name="ce120" table:formula="of:=RIGHT(LEFT([.C403];4))" office:value-type="string" office:string-value="N">
            <text:p>N</text:p>
          </table:table-cell>
          <table:table-cell table:style-name="ce122" table:formula="of:=[.K403]&amp;[.H403]" office:value-type="string" office:string-value="NAP">
            <text:p>NAP</text:p>
          </table:table-cell>
          <table:table-cell table:style-name="ce120" table:formula="of:=[.L403]&amp;[.I403]" office:value-type="string" office:string-value="NAP">
            <text:p>NAP</text:p>
          </table:table-cell>
          <table:table-cell table:style-name="ce122" table:formula="of:=[.K403]&amp;[.J403]&amp;[.H403]" office:value-type="string" office:string-value="N2018AP">
            <text:p>N2018AP</text:p>
          </table:table-cell>
          <table:table-cell table:style-name="ce120" table:formula="of:=[.K403]&amp;[.J403]&amp;[.I403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0F041612</text:p>
          </table:table-cell>
          <table:table-cell table:style-name="ce40" office:value-type="date" office:date-value="2010-03-10">
            <text:p>10/03/10</text:p>
          </table:table-cell>
          <table:table-cell table:style-name="ce74" office:value-type="float" office:value="-0.26">
            <text:p>-0,26</text:p>
          </table:table-cell>
          <table:table-cell table:style-name="ce74" office:value-type="float" office:value="-1.2">
            <text:p>-1,20</text:p>
          </table:table-cell>
          <table:table-cell table:style-name="ce74" office:value-type="float" office:value="-10.2">
            <text:p>-10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04])" office:value-type="float" office:value="2010">
            <text:p>2010</text:p>
          </table:table-cell>
          <table:table-cell table:style-name="ce120" table:formula="of:=RIGHT(LEFT([.C404];4))" office:value-type="string" office:string-value="F">
            <text:p>F</text:p>
          </table:table-cell>
          <table:table-cell table:style-name="ce122" table:formula="of:=[.K404]&amp;[.H404]" office:value-type="string" office:string-value="FRP1">
            <text:p>FRP1</text:p>
          </table:table-cell>
          <table:table-cell table:style-name="ce120" table:formula="of:=[.L404]&amp;[.I404]" office:value-type="string" office:string-value="FRP1N">
            <text:p>FRP1N</text:p>
          </table:table-cell>
          <table:table-cell table:style-name="ce122" table:formula="of:=[.K404]&amp;[.J404]&amp;[.H404]" office:value-type="string" office:string-value="F2010RP1">
            <text:p>F2010RP1</text:p>
          </table:table-cell>
          <table:table-cell table:style-name="ce120" table:formula="of:=[.K404]&amp;[.J404]&amp;[.I404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2F287263</text:p>
          </table:table-cell>
          <table:table-cell table:style-name="ce40" office:value-type="date" office:date-value="2013-01-19">
            <text:p>19/01/13</text:p>
          </table:table-cell>
          <table:table-cell table:style-name="ce74" office:value-type="float" office:value="-0.68">
            <text:p>-0,68</text:p>
          </table:table-cell>
          <table:table-cell table:style-name="ce74" office:value-type="float" office:value="-0.6">
            <text:p>-0,60</text:p>
          </table:table-cell>
          <table:table-cell table:style-name="ce74" office:value-type="float" office:value="-7">
            <text:p>-7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05])" office:value-type="float" office:value="2013">
            <text:p>2013</text:p>
          </table:table-cell>
          <table:table-cell table:style-name="ce120" table:formula="of:=RIGHT(LEFT([.C405];4))" office:value-type="string" office:string-value="F">
            <text:p>F</text:p>
          </table:table-cell>
          <table:table-cell table:style-name="ce122" table:formula="of:=[.K405]&amp;[.H405]" office:value-type="string" office:string-value="FAP">
            <text:p>FAP</text:p>
          </table:table-cell>
          <table:table-cell table:style-name="ce120" table:formula="of:=[.L405]&amp;[.I405]" office:value-type="string" office:string-value="FAP">
            <text:p>FAP</text:p>
          </table:table-cell>
          <table:table-cell table:style-name="ce122" table:formula="of:=[.K405]&amp;[.J405]&amp;[.H405]" office:value-type="string" office:string-value="F2013AP">
            <text:p>F2013AP</text:p>
          </table:table-cell>
          <table:table-cell table:style-name="ce120" table:formula="of:=[.K405]&amp;[.J405]&amp;[.I405]" office:value-type="string" office:string-value="F2013">
            <text:p>F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7N282724</text:p>
          </table:table-cell>
          <table:table-cell table:style-name="ce40" office:value-type="date" office:date-value="2018-01-02">
            <text:p>02/01/18</text:p>
          </table:table-cell>
          <table:table-cell table:style-name="ce74" office:value-type="float" office:value="0.88">
            <text:p>0,88</text:p>
          </table:table-cell>
          <table:table-cell table:number-columns-repeated="2" table:style-name="ce74" office:value-type="float" office:value="-0.4">
            <text:p>-0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06])" office:value-type="float" office:value="2018">
            <text:p>2018</text:p>
          </table:table-cell>
          <table:table-cell table:style-name="ce120" table:formula="of:=RIGHT(LEFT([.C406];4))" office:value-type="string" office:string-value="N">
            <text:p>N</text:p>
          </table:table-cell>
          <table:table-cell table:style-name="ce122" table:formula="of:=[.K406]&amp;[.H406]" office:value-type="string" office:string-value="NAP">
            <text:p>NAP</text:p>
          </table:table-cell>
          <table:table-cell table:style-name="ce120" table:formula="of:=[.L406]&amp;[.I406]" office:value-type="string" office:string-value="NAP">
            <text:p>NAP</text:p>
          </table:table-cell>
          <table:table-cell table:style-name="ce122" table:formula="of:=[.K406]&amp;[.J406]&amp;[.H406]" office:value-type="string" office:string-value="N2018AP">
            <text:p>N2018AP</text:p>
          </table:table-cell>
          <table:table-cell table:style-name="ce120" table:formula="of:=[.K406]&amp;[.J406]&amp;[.I406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7S361551</text:p>
          </table:table-cell>
          <table:table-cell table:style-name="ce40" office:value-type="date" office:date-value="2017-01-14">
            <text:p>14/01/17</text:p>
          </table:table-cell>
          <table:table-cell table:style-name="ce74" office:value-type="float" office:value="0.1">
            <text:p>0,10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-21.4">
            <text:p>-21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07])" office:value-type="float" office:value="2017">
            <text:p>2017</text:p>
          </table:table-cell>
          <table:table-cell table:style-name="ce120" table:formula="of:=RIGHT(LEFT([.C407];4))" office:value-type="string" office:string-value="S">
            <text:p>S</text:p>
          </table:table-cell>
          <table:table-cell table:style-name="ce122" table:formula="of:=[.K407]&amp;[.H407]" office:value-type="string" office:string-value="SRP1">
            <text:p>SRP1</text:p>
          </table:table-cell>
          <table:table-cell table:style-name="ce120" table:formula="of:=[.L407]&amp;[.I407]" office:value-type="string" office:string-value="SRP1N">
            <text:p>SRP1N</text:p>
          </table:table-cell>
          <table:table-cell table:style-name="ce122" table:formula="of:=[.K407]&amp;[.J407]&amp;[.H407]" office:value-type="string" office:string-value="S2017RP1">
            <text:p>S2017RP1</text:p>
          </table:table-cell>
          <table:table-cell table:style-name="ce120" table:formula="of:=[.K407]&amp;[.J407]&amp;[.I407]" office:value-type="string" office:string-value="S2017N">
            <text:p>S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1N315262</text:p>
          </table:table-cell>
          <table:table-cell table:style-name="ce40" office:value-type="date" office:date-value="2011-12-14">
            <text:p>14/12/11</text:p>
          </table:table-cell>
          <table:table-cell table:style-name="ce59" office:value-type="float" office:value="1.4">
            <text:p>1,4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2.5">
            <text:p>-2,5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08])" office:value-type="float" office:value="2011">
            <text:p>2011</text:p>
          </table:table-cell>
          <table:table-cell table:style-name="ce120" table:formula="of:=RIGHT(LEFT([.C408];4))" office:value-type="string" office:string-value="N">
            <text:p>N</text:p>
          </table:table-cell>
          <table:table-cell table:style-name="ce122" table:formula="of:=[.K408]&amp;[.H408]" office:value-type="string" office:string-value="NAP">
            <text:p>NAP</text:p>
          </table:table-cell>
          <table:table-cell table:style-name="ce120" table:formula="of:=[.L408]&amp;[.I408]" office:value-type="string" office:string-value="NAP">
            <text:p>NAP</text:p>
          </table:table-cell>
          <table:table-cell table:style-name="ce122" table:formula="of:=[.K408]&amp;[.J408]&amp;[.H408]" office:value-type="string" office:string-value="N2011AP">
            <text:p>N2011AP</text:p>
          </table:table-cell>
          <table:table-cell table:style-name="ce120" table:formula="of:=[.K408]&amp;[.J408]&amp;[.I408]" office:value-type="string" office:string-value="N2011">
            <text:p>N2011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1F220603</text:p>
          </table:table-cell>
          <table:table-cell table:style-name="ce40" office:value-type="date" office:date-value="2012-02-07">
            <text:p>07/02/12</text:p>
          </table:table-cell>
          <table:table-cell table:style-name="ce59" office:value-type="float" office:value="-0.04">
            <text:p>-0,04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47.2">
            <text:p>-47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09])" office:value-type="float" office:value="2012">
            <text:p>2012</text:p>
          </table:table-cell>
          <table:table-cell table:style-name="ce120" table:formula="of:=RIGHT(LEFT([.C409];4))" office:value-type="string" office:string-value="F">
            <text:p>F</text:p>
          </table:table-cell>
          <table:table-cell table:style-name="ce122" table:formula="of:=[.K409]&amp;[.H409]" office:value-type="string" office:string-value="FRP1">
            <text:p>FRP1</text:p>
          </table:table-cell>
          <table:table-cell table:style-name="ce120" table:formula="of:=[.L409]&amp;[.I409]" office:value-type="string" office:string-value="FRP1N">
            <text:p>FRP1N</text:p>
          </table:table-cell>
          <table:table-cell table:style-name="ce122" table:formula="of:=[.K409]&amp;[.J409]&amp;[.H409]" office:value-type="string" office:string-value="F2012RP1">
            <text:p>F2012RP1</text:p>
          </table:table-cell>
          <table:table-cell table:style-name="ce120" table:formula="of:=[.K409]&amp;[.J409]&amp;[.I409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3S447979</text:p>
          </table:table-cell>
          <table:table-cell table:style-name="ce40" office:value-type="date" office:date-value="2011-04-08">
            <text:p>08/04/11</text:p>
          </table:table-cell>
          <table:table-cell table:style-name="ce59" office:value-type="float" office:value="-2.64">
            <text:p>-2,64</text:p>
          </table:table-cell>
          <table:table-cell table:style-name="ce54" office:value-type="float" office:value="-1.6">
            <text:p>-1,60</text:p>
          </table:table-cell>
          <table:table-cell table:style-name="ce57" office:value-type="float" office:value="-25.6">
            <text:p>-25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10])" office:value-type="float" office:value="2011">
            <text:p>2011</text:p>
          </table:table-cell>
          <table:table-cell table:style-name="ce120" table:formula="of:=RIGHT(LEFT([.C410];4))" office:value-type="string" office:string-value="S">
            <text:p>S</text:p>
          </table:table-cell>
          <table:table-cell table:style-name="ce122" table:formula="of:=[.K410]&amp;[.H410]" office:value-type="string" office:string-value="SRP1">
            <text:p>SRP1</text:p>
          </table:table-cell>
          <table:table-cell table:style-name="ce120" table:formula="of:=[.L410]&amp;[.I410]" office:value-type="string" office:string-value="SRP1N">
            <text:p>SRP1N</text:p>
          </table:table-cell>
          <table:table-cell table:style-name="ce122" table:formula="of:=[.K410]&amp;[.J410]&amp;[.H410]" office:value-type="string" office:string-value="S2011RP1">
            <text:p>S2011RP1</text:p>
          </table:table-cell>
          <table:table-cell table:style-name="ce120" table:formula="of:=[.K410]&amp;[.J410]&amp;[.I410]" office:value-type="string" office:string-value="S2011N">
            <text:p>S2011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5F067328</text:p>
          </table:table-cell>
          <table:table-cell table:style-name="ce40" office:value-type="date" office:date-value="2010-08-10">
            <text:p>10/08/10</text:p>
          </table:table-cell>
          <table:table-cell table:style-name="ce59" office:value-type="float" office:value="-2">
            <text:p>-2,0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0">
            <text:p>-1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11])" office:value-type="float" office:value="2010">
            <text:p>2010</text:p>
          </table:table-cell>
          <table:table-cell table:style-name="ce120" table:formula="of:=RIGHT(LEFT([.C411];4))" office:value-type="string" office:string-value="F">
            <text:p>F</text:p>
          </table:table-cell>
          <table:table-cell table:style-name="ce122" table:formula="of:=[.K411]&amp;[.H411]" office:value-type="string" office:string-value="FAP">
            <text:p>FAP</text:p>
          </table:table-cell>
          <table:table-cell table:style-name="ce120" table:formula="of:=[.L411]&amp;[.I411]" office:value-type="string" office:string-value="FAP">
            <text:p>FAP</text:p>
          </table:table-cell>
          <table:table-cell table:style-name="ce122" table:formula="of:=[.K411]&amp;[.J411]&amp;[.H411]" office:value-type="string" office:string-value="F2010AP">
            <text:p>F2010AP</text:p>
          </table:table-cell>
          <table:table-cell table:style-name="ce120" table:formula="of:=[.K411]&amp;[.J411]&amp;[.I411]" office:value-type="string" office:string-value="F2010">
            <text:p>F2010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8F240721</text:p>
          </table:table-cell>
          <table:table-cell table:style-name="ce40" office:value-type="date" office:date-value="2014-10-07">
            <text:p>07/10/14</text:p>
          </table:table-cell>
          <table:table-cell table:style-name="ce59" office:value-type="float" office:value="-0.82">
            <text:p>-0,82</text:p>
          </table:table-cell>
          <table:table-cell table:style-name="ce54" office:value-type="float" office:value="1.2">
            <text:p>1,20</text:p>
          </table:table-cell>
          <table:table-cell table:style-name="ce57" office:value-type="float" office:value="-2.4">
            <text:p>-2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12])" office:value-type="float" office:value="2014">
            <text:p>2014</text:p>
          </table:table-cell>
          <table:table-cell table:style-name="ce120" table:formula="of:=RIGHT(LEFT([.C412];4))" office:value-type="string" office:string-value="F">
            <text:p>F</text:p>
          </table:table-cell>
          <table:table-cell table:style-name="ce122" table:formula="of:=[.K412]&amp;[.H412]" office:value-type="string" office:string-value="FAP">
            <text:p>FAP</text:p>
          </table:table-cell>
          <table:table-cell table:style-name="ce120" table:formula="of:=[.L412]&amp;[.I412]" office:value-type="string" office:string-value="FAP">
            <text:p>FAP</text:p>
          </table:table-cell>
          <table:table-cell table:style-name="ce122" table:formula="of:=[.K412]&amp;[.J412]&amp;[.H412]" office:value-type="string" office:string-value="F2014AP">
            <text:p>F2014AP</text:p>
          </table:table-cell>
          <table:table-cell table:style-name="ce120" table:formula="of:=[.K412]&amp;[.J412]&amp;[.I412]" office:value-type="string" office:string-value="F2014">
            <text:p>F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7F331637</text:p>
          </table:table-cell>
          <table:table-cell table:style-name="ce40" office:value-type="date" office:date-value="2011-09-09">
            <text:p>09/09/11</text:p>
          </table:table-cell>
          <table:table-cell table:style-name="ce59" office:value-type="float" office:value="0.2">
            <text:p>0,20</text:p>
          </table:table-cell>
          <table:table-cell table:style-name="ce54" office:value-type="float" office:value="0.2">
            <text:p>0,20</text:p>
          </table:table-cell>
          <table:table-cell table:style-name="ce57" office:value-type="float" office:value="-12.2">
            <text:p>-12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13])" office:value-type="float" office:value="2011">
            <text:p>2011</text:p>
          </table:table-cell>
          <table:table-cell table:style-name="ce120" table:formula="of:=RIGHT(LEFT([.C413];4))" office:value-type="string" office:string-value="F">
            <text:p>F</text:p>
          </table:table-cell>
          <table:table-cell table:style-name="ce122" table:formula="of:=[.K413]&amp;[.H413]" office:value-type="string" office:string-value="FRP1">
            <text:p>FRP1</text:p>
          </table:table-cell>
          <table:table-cell table:style-name="ce120" table:formula="of:=[.L413]&amp;[.I413]" office:value-type="string" office:string-value="FRP1N">
            <text:p>FRP1N</text:p>
          </table:table-cell>
          <table:table-cell table:style-name="ce122" table:formula="of:=[.K413]&amp;[.J413]&amp;[.H413]" office:value-type="string" office:string-value="F2011RP1">
            <text:p>F2011RP1</text:p>
          </table:table-cell>
          <table:table-cell table:style-name="ce120" table:formula="of:=[.K413]&amp;[.J413]&amp;[.I413]" office:value-type="string" office:string-value="F2011N">
            <text:p>F2011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4S351654</text:p>
          </table:table-cell>
          <table:table-cell table:style-name="ce40" office:value-type="date" office:date-value="2014-01-09">
            <text:p>09/01/14</text:p>
          </table:table-cell>
          <table:table-cell table:style-name="ce59" office:value-type="float" office:value="-1.12">
            <text:p>-1,12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.4">
            <text:p>-1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14])" office:value-type="float" office:value="2014">
            <text:p>2014</text:p>
          </table:table-cell>
          <table:table-cell table:style-name="ce120" table:formula="of:=RIGHT(LEFT([.C414];4))" office:value-type="string" office:string-value="S">
            <text:p>S</text:p>
          </table:table-cell>
          <table:table-cell table:style-name="ce122" table:formula="of:=[.K414]&amp;[.H414]" office:value-type="string" office:string-value="SAP">
            <text:p>SAP</text:p>
          </table:table-cell>
          <table:table-cell table:style-name="ce120" table:formula="of:=[.L414]&amp;[.I414]" office:value-type="string" office:string-value="SAP">
            <text:p>SAP</text:p>
          </table:table-cell>
          <table:table-cell table:style-name="ce122" table:formula="of:=[.K414]&amp;[.J414]&amp;[.H414]" office:value-type="string" office:string-value="S2014AP">
            <text:p>S2014AP</text:p>
          </table:table-cell>
          <table:table-cell table:style-name="ce120" table:formula="of:=[.K414]&amp;[.J414]&amp;[.I414]" office:value-type="string" office:string-value="S2014">
            <text:p>S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8F223773</text:p>
          </table:table-cell>
          <table:table-cell table:style-name="ce40" office:value-type="date" office:date-value="2013-12-27">
            <text:p>27/12/13</text:p>
          </table:table-cell>
          <table:table-cell table:style-name="ce74" office:value-type="float" office:value="-1.04">
            <text:p>-1,04</text:p>
          </table:table-cell>
          <table:table-cell table:style-name="ce74" office:value-type="float" office:value="-0.6">
            <text:p>-0,60</text:p>
          </table:table-cell>
          <table:table-cell table:style-name="ce74" office:value-type="float" office:value="-12.4">
            <text:p>-12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15])" office:value-type="float" office:value="2013">
            <text:p>2013</text:p>
          </table:table-cell>
          <table:table-cell table:style-name="ce120" table:formula="of:=RIGHT(LEFT([.C415];4))" office:value-type="string" office:string-value="F">
            <text:p>F</text:p>
          </table:table-cell>
          <table:table-cell table:style-name="ce122" table:formula="of:=[.K415]&amp;[.H415]" office:value-type="string" office:string-value="FRP1">
            <text:p>FRP1</text:p>
          </table:table-cell>
          <table:table-cell table:style-name="ce120" table:formula="of:=[.L415]&amp;[.I415]" office:value-type="string" office:string-value="FRP1N">
            <text:p>FRP1N</text:p>
          </table:table-cell>
          <table:table-cell table:style-name="ce122" table:formula="of:=[.K415]&amp;[.J415]&amp;[.H415]" office:value-type="string" office:string-value="F2013RP1">
            <text:p>F2013RP1</text:p>
          </table:table-cell>
          <table:table-cell table:style-name="ce120" table:formula="of:=[.K415]&amp;[.J415]&amp;[.I415]" office:value-type="string" office:string-value="F2013N">
            <text:p>F2013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6F338849</text:p>
          </table:table-cell>
          <table:table-cell table:style-name="ce40" office:value-type="date" office:date-value="2017-04-05">
            <text:p>05/04/17</text:p>
          </table:table-cell>
          <table:table-cell table:style-name="ce74" office:value-type="float" office:value="-0.54">
            <text:p>-0,54</text:p>
          </table:table-cell>
          <table:table-cell table:style-name="ce74" office:value-type="float" office:value="-0.2">
            <text:p>-0,20</text:p>
          </table:table-cell>
          <table:table-cell table:style-name="ce74" office:value-type="float" office:value="-16.4">
            <text:p>-16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16])" office:value-type="float" office:value="2017">
            <text:p>2017</text:p>
          </table:table-cell>
          <table:table-cell table:style-name="ce120" table:formula="of:=RIGHT(LEFT([.C416];4))" office:value-type="string" office:string-value="F">
            <text:p>F</text:p>
          </table:table-cell>
          <table:table-cell table:style-name="ce122" table:formula="of:=[.K416]&amp;[.H416]" office:value-type="string" office:string-value="FRP1">
            <text:p>FRP1</text:p>
          </table:table-cell>
          <table:table-cell table:style-name="ce120" table:formula="of:=[.L416]&amp;[.I416]" office:value-type="string" office:string-value="FRP1N">
            <text:p>FRP1N</text:p>
          </table:table-cell>
          <table:table-cell table:style-name="ce122" table:formula="of:=[.K416]&amp;[.J416]&amp;[.H416]" office:value-type="string" office:string-value="F2017RP1">
            <text:p>F2017RP1</text:p>
          </table:table-cell>
          <table:table-cell table:style-name="ce120" table:formula="of:=[.K416]&amp;[.J416]&amp;[.I416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6F122623</text:p>
          </table:table-cell>
          <table:table-cell table:style-name="ce40" office:value-type="date" office:date-value="2016-07-18">
            <text:p>18/07/16</text:p>
          </table:table-cell>
          <table:table-cell table:style-name="ce74" office:value-type="float" office:value="0.86">
            <text:p>0,86</text:p>
          </table:table-cell>
          <table:table-cell table:style-name="ce74" office:value-type="float" office:value="1.4">
            <text:p>1,40</text:p>
          </table:table-cell>
          <table:table-cell table:style-name="ce74" office:value-type="float" office:value="-0.8">
            <text:p>-0,8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17])" office:value-type="float" office:value="2016">
            <text:p>2016</text:p>
          </table:table-cell>
          <table:table-cell table:style-name="ce120" table:formula="of:=RIGHT(LEFT([.C417];4))" office:value-type="string" office:string-value="F">
            <text:p>F</text:p>
          </table:table-cell>
          <table:table-cell table:style-name="ce122" table:formula="of:=[.K417]&amp;[.H417]" office:value-type="string" office:string-value="FAP">
            <text:p>FAP</text:p>
          </table:table-cell>
          <table:table-cell table:style-name="ce120" table:formula="of:=[.L417]&amp;[.I417]" office:value-type="string" office:string-value="FAP">
            <text:p>FAP</text:p>
          </table:table-cell>
          <table:table-cell table:style-name="ce122" table:formula="of:=[.K417]&amp;[.J417]&amp;[.H417]" office:value-type="string" office:string-value="F2016AP">
            <text:p>F2016AP</text:p>
          </table:table-cell>
          <table:table-cell table:style-name="ce120" table:formula="of:=[.K417]&amp;[.J417]&amp;[.I417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09F216671</text:p>
          </table:table-cell>
          <table:table-cell table:style-name="ce40" office:value-type="date" office:date-value="2009-11-13">
            <text:p>13/11/09</text:p>
          </table:table-cell>
          <table:table-cell table:style-name="ce74" office:value-type="float" office:value="-0.72">
            <text:p>-0,72</text:p>
          </table:table-cell>
          <table:table-cell table:style-name="ce74" office:value-type="float" office:value="-0.8">
            <text:p>-0,80</text:p>
          </table:table-cell>
          <table:table-cell table:style-name="ce74" office:value-type="float" office:value="-9.2">
            <text:p>-9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18])" office:value-type="float" office:value="2009">
            <text:p>2009</text:p>
          </table:table-cell>
          <table:table-cell table:style-name="ce120" table:formula="of:=RIGHT(LEFT([.C418];4))" office:value-type="string" office:string-value="F">
            <text:p>F</text:p>
          </table:table-cell>
          <table:table-cell table:style-name="ce122" table:formula="of:=[.K418]&amp;[.H418]" office:value-type="string" office:string-value="FAP">
            <text:p>FAP</text:p>
          </table:table-cell>
          <table:table-cell table:style-name="ce120" table:formula="of:=[.L418]&amp;[.I418]" office:value-type="string" office:string-value="FAP">
            <text:p>FAP</text:p>
          </table:table-cell>
          <table:table-cell table:style-name="ce122" table:formula="of:=[.K418]&amp;[.J418]&amp;[.H418]" office:value-type="string" office:string-value="F2009AP">
            <text:p>F2009AP</text:p>
          </table:table-cell>
          <table:table-cell table:style-name="ce120" table:formula="of:=[.K418]&amp;[.J418]&amp;[.I418]" office:value-type="string" office:string-value="F2009">
            <text:p>F2009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7F064451</text:p>
          </table:table-cell>
          <table:table-cell table:style-name="ce42" office:value-type="date" office:date-value="2017-11-08">
            <text:p>08/11/17</text:p>
          </table:table-cell>
          <table:table-cell table:style-name="ce57" office:value-type="float" office:value="-0.62">
            <text:p>-0,62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1.4">
            <text:p>1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19])" office:value-type="float" office:value="2017">
            <text:p>2017</text:p>
          </table:table-cell>
          <table:table-cell table:style-name="ce120" table:formula="of:=RIGHT(LEFT([.C419];4))" office:value-type="string" office:string-value="F">
            <text:p>F</text:p>
          </table:table-cell>
          <table:table-cell table:style-name="ce122" table:formula="of:=[.K419]&amp;[.H419]" office:value-type="string" office:string-value="FAP">
            <text:p>FAP</text:p>
          </table:table-cell>
          <table:table-cell table:style-name="ce120" table:formula="of:=[.L419]&amp;[.I419]" office:value-type="string" office:string-value="FAP">
            <text:p>FAP</text:p>
          </table:table-cell>
          <table:table-cell table:style-name="ce122" table:formula="of:=[.K419]&amp;[.J419]&amp;[.H419]" office:value-type="string" office:string-value="F2017AP">
            <text:p>F2017AP</text:p>
          </table:table-cell>
          <table:table-cell table:style-name="ce120" table:formula="of:=[.K419]&amp;[.J419]&amp;[.I419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5">
            <text:p>25/04/18</text:p>
          </table:table-cell>
          <table:table-cell table:style-name="ce26" office:value-type="string">
            <text:p>A16F261304</text:p>
          </table:table-cell>
          <table:table-cell table:style-name="ce42" office:value-type="date" office:date-value="2017-01-09">
            <text:p>09/01/17</text:p>
          </table:table-cell>
          <table:table-cell table:style-name="ce57" office:value-type="float" office:value="0.54">
            <text:p>0,54</text:p>
          </table:table-cell>
          <table:table-cell table:style-name="ce54" office:value-type="float" office:value="-2.6">
            <text:p>-2,60</text:p>
          </table:table-cell>
          <table:table-cell table:style-name="ce57" office:value-type="float" office:value="-93.2">
            <text:p>-93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20])" office:value-type="float" office:value="2017">
            <text:p>2017</text:p>
          </table:table-cell>
          <table:table-cell table:style-name="ce120" table:formula="of:=RIGHT(LEFT([.C420];4))" office:value-type="string" office:string-value="F">
            <text:p>F</text:p>
          </table:table-cell>
          <table:table-cell table:style-name="ce122" table:formula="of:=[.K420]&amp;[.H420]" office:value-type="string" office:string-value="FRP1">
            <text:p>FRP1</text:p>
          </table:table-cell>
          <table:table-cell table:style-name="ce120" table:formula="of:=[.L420]&amp;[.I420]" office:value-type="string" office:string-value="FRP1N">
            <text:p>FRP1N</text:p>
          </table:table-cell>
          <table:table-cell table:style-name="ce122" table:formula="of:=[.K420]&amp;[.J420]&amp;[.H420]" office:value-type="string" office:string-value="F2017RP1">
            <text:p>F2017RP1</text:p>
          </table:table-cell>
          <table:table-cell table:style-name="ce120" table:formula="of:=[.K420]&amp;[.J420]&amp;[.I420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7" office:value-type="string">
            <text:p>UN-MTL </text:p>
          </table:table-cell>
          <table:table-cell table:style-name="ce18" office:value-type="date" office:date-value="2018-04-25">
            <text:p>25/04/18</text:p>
          </table:table-cell>
          <table:table-cell table:style-name="ce38" office:value-type="string">
            <text:p>A11F222519</text:p>
          </table:table-cell>
          <table:table-cell table:style-name="ce43" office:value-type="date" office:date-value="2012-02-09">
            <text:p>09/02/12</text:p>
          </table:table-cell>
          <table:table-cell table:style-name="ce61" office:value-type="float" office:value="0.9">
            <text:p>0,90</text:p>
          </table:table-cell>
          <table:table-cell table:style-name="ce78" office:value-type="float" office:value="-0.4">
            <text:p>-0,40</text:p>
          </table:table-cell>
          <table:table-cell table:style-name="ce61" office:value-type="float" office:value="-27.6">
            <text:p>-27,6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421])" office:value-type="float" office:value="2012">
            <text:p>2012</text:p>
          </table:table-cell>
          <table:table-cell table:style-name="ce120" table:formula="of:=RIGHT(LEFT([.C421];4))" office:value-type="string" office:string-value="F">
            <text:p>F</text:p>
          </table:table-cell>
          <table:table-cell table:style-name="ce122" table:formula="of:=[.K421]&amp;[.H421]" office:value-type="string" office:string-value="FRP1">
            <text:p>FRP1</text:p>
          </table:table-cell>
          <table:table-cell table:style-name="ce120" table:formula="of:=[.L421]&amp;[.I421]" office:value-type="string" office:string-value="FRP1N">
            <text:p>FRP1N</text:p>
          </table:table-cell>
          <table:table-cell table:style-name="ce122" table:formula="of:=[.K421]&amp;[.J421]&amp;[.H421]" office:value-type="string" office:string-value="F2012RP1">
            <text:p>F2012RP1</text:p>
          </table:table-cell>
          <table:table-cell table:style-name="ce120" table:formula="of:=[.K421]&amp;[.J421]&amp;[.I421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F16S001970</text:p>
          </table:table-cell>
          <table:table-cell table:style-name="ce40" office:value-type="date" office:date-value="2018-01-23">
            <text:p>23/01/18</text:p>
          </table:table-cell>
          <table:table-cell table:style-name="ce77" office:value-type="float" office:value="14.6">
            <text:p>14,60</text:p>
          </table:table-cell>
          <table:table-cell table:style-name="ce74" office:value-type="float" office:value="15.2">
            <text:p>15,20</text:p>
          </table:table-cell>
          <table:table-cell table:style-name="ce98" office:value-type="float" office:value="28">
            <text:p>28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P</text:p>
          </table:table-cell>
          <table:table-cell table:style-name="ce116" table:formula="of:=YEAR([.D422])" office:value-type="float" office:value="2018">
            <text:p>2018</text:p>
          </table:table-cell>
          <table:table-cell table:style-name="ce120" table:formula="of:=RIGHT(LEFT([.C422];4))" office:value-type="string" office:string-value="S">
            <text:p>S</text:p>
          </table:table-cell>
          <table:table-cell table:style-name="ce122" table:formula="of:=[.K422]&amp;[.H422]" office:value-type="string" office:string-value="SRP1">
            <text:p>SRP1</text:p>
          </table:table-cell>
          <table:table-cell table:style-name="ce120" table:formula="of:=[.L422]&amp;[.I422]" office:value-type="string" office:string-value="SRP1P">
            <text:p>SRP1P</text:p>
          </table:table-cell>
          <table:table-cell table:style-name="ce122" table:formula="of:=[.K422]&amp;[.J422]&amp;[.H422]" office:value-type="string" office:string-value="S2018RP1">
            <text:p>S2018RP1</text:p>
          </table:table-cell>
          <table:table-cell table:style-name="ce120" table:formula="of:=[.K422]&amp;[.J422]&amp;[.I422]" office:value-type="string" office:string-value="S2018P">
            <text:p>S2018P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7F345451</text:p>
          </table:table-cell>
          <table:table-cell table:style-name="ce40" office:value-type="date" office:date-value="2008-02-28">
            <text:p>28/02/08</text:p>
          </table:table-cell>
          <table:table-cell table:style-name="ce59" office:value-type="float" office:value="3">
            <text:p>3,0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19">
            <text:p>-19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23])" office:value-type="float" office:value="2008">
            <text:p>2008</text:p>
          </table:table-cell>
          <table:table-cell table:style-name="ce120" table:formula="of:=RIGHT(LEFT([.C423];4))" office:value-type="string" office:string-value="F">
            <text:p>F</text:p>
          </table:table-cell>
          <table:table-cell table:style-name="ce122" table:formula="of:=[.K423]&amp;[.H423]" office:value-type="string" office:string-value="FRP1">
            <text:p>FRP1</text:p>
          </table:table-cell>
          <table:table-cell table:style-name="ce120" table:formula="of:=[.L423]&amp;[.I423]" office:value-type="string" office:string-value="FRP1N">
            <text:p>FRP1N</text:p>
          </table:table-cell>
          <table:table-cell table:style-name="ce122" table:formula="of:=[.K423]&amp;[.J423]&amp;[.H423]" office:value-type="string" office:string-value="F2008RP1">
            <text:p>F2008RP1</text:p>
          </table:table-cell>
          <table:table-cell table:style-name="ce120" table:formula="of:=[.K423]&amp;[.J423]&amp;[.I423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1F287060</text:p>
          </table:table-cell>
          <table:table-cell table:style-name="ce40" office:value-type="date" office:date-value="2012-03-20">
            <text:p>20/03/12</text:p>
          </table:table-cell>
          <table:table-cell table:style-name="ce59" office:value-type="float" office:value="2.1">
            <text:p>2,1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21">
            <text:p>-21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24])" office:value-type="float" office:value="2012">
            <text:p>2012</text:p>
          </table:table-cell>
          <table:table-cell table:style-name="ce120" table:formula="of:=RIGHT(LEFT([.C424];4))" office:value-type="string" office:string-value="F">
            <text:p>F</text:p>
          </table:table-cell>
          <table:table-cell table:style-name="ce122" table:formula="of:=[.K424]&amp;[.H424]" office:value-type="string" office:string-value="FRP1">
            <text:p>FRP1</text:p>
          </table:table-cell>
          <table:table-cell table:style-name="ce120" table:formula="of:=[.L424]&amp;[.I424]" office:value-type="string" office:string-value="FRP1N">
            <text:p>FRP1N</text:p>
          </table:table-cell>
          <table:table-cell table:style-name="ce122" table:formula="of:=[.K424]&amp;[.J424]&amp;[.H424]" office:value-type="string" office:string-value="F2012RP1">
            <text:p>F2012RP1</text:p>
          </table:table-cell>
          <table:table-cell table:style-name="ce120" table:formula="of:=[.K424]&amp;[.J424]&amp;[.I424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6S472384</text:p>
          </table:table-cell>
          <table:table-cell table:style-name="ce40" office:value-type="date" office:date-value="2013-10-18">
            <text:p>18/10/13</text:p>
          </table:table-cell>
          <table:table-cell table:style-name="ce59" office:value-type="float" office:value="1.4">
            <text:p>1,4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5">
            <text:p>-5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25])" office:value-type="float" office:value="2013">
            <text:p>2013</text:p>
          </table:table-cell>
          <table:table-cell table:style-name="ce120" table:formula="of:=RIGHT(LEFT([.C425];4))" office:value-type="string" office:string-value="S">
            <text:p>S</text:p>
          </table:table-cell>
          <table:table-cell table:style-name="ce122" table:formula="of:=[.K425]&amp;[.H425]" office:value-type="string" office:string-value="SAP">
            <text:p>SAP</text:p>
          </table:table-cell>
          <table:table-cell table:style-name="ce120" table:formula="of:=[.L425]&amp;[.I425]" office:value-type="string" office:string-value="SAP">
            <text:p>SAP</text:p>
          </table:table-cell>
          <table:table-cell table:style-name="ce122" table:formula="of:=[.K425]&amp;[.J425]&amp;[.H425]" office:value-type="string" office:string-value="S2013AP">
            <text:p>S2013AP</text:p>
          </table:table-cell>
          <table:table-cell table:style-name="ce120" table:formula="of:=[.K425]&amp;[.J425]&amp;[.I425]" office:value-type="string" office:string-value="S2013">
            <text:p>S2013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9F047334</text:p>
          </table:table-cell>
          <table:table-cell table:style-name="ce40" office:value-type="date" office:date-value="2014-10-24">
            <text:p>24/10/14</text:p>
          </table:table-cell>
          <table:table-cell table:style-name="ce59" office:value-type="float" office:value="1.96">
            <text:p>1,96</text:p>
          </table:table-cell>
          <table:table-cell table:style-name="ce93" office:value-type="float" office:value="-2">
            <text:p>-2,00</text:p>
          </table:table-cell>
          <table:table-cell table:style-name="ce57" office:value-type="float" office:value="-9">
            <text:p>-9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26])" office:value-type="float" office:value="2014">
            <text:p>2014</text:p>
          </table:table-cell>
          <table:table-cell table:style-name="ce120" table:formula="of:=RIGHT(LEFT([.C426];4))" office:value-type="string" office:string-value="F">
            <text:p>F</text:p>
          </table:table-cell>
          <table:table-cell table:style-name="ce122" table:formula="of:=[.K426]&amp;[.H426]" office:value-type="string" office:string-value="FAP">
            <text:p>FAP</text:p>
          </table:table-cell>
          <table:table-cell table:style-name="ce120" table:formula="of:=[.L426]&amp;[.I426]" office:value-type="string" office:string-value="FAP">
            <text:p>FAP</text:p>
          </table:table-cell>
          <table:table-cell table:style-name="ce122" table:formula="of:=[.K426]&amp;[.J426]&amp;[.H426]" office:value-type="string" office:string-value="F2014AP">
            <text:p>F2014AP</text:p>
          </table:table-cell>
          <table:table-cell table:style-name="ce120" table:formula="of:=[.K426]&amp;[.J426]&amp;[.I426]" office:value-type="string" office:string-value="F2014">
            <text:p>F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6F286518</text:p>
          </table:table-cell>
          <table:table-cell table:style-name="ce40" office:value-type="date" office:date-value="2017-03-09">
            <text:p>09/03/17</text:p>
          </table:table-cell>
          <table:table-cell table:style-name="ce59" office:value-type="float" office:value="0.8">
            <text:p>0,80</text:p>
          </table:table-cell>
          <table:table-cell table:style-name="ce93" office:value-type="float" office:value="-1">
            <text:p>-1,00</text:p>
          </table:table-cell>
          <table:table-cell table:style-name="ce57" office:value-type="float" office:value="-24">
            <text:p>-24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27])" office:value-type="float" office:value="2017">
            <text:p>2017</text:p>
          </table:table-cell>
          <table:table-cell table:style-name="ce120" table:formula="of:=RIGHT(LEFT([.C427];4))" office:value-type="string" office:string-value="F">
            <text:p>F</text:p>
          </table:table-cell>
          <table:table-cell table:style-name="ce122" table:formula="of:=[.K427]&amp;[.H427]" office:value-type="string" office:string-value="FRP1">
            <text:p>FRP1</text:p>
          </table:table-cell>
          <table:table-cell table:style-name="ce120" table:formula="of:=[.L427]&amp;[.I427]" office:value-type="string" office:string-value="FRP1N">
            <text:p>FRP1N</text:p>
          </table:table-cell>
          <table:table-cell table:style-name="ce122" table:formula="of:=[.K427]&amp;[.J427]&amp;[.H427]" office:value-type="string" office:string-value="F2017RP1">
            <text:p>F2017RP1</text:p>
          </table:table-cell>
          <table:table-cell table:style-name="ce120" table:formula="of:=[.K427]&amp;[.J427]&amp;[.I427]" office:value-type="string" office:string-value="F2017N">
            <text:p>F2017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7F065399</text:p>
          </table:table-cell>
          <table:table-cell table:style-name="ce40" office:value-type="date" office:date-value="2017-09-23">
            <text:p>23/09/17</text:p>
          </table:table-cell>
          <table:table-cell table:style-name="ce74" office:value-type="float" office:value="3.2">
            <text:p>3,20</text:p>
          </table:table-cell>
          <table:table-cell table:style-name="ce90" office:value-type="float" office:value="1">
            <text:p>1,00</text:p>
          </table:table-cell>
          <table:table-cell table:style-name="ce74" office:value-type="float" office:value="-2">
            <text:p>-2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28])" office:value-type="float" office:value="2017">
            <text:p>2017</text:p>
          </table:table-cell>
          <table:table-cell table:style-name="ce120" table:formula="of:=RIGHT(LEFT([.C428];4))" office:value-type="string" office:string-value="F">
            <text:p>F</text:p>
          </table:table-cell>
          <table:table-cell table:style-name="ce122" table:formula="of:=[.K428]&amp;[.H428]" office:value-type="string" office:string-value="FAP">
            <text:p>FAP</text:p>
          </table:table-cell>
          <table:table-cell table:style-name="ce120" table:formula="of:=[.L428]&amp;[.I428]" office:value-type="string" office:string-value="FAP">
            <text:p>FAP</text:p>
          </table:table-cell>
          <table:table-cell table:style-name="ce122" table:formula="of:=[.K428]&amp;[.J428]&amp;[.H428]" office:value-type="string" office:string-value="F2017AP">
            <text:p>F2017AP</text:p>
          </table:table-cell>
          <table:table-cell table:style-name="ce120" table:formula="of:=[.K428]&amp;[.J428]&amp;[.I428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7N282678</text:p>
          </table:table-cell>
          <table:table-cell table:style-name="ce40" office:value-type="date" office:date-value="2018-01-05">
            <text:p>05/01/18</text:p>
          </table:table-cell>
          <table:table-cell table:style-name="ce74" office:value-type="float" office:value="3.58">
            <text:p>3,58</text:p>
          </table:table-cell>
          <table:table-cell table:style-name="ce74" office:value-type="float" office:value="0.2">
            <text:p>0,20</text:p>
          </table:table-cell>
          <table:table-cell table:style-name="ce74" office:value-type="float" office:value="-4">
            <text:p>-4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29])" office:value-type="float" office:value="2018">
            <text:p>2018</text:p>
          </table:table-cell>
          <table:table-cell table:style-name="ce120" table:formula="of:=RIGHT(LEFT([.C429];4))" office:value-type="string" office:string-value="N">
            <text:p>N</text:p>
          </table:table-cell>
          <table:table-cell table:style-name="ce122" table:formula="of:=[.K429]&amp;[.H429]" office:value-type="string" office:string-value="NAP">
            <text:p>NAP</text:p>
          </table:table-cell>
          <table:table-cell table:style-name="ce120" table:formula="of:=[.L429]&amp;[.I429]" office:value-type="string" office:string-value="NAP">
            <text:p>NAP</text:p>
          </table:table-cell>
          <table:table-cell table:style-name="ce122" table:formula="of:=[.K429]&amp;[.J429]&amp;[.H429]" office:value-type="string" office:string-value="N2018AP">
            <text:p>N2018AP</text:p>
          </table:table-cell>
          <table:table-cell table:style-name="ce120" table:formula="of:=[.K429]&amp;[.J429]&amp;[.I429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5F020675</text:p>
          </table:table-cell>
          <table:table-cell table:style-name="ce40" office:value-type="date" office:date-value="2015-03-09">
            <text:p>09/03/15</text:p>
          </table:table-cell>
          <table:table-cell table:style-name="ce74" office:value-type="float" office:value="1.7">
            <text:p>1,70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-5">
            <text:p>-5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30])" office:value-type="float" office:value="2015">
            <text:p>2015</text:p>
          </table:table-cell>
          <table:table-cell table:style-name="ce120" table:formula="of:=RIGHT(LEFT([.C430];4))" office:value-type="string" office:string-value="F">
            <text:p>F</text:p>
          </table:table-cell>
          <table:table-cell table:style-name="ce122" table:formula="of:=[.K430]&amp;[.H430]" office:value-type="string" office:string-value="FAP">
            <text:p>FAP</text:p>
          </table:table-cell>
          <table:table-cell table:style-name="ce120" table:formula="of:=[.L430]&amp;[.I430]" office:value-type="string" office:string-value="FAP">
            <text:p>FAP</text:p>
          </table:table-cell>
          <table:table-cell table:style-name="ce122" table:formula="of:=[.K430]&amp;[.J430]&amp;[.H430]" office:value-type="string" office:string-value="F2015AP">
            <text:p>F2015AP</text:p>
          </table:table-cell>
          <table:table-cell table:style-name="ce120" table:formula="of:=[.K430]&amp;[.J430]&amp;[.I430]" office:value-type="string" office:string-value="F2015">
            <text:p>F2015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2S084862</text:p>
          </table:table-cell>
          <table:table-cell table:style-name="ce40" office:value-type="date" office:date-value="2010-09-08">
            <text:p>08/09/10</text:p>
          </table:table-cell>
          <table:table-cell table:style-name="ce74" office:value-type="float" office:value="2.56">
            <text:p>2,56</text:p>
          </table:table-cell>
          <table:table-cell table:style-name="ce74" office:value-type="float" office:value="0.4">
            <text:p>0,40</text:p>
          </table:table-cell>
          <table:table-cell table:style-name="ce74" office:value-type="float" office:value="-39.4">
            <text:p>-39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31])" office:value-type="float" office:value="2010">
            <text:p>2010</text:p>
          </table:table-cell>
          <table:table-cell table:style-name="ce120" table:formula="of:=RIGHT(LEFT([.C431];4))" office:value-type="string" office:string-value="S">
            <text:p>S</text:p>
          </table:table-cell>
          <table:table-cell table:style-name="ce122" table:formula="of:=[.K431]&amp;[.H431]" office:value-type="string" office:string-value="SRP1">
            <text:p>SRP1</text:p>
          </table:table-cell>
          <table:table-cell table:style-name="ce120" table:formula="of:=[.L431]&amp;[.I431]" office:value-type="string" office:string-value="SRP1N">
            <text:p>SRP1N</text:p>
          </table:table-cell>
          <table:table-cell table:style-name="ce122" table:formula="of:=[.K431]&amp;[.J431]&amp;[.H431]" office:value-type="string" office:string-value="S2010RP1">
            <text:p>S2010RP1</text:p>
          </table:table-cell>
          <table:table-cell table:style-name="ce120" table:formula="of:=[.K431]&amp;[.J431]&amp;[.I431]" office:value-type="string" office:string-value="S2010N">
            <text:p>S2010N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EMED MAC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7F269142</text:p>
          </table:table-cell>
          <table:table-cell table:style-name="ce40" office:value-type="date" office:date-value="2015-01-22">
            <text:p>22/01/15</text:p>
          </table:table-cell>
          <table:table-cell table:style-name="ce74" office:value-type="float" office:value="1.9">
            <text:p>1,90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-14">
            <text:p>-14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32])" office:value-type="float" office:value="2015">
            <text:p>2015</text:p>
          </table:table-cell>
          <table:table-cell table:style-name="ce120" table:formula="of:=RIGHT(LEFT([.C432];4))" office:value-type="string" office:string-value="F">
            <text:p>F</text:p>
          </table:table-cell>
          <table:table-cell table:style-name="ce122" table:formula="of:=[.K432]&amp;[.H432]" office:value-type="string" office:string-value="FRP1">
            <text:p>FRP1</text:p>
          </table:table-cell>
          <table:table-cell table:style-name="ce120" table:formula="of:=[.L432]&amp;[.I432]" office:value-type="string" office:string-value="FRP1N">
            <text:p>FRP1N</text:p>
          </table:table-cell>
          <table:table-cell table:style-name="ce122" table:formula="of:=[.K432]&amp;[.J432]&amp;[.H432]" office:value-type="string" office:string-value="F2015RP1">
            <text:p>F2015RP1</text:p>
          </table:table-cell>
          <table:table-cell table:style-name="ce120" table:formula="of:=[.K432]&amp;[.J432]&amp;[.I432]" office:value-type="string" office:string-value="F2015N">
            <text:p>F2015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4F405981</text:p>
          </table:table-cell>
          <table:table-cell table:style-name="ce40" office:value-type="date" office:date-value="2014-12-01">
            <text:p>01/12/14</text:p>
          </table:table-cell>
          <table:table-cell table:style-name="ce59" office:value-type="float" office:value="-0.9">
            <text:p>-0,9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41">
            <text:p>-41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33])" office:value-type="float" office:value="2014">
            <text:p>2014</text:p>
          </table:table-cell>
          <table:table-cell table:style-name="ce120" table:formula="of:=RIGHT(LEFT([.C433];4))" office:value-type="string" office:string-value="F">
            <text:p>F</text:p>
          </table:table-cell>
          <table:table-cell table:style-name="ce122" table:formula="of:=[.K433]&amp;[.H433]" office:value-type="string" office:string-value="FRP1">
            <text:p>FRP1</text:p>
          </table:table-cell>
          <table:table-cell table:style-name="ce120" table:formula="of:=[.L433]&amp;[.I433]" office:value-type="string" office:string-value="FRP1N">
            <text:p>FRP1N</text:p>
          </table:table-cell>
          <table:table-cell table:style-name="ce122" table:formula="of:=[.K433]&amp;[.J433]&amp;[.H433]" office:value-type="string" office:string-value="F2014RP1">
            <text:p>F2014RP1</text:p>
          </table:table-cell>
          <table:table-cell table:style-name="ce120" table:formula="of:=[.K433]&amp;[.J433]&amp;[.I433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7F110062</text:p>
          </table:table-cell>
          <table:table-cell table:style-name="ce40" office:value-type="date" office:date-value="2018-01-09">
            <text:p>09/01/18</text:p>
          </table:table-cell>
          <table:table-cell table:style-name="ce59" office:value-type="float" office:value="0.44">
            <text:p>0,44</text:p>
          </table:table-cell>
          <table:table-cell table:style-name="ce54" office:value-type="float" office:value="1.4">
            <text:p>1,40</text:p>
          </table:table-cell>
          <table:table-cell table:style-name="ce57" office:value-type="float" office:value="3.2">
            <text:p>3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34])" office:value-type="float" office:value="2018">
            <text:p>2018</text:p>
          </table:table-cell>
          <table:table-cell table:style-name="ce120" table:formula="of:=RIGHT(LEFT([.C434];4))" office:value-type="string" office:string-value="F">
            <text:p>F</text:p>
          </table:table-cell>
          <table:table-cell table:style-name="ce122" table:formula="of:=[.K434]&amp;[.H434]" office:value-type="string" office:string-value="FAP">
            <text:p>FAP</text:p>
          </table:table-cell>
          <table:table-cell table:style-name="ce120" table:formula="of:=[.L434]&amp;[.I434]" office:value-type="string" office:string-value="FAP">
            <text:p>FAP</text:p>
          </table:table-cell>
          <table:table-cell table:style-name="ce122" table:formula="of:=[.K434]&amp;[.J434]&amp;[.H434]" office:value-type="string" office:string-value="F2018AP">
            <text:p>F2018AP</text:p>
          </table:table-cell>
          <table:table-cell table:style-name="ce120" table:formula="of:=[.K434]&amp;[.J434]&amp;[.I434]" office:value-type="string" office:string-value="F2018">
            <text:p>F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4F398410</text:p>
          </table:table-cell>
          <table:table-cell table:style-name="ce40" office:value-type="date" office:date-value="2014-11-15">
            <text:p>15/11/14</text:p>
          </table:table-cell>
          <table:table-cell table:style-name="ce59" office:value-type="float" office:value="-0.8">
            <text:p>-0,8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22">
            <text:p>-22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35])" office:value-type="float" office:value="2014">
            <text:p>2014</text:p>
          </table:table-cell>
          <table:table-cell table:style-name="ce120" table:formula="of:=RIGHT(LEFT([.C435];4))" office:value-type="string" office:string-value="F">
            <text:p>F</text:p>
          </table:table-cell>
          <table:table-cell table:style-name="ce122" table:formula="of:=[.K435]&amp;[.H435]" office:value-type="string" office:string-value="FRP1">
            <text:p>FRP1</text:p>
          </table:table-cell>
          <table:table-cell table:style-name="ce120" table:formula="of:=[.L435]&amp;[.I435]" office:value-type="string" office:string-value="FRP1N">
            <text:p>FRP1N</text:p>
          </table:table-cell>
          <table:table-cell table:style-name="ce122" table:formula="of:=[.K435]&amp;[.J435]&amp;[.H435]" office:value-type="string" office:string-value="F2014RP1">
            <text:p>F2014RP1</text:p>
          </table:table-cell>
          <table:table-cell table:style-name="ce120" table:formula="of:=[.K435]&amp;[.J435]&amp;[.I435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9F269464</text:p>
          </table:table-cell>
          <table:table-cell table:style-name="ce40" office:value-type="date" office:date-value="2009-11-20">
            <text:p>20/11/09</text:p>
          </table:table-cell>
          <table:table-cell table:style-name="ce59" office:value-type="float" office:value="-0.3">
            <text:p>-0,30</text:p>
          </table:table-cell>
          <table:table-cell table:style-name="ce54" office:value-type="float" office:value="-7">
            <text:p>-7,00</text:p>
          </table:table-cell>
          <table:table-cell table:style-name="ce57" office:value-type="float" office:value="-99.2">
            <text:p>-99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36])" office:value-type="float" office:value="2009">
            <text:p>2009</text:p>
          </table:table-cell>
          <table:table-cell table:style-name="ce120" table:formula="of:=RIGHT(LEFT([.C436];4))" office:value-type="string" office:string-value="F">
            <text:p>F</text:p>
          </table:table-cell>
          <table:table-cell table:style-name="ce122" table:formula="of:=[.K436]&amp;[.H436]" office:value-type="string" office:string-value="FRP1">
            <text:p>FRP1</text:p>
          </table:table-cell>
          <table:table-cell table:style-name="ce120" table:formula="of:=[.L436]&amp;[.I436]" office:value-type="string" office:string-value="FRP1N">
            <text:p>FRP1N</text:p>
          </table:table-cell>
          <table:table-cell table:style-name="ce122" table:formula="of:=[.K436]&amp;[.J436]&amp;[.H436]" office:value-type="string" office:string-value="F2009RP1">
            <text:p>F2009RP1</text:p>
          </table:table-cell>
          <table:table-cell table:style-name="ce120" table:formula="of:=[.K436]&amp;[.J436]&amp;[.I436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7N300699</text:p>
          </table:table-cell>
          <table:table-cell table:style-name="ce40" office:value-type="date" office:date-value="2018-01-09">
            <text:p>09/01/18</text:p>
          </table:table-cell>
          <table:table-cell table:style-name="ce59" office:value-type="float" office:value="1">
            <text:p>1,0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2">
            <text:p>-2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37])" office:value-type="float" office:value="2018">
            <text:p>2018</text:p>
          </table:table-cell>
          <table:table-cell table:style-name="ce120" table:formula="of:=RIGHT(LEFT([.C437];4))" office:value-type="string" office:string-value="N">
            <text:p>N</text:p>
          </table:table-cell>
          <table:table-cell table:style-name="ce122" table:formula="of:=[.K437]&amp;[.H437]" office:value-type="string" office:string-value="NAP">
            <text:p>NAP</text:p>
          </table:table-cell>
          <table:table-cell table:style-name="ce120" table:formula="of:=[.L437]&amp;[.I437]" office:value-type="string" office:string-value="NAP">
            <text:p>NAP</text:p>
          </table:table-cell>
          <table:table-cell table:style-name="ce122" table:formula="of:=[.K437]&amp;[.J437]&amp;[.H437]" office:value-type="string" office:string-value="N2018AP">
            <text:p>N2018AP</text:p>
          </table:table-cell>
          <table:table-cell table:style-name="ce120" table:formula="of:=[.K437]&amp;[.J437]&amp;[.I437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8F353059</text:p>
          </table:table-cell>
          <table:table-cell table:style-name="ce40" office:value-type="date" office:date-value="2018-01-05">
            <text:p>05/01/18</text:p>
          </table:table-cell>
          <table:table-cell table:style-name="ce59" office:value-type="float" office:value="-0.06">
            <text:p>-0,06</text:p>
          </table:table-cell>
          <table:table-cell table:style-name="ce54" office:value-type="float" office:value="2.2">
            <text:p>2,20</text:p>
          </table:table-cell>
          <table:table-cell table:style-name="ce57" office:value-type="float" office:value="3.8">
            <text:p>3,8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38])" office:value-type="float" office:value="2018">
            <text:p>2018</text:p>
          </table:table-cell>
          <table:table-cell table:style-name="ce120" table:formula="of:=RIGHT(LEFT([.C438];4))" office:value-type="string" office:string-value="F">
            <text:p>F</text:p>
          </table:table-cell>
          <table:table-cell table:style-name="ce122" table:formula="of:=[.K438]&amp;[.H438]" office:value-type="string" office:string-value="FAP">
            <text:p>FAP</text:p>
          </table:table-cell>
          <table:table-cell table:style-name="ce120" table:formula="of:=[.L438]&amp;[.I438]" office:value-type="string" office:string-value="FAP">
            <text:p>FAP</text:p>
          </table:table-cell>
          <table:table-cell table:style-name="ce122" table:formula="of:=[.K438]&amp;[.J438]&amp;[.H438]" office:value-type="string" office:string-value="F2018AP">
            <text:p>F2018AP</text:p>
          </table:table-cell>
          <table:table-cell table:style-name="ce120" table:formula="of:=[.K438]&amp;[.J438]&amp;[.I438]" office:value-type="string" office:string-value="F2018">
            <text:p>F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0F202361</text:p>
          </table:table-cell>
          <table:table-cell table:style-name="ce40" office:value-type="date" office:date-value="2010-09-23">
            <text:p>23/09/10</text:p>
          </table:table-cell>
          <table:table-cell table:style-name="ce59" office:value-type="float" office:value="-0.2">
            <text:p>-0,2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53">
            <text:p>-53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39])" office:value-type="float" office:value="2010">
            <text:p>2010</text:p>
          </table:table-cell>
          <table:table-cell table:style-name="ce120" table:formula="of:=RIGHT(LEFT([.C439];4))" office:value-type="string" office:string-value="F">
            <text:p>F</text:p>
          </table:table-cell>
          <table:table-cell table:style-name="ce122" table:formula="of:=[.K439]&amp;[.H439]" office:value-type="string" office:string-value="FRP1">
            <text:p>FRP1</text:p>
          </table:table-cell>
          <table:table-cell table:style-name="ce120" table:formula="of:=[.L439]&amp;[.I439]" office:value-type="string" office:string-value="FRP1N">
            <text:p>FRP1N</text:p>
          </table:table-cell>
          <table:table-cell table:style-name="ce122" table:formula="of:=[.K439]&amp;[.J439]&amp;[.H439]" office:value-type="string" office:string-value="F2010RP1">
            <text:p>F2010RP1</text:p>
          </table:table-cell>
          <table:table-cell table:style-name="ce120" table:formula="of:=[.K439]&amp;[.J439]&amp;[.I439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7F071547</text:p>
          </table:table-cell>
          <table:table-cell table:style-name="ce40" office:value-type="date" office:date-value="2018-01-15">
            <text:p>15/01/18</text:p>
          </table:table-cell>
          <table:table-cell table:style-name="ce74" office:value-type="float" office:value="-0.4">
            <text:p>-0,40</text:p>
          </table:table-cell>
          <table:table-cell table:number-columns-repeated="2" table:style-name="ce74" office:value-type="float" office:value="1">
            <text:p>1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40])" office:value-type="float" office:value="2018">
            <text:p>2018</text:p>
          </table:table-cell>
          <table:table-cell table:style-name="ce120" table:formula="of:=RIGHT(LEFT([.C440];4))" office:value-type="string" office:string-value="F">
            <text:p>F</text:p>
          </table:table-cell>
          <table:table-cell table:style-name="ce122" table:formula="of:=[.K440]&amp;[.H440]" office:value-type="string" office:string-value="FAP">
            <text:p>FAP</text:p>
          </table:table-cell>
          <table:table-cell table:style-name="ce120" table:formula="of:=[.L440]&amp;[.I440]" office:value-type="string" office:string-value="FAP">
            <text:p>FAP</text:p>
          </table:table-cell>
          <table:table-cell table:style-name="ce122" table:formula="of:=[.K440]&amp;[.J440]&amp;[.H440]" office:value-type="string" office:string-value="F2018AP">
            <text:p>F2018AP</text:p>
          </table:table-cell>
          <table:table-cell table:style-name="ce120" table:formula="of:=[.K440]&amp;[.J440]&amp;[.I440]" office:value-type="string" office:string-value="F2018">
            <text:p>F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0F204951</text:p>
          </table:table-cell>
          <table:table-cell table:style-name="ce40" office:value-type="date" office:date-value="2010-10-05">
            <text:p>05/10/10</text:p>
          </table:table-cell>
          <table:table-cell table:style-name="ce74" office:value-type="float" office:value="-0.8">
            <text:p>-0,80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-27">
            <text:p>-27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41])" office:value-type="float" office:value="2010">
            <text:p>2010</text:p>
          </table:table-cell>
          <table:table-cell table:style-name="ce120" table:formula="of:=RIGHT(LEFT([.C441];4))" office:value-type="string" office:string-value="F">
            <text:p>F</text:p>
          </table:table-cell>
          <table:table-cell table:style-name="ce122" table:formula="of:=[.K441]&amp;[.H441]" office:value-type="string" office:string-value="FRP1">
            <text:p>FRP1</text:p>
          </table:table-cell>
          <table:table-cell table:style-name="ce120" table:formula="of:=[.L441]&amp;[.I441]" office:value-type="string" office:string-value="FRP1N">
            <text:p>FRP1N</text:p>
          </table:table-cell>
          <table:table-cell table:style-name="ce122" table:formula="of:=[.K441]&amp;[.J441]&amp;[.H441]" office:value-type="string" office:string-value="F2010RP1">
            <text:p>F2010RP1</text:p>
          </table:table-cell>
          <table:table-cell table:style-name="ce120" table:formula="of:=[.K441]&amp;[.J441]&amp;[.I441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0F255658</text:p>
          </table:table-cell>
          <table:table-cell table:style-name="ce40" office:value-type="date" office:date-value="2011-06-11">
            <text:p>11/06/11</text:p>
          </table:table-cell>
          <table:table-cell table:style-name="ce74" office:value-type="float" office:value="1">
            <text:p>1,00</text:p>
          </table:table-cell>
          <table:table-cell table:style-name="ce74" office:value-type="float" office:value="2">
            <text:p>2,00</text:p>
          </table:table-cell>
          <table:table-cell table:style-name="ce74" office:value-type="float" office:value="-15">
            <text:p>-15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42])" office:value-type="float" office:value="2011">
            <text:p>2011</text:p>
          </table:table-cell>
          <table:table-cell table:style-name="ce120" table:formula="of:=RIGHT(LEFT([.C442];4))" office:value-type="string" office:string-value="F">
            <text:p>F</text:p>
          </table:table-cell>
          <table:table-cell table:style-name="ce122" table:formula="of:=[.K442]&amp;[.H442]" office:value-type="string" office:string-value="FRP1">
            <text:p>FRP1</text:p>
          </table:table-cell>
          <table:table-cell table:style-name="ce120" table:formula="of:=[.L442]&amp;[.I442]" office:value-type="string" office:string-value="FRP1N">
            <text:p>FRP1N</text:p>
          </table:table-cell>
          <table:table-cell table:style-name="ce122" table:formula="of:=[.K442]&amp;[.J442]&amp;[.H442]" office:value-type="string" office:string-value="F2011RP1">
            <text:p>F2011RP1</text:p>
          </table:table-cell>
          <table:table-cell table:style-name="ce120" table:formula="of:=[.K442]&amp;[.J442]&amp;[.I442]" office:value-type="string" office:string-value="F2011N">
            <text:p>F2011N</text:p>
          </table:table-cell>
          <table:table-cell table:style-name="ce138"/>
          <table:table-cell/>
        </table:table-row>
        <table:table-row table:style-name="ro2">
          <table:table-cell table:style-name="ce6" office:value-type="string">
            <text:p>UN-BME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0F491154</text:p>
          </table:table-cell>
          <table:table-cell table:style-name="ce40" office:value-type="date" office:date-value="2012-05-10">
            <text:p>10/05/12</text:p>
          </table:table-cell>
          <table:table-cell table:style-name="ce59" office:value-type="float" office:value="-0.4">
            <text:p>-0,40</text:p>
          </table:table-cell>
          <table:table-cell table:style-name="ce54" office:value-type="float" office:value="-2">
            <text:p>-2,00</text:p>
          </table:table-cell>
          <table:table-cell table:style-name="ce57" office:value-type="float" office:value="-21">
            <text:p>-21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43])" office:value-type="float" office:value="2012">
            <text:p>2012</text:p>
          </table:table-cell>
          <table:table-cell table:style-name="ce120" table:formula="of:=RIGHT(LEFT([.C443];4))" office:value-type="string" office:string-value="F">
            <text:p>F</text:p>
          </table:table-cell>
          <table:table-cell table:style-name="ce122" table:formula="of:=[.K443]&amp;[.H443]" office:value-type="string" office:string-value="FRP1">
            <text:p>FRP1</text:p>
          </table:table-cell>
          <table:table-cell table:style-name="ce120" table:formula="of:=[.L443]&amp;[.I443]" office:value-type="string" office:string-value="FRP1N">
            <text:p>FRP1N</text:p>
          </table:table-cell>
          <table:table-cell table:style-name="ce122" table:formula="of:=[.K443]&amp;[.J443]&amp;[.H443]" office:value-type="string" office:string-value="F2012RP1">
            <text:p>F2012RP1</text:p>
          </table:table-cell>
          <table:table-cell table:style-name="ce120" table:formula="of:=[.K443]&amp;[.J443]&amp;[.I443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6" office:value-type="string">
            <text:p>UN-BME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09F251582</text:p>
          </table:table-cell>
          <table:table-cell table:style-name="ce40" office:value-type="date" office:date-value="2011-07-01">
            <text:p>01/07/11</text:p>
          </table:table-cell>
          <table:table-cell table:style-name="ce59" office:value-type="float" office:value="-0.9">
            <text:p>-0,90</text:p>
          </table:table-cell>
          <table:table-cell table:style-name="ce54" office:value-type="float" office:value="-4">
            <text:p>-4,00</text:p>
          </table:table-cell>
          <table:table-cell table:style-name="ce57" office:value-type="float" office:value="-54">
            <text:p>-54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44])" office:value-type="float" office:value="2011">
            <text:p>2011</text:p>
          </table:table-cell>
          <table:table-cell table:style-name="ce120" table:formula="of:=RIGHT(LEFT([.C444];4))" office:value-type="string" office:string-value="F">
            <text:p>F</text:p>
          </table:table-cell>
          <table:table-cell table:style-name="ce122" table:formula="of:=[.K444]&amp;[.H444]" office:value-type="string" office:string-value="FRP1">
            <text:p>FRP1</text:p>
          </table:table-cell>
          <table:table-cell table:style-name="ce120" table:formula="of:=[.L444]&amp;[.I444]" office:value-type="string" office:string-value="FRP1N">
            <text:p>FRP1N</text:p>
          </table:table-cell>
          <table:table-cell table:style-name="ce122" table:formula="of:=[.K444]&amp;[.J444]&amp;[.H444]" office:value-type="string" office:string-value="F2011RP1">
            <text:p>F2011RP1</text:p>
          </table:table-cell>
          <table:table-cell table:style-name="ce120" table:formula="of:=[.K444]&amp;[.J444]&amp;[.I444]" office:value-type="string" office:string-value="F2011N">
            <text:p>F2011N</text:p>
          </table:table-cell>
          <table:table-cell table:style-name="ce138"/>
          <table:table-cell/>
        </table:table-row>
        <table:table-row table:style-name="ro2">
          <table:table-cell table:style-name="ce6" office:value-type="string">
            <text:p>UN-BME </text:p>
          </table:table-cell>
          <table:table-cell table:style-name="ce17" office:value-type="date" office:date-value="2018-04-26">
            <text:p>26/04/18</text:p>
          </table:table-cell>
          <table:table-cell table:style-name="ce26" office:value-type="string">
            <text:p>A10F524829</text:p>
          </table:table-cell>
          <table:table-cell table:style-name="ce40" office:value-type="date" office:date-value="2011-06-15">
            <text:p>15/06/11</text:p>
          </table:table-cell>
          <table:table-cell table:style-name="ce59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45])" office:value-type="float" office:value="2011">
            <text:p>2011</text:p>
          </table:table-cell>
          <table:table-cell table:style-name="ce120" table:formula="of:=RIGHT(LEFT([.C445];4))" office:value-type="string" office:string-value="F">
            <text:p>F</text:p>
          </table:table-cell>
          <table:table-cell table:style-name="ce122" table:formula="of:=[.K445]&amp;[.H445]" office:value-type="string" office:string-value="FRP1">
            <text:p>FRP1</text:p>
          </table:table-cell>
          <table:table-cell table:style-name="ce120" table:formula="of:=[.L445]&amp;[.I445]" office:value-type="string" office:string-value="FRP1N">
            <text:p>FRP1N</text:p>
          </table:table-cell>
          <table:table-cell table:style-name="ce122" table:formula="of:=[.K445]&amp;[.J445]&amp;[.H445]" office:value-type="string" office:string-value="F2011RP1">
            <text:p>F2011RP1</text:p>
          </table:table-cell>
          <table:table-cell table:style-name="ce120" table:formula="of:=[.K445]&amp;[.J445]&amp;[.I445]" office:value-type="string" office:string-value="F2011N">
            <text:p>F2011N</text:p>
          </table:table-cell>
          <table:table-cell table:style-name="ce138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9" office:value-type="string">
            <text:p>UN-BME </text:p>
          </table:table-cell>
          <table:table-cell table:style-name="ce18" office:value-type="date" office:date-value="2018-04-26">
            <text:p>26/04/18</text:p>
          </table:table-cell>
          <table:table-cell table:style-name="ce38" office:value-type="string">
            <text:p>A05F088862</text:p>
          </table:table-cell>
          <table:table-cell table:style-name="ce41" office:value-type="date" office:date-value="2005-09-28">
            <text:p>28/09/05</text:p>
          </table:table-cell>
          <table:table-cell table:style-name="ce76" office:value-type="float" office:value="5">
            <text:p>5,00</text:p>
          </table:table-cell>
          <table:table-cell table:style-name="ce78" office:value-type="float" office:value="5">
            <text:p>5,00</text:p>
          </table:table-cell>
          <table:table-cell table:style-name="ce61" office:value-type="float" office:value="-100">
            <text:p>-100,0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446])" office:value-type="float" office:value="2005">
            <text:p>2005</text:p>
          </table:table-cell>
          <table:table-cell table:style-name="ce120" table:formula="of:=RIGHT(LEFT([.C446];4))" office:value-type="string" office:string-value="F">
            <text:p>F</text:p>
          </table:table-cell>
          <table:table-cell table:style-name="ce122" table:formula="of:=[.K446]&amp;[.H446]" office:value-type="string" office:string-value="FRP1">
            <text:p>FRP1</text:p>
          </table:table-cell>
          <table:table-cell table:style-name="ce120" table:formula="of:=[.L446]&amp;[.I446]" office:value-type="string" office:string-value="FRP1N">
            <text:p>FRP1N</text:p>
          </table:table-cell>
          <table:table-cell table:style-name="ce122" table:formula="of:=[.K446]&amp;[.J446]&amp;[.H446]" office:value-type="string" office:string-value="F2005RP1">
            <text:p>F2005RP1</text:p>
          </table:table-cell>
          <table:table-cell table:style-name="ce120" table:formula="of:=[.K446]&amp;[.J446]&amp;[.I446]" office:value-type="string" office:string-value="F2005N">
            <text:p>F2005N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D09S003948</text:p>
          </table:table-cell>
          <table:table-cell table:style-name="ce42" office:value-type="date" office:date-value="2016-12-22">
            <text:p>22/12/16</text:p>
          </table:table-cell>
          <table:table-cell table:style-name="ce57" office:value-type="float" office:value="0.7">
            <text:p>0,70</text:p>
          </table:table-cell>
          <table:table-cell table:style-name="ce54" office:value-type="float" office:value="5.4">
            <text:p>5,40</text:p>
          </table:table-cell>
          <table:table-cell table:style-name="ce57" office:value-type="float" office:value="4.8">
            <text:p>4,8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P</text:p>
          </table:table-cell>
          <table:table-cell table:style-name="ce116" table:formula="of:=YEAR([.D447])" office:value-type="float" office:value="2016">
            <text:p>2016</text:p>
          </table:table-cell>
          <table:table-cell table:style-name="ce120" table:formula="of:=RIGHT(LEFT([.C447];4))" office:value-type="string" office:string-value="S">
            <text:p>S</text:p>
          </table:table-cell>
          <table:table-cell table:style-name="ce122" table:formula="of:=[.K447]&amp;[.H447]" office:value-type="string" office:string-value="SRP1">
            <text:p>SRP1</text:p>
          </table:table-cell>
          <table:table-cell table:style-name="ce120" table:formula="of:=[.L447]&amp;[.I447]" office:value-type="string" office:string-value="SRP1P">
            <text:p>SRP1P</text:p>
          </table:table-cell>
          <table:table-cell table:style-name="ce122" table:formula="of:=[.K447]&amp;[.J447]&amp;[.H447]" office:value-type="string" office:string-value="S2016RP1">
            <text:p>S2016RP1</text:p>
          </table:table-cell>
          <table:table-cell table:style-name="ce120" table:formula="of:=[.K447]&amp;[.J447]&amp;[.I447]" office:value-type="string" office:string-value="S2016P">
            <text:p>S2016P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*GEMED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E08S003865</text:p>
          </table:table-cell>
          <table:table-cell table:style-name="ce42" office:value-type="date" office:date-value="2017-12-08">
            <text:p>08/12/17</text:p>
          </table:table-cell>
          <table:table-cell table:number-columns-repeated="3" table:style-name="ce74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48])" office:value-type="float" office:value="2017">
            <text:p>2017</text:p>
          </table:table-cell>
          <table:table-cell table:style-name="ce120" table:formula="of:=RIGHT(LEFT([.C448];4))" office:value-type="string" office:string-value="S">
            <text:p>S</text:p>
          </table:table-cell>
          <table:table-cell table:style-name="ce122" table:formula="of:=[.K448]&amp;[.H448]" office:value-type="string" office:string-value="SRP1">
            <text:p>SRP1</text:p>
          </table:table-cell>
          <table:table-cell table:style-name="ce120" table:formula="of:=[.L448]&amp;[.I448]" office:value-type="string" office:string-value="SRP1N">
            <text:p>SRP1N</text:p>
          </table:table-cell>
          <table:table-cell table:style-name="ce122" table:formula="of:=[.K448]&amp;[.J448]&amp;[.H448]" office:value-type="string" office:string-value="S2017RP1">
            <text:p>S2017RP1</text:p>
          </table:table-cell>
          <table:table-cell table:style-name="ce120" table:formula="of:=[.K448]&amp;[.J448]&amp;[.I448]" office:value-type="string" office:string-value="S2017N">
            <text:p>S2017N</text:p>
          </table:table-cell>
          <table:table-cell table:style-name="ce138" office:value-type="string">
            <text:p>Hidr. Sem As Caracteristica Meteriologica ( Filtro com material plastico no seu interior).</text:p>
          </table:table-cell>
          <table:table-cell/>
        </table:table-row>
        <table:table-row table:style-name="ro2">
          <table:table-cell table:style-name="ce10" office:value-type="string">
            <text:p>GEMED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F10S003878</text:p>
          </table:table-cell>
          <table:table-cell table:style-name="ce42" office:value-type="date" office:date-value="2018-02-15">
            <text:p>15/02/18</text:p>
          </table:table-cell>
          <table:table-cell table:style-name="ce72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49])" office:value-type="float" office:value="2018">
            <text:p>2018</text:p>
          </table:table-cell>
          <table:table-cell table:style-name="ce120" table:formula="of:=RIGHT(LEFT([.C449];4))" office:value-type="string" office:string-value="S">
            <text:p>S</text:p>
          </table:table-cell>
          <table:table-cell table:style-name="ce122" table:formula="of:=[.K449]&amp;[.H449]" office:value-type="string" office:string-value="SRP1">
            <text:p>SRP1</text:p>
          </table:table-cell>
          <table:table-cell table:style-name="ce120" table:formula="of:=[.L449]&amp;[.I449]" office:value-type="string" office:string-value="SRP1N">
            <text:p>SRP1N</text:p>
          </table:table-cell>
          <table:table-cell table:style-name="ce122" table:formula="of:=[.K449]&amp;[.J449]&amp;[.H449]" office:value-type="string" office:string-value="S2018RP1">
            <text:p>S2018RP1</text:p>
          </table:table-cell>
          <table:table-cell table:style-name="ce120" table:formula="of:=[.K449]&amp;[.J449]&amp;[.I449]" office:value-type="string" office:string-value="S2018N">
            <text:p>S2018N</text:p>
          </table:table-cell>
          <table:table-cell table:style-name="ce135" office:value-type="string">
            <text:p>Hidrometro reprovado na características metrológica (filtro com partículas solidas)</text:p>
          </table:table-cell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09F037947</text:p>
          </table:table-cell>
          <table:table-cell table:style-name="ce42" office:value-type="date" office:date-value="2009-06-09">
            <text:p>09/06/09</text:p>
          </table:table-cell>
          <table:table-cell table:style-name="ce74" office:value-type="float" office:value="-0.68">
            <text:p>-0,68</text:p>
          </table:table-cell>
          <table:table-cell table:style-name="ce74" office:value-type="float" office:value="-2.4">
            <text:p>-2,40</text:p>
          </table:table-cell>
          <table:table-cell table:style-name="ce74" office:value-type="float" office:value="-19.4">
            <text:p>-19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50])" office:value-type="float" office:value="2009">
            <text:p>2009</text:p>
          </table:table-cell>
          <table:table-cell table:style-name="ce120" table:formula="of:=RIGHT(LEFT([.C450];4))" office:value-type="string" office:string-value="F">
            <text:p>F</text:p>
          </table:table-cell>
          <table:table-cell table:style-name="ce122" table:formula="of:=[.K450]&amp;[.H450]" office:value-type="string" office:string-value="FRP1">
            <text:p>FRP1</text:p>
          </table:table-cell>
          <table:table-cell table:style-name="ce120" table:formula="of:=[.L450]&amp;[.I450]" office:value-type="string" office:string-value="FRP1N">
            <text:p>FRP1N</text:p>
          </table:table-cell>
          <table:table-cell table:style-name="ce122" table:formula="of:=[.K450]&amp;[.J450]&amp;[.H450]" office:value-type="string" office:string-value="F2009RP1">
            <text:p>F2009RP1</text:p>
          </table:table-cell>
          <table:table-cell table:style-name="ce120" table:formula="of:=[.K450]&amp;[.J450]&amp;[.I450]" office:value-type="string" office:string-value="F2009N">
            <text:p>F2009N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0F019130</text:p>
          </table:table-cell>
          <table:table-cell table:style-name="ce42" office:value-type="date" office:date-value="2010-02-10">
            <text:p>10/02/10</text:p>
          </table:table-cell>
          <table:table-cell table:style-name="ce57" office:value-type="float" office:value="-0.06">
            <text:p>-0,06</text:p>
          </table:table-cell>
          <table:table-cell table:style-name="ce54" office:value-type="float" office:value="-4.4">
            <text:p>-4,40</text:p>
          </table:table-cell>
          <table:table-cell table:style-name="ce57" office:value-type="float" office:value="-100">
            <text:p>-100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51])" office:value-type="float" office:value="2010">
            <text:p>2010</text:p>
          </table:table-cell>
          <table:table-cell table:style-name="ce120" table:formula="of:=RIGHT(LEFT([.C451];4))" office:value-type="string" office:string-value="F">
            <text:p>F</text:p>
          </table:table-cell>
          <table:table-cell table:style-name="ce122" table:formula="of:=[.K451]&amp;[.H451]" office:value-type="string" office:string-value="FRP1">
            <text:p>FRP1</text:p>
          </table:table-cell>
          <table:table-cell table:style-name="ce120" table:formula="of:=[.L451]&amp;[.I451]" office:value-type="string" office:string-value="FRP1N">
            <text:p>FRP1N</text:p>
          </table:table-cell>
          <table:table-cell table:style-name="ce122" table:formula="of:=[.K451]&amp;[.J451]&amp;[.H451]" office:value-type="string" office:string-value="F2010RP1">
            <text:p>F2010RP1</text:p>
          </table:table-cell>
          <table:table-cell table:style-name="ce120" table:formula="of:=[.K451]&amp;[.J451]&amp;[.I451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1F309922</text:p>
          </table:table-cell>
          <table:table-cell table:style-name="ce42" office:value-type="date" office:date-value="2012-07-10">
            <text:p>10/07/12</text:p>
          </table:table-cell>
          <table:table-cell table:style-name="ce57" office:value-type="float" office:value="-0.36">
            <text:p>-0,36</text:p>
          </table:table-cell>
          <table:table-cell table:style-name="ce54" office:value-type="float" office:value="1.6">
            <text:p>1,60</text:p>
          </table:table-cell>
          <table:table-cell table:style-name="ce57" office:value-type="float" office:value="-29.6">
            <text:p>-29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52])" office:value-type="float" office:value="2012">
            <text:p>2012</text:p>
          </table:table-cell>
          <table:table-cell table:style-name="ce120" table:formula="of:=RIGHT(LEFT([.C452];4))" office:value-type="string" office:string-value="F">
            <text:p>F</text:p>
          </table:table-cell>
          <table:table-cell table:style-name="ce122" table:formula="of:=[.K452]&amp;[.H452]" office:value-type="string" office:string-value="FRP1">
            <text:p>FRP1</text:p>
          </table:table-cell>
          <table:table-cell table:style-name="ce120" table:formula="of:=[.L452]&amp;[.I452]" office:value-type="string" office:string-value="FRP1N">
            <text:p>FRP1N</text:p>
          </table:table-cell>
          <table:table-cell table:style-name="ce122" table:formula="of:=[.K452]&amp;[.J452]&amp;[.H452]" office:value-type="string" office:string-value="F2012RP1">
            <text:p>F2012RP1</text:p>
          </table:table-cell>
          <table:table-cell table:style-name="ce120" table:formula="of:=[.K452]&amp;[.J452]&amp;[.I452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4F303490</text:p>
          </table:table-cell>
          <table:table-cell table:style-name="ce42" office:value-type="date" office:date-value="2014-09-09">
            <text:p>09/09/14</text:p>
          </table:table-cell>
          <table:table-cell table:style-name="ce57" office:value-type="float" office:value="-1">
            <text:p>-1,00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2.2">
            <text:p>-2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53])" office:value-type="float" office:value="2014">
            <text:p>2014</text:p>
          </table:table-cell>
          <table:table-cell table:style-name="ce120" table:formula="of:=RIGHT(LEFT([.C453];4))" office:value-type="string" office:string-value="F">
            <text:p>F</text:p>
          </table:table-cell>
          <table:table-cell table:style-name="ce122" table:formula="of:=[.K453]&amp;[.H453]" office:value-type="string" office:string-value="FAP">
            <text:p>FAP</text:p>
          </table:table-cell>
          <table:table-cell table:style-name="ce120" table:formula="of:=[.L453]&amp;[.I453]" office:value-type="string" office:string-value="FAP">
            <text:p>FAP</text:p>
          </table:table-cell>
          <table:table-cell table:style-name="ce122" table:formula="of:=[.K453]&amp;[.J453]&amp;[.H453]" office:value-type="string" office:string-value="F2014AP">
            <text:p>F2014AP</text:p>
          </table:table-cell>
          <table:table-cell table:style-name="ce120" table:formula="of:=[.K453]&amp;[.J453]&amp;[.I453]" office:value-type="string" office:string-value="F2014">
            <text:p>F2014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04L617681</text:p>
          </table:table-cell>
          <table:table-cell table:style-name="ce42" office:value-type="date" office:date-value="2010-06-23">
            <text:p>23/06/10</text:p>
          </table:table-cell>
          <table:table-cell table:style-name="ce74" office:value-type="float" office:value="-0.55">
            <text:p>-0,55</text:p>
          </table:table-cell>
          <table:table-cell table:style-name="ce74" office:value-type="float" office:value="-1.5">
            <text:p>-1,50</text:p>
          </table:table-cell>
          <table:table-cell table:style-name="ce74" office:value-type="float" office:value="-10">
            <text:p>-1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54])" office:value-type="float" office:value="2010">
            <text:p>2010</text:p>
          </table:table-cell>
          <table:table-cell table:style-name="ce120" table:formula="of:=RIGHT(LEFT([.C454];4))" office:value-type="string" office:string-value="L">
            <text:p>L</text:p>
          </table:table-cell>
          <table:table-cell table:style-name="ce122" table:formula="of:=[.K454]&amp;[.H454]" office:value-type="string" office:string-value="LAP">
            <text:p>LAP</text:p>
          </table:table-cell>
          <table:table-cell table:style-name="ce120" table:formula="of:=[.L454]&amp;[.I454]" office:value-type="string" office:string-value="LAP">
            <text:p>LAP</text:p>
          </table:table-cell>
          <table:table-cell table:style-name="ce122" table:formula="of:=[.K454]&amp;[.J454]&amp;[.H454]" office:value-type="string" office:string-value="L2010AP">
            <text:p>L2010AP</text:p>
          </table:table-cell>
          <table:table-cell table:style-name="ce120" table:formula="of:=[.K454]&amp;[.J454]&amp;[.I454]" office:value-type="string" office:string-value="L2010">
            <text:p>L2010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7F069255</text:p>
          </table:table-cell>
          <table:table-cell table:style-name="ce42" office:value-type="date" office:date-value="2017-08-16">
            <text:p>16/08/17</text:p>
          </table:table-cell>
          <table:table-cell table:style-name="ce74" office:value-type="float" office:value="-0.9">
            <text:p>-0,90</text:p>
          </table:table-cell>
          <table:table-cell table:style-name="ce74" office:value-type="float" office:value="-0.4">
            <text:p>-0,40</text:p>
          </table:table-cell>
          <table:table-cell table:style-name="ce74" office:value-type="float" office:value="-3.6">
            <text:p>-3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55])" office:value-type="float" office:value="2017">
            <text:p>2017</text:p>
          </table:table-cell>
          <table:table-cell table:style-name="ce120" table:formula="of:=RIGHT(LEFT([.C455];4))" office:value-type="string" office:string-value="F">
            <text:p>F</text:p>
          </table:table-cell>
          <table:table-cell table:style-name="ce122" table:formula="of:=[.K455]&amp;[.H455]" office:value-type="string" office:string-value="FAP">
            <text:p>FAP</text:p>
          </table:table-cell>
          <table:table-cell table:style-name="ce120" table:formula="of:=[.L455]&amp;[.I455]" office:value-type="string" office:string-value="FAP">
            <text:p>FAP</text:p>
          </table:table-cell>
          <table:table-cell table:style-name="ce122" table:formula="of:=[.K455]&amp;[.J455]&amp;[.H455]" office:value-type="string" office:string-value="F2017AP">
            <text:p>F2017AP</text:p>
          </table:table-cell>
          <table:table-cell table:style-name="ce120" table:formula="of:=[.K455]&amp;[.J455]&amp;[.I455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7N302044</text:p>
          </table:table-cell>
          <table:table-cell table:style-name="ce42" office:value-type="date" office:date-value="2018-02-09">
            <text:p>09/02/18</text:p>
          </table:table-cell>
          <table:table-cell table:style-name="ce57" office:value-type="float" office:value="0.66">
            <text:p>0,66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0.4">
            <text:p>0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56])" office:value-type="float" office:value="2018">
            <text:p>2018</text:p>
          </table:table-cell>
          <table:table-cell table:style-name="ce120" table:formula="of:=RIGHT(LEFT([.C456];4))" office:value-type="string" office:string-value="N">
            <text:p>N</text:p>
          </table:table-cell>
          <table:table-cell table:style-name="ce122" table:formula="of:=[.K456]&amp;[.H456]" office:value-type="string" office:string-value="NAP">
            <text:p>NAP</text:p>
          </table:table-cell>
          <table:table-cell table:style-name="ce120" table:formula="of:=[.L456]&amp;[.I456]" office:value-type="string" office:string-value="NAP">
            <text:p>NAP</text:p>
          </table:table-cell>
          <table:table-cell table:style-name="ce122" table:formula="of:=[.K456]&amp;[.J456]&amp;[.H456]" office:value-type="string" office:string-value="N2018AP">
            <text:p>N2018AP</text:p>
          </table:table-cell>
          <table:table-cell table:style-name="ce120" table:formula="of:=[.K456]&amp;[.J456]&amp;[.I456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03S160604</text:p>
          </table:table-cell>
          <table:table-cell table:style-name="ce42" office:value-type="date" office:date-value="2010-11-20">
            <text:p>20/11/10</text:p>
          </table:table-cell>
          <table:table-cell table:style-name="ce74" office:value-type="float" office:value="-1.64">
            <text:p>-1,64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-7">
            <text:p>-7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57])" office:value-type="float" office:value="2010">
            <text:p>2010</text:p>
          </table:table-cell>
          <table:table-cell table:style-name="ce120" table:formula="of:=RIGHT(LEFT([.C457];4))" office:value-type="string" office:string-value="S">
            <text:p>S</text:p>
          </table:table-cell>
          <table:table-cell table:style-name="ce122" table:formula="of:=[.K457]&amp;[.H457]" office:value-type="string" office:string-value="SAP">
            <text:p>SAP</text:p>
          </table:table-cell>
          <table:table-cell table:style-name="ce120" table:formula="of:=[.L457]&amp;[.I457]" office:value-type="string" office:string-value="SAP">
            <text:p>SAP</text:p>
          </table:table-cell>
          <table:table-cell table:style-name="ce122" table:formula="of:=[.K457]&amp;[.J457]&amp;[.H457]" office:value-type="string" office:string-value="S2010AP">
            <text:p>S2010AP</text:p>
          </table:table-cell>
          <table:table-cell table:style-name="ce120" table:formula="of:=[.K457]&amp;[.J457]&amp;[.I457]" office:value-type="string" office:string-value="S2010">
            <text:p>S2010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04S051221</text:p>
          </table:table-cell>
          <table:table-cell table:style-name="ce42" office:value-type="date" office:date-value="2011-11-04">
            <text:p>04/11/11</text:p>
          </table:table-cell>
          <table:table-cell table:style-name="ce74" office:value-type="float" office:value="-1.8">
            <text:p>-1,80</text:p>
          </table:table-cell>
          <table:table-cell table:style-name="ce74" office:value-type="float" office:value="-2.6">
            <text:p>-2,60</text:p>
          </table:table-cell>
          <table:table-cell table:style-name="ce74" office:value-type="float" office:value="-2.4">
            <text:p>-2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58])" office:value-type="float" office:value="2011">
            <text:p>2011</text:p>
          </table:table-cell>
          <table:table-cell table:style-name="ce120" table:formula="of:=RIGHT(LEFT([.C458];4))" office:value-type="string" office:string-value="S">
            <text:p>S</text:p>
          </table:table-cell>
          <table:table-cell table:style-name="ce122" table:formula="of:=[.K458]&amp;[.H458]" office:value-type="string" office:string-value="SAP">
            <text:p>SAP</text:p>
          </table:table-cell>
          <table:table-cell table:style-name="ce120" table:formula="of:=[.L458]&amp;[.I458]" office:value-type="string" office:string-value="SAP">
            <text:p>SAP</text:p>
          </table:table-cell>
          <table:table-cell table:style-name="ce122" table:formula="of:=[.K458]&amp;[.J458]&amp;[.H458]" office:value-type="string" office:string-value="S2011AP">
            <text:p>S2011AP</text:p>
          </table:table-cell>
          <table:table-cell table:style-name="ce120" table:formula="of:=[.K458]&amp;[.J458]&amp;[.I458]" office:value-type="string" office:string-value="S2011">
            <text:p>S2011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7N283953</text:p>
          </table:table-cell>
          <table:table-cell table:style-name="ce42" office:value-type="date" office:date-value="2018-01-10">
            <text:p>10/01/18</text:p>
          </table:table-cell>
          <table:table-cell table:style-name="ce74" office:value-type="float" office:value="-0.08">
            <text:p>-0,08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-2.2">
            <text:p>-2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59])" office:value-type="float" office:value="2018">
            <text:p>2018</text:p>
          </table:table-cell>
          <table:table-cell table:style-name="ce120" table:formula="of:=RIGHT(LEFT([.C459];4))" office:value-type="string" office:string-value="N">
            <text:p>N</text:p>
          </table:table-cell>
          <table:table-cell table:style-name="ce122" table:formula="of:=[.K459]&amp;[.H459]" office:value-type="string" office:string-value="NAP">
            <text:p>NAP</text:p>
          </table:table-cell>
          <table:table-cell table:style-name="ce120" table:formula="of:=[.L459]&amp;[.I459]" office:value-type="string" office:string-value="NAP">
            <text:p>NAP</text:p>
          </table:table-cell>
          <table:table-cell table:style-name="ce122" table:formula="of:=[.K459]&amp;[.J459]&amp;[.H459]" office:value-type="string" office:string-value="N2018AP">
            <text:p>N2018AP</text:p>
          </table:table-cell>
          <table:table-cell table:style-name="ce120" table:formula="of:=[.K459]&amp;[.J459]&amp;[.I459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07F200848</text:p>
          </table:table-cell>
          <table:table-cell table:style-name="ce42" office:value-type="date" office:date-value="2016-02-23">
            <text:p>23/02/16</text:p>
          </table:table-cell>
          <table:table-cell table:style-name="ce57" office:value-type="float" office:value="-0.98">
            <text:p>-0,98</text:p>
          </table:table-cell>
          <table:table-cell table:style-name="ce54" office:value-type="float" office:value="0.4">
            <text:p>0,40</text:p>
          </table:table-cell>
          <table:table-cell table:style-name="ce57" office:value-type="float" office:value="-1.6">
            <text:p>-1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60])" office:value-type="float" office:value="2016">
            <text:p>2016</text:p>
          </table:table-cell>
          <table:table-cell table:style-name="ce120" table:formula="of:=RIGHT(LEFT([.C460];4))" office:value-type="string" office:string-value="F">
            <text:p>F</text:p>
          </table:table-cell>
          <table:table-cell table:style-name="ce122" table:formula="of:=[.K460]&amp;[.H460]" office:value-type="string" office:string-value="FAP">
            <text:p>FAP</text:p>
          </table:table-cell>
          <table:table-cell table:style-name="ce120" table:formula="of:=[.L460]&amp;[.I460]" office:value-type="string" office:string-value="FAP">
            <text:p>FAP</text:p>
          </table:table-cell>
          <table:table-cell table:style-name="ce122" table:formula="of:=[.K460]&amp;[.J460]&amp;[.H460]" office:value-type="string" office:string-value="F2016AP">
            <text:p>F2016AP</text:p>
          </table:table-cell>
          <table:table-cell table:style-name="ce120" table:formula="of:=[.K460]&amp;[.J460]&amp;[.I460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6F057761</text:p>
          </table:table-cell>
          <table:table-cell table:style-name="ce42" office:value-type="date" office:date-value="2016-07-27">
            <text:p>27/07/16</text:p>
          </table:table-cell>
          <table:table-cell table:style-name="ce57" office:value-type="float" office:value="-0.96">
            <text:p>-0,96</text:p>
          </table:table-cell>
          <table:table-cell table:style-name="ce54" office:value-type="float" office:value="2">
            <text:p>2,00</text:p>
          </table:table-cell>
          <table:table-cell table:style-name="ce57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61])" office:value-type="float" office:value="2016">
            <text:p>2016</text:p>
          </table:table-cell>
          <table:table-cell table:style-name="ce120" table:formula="of:=RIGHT(LEFT([.C461];4))" office:value-type="string" office:string-value="F">
            <text:p>F</text:p>
          </table:table-cell>
          <table:table-cell table:style-name="ce122" table:formula="of:=[.K461]&amp;[.H461]" office:value-type="string" office:string-value="FAP">
            <text:p>FAP</text:p>
          </table:table-cell>
          <table:table-cell table:style-name="ce120" table:formula="of:=[.L461]&amp;[.I461]" office:value-type="string" office:string-value="FAP">
            <text:p>FAP</text:p>
          </table:table-cell>
          <table:table-cell table:style-name="ce122" table:formula="of:=[.K461]&amp;[.J461]&amp;[.H461]" office:value-type="string" office:string-value="F2016AP">
            <text:p>F2016AP</text:p>
          </table:table-cell>
          <table:table-cell table:style-name="ce120" table:formula="of:=[.K461]&amp;[.J461]&amp;[.I461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4F016003</text:p>
          </table:table-cell>
          <table:table-cell table:style-name="ce42" office:value-type="date" office:date-value="2018-01-02">
            <text:p>02/01/18</text:p>
          </table:table-cell>
          <table:table-cell table:style-name="ce57" office:value-type="float" office:value="-0.04">
            <text:p>-0,04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3.6">
            <text:p>-3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62])" office:value-type="float" office:value="2018">
            <text:p>2018</text:p>
          </table:table-cell>
          <table:table-cell table:style-name="ce120" table:formula="of:=RIGHT(LEFT([.C462];4))" office:value-type="string" office:string-value="F">
            <text:p>F</text:p>
          </table:table-cell>
          <table:table-cell table:style-name="ce122" table:formula="of:=[.K462]&amp;[.H462]" office:value-type="string" office:string-value="FAP">
            <text:p>FAP</text:p>
          </table:table-cell>
          <table:table-cell table:style-name="ce120" table:formula="of:=[.L462]&amp;[.I462]" office:value-type="string" office:string-value="FAP">
            <text:p>FAP</text:p>
          </table:table-cell>
          <table:table-cell table:style-name="ce122" table:formula="of:=[.K462]&amp;[.J462]&amp;[.H462]" office:value-type="string" office:string-value="F2018AP">
            <text:p>F2018AP</text:p>
          </table:table-cell>
          <table:table-cell table:style-name="ce120" table:formula="of:=[.K462]&amp;[.J462]&amp;[.I462]" office:value-type="string" office:string-value="F2018">
            <text:p>F2018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8N019347</text:p>
          </table:table-cell>
          <table:table-cell table:style-name="ce42" office:value-type="date" office:date-value="2018-03-26">
            <text:p>26/03/18</text:p>
          </table:table-cell>
          <table:table-cell table:style-name="ce57" office:value-type="float" office:value="0.44">
            <text:p>0,44</text:p>
          </table:table-cell>
          <table:table-cell table:style-name="ce54" office:value-type="float" office:value="-1.4">
            <text:p>-1,40</text:p>
          </table:table-cell>
          <table:table-cell table:style-name="ce57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63])" office:value-type="float" office:value="2018">
            <text:p>2018</text:p>
          </table:table-cell>
          <table:table-cell table:style-name="ce120" table:formula="of:=RIGHT(LEFT([.C463];4))" office:value-type="string" office:string-value="N">
            <text:p>N</text:p>
          </table:table-cell>
          <table:table-cell table:style-name="ce122" table:formula="of:=[.K463]&amp;[.H463]" office:value-type="string" office:string-value="NAP">
            <text:p>NAP</text:p>
          </table:table-cell>
          <table:table-cell table:style-name="ce120" table:formula="of:=[.L463]&amp;[.I463]" office:value-type="string" office:string-value="NAP">
            <text:p>NAP</text:p>
          </table:table-cell>
          <table:table-cell table:style-name="ce122" table:formula="of:=[.K463]&amp;[.J463]&amp;[.H463]" office:value-type="string" office:string-value="N2018AP">
            <text:p>N2018AP</text:p>
          </table:table-cell>
          <table:table-cell table:style-name="ce120" table:formula="of:=[.K463]&amp;[.J463]&amp;[.I463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1N243732</text:p>
          </table:table-cell>
          <table:table-cell table:style-name="ce42" office:value-type="date" office:date-value="2011-10-18">
            <text:p>18/10/11</text:p>
          </table:table-cell>
          <table:table-cell table:style-name="ce57" office:value-type="float" office:value="0.45">
            <text:p>0,45</text:p>
          </table:table-cell>
          <table:table-cell table:style-name="ce54" office:value-type="float" office:value="0.5">
            <text:p>0,50</text:p>
          </table:table-cell>
          <table:table-cell table:style-name="ce57" office:value-type="float" office:value="-0.5">
            <text:p>-0,5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64])" office:value-type="float" office:value="2011">
            <text:p>2011</text:p>
          </table:table-cell>
          <table:table-cell table:style-name="ce120" table:formula="of:=RIGHT(LEFT([.C464];4))" office:value-type="string" office:string-value="N">
            <text:p>N</text:p>
          </table:table-cell>
          <table:table-cell table:style-name="ce122" table:formula="of:=[.K464]&amp;[.H464]" office:value-type="string" office:string-value="NAP">
            <text:p>NAP</text:p>
          </table:table-cell>
          <table:table-cell table:style-name="ce120" table:formula="of:=[.L464]&amp;[.I464]" office:value-type="string" office:string-value="NAP">
            <text:p>NAP</text:p>
          </table:table-cell>
          <table:table-cell table:style-name="ce122" table:formula="of:=[.K464]&amp;[.J464]&amp;[.H464]" office:value-type="string" office:string-value="N2011AP">
            <text:p>N2011AP</text:p>
          </table:table-cell>
          <table:table-cell table:style-name="ce120" table:formula="of:=[.K464]&amp;[.J464]&amp;[.I464]" office:value-type="string" office:string-value="N2011">
            <text:p>N2011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7F060502</text:p>
          </table:table-cell>
          <table:table-cell table:style-name="ce42" office:value-type="date" office:date-value="2017-07-15">
            <text:p>15/07/17</text:p>
          </table:table-cell>
          <table:table-cell table:style-name="ce57" office:value-type="float" office:value="-0.1">
            <text:p>-0,10</text:p>
          </table:table-cell>
          <table:table-cell table:style-name="ce54" office:value-type="float" office:value="1.4">
            <text:p>1,40</text:p>
          </table:table-cell>
          <table:table-cell table:style-name="ce57" office:value-type="float" office:value="1.6">
            <text:p>1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65])" office:value-type="float" office:value="2017">
            <text:p>2017</text:p>
          </table:table-cell>
          <table:table-cell table:style-name="ce120" table:formula="of:=RIGHT(LEFT([.C465];4))" office:value-type="string" office:string-value="F">
            <text:p>F</text:p>
          </table:table-cell>
          <table:table-cell table:style-name="ce122" table:formula="of:=[.K465]&amp;[.H465]" office:value-type="string" office:string-value="FAP">
            <text:p>FAP</text:p>
          </table:table-cell>
          <table:table-cell table:style-name="ce120" table:formula="of:=[.L465]&amp;[.I465]" office:value-type="string" office:string-value="FAP">
            <text:p>FAP</text:p>
          </table:table-cell>
          <table:table-cell table:style-name="ce122" table:formula="of:=[.K465]&amp;[.J465]&amp;[.H465]" office:value-type="string" office:string-value="F2017AP">
            <text:p>F2017AP</text:p>
          </table:table-cell>
          <table:table-cell table:style-name="ce120" table:formula="of:=[.K465]&amp;[.J465]&amp;[.I465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0F122310</text:p>
          </table:table-cell>
          <table:table-cell table:style-name="ce42" office:value-type="date" office:date-value="2014-05-27">
            <text:p>27/05/14</text:p>
          </table:table-cell>
          <table:table-cell table:style-name="ce57" office:value-type="float" office:value="-0.4">
            <text:p>-0,40</text:p>
          </table:table-cell>
          <table:table-cell table:style-name="ce54" office:value-type="float" office:value="-3.6">
            <text:p>-3,60</text:p>
          </table:table-cell>
          <table:table-cell table:style-name="ce57" office:value-type="float" office:value="-99.8">
            <text:p>-99,8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66])" office:value-type="float" office:value="2014">
            <text:p>2014</text:p>
          </table:table-cell>
          <table:table-cell table:style-name="ce120" table:formula="of:=RIGHT(LEFT([.C466];4))" office:value-type="string" office:string-value="F">
            <text:p>F</text:p>
          </table:table-cell>
          <table:table-cell table:style-name="ce122" table:formula="of:=[.K466]&amp;[.H466]" office:value-type="string" office:string-value="FRP1">
            <text:p>FRP1</text:p>
          </table:table-cell>
          <table:table-cell table:style-name="ce120" table:formula="of:=[.L466]&amp;[.I466]" office:value-type="string" office:string-value="FRP1N">
            <text:p>FRP1N</text:p>
          </table:table-cell>
          <table:table-cell table:style-name="ce122" table:formula="of:=[.K466]&amp;[.J466]&amp;[.H466]" office:value-type="string" office:string-value="F2014RP1">
            <text:p>F2014RP1</text:p>
          </table:table-cell>
          <table:table-cell table:style-name="ce120" table:formula="of:=[.K466]&amp;[.J466]&amp;[.I466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4F405914</text:p>
          </table:table-cell>
          <table:table-cell table:style-name="ce42" office:value-type="date" office:date-value="2014-12-01">
            <text:p>01/12/14</text:p>
          </table:table-cell>
          <table:table-cell table:style-name="ce57" office:value-type="float" office:value="-0.6">
            <text:p>-0,60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76.4">
            <text:p>-76,4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67])" office:value-type="float" office:value="2014">
            <text:p>2014</text:p>
          </table:table-cell>
          <table:table-cell table:style-name="ce120" table:formula="of:=RIGHT(LEFT([.C467];4))" office:value-type="string" office:string-value="F">
            <text:p>F</text:p>
          </table:table-cell>
          <table:table-cell table:style-name="ce122" table:formula="of:=[.K467]&amp;[.H467]" office:value-type="string" office:string-value="FRP1">
            <text:p>FRP1</text:p>
          </table:table-cell>
          <table:table-cell table:style-name="ce120" table:formula="of:=[.L467]&amp;[.I467]" office:value-type="string" office:string-value="FRP1N">
            <text:p>FRP1N</text:p>
          </table:table-cell>
          <table:table-cell table:style-name="ce122" table:formula="of:=[.K467]&amp;[.J467]&amp;[.H467]" office:value-type="string" office:string-value="F2014RP1">
            <text:p>F2014RP1</text:p>
          </table:table-cell>
          <table:table-cell table:style-name="ce120" table:formula="of:=[.K467]&amp;[.J467]&amp;[.I467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S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08F404285</text:p>
          </table:table-cell>
          <table:table-cell table:style-name="ce42" office:value-type="date" office:date-value="2008-08-15">
            <text:p>15/08/08</text:p>
          </table:table-cell>
          <table:table-cell table:style-name="ce57" office:value-type="float" office:value="0.1">
            <text:p>0,10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18">
            <text:p>-18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68])" office:value-type="float" office:value="2008">
            <text:p>2008</text:p>
          </table:table-cell>
          <table:table-cell table:style-name="ce120" table:formula="of:=RIGHT(LEFT([.C468];4))" office:value-type="string" office:string-value="F">
            <text:p>F</text:p>
          </table:table-cell>
          <table:table-cell table:style-name="ce122" table:formula="of:=[.K468]&amp;[.H468]" office:value-type="string" office:string-value="FRP1">
            <text:p>FRP1</text:p>
          </table:table-cell>
          <table:table-cell table:style-name="ce120" table:formula="of:=[.L468]&amp;[.I468]" office:value-type="string" office:string-value="FRP1N">
            <text:p>FRP1N</text:p>
          </table:table-cell>
          <table:table-cell table:style-name="ce122" table:formula="of:=[.K468]&amp;[.J468]&amp;[.H468]" office:value-type="string" office:string-value="F2008RP1">
            <text:p>F2008RP1</text:p>
          </table:table-cell>
          <table:table-cell table:style-name="ce120" table:formula="of:=[.K468]&amp;[.J468]&amp;[.I468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18N020346</text:p>
          </table:table-cell>
          <table:table-cell table:style-name="ce42" office:value-type="date" office:date-value="2018-02-19">
            <text:p>19/02/18</text:p>
          </table:table-cell>
          <table:table-cell table:style-name="ce57" office:value-type="float" office:value="0.66">
            <text:p>0,66</text:p>
          </table:table-cell>
          <table:table-cell table:style-name="ce54" office:value-type="float" office:value="-1.2">
            <text:p>-1,20</text:p>
          </table:table-cell>
          <table:table-cell table:style-name="ce57" office:value-type="float" office:value="-2.4">
            <text:p>-2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69])" office:value-type="float" office:value="2018">
            <text:p>2018</text:p>
          </table:table-cell>
          <table:table-cell table:style-name="ce120" table:formula="of:=RIGHT(LEFT([.C469];4))" office:value-type="string" office:string-value="N">
            <text:p>N</text:p>
          </table:table-cell>
          <table:table-cell table:style-name="ce122" table:formula="of:=[.K469]&amp;[.H469]" office:value-type="string" office:string-value="NAP">
            <text:p>NAP</text:p>
          </table:table-cell>
          <table:table-cell table:style-name="ce120" table:formula="of:=[.L469]&amp;[.I469]" office:value-type="string" office:string-value="NAP">
            <text:p>NAP</text:p>
          </table:table-cell>
          <table:table-cell table:style-name="ce122" table:formula="of:=[.K469]&amp;[.J469]&amp;[.H469]" office:value-type="string" office:string-value="N2018AP">
            <text:p>N2018AP</text:p>
          </table:table-cell>
          <table:table-cell table:style-name="ce120" table:formula="of:=[.K469]&amp;[.J469]&amp;[.I469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9" office:value-type="date" office:date-value="2018-04-27">
            <text:p>27/04/18</text:p>
          </table:table-cell>
          <table:table-cell table:style-name="ce26" office:value-type="string">
            <text:p>A05F125529</text:p>
          </table:table-cell>
          <table:table-cell table:style-name="ce42" office:value-type="date" office:date-value="2016-04-16">
            <text:p>16/04/16</text:p>
          </table:table-cell>
          <table:table-cell table:style-name="ce57" office:value-type="float" office:value="-1.76">
            <text:p>-1,76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-0.2">
            <text:p>-0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70])" office:value-type="float" office:value="2016">
            <text:p>2016</text:p>
          </table:table-cell>
          <table:table-cell table:style-name="ce120" table:formula="of:=RIGHT(LEFT([.C470];4))" office:value-type="string" office:string-value="F">
            <text:p>F</text:p>
          </table:table-cell>
          <table:table-cell table:style-name="ce122" table:formula="of:=[.K470]&amp;[.H470]" office:value-type="string" office:string-value="FAP">
            <text:p>FAP</text:p>
          </table:table-cell>
          <table:table-cell table:style-name="ce120" table:formula="of:=[.L470]&amp;[.I470]" office:value-type="string" office:string-value="FAP">
            <text:p>FAP</text:p>
          </table:table-cell>
          <table:table-cell table:style-name="ce122" table:formula="of:=[.K470]&amp;[.J470]&amp;[.H470]" office:value-type="string" office:string-value="F2016AP">
            <text:p>F2016AP</text:p>
          </table:table-cell>
          <table:table-cell table:style-name="ce120" table:formula="of:=[.K470]&amp;[.J470]&amp;[.I470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11" office:value-type="string">
            <text:p>UN-MTS </text:p>
          </table:table-cell>
          <table:table-cell table:style-name="ce20" office:value-type="date" office:date-value="2018-04-27">
            <text:p>27/04/18</text:p>
          </table:table-cell>
          <table:table-cell table:style-name="ce38" office:value-type="string">
            <text:p>A17N307824</text:p>
          </table:table-cell>
          <table:table-cell table:style-name="ce43" office:value-type="date" office:date-value="2018-03-14">
            <text:p>14/03/18</text:p>
          </table:table-cell>
          <table:table-cell table:style-name="ce61" office:value-type="float" office:value="0.36">
            <text:p>0,36</text:p>
          </table:table-cell>
          <table:table-cell table:style-name="ce78" office:value-type="float" office:value="-0.6">
            <text:p>-0,60</text:p>
          </table:table-cell>
          <table:table-cell table:style-name="ce61" office:value-type="float" office:value="-2">
            <text:p>-2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6" table:formula="of:=YEAR([.D471])" office:value-type="float" office:value="2018">
            <text:p>2018</text:p>
          </table:table-cell>
          <table:table-cell table:style-name="ce120" table:formula="of:=RIGHT(LEFT([.C471];4))" office:value-type="string" office:string-value="N">
            <text:p>N</text:p>
          </table:table-cell>
          <table:table-cell table:style-name="ce122" table:formula="of:=[.K471]&amp;[.H471]" office:value-type="string" office:string-value="NAP">
            <text:p>NAP</text:p>
          </table:table-cell>
          <table:table-cell table:style-name="ce120" table:formula="of:=[.L471]&amp;[.I471]" office:value-type="string" office:string-value="NAP">
            <text:p>NAP</text:p>
          </table:table-cell>
          <table:table-cell table:style-name="ce122" table:formula="of:=[.K471]&amp;[.J471]&amp;[.H471]" office:value-type="string" office:string-value="N2018AP">
            <text:p>N2018AP</text:p>
          </table:table-cell>
          <table:table-cell table:style-name="ce120" table:formula="of:=[.K471]&amp;[.J471]&amp;[.I471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7F341495</text:p>
          </table:table-cell>
          <table:table-cell table:style-name="ce42" office:value-type="date" office:date-value="2008-03-28">
            <text:p>28/03/08</text:p>
          </table:table-cell>
          <table:table-cell table:style-name="ce57" office:value-type="float" office:value="0.16">
            <text:p>0,16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2">
            <text:p>2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72])" office:value-type="float" office:value="2008">
            <text:p>2008</text:p>
          </table:table-cell>
          <table:table-cell table:style-name="ce120" table:formula="of:=RIGHT(LEFT([.C472];4))" office:value-type="string" office:string-value="F">
            <text:p>F</text:p>
          </table:table-cell>
          <table:table-cell table:style-name="ce122" table:formula="of:=[.K472]&amp;[.H472]" office:value-type="string" office:string-value="FAP">
            <text:p>FAP</text:p>
          </table:table-cell>
          <table:table-cell table:style-name="ce120" table:formula="of:=[.L472]&amp;[.I472]" office:value-type="string" office:string-value="FAP">
            <text:p>FAP</text:p>
          </table:table-cell>
          <table:table-cell table:style-name="ce122" table:formula="of:=[.K472]&amp;[.J472]&amp;[.H472]" office:value-type="string" office:string-value="F2008AP">
            <text:p>F2008AP</text:p>
          </table:table-cell>
          <table:table-cell table:style-name="ce120" table:formula="of:=[.K472]&amp;[.J472]&amp;[.I472]" office:value-type="string" office:string-value="F2008">
            <text:p>F200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1F183608</text:p>
          </table:table-cell>
          <table:table-cell table:style-name="ce42" office:value-type="date" office:date-value="2012-02-02">
            <text:p>02/02/12</text:p>
          </table:table-cell>
          <table:table-cell table:style-name="ce57" office:value-type="float" office:value="-0.34">
            <text:p>-0,34</text:p>
          </table:table-cell>
          <table:table-cell table:style-name="ce54" office:value-type="float" office:value="-3">
            <text:p>-3,00</text:p>
          </table:table-cell>
          <table:table-cell table:style-name="ce57" office:value-type="float" office:value="-32.6">
            <text:p>-32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73])" office:value-type="float" office:value="2012">
            <text:p>2012</text:p>
          </table:table-cell>
          <table:table-cell table:style-name="ce120" table:formula="of:=RIGHT(LEFT([.C473];4))" office:value-type="string" office:string-value="F">
            <text:p>F</text:p>
          </table:table-cell>
          <table:table-cell table:style-name="ce122" table:formula="of:=[.K473]&amp;[.H473]" office:value-type="string" office:string-value="FRP1">
            <text:p>FRP1</text:p>
          </table:table-cell>
          <table:table-cell table:style-name="ce120" table:formula="of:=[.L473]&amp;[.I473]" office:value-type="string" office:string-value="FRP1N">
            <text:p>FRP1N</text:p>
          </table:table-cell>
          <table:table-cell table:style-name="ce122" table:formula="of:=[.K473]&amp;[.J473]&amp;[.H473]" office:value-type="string" office:string-value="F2012RP1">
            <text:p>F2012RP1</text:p>
          </table:table-cell>
          <table:table-cell table:style-name="ce120" table:formula="of:=[.K473]&amp;[.J473]&amp;[.I473]" office:value-type="string" office:string-value="F2012N">
            <text:p>F2012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8F515899</text:p>
          </table:table-cell>
          <table:table-cell table:style-name="ce42" office:value-type="date" office:date-value="2008-12-30">
            <text:p>30/12/08</text:p>
          </table:table-cell>
          <table:table-cell table:style-name="ce57" office:value-type="float" office:value="-5.2">
            <text:p>-5,20</text:p>
          </table:table-cell>
          <table:table-cell table:style-name="ce54" office:value-type="float" office:value="-3">
            <text:p>-3,00</text:p>
          </table:table-cell>
          <table:table-cell table:style-name="ce57" office:value-type="float" office:value="-10">
            <text:p>-1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74])" office:value-type="float" office:value="2008">
            <text:p>2008</text:p>
          </table:table-cell>
          <table:table-cell table:style-name="ce120" table:formula="of:=RIGHT(LEFT([.C474];4))" office:value-type="string" office:string-value="F">
            <text:p>F</text:p>
          </table:table-cell>
          <table:table-cell table:style-name="ce122" table:formula="of:=[.K474]&amp;[.H474]" office:value-type="string" office:string-value="FAP">
            <text:p>FAP</text:p>
          </table:table-cell>
          <table:table-cell table:style-name="ce120" table:formula="of:=[.L474]&amp;[.I474]" office:value-type="string" office:string-value="FAP">
            <text:p>FAP</text:p>
          </table:table-cell>
          <table:table-cell table:style-name="ce122" table:formula="of:=[.K474]&amp;[.J474]&amp;[.H474]" office:value-type="string" office:string-value="F2008AP">
            <text:p>F2008AP</text:p>
          </table:table-cell>
          <table:table-cell table:style-name="ce120" table:formula="of:=[.K474]&amp;[.J474]&amp;[.I474]" office:value-type="string" office:string-value="F2008">
            <text:p>F200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4S051816</text:p>
          </table:table-cell>
          <table:table-cell table:style-name="ce42" office:value-type="date" office:date-value="2009-06-04">
            <text:p>04/06/09</text:p>
          </table:table-cell>
          <table:table-cell table:style-name="ce57" office:value-type="float" office:value="-80.9">
            <text:p>-80,90</text:p>
          </table:table-cell>
          <table:table-cell table:style-name="ce54" office:value-type="float" office:value="-99.6">
            <text:p>-99,60</text:p>
          </table:table-cell>
          <table:table-cell table:style-name="ce57" office:value-type="float" office:value="-100">
            <text:p>-100,00</text:p>
          </table:table-cell>
          <table:table-cell table:style-name="ce100" office:value-type="string">
            <text:p>RP3</text:p>
          </table:table-cell>
          <table:table-cell table:style-name="ce100" office:value-type="string">
            <text:p>N</text:p>
          </table:table-cell>
          <table:table-cell table:style-name="ce116" table:formula="of:=YEAR([.D475])" office:value-type="float" office:value="2009">
            <text:p>2009</text:p>
          </table:table-cell>
          <table:table-cell table:style-name="ce120" table:formula="of:=RIGHT(LEFT([.C475];4))" office:value-type="string" office:string-value="S">
            <text:p>S</text:p>
          </table:table-cell>
          <table:table-cell table:style-name="ce122" table:formula="of:=[.K475]&amp;[.H475]" office:value-type="string" office:string-value="SRP3">
            <text:p>SRP3</text:p>
          </table:table-cell>
          <table:table-cell table:style-name="ce120" table:formula="of:=[.L475]&amp;[.I475]" office:value-type="string" office:string-value="SRP3N">
            <text:p>SRP3N</text:p>
          </table:table-cell>
          <table:table-cell table:style-name="ce122" table:formula="of:=[.K475]&amp;[.J475]&amp;[.H475]" office:value-type="string" office:string-value="S2009RP3">
            <text:p>S2009RP3</text:p>
          </table:table-cell>
          <table:table-cell table:style-name="ce120" table:formula="of:=[.K475]&amp;[.J475]&amp;[.I475]" office:value-type="string" office:string-value="S2009N">
            <text:p>S2009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4F203724</text:p>
          </table:table-cell>
          <table:table-cell table:style-name="ce42" office:value-type="date" office:date-value="2014-06-16">
            <text:p>16/06/14</text:p>
          </table:table-cell>
          <table:table-cell table:style-name="ce74" office:value-type="float" office:value="0.34">
            <text:p>0,34</text:p>
          </table:table-cell>
          <table:table-cell table:style-name="ce74" office:value-type="float" office:value="-0.8">
            <text:p>-0,80</text:p>
          </table:table-cell>
          <table:table-cell table:style-name="ce74" office:value-type="float" office:value="-23.2">
            <text:p>-23,2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76])" office:value-type="float" office:value="2014">
            <text:p>2014</text:p>
          </table:table-cell>
          <table:table-cell table:style-name="ce120" table:formula="of:=RIGHT(LEFT([.C476];4))" office:value-type="string" office:string-value="F">
            <text:p>F</text:p>
          </table:table-cell>
          <table:table-cell table:style-name="ce122" table:formula="of:=[.K476]&amp;[.H476]" office:value-type="string" office:string-value="FRP1">
            <text:p>FRP1</text:p>
          </table:table-cell>
          <table:table-cell table:style-name="ce120" table:formula="of:=[.L476]&amp;[.I476]" office:value-type="string" office:string-value="FRP1N">
            <text:p>FRP1N</text:p>
          </table:table-cell>
          <table:table-cell table:style-name="ce122" table:formula="of:=[.K476]&amp;[.J476]&amp;[.H476]" office:value-type="string" office:string-value="F2014RP1">
            <text:p>F2014RP1</text:p>
          </table:table-cell>
          <table:table-cell table:style-name="ce120" table:formula="of:=[.K476]&amp;[.J476]&amp;[.I476]" office:value-type="string" office:string-value="F2014N">
            <text:p>F2014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8F509844</text:p>
          </table:table-cell>
          <table:table-cell table:style-name="ce42" office:value-type="date" office:date-value="2008-11-24">
            <text:p>24/11/08</text:p>
          </table:table-cell>
          <table:table-cell table:style-name="ce74" office:value-type="float" office:value="-1.2">
            <text:p>-1,20</text:p>
          </table:table-cell>
          <table:table-cell table:style-name="ce74" office:value-type="float" office:value="-4">
            <text:p>-4,00</text:p>
          </table:table-cell>
          <table:table-cell table:style-name="ce74" office:value-type="float" office:value="-69">
            <text:p>-69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77])" office:value-type="float" office:value="2008">
            <text:p>2008</text:p>
          </table:table-cell>
          <table:table-cell table:style-name="ce120" table:formula="of:=RIGHT(LEFT([.C477];4))" office:value-type="string" office:string-value="F">
            <text:p>F</text:p>
          </table:table-cell>
          <table:table-cell table:style-name="ce122" table:formula="of:=[.K477]&amp;[.H477]" office:value-type="string" office:string-value="FRP1">
            <text:p>FRP1</text:p>
          </table:table-cell>
          <table:table-cell table:style-name="ce120" table:formula="of:=[.L477]&amp;[.I477]" office:value-type="string" office:string-value="FRP1N">
            <text:p>FRP1N</text:p>
          </table:table-cell>
          <table:table-cell table:style-name="ce122" table:formula="of:=[.K477]&amp;[.J477]&amp;[.H477]" office:value-type="string" office:string-value="F2008RP1">
            <text:p>F2008RP1</text:p>
          </table:table-cell>
          <table:table-cell table:style-name="ce120" table:formula="of:=[.K477]&amp;[.J477]&amp;[.I477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5F097699</text:p>
          </table:table-cell>
          <table:table-cell table:style-name="ce42" office:value-type="date" office:date-value="2016-10-10">
            <text:p>10/10/16</text:p>
          </table:table-cell>
          <table:table-cell table:style-name="ce74" office:value-type="float" office:value="-0.26">
            <text:p>-0,26</text:p>
          </table:table-cell>
          <table:table-cell table:number-columns-repeated="2" table:style-name="ce74" office:value-type="float" office:value="1">
            <text:p>1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78])" office:value-type="float" office:value="2016">
            <text:p>2016</text:p>
          </table:table-cell>
          <table:table-cell table:style-name="ce120" table:formula="of:=RIGHT(LEFT([.C478];4))" office:value-type="string" office:string-value="F">
            <text:p>F</text:p>
          </table:table-cell>
          <table:table-cell table:style-name="ce122" table:formula="of:=[.K478]&amp;[.H478]" office:value-type="string" office:string-value="FAP">
            <text:p>FAP</text:p>
          </table:table-cell>
          <table:table-cell table:style-name="ce120" table:formula="of:=[.L478]&amp;[.I478]" office:value-type="string" office:string-value="FAP">
            <text:p>FAP</text:p>
          </table:table-cell>
          <table:table-cell table:style-name="ce122" table:formula="of:=[.K478]&amp;[.J478]&amp;[.H478]" office:value-type="string" office:string-value="F2016AP">
            <text:p>F2016AP</text:p>
          </table:table-cell>
          <table:table-cell table:style-name="ce120" table:formula="of:=[.K478]&amp;[.J478]&amp;[.I478]" office:value-type="string" office:string-value="F2016">
            <text:p>F2016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4F408558</text:p>
          </table:table-cell>
          <table:table-cell table:style-name="ce42" office:value-type="date" office:date-value="2015-01-06">
            <text:p>06/01/15</text:p>
          </table:table-cell>
          <table:table-cell table:style-name="ce74" office:value-type="float" office:value="-1.24">
            <text:p>-1,24</text:p>
          </table:table-cell>
          <table:table-cell table:style-name="ce74" office:value-type="float" office:value="-0.6">
            <text:p>-0,60</text:p>
          </table:table-cell>
          <table:table-cell table:style-name="ce74" office:value-type="float" office:value="-5">
            <text:p>-5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79])" office:value-type="float" office:value="2015">
            <text:p>2015</text:p>
          </table:table-cell>
          <table:table-cell table:style-name="ce120" table:formula="of:=RIGHT(LEFT([.C479];4))" office:value-type="string" office:string-value="F">
            <text:p>F</text:p>
          </table:table-cell>
          <table:table-cell table:style-name="ce122" table:formula="of:=[.K479]&amp;[.H479]" office:value-type="string" office:string-value="FAP">
            <text:p>FAP</text:p>
          </table:table-cell>
          <table:table-cell table:style-name="ce120" table:formula="of:=[.L479]&amp;[.I479]" office:value-type="string" office:string-value="FAP">
            <text:p>FAP</text:p>
          </table:table-cell>
          <table:table-cell table:style-name="ce122" table:formula="of:=[.K479]&amp;[.J479]&amp;[.H479]" office:value-type="string" office:string-value="F2015AP">
            <text:p>F2015AP</text:p>
          </table:table-cell>
          <table:table-cell table:style-name="ce120" table:formula="of:=[.K479]&amp;[.J479]&amp;[.I479]" office:value-type="string" office:string-value="F2015">
            <text:p>F2015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4F119115</text:p>
          </table:table-cell>
          <table:table-cell table:style-name="ce42" office:value-type="date" office:date-value="2014-10-17">
            <text:p>17/10/14</text:p>
          </table:table-cell>
          <table:table-cell table:style-name="ce74" office:value-type="float" office:value="-0.08">
            <text:p>-0,08</text:p>
          </table:table-cell>
          <table:table-cell table:number-columns-repeated="2" table:style-name="ce74" office:value-type="float" office:value="-0.6">
            <text:p>-0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80])" office:value-type="float" office:value="2014">
            <text:p>2014</text:p>
          </table:table-cell>
          <table:table-cell table:style-name="ce120" table:formula="of:=RIGHT(LEFT([.C480];4))" office:value-type="string" office:string-value="F">
            <text:p>F</text:p>
          </table:table-cell>
          <table:table-cell table:style-name="ce122" table:formula="of:=[.K480]&amp;[.H480]" office:value-type="string" office:string-value="FAP">
            <text:p>FAP</text:p>
          </table:table-cell>
          <table:table-cell table:style-name="ce120" table:formula="of:=[.L480]&amp;[.I480]" office:value-type="string" office:string-value="FAP">
            <text:p>FAP</text:p>
          </table:table-cell>
          <table:table-cell table:style-name="ce122" table:formula="of:=[.K480]&amp;[.J480]&amp;[.H480]" office:value-type="string" office:string-value="F2014AP">
            <text:p>F2014AP</text:p>
          </table:table-cell>
          <table:table-cell table:style-name="ce120" table:formula="of:=[.K480]&amp;[.J480]&amp;[.I480]" office:value-type="string" office:string-value="F2014">
            <text:p>F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0F175188</text:p>
          </table:table-cell>
          <table:table-cell table:style-name="ce42" office:value-type="date" office:date-value="2010-08-13">
            <text:p>13/08/10</text:p>
          </table:table-cell>
          <table:table-cell table:style-name="ce74" office:value-type="float" office:value="-1.74">
            <text:p>-1,74</text:p>
          </table:table-cell>
          <table:table-cell table:style-name="ce74" office:value-type="float" office:value="-3.2">
            <text:p>-3,20</text:p>
          </table:table-cell>
          <table:table-cell table:style-name="ce74" office:value-type="float" office:value="-38">
            <text:p>-38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81])" office:value-type="float" office:value="2010">
            <text:p>2010</text:p>
          </table:table-cell>
          <table:table-cell table:style-name="ce120" table:formula="of:=RIGHT(LEFT([.C481];4))" office:value-type="string" office:string-value="F">
            <text:p>F</text:p>
          </table:table-cell>
          <table:table-cell table:style-name="ce122" table:formula="of:=[.K481]&amp;[.H481]" office:value-type="string" office:string-value="FRP1">
            <text:p>FRP1</text:p>
          </table:table-cell>
          <table:table-cell table:style-name="ce120" table:formula="of:=[.L481]&amp;[.I481]" office:value-type="string" office:string-value="FRP1N">
            <text:p>FRP1N</text:p>
          </table:table-cell>
          <table:table-cell table:style-name="ce122" table:formula="of:=[.K481]&amp;[.J481]&amp;[.H481]" office:value-type="string" office:string-value="F2010RP1">
            <text:p>F2010RP1</text:p>
          </table:table-cell>
          <table:table-cell table:style-name="ce120" table:formula="of:=[.K481]&amp;[.J481]&amp;[.I481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2S080548</text:p>
          </table:table-cell>
          <table:table-cell table:style-name="ce42" office:value-type="date" office:date-value="2008-05-18">
            <text:p>18/05/08</text:p>
          </table:table-cell>
          <table:table-cell table:style-name="ce57" office:value-type="float" office:value="-0.8">
            <text:p>-0,80</text:p>
          </table:table-cell>
          <table:table-cell table:style-name="ce54" office:value-type="float" office:value="-0.6">
            <text:p>-0,60</text:p>
          </table:table-cell>
          <table:table-cell table:style-name="ce57" office:value-type="float" office:value="-7.4">
            <text:p>-7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82])" office:value-type="float" office:value="2008">
            <text:p>2008</text:p>
          </table:table-cell>
          <table:table-cell table:style-name="ce120" table:formula="of:=RIGHT(LEFT([.C482];4))" office:value-type="string" office:string-value="S">
            <text:p>S</text:p>
          </table:table-cell>
          <table:table-cell table:style-name="ce122" table:formula="of:=[.K482]&amp;[.H482]" office:value-type="string" office:string-value="SAP">
            <text:p>SAP</text:p>
          </table:table-cell>
          <table:table-cell table:style-name="ce120" table:formula="of:=[.L482]&amp;[.I482]" office:value-type="string" office:string-value="SAP">
            <text:p>SAP</text:p>
          </table:table-cell>
          <table:table-cell table:style-name="ce122" table:formula="of:=[.K482]&amp;[.J482]&amp;[.H482]" office:value-type="string" office:string-value="S2008AP">
            <text:p>S2008AP</text:p>
          </table:table-cell>
          <table:table-cell table:style-name="ce120" table:formula="of:=[.K482]&amp;[.J482]&amp;[.I482]" office:value-type="string" office:string-value="S2008">
            <text:p>S200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9F157749</text:p>
          </table:table-cell>
          <table:table-cell table:style-name="ce42" office:value-type="date" office:date-value="2010-02-19">
            <text:p>19/02/10</text:p>
          </table:table-cell>
          <table:table-cell table:style-name="ce57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83])" office:value-type="float" office:value="2010">
            <text:p>2010</text:p>
          </table:table-cell>
          <table:table-cell table:style-name="ce120" table:formula="of:=RIGHT(LEFT([.C483];4))" office:value-type="string" office:string-value="F">
            <text:p>F</text:p>
          </table:table-cell>
          <table:table-cell table:style-name="ce122" table:formula="of:=[.K483]&amp;[.H483]" office:value-type="string" office:string-value="FRP1">
            <text:p>FRP1</text:p>
          </table:table-cell>
          <table:table-cell table:style-name="ce120" table:formula="of:=[.L483]&amp;[.I483]" office:value-type="string" office:string-value="FRP1N">
            <text:p>FRP1N</text:p>
          </table:table-cell>
          <table:table-cell table:style-name="ce122" table:formula="of:=[.K483]&amp;[.J483]&amp;[.H483]" office:value-type="string" office:string-value="F2010RP1">
            <text:p>F2010RP1</text:p>
          </table:table-cell>
          <table:table-cell table:style-name="ce120" table:formula="of:=[.K483]&amp;[.J483]&amp;[.I483]" office:value-type="string" office:string-value="F2010N">
            <text:p>F2010N</text:p>
          </table:table-cell>
          <table:table-cell table:style-name="ce138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2S430876</text:p>
          </table:table-cell>
          <table:table-cell table:style-name="ce42" office:value-type="date" office:date-value="2010-10-27">
            <text:p>27/10/10</text:p>
          </table:table-cell>
          <table:table-cell table:style-name="ce57" office:value-type="float" office:value="-0.54">
            <text:p>-0,54</text:p>
          </table:table-cell>
          <table:table-cell table:style-name="ce54" office:value-type="float" office:value="0">
            <text:p>0,00</text:p>
          </table:table-cell>
          <table:table-cell table:style-name="ce57" office:value-type="float" office:value="-3.6">
            <text:p>-3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84])" office:value-type="float" office:value="2010">
            <text:p>2010</text:p>
          </table:table-cell>
          <table:table-cell table:style-name="ce120" table:formula="of:=RIGHT(LEFT([.C484];4))" office:value-type="string" office:string-value="S">
            <text:p>S</text:p>
          </table:table-cell>
          <table:table-cell table:style-name="ce122" table:formula="of:=[.K484]&amp;[.H484]" office:value-type="string" office:string-value="SAP">
            <text:p>SAP</text:p>
          </table:table-cell>
          <table:table-cell table:style-name="ce120" table:formula="of:=[.L484]&amp;[.I484]" office:value-type="string" office:string-value="SAP">
            <text:p>SAP</text:p>
          </table:table-cell>
          <table:table-cell table:style-name="ce122" table:formula="of:=[.K484]&amp;[.J484]&amp;[.H484]" office:value-type="string" office:string-value="S2010AP">
            <text:p>S2010AP</text:p>
          </table:table-cell>
          <table:table-cell table:style-name="ce120" table:formula="of:=[.K484]&amp;[.J484]&amp;[.I484]" office:value-type="string" office:string-value="S2010">
            <text:p>S2010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0F178906</text:p>
          </table:table-cell>
          <table:table-cell table:style-name="ce42" office:value-type="date" office:date-value="2010-08-20">
            <text:p>20/08/10</text:p>
          </table:table-cell>
          <table:table-cell table:style-name="ce57" office:value-type="float" office:value="-4.04">
            <text:p>-4,04</text:p>
          </table:table-cell>
          <table:table-cell table:style-name="ce54" office:value-type="float" office:value="-4.6">
            <text:p>-4,60</text:p>
          </table:table-cell>
          <table:table-cell table:style-name="ce57" office:value-type="float" office:value="-50">
            <text:p>-50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85])" office:value-type="float" office:value="2010">
            <text:p>2010</text:p>
          </table:table-cell>
          <table:table-cell table:style-name="ce120" table:formula="of:=RIGHT(LEFT([.C485];4))" office:value-type="string" office:string-value="F">
            <text:p>F</text:p>
          </table:table-cell>
          <table:table-cell table:style-name="ce122" table:formula="of:=[.K485]&amp;[.H485]" office:value-type="string" office:string-value="FRP1">
            <text:p>FRP1</text:p>
          </table:table-cell>
          <table:table-cell table:style-name="ce120" table:formula="of:=[.L485]&amp;[.I485]" office:value-type="string" office:string-value="FRP1N">
            <text:p>FRP1N</text:p>
          </table:table-cell>
          <table:table-cell table:style-name="ce122" table:formula="of:=[.K485]&amp;[.J485]&amp;[.H485]" office:value-type="string" office:string-value="F2010RP1">
            <text:p>F2010RP1</text:p>
          </table:table-cell>
          <table:table-cell table:style-name="ce120" table:formula="of:=[.K485]&amp;[.J485]&amp;[.I485]" office:value-type="string" office:string-value="F2010N">
            <text:p>F2010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7N285331</text:p>
          </table:table-cell>
          <table:table-cell table:style-name="ce42" office:value-type="date" office:date-value="2018-02-23">
            <text:p>23/02/18</text:p>
          </table:table-cell>
          <table:table-cell table:style-name="ce57" office:value-type="float" office:value="-0.36">
            <text:p>-0,36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0.4">
            <text:p>0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86])" office:value-type="float" office:value="2018">
            <text:p>2018</text:p>
          </table:table-cell>
          <table:table-cell table:style-name="ce120" table:formula="of:=RIGHT(LEFT([.C486];4))" office:value-type="string" office:string-value="N">
            <text:p>N</text:p>
          </table:table-cell>
          <table:table-cell table:style-name="ce122" table:formula="of:=[.K486]&amp;[.H486]" office:value-type="string" office:string-value="NAP">
            <text:p>NAP</text:p>
          </table:table-cell>
          <table:table-cell table:style-name="ce120" table:formula="of:=[.L486]&amp;[.I486]" office:value-type="string" office:string-value="NAP">
            <text:p>NAP</text:p>
          </table:table-cell>
          <table:table-cell table:style-name="ce122" table:formula="of:=[.K486]&amp;[.J486]&amp;[.H486]" office:value-type="string" office:string-value="N2018AP">
            <text:p>N2018AP</text:p>
          </table:table-cell>
          <table:table-cell table:style-name="ce120" table:formula="of:=[.K486]&amp;[.J486]&amp;[.I486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4S350955</text:p>
          </table:table-cell>
          <table:table-cell table:style-name="ce42" office:value-type="date" office:date-value="2012-12-19">
            <text:p>19/12/12</text:p>
          </table:table-cell>
          <table:table-cell table:style-name="ce74" office:value-type="float" office:value="-0.8">
            <text:p>-0,80</text:p>
          </table:table-cell>
          <table:table-cell table:style-name="ce74" office:value-type="float" office:value="1.6">
            <text:p>1,60</text:p>
          </table:table-cell>
          <table:table-cell table:style-name="ce74" office:value-type="float" office:value="-3">
            <text:p>-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87])" office:value-type="float" office:value="2012">
            <text:p>2012</text:p>
          </table:table-cell>
          <table:table-cell table:style-name="ce120" table:formula="of:=RIGHT(LEFT([.C487];4))" office:value-type="string" office:string-value="S">
            <text:p>S</text:p>
          </table:table-cell>
          <table:table-cell table:style-name="ce122" table:formula="of:=[.K487]&amp;[.H487]" office:value-type="string" office:string-value="SAP">
            <text:p>SAP</text:p>
          </table:table-cell>
          <table:table-cell table:style-name="ce120" table:formula="of:=[.L487]&amp;[.I487]" office:value-type="string" office:string-value="SAP">
            <text:p>SAP</text:p>
          </table:table-cell>
          <table:table-cell table:style-name="ce122" table:formula="of:=[.K487]&amp;[.J487]&amp;[.H487]" office:value-type="string" office:string-value="S2012AP">
            <text:p>S2012AP</text:p>
          </table:table-cell>
          <table:table-cell table:style-name="ce120" table:formula="of:=[.K487]&amp;[.J487]&amp;[.I487]" office:value-type="string" office:string-value="S2012">
            <text:p>S2012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7N285149</text:p>
          </table:table-cell>
          <table:table-cell table:style-name="ce42" office:value-type="date" office:date-value="2018-01-31">
            <text:p>31/01/18</text:p>
          </table:table-cell>
          <table:table-cell table:style-name="ce74" office:value-type="float" office:value="0.06">
            <text:p>0,06</text:p>
          </table:table-cell>
          <table:table-cell table:number-columns-repeated="2" table:style-name="ce74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88])" office:value-type="float" office:value="2018">
            <text:p>2018</text:p>
          </table:table-cell>
          <table:table-cell table:style-name="ce120" table:formula="of:=RIGHT(LEFT([.C488];4))" office:value-type="string" office:string-value="N">
            <text:p>N</text:p>
          </table:table-cell>
          <table:table-cell table:style-name="ce122" table:formula="of:=[.K488]&amp;[.H488]" office:value-type="string" office:string-value="NAP">
            <text:p>NAP</text:p>
          </table:table-cell>
          <table:table-cell table:style-name="ce120" table:formula="of:=[.L488]&amp;[.I488]" office:value-type="string" office:string-value="NAP">
            <text:p>NAP</text:p>
          </table:table-cell>
          <table:table-cell table:style-name="ce122" table:formula="of:=[.K488]&amp;[.J488]&amp;[.H488]" office:value-type="string" office:string-value="N2018AP">
            <text:p>N2018AP</text:p>
          </table:table-cell>
          <table:table-cell table:style-name="ce120" table:formula="of:=[.K488]&amp;[.J488]&amp;[.I488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7N282108</text:p>
          </table:table-cell>
          <table:table-cell table:style-name="ce42" office:value-type="date" office:date-value="2018-01-19">
            <text:p>19/01/18</text:p>
          </table:table-cell>
          <table:table-cell table:style-name="ce74" office:value-type="float" office:value="1.66">
            <text:p>1,66</text:p>
          </table:table-cell>
          <table:table-cell table:style-name="ce74" office:value-type="float" office:value="0.4">
            <text:p>0,40</text:p>
          </table:table-cell>
          <table:table-cell table:style-name="ce74" office:value-type="float" office:value="-1.4">
            <text:p>-1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89])" office:value-type="float" office:value="2018">
            <text:p>2018</text:p>
          </table:table-cell>
          <table:table-cell table:style-name="ce120" table:formula="of:=RIGHT(LEFT([.C489];4))" office:value-type="string" office:string-value="N">
            <text:p>N</text:p>
          </table:table-cell>
          <table:table-cell table:style-name="ce122" table:formula="of:=[.K489]&amp;[.H489]" office:value-type="string" office:string-value="NAP">
            <text:p>NAP</text:p>
          </table:table-cell>
          <table:table-cell table:style-name="ce120" table:formula="of:=[.L489]&amp;[.I489]" office:value-type="string" office:string-value="NAP">
            <text:p>NAP</text:p>
          </table:table-cell>
          <table:table-cell table:style-name="ce122" table:formula="of:=[.K489]&amp;[.J489]&amp;[.H489]" office:value-type="string" office:string-value="N2018AP">
            <text:p>N2018AP</text:p>
          </table:table-cell>
          <table:table-cell table:style-name="ce120" table:formula="of:=[.K489]&amp;[.J489]&amp;[.I489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5L078477</text:p>
          </table:table-cell>
          <table:table-cell table:style-name="ce42" office:value-type="date" office:date-value="2013-05-07">
            <text:p>07/05/13</text:p>
          </table:table-cell>
          <table:table-cell table:style-name="ce74" office:value-type="float" office:value="-1.58">
            <text:p>-1,58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3">
            <text:p>3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0])" office:value-type="float" office:value="2013">
            <text:p>2013</text:p>
          </table:table-cell>
          <table:table-cell table:style-name="ce120" table:formula="of:=RIGHT(LEFT([.C490];4))" office:value-type="string" office:string-value="L">
            <text:p>L</text:p>
          </table:table-cell>
          <table:table-cell table:style-name="ce122" table:formula="of:=[.K490]&amp;[.H490]" office:value-type="string" office:string-value="LAP">
            <text:p>LAP</text:p>
          </table:table-cell>
          <table:table-cell table:style-name="ce120" table:formula="of:=[.L490]&amp;[.I490]" office:value-type="string" office:string-value="LAP">
            <text:p>LAP</text:p>
          </table:table-cell>
          <table:table-cell table:style-name="ce122" table:formula="of:=[.K490]&amp;[.J490]&amp;[.H490]" office:value-type="string" office:string-value="L2013AP">
            <text:p>L2013AP</text:p>
          </table:table-cell>
          <table:table-cell table:style-name="ce120" table:formula="of:=[.K490]&amp;[.J490]&amp;[.I490]" office:value-type="string" office:string-value="L2013">
            <text:p>L2013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7F027579</text:p>
          </table:table-cell>
          <table:table-cell table:style-name="ce42" office:value-type="date" office:date-value="2017-05-26">
            <text:p>26/05/17</text:p>
          </table:table-cell>
          <table:table-cell table:style-name="ce74" office:value-type="float" office:value="-1.24">
            <text:p>-1,24</text:p>
          </table:table-cell>
          <table:table-cell table:style-name="ce74" office:value-type="float" office:value="1.4">
            <text:p>1,40</text:p>
          </table:table-cell>
          <table:table-cell table:style-name="ce74" office:value-type="float" office:value="2.6">
            <text:p>2,6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1])" office:value-type="float" office:value="2017">
            <text:p>2017</text:p>
          </table:table-cell>
          <table:table-cell table:style-name="ce120" table:formula="of:=RIGHT(LEFT([.C491];4))" office:value-type="string" office:string-value="F">
            <text:p>F</text:p>
          </table:table-cell>
          <table:table-cell table:style-name="ce122" table:formula="of:=[.K491]&amp;[.H491]" office:value-type="string" office:string-value="FAP">
            <text:p>FAP</text:p>
          </table:table-cell>
          <table:table-cell table:style-name="ce120" table:formula="of:=[.L491]&amp;[.I491]" office:value-type="string" office:string-value="FAP">
            <text:p>FAP</text:p>
          </table:table-cell>
          <table:table-cell table:style-name="ce122" table:formula="of:=[.K491]&amp;[.J491]&amp;[.H491]" office:value-type="string" office:string-value="F2017AP">
            <text:p>F2017AP</text:p>
          </table:table-cell>
          <table:table-cell table:style-name="ce120" table:formula="of:=[.K491]&amp;[.J491]&amp;[.I491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4F204287</text:p>
          </table:table-cell>
          <table:table-cell table:style-name="ce42" office:value-type="date" office:date-value="2014-10-14">
            <text:p>14/10/14</text:p>
          </table:table-cell>
          <table:table-cell table:style-name="ce57" office:value-type="float" office:value="2.6">
            <text:p>2,60</text:p>
          </table:table-cell>
          <table:table-cell table:style-name="ce54" office:value-type="float" office:value="1">
            <text:p>1,00</text:p>
          </table:table-cell>
          <table:table-cell table:style-name="ce57" office:value-type="float" office:value="-10">
            <text:p>-1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2])" office:value-type="float" office:value="2014">
            <text:p>2014</text:p>
          </table:table-cell>
          <table:table-cell table:style-name="ce120" table:formula="of:=RIGHT(LEFT([.C492];4))" office:value-type="string" office:string-value="F">
            <text:p>F</text:p>
          </table:table-cell>
          <table:table-cell table:style-name="ce122" table:formula="of:=[.K492]&amp;[.H492]" office:value-type="string" office:string-value="FAP">
            <text:p>FAP</text:p>
          </table:table-cell>
          <table:table-cell table:style-name="ce120" table:formula="of:=[.L492]&amp;[.I492]" office:value-type="string" office:string-value="FAP">
            <text:p>FAP</text:p>
          </table:table-cell>
          <table:table-cell table:style-name="ce122" table:formula="of:=[.K492]&amp;[.J492]&amp;[.H492]" office:value-type="string" office:string-value="F2014AP">
            <text:p>F2014AP</text:p>
          </table:table-cell>
          <table:table-cell table:style-name="ce120" table:formula="of:=[.K492]&amp;[.J492]&amp;[.I492]" office:value-type="string" office:string-value="F2014">
            <text:p>F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1F214534</text:p>
          </table:table-cell>
          <table:table-cell table:style-name="ce42" office:value-type="date" office:date-value="2016-06-07">
            <text:p>07/06/16</text:p>
          </table:table-cell>
          <table:table-cell table:style-name="ce57" office:value-type="float" office:value="-2.3">
            <text:p>-2,30</text:p>
          </table:table-cell>
          <table:table-cell table:style-name="ce54" office:value-type="float" office:value="-3">
            <text:p>-3,00</text:p>
          </table:table-cell>
          <table:table-cell table:style-name="ce57" office:value-type="float" office:value="-30">
            <text:p>-30,0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493])" office:value-type="float" office:value="2016">
            <text:p>2016</text:p>
          </table:table-cell>
          <table:table-cell table:style-name="ce120" table:formula="of:=RIGHT(LEFT([.C493];4))" office:value-type="string" office:string-value="F">
            <text:p>F</text:p>
          </table:table-cell>
          <table:table-cell table:style-name="ce122" table:formula="of:=[.K493]&amp;[.H493]" office:value-type="string" office:string-value="FRP1">
            <text:p>FRP1</text:p>
          </table:table-cell>
          <table:table-cell table:style-name="ce120" table:formula="of:=[.L493]&amp;[.I493]" office:value-type="string" office:string-value="FRP1N">
            <text:p>FRP1N</text:p>
          </table:table-cell>
          <table:table-cell table:style-name="ce122" table:formula="of:=[.K493]&amp;[.J493]&amp;[.H493]" office:value-type="string" office:string-value="F2016RP1">
            <text:p>F2016RP1</text:p>
          </table:table-cell>
          <table:table-cell table:style-name="ce120" table:formula="of:=[.K493]&amp;[.J493]&amp;[.I493]" office:value-type="string" office:string-value="F2016N">
            <text:p>F2016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7F028451</text:p>
          </table:table-cell>
          <table:table-cell table:style-name="ce42" office:value-type="date" office:date-value="2017-06-12">
            <text:p>12/06/17</text:p>
          </table:table-cell>
          <table:table-cell table:style-name="ce57" office:value-type="float" office:value="-1.52">
            <text:p>-1,52</text:p>
          </table:table-cell>
          <table:table-cell table:style-name="ce54" office:value-type="float" office:value="0.6">
            <text:p>0,60</text:p>
          </table:table-cell>
          <table:table-cell table:style-name="ce57" office:value-type="float" office:value="0.4">
            <text:p>0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4])" office:value-type="float" office:value="2017">
            <text:p>2017</text:p>
          </table:table-cell>
          <table:table-cell table:style-name="ce120" table:formula="of:=RIGHT(LEFT([.C494];4))" office:value-type="string" office:string-value="F">
            <text:p>F</text:p>
          </table:table-cell>
          <table:table-cell table:style-name="ce122" table:formula="of:=[.K494]&amp;[.H494]" office:value-type="string" office:string-value="FAP">
            <text:p>FAP</text:p>
          </table:table-cell>
          <table:table-cell table:style-name="ce120" table:formula="of:=[.L494]&amp;[.I494]" office:value-type="string" office:string-value="FAP">
            <text:p>FAP</text:p>
          </table:table-cell>
          <table:table-cell table:style-name="ce122" table:formula="of:=[.K494]&amp;[.J494]&amp;[.H494]" office:value-type="string" office:string-value="F2017AP">
            <text:p>F2017AP</text:p>
          </table:table-cell>
          <table:table-cell table:style-name="ce120" table:formula="of:=[.K494]&amp;[.J494]&amp;[.I494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7F209820</text:p>
          </table:table-cell>
          <table:table-cell table:style-name="ce42" office:value-type="date" office:date-value="2017-12-11">
            <text:p>11/12/17</text:p>
          </table:table-cell>
          <table:table-cell table:style-name="ce57" office:value-type="float" office:value="-2.14">
            <text:p>-2,14</text:p>
          </table:table-cell>
          <table:table-cell table:style-name="ce54" office:value-type="float" office:value="-1">
            <text:p>-1,00</text:p>
          </table:table-cell>
          <table:table-cell table:style-name="ce57" office:value-type="float" office:value="-8.2">
            <text:p>-8,2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5])" office:value-type="float" office:value="2017">
            <text:p>2017</text:p>
          </table:table-cell>
          <table:table-cell table:style-name="ce120" table:formula="of:=RIGHT(LEFT([.C495];4))" office:value-type="string" office:string-value="F">
            <text:p>F</text:p>
          </table:table-cell>
          <table:table-cell table:style-name="ce122" table:formula="of:=[.K495]&amp;[.H495]" office:value-type="string" office:string-value="FAP">
            <text:p>FAP</text:p>
          </table:table-cell>
          <table:table-cell table:style-name="ce120" table:formula="of:=[.L495]&amp;[.I495]" office:value-type="string" office:string-value="FAP">
            <text:p>FAP</text:p>
          </table:table-cell>
          <table:table-cell table:style-name="ce122" table:formula="of:=[.K495]&amp;[.J495]&amp;[.H495]" office:value-type="string" office:string-value="F2017AP">
            <text:p>F2017AP</text:p>
          </table:table-cell>
          <table:table-cell table:style-name="ce120" table:formula="of:=[.K495]&amp;[.J495]&amp;[.I495]" office:value-type="string" office:string-value="F2017">
            <text:p>F2017</text:p>
          </table:table-cell>
          <table:table-cell table:style-name="ce138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6S518630</text:p>
          </table:table-cell>
          <table:table-cell table:style-name="ce42" office:value-type="date" office:date-value="2014-12-02">
            <text:p>02/12/14</text:p>
          </table:table-cell>
          <table:table-cell table:style-name="ce57" office:value-type="float" office:value="-1.34">
            <text:p>-1,34</text:p>
          </table:table-cell>
          <table:table-cell table:style-name="ce54" office:value-type="float" office:value="-0.8">
            <text:p>-0,80</text:p>
          </table:table-cell>
          <table:table-cell table:style-name="ce57" office:value-type="float" office:value="-0.4">
            <text:p>-0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6])" office:value-type="float" office:value="2014">
            <text:p>2014</text:p>
          </table:table-cell>
          <table:table-cell table:style-name="ce120" table:formula="of:=RIGHT(LEFT([.C496];4))" office:value-type="string" office:string-value="S">
            <text:p>S</text:p>
          </table:table-cell>
          <table:table-cell table:style-name="ce122" table:formula="of:=[.K496]&amp;[.H496]" office:value-type="string" office:string-value="SAP">
            <text:p>SAP</text:p>
          </table:table-cell>
          <table:table-cell table:style-name="ce120" table:formula="of:=[.L496]&amp;[.I496]" office:value-type="string" office:string-value="SAP">
            <text:p>SAP</text:p>
          </table:table-cell>
          <table:table-cell table:style-name="ce122" table:formula="of:=[.K496]&amp;[.J496]&amp;[.H496]" office:value-type="string" office:string-value="S2014AP">
            <text:p>S2014AP</text:p>
          </table:table-cell>
          <table:table-cell table:style-name="ce120" table:formula="of:=[.K496]&amp;[.J496]&amp;[.I496]" office:value-type="string" office:string-value="S2014">
            <text:p>S2014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4F459215</text:p>
          </table:table-cell>
          <table:table-cell table:style-name="ce42" office:value-type="date" office:date-value="2015-02-07">
            <text:p>07/02/15</text:p>
          </table:table-cell>
          <table:table-cell table:style-name="ce74" office:value-type="float" office:value="-2">
            <text:p>-2,00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0">
            <text:p>0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7])" office:value-type="float" office:value="2015">
            <text:p>2015</text:p>
          </table:table-cell>
          <table:table-cell table:style-name="ce120" table:formula="of:=RIGHT(LEFT([.C497];4))" office:value-type="string" office:string-value="F">
            <text:p>F</text:p>
          </table:table-cell>
          <table:table-cell table:style-name="ce122" table:formula="of:=[.K497]&amp;[.H497]" office:value-type="string" office:string-value="FAP">
            <text:p>FAP</text:p>
          </table:table-cell>
          <table:table-cell table:style-name="ce120" table:formula="of:=[.L497]&amp;[.I497]" office:value-type="string" office:string-value="FAP">
            <text:p>FAP</text:p>
          </table:table-cell>
          <table:table-cell table:style-name="ce122" table:formula="of:=[.K497]&amp;[.J497]&amp;[.H497]" office:value-type="string" office:string-value="F2015AP">
            <text:p>F2015AP</text:p>
          </table:table-cell>
          <table:table-cell table:style-name="ce120" table:formula="of:=[.K497]&amp;[.J497]&amp;[.I497]" office:value-type="string" office:string-value="F2015">
            <text:p>F2015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7S313507</text:p>
          </table:table-cell>
          <table:table-cell table:style-name="ce42" office:value-type="date" office:date-value="2012-09-04">
            <text:p>04/09/12</text:p>
          </table:table-cell>
          <table:table-cell table:style-name="ce74" office:value-type="float" office:value="-0.64">
            <text:p>-0,64</text:p>
          </table:table-cell>
          <table:table-cell table:style-name="ce74" office:value-type="float" office:value="-0.6">
            <text:p>-0,60</text:p>
          </table:table-cell>
          <table:table-cell table:style-name="ce74" office:value-type="float" office:value="-5.4">
            <text:p>-5,4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8])" office:value-type="float" office:value="2012">
            <text:p>2012</text:p>
          </table:table-cell>
          <table:table-cell table:style-name="ce120" table:formula="of:=RIGHT(LEFT([.C498];4))" office:value-type="string" office:string-value="S">
            <text:p>S</text:p>
          </table:table-cell>
          <table:table-cell table:style-name="ce122" table:formula="of:=[.K498]&amp;[.H498]" office:value-type="string" office:string-value="SAP">
            <text:p>SAP</text:p>
          </table:table-cell>
          <table:table-cell table:style-name="ce120" table:formula="of:=[.L498]&amp;[.I498]" office:value-type="string" office:string-value="SAP">
            <text:p>SAP</text:p>
          </table:table-cell>
          <table:table-cell table:style-name="ce122" table:formula="of:=[.K498]&amp;[.J498]&amp;[.H498]" office:value-type="string" office:string-value="S2012AP">
            <text:p>S2012AP</text:p>
          </table:table-cell>
          <table:table-cell table:style-name="ce120" table:formula="of:=[.K498]&amp;[.J498]&amp;[.I498]" office:value-type="string" office:string-value="S2012">
            <text:p>S2012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8F293912</text:p>
          </table:table-cell>
          <table:table-cell table:style-name="ce42" office:value-type="date" office:date-value="2008-06-23">
            <text:p>23/06/08</text:p>
          </table:table-cell>
          <table:table-cell table:style-name="ce74" office:value-type="float" office:value="-1.5">
            <text:p>-1,50</text:p>
          </table:table-cell>
          <table:table-cell table:style-name="ce74" office:value-type="float" office:value="0">
            <text:p>0,00</text:p>
          </table:table-cell>
          <table:table-cell table:style-name="ce74" office:value-type="float" office:value="-7">
            <text:p>-7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499])" office:value-type="float" office:value="2008">
            <text:p>2008</text:p>
          </table:table-cell>
          <table:table-cell table:style-name="ce120" table:formula="of:=RIGHT(LEFT([.C499];4))" office:value-type="string" office:string-value="F">
            <text:p>F</text:p>
          </table:table-cell>
          <table:table-cell table:style-name="ce122" table:formula="of:=[.K499]&amp;[.H499]" office:value-type="string" office:string-value="FAP">
            <text:p>FAP</text:p>
          </table:table-cell>
          <table:table-cell table:style-name="ce120" table:formula="of:=[.L499]&amp;[.I499]" office:value-type="string" office:string-value="FAP">
            <text:p>FAP</text:p>
          </table:table-cell>
          <table:table-cell table:style-name="ce122" table:formula="of:=[.K499]&amp;[.J499]&amp;[.H499]" office:value-type="string" office:string-value="F2008AP">
            <text:p>F2008AP</text:p>
          </table:table-cell>
          <table:table-cell table:style-name="ce120" table:formula="of:=[.K499]&amp;[.J499]&amp;[.I499]" office:value-type="string" office:string-value="F2008">
            <text:p>F200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8N022055</text:p>
          </table:table-cell>
          <table:table-cell table:style-name="ce42" office:value-type="date" office:date-value="2018-04-02">
            <text:p>02/04/18</text:p>
          </table:table-cell>
          <table:table-cell table:style-name="ce74" office:value-type="float" office:value="0.18">
            <text:p>0,18</text:p>
          </table:table-cell>
          <table:table-cell table:style-name="ce74" office:value-type="float" office:value="-0.4">
            <text:p>-0,40</text:p>
          </table:table-cell>
          <table:table-cell table:style-name="ce74" office:value-type="float" office:value="1">
            <text:p>1,00</text:p>
          </table:table-cell>
          <table:table-cell table:style-name="ce100" office:value-type="string">
            <text:p>AP</text:p>
          </table:table-cell>
          <table:table-cell table:style-name="ce100"/>
          <table:table-cell table:style-name="ce116" table:formula="of:=YEAR([.D500])" office:value-type="float" office:value="2018">
            <text:p>2018</text:p>
          </table:table-cell>
          <table:table-cell table:style-name="ce120" table:formula="of:=RIGHT(LEFT([.C500];4))" office:value-type="string" office:string-value="N">
            <text:p>N</text:p>
          </table:table-cell>
          <table:table-cell table:style-name="ce122" table:formula="of:=[.K500]&amp;[.H500]" office:value-type="string" office:string-value="NAP">
            <text:p>NAP</text:p>
          </table:table-cell>
          <table:table-cell table:style-name="ce120" table:formula="of:=[.L500]&amp;[.I500]" office:value-type="string" office:string-value="NAP">
            <text:p>NAP</text:p>
          </table:table-cell>
          <table:table-cell table:style-name="ce122" table:formula="of:=[.K500]&amp;[.J500]&amp;[.H500]" office:value-type="string" office:string-value="N2018AP">
            <text:p>N2018AP</text:p>
          </table:table-cell>
          <table:table-cell table:style-name="ce120" table:formula="of:=[.K500]&amp;[.J500]&amp;[.I500]" office:value-type="string" office:string-value="N2018">
            <text:p>N2018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08F453352</text:p>
          </table:table-cell>
          <table:table-cell table:style-name="ce42" office:value-type="date" office:date-value="2008-10-23">
            <text:p>23/10/08</text:p>
          </table:table-cell>
          <table:table-cell table:style-name="ce74" office:value-type="float" office:value="-3.84">
            <text:p>-3,84</text:p>
          </table:table-cell>
          <table:table-cell table:style-name="ce74" office:value-type="float" office:value="-5">
            <text:p>-5,00</text:p>
          </table:table-cell>
          <table:table-cell table:style-name="ce74" office:value-type="float" office:value="-90.6">
            <text:p>-90,60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501])" office:value-type="float" office:value="2008">
            <text:p>2008</text:p>
          </table:table-cell>
          <table:table-cell table:style-name="ce120" table:formula="of:=RIGHT(LEFT([.C501];4))" office:value-type="string" office:string-value="F">
            <text:p>F</text:p>
          </table:table-cell>
          <table:table-cell table:style-name="ce122" table:formula="of:=[.K501]&amp;[.H501]" office:value-type="string" office:string-value="FRP1">
            <text:p>FRP1</text:p>
          </table:table-cell>
          <table:table-cell table:style-name="ce120" table:formula="of:=[.L501]&amp;[.I501]" office:value-type="string" office:string-value="FRP1N">
            <text:p>FRP1N</text:p>
          </table:table-cell>
          <table:table-cell table:style-name="ce122" table:formula="of:=[.K501]&amp;[.J501]&amp;[.H501]" office:value-type="string" office:string-value="F2008RP1">
            <text:p>F2008RP1</text:p>
          </table:table-cell>
          <table:table-cell table:style-name="ce120" table:formula="of:=[.K501]&amp;[.J501]&amp;[.I501]" office:value-type="string" office:string-value="F2008N">
            <text:p>F2008N</text:p>
          </table:table-cell>
          <table:table-cell table:style-name="ce13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4-28">
            <text:p>28/04/18</text:p>
          </table:table-cell>
          <table:table-cell table:style-name="ce26" office:value-type="string">
            <text:p>A11F188732</text:p>
          </table:table-cell>
          <table:table-cell table:style-name="ce42" office:value-type="date" office:date-value="2012-09-22">
            <text:p>22/09/12</text:p>
          </table:table-cell>
          <table:table-cell table:style-name="ce57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100" office:value-type="string">
            <text:p>RP1</text:p>
          </table:table-cell>
          <table:table-cell table:style-name="ce100" office:value-type="string">
            <text:p>N</text:p>
          </table:table-cell>
          <table:table-cell table:style-name="ce116" table:formula="of:=YEAR([.D502])" office:value-type="float" office:value="2012">
            <text:p>2012</text:p>
          </table:table-cell>
          <table:table-cell table:style-name="ce120" table:formula="of:=RIGHT(LEFT([.C502];4))" office:value-type="string" office:string-value="F">
            <text:p>F</text:p>
          </table:table-cell>
          <table:table-cell table:style-name="ce122" table:formula="of:=[.K502]&amp;[.H502]" office:value-type="string" office:string-value="FRP1">
            <text:p>FRP1</text:p>
          </table:table-cell>
          <table:table-cell table:style-name="ce120" table:formula="of:=[.L502]&amp;[.I502]" office:value-type="string" office:string-value="FRP1N">
            <text:p>FRP1N</text:p>
          </table:table-cell>
          <table:table-cell table:style-name="ce122" table:formula="of:=[.K502]&amp;[.J502]&amp;[.H502]" office:value-type="string" office:string-value="F2012RP1">
            <text:p>F2012RP1</text:p>
          </table:table-cell>
          <table:table-cell table:style-name="ce120" table:formula="of:=[.K502]&amp;[.J502]&amp;[.I502]" office:value-type="string" office:string-value="F2012N">
            <text:p>F2012N</text:p>
          </table:table-cell>
          <table:table-cell table:style-name="ce138" office:value-type="string">
            <text:p>Hidr. Sem As Caracteristica Meteriologica (relojoaria com m³ descentralizado).</text:p>
          </table:table-cell>
          <table:table-cell/>
        </table:table-row>
        <table:table-row table:style-name="ro6" table:number-rows-repeated="1048073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 Resultado A pedido do Cliente" table:style-name="ta2" table:print="false">
        <office:forms form:automatic-focus="false" form:apply-design-mode="false"/>
        <table:table-column table:style-name="co11" table:default-cell-style-name="ce14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44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ABRIL DE 2018</text:span></text:p>
          </table:table-cell>
          <table:covered-table-cell table:number-columns-repeated="24" table:style-name="ce144"/>
          <table:table-cell table:number-columns-repeated="998"/>
        </table:table-row>
        <table:table-row table:style-name="ro6">
          <table:table-cell/>
          <table:table-cell table:style-name="ce145" table:number-columns-spanned="19" table:number-rows-spanned="1"/>
          <table:covered-table-cell table:number-columns-repeated="18" table:style-name="ce145"/>
          <table:table-cell table:style-name="ce145" table:number-columns-repeated="3"/>
          <table:table-cell table:style-name="ce238"/>
          <table:table-cell table:number-columns-repeated="1000"/>
        </table:table-row>
        <table:table-row table:style-name="ro8">
          <table:table-cell/>
          <table:table-cell table:style-name="ce145" table:number-columns-repeated="2"/>
          <table:table-cell table:style-name="ce172" table:number-columns-repeated="2"/>
          <table:table-cell table:style-name="ce189" office:value-type="string" table:number-columns-spanned="3" table:number-rows-spanned="1">
            <text:p>QUANTIDADE:</text:p>
          </table:table-cell>
          <table:covered-table-cell table:number-columns-repeated="2" table:style-name="ce189"/>
          <table:table-cell table:style-name="ce204" table:formula="of:=[.C15]" office:value-type="float" office:value="499">
            <text:p>499</text:p>
          </table:table-cell>
          <table:table-cell table:style-name="ce172"/>
          <table:table-cell table:style-name="ce210" table:number-columns-spanned="2" table:number-rows-spanned="1"/>
          <table:covered-table-cell table:style-name="ce210"/>
          <table:table-cell table:style-name="ce218" office:value-type="string" table:number-columns-spanned="7" table:number-rows-spanned="1">
            <text:p>ATUALIZADA ATÉ <text:s/>28/04/2018</text:p>
          </table:table-cell>
          <table:covered-table-cell table:number-columns-repeated="5" table:style-name="ce223"/>
          <table:covered-table-cell table:style-name="ce145"/>
          <table:table-cell table:style-name="ce145" table:number-columns-repeated="4"/>
          <table:table-cell table:style-name="ce238"/>
          <table:table-cell table:number-columns-repeated="1000"/>
        </table:table-row>
        <table:table-row table:style-name="ro6">
          <table:table-cell/>
          <table:table-cell table:style-name="ce146" table:number-columns-repeated="25"/>
          <table:table-cell table:number-columns-repeated="998"/>
        </table:table-row>
        <table:table-row table:style-name="ro9">
          <table:table-cell/>
          <table:table-cell table:style-name="ce147" office:value-type="string" table:number-columns-spanned="1" table:number-rows-spanned="4">
            <text:p>FABRICANTE</text:p>
          </table:table-cell>
          <table:table-cell table:style-name="ce147" office:value-type="string" table:number-columns-spanned="10" table:number-rows-spanned="2">
            <text:p>RESULTADOS DOS ENSAIOS</text:p>
          </table:table-cell>
          <table:covered-table-cell table:number-columns-repeated="8" table:style-name="ce164"/>
          <table:covered-table-cell table:style-name="ce213"/>
          <table:table-cell table:style-name="ce219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24"/>
          <table:covered-table-cell table:style-name="ce239"/>
          <table:table-cell table:number-columns-repeated="998"/>
        </table:table-row>
        <table:table-row table:style-name="ro9">
          <table:table-cell/>
          <table:covered-table-cell table:style-name="ce148"/>
          <table:covered-table-cell table:style-name="ce149"/>
          <table:covered-table-cell table:number-columns-repeated="8" table:style-name="ce173"/>
          <table:covered-table-cell table:style-name="ce214"/>
          <table:table-cell table:style-name="ce220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25"/>
          <table:covered-table-cell table:style-name="ce240"/>
          <table:table-cell table:number-columns-repeated="998"/>
        </table:table-row>
        <table:table-row table:style-name="ro9">
          <table:table-cell/>
          <table:covered-table-cell table:style-name="ce148"/>
          <table:table-cell table:style-name="ce157" office:value-type="string" table:number-columns-spanned="2" table:number-rows-spanned="2">
            <text:p>VERIFICADOS</text:p>
          </table:table-cell>
          <table:covered-table-cell table:style-name="ce174"/>
          <table:table-cell table:style-name="ce185" office:value-type="string" table:number-columns-spanned="4" table:number-rows-spanned="1">
            <text:p>APROVADOS</text:p>
          </table:table-cell>
          <table:covered-table-cell table:number-columns-repeated="3" table:style-name="ce185"/>
          <table:table-cell table:style-name="ce205" office:value-type="string" table:number-columns-spanned="4" table:number-rows-spanned="1">
            <text:p>REPROVADOS</text:p>
          </table:table-cell>
          <table:covered-table-cell table:number-columns-repeated="3" table:style-name="ce205"/>
          <table:table-cell table:style-name="ce157" office:value-type="string" table:number-columns-spanned="2" table:number-rows-spanned="2">
            <text:p>QUANTIDADE</text:p>
          </table:table-cell>
          <table:covered-table-cell table:style-name="ce174"/>
          <table:table-cell table:style-name="ce226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26"/>
          <table:table-cell table:style-name="ce235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26"/>
          <table:table-cell table:style-name="ce226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26"/>
          <table:table-cell table:number-columns-repeated="998"/>
        </table:table-row>
        <table:table-row table:style-name="ro9">
          <table:table-cell/>
          <table:covered-table-cell table:style-name="ce149"/>
          <table:covered-table-cell table:style-name="ce158"/>
          <table:covered-table-cell table:style-name="ce175"/>
          <table:table-cell table:style-name="ce186" office:value-type="string" table:number-columns-spanned="2" table:number-rows-spanned="1">
            <text:p>QUANTIDADE</text:p>
          </table:table-cell>
          <table:covered-table-cell table:style-name="ce186"/>
          <table:table-cell table:style-name="ce195" office:value-type="string" table:number-columns-spanned="2" table:number-rows-spanned="1">
            <text:p>%</text:p>
          </table:table-cell>
          <table:covered-table-cell table:style-name="ce195"/>
          <table:table-cell table:style-name="ce186" office:value-type="string" table:number-columns-spanned="2" table:number-rows-spanned="1">
            <text:p>QUANTIDADE</text:p>
          </table:table-cell>
          <table:covered-table-cell table:style-name="ce186"/>
          <table:table-cell table:style-name="ce195" office:value-type="string" table:number-columns-spanned="2" table:number-rows-spanned="1">
            <text:p>%</text:p>
          </table:table-cell>
          <table:covered-table-cell table:style-name="ce195"/>
          <table:covered-table-cell table:style-name="ce158"/>
          <table:covered-table-cell table:style-name="ce175"/>
          <table:table-cell table:style-name="ce186" office:value-type="string" table:number-columns-spanned="2" table:number-rows-spanned="1">
            <text:p>QUANTIDADE</text:p>
          </table:table-cell>
          <table:covered-table-cell table:style-name="ce186"/>
          <table:table-cell table:style-name="ce195" office:value-type="string" table:number-columns-spanned="2" table:number-rows-spanned="1">
            <text:p>%</text:p>
          </table:table-cell>
          <table:covered-table-cell table:style-name="ce195"/>
          <table:table-cell table:style-name="ce186" office:value-type="string" table:number-columns-spanned="2" table:number-rows-spanned="1">
            <text:p>QUANTIDADE</text:p>
          </table:table-cell>
          <table:covered-table-cell table:style-name="ce186"/>
          <table:table-cell table:style-name="ce195" office:value-type="string" table:number-columns-spanned="2" table:number-rows-spanned="1">
            <text:p>%</text:p>
          </table:table-cell>
          <table:covered-table-cell table:style-name="ce195"/>
          <table:table-cell table:style-name="ce186" office:value-type="string" table:number-columns-spanned="2" table:number-rows-spanned="1">
            <text:p>QUANTIDADE</text:p>
          </table:table-cell>
          <table:covered-table-cell table:style-name="ce186"/>
          <table:table-cell table:style-name="ce195" office:value-type="string" table:number-columns-spanned="2" table:number-rows-spanned="1">
            <text:p>%</text:p>
          </table:table-cell>
          <table:covered-table-cell table:style-name="ce195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50" office:value-type="string">
            <text:p>ITRON</text:p>
          </table:table-cell>
          <table:table-cell table:style-name="ce159" table:formula="of:=COUNTIF(['Banco de Dados'.$K$1:.$K$1003];[.A9])" office:value-type="float" office:value="66" table:number-columns-spanned="2" table:number-rows-spanned="1">
            <text:p>66</text:p>
          </table:table-cell>
          <table:covered-table-cell table:style-name="ce159"/>
          <table:table-cell table:style-name="ce159" table:formula="of:=COUNTIF(['Banco de Dados'.L1:.L1000];[.A9]&amp;&quot;ap&quot;)" office:value-type="float" office:value="37" table:number-columns-spanned="2" table:number-rows-spanned="1">
            <text:p>37</text:p>
          </table:table-cell>
          <table:covered-table-cell table:style-name="ce159"/>
          <table:table-cell table:style-name="ce196" table:formula="of:=([.E9]/[.C9])*100" office:value-type="float" office:value="56.0606060606061" table:number-columns-spanned="2" table:number-rows-spanned="1">
            <text:p>56,06</text:p>
          </table:table-cell>
          <table:covered-table-cell table:style-name="ce196"/>
          <table:table-cell table:style-name="ce159" table:formula="of:=COUNTIF(['Banco de Dados'.L1:.L1000];[.A9]&amp;&quot;RP1&quot;)+COUNTIF(['Banco de Dados'.L1:.L1000];[.A9]&amp;&quot;Rp2&quot;)+COUNTIF(['Banco de Dados'.L1:.L1000];[.A9]&amp;&quot;RP3&quot;)" office:value-type="float" office:value="29" table:number-columns-spanned="2" table:number-rows-spanned="1">
            <text:p>29</text:p>
          </table:table-cell>
          <table:covered-table-cell table:style-name="ce159"/>
          <table:table-cell table:style-name="ce196" table:formula="of:=([.I9]/[.C9])*100" office:value-type="float" office:value="43.9393939393939" table:number-columns-spanned="2" table:number-rows-spanned="1">
            <text:p>43,94</text:p>
          </table:table-cell>
          <table:covered-table-cell table:style-name="ce196"/>
          <table:table-cell table:style-name="ce221" table:formula="of:=[.I9]" office:value-type="float" office:value="29" table:number-columns-spanned="2" table:number-rows-spanned="1">
            <text:p>29</text:p>
          </table:table-cell>
          <table:covered-table-cell table:style-name="ce221"/>
          <table:table-cell table:style-name="ce159" table:formula="of:=COUNTIF(['Banco de Dados'.M1:.M1000];[.A9]&amp;&quot;RP1&quot;&amp;&quot;N&quot;)" office:value-type="float" office:value="19" table:number-columns-spanned="2" table:number-rows-spanned="1">
            <text:p>19</text:p>
          </table:table-cell>
          <table:covered-table-cell table:style-name="ce159"/>
          <table:table-cell table:style-name="ce227" table:formula="of:=([.O9]/[.M9])*100" office:value-type="float" office:value="65.5172413793104" table:number-columns-spanned="2" table:number-rows-spanned="1">
            <text:p>65,5</text:p>
          </table:table-cell>
          <table:covered-table-cell table:style-name="ce227"/>
          <table:table-cell table:style-name="ce159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3" table:number-columns-spanned="2" table:number-rows-spanned="1">
            <text:p>3</text:p>
          </table:table-cell>
          <table:covered-table-cell table:style-name="ce159"/>
          <table:table-cell table:style-name="ce227" table:formula="of:=([.S9]/[.M9])*100" office:value-type="float" office:value="10.3448275862069" table:number-columns-spanned="2" table:number-rows-spanned="1">
            <text:p>10,3</text:p>
          </table:table-cell>
          <table:covered-table-cell table:style-name="ce227"/>
          <table:table-cell table:style-name="ce159" table:formula="of:=COUNTIF(['Banco de Dados'.M1:.M1000];[.A9]&amp;&quot;RP2&quot;&amp;&quot;N&quot;)+COUNTIF(['Banco de Dados'.M1:.M1000];[.A9]&amp;&quot;RP3&quot;&amp;&quot;N&quot;)" office:value-type="float" office:value="7" table:number-columns-spanned="2" table:number-rows-spanned="1">
            <text:p>7</text:p>
          </table:table-cell>
          <table:covered-table-cell table:style-name="ce159"/>
          <table:table-cell table:style-name="ce227" table:formula="of:=([.W9]/[.M9])*100" office:value-type="float" office:value="24.1379310344828" table:number-columns-spanned="2" table:number-rows-spanned="1">
            <text:p>24,1</text:p>
          </table:table-cell>
          <table:covered-table-cell table:style-name="ce227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50" office:value-type="string">
            <text:p>FAE</text:p>
          </table:table-cell>
          <table:table-cell table:style-name="ce159" table:formula="of:=COUNTIF(['Banco de Dados'.$K$1:.$K$1003];[.A10])" office:value-type="float" office:value="368" table:number-columns-spanned="2" table:number-rows-spanned="1">
            <text:p>368</text:p>
          </table:table-cell>
          <table:covered-table-cell table:style-name="ce176"/>
          <table:table-cell table:style-name="ce159" table:formula="of:=COUNTIF(['Banco de Dados'.L2:.L1001];[.A10]&amp;&quot;ap&quot;)" office:value-type="float" office:value="136" table:number-columns-spanned="2" table:number-rows-spanned="1">
            <text:p>136</text:p>
          </table:table-cell>
          <table:covered-table-cell table:style-name="ce176"/>
          <table:table-cell table:style-name="ce197" table:formula="of:=([.E10]/[.C10])*100" office:value-type="float" office:value="36.9565217391304" table:number-columns-spanned="2" table:number-rows-spanned="1">
            <text:p>36,96</text:p>
          </table:table-cell>
          <table:covered-table-cell table:style-name="ce197"/>
          <table:table-cell table:style-name="ce159" table:formula="of:=COUNTIF(['Banco de Dados'.L2:.L1001];[.A10]&amp;&quot;RP1&quot;)+COUNTIF(['Banco de Dados'.L2:.L1001];[.A10]&amp;&quot;Rp2&quot;)+COUNTIF(['Banco de Dados'.L2:.L1001];[.A10]&amp;&quot;RP3&quot;)" office:value-type="float" office:value="232" table:number-columns-spanned="2" table:number-rows-spanned="1">
            <text:p>232</text:p>
          </table:table-cell>
          <table:covered-table-cell table:style-name="ce176"/>
          <table:table-cell table:style-name="ce197" table:formula="of:=([.I10]/[.C10])*100" office:value-type="float" office:value="63.0434782608696" table:number-columns-spanned="2" table:number-rows-spanned="1">
            <text:p>63,04</text:p>
          </table:table-cell>
          <table:covered-table-cell table:style-name="ce197"/>
          <table:table-cell table:style-name="ce222" table:formula="of:=[.I10]" office:value-type="float" office:value="232" table:number-columns-spanned="2" table:number-rows-spanned="1">
            <text:p>232</text:p>
          </table:table-cell>
          <table:covered-table-cell table:style-name="ce221"/>
          <table:table-cell table:style-name="ce159" table:formula="of:=COUNTIF(['Banco de Dados'.M2:.M1001];[.A10]&amp;&quot;RP1&quot;&amp;&quot;N&quot;)" office:value-type="float" office:value="215" table:number-columns-spanned="2" table:number-rows-spanned="1">
            <text:p>215</text:p>
          </table:table-cell>
          <table:covered-table-cell table:style-name="ce176"/>
          <table:table-cell table:style-name="ce228" table:formula="of:=([.O10]/[.M10])*100" office:value-type="float" office:value="92.6724137931035" table:number-columns-spanned="2" table:number-rows-spanned="1">
            <text:p>92,7</text:p>
          </table:table-cell>
          <table:covered-table-cell table:style-name="ce228"/>
          <table:table-cell table:style-name="ce236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9" table:number-columns-spanned="2" table:number-rows-spanned="1">
            <text:p>9</text:p>
          </table:table-cell>
          <table:covered-table-cell table:style-name="ce176"/>
          <table:table-cell table:style-name="ce228" table:formula="of:=([.S10]/[.M10])*100" office:value-type="float" office:value="3.87931034482759" table:number-columns-spanned="2" table:number-rows-spanned="1">
            <text:p>3,9</text:p>
          </table:table-cell>
          <table:covered-table-cell table:style-name="ce228"/>
          <table:table-cell table:style-name="ce159" table:formula="of:=COUNTIF(['Banco de Dados'.M2:.M1001];[.A10]&amp;&quot;RP2&quot;&amp;&quot;N&quot;)+COUNTIF(['Banco de Dados'.M2:.M1001];[.A10]&amp;&quot;RP3&quot;&amp;&quot;N&quot;)" office:value-type="float" office:value="8" table:number-columns-spanned="2" table:number-rows-spanned="1">
            <text:p>8</text:p>
          </table:table-cell>
          <table:covered-table-cell table:style-name="ce176"/>
          <table:table-cell table:style-name="ce228" table:formula="of:=([.W10]/[.M10])*100" office:value-type="float" office:value="3.44827586206897" table:number-columns-spanned="2" table:number-rows-spanned="1">
            <text:p>3,4</text:p>
          </table:table-cell>
          <table:covered-table-cell table:style-name="ce228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50" office:value-type="string">
            <text:p>LAO</text:p>
          </table:table-cell>
          <table:table-cell table:style-name="ce159" table:formula="of:=COUNTIF(['Banco de Dados'.$K$1:.$K$1003];[.A11])" office:value-type="float" office:value="21" table:number-columns-spanned="2" table:number-rows-spanned="1">
            <text:p>21</text:p>
          </table:table-cell>
          <table:covered-table-cell table:style-name="ce159"/>
          <table:table-cell table:style-name="ce159" table:formula="of:=COUNTIF(['Banco de Dados'.L3:.L1002];[.A11]&amp;&quot;ap&quot;)" office:value-type="float" office:value="14" table:number-columns-spanned="2" table:number-rows-spanned="1">
            <text:p>14</text:p>
          </table:table-cell>
          <table:covered-table-cell table:style-name="ce159"/>
          <table:table-cell table:style-name="ce196" table:formula="of:=([.E11]/[.C11])*100" office:value-type="float" office:value="66.6666666666667" table:number-columns-spanned="2" table:number-rows-spanned="1">
            <text:p>66,67</text:p>
          </table:table-cell>
          <table:covered-table-cell table:style-name="ce196"/>
          <table:table-cell table:style-name="ce159" table:formula="of:=COUNTIF(['Banco de Dados'.L3:.L1002];[.A11]&amp;&quot;RP1&quot;)+COUNTIF(['Banco de Dados'.L3:.L1002];[.A11]&amp;&quot;Rp2&quot;)+COUNTIF(['Banco de Dados'.L3:.L1002];[.A11]&amp;&quot;RP3&quot;)" office:value-type="float" office:value="7" table:number-columns-spanned="2" table:number-rows-spanned="1">
            <text:p>7</text:p>
          </table:table-cell>
          <table:covered-table-cell table:style-name="ce159"/>
          <table:table-cell table:style-name="ce196" table:formula="of:=([.I11]/[.C11])*100" office:value-type="float" office:value="33.3333333333333" table:number-columns-spanned="2" table:number-rows-spanned="1">
            <text:p>33,33</text:p>
          </table:table-cell>
          <table:covered-table-cell table:style-name="ce196"/>
          <table:table-cell table:style-name="ce221" table:formula="of:=[.I11]" office:value-type="float" office:value="7" table:number-columns-spanned="2" table:number-rows-spanned="1">
            <text:p>7</text:p>
          </table:table-cell>
          <table:covered-table-cell table:style-name="ce221"/>
          <table:table-cell table:style-name="ce159" table:formula="of:=COUNTIF(['Banco de Dados'.M3:.M1002];[.A11]&amp;&quot;RP1&quot;&amp;&quot;N&quot;)" office:value-type="float" office:value="5" table:number-columns-spanned="2" table:number-rows-spanned="1">
            <text:p>5</text:p>
          </table:table-cell>
          <table:covered-table-cell table:style-name="ce159"/>
          <table:table-cell table:style-name="ce227" table:formula="of:=([.O11]/[.M11])*100" office:value-type="float" office:value="71.4285714285714" table:number-columns-spanned="2" table:number-rows-spanned="1">
            <text:p>71,4</text:p>
          </table:table-cell>
          <table:covered-table-cell table:style-name="ce227"/>
          <table:table-cell table:style-name="ce236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1" table:number-columns-spanned="2" table:number-rows-spanned="1">
            <text:p>1</text:p>
          </table:table-cell>
          <table:covered-table-cell table:style-name="ce159"/>
          <table:table-cell table:style-name="ce227" table:formula="of:=([.S11]/[.M11])*100" office:value-type="float" office:value="14.2857142857143" table:number-columns-spanned="2" table:number-rows-spanned="1">
            <text:p>14,3</text:p>
          </table:table-cell>
          <table:covered-table-cell table:style-name="ce227"/>
          <table:table-cell table:style-name="ce159" table:formula="of:=COUNTIF(['Banco de Dados'.M3:.M1002];[.A11]&amp;&quot;RP2&quot;&amp;&quot;N&quot;)+COUNTIF(['Banco de Dados'.M3:.M1002];[.A11]&amp;&quot;RP3&quot;&amp;&quot;N&quot;)" office:value-type="float" office:value="1" table:number-columns-spanned="2" table:number-rows-spanned="1">
            <text:p>1</text:p>
          </table:table-cell>
          <table:covered-table-cell table:style-name="ce159"/>
          <table:table-cell table:style-name="ce227" table:formula="of:=([.W11]/[.M11])*100" office:value-type="float" office:value="14.2857142857143" table:number-columns-spanned="2" table:number-rows-spanned="1">
            <text:p>14,3</text:p>
          </table:table-cell>
          <table:covered-table-cell table:style-name="ce227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50" office:value-type="string">
            <text:p>ARAD</text:p>
          </table:table-cell>
          <table:table-cell table:style-name="ce159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59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8" table:formula="of:=([.E12]/[.C12])*100" office:value-type="float" office:value="0" table:number-columns-spanned="2" table:number-rows-spanned="1">
            <text:p>#DIV/0!</text:p>
          </table:table-cell>
          <table:covered-table-cell table:style-name="ce196"/>
          <table:table-cell table:style-name="ce159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6" table:formula="of:=([.I12]/[.C12])*100" office:value-type="float" office:value="0" table:number-columns-spanned="2" table:number-rows-spanned="1">
            <text:p>#DIV/0!</text:p>
          </table:table-cell>
          <table:covered-table-cell table:style-name="ce196"/>
          <table:table-cell table:style-name="ce221" table:formula="of:=[.I12]" office:value-type="float" office:value="0" table:number-columns-spanned="2" table:number-rows-spanned="1">
            <text:p>0</text:p>
          </table:table-cell>
          <table:covered-table-cell table:style-name="ce221"/>
          <table:table-cell table:style-name="ce159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7" table:formula="of:=([.O12]/[.M12])*100" office:value-type="float" office:value="0" table:number-columns-spanned="2" table:number-rows-spanned="1">
            <text:p>#DIV/0!</text:p>
          </table:table-cell>
          <table:covered-table-cell table:style-name="ce227"/>
          <table:table-cell table:style-name="ce236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7" table:formula="of:=([.S12]/[.M12])*100" office:value-type="float" office:value="0" table:number-columns-spanned="2" table:number-rows-spanned="1">
            <text:p>#DIV/0!</text:p>
          </table:table-cell>
          <table:covered-table-cell table:style-name="ce227"/>
          <table:table-cell table:style-name="ce159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7" table:formula="of:=([.W12]/[.M12])*100" office:value-type="float" office:value="0" table:number-columns-spanned="2" table:number-rows-spanned="1">
            <text:p>#DIV/0!</text:p>
          </table:table-cell>
          <table:covered-table-cell table:style-name="ce227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51" office:value-type="string">
            <text:p>DIEHL</text:p>
          </table:table-cell>
          <table:table-cell table:style-name="ce159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59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8" table:formula="of:=([.E13]/[.C13])*100" office:value-type="float" office:value="0" table:number-columns-spanned="2" table:number-rows-spanned="1">
            <text:p>#DIV/0!</text:p>
          </table:table-cell>
          <table:covered-table-cell table:style-name="ce196"/>
          <table:table-cell table:style-name="ce159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8" table:formula="of:=([.I13]/[.C13])*100" office:value-type="float" office:value="0" table:number-columns-spanned="2" table:number-rows-spanned="1">
            <text:p>#DIV/0!</text:p>
          </table:table-cell>
          <table:covered-table-cell table:style-name="ce196"/>
          <table:table-cell table:style-name="ce222" table:formula="of:=[.I13]" office:value-type="float" office:value="0" table:number-columns-spanned="2" table:number-rows-spanned="1">
            <text:p>0</text:p>
          </table:table-cell>
          <table:covered-table-cell table:style-name="ce221"/>
          <table:table-cell table:style-name="ce159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9" table:formula="of:=([.O13]/[.M13])*100" office:value-type="float" office:value="0" table:number-columns-spanned="2" table:number-rows-spanned="1">
            <text:p>#DIV/0!</text:p>
          </table:table-cell>
          <table:covered-table-cell table:style-name="ce227"/>
          <table:table-cell table:style-name="ce236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9" table:formula="of:=([.S13]/[.M13])*100" office:value-type="float" office:value="0" table:number-columns-spanned="2" table:number-rows-spanned="1">
            <text:p>#DIV/0!</text:p>
          </table:table-cell>
          <table:covered-table-cell table:style-name="ce227"/>
          <table:table-cell table:style-name="ce159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9" table:formula="of:=([.W13]/[.M13])*100" office:value-type="float" office:value="0" table:number-columns-spanned="2" table:number-rows-spanned="1">
            <text:p>#DIV/0!</text:p>
          </table:table-cell>
          <table:covered-table-cell table:style-name="ce227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50" office:value-type="string">
            <text:p>ELSTER</text:p>
          </table:table-cell>
          <table:table-cell table:style-name="ce159" table:formula="of:=COUNTIF(['Banco de Dados'.$K$1:.$K$1003];[.A14])" office:value-type="float" office:value="44" table:number-columns-spanned="2" table:number-rows-spanned="1">
            <text:p>44</text:p>
          </table:table-cell>
          <table:covered-table-cell table:style-name="ce159"/>
          <table:table-cell table:style-name="ce159" table:formula="of:=COUNTIF(['Banco de Dados'.L6:.L1005];[.A14]&amp;&quot;ap&quot;)" office:value-type="float" office:value="40" table:number-columns-spanned="2" table:number-rows-spanned="1">
            <text:p>40</text:p>
          </table:table-cell>
          <table:covered-table-cell table:style-name="ce159"/>
          <table:table-cell table:style-name="ce196" table:formula="of:=([.E14]/[.C14])*100" office:value-type="float" office:value="90.9090909090909" table:number-columns-spanned="2" table:number-rows-spanned="1">
            <text:p>90,91</text:p>
          </table:table-cell>
          <table:covered-table-cell table:style-name="ce196"/>
          <table:table-cell table:style-name="ce159" table:formula="of:=COUNTIF(['Banco de Dados'.L6:.L1005];[.A14]&amp;&quot;RP1&quot;)+COUNTIF(['Banco de Dados'.L6:.L1005];[.A14]&amp;&quot;Rp2&quot;)+COUNTIF(['Banco de Dados'.L6:.L1005];[.A14]&amp;&quot;RP3&quot;)" office:value-type="float" office:value="4" table:number-columns-spanned="2" table:number-rows-spanned="1">
            <text:p>4</text:p>
          </table:table-cell>
          <table:covered-table-cell table:style-name="ce159"/>
          <table:table-cell table:style-name="ce196" table:formula="of:=([.I14]/[.C14])*100" office:value-type="float" office:value="9.09090909090909" table:number-columns-spanned="2" table:number-rows-spanned="1">
            <text:p>9,09</text:p>
          </table:table-cell>
          <table:covered-table-cell table:style-name="ce196"/>
          <table:table-cell table:style-name="ce221" table:formula="of:=[.I14]" office:value-type="float" office:value="4" table:number-columns-spanned="2" table:number-rows-spanned="1">
            <text:p>4</text:p>
          </table:table-cell>
          <table:covered-table-cell table:style-name="ce221"/>
          <table:table-cell table:style-name="ce159" table:formula="of:=COUNTIF(['Banco de Dados'.M6:.M1005];[.A14]&amp;&quot;RP1&quot;&amp;&quot;N&quot;)" office:value-type="float" office:value="3" table:number-columns-spanned="2" table:number-rows-spanned="1">
            <text:p>3</text:p>
          </table:table-cell>
          <table:covered-table-cell table:style-name="ce159"/>
          <table:table-cell table:style-name="ce227" table:formula="of:=([.O14]/[.M14])*100" office:value-type="float" office:value="75" table:number-columns-spanned="2" table:number-rows-spanned="1">
            <text:p>75,0</text:p>
          </table:table-cell>
          <table:covered-table-cell table:style-name="ce227"/>
          <table:table-cell table:style-name="ce236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7" table:formula="of:=([.S14]/[.M14])*100" office:value-type="float" office:value="0" table:number-columns-spanned="2" table:number-rows-spanned="1">
            <text:p>0,0</text:p>
          </table:table-cell>
          <table:covered-table-cell table:style-name="ce227"/>
          <table:table-cell table:style-name="ce159" table:formula="of:=COUNTIF(['Banco de Dados'.M6:.M1005];[.A14]&amp;&quot;RP2&quot;&amp;&quot;N&quot;)+COUNTIF(['Banco de Dados'.M6:.M1005];[.A14]&amp;&quot;RP3&quot;&amp;&quot;N&quot;)" office:value-type="float" office:value="1" table:number-columns-spanned="2" table:number-rows-spanned="1">
            <text:p>1</text:p>
          </table:table-cell>
          <table:covered-table-cell table:style-name="ce159"/>
          <table:table-cell table:style-name="ce227" table:formula="of:=([.W14]/[.M14])*100" office:value-type="float" office:value="25" table:number-columns-spanned="2" table:number-rows-spanned="1">
            <text:p>25,0</text:p>
          </table:table-cell>
          <table:covered-table-cell table:style-name="ce227"/>
          <table:table-cell table:number-columns-repeated="998"/>
        </table:table-row>
        <table:table-row table:style-name="ro6">
          <table:table-cell/>
          <table:table-cell table:style-name="ce151" office:value-type="string" table:number-columns-spanned="1" table:number-rows-spanned="2">
            <text:p>TOTAL</text:p>
          </table:table-cell>
          <table:table-cell table:style-name="ce160" table:formula="of:=SUM([.C9:.D14])" office:value-type="float" office:value="499" table:number-columns-spanned="2" table:number-rows-spanned="2">
            <text:p>499</text:p>
          </table:table-cell>
          <table:covered-table-cell table:style-name="ce177"/>
          <table:table-cell table:style-name="ce187" table:formula="of:=SUM([.E9:.F14])" office:value-type="float" office:value="227" table:number-columns-spanned="2" table:number-rows-spanned="2">
            <text:p>227</text:p>
          </table:table-cell>
          <table:covered-table-cell table:style-name="ce190"/>
          <table:table-cell table:style-name="ce199" table:formula="of:=([.E15]/[.C15])*100" office:value-type="float" office:value="45.4909819639279" table:number-columns-spanned="2" table:number-rows-spanned="2">
            <text:p>45,49</text:p>
          </table:table-cell>
          <table:covered-table-cell table:style-name="ce202"/>
          <table:table-cell table:style-name="ce206" table:formula="of:=SUM([.I9:.J14])" office:value-type="float" office:value="272" table:number-columns-spanned="2" table:number-rows-spanned="2">
            <text:p>272</text:p>
          </table:table-cell>
          <table:covered-table-cell table:style-name="ce208"/>
          <table:table-cell table:style-name="ce211" table:formula="of:=([.I15]/[.C15])*100" office:value-type="float" office:value="54.5090180360721" table:number-columns-spanned="2" table:number-rows-spanned="2">
            <text:p>54,51</text:p>
          </table:table-cell>
          <table:covered-table-cell table:style-name="ce215"/>
          <table:table-cell table:style-name="ce160" table:formula="of:=SUM([.M9:.N14])" office:value-type="float" office:value="272" table:number-columns-spanned="2" table:number-rows-spanned="2">
            <text:p>272</text:p>
          </table:table-cell>
          <table:covered-table-cell table:style-name="ce177"/>
          <table:table-cell table:style-name="ce206" table:formula="of:=SUM([.O9:.P14])" office:value-type="float" office:value="242" table:number-columns-spanned="2" table:number-rows-spanned="2">
            <text:p>242</text:p>
          </table:table-cell>
          <table:covered-table-cell table:style-name="ce208"/>
          <table:table-cell table:style-name="ce230" table:formula="of:=([.O15]/[.M15])*100" office:value-type="float" office:value="88.9705882352941" table:number-columns-spanned="2" table:number-rows-spanned="2">
            <text:p>88,97</text:p>
          </table:table-cell>
          <table:covered-table-cell table:style-name="ce232"/>
          <table:table-cell table:style-name="ce206" table:formula="of:=SUM([.S9:.T14])" office:value-type="float" office:value="13" table:number-columns-spanned="2" table:number-rows-spanned="2">
            <text:p>13</text:p>
          </table:table-cell>
          <table:covered-table-cell table:style-name="ce208"/>
          <table:table-cell table:style-name="ce230" table:formula="of:=([.S15]/[.M15])*100" office:value-type="float" office:value="4.77941176470588" table:number-columns-spanned="2" table:number-rows-spanned="2">
            <text:p>4,78</text:p>
          </table:table-cell>
          <table:covered-table-cell table:style-name="ce232"/>
          <table:table-cell table:style-name="ce206" table:formula="of:=SUM([.W9:.X14])" office:value-type="float" office:value="17" table:number-columns-spanned="2" table:number-rows-spanned="2">
            <text:p>17</text:p>
          </table:table-cell>
          <table:covered-table-cell table:style-name="ce208"/>
          <table:table-cell table:style-name="ce230" table:formula="of:=([.W15]/[.M15])*100" office:value-type="float" office:value="6.25" table:number-columns-spanned="2" table:number-rows-spanned="2">
            <text:p>6,25</text:p>
          </table:table-cell>
          <table:covered-table-cell table:style-name="ce232"/>
          <table:table-cell table:number-columns-repeated="998"/>
        </table:table-row>
        <table:table-row table:style-name="ro6">
          <table:table-cell/>
          <table:covered-table-cell table:style-name="ce152"/>
          <table:covered-table-cell table:style-name="ce161"/>
          <table:covered-table-cell table:style-name="ce178"/>
          <table:covered-table-cell table:style-name="ce188"/>
          <table:covered-table-cell table:style-name="ce191"/>
          <table:covered-table-cell table:style-name="ce200"/>
          <table:covered-table-cell table:style-name="ce203"/>
          <table:covered-table-cell table:style-name="ce207"/>
          <table:covered-table-cell table:style-name="ce209"/>
          <table:covered-table-cell table:style-name="ce212"/>
          <table:covered-table-cell table:style-name="ce216"/>
          <table:covered-table-cell table:style-name="ce161"/>
          <table:covered-table-cell table:style-name="ce178"/>
          <table:covered-table-cell table:style-name="ce207"/>
          <table:covered-table-cell table:style-name="ce209"/>
          <table:covered-table-cell table:style-name="ce231"/>
          <table:covered-table-cell table:style-name="ce233"/>
          <table:covered-table-cell table:style-name="ce207"/>
          <table:covered-table-cell table:style-name="ce209"/>
          <table:covered-table-cell table:style-name="ce231"/>
          <table:covered-table-cell table:style-name="ce233"/>
          <table:covered-table-cell table:style-name="ce207"/>
          <table:covered-table-cell table:style-name="ce209"/>
          <table:covered-table-cell table:style-name="ce231"/>
          <table:covered-table-cell table:style-name="ce233"/>
          <table:table-cell table:number-columns-repeated="998"/>
        </table:table-row>
        <table:table-row table:style-name="ro6">
          <table:table-cell/>
          <table:table-cell table:style-name="ce153"/>
          <table:table-cell table:style-name="ce162" table:number-columns-repeated="22"/>
          <table:table-cell table:number-columns-repeated="1000"/>
        </table:table-row>
        <table:table-row table:style-name="ro6">
          <table:table-cell/>
          <table:table-cell table:style-name="ce154" office:value-type="string">
            <text:p>LEGENDA:</text:p>
          </table:table-cell>
          <table:table-cell table:style-name="ce163" office:value-type="string" table:number-columns-spanned="3" table:number-rows-spanned="1">
            <text:p>Qn = Vazão Nominal</text:p>
          </table:table-cell>
          <table:covered-table-cell table:number-columns-repeated="2" table:style-name="ce163"/>
          <table:table-cell table:style-name="ce192"/>
          <table:table-cell table:style-name="ce163" office:value-type="string" table:number-columns-spanned="5" table:number-rows-spanned="1">
            <text:p>Qt = Vazão de Transição</text:p>
          </table:table-cell>
          <table:covered-table-cell table:number-columns-repeated="4" table:style-name="ce163"/>
          <table:table-cell table:style-name="ce217"/>
          <table:table-cell table:style-name="ce163" office:value-type="string" table:number-columns-spanned="4" table:number-rows-spanned="1">
            <text:p>Qmin = Vazão Mínima</text:p>
          </table:table-cell>
          <table:covered-table-cell table:number-columns-repeated="3" table:style-name="ce163"/>
          <table:table-cell table:style-name="ce162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7"/>
          <table:table-cell table:style-name="ce234"/>
          <table:table-cell/>
          <table:table-cell table:style-name="ce237"/>
          <table:table-cell table:number-columns-repeated="1004"/>
        </table:table-row>
        <table:table-row table:style-name="ro8">
          <table:table-cell/>
          <table:table-cell table:style-name="ce155" office:value-type="string" table:number-columns-spanned="16" table:number-rows-spanned="1">
            <text:p>Ano de Instalação dos Hidrômetros- Reprovados</text:p>
          </table:table-cell>
          <table:covered-table-cell table:style-name="ce164"/>
          <table:covered-table-cell table:style-name="ce179"/>
          <table:covered-table-cell table:number-columns-repeated="13" table:style-name="ce162"/>
          <table:table-cell table:style-name="ce162" table:number-columns-repeated="8"/>
          <table:table-cell table:number-columns-repeated="999"/>
        </table:table-row>
        <table:table-row table:style-name="ro10">
          <table:table-cell/>
          <table:table-cell table:style-name="ce151" office:value-type="string" table:number-columns-spanned="1" table:number-rows-spanned="2">
            <text:p>FABRICANTE</text:p>
          </table:table-cell>
          <table:table-cell table:style-name="ce165" office:value-type="string" table:number-columns-spanned="15" table:number-rows-spanned="1">
            <text:p>Erros Negativos</text:p>
          </table:table-cell>
          <table:covered-table-cell table:number-columns-repeated="2" table:style-name="ce180"/>
          <table:covered-table-cell table:number-columns-repeated="7" table:style-name="ce193"/>
          <table:covered-table-cell table:number-columns-repeated="5"/>
          <table:table-cell table:number-columns-repeated="1007"/>
        </table:table-row>
        <table:table-row table:style-name="ro6">
          <table:table-cell/>
          <table:covered-table-cell table:style-name="ce148"/>
          <table:table-cell table:style-name="ce166" office:value-type="float" office:value="2004">
            <text:p>2004</text:p>
          </table:table-cell>
          <table:table-cell table:style-name="ce181" office:value-type="float" office:value="2005">
            <text:p>2005</text:p>
          </table:table-cell>
          <table:table-cell table:style-name="ce181" office:value-type="float" office:value="2006">
            <text:p>2006</text:p>
          </table:table-cell>
          <table:table-cell table:style-name="ce181" office:value-type="float" office:value="2007">
            <text:p>2007</text:p>
          </table:table-cell>
          <table:table-cell table:style-name="ce181" office:value-type="float" office:value="2008">
            <text:p>2008</text:p>
          </table:table-cell>
          <table:table-cell table:style-name="ce181" office:value-type="float" office:value="2009">
            <text:p>2009</text:p>
          </table:table-cell>
          <table:table-cell table:style-name="ce181" office:value-type="float" office:value="2010">
            <text:p>2010</text:p>
          </table:table-cell>
          <table:table-cell table:style-name="ce181" office:value-type="float" office:value="2011">
            <text:p>2011</text:p>
          </table:table-cell>
          <table:table-cell table:style-name="ce181" office:value-type="float" office:value="2012">
            <text:p>2012</text:p>
          </table:table-cell>
          <table:table-cell table:style-name="ce181" office:value-type="float" office:value="2013">
            <text:p>2013</text:p>
          </table:table-cell>
          <table:table-cell table:style-name="ce181" office:value-type="float" office:value="2014">
            <text:p>2014</text:p>
          </table:table-cell>
          <table:table-cell table:style-name="ce181" office:value-type="float" office:value="2015">
            <text:p>2015</text:p>
          </table:table-cell>
          <table:table-cell table:style-name="ce181" office:value-type="float" office:value="2016">
            <text:p>2016</text:p>
          </table:table-cell>
          <table:table-cell table:style-name="ce181" office:value-type="float" office:value="2017">
            <text:p>2017</text:p>
          </table:table-cell>
          <table:table-cell table:style-name="ce181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50" office:value-type="string">
            <text:p>ITRON</text:p>
          </table:table-cell>
          <table:table-cell table:style-name="ce167" table:formula="of:=COUNTIF(['Banco de Dados'.$O$1:.$O$1000];[.A24]&amp;[.$C$23]&amp;&quot;N&quot;)" office:value-type="float" office:value="0">
            <text:p>0</text:p>
          </table:table-cell>
          <table:table-cell table:style-name="ce182" table:formula="of:=COUNTIF(['Banco de Dados'.$O$1:.$O$1000];[.A24]&amp;[.$D$23]&amp;&quot;N&quot;)" office:value-type="float" office:value="0">
            <text:p>0</text:p>
          </table:table-cell>
          <table:table-cell table:style-name="ce182" table:formula="of:=COUNTIF(['Banco de Dados'.$O$1:.$O$1000];[.A24]&amp;[.$E$23]&amp;&quot;N&quot;)" office:value-type="float" office:value="0">
            <text:p>0</text:p>
          </table:table-cell>
          <table:table-cell table:style-name="ce194" table:formula="of:=COUNTIF(['Banco de Dados'.$O$1:.$O$1000];[.A24]&amp;[.$F$23]&amp;&quot;N&quot;)" office:value-type="float" office:value="3">
            <text:p>3</text:p>
          </table:table-cell>
          <table:table-cell table:style-name="ce201" table:formula="of:=COUNTIF(['Banco de Dados'.$O$1:.$O$1000];[.A24]&amp;[.$G$23]&amp;&quot;N&quot;)" office:value-type="float" office:value="1">
            <text:p>1</text:p>
          </table:table-cell>
          <table:table-cell table:style-name="ce201" table:formula="of:=COUNTIF(['Banco de Dados'.$O$1:.$O$1000];[.A24]&amp;[.$H$23]&amp;&quot;N&quot;)" office:value-type="float" office:value="2">
            <text:p>2</text:p>
          </table:table-cell>
          <table:table-cell table:style-name="ce201" table:formula="of:=COUNTIF(['Banco de Dados'.$O$1:.$O$1000];[.A24]&amp;[.$I$23]&amp;&quot;N&quot;)" office:value-type="float" office:value="7">
            <text:p>7</text:p>
          </table:table-cell>
          <table:table-cell table:style-name="ce201" table:formula="of:=COUNTIF(['Banco de Dados'.$O$1:.$O$1000];[.A24]&amp;[.$J$23]&amp;&quot;N&quot;)" office:value-type="float" office:value="8">
            <text:p>8</text:p>
          </table:table-cell>
          <table:table-cell table:style-name="ce201" table:formula="of:=COUNTIF(['Banco de Dados'.$O$1:.$O$1000];[.A24]&amp;[.$K$23]&amp;&quot;N&quot;)" office:value-type="float" office:value="1">
            <text:p>1</text:p>
          </table:table-cell>
          <table:table-cell table:style-name="ce201" table:formula="of:=COUNTIF(['Banco de Dados'.$O$1:.$O$1000];[.A24]&amp;[.$L$23]&amp;&quot;N&quot;)" office:value-type="float" office:value="1">
            <text:p>1</text:p>
          </table:table-cell>
          <table:table-cell table:style-name="ce201" table:formula="of:=COUNTIF(['Banco de Dados'.$O$1:.$O$1000];[.A24]&amp;[.$M$23]&amp;&quot;N&quot;)" office:value-type="float" office:value="0">
            <text:p>0</text:p>
          </table:table-cell>
          <table:table-cell table:style-name="ce201" table:formula="of:=COUNTIF(['Banco de Dados'.$O$1:.$O$1000];[.A24]&amp;[.$N$23]&amp;&quot;N&quot;)" office:value-type="float" office:value="0">
            <text:p>0</text:p>
          </table:table-cell>
          <table:table-cell table:style-name="ce184" table:formula="of:=COUNTIF(['Banco de Dados'.$O$1:.$O$1000];[.A24]&amp;[.$O$23]&amp;&quot;N&quot;)" office:value-type="float" office:value="0">
            <text:p>0</text:p>
          </table:table-cell>
          <table:table-cell table:style-name="ce184" table:formula="of:=COUNTIF(['Banco de Dados'.$O$1:.$O$1000];[.A24]&amp;[.$P$23]&amp;&quot;N&quot;)" office:value-type="float" office:value="2">
            <text:p>2</text:p>
          </table:table-cell>
          <table:table-cell table:style-name="ce184" table:formula="of:=COUNTIF(['Banco de Dados'.$O$1:.$O$1000];[.A24]&amp;[.$Q$23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50" office:value-type="string">
            <text:p>FAE</text:p>
          </table:table-cell>
          <table:table-cell table:style-name="ce167" table:formula="of:=COUNTIF(['Banco de Dados'.$O$1:.$O$1000];[.A25]&amp;[.$C$23]&amp;&quot;N&quot;)" office:value-type="float" office:value="0">
            <text:p>0</text:p>
          </table:table-cell>
          <table:table-cell table:style-name="ce182" table:formula="of:=COUNTIF(['Banco de Dados'.$O$1:.$O$1000];[.A25]&amp;[.$D$23]&amp;&quot;N&quot;)" office:value-type="float" office:value="1">
            <text:p>1</text:p>
          </table:table-cell>
          <table:table-cell table:style-name="ce182" table:formula="of:=COUNTIF(['Banco de Dados'.$O$1:.$O$1000];[.A25]&amp;[.$E$23]&amp;&quot;N&quot;)" office:value-type="float" office:value="0">
            <text:p>0</text:p>
          </table:table-cell>
          <table:table-cell table:style-name="ce194" table:formula="of:=COUNTIF(['Banco de Dados'.$O$1:.$O$1000];[.A25]&amp;[.$F$23]&amp;&quot;N&quot;)" office:value-type="float" office:value="1">
            <text:p>1</text:p>
          </table:table-cell>
          <table:table-cell table:style-name="ce201" table:formula="of:=COUNTIF(['Banco de Dados'.$O$1:.$O$1000];[.A25]&amp;[.$G$23]&amp;&quot;N&quot;)" office:value-type="float" office:value="16">
            <text:p>16</text:p>
          </table:table-cell>
          <table:table-cell table:style-name="ce201" table:formula="of:=COUNTIF(['Banco de Dados'.$O$1:.$O$1000];[.A25]&amp;[.$H$23]&amp;&quot;N&quot;)" office:value-type="float" office:value="22">
            <text:p>22</text:p>
          </table:table-cell>
          <table:table-cell table:style-name="ce201" table:formula="of:=COUNTIF(['Banco de Dados'.$O$1:.$O$1000];[.A25]&amp;[.$I$23]&amp;&quot;N&quot;)" office:value-type="float" office:value="18">
            <text:p>18</text:p>
          </table:table-cell>
          <table:table-cell table:style-name="ce201" table:formula="of:=COUNTIF(['Banco de Dados'.$O$1:.$O$1000];[.A25]&amp;[.$J$23]&amp;&quot;N&quot;)" office:value-type="float" office:value="19">
            <text:p>19</text:p>
          </table:table-cell>
          <table:table-cell table:style-name="ce201" table:formula="of:=COUNTIF(['Banco de Dados'.$O$1:.$O$1000];[.A25]&amp;[.$K$23]&amp;&quot;N&quot;)" office:value-type="float" office:value="23">
            <text:p>23</text:p>
          </table:table-cell>
          <table:table-cell table:style-name="ce201" table:formula="of:=COUNTIF(['Banco de Dados'.$O$1:.$O$1000];[.A25]&amp;[.$L$23]&amp;&quot;N&quot;)" office:value-type="float" office:value="18">
            <text:p>18</text:p>
          </table:table-cell>
          <table:table-cell table:style-name="ce201" table:formula="of:=COUNTIF(['Banco de Dados'.$O$1:.$O$1000];[.A25]&amp;[.$M$23]&amp;&quot;N&quot;)" office:value-type="float" office:value="28">
            <text:p>28</text:p>
          </table:table-cell>
          <table:table-cell table:style-name="ce201" table:formula="of:=COUNTIF(['Banco de Dados'.$O$1:.$O$1000];[.A25]&amp;[.$N$23]&amp;&quot;N&quot;)" office:value-type="float" office:value="31">
            <text:p>31</text:p>
          </table:table-cell>
          <table:table-cell table:style-name="ce184" table:formula="of:=COUNTIF(['Banco de Dados'.$O$1:.$O$1000];[.A25]&amp;[.$O$23]&amp;&quot;N&quot;)" office:value-type="float" office:value="25">
            <text:p>25</text:p>
          </table:table-cell>
          <table:table-cell table:style-name="ce184" table:formula="of:=COUNTIF(['Banco de Dados'.$O$1:.$O$1000];[.A25]&amp;[.$P$23]&amp;&quot;N&quot;)" office:value-type="float" office:value="20">
            <text:p>20</text:p>
          </table:table-cell>
          <table:table-cell table:style-name="ce184" table:formula="of:=COUNTIF(['Banco de Dados'.$O$1:.$O$1000];[.A25]&amp;[.$Q$23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50" office:value-type="string">
            <text:p>LAO</text:p>
          </table:table-cell>
          <table:table-cell table:style-name="ce167" table:formula="of:=COUNTIF(['Banco de Dados'.$O$1:.$O$1000];[.A26]&amp;[.$C$23]&amp;&quot;N&quot;)" office:value-type="float" office:value="0">
            <text:p>0</text:p>
          </table:table-cell>
          <table:table-cell table:style-name="ce182" table:formula="of:=COUNTIF(['Banco de Dados'.$O$1:.$O$1000];[.A26]&amp;[.$D$23]&amp;&quot;N&quot;)" office:value-type="float" office:value="0">
            <text:p>0</text:p>
          </table:table-cell>
          <table:table-cell table:style-name="ce182" table:formula="of:=COUNTIF(['Banco de Dados'.$O$1:.$O$1000];[.A26]&amp;[.$E$23]&amp;&quot;N&quot;)" office:value-type="float" office:value="0">
            <text:p>0</text:p>
          </table:table-cell>
          <table:table-cell table:style-name="ce194" table:formula="of:=COUNTIF(['Banco de Dados'.$O$1:.$O$1000];[.A26]&amp;[.$F$23]&amp;&quot;N&quot;)" office:value-type="float" office:value="0">
            <text:p>0</text:p>
          </table:table-cell>
          <table:table-cell table:style-name="ce201" table:formula="of:=COUNTIF(['Banco de Dados'.$O$1:.$O$1000];[.A26]&amp;[.$G$23]&amp;&quot;N&quot;)" office:value-type="float" office:value="1">
            <text:p>1</text:p>
          </table:table-cell>
          <table:table-cell table:style-name="ce201" table:formula="of:=COUNTIF(['Banco de Dados'.$O$1:.$O$1000];[.A26]&amp;[.$H$23]&amp;&quot;N&quot;)" office:value-type="float" office:value="2">
            <text:p>2</text:p>
          </table:table-cell>
          <table:table-cell table:style-name="ce201" table:formula="of:=COUNTIF(['Banco de Dados'.$O$1:.$O$1000];[.A26]&amp;[.$I$23]&amp;&quot;N&quot;)" office:value-type="float" office:value="0">
            <text:p>0</text:p>
          </table:table-cell>
          <table:table-cell table:style-name="ce201" table:formula="of:=COUNTIF(['Banco de Dados'.$O$1:.$O$1000];[.A26]&amp;[.$J$23]&amp;&quot;N&quot;)" office:value-type="float" office:value="0">
            <text:p>0</text:p>
          </table:table-cell>
          <table:table-cell table:style-name="ce201" table:formula="of:=COUNTIF(['Banco de Dados'.$O$1:.$O$1000];[.A26]&amp;[.$K$23]&amp;&quot;N&quot;)" office:value-type="float" office:value="0">
            <text:p>0</text:p>
          </table:table-cell>
          <table:table-cell table:style-name="ce201" table:formula="of:=COUNTIF(['Banco de Dados'.$O$1:.$O$1000];[.A26]&amp;[.$L$23]&amp;&quot;N&quot;)" office:value-type="float" office:value="1">
            <text:p>1</text:p>
          </table:table-cell>
          <table:table-cell table:style-name="ce201" table:formula="of:=COUNTIF(['Banco de Dados'.$O$1:.$O$1000];[.A26]&amp;[.$M$23]&amp;&quot;N&quot;)" office:value-type="float" office:value="0">
            <text:p>0</text:p>
          </table:table-cell>
          <table:table-cell table:style-name="ce201" table:formula="of:=COUNTIF(['Banco de Dados'.$O$1:.$O$1000];[.A26]&amp;[.$N$23]&amp;&quot;N&quot;)" office:value-type="float" office:value="1">
            <text:p>1</text:p>
          </table:table-cell>
          <table:table-cell table:style-name="ce184" table:formula="of:=COUNTIF(['Banco de Dados'.$O$1:.$O$1000];[.A26]&amp;[.$O$23]&amp;&quot;N&quot;)" office:value-type="float" office:value="1">
            <text:p>1</text:p>
          </table:table-cell>
          <table:table-cell table:style-name="ce184" table:formula="of:=COUNTIF(['Banco de Dados'.$O$1:.$O$1000];[.A26]&amp;[.$P$23]&amp;&quot;N&quot;)" office:value-type="float" office:value="0">
            <text:p>0</text:p>
          </table:table-cell>
          <table:table-cell table:style-name="ce184" table:formula="of:=COUNTIF(['Banco de Dados'.$O$1:.$O$1000];[.A26]&amp;[.$Q$23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50" office:value-type="string">
            <text:p>ARAD</text:p>
          </table:table-cell>
          <table:table-cell table:style-name="ce167" table:formula="of:=COUNTIF(['Banco de Dados'.$O$1:.$O$1000];[.A27]&amp;[.$C$23]&amp;&quot;N&quot;)" office:value-type="float" office:value="0">
            <text:p>0</text:p>
          </table:table-cell>
          <table:table-cell table:style-name="ce182" table:formula="of:=COUNTIF(['Banco de Dados'.$O$1:.$O$1000];[.A27]&amp;[.$D$23]&amp;&quot;N&quot;)" office:value-type="float" office:value="0">
            <text:p>0</text:p>
          </table:table-cell>
          <table:table-cell table:style-name="ce182" table:formula="of:=COUNTIF(['Banco de Dados'.$O$1:.$O$1000];[.A27]&amp;[.$E$23]&amp;&quot;N&quot;)" office:value-type="float" office:value="0">
            <text:p>0</text:p>
          </table:table-cell>
          <table:table-cell table:style-name="ce194" table:formula="of:=COUNTIF(['Banco de Dados'.$O$1:.$O$1000];[.A27]&amp;[.$F$23]&amp;&quot;N&quot;)" office:value-type="float" office:value="0">
            <text:p>0</text:p>
          </table:table-cell>
          <table:table-cell table:style-name="ce201" table:formula="of:=COUNTIF(['Banco de Dados'.$O$1:.$O$1000];[.A27]&amp;[.$G$23]&amp;&quot;N&quot;)" office:value-type="float" office:value="0">
            <text:p>0</text:p>
          </table:table-cell>
          <table:table-cell table:style-name="ce201" table:formula="of:=COUNTIF(['Banco de Dados'.$O$1:.$O$1000];[.A27]&amp;[.$H$23]&amp;&quot;N&quot;)" office:value-type="float" office:value="0">
            <text:p>0</text:p>
          </table:table-cell>
          <table:table-cell table:style-name="ce201" table:formula="of:=COUNTIF(['Banco de Dados'.$O$1:.$O$1000];[.A27]&amp;[.$I$23]&amp;&quot;N&quot;)" office:value-type="float" office:value="0">
            <text:p>0</text:p>
          </table:table-cell>
          <table:table-cell table:style-name="ce201" table:formula="of:=COUNTIF(['Banco de Dados'.$O$1:.$O$1000];[.A27]&amp;[.$J$23]&amp;&quot;N&quot;)" office:value-type="float" office:value="0">
            <text:p>0</text:p>
          </table:table-cell>
          <table:table-cell table:style-name="ce201" table:formula="of:=COUNTIF(['Banco de Dados'.$O$1:.$O$1000];[.A27]&amp;[.$K$23]&amp;&quot;N&quot;)" office:value-type="float" office:value="0">
            <text:p>0</text:p>
          </table:table-cell>
          <table:table-cell table:style-name="ce201" table:formula="of:=COUNTIF(['Banco de Dados'.$O$1:.$O$1000];[.A27]&amp;[.$L$23]&amp;&quot;N&quot;)" office:value-type="float" office:value="0">
            <text:p>0</text:p>
          </table:table-cell>
          <table:table-cell table:style-name="ce201" table:formula="of:=COUNTIF(['Banco de Dados'.$O$1:.$O$1000];[.A27]&amp;[.$M$23]&amp;&quot;N&quot;)" office:value-type="float" office:value="0">
            <text:p>0</text:p>
          </table:table-cell>
          <table:table-cell table:style-name="ce201" table:formula="of:=COUNTIF(['Banco de Dados'.$O$1:.$O$1000];[.A27]&amp;[.$N$23]&amp;&quot;N&quot;)" office:value-type="float" office:value="0">
            <text:p>0</text:p>
          </table:table-cell>
          <table:table-cell table:style-name="ce184" table:formula="of:=COUNTIF(['Banco de Dados'.$O$1:.$O$1000];[.A27]&amp;[.$O$23]&amp;&quot;N&quot;)" office:value-type="float" office:value="0">
            <text:p>0</text:p>
          </table:table-cell>
          <table:table-cell table:style-name="ce184" table:formula="of:=COUNTIF(['Banco de Dados'.$O$1:.$O$1000];[.A27]&amp;[.$P$23]&amp;&quot;N&quot;)" office:value-type="float" office:value="0">
            <text:p>0</text:p>
          </table:table-cell>
          <table:table-cell table:style-name="ce184" table:formula="of:=COUNTIF(['Banco de Dados'.$O$1:.$O$1000];[.A27]&amp;[.$Q$23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51" office:value-type="string">
            <text:p>DIEHL</text:p>
          </table:table-cell>
          <table:table-cell table:style-name="ce167" table:formula="of:=COUNTIF(['Banco de Dados'.$O$1:.$O$1000];[.A28]&amp;[.$C$23]&amp;&quot;N&quot;)" office:value-type="float" office:value="0">
            <text:p>0</text:p>
          </table:table-cell>
          <table:table-cell table:style-name="ce182" table:formula="of:=COUNTIF(['Banco de Dados'.$O$1:.$O$1000];[.A28]&amp;[.$D$23]&amp;&quot;N&quot;)" office:value-type="float" office:value="0">
            <text:p>0</text:p>
          </table:table-cell>
          <table:table-cell table:style-name="ce182" table:formula="of:=COUNTIF(['Banco de Dados'.$O$1:.$O$1000];[.A28]&amp;[.$E$23]&amp;&quot;N&quot;)" office:value-type="float" office:value="0">
            <text:p>0</text:p>
          </table:table-cell>
          <table:table-cell table:style-name="ce194" table:formula="of:=COUNTIF(['Banco de Dados'.$O$1:.$O$1000];[.A28]&amp;[.$F$23]&amp;&quot;N&quot;)" office:value-type="float" office:value="0">
            <text:p>0</text:p>
          </table:table-cell>
          <table:table-cell table:style-name="ce201" table:formula="of:=COUNTIF(['Banco de Dados'.$O$1:.$O$1000];[.A28]&amp;[.$G$23]&amp;&quot;N&quot;)" office:value-type="float" office:value="0">
            <text:p>0</text:p>
          </table:table-cell>
          <table:table-cell table:style-name="ce201" table:formula="of:=COUNTIF(['Banco de Dados'.$O$1:.$O$1000];[.A28]&amp;[.$H$23]&amp;&quot;N&quot;)" office:value-type="float" office:value="0">
            <text:p>0</text:p>
          </table:table-cell>
          <table:table-cell table:style-name="ce201" table:formula="of:=COUNTIF(['Banco de Dados'.$O$1:.$O$1000];[.A28]&amp;[.$I$23]&amp;&quot;N&quot;)" office:value-type="float" office:value="0">
            <text:p>0</text:p>
          </table:table-cell>
          <table:table-cell table:style-name="ce201" table:formula="of:=COUNTIF(['Banco de Dados'.$O$1:.$O$1000];[.A28]&amp;[.$J$23]&amp;&quot;N&quot;)" office:value-type="float" office:value="0">
            <text:p>0</text:p>
          </table:table-cell>
          <table:table-cell table:style-name="ce201" table:formula="of:=COUNTIF(['Banco de Dados'.$O$1:.$O$1000];[.A28]&amp;[.$K$23]&amp;&quot;N&quot;)" office:value-type="float" office:value="0">
            <text:p>0</text:p>
          </table:table-cell>
          <table:table-cell table:style-name="ce201" table:formula="of:=COUNTIF(['Banco de Dados'.$O$1:.$O$1000];[.A28]&amp;[.$L$23]&amp;&quot;N&quot;)" office:value-type="float" office:value="0">
            <text:p>0</text:p>
          </table:table-cell>
          <table:table-cell table:style-name="ce201" table:formula="of:=COUNTIF(['Banco de Dados'.$O$1:.$O$1000];[.A28]&amp;[.$M$23]&amp;&quot;N&quot;)" office:value-type="float" office:value="0">
            <text:p>0</text:p>
          </table:table-cell>
          <table:table-cell table:style-name="ce201" table:formula="of:=COUNTIF(['Banco de Dados'.$O$1:.$O$1000];[.A28]&amp;[.$N$23]&amp;&quot;N&quot;)" office:value-type="float" office:value="0">
            <text:p>0</text:p>
          </table:table-cell>
          <table:table-cell table:style-name="ce184" table:formula="of:=COUNTIF(['Banco de Dados'.$O$1:.$O$1000];[.A28]&amp;[.$O$23]&amp;&quot;N&quot;)" office:value-type="float" office:value="0">
            <text:p>0</text:p>
          </table:table-cell>
          <table:table-cell table:style-name="ce184" table:formula="of:=COUNTIF(['Banco de Dados'.$O$1:.$O$1000];[.A28]&amp;[.$P$23]&amp;&quot;N&quot;)" office:value-type="float" office:value="0">
            <text:p>0</text:p>
          </table:table-cell>
          <table:table-cell table:style-name="ce184" table:formula="of:=COUNTIF(['Banco de Dados'.$O$1:.$O$1000];[.A28]&amp;[.$Q$23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50" office:value-type="string">
            <text:p>ELSTER</text:p>
          </table:table-cell>
          <table:table-cell table:style-name="ce167" table:formula="of:=COUNTIF(['Banco de Dados'.$O$1:.$O$1000];[.A29]&amp;[.$C$23]&amp;&quot;N&quot;)" office:value-type="float" office:value="0">
            <text:p>0</text:p>
          </table:table-cell>
          <table:table-cell table:style-name="ce182" table:formula="of:=COUNTIF(['Banco de Dados'.$O$1:.$O$1000];[.A29]&amp;[.$D$23]&amp;&quot;N&quot;)" office:value-type="float" office:value="0">
            <text:p>0</text:p>
          </table:table-cell>
          <table:table-cell table:style-name="ce182" table:formula="of:=COUNTIF(['Banco de Dados'.$O$1:.$O$1000];[.A29]&amp;[.$E$23]&amp;&quot;N&quot;)" office:value-type="float" office:value="2">
            <text:p>2</text:p>
          </table:table-cell>
          <table:table-cell table:style-name="ce194" table:formula="of:=COUNTIF(['Banco de Dados'.$O$1:.$O$1000];[.A29]&amp;[.$F$23]&amp;&quot;N&quot;)" office:value-type="float" office:value="0">
            <text:p>0</text:p>
          </table:table-cell>
          <table:table-cell table:style-name="ce201" table:formula="of:=COUNTIF(['Banco de Dados'.$O$1:.$O$1000];[.A29]&amp;[.$G$23]&amp;&quot;N&quot;)" office:value-type="float" office:value="0">
            <text:p>0</text:p>
          </table:table-cell>
          <table:table-cell table:style-name="ce201" table:formula="of:=COUNTIF(['Banco de Dados'.$O$1:.$O$1000];[.A29]&amp;[.$H$23]&amp;&quot;N&quot;)" office:value-type="float" office:value="0">
            <text:p>0</text:p>
          </table:table-cell>
          <table:table-cell table:style-name="ce201" table:formula="of:=COUNTIF(['Banco de Dados'.$O$1:.$O$1000];[.A29]&amp;[.$I$23]&amp;&quot;N&quot;)" office:value-type="float" office:value="0">
            <text:p>0</text:p>
          </table:table-cell>
          <table:table-cell table:style-name="ce201" table:formula="of:=COUNTIF(['Banco de Dados'.$O$1:.$O$1000];[.A29]&amp;[.$J$23]&amp;&quot;N&quot;)" office:value-type="float" office:value="0">
            <text:p>0</text:p>
          </table:table-cell>
          <table:table-cell table:style-name="ce201" table:formula="of:=COUNTIF(['Banco de Dados'.$O$1:.$O$1000];[.A29]&amp;[.$K$23]&amp;&quot;N&quot;)" office:value-type="float" office:value="1">
            <text:p>1</text:p>
          </table:table-cell>
          <table:table-cell table:style-name="ce201" table:formula="of:=COUNTIF(['Banco de Dados'.$O$1:.$O$1000];[.A29]&amp;[.$L$23]&amp;&quot;N&quot;)" office:value-type="float" office:value="0">
            <text:p>0</text:p>
          </table:table-cell>
          <table:table-cell table:style-name="ce201" table:formula="of:=COUNTIF(['Banco de Dados'.$O$1:.$O$1000];[.A29]&amp;[.$M$23]&amp;&quot;N&quot;)" office:value-type="float" office:value="0">
            <text:p>0</text:p>
          </table:table-cell>
          <table:table-cell table:style-name="ce201" table:formula="of:=COUNTIF(['Banco de Dados'.$O$1:.$O$1000];[.A29]&amp;[.$N$23]&amp;&quot;N&quot;)" office:value-type="float" office:value="0">
            <text:p>0</text:p>
          </table:table-cell>
          <table:table-cell table:style-name="ce184" table:formula="of:=COUNTIF(['Banco de Dados'.$O$1:.$O$1000];[.A29]&amp;[.$O$23]&amp;&quot;N&quot;)" office:value-type="float" office:value="0">
            <text:p>0</text:p>
          </table:table-cell>
          <table:table-cell table:style-name="ce184" table:formula="of:=COUNTIF(['Banco de Dados'.$O$1:.$O$1000];[.A29]&amp;[.$P$23]&amp;&quot;N&quot;)" office:value-type="float" office:value="0">
            <text:p>0</text:p>
          </table:table-cell>
          <table:table-cell table:style-name="ce184" table:formula="of:=COUNTIF(['Banco de Dados'.$O$1:.$O$1000];[.A29]&amp;[.$Q$23]&amp;&quot;N&quot;)" office:value-type="float" office:value="1">
            <text:p>1</text:p>
          </table:table-cell>
          <table:table-cell table:number-columns-repeated="1007"/>
        </table:table-row>
        <table:table-row table:style-name="ro11">
          <table:table-cell/>
          <table:table-cell table:style-name="ce151" office:value-type="string">
            <text:p>TOTAL</text:p>
          </table:table-cell>
          <table:table-cell table:style-name="ce168" table:formula="of:=SUM([.C24:.C29])" office:value-type="float" office:value="0">
            <text:p>0</text:p>
          </table:table-cell>
          <table:table-cell table:style-name="ce168" table:formula="of:=SUM([.D24:.D29])" office:value-type="float" office:value="1">
            <text:p>1</text:p>
          </table:table-cell>
          <table:table-cell table:style-name="ce168" table:formula="of:=SUM([.E24:.E29])" office:value-type="float" office:value="2">
            <text:p>2</text:p>
          </table:table-cell>
          <table:table-cell table:style-name="ce168" table:formula="of:=SUM([.F24:.F29])" office:value-type="float" office:value="4">
            <text:p>4</text:p>
          </table:table-cell>
          <table:table-cell table:style-name="ce168" table:formula="of:=SUM([.G24:.G29])" office:value-type="float" office:value="18">
            <text:p>18</text:p>
          </table:table-cell>
          <table:table-cell table:style-name="ce168" table:formula="of:=SUM([.H24:.H29])" office:value-type="float" office:value="26">
            <text:p>26</text:p>
          </table:table-cell>
          <table:table-cell table:style-name="ce168" table:formula="of:=SUM([.I24:.I29])" office:value-type="float" office:value="25">
            <text:p>25</text:p>
          </table:table-cell>
          <table:table-cell table:style-name="ce168" table:formula="of:=SUM([.J24:.J29])" office:value-type="float" office:value="27">
            <text:p>27</text:p>
          </table:table-cell>
          <table:table-cell table:style-name="ce168" table:formula="of:=SUM([.K24:.K29])" office:value-type="float" office:value="25">
            <text:p>25</text:p>
          </table:table-cell>
          <table:table-cell table:style-name="ce168" table:formula="of:=SUM([.L24:.L29])" office:value-type="float" office:value="20">
            <text:p>20</text:p>
          </table:table-cell>
          <table:table-cell table:style-name="ce168" table:formula="of:=SUM([.M24:.M29])" office:value-type="float" office:value="28">
            <text:p>28</text:p>
          </table:table-cell>
          <table:table-cell table:style-name="ce168" table:formula="of:=SUM([.N24:.N29])" office:value-type="float" office:value="32">
            <text:p>32</text:p>
          </table:table-cell>
          <table:table-cell table:style-name="ce168" table:formula="of:=SUM([.O24:.O29])" office:value-type="float" office:value="26">
            <text:p>26</text:p>
          </table:table-cell>
          <table:table-cell table:style-name="ce168" table:formula="of:=SUM([.P24:.P29])" office:value-type="float" office:value="22">
            <text:p>22</text:p>
          </table:table-cell>
          <table:table-cell table:style-name="ce168" table:formula="of:=SUM([.Q24:.Q29])" office:value-type="float" office:value="3">
            <text:p>3</text:p>
          </table:table-cell>
          <table:table-cell table:number-columns-repeated="1007"/>
        </table:table-row>
        <table:table-row table:style-name="ro12">
          <table:table-cell/>
          <table:table-cell table:style-name="ce156" office:value-type="string" table:number-columns-spanned="16" table:number-rows-spanned="1">
            <text:p>Ano de Instalação dos Hidrômetros- Aprovados</text:p>
          </table:table-cell>
          <table:covered-table-cell table:style-name="ce164"/>
          <table:covered-table-cell table:style-name="ce179"/>
          <table:covered-table-cell table:number-columns-repeated="12" table:style-name="ce162"/>
          <table:covered-table-cell/>
          <table:table-cell table:number-columns-repeated="1007"/>
        </table:table-row>
        <table:table-row table:style-name="ro13">
          <table:table-cell/>
          <table:table-cell table:style-name="ce148" office:value-type="string">
            <text:p>FABRICANTE</text:p>
          </table:table-cell>
          <table:table-cell table:style-name="ce166" office:value-type="float" office:value="2004">
            <text:p>2004</text:p>
          </table:table-cell>
          <table:table-cell table:style-name="ce181" office:value-type="float" office:value="2005">
            <text:p>2005</text:p>
          </table:table-cell>
          <table:table-cell table:style-name="ce181" office:value-type="float" office:value="2006">
            <text:p>2006</text:p>
          </table:table-cell>
          <table:table-cell table:style-name="ce181" office:value-type="float" office:value="2007">
            <text:p>2007</text:p>
          </table:table-cell>
          <table:table-cell table:style-name="ce181" office:value-type="float" office:value="2008">
            <text:p>2008</text:p>
          </table:table-cell>
          <table:table-cell table:style-name="ce181" office:value-type="float" office:value="2009">
            <text:p>2009</text:p>
          </table:table-cell>
          <table:table-cell table:style-name="ce181" office:value-type="float" office:value="2010">
            <text:p>2010</text:p>
          </table:table-cell>
          <table:table-cell table:style-name="ce181" office:value-type="float" office:value="2011">
            <text:p>2011</text:p>
          </table:table-cell>
          <table:table-cell table:style-name="ce181" office:value-type="float" office:value="2012">
            <text:p>2012</text:p>
          </table:table-cell>
          <table:table-cell table:style-name="ce181" office:value-type="float" office:value="2013">
            <text:p>2013</text:p>
          </table:table-cell>
          <table:table-cell table:style-name="ce181" office:value-type="float" office:value="2014">
            <text:p>2014</text:p>
          </table:table-cell>
          <table:table-cell table:style-name="ce181" office:value-type="float" office:value="2015">
            <text:p>2015</text:p>
          </table:table-cell>
          <table:table-cell table:style-name="ce181" office:value-type="float" office:value="2016">
            <text:p>2016</text:p>
          </table:table-cell>
          <table:table-cell table:style-name="ce181" office:value-type="float" office:value="2017">
            <text:p>2017</text:p>
          </table:table-cell>
          <table:table-cell table:style-name="ce181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50" office:value-type="string">
            <text:p>ITRON</text:p>
          </table:table-cell>
          <table:table-cell table:style-name="ce167" table:formula="of:=COUNTIF(['Banco de Dados'.$N$1:.$N$1000];[.A33]&amp;[.$C$32]&amp;&quot;AP&quot;)" office:value-type="float" office:value="0">
            <text:p>0</text:p>
          </table:table-cell>
          <table:table-cell table:style-name="ce182" table:formula="of:=COUNTIF(['Banco de Dados'.$N$1:.$N$1000];[.A33]&amp;[.$D$32]&amp;&quot;AP&quot;)" office:value-type="float" office:value="0">
            <text:p>0</text:p>
          </table:table-cell>
          <table:table-cell table:style-name="ce182" table:formula="of:=COUNTIF(['Banco de Dados'.$N$1:.$N$1000];[.A33]&amp;[.$E$32]&amp;&quot;AP&quot;)" office:value-type="float" office:value="0">
            <text:p>0</text:p>
          </table:table-cell>
          <table:table-cell table:style-name="ce194" table:formula="of:=COUNTIF(['Banco de Dados'.$N$1:.$N$1000];[.A33]&amp;[.$F$32]&amp;&quot;AP&quot;)" office:value-type="float" office:value="0">
            <text:p>0</text:p>
          </table:table-cell>
          <table:table-cell table:style-name="ce201" table:formula="of:=COUNTIF(['Banco de Dados'.$N$1:.$N$1000];[.A33]&amp;[.$G$32]&amp;&quot;AP&quot;)" office:value-type="float" office:value="1">
            <text:p>1</text:p>
          </table:table-cell>
          <table:table-cell table:style-name="ce201" table:formula="of:=COUNTIF(['Banco de Dados'.$N$1:.$N$1000];[.A33]&amp;[.$H$32]&amp;&quot;AP&quot;)" office:value-type="float" office:value="4">
            <text:p>4</text:p>
          </table:table-cell>
          <table:table-cell table:style-name="ce201" table:formula="of:=COUNTIF(['Banco de Dados'.$N$1:.$N$1000];[.A33]&amp;[.$I$32]&amp;&quot;AP&quot;)" office:value-type="float" office:value="4">
            <text:p>4</text:p>
          </table:table-cell>
          <table:table-cell table:style-name="ce201" table:formula="of:=COUNTIF(['Banco de Dados'.$N$1:.$N$1000];[.A33]&amp;[.$J$32]&amp;&quot;AP&quot;)" office:value-type="float" office:value="9">
            <text:p>9</text:p>
          </table:table-cell>
          <table:table-cell table:style-name="ce201" table:formula="of:=COUNTIF(['Banco de Dados'.$N$1:.$N$1000];[.A33]&amp;[.$K$32]&amp;&quot;AP&quot;)" office:value-type="float" office:value="3">
            <text:p>3</text:p>
          </table:table-cell>
          <table:table-cell table:style-name="ce201" table:formula="of:=COUNTIF(['Banco de Dados'.$N$1:.$N$1000];[.A33]&amp;[.$L$32]&amp;&quot;AP&quot;)" office:value-type="float" office:value="3">
            <text:p>3</text:p>
          </table:table-cell>
          <table:table-cell table:style-name="ce201" table:formula="of:=COUNTIF(['Banco de Dados'.$N$1:.$N$1000];[.A33]&amp;[.$M$32]&amp;&quot;AP&quot;)" office:value-type="float" office:value="8">
            <text:p>8</text:p>
          </table:table-cell>
          <table:table-cell table:style-name="ce201" table:formula="of:=COUNTIF(['Banco de Dados'.$N$1:.$N$1000];[.A33]&amp;[.$N$32]&amp;&quot;AP&quot;)" office:value-type="float" office:value="2">
            <text:p>2</text:p>
          </table:table-cell>
          <table:table-cell table:style-name="ce201" table:formula="of:=COUNTIF(['Banco de Dados'.$N$1:.$N$1000];[.A33]&amp;[.$O$32]&amp;&quot;AP&quot;)" office:value-type="float" office:value="2">
            <text:p>2</text:p>
          </table:table-cell>
          <table:table-cell table:style-name="ce201" table:formula="of:=COUNTIF(['Banco de Dados'.$N$1:.$N$1000];[.A33]&amp;[.$P$32]&amp;&quot;AP&quot;)" office:value-type="float" office:value="0">
            <text:p>0</text:p>
          </table:table-cell>
          <table:table-cell table:style-name="ce201" table:formula="of:=COUNTIF(['Banco de Dados'.$N$1:.$N$1000];[.A33]&amp;[.$Q$32]&amp;&quot;A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50" office:value-type="string">
            <text:p>FAE</text:p>
          </table:table-cell>
          <table:table-cell table:style-name="ce167" table:formula="of:=COUNTIF(['Banco de Dados'.$N$1:.$N$1000];[.A34]&amp;[.$C$32]&amp;&quot;AP&quot;)" office:value-type="float" office:value="0">
            <text:p>0</text:p>
          </table:table-cell>
          <table:table-cell table:style-name="ce182" table:formula="of:=COUNTIF(['Banco de Dados'.$N$1:.$N$1000];[.A34]&amp;[.$D$32]&amp;&quot;AP&quot;)" office:value-type="float" office:value="0">
            <text:p>0</text:p>
          </table:table-cell>
          <table:table-cell table:style-name="ce182" table:formula="of:=COUNTIF(['Banco de Dados'.$N$1:.$N$1000];[.A34]&amp;[.$E$32]&amp;&quot;AP&quot;)" office:value-type="float" office:value="0">
            <text:p>0</text:p>
          </table:table-cell>
          <table:table-cell table:style-name="ce194" table:formula="of:=COUNTIF(['Banco de Dados'.$N$1:.$N$1000];[.A34]&amp;[.$F$32]&amp;&quot;AP&quot;)" office:value-type="float" office:value="0">
            <text:p>0</text:p>
          </table:table-cell>
          <table:table-cell table:style-name="ce201" table:formula="of:=COUNTIF(['Banco de Dados'.$N$1:.$N$1000];[.A34]&amp;[.$G$32]&amp;&quot;AP&quot;)" office:value-type="float" office:value="5">
            <text:p>5</text:p>
          </table:table-cell>
          <table:table-cell table:style-name="ce201" table:formula="of:=COUNTIF(['Banco de Dados'.$N$1:.$N$1000];[.A34]&amp;[.$H$32]&amp;&quot;AP&quot;)" office:value-type="float" office:value="4">
            <text:p>4</text:p>
          </table:table-cell>
          <table:table-cell table:style-name="ce201" table:formula="of:=COUNTIF(['Banco de Dados'.$N$1:.$N$1000];[.A34]&amp;[.$I$32]&amp;&quot;AP&quot;)" office:value-type="float" office:value="2">
            <text:p>2</text:p>
          </table:table-cell>
          <table:table-cell table:style-name="ce201" table:formula="of:=COUNTIF(['Banco de Dados'.$N$1:.$N$1000];[.A34]&amp;[.$J$32]&amp;&quot;AP&quot;)" office:value-type="float" office:value="4">
            <text:p>4</text:p>
          </table:table-cell>
          <table:table-cell table:style-name="ce201" table:formula="of:=COUNTIF(['Banco de Dados'.$N$1:.$N$1000];[.A34]&amp;[.$K$32]&amp;&quot;AP&quot;)" office:value-type="float" office:value="7">
            <text:p>7</text:p>
          </table:table-cell>
          <table:table-cell table:style-name="ce201" table:formula="of:=COUNTIF(['Banco de Dados'.$N$1:.$N$1000];[.A34]&amp;[.$L$32]&amp;&quot;AP&quot;)" office:value-type="float" office:value="14">
            <text:p>14</text:p>
          </table:table-cell>
          <table:table-cell table:style-name="ce201" table:formula="of:=COUNTIF(['Banco de Dados'.$N$1:.$N$1000];[.A34]&amp;[.$M$32]&amp;&quot;AP&quot;)" office:value-type="float" office:value="20">
            <text:p>20</text:p>
          </table:table-cell>
          <table:table-cell table:style-name="ce201" table:formula="of:=COUNTIF(['Banco de Dados'.$N$1:.$N$1000];[.A34]&amp;[.$N$32]&amp;&quot;AP&quot;)" office:value-type="float" office:value="10">
            <text:p>10</text:p>
          </table:table-cell>
          <table:table-cell table:style-name="ce201" table:formula="of:=COUNTIF(['Banco de Dados'.$N$1:.$N$1000];[.A34]&amp;[.$O$32]&amp;&quot;AP&quot;)" office:value-type="float" office:value="26">
            <text:p>26</text:p>
          </table:table-cell>
          <table:table-cell table:style-name="ce201" table:formula="of:=COUNTIF(['Banco de Dados'.$N$1:.$N$1000];[.A34]&amp;[.$P$32]&amp;&quot;AP&quot;)" office:value-type="float" office:value="34">
            <text:p>34</text:p>
          </table:table-cell>
          <table:table-cell table:style-name="ce201" table:formula="of:=COUNTIF(['Banco de Dados'.$N$1:.$N$1000];[.A34]&amp;[.$Q$32]&amp;&quot;AP&quot;)" office:value-type="float" office:value="10">
            <text:p>1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50" office:value-type="string">
            <text:p>LAO</text:p>
          </table:table-cell>
          <table:table-cell table:style-name="ce167" table:formula="of:=COUNTIF(['Banco de Dados'.$N$1:.$N$1000];[.A35]&amp;[.$C$32]&amp;&quot;AP&quot;)" office:value-type="float" office:value="0">
            <text:p>0</text:p>
          </table:table-cell>
          <table:table-cell table:style-name="ce182" table:formula="of:=COUNTIF(['Banco de Dados'.$N$1:.$N$1000];[.A35]&amp;[.$D$32]&amp;&quot;AP&quot;)" office:value-type="float" office:value="0">
            <text:p>0</text:p>
          </table:table-cell>
          <table:table-cell table:style-name="ce182" table:formula="of:=COUNTIF(['Banco de Dados'.$N$1:.$N$1000];[.A35]&amp;[.$E$32]&amp;&quot;AP&quot;)" office:value-type="float" office:value="0">
            <text:p>0</text:p>
          </table:table-cell>
          <table:table-cell table:style-name="ce194" table:formula="of:=COUNTIF(['Banco de Dados'.$N$1:.$N$1000];[.A35]&amp;[.$F$32]&amp;&quot;AP&quot;)" office:value-type="float" office:value="0">
            <text:p>0</text:p>
          </table:table-cell>
          <table:table-cell table:style-name="ce201" table:formula="of:=COUNTIF(['Banco de Dados'.$N$1:.$N$1000];[.A35]&amp;[.$G$32]&amp;&quot;AP&quot;)" office:value-type="float" office:value="0">
            <text:p>0</text:p>
          </table:table-cell>
          <table:table-cell table:style-name="ce201" table:formula="of:=COUNTIF(['Banco de Dados'.$N$1:.$N$1000];[.A35]&amp;[.$H$32]&amp;&quot;AP&quot;)" office:value-type="float" office:value="2">
            <text:p>2</text:p>
          </table:table-cell>
          <table:table-cell table:style-name="ce201" table:formula="of:=COUNTIF(['Banco de Dados'.$N$1:.$N$1000];[.A35]&amp;[.$I$32]&amp;&quot;AP&quot;)" office:value-type="float" office:value="1">
            <text:p>1</text:p>
          </table:table-cell>
          <table:table-cell table:style-name="ce201" table:formula="of:=COUNTIF(['Banco de Dados'.$N$1:.$N$1000];[.A35]&amp;[.$J$32]&amp;&quot;AP&quot;)" office:value-type="float" office:value="0">
            <text:p>0</text:p>
          </table:table-cell>
          <table:table-cell table:style-name="ce201" table:formula="of:=COUNTIF(['Banco de Dados'.$N$1:.$N$1000];[.A35]&amp;[.$K$32]&amp;&quot;AP&quot;)" office:value-type="float" office:value="3">
            <text:p>3</text:p>
          </table:table-cell>
          <table:table-cell table:style-name="ce201" table:formula="of:=COUNTIF(['Banco de Dados'.$N$1:.$N$1000];[.A35]&amp;[.$L$32]&amp;&quot;AP&quot;)" office:value-type="float" office:value="3">
            <text:p>3</text:p>
          </table:table-cell>
          <table:table-cell table:style-name="ce201" table:formula="of:=COUNTIF(['Banco de Dados'.$N$1:.$N$1000];[.A35]&amp;[.$M$32]&amp;&quot;AP&quot;)" office:value-type="float" office:value="1">
            <text:p>1</text:p>
          </table:table-cell>
          <table:table-cell table:style-name="ce201" table:formula="of:=COUNTIF(['Banco de Dados'.$N$1:.$N$1000];[.A35]&amp;[.$N$32]&amp;&quot;AP&quot;)" office:value-type="float" office:value="2">
            <text:p>2</text:p>
          </table:table-cell>
          <table:table-cell table:style-name="ce201" table:formula="of:=COUNTIF(['Banco de Dados'.$N$1:.$N$1000];[.A35]&amp;[.$O$32]&amp;&quot;AP&quot;)" office:value-type="float" office:value="1">
            <text:p>1</text:p>
          </table:table-cell>
          <table:table-cell table:style-name="ce201" table:formula="of:=COUNTIF(['Banco de Dados'.$N$1:.$N$1000];[.A35]&amp;[.$P$32]&amp;&quot;AP&quot;)" office:value-type="float" office:value="1">
            <text:p>1</text:p>
          </table:table-cell>
          <table:table-cell table:style-name="ce201" table:formula="of:=COUNTIF(['Banco de Dados'.$N$1:.$N$1000];[.A35]&amp;[.$Q$32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50" office:value-type="string">
            <text:p>ARAD</text:p>
          </table:table-cell>
          <table:table-cell table:style-name="ce167" table:formula="of:=COUNTIF(['Banco de Dados'.$N$1:.$N$1000];[.A36]&amp;[.$C$32]&amp;&quot;AP&quot;)" office:value-type="float" office:value="0">
            <text:p>0</text:p>
          </table:table-cell>
          <table:table-cell table:style-name="ce182" table:formula="of:=COUNTIF(['Banco de Dados'.$N$1:.$N$1000];[.A36]&amp;[.$D$32]&amp;&quot;AP&quot;)" office:value-type="float" office:value="0">
            <text:p>0</text:p>
          </table:table-cell>
          <table:table-cell table:style-name="ce182" table:formula="of:=COUNTIF(['Banco de Dados'.$N$1:.$N$1000];[.A36]&amp;[.$E$32]&amp;&quot;AP&quot;)" office:value-type="float" office:value="0">
            <text:p>0</text:p>
          </table:table-cell>
          <table:table-cell table:style-name="ce194" table:formula="of:=COUNTIF(['Banco de Dados'.$N$1:.$N$1000];[.A36]&amp;[.$F$32]&amp;&quot;AP&quot;)" office:value-type="float" office:value="0">
            <text:p>0</text:p>
          </table:table-cell>
          <table:table-cell table:style-name="ce201" table:formula="of:=COUNTIF(['Banco de Dados'.$N$1:.$N$1000];[.A36]&amp;[.$G$32]&amp;&quot;AP&quot;)" office:value-type="float" office:value="0">
            <text:p>0</text:p>
          </table:table-cell>
          <table:table-cell table:style-name="ce201" table:formula="of:=COUNTIF(['Banco de Dados'.$N$1:.$N$1000];[.A36]&amp;[.$H$32]&amp;&quot;AP&quot;)" office:value-type="float" office:value="0">
            <text:p>0</text:p>
          </table:table-cell>
          <table:table-cell table:style-name="ce201" table:formula="of:=COUNTIF(['Banco de Dados'.$N$1:.$N$1000];[.A36]&amp;[.$I$32]&amp;&quot;AP&quot;)" office:value-type="float" office:value="0">
            <text:p>0</text:p>
          </table:table-cell>
          <table:table-cell table:style-name="ce201" table:formula="of:=COUNTIF(['Banco de Dados'.$N$1:.$N$1000];[.A36]&amp;[.$J$32]&amp;&quot;AP&quot;)" office:value-type="float" office:value="0">
            <text:p>0</text:p>
          </table:table-cell>
          <table:table-cell table:style-name="ce201" table:formula="of:=COUNTIF(['Banco de Dados'.$N$1:.$N$1000];[.A36]&amp;[.$K$32]&amp;&quot;AP&quot;)" office:value-type="float" office:value="0">
            <text:p>0</text:p>
          </table:table-cell>
          <table:table-cell table:style-name="ce201" table:formula="of:=COUNTIF(['Banco de Dados'.$N$1:.$N$1000];[.A36]&amp;[.$L$32]&amp;&quot;AP&quot;)" office:value-type="float" office:value="0">
            <text:p>0</text:p>
          </table:table-cell>
          <table:table-cell table:style-name="ce201" table:formula="of:=COUNTIF(['Banco de Dados'.$N$1:.$N$1000];[.A36]&amp;[.$M$32]&amp;&quot;AP&quot;)" office:value-type="float" office:value="0">
            <text:p>0</text:p>
          </table:table-cell>
          <table:table-cell table:style-name="ce201" table:formula="of:=COUNTIF(['Banco de Dados'.$N$1:.$N$1000];[.A36]&amp;[.$N$32]&amp;&quot;AP&quot;)" office:value-type="float" office:value="0">
            <text:p>0</text:p>
          </table:table-cell>
          <table:table-cell table:style-name="ce201" table:formula="of:=COUNTIF(['Banco de Dados'.$N$1:.$N$1000];[.A36]&amp;[.$O$32]&amp;&quot;AP&quot;)" office:value-type="float" office:value="0">
            <text:p>0</text:p>
          </table:table-cell>
          <table:table-cell table:style-name="ce201" table:formula="of:=COUNTIF(['Banco de Dados'.$N$1:.$N$1000];[.A36]&amp;[.$P$32]&amp;&quot;AP&quot;)" office:value-type="float" office:value="0">
            <text:p>0</text:p>
          </table:table-cell>
          <table:table-cell table:style-name="ce201" table:formula="of:=COUNTIF(['Banco de Dados'.$N$1:.$N$1000];[.A36]&amp;[.$Q$32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51" office:value-type="string">
            <text:p>DIEHL</text:p>
          </table:table-cell>
          <table:table-cell table:style-name="ce167" table:formula="of:=COUNTIF(['Banco de Dados'.$N$1:.$N$1000];[.A37]&amp;[.$C$32]&amp;&quot;AP&quot;)" office:value-type="float" office:value="0">
            <text:p>0</text:p>
          </table:table-cell>
          <table:table-cell table:style-name="ce182" table:formula="of:=COUNTIF(['Banco de Dados'.$N$1:.$N$1000];[.A37]&amp;[.$D$32]&amp;&quot;AP&quot;)" office:value-type="float" office:value="0">
            <text:p>0</text:p>
          </table:table-cell>
          <table:table-cell table:style-name="ce182" table:formula="of:=COUNTIF(['Banco de Dados'.$N$1:.$N$1000];[.A37]&amp;[.$E$32]&amp;&quot;AP&quot;)" office:value-type="float" office:value="0">
            <text:p>0</text:p>
          </table:table-cell>
          <table:table-cell table:style-name="ce194" table:formula="of:=COUNTIF(['Banco de Dados'.$N$1:.$N$1000];[.A37]&amp;[.$F$32]&amp;&quot;AP&quot;)" office:value-type="float" office:value="0">
            <text:p>0</text:p>
          </table:table-cell>
          <table:table-cell table:style-name="ce201" table:formula="of:=COUNTIF(['Banco de Dados'.$N$1:.$N$1000];[.A37]&amp;[.$G$32]&amp;&quot;AP&quot;)" office:value-type="float" office:value="0">
            <text:p>0</text:p>
          </table:table-cell>
          <table:table-cell table:style-name="ce201" table:formula="of:=COUNTIF(['Banco de Dados'.$N$1:.$N$1000];[.A37]&amp;[.$H$32]&amp;&quot;AP&quot;)" office:value-type="float" office:value="0">
            <text:p>0</text:p>
          </table:table-cell>
          <table:table-cell table:style-name="ce201" table:formula="of:=COUNTIF(['Banco de Dados'.$N$1:.$N$1000];[.A37]&amp;[.$I$32]&amp;&quot;AP&quot;)" office:value-type="float" office:value="0">
            <text:p>0</text:p>
          </table:table-cell>
          <table:table-cell table:style-name="ce201" table:formula="of:=COUNTIF(['Banco de Dados'.$N$1:.$N$1000];[.A37]&amp;[.$J$32]&amp;&quot;AP&quot;)" office:value-type="float" office:value="0">
            <text:p>0</text:p>
          </table:table-cell>
          <table:table-cell table:style-name="ce201" table:formula="of:=COUNTIF(['Banco de Dados'.$N$1:.$N$1000];[.A37]&amp;[.$K$32]&amp;&quot;AP&quot;)" office:value-type="float" office:value="0">
            <text:p>0</text:p>
          </table:table-cell>
          <table:table-cell table:style-name="ce201" table:formula="of:=COUNTIF(['Banco de Dados'.$N$1:.$N$1000];[.A37]&amp;[.$L$32]&amp;&quot;AP&quot;)" office:value-type="float" office:value="0">
            <text:p>0</text:p>
          </table:table-cell>
          <table:table-cell table:style-name="ce201" table:formula="of:=COUNTIF(['Banco de Dados'.$N$1:.$N$1000];[.A37]&amp;[.$M$32]&amp;&quot;AP&quot;)" office:value-type="float" office:value="0">
            <text:p>0</text:p>
          </table:table-cell>
          <table:table-cell table:style-name="ce201" table:formula="of:=COUNTIF(['Banco de Dados'.$N$1:.$N$1000];[.A37]&amp;[.$N$32]&amp;&quot;AP&quot;)" office:value-type="float" office:value="0">
            <text:p>0</text:p>
          </table:table-cell>
          <table:table-cell table:style-name="ce201" table:formula="of:=COUNTIF(['Banco de Dados'.$N$1:.$N$1000];[.A37]&amp;[.$O$32]&amp;&quot;AP&quot;)" office:value-type="float" office:value="0">
            <text:p>0</text:p>
          </table:table-cell>
          <table:table-cell table:style-name="ce201" table:formula="of:=COUNTIF(['Banco de Dados'.$N$1:.$N$1000];[.A37]&amp;[.$P$32]&amp;&quot;AP&quot;)" office:value-type="float" office:value="0">
            <text:p>0</text:p>
          </table:table-cell>
          <table:table-cell table:style-name="ce201" table:formula="of:=COUNTIF(['Banco de Dados'.$N$1:.$N$1000];[.A37]&amp;[.$Q$32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50" office:value-type="string">
            <text:p>ELSTER</text:p>
          </table:table-cell>
          <table:table-cell table:style-name="ce167" table:formula="of:=COUNTIF(['Banco de Dados'.$N$1:.$N$1000];[.A38]&amp;[.$C$32]&amp;&quot;AP&quot;)" office:value-type="float" office:value="0">
            <text:p>0</text:p>
          </table:table-cell>
          <table:table-cell table:style-name="ce182" table:formula="of:=COUNTIF(['Banco de Dados'.$N$1:.$N$1000];[.A38]&amp;[.$D$32]&amp;&quot;AP&quot;)" office:value-type="float" office:value="0">
            <text:p>0</text:p>
          </table:table-cell>
          <table:table-cell table:style-name="ce182" table:formula="of:=COUNTIF(['Banco de Dados'.$N$1:.$N$1000];[.A38]&amp;[.$E$32]&amp;&quot;AP&quot;)" office:value-type="float" office:value="0">
            <text:p>0</text:p>
          </table:table-cell>
          <table:table-cell table:style-name="ce194" table:formula="of:=COUNTIF(['Banco de Dados'.$N$1:.$N$1000];[.A38]&amp;[.$F$32]&amp;&quot;AP&quot;)" office:value-type="float" office:value="0">
            <text:p>0</text:p>
          </table:table-cell>
          <table:table-cell table:style-name="ce201" table:formula="of:=COUNTIF(['Banco de Dados'.$N$1:.$N$1000];[.A38]&amp;[.$G$32]&amp;&quot;AP&quot;)" office:value-type="float" office:value="0">
            <text:p>0</text:p>
          </table:table-cell>
          <table:table-cell table:style-name="ce201" table:formula="of:=COUNTIF(['Banco de Dados'.$N$1:.$N$1000];[.A38]&amp;[.$H$32]&amp;&quot;AP&quot;)" office:value-type="float" office:value="1">
            <text:p>1</text:p>
          </table:table-cell>
          <table:table-cell table:style-name="ce201" table:formula="of:=COUNTIF(['Banco de Dados'.$N$1:.$N$1000];[.A38]&amp;[.$I$32]&amp;&quot;AP&quot;)" office:value-type="float" office:value="0">
            <text:p>0</text:p>
          </table:table-cell>
          <table:table-cell table:style-name="ce201" table:formula="of:=COUNTIF(['Banco de Dados'.$N$1:.$N$1000];[.A38]&amp;[.$J$32]&amp;&quot;AP&quot;)" office:value-type="float" office:value="3">
            <text:p>3</text:p>
          </table:table-cell>
          <table:table-cell table:style-name="ce201" table:formula="of:=COUNTIF(['Banco de Dados'.$N$1:.$N$1000];[.A38]&amp;[.$K$32]&amp;&quot;AP&quot;)" office:value-type="float" office:value="0">
            <text:p>0</text:p>
          </table:table-cell>
          <table:table-cell table:style-name="ce201" table:formula="of:=COUNTIF(['Banco de Dados'.$N$1:.$N$1000];[.A38]&amp;[.$L$32]&amp;&quot;AP&quot;)" office:value-type="float" office:value="0">
            <text:p>0</text:p>
          </table:table-cell>
          <table:table-cell table:style-name="ce201" table:formula="of:=COUNTIF(['Banco de Dados'.$N$1:.$N$1000];[.A38]&amp;[.$M$32]&amp;&quot;AP&quot;)" office:value-type="float" office:value="0">
            <text:p>0</text:p>
          </table:table-cell>
          <table:table-cell table:style-name="ce201" table:formula="of:=COUNTIF(['Banco de Dados'.$N$1:.$N$1000];[.A38]&amp;[.$N$32]&amp;&quot;AP&quot;)" office:value-type="float" office:value="0">
            <text:p>0</text:p>
          </table:table-cell>
          <table:table-cell table:style-name="ce201" table:formula="of:=COUNTIF(['Banco de Dados'.$N$1:.$N$1000];[.A38]&amp;[.$O$32]&amp;&quot;AP&quot;)" office:value-type="float" office:value="1">
            <text:p>1</text:p>
          </table:table-cell>
          <table:table-cell table:style-name="ce201" table:formula="of:=COUNTIF(['Banco de Dados'.$N$1:.$N$1000];[.A38]&amp;[.$P$32]&amp;&quot;AP&quot;)" office:value-type="float" office:value="0">
            <text:p>0</text:p>
          </table:table-cell>
          <table:table-cell table:style-name="ce201" table:formula="of:=COUNTIF(['Banco de Dados'.$N$1:.$N$1000];[.A38]&amp;[.$Q$32]&amp;&quot;AP&quot;)" office:value-type="float" office:value="35">
            <text:p>35</text:p>
          </table:table-cell>
          <table:table-cell table:number-columns-repeated="1007"/>
        </table:table-row>
        <table:table-row table:style-name="ro10">
          <table:table-cell/>
          <table:table-cell table:style-name="ce151" office:value-type="string">
            <text:p>TOTAL</text:p>
          </table:table-cell>
          <table:table-cell table:style-name="ce169" table:formula="of:=SUM([.C33:.C38])" office:value-type="float" office:value="0">
            <text:p>0</text:p>
          </table:table-cell>
          <table:table-cell table:style-name="ce169" table:formula="of:=SUM([.D33:.D38])" office:value-type="float" office:value="0">
            <text:p>0</text:p>
          </table:table-cell>
          <table:table-cell table:style-name="ce169" table:formula="of:=SUM([.E33:.E38])" office:value-type="float" office:value="0">
            <text:p>0</text:p>
          </table:table-cell>
          <table:table-cell table:style-name="ce168" table:formula="of:=SUM([.F33:.F38])" office:value-type="float" office:value="0">
            <text:p>0</text:p>
          </table:table-cell>
          <table:table-cell table:style-name="ce168" table:formula="of:=SUM([.G33:.G38])" office:value-type="float" office:value="6">
            <text:p>6</text:p>
          </table:table-cell>
          <table:table-cell table:style-name="ce168" table:formula="of:=SUM([.H33:.H38])" office:value-type="float" office:value="11">
            <text:p>11</text:p>
          </table:table-cell>
          <table:table-cell table:style-name="ce168" table:formula="of:=SUM([.I33:.I38])" office:value-type="float" office:value="7">
            <text:p>7</text:p>
          </table:table-cell>
          <table:table-cell table:style-name="ce168" table:formula="of:=SUM([.J33:.J38])" office:value-type="float" office:value="16">
            <text:p>16</text:p>
          </table:table-cell>
          <table:table-cell table:style-name="ce168" table:formula="of:=SUM([.K33:.K38])" office:value-type="float" office:value="13">
            <text:p>13</text:p>
          </table:table-cell>
          <table:table-cell table:style-name="ce168" table:formula="of:=SUM([.L33:.L38])" office:value-type="float" office:value="20">
            <text:p>20</text:p>
          </table:table-cell>
          <table:table-cell table:style-name="ce168" table:formula="of:=SUM([.M33:.M38])" office:value-type="float" office:value="29">
            <text:p>29</text:p>
          </table:table-cell>
          <table:table-cell table:style-name="ce168" table:formula="of:=SUM([.N33:.N38])" office:value-type="float" office:value="14">
            <text:p>14</text:p>
          </table:table-cell>
          <table:table-cell table:style-name="ce168" table:formula="of:=SUM([.O33:.O38])" office:value-type="float" office:value="30">
            <text:p>30</text:p>
          </table:table-cell>
          <table:table-cell table:style-name="ce168" table:formula="of:=SUM([.P33:.P38])" office:value-type="float" office:value="35">
            <text:p>35</text:p>
          </table:table-cell>
          <table:table-cell table:style-name="ce168" table:formula="of:=SUM([.Q33:.Q38])" office:value-type="float" office:value="46">
            <text:p>46</text:p>
          </table:table-cell>
          <table:table-cell table:number-columns-repeated="1007"/>
        </table:table-row>
        <table:table-row table:style-name="ro8">
          <table:table-cell/>
          <table:table-cell table:style-name="ce156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51" office:value-type="string" table:number-columns-spanned="1" table:number-rows-spanned="2">
            <text:p>FABRICANTE</text:p>
          </table:table-cell>
          <table:table-cell table:style-name="ce165" office:value-type="string" table:number-columns-spanned="15" table:number-rows-spanned="1">
            <text:p>Erros Positivos</text:p>
          </table:table-cell>
          <table:covered-table-cell table:style-name="ce183"/>
          <table:covered-table-cell table:number-columns-repeated="3"/>
          <table:covered-table-cell table:number-columns-repeated="3" table:style-name="ce162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48"/>
          <table:table-cell table:style-name="ce166" office:value-type="float" office:value="2004">
            <text:p>2004</text:p>
          </table:table-cell>
          <table:table-cell table:style-name="ce181" office:value-type="float" office:value="2005">
            <text:p>2005</text:p>
          </table:table-cell>
          <table:table-cell table:style-name="ce181" office:value-type="float" office:value="2006">
            <text:p>2006</text:p>
          </table:table-cell>
          <table:table-cell table:style-name="ce181" office:value-type="float" office:value="2007">
            <text:p>2007</text:p>
          </table:table-cell>
          <table:table-cell table:style-name="ce181" office:value-type="float" office:value="2008">
            <text:p>2008</text:p>
          </table:table-cell>
          <table:table-cell table:style-name="ce181" office:value-type="float" office:value="2009">
            <text:p>2009</text:p>
          </table:table-cell>
          <table:table-cell table:style-name="ce181" office:value-type="float" office:value="2010">
            <text:p>2010</text:p>
          </table:table-cell>
          <table:table-cell table:style-name="ce181" office:value-type="float" office:value="2011">
            <text:p>2011</text:p>
          </table:table-cell>
          <table:table-cell table:style-name="ce181" office:value-type="float" office:value="2012">
            <text:p>2012</text:p>
          </table:table-cell>
          <table:table-cell table:style-name="ce181" office:value-type="float" office:value="2013">
            <text:p>2013</text:p>
          </table:table-cell>
          <table:table-cell table:style-name="ce181" office:value-type="float" office:value="2014">
            <text:p>2014</text:p>
          </table:table-cell>
          <table:table-cell table:style-name="ce181" office:value-type="float" office:value="2015">
            <text:p>2015</text:p>
          </table:table-cell>
          <table:table-cell table:style-name="ce181" office:value-type="float" office:value="2016">
            <text:p>2016</text:p>
          </table:table-cell>
          <table:table-cell table:style-name="ce181" office:value-type="float" office:value="2017">
            <text:p>2017</text:p>
          </table:table-cell>
          <table:table-cell table:style-name="ce181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51" office:value-type="string">
            <text:p>ITRON</text:p>
          </table:table-cell>
          <table:table-cell table:style-name="ce170" table:formula="of:=COUNTIF(['Banco de Dados'.$O$1:.$O$1000];[.A43]&amp;[.$C$42]&amp;&quot;P&quot;)" office:value-type="float" office:value="0">
            <text:p>0</text:p>
          </table:table-cell>
          <table:table-cell table:style-name="ce184" table:formula="of:=COUNTIF(['Banco de Dados'.$O$1:.$O$1000];[.A43]&amp;[.$D$42]&amp;&quot;P&quot;)" office:value-type="float" office:value="0">
            <text:p>0</text:p>
          </table:table-cell>
          <table:table-cell table:style-name="ce184" table:formula="of:=COUNTIF(['Banco de Dados'.$O$1:.$O$1000];[.A43]&amp;[.$E$42]&amp;&quot;P&quot;)" office:value-type="float" office:value="0">
            <text:p>0</text:p>
          </table:table-cell>
          <table:table-cell table:style-name="ce184" table:formula="of:=COUNTIF(['Banco de Dados'.$O$1:.$O$1000];[.A43]&amp;[.$F$42]&amp;&quot;P&quot;)" office:value-type="float" office:value="0">
            <text:p>0</text:p>
          </table:table-cell>
          <table:table-cell table:style-name="ce184" table:formula="of:=COUNTIF(['Banco de Dados'.$O$1:.$O$1000];[.A43]&amp;[.$G$42]&amp;&quot;P&quot;)" office:value-type="float" office:value="0">
            <text:p>0</text:p>
          </table:table-cell>
          <table:table-cell table:style-name="ce184" table:formula="of:=COUNTIF(['Banco de Dados'.$O$1:.$O$1000];[.A43]&amp;[.$H$42]&amp;&quot;P&quot;)" office:value-type="float" office:value="0">
            <text:p>0</text:p>
          </table:table-cell>
          <table:table-cell table:style-name="ce184" table:formula="of:=COUNTIF(['Banco de Dados'.$O$1:.$O$1000];[.A43]&amp;[.$I$42]&amp;&quot;P&quot;)" office:value-type="float" office:value="0">
            <text:p>0</text:p>
          </table:table-cell>
          <table:table-cell table:style-name="ce184" table:formula="of:=COUNTIF(['Banco de Dados'.$O$1:.$O$1000];[.A43]&amp;[.$J$42]&amp;&quot;P&quot;)" office:value-type="float" office:value="1">
            <text:p>1</text:p>
          </table:table-cell>
          <table:table-cell table:style-name="ce184" table:formula="of:=COUNTIF(['Banco de Dados'.$O$1:.$O$1000];[.A43]&amp;[.$K$42]&amp;&quot;P&quot;)" office:value-type="float" office:value="0">
            <text:p>0</text:p>
          </table:table-cell>
          <table:table-cell table:style-name="ce184" table:formula="of:=COUNTIF(['Banco de Dados'.$O$1:.$O$1000];[.A43]&amp;[.$L$42]&amp;&quot;P&quot;)" office:value-type="float" office:value="0">
            <text:p>0</text:p>
          </table:table-cell>
          <table:table-cell table:style-name="ce184" table:formula="of:=COUNTIF(['Banco de Dados'.$O$1:.$O$1000];[.A43]&amp;[.$M$42]&amp;&quot;P&quot;)" office:value-type="float" office:value="0">
            <text:p>0</text:p>
          </table:table-cell>
          <table:table-cell table:style-name="ce184" table:formula="of:=COUNTIF(['Banco de Dados'.$O$1:.$O$1000];[.A43]&amp;[.$N$42]&amp;&quot;P&quot;)" office:value-type="float" office:value="0">
            <text:p>0</text:p>
          </table:table-cell>
          <table:table-cell table:style-name="ce184" table:formula="of:=COUNTIF(['Banco de Dados'.$O$1:.$O$1000];[.A43]&amp;[.$O$42]&amp;&quot;P&quot;)" office:value-type="float" office:value="1">
            <text:p>1</text:p>
          </table:table-cell>
          <table:table-cell table:style-name="ce184" table:formula="of:=COUNTIF(['Banco de Dados'.$O$1:.$O$1000];[.A43]&amp;[.$P$42]&amp;&quot;P&quot;)" office:value-type="float" office:value="0">
            <text:p>0</text:p>
          </table:table-cell>
          <table:table-cell table:style-name="ce184" table:formula="of:=COUNTIF(['Banco de Dados'.$O$1:.$O$1000];[.A43]&amp;[.$Q$42]&amp;&quot;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51" office:value-type="string">
            <text:p>FAE</text:p>
          </table:table-cell>
          <table:table-cell table:style-name="ce170" table:formula="of:=COUNTIF(['Banco de Dados'.$O$1:.$O$1000];[.A44]&amp;[.$C$42]&amp;&quot;P&quot;)" office:value-type="float" office:value="0">
            <text:p>0</text:p>
          </table:table-cell>
          <table:table-cell table:style-name="ce184" table:formula="of:=COUNTIF(['Banco de Dados'.$O$1:.$O$1000];[.A44]&amp;[.$D$42]&amp;&quot;P&quot;)" office:value-type="float" office:value="0">
            <text:p>0</text:p>
          </table:table-cell>
          <table:table-cell table:style-name="ce184" table:formula="of:=COUNTIF(['Banco de Dados'.$O$1:.$O$1000];[.A44]&amp;[.$E$42]&amp;&quot;P&quot;)" office:value-type="float" office:value="0">
            <text:p>0</text:p>
          </table:table-cell>
          <table:table-cell table:style-name="ce184" table:formula="of:=COUNTIF(['Banco de Dados'.$O$1:.$O$1000];[.A44]&amp;[.$F$42]&amp;&quot;P&quot;)" office:value-type="float" office:value="0">
            <text:p>0</text:p>
          </table:table-cell>
          <table:table-cell table:style-name="ce184" table:formula="of:=COUNTIF(['Banco de Dados'.$O$1:.$O$1000];[.A44]&amp;[.$G$42]&amp;&quot;P&quot;)" office:value-type="float" office:value="0">
            <text:p>0</text:p>
          </table:table-cell>
          <table:table-cell table:style-name="ce184" table:formula="of:=COUNTIF(['Banco de Dados'.$O$1:.$O$1000];[.A44]&amp;[.$H$42]&amp;&quot;P&quot;)" office:value-type="float" office:value="1">
            <text:p>1</text:p>
          </table:table-cell>
          <table:table-cell table:style-name="ce184" table:formula="of:=COUNTIF(['Banco de Dados'.$O$1:.$O$1000];[.A44]&amp;[.$I$42]&amp;&quot;P&quot;)" office:value-type="float" office:value="0">
            <text:p>0</text:p>
          </table:table-cell>
          <table:table-cell table:style-name="ce184" table:formula="of:=COUNTIF(['Banco de Dados'.$O$1:.$O$1000];[.A44]&amp;[.$J$42]&amp;&quot;P&quot;)" office:value-type="float" office:value="1">
            <text:p>1</text:p>
          </table:table-cell>
          <table:table-cell table:style-name="ce184" table:formula="of:=COUNTIF(['Banco de Dados'.$O$1:.$O$1000];[.A44]&amp;[.$K$42]&amp;&quot;P&quot;)" office:value-type="float" office:value="1">
            <text:p>1</text:p>
          </table:table-cell>
          <table:table-cell table:style-name="ce184" table:formula="of:=COUNTIF(['Banco de Dados'.$O$1:.$O$1000];[.A44]&amp;[.$L$42]&amp;&quot;P&quot;)" office:value-type="float" office:value="2">
            <text:p>2</text:p>
          </table:table-cell>
          <table:table-cell table:style-name="ce184" table:formula="of:=COUNTIF(['Banco de Dados'.$O$1:.$O$1000];[.A44]&amp;[.$M$42]&amp;&quot;P&quot;)" office:value-type="float" office:value="0">
            <text:p>0</text:p>
          </table:table-cell>
          <table:table-cell table:style-name="ce184" table:formula="of:=COUNTIF(['Banco de Dados'.$O$1:.$O$1000];[.A44]&amp;[.$N$42]&amp;&quot;P&quot;)" office:value-type="float" office:value="0">
            <text:p>0</text:p>
          </table:table-cell>
          <table:table-cell table:style-name="ce184" table:formula="of:=COUNTIF(['Banco de Dados'.$O$1:.$O$1000];[.A44]&amp;[.$O$42]&amp;&quot;P&quot;)" office:value-type="float" office:value="1">
            <text:p>1</text:p>
          </table:table-cell>
          <table:table-cell table:style-name="ce184" table:formula="of:=COUNTIF(['Banco de Dados'.$O$1:.$O$1000];[.A44]&amp;[.$P$42]&amp;&quot;P&quot;)" office:value-type="float" office:value="3">
            <text:p>3</text:p>
          </table:table-cell>
          <table:table-cell table:style-name="ce184" table:formula="of:=COUNTIF(['Banco de Dados'.$O$1:.$O$1000];[.A44]&amp;[.$Q$42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51" office:value-type="string">
            <text:p>LAO</text:p>
          </table:table-cell>
          <table:table-cell table:style-name="ce170" table:formula="of:=COUNTIF(['Banco de Dados'.$O$1:.$O$1000];[.A45]&amp;[.$C$42]&amp;&quot;P&quot;)" office:value-type="float" office:value="0">
            <text:p>0</text:p>
          </table:table-cell>
          <table:table-cell table:style-name="ce184" table:formula="of:=COUNTIF(['Banco de Dados'.$O$1:.$O$1000];[.A45]&amp;[.$D$42]&amp;&quot;P&quot;)" office:value-type="float" office:value="0">
            <text:p>0</text:p>
          </table:table-cell>
          <table:table-cell table:style-name="ce184" table:formula="of:=COUNTIF(['Banco de Dados'.$O$1:.$O$1000];[.A45]&amp;[.$E$42]&amp;&quot;P&quot;)" office:value-type="float" office:value="0">
            <text:p>0</text:p>
          </table:table-cell>
          <table:table-cell table:style-name="ce184" table:formula="of:=COUNTIF(['Banco de Dados'.$O$1:.$O$1000];[.A45]&amp;[.$F$42]&amp;&quot;P&quot;)" office:value-type="float" office:value="0">
            <text:p>0</text:p>
          </table:table-cell>
          <table:table-cell table:style-name="ce184" table:formula="of:=COUNTIF(['Banco de Dados'.$O$1:.$O$1000];[.A45]&amp;[.$G$42]&amp;&quot;P&quot;)" office:value-type="float" office:value="0">
            <text:p>0</text:p>
          </table:table-cell>
          <table:table-cell table:style-name="ce184" table:formula="of:=COUNTIF(['Banco de Dados'.$O$1:.$O$1000];[.A45]&amp;[.$H$42]&amp;&quot;P&quot;)" office:value-type="float" office:value="0">
            <text:p>0</text:p>
          </table:table-cell>
          <table:table-cell table:style-name="ce184" table:formula="of:=COUNTIF(['Banco de Dados'.$O$1:.$O$1000];[.A45]&amp;[.$I$42]&amp;&quot;P&quot;)" office:value-type="float" office:value="0">
            <text:p>0</text:p>
          </table:table-cell>
          <table:table-cell table:style-name="ce184" table:formula="of:=COUNTIF(['Banco de Dados'.$O$1:.$O$1000];[.A45]&amp;[.$J$42]&amp;&quot;P&quot;)" office:value-type="float" office:value="0">
            <text:p>0</text:p>
          </table:table-cell>
          <table:table-cell table:style-name="ce184" table:formula="of:=COUNTIF(['Banco de Dados'.$O$1:.$O$1000];[.A45]&amp;[.$K$42]&amp;&quot;P&quot;)" office:value-type="float" office:value="0">
            <text:p>0</text:p>
          </table:table-cell>
          <table:table-cell table:style-name="ce184" table:formula="of:=COUNTIF(['Banco de Dados'.$O$1:.$O$1000];[.A45]&amp;[.$L$42]&amp;&quot;P&quot;)" office:value-type="float" office:value="0">
            <text:p>0</text:p>
          </table:table-cell>
          <table:table-cell table:style-name="ce184" table:formula="of:=COUNTIF(['Banco de Dados'.$O$1:.$O$1000];[.A45]&amp;[.$M$42]&amp;&quot;P&quot;)" office:value-type="float" office:value="0">
            <text:p>0</text:p>
          </table:table-cell>
          <table:table-cell table:style-name="ce184" table:formula="of:=COUNTIF(['Banco de Dados'.$O$1:.$O$1000];[.A45]&amp;[.$N$42]&amp;&quot;P&quot;)" office:value-type="float" office:value="0">
            <text:p>0</text:p>
          </table:table-cell>
          <table:table-cell table:style-name="ce184" table:formula="of:=COUNTIF(['Banco de Dados'.$O$1:.$O$1000];[.A45]&amp;[.$O$42]&amp;&quot;P&quot;)" office:value-type="float" office:value="1">
            <text:p>1</text:p>
          </table:table-cell>
          <table:table-cell table:style-name="ce184" table:formula="of:=COUNTIF(['Banco de Dados'.$O$1:.$O$1000];[.A45]&amp;[.$P$42]&amp;&quot;P&quot;)" office:value-type="float" office:value="0">
            <text:p>0</text:p>
          </table:table-cell>
          <table:table-cell table:style-name="ce184" table:formula="of:=COUNTIF(['Banco de Dados'.$O$1:.$O$1000];[.A45]&amp;[.$Q$42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51" office:value-type="string">
            <text:p>ARAD</text:p>
          </table:table-cell>
          <table:table-cell table:style-name="ce170" table:formula="of:=COUNTIF(['Banco de Dados'.$O$1:.$O$1000];[.A46]&amp;[.$C$42]&amp;&quot;P&quot;)" office:value-type="float" office:value="0">
            <text:p>0</text:p>
          </table:table-cell>
          <table:table-cell table:style-name="ce184" table:formula="of:=COUNTIF(['Banco de Dados'.$O$1:.$O$1000];[.A46]&amp;[.$D$42]&amp;&quot;P&quot;)" office:value-type="float" office:value="0">
            <text:p>0</text:p>
          </table:table-cell>
          <table:table-cell table:style-name="ce184" table:formula="of:=COUNTIF(['Banco de Dados'.$O$1:.$O$1000];[.A46]&amp;[.$E$42]&amp;&quot;P&quot;)" office:value-type="float" office:value="0">
            <text:p>0</text:p>
          </table:table-cell>
          <table:table-cell table:style-name="ce184" table:formula="of:=COUNTIF(['Banco de Dados'.$O$1:.$O$1000];[.A46]&amp;[.$F$42]&amp;&quot;P&quot;)" office:value-type="float" office:value="0">
            <text:p>0</text:p>
          </table:table-cell>
          <table:table-cell table:style-name="ce184" table:formula="of:=COUNTIF(['Banco de Dados'.$O$1:.$O$1000];[.A46]&amp;[.$G$42]&amp;&quot;P&quot;)" office:value-type="float" office:value="0">
            <text:p>0</text:p>
          </table:table-cell>
          <table:table-cell table:style-name="ce184" table:formula="of:=COUNTIF(['Banco de Dados'.$O$1:.$O$1000];[.A46]&amp;[.$H$42]&amp;&quot;P&quot;)" office:value-type="float" office:value="0">
            <text:p>0</text:p>
          </table:table-cell>
          <table:table-cell table:style-name="ce184" table:formula="of:=COUNTIF(['Banco de Dados'.$O$1:.$O$1000];[.A46]&amp;[.$I$42]&amp;&quot;P&quot;)" office:value-type="float" office:value="0">
            <text:p>0</text:p>
          </table:table-cell>
          <table:table-cell table:style-name="ce184" table:formula="of:=COUNTIF(['Banco de Dados'.$O$1:.$O$1000];[.A46]&amp;[.$J$42]&amp;&quot;P&quot;)" office:value-type="float" office:value="0">
            <text:p>0</text:p>
          </table:table-cell>
          <table:table-cell table:style-name="ce184" table:formula="of:=COUNTIF(['Banco de Dados'.$O$1:.$O$1000];[.A46]&amp;[.$K$42]&amp;&quot;P&quot;)" office:value-type="float" office:value="0">
            <text:p>0</text:p>
          </table:table-cell>
          <table:table-cell table:style-name="ce184" table:formula="of:=COUNTIF(['Banco de Dados'.$O$1:.$O$1000];[.A46]&amp;[.$L$42]&amp;&quot;P&quot;)" office:value-type="float" office:value="0">
            <text:p>0</text:p>
          </table:table-cell>
          <table:table-cell table:style-name="ce184" table:formula="of:=COUNTIF(['Banco de Dados'.$O$1:.$O$1000];[.A46]&amp;[.$M$42]&amp;&quot;P&quot;)" office:value-type="float" office:value="0">
            <text:p>0</text:p>
          </table:table-cell>
          <table:table-cell table:style-name="ce184" table:formula="of:=COUNTIF(['Banco de Dados'.$O$1:.$O$1000];[.A46]&amp;[.$N$42]&amp;&quot;P&quot;)" office:value-type="float" office:value="0">
            <text:p>0</text:p>
          </table:table-cell>
          <table:table-cell table:style-name="ce184" table:formula="of:=COUNTIF(['Banco de Dados'.$O$1:.$O$1000];[.A46]&amp;[.$O$42]&amp;&quot;P&quot;)" office:value-type="float" office:value="0">
            <text:p>0</text:p>
          </table:table-cell>
          <table:table-cell table:style-name="ce184" table:formula="of:=COUNTIF(['Banco de Dados'.$O$1:.$O$1000];[.A46]&amp;[.$P$42]&amp;&quot;P&quot;)" office:value-type="float" office:value="0">
            <text:p>0</text:p>
          </table:table-cell>
          <table:table-cell table:style-name="ce184" table:formula="of:=COUNTIF(['Banco de Dados'.$O$1:.$O$1000];[.A46]&amp;[.$Q$42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51" office:value-type="string">
            <text:p>DIEHL</text:p>
          </table:table-cell>
          <table:table-cell table:style-name="ce170" table:formula="of:=COUNTIF(['Banco de Dados'.$O$1:.$O$1000];[.A47]&amp;[.$C$42]&amp;&quot;P&quot;)" office:value-type="float" office:value="0">
            <text:p>0</text:p>
          </table:table-cell>
          <table:table-cell table:style-name="ce184" table:formula="of:=COUNTIF(['Banco de Dados'.$O$1:.$O$1000];[.A47]&amp;[.$D$42]&amp;&quot;P&quot;)" office:value-type="float" office:value="0">
            <text:p>0</text:p>
          </table:table-cell>
          <table:table-cell table:style-name="ce184" table:formula="of:=COUNTIF(['Banco de Dados'.$O$1:.$O$1000];[.A47]&amp;[.$E$42]&amp;&quot;P&quot;)" office:value-type="float" office:value="0">
            <text:p>0</text:p>
          </table:table-cell>
          <table:table-cell table:style-name="ce184" table:formula="of:=COUNTIF(['Banco de Dados'.$O$1:.$O$1000];[.A47]&amp;[.$F$42]&amp;&quot;P&quot;)" office:value-type="float" office:value="0">
            <text:p>0</text:p>
          </table:table-cell>
          <table:table-cell table:style-name="ce184" table:formula="of:=COUNTIF(['Banco de Dados'.$O$1:.$O$1000];[.A47]&amp;[.$G$42]&amp;&quot;P&quot;)" office:value-type="float" office:value="0">
            <text:p>0</text:p>
          </table:table-cell>
          <table:table-cell table:style-name="ce184" table:formula="of:=COUNTIF(['Banco de Dados'.$O$1:.$O$1000];[.A47]&amp;[.$H$42]&amp;&quot;P&quot;)" office:value-type="float" office:value="0">
            <text:p>0</text:p>
          </table:table-cell>
          <table:table-cell table:style-name="ce184" table:formula="of:=COUNTIF(['Banco de Dados'.$O$1:.$O$1000];[.A47]&amp;[.$I$42]&amp;&quot;P&quot;)" office:value-type="float" office:value="0">
            <text:p>0</text:p>
          </table:table-cell>
          <table:table-cell table:style-name="ce184" table:formula="of:=COUNTIF(['Banco de Dados'.$O$1:.$O$1000];[.A47]&amp;[.$J$42]&amp;&quot;P&quot;)" office:value-type="float" office:value="0">
            <text:p>0</text:p>
          </table:table-cell>
          <table:table-cell table:style-name="ce184" table:formula="of:=COUNTIF(['Banco de Dados'.$O$1:.$O$1000];[.A47]&amp;[.$K$42]&amp;&quot;P&quot;)" office:value-type="float" office:value="0">
            <text:p>0</text:p>
          </table:table-cell>
          <table:table-cell table:style-name="ce184" table:formula="of:=COUNTIF(['Banco de Dados'.$O$1:.$O$1000];[.A47]&amp;[.$L$42]&amp;&quot;P&quot;)" office:value-type="float" office:value="0">
            <text:p>0</text:p>
          </table:table-cell>
          <table:table-cell table:style-name="ce184" table:formula="of:=COUNTIF(['Banco de Dados'.$O$1:.$O$1000];[.A47]&amp;[.$M$42]&amp;&quot;P&quot;)" office:value-type="float" office:value="0">
            <text:p>0</text:p>
          </table:table-cell>
          <table:table-cell table:style-name="ce184" table:formula="of:=COUNTIF(['Banco de Dados'.$O$1:.$O$1000];[.A47]&amp;[.$N$42]&amp;&quot;P&quot;)" office:value-type="float" office:value="0">
            <text:p>0</text:p>
          </table:table-cell>
          <table:table-cell table:style-name="ce184" table:formula="of:=COUNTIF(['Banco de Dados'.$O$1:.$O$1000];[.A47]&amp;[.$O$42]&amp;&quot;P&quot;)" office:value-type="float" office:value="0">
            <text:p>0</text:p>
          </table:table-cell>
          <table:table-cell table:style-name="ce184" table:formula="of:=COUNTIF(['Banco de Dados'.$O$1:.$O$1000];[.A47]&amp;[.$P$42]&amp;&quot;P&quot;)" office:value-type="float" office:value="0">
            <text:p>0</text:p>
          </table:table-cell>
          <table:table-cell table:style-name="ce184" table:formula="of:=COUNTIF(['Banco de Dados'.$O$1:.$O$1000];[.A47]&amp;[.$Q$42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51" office:value-type="string">
            <text:p>ELSTER</text:p>
          </table:table-cell>
          <table:table-cell table:style-name="ce170" table:formula="of:=COUNTIF(['Banco de Dados'.$O$1:.$O$1000];[.A48]&amp;[.$C$42]&amp;&quot;P&quot;)" office:value-type="float" office:value="0">
            <text:p>0</text:p>
          </table:table-cell>
          <table:table-cell table:style-name="ce184" table:formula="of:=COUNTIF(['Banco de Dados'.$O$1:.$O$1000];[.A48]&amp;[.$D$42]&amp;&quot;P&quot;)" office:value-type="float" office:value="0">
            <text:p>0</text:p>
          </table:table-cell>
          <table:table-cell table:style-name="ce184" table:formula="of:=COUNTIF(['Banco de Dados'.$O$1:.$O$1000];[.A48]&amp;[.$E$42]&amp;&quot;P&quot;)" office:value-type="float" office:value="0">
            <text:p>0</text:p>
          </table:table-cell>
          <table:table-cell table:style-name="ce184" table:formula="of:=COUNTIF(['Banco de Dados'.$O$1:.$O$1000];[.A48]&amp;[.$F$42]&amp;&quot;P&quot;)" office:value-type="float" office:value="0">
            <text:p>0</text:p>
          </table:table-cell>
          <table:table-cell table:style-name="ce184" table:formula="of:=COUNTIF(['Banco de Dados'.$O$1:.$O$1000];[.A48]&amp;[.$G$42]&amp;&quot;P&quot;)" office:value-type="float" office:value="0">
            <text:p>0</text:p>
          </table:table-cell>
          <table:table-cell table:style-name="ce184" table:formula="of:=COUNTIF(['Banco de Dados'.$O$1:.$O$1000];[.A48]&amp;[.$H$42]&amp;&quot;P&quot;)" office:value-type="float" office:value="0">
            <text:p>0</text:p>
          </table:table-cell>
          <table:table-cell table:style-name="ce184" table:formula="of:=COUNTIF(['Banco de Dados'.$O$1:.$O$1000];[.A48]&amp;[.$I$42]&amp;&quot;P&quot;)" office:value-type="float" office:value="0">
            <text:p>0</text:p>
          </table:table-cell>
          <table:table-cell table:style-name="ce184" table:formula="of:=COUNTIF(['Banco de Dados'.$O$1:.$O$1000];[.A48]&amp;[.$J$42]&amp;&quot;P&quot;)" office:value-type="float" office:value="0">
            <text:p>0</text:p>
          </table:table-cell>
          <table:table-cell table:style-name="ce184" table:formula="of:=COUNTIF(['Banco de Dados'.$O$1:.$O$1000];[.A48]&amp;[.$K$42]&amp;&quot;P&quot;)" office:value-type="float" office:value="0">
            <text:p>0</text:p>
          </table:table-cell>
          <table:table-cell table:style-name="ce184" table:formula="of:=COUNTIF(['Banco de Dados'.$O$1:.$O$1000];[.A48]&amp;[.$L$42]&amp;&quot;P&quot;)" office:value-type="float" office:value="0">
            <text:p>0</text:p>
          </table:table-cell>
          <table:table-cell table:style-name="ce184" table:formula="of:=COUNTIF(['Banco de Dados'.$O$1:.$O$1000];[.A48]&amp;[.$M$42]&amp;&quot;P&quot;)" office:value-type="float" office:value="0">
            <text:p>0</text:p>
          </table:table-cell>
          <table:table-cell table:style-name="ce184" table:formula="of:=COUNTIF(['Banco de Dados'.$O$1:.$O$1000];[.A48]&amp;[.$N$42]&amp;&quot;P&quot;)" office:value-type="float" office:value="0">
            <text:p>0</text:p>
          </table:table-cell>
          <table:table-cell table:style-name="ce184" table:formula="of:=COUNTIF(['Banco de Dados'.$O$1:.$O$1000];[.A48]&amp;[.$O$42]&amp;&quot;P&quot;)" office:value-type="float" office:value="0">
            <text:p>0</text:p>
          </table:table-cell>
          <table:table-cell table:style-name="ce184" table:formula="of:=COUNTIF(['Banco de Dados'.$O$1:.$O$1000];[.A48]&amp;[.$P$42]&amp;&quot;P&quot;)" office:value-type="float" office:value="0">
            <text:p>0</text:p>
          </table:table-cell>
          <table:table-cell table:style-name="ce184" table:formula="of:=COUNTIF(['Banco de Dados'.$O$1:.$O$1000];[.A48]&amp;[.$Q$42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/>
          <table:table-cell table:style-name="ce151" office:value-type="string">
            <text:p>TOTAL</text:p>
          </table:table-cell>
          <table:table-cell table:style-name="ce168" table:formula="of:=SUM([.C43:.C48])" office:value-type="float" office:value="0">
            <text:p>0</text:p>
          </table:table-cell>
          <table:table-cell table:style-name="ce168" table:formula="of:=SUM([.D43:.D48])" office:value-type="float" office:value="0">
            <text:p>0</text:p>
          </table:table-cell>
          <table:table-cell table:style-name="ce168" table:formula="of:=SUM([.E43:.E48])" office:value-type="float" office:value="0">
            <text:p>0</text:p>
          </table:table-cell>
          <table:table-cell table:style-name="ce168" table:formula="of:=SUM([.F43:.F48])" office:value-type="float" office:value="0">
            <text:p>0</text:p>
          </table:table-cell>
          <table:table-cell table:style-name="ce168" table:formula="of:=SUM([.G43:.G48])" office:value-type="float" office:value="0">
            <text:p>0</text:p>
          </table:table-cell>
          <table:table-cell table:style-name="ce168" table:formula="of:=SUM([.H43:.H48])" office:value-type="float" office:value="1">
            <text:p>1</text:p>
          </table:table-cell>
          <table:table-cell table:style-name="ce168" table:formula="of:=SUM([.I43:.I48])" office:value-type="float" office:value="0">
            <text:p>0</text:p>
          </table:table-cell>
          <table:table-cell table:style-name="ce168" table:formula="of:=SUM([.J43:.J48])" office:value-type="float" office:value="2">
            <text:p>2</text:p>
          </table:table-cell>
          <table:table-cell table:style-name="ce168" table:formula="of:=SUM([.K43:.K48])" office:value-type="float" office:value="1">
            <text:p>1</text:p>
          </table:table-cell>
          <table:table-cell table:style-name="ce168" table:formula="of:=SUM([.L43:.L48])" office:value-type="float" office:value="2">
            <text:p>2</text:p>
          </table:table-cell>
          <table:table-cell table:style-name="ce168" table:formula="of:=SUM([.M43:.M48])" office:value-type="float" office:value="0">
            <text:p>0</text:p>
          </table:table-cell>
          <table:table-cell table:style-name="ce168" table:formula="of:=SUM([.N43:.N48])" office:value-type="float" office:value="0">
            <text:p>0</text:p>
          </table:table-cell>
          <table:table-cell table:style-name="ce168" table:formula="of:=SUM([.O43:.O48])" office:value-type="float" office:value="3">
            <text:p>3</text:p>
          </table:table-cell>
          <table:table-cell table:style-name="ce168" table:formula="of:=SUM([.P43:.P48])" office:value-type="float" office:value="3">
            <text:p>3</text:p>
          </table:table-cell>
          <table:table-cell table:style-name="ce168" table:formula="of:=SUM([.Q43:.Q48])" office:value-type="float" office:value="1">
            <text:p>1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4">
          <table:table-cell table:number-columns-repeated="2"/>
          <table:table-cell table:style-name="ce171"/>
          <table:table-cell table:number-columns-repeated="1021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0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134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05-03T10:23:28.93</dc:date>
    <meta:print-date>2010-07-19T09:18:40</meta:print-date>
    <meta:generator>LibreOffice/3.5$Windows_x86 LibreOffice_project/281b639-6baa1d3-ef66a77-d866f25-f36d45f</meta:generator>
    <meta:editing-duration>P3DT17H33M51S</meta:editing-duration>
    <meta:editing-cycles>1388</meta:editing-cycles>
    <meta:document-statistic meta:table-count="2" meta:cell-count="8058" meta:object-count="0"/>
  </office:meta>
</office:document-meta>
</file>